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Dnipro, Dnipropetrovska Oblast(19:12). Red Alert: aerial threat. Sirens sounding. Take cover ...</text:span>
</text:h>
      <text:p text:style-name="P4">
Authors: liveuamap (Language: en)</text:p>
      <text:p text:style-name="P4">
Time: 2023-05-20T-45:14:00</text:p>
      <text:p text:style-name="P4">
Location: Dnipro (Latitude:48.45925 Longtitude:35.03753)</text:p>
      <text:p text:style-name="P4">
Videos: []</text:p>
      <text:p text:style-name="P4">
Images: []</text:p>
      <text:p text:style-name="P4">
Tags: ["Europe", "Central and Eastern Europe"]</text:p>
      <text:p text:style-name="P4">
Id: 22564222</text:p>
      <!--METADATA-->
      <text:p text:style-name="P4">
Dnipro, Dnipropetrovsk region(19:12). Red Alert: aerial threat. Sirenssounding. Take cover now!</text:p>
      <text:p text:style-name="P4">
News Collection Link: <text:a xlink:type="simple" xlink:href="https://liveuamap.com/en/2023/20-may-dnipro-dnipropetrovska-oblast1912-red-g" text:style-name="Internet_20_link" text:visited-style-name="Visited_20_Internet_20_Link">
https://liveuamap.com/en/2023/20-may-dnipro-dnipropetrovska-oblast1912-red-g</text:a>
</text:p>
      <text:p text:style-name="P4">
News Source: <text:a xlink:type="simple" xlink:href="https://t.me/suspilnednipro/15686" text:style-name="Internet_20_link" text:visited-style-name="Visited_20_Internet_20_Link">
https://t.me/suspilnednipro/15686</text:a>
</text:p>
      <!--NEWS-->
      <text:h text:style-name="P10" text:outline-level="1">
<text:span text:style-name="T4">
Donetsk region, Kharkiv, Kharkiv region, Kherson, Kherson region, Poltava region (15: 2 ...</text:span>
</text:h>
      <text:p text:style-name="P4">
Authors: liveuamap (Language: en)</text:p>
      <text:p text:style-name="P4">
Time: 2023-05-20T-59:24:00</text:p>
      <text:p text:style-name="P4">
Location: Donetsk Oblast (Latitude:48.72744 Longtitude:37.5781)</text:p>
      <text:p text:style-name="P4">
Videos: []</text:p>
      <text:p text:style-name="P4">
Images: []</text:p>
      <text:p text:style-name="P4">
Tags: ["Europe", "Central and Eastern Europe"]</text:p>
      <text:p text:style-name="P4">
Id: 22564209</text:p>
      <!--METADATA-->
      <text:p text:style-name="P4">
Donetsk region, Kharkiv, Kharkiv region, Kherson, Kherson region, Poltava region(15:24). Red Alert: aerial threat. Sirens sounding. Take covernow!</text:p>
      <text:p text:style-name="P4">
News Collection Link: <text:a xlink:type="simple" xlink:href="https://liveuamap.com/en/2023/20-may-donetsk-oblast-kharkiv-kharkivska-oblag" text:style-name="Internet_20_link" text:visited-style-name="Visited_20_Internet_20_Link">
https://liveuamap.com/en/2023/20-may-donetsk-oblast-kharkiv-kharkivska-oblag</text:a>
</text:p>
      <text:p text:style-name="P4">
News Source: <text:a xlink:type="simple" xlink:href="https://t.me/air_alert_ua/46079" text:style-name="Internet_20_link" text:visited-style-name="Visited_20_Internet_20_Link">
https://t.me/air_alert_ua/46079</text:a>
</text:p>
      <!--NEWS-->
      <text:h text:style-name="P10" text:outline-level="1">
<text:span text:style-name="T4">
Dnipro, Dnipropetrovska Oblast(15:23). Red Alert: aerial threat. Sirens sounding. Take cover ...</text:span>
</text:h>
      <text:p text:style-name="P4">
Authors: liveuamap (Language: en)</text:p>
      <text:p text:style-name="P4">
Time: 2023-05-20T-61:24:00</text:p>
      <text:p text:style-name="P4">
Location: Dnipro (Latitude:48.45930000 Longtitude:35.03865000)</text:p>
      <text:p text:style-name="P4">
Videos: []</text:p>
      <text:p text:style-name="P4">
Images: []</text:p>
      <text:p text:style-name="P4">
Tags: ["Europe", "Central and Eastern Europe"]</text:p>
      <text:p text:style-name="P4">
Id: 22564208</text:p>
      <!--METADATA-->
      <text:p text:style-name="P4">
Dnipro, Dnipropetrovsk region(15:23). Red Alert: aerial threat. Sirenssounding. Take cover now!</text:p>
      <text:p text:style-name="P4">
News Collection Link: <text:a xlink:type="simple" xlink:href="https://liveuamap.com/en/2023/20-may-dnipro-dnipropetrovska-oblast1523-red-g" text:style-name="Internet_20_link" text:visited-style-name="Visited_20_Internet_20_Link">
https://liveuamap.com/en/2023/20-may-dnipro-dnipropetrovska-oblast1523-red-g</text:a>
</text:p>
      <text:p text:style-name="P4">
News Source: <text:a xlink:type="simple" xlink:href="https://t.me/suspilnednipro/15673" text:style-name="Internet_20_link" text:visited-style-name="Visited_20_Internet_20_Link">
https://t.me/suspilnednipro/15673</text:a>
</text:p>
      <!--NEWS-->
      <text:h text:style-name="P10" text:outline-level="1">
<text:span text:style-name="T4">
At Sivershchyna and Slobozhanschyna directions Russian army shelled Bleshnya, Karpovychi of C...</text:span>
</text:h>
      <text:p text:style-name="P4">
Authors: liveuamap (Language: en)</text:p>
      <text:p text:style-name="P4">
Time: 2023-05-20T-76:18:00</text:p>
      <text:p text:style-name="P4">
Location: Vovchansk (Latitude:50.01193 Longtitude:37.91553)</text:p>
      <text:p text:style-name="P4">
Videos: []</text:p>
      <text:p text:style-name="P4">
Images: []</text:p>
      <text:p text:style-name="P4">
Tags: []</text:p>
      <text:p text:style-name="P4">
Id: 22564190</text:p>
      <!--METADATA-->
      <text:p text:style-name="P4">
None</text:p>
      <text:p text:style-name="P4">
News Collection Link: <text:a xlink:type="simple" xlink:href="https://liveuamap.com/en/2023/20-may-at-sivershchyna-and-slobozhanschyna-directions-russian" text:style-name="Internet_20_link" text:visited-style-name="Visited_20_Internet_20_Link">
https://liveuamap.com/en/2023/20-may-at-sivershchyna-and-slobozhanschyna-directions-russian</text:a>
</text:p>
      <text:p text:style-name="P4">
News Source: <text:a xlink:type="simple" xlink:href="https://liveuamap.com/en/2023/20-may-at-sivershchyna-and-slobozhanschyna-directions-russian" text:style-name="Internet_20_link" text:visited-style-name="Visited_20_Internet_20_Link">
https://liveuamap.com/en/2023/20-may-at-sivershchyna-and-slobozhanschyna-directions-russian</text:a>
</text:p>
      <!--NEWS-->
      <text:h text:style-name="P10" text:outline-level="1">
<text:span text:style-name="T4">
JSC Kupiansk Directio Rusian Army Shelled Figolivka, Novomlinsk, Petropavlivka, two -year, with ...</text:span>
</text:h>
      <text:p text:style-name="P4">
Authors: liveuamap (Language: en)</text:p>
      <text:p text:style-name="P4">
Time: 2023-05-20T-78:18:00</text:p>
      <text:p text:style-name="P4">
Location: Kupiansk (Latitude:49.63884 Longtitude:37.90472)</text:p>
      <text:p text:style-name="P4">
Videos: []</text:p>
      <text:p text:style-name="P4">
Images: []</text:p>
      <text:p text:style-name="P4">
Tags: ["Russia"]</text:p>
      <text:p text:style-name="P4">
Id: 22564183</text:p>
      <!--METADATA-->
      <text:p text:style-name="P4">
At kupiansk Direction Russian Army Shelled Fyholivka, Novomlynsk, PetroPavlivka, Dvorichna, Zapadne, Masutivka, Lyman Pershyy, Kylivka, Kyslivka, Kotlyka, Kyslivka. V Region and Stolmakhivka ofluhansk Region. Hryhorivka, Vilashana and Kyslivka of Kharkiv Region, - Generalstaff of Armed Forces of Ukraine Says in the Morning Report</text:p>
      <text:p text:style-name="P4">
News Collection Link:(https://liveuamap.com/en/2023/20-may-at-kupiansk-direction-russian-army-shelled-fyholivka)</text:p>
      <text:p text:style-name="P4">
News Source: <text:a xlink:type="simple" xlink:href="https://t.me/lumsrc/4844" text:style-name="Internet_20_link" text:visited-style-name="Visited_20_Internet_20_Link">
https://t.me/lumsrc/4844</text:a>
</text:p>
      <!--NEWS-->
      <text:h text:style-name="P10" text:outline-level="1">
<text:span text:style-name="T4">
At Lyman direction Russian army shelled Studenok of Kharkiv region; Makiyivka, Nevske, Biloho...</text:span>
</text:h>
      <text:p text:style-name="P4">
Authors: liveuamap (Language: en)</text:p>
      <text:p text:style-name="P4">
Time: 2023-05-20T-80:18:00</text:p>
      <text:p text:style-name="P4">
Location: Lyman (Latitude:49.1624 Longtitude:37.95055)</text:p>
      <text:p text:style-name="P4">
Videos: []</text:p>
      <text:p text:style-name="P4">
Images: []</text:p>
      <text:p text:style-name="P4">
Tags: ["Russia"]</text:p>
      <text:p text:style-name="P4">
Id: 22564176</text:p>
      <!--METADATA-->
      <text:p text:style-name="P4">
At Lyman direction Russian army shelled Studenok of Kharkiv region; Makiyivka,Nevske, Bilohorivka of Luhansk region and Verkhnokamyanske and Spirne ofDonetsk region. Russian aviation conducted airstrikes at Novolubivka andDibrova of Luhansk region, - General Staff of Armed Forces of Ukraine says inthe morning report</text:p>
      <text:p text:style-name="P4">
News Collection Link: <text:a xlink:type="simple" xlink:href="https://liveuamap.com/en/2023/20-may-at-lyman-direction-russian-army-shelled-studenok-of" text:style-name="Internet_20_link" text:visited-style-name="Visited_20_Internet_20_Link">
https://liveuamap.com/en/2023/20-may-at-lyman-direction-russian-army-shelled-studenok-of</text:a>
</text:p>
      <text:p text:style-name="P4">
News Source: <text:a xlink:type="simple" xlink:href="https://t.me/lumsrc/4845" text:style-name="Internet_20_link" text:visited-style-name="Visited_20_Internet_20_Link">
https://t.me/lumsrc/4845</text:a>
</text:p>
      <!--NEWS-->
      <text:h text:style-name="P10" text:outline-level="1">
<text:span text:style-name="T4">
Bakhmut Directio Rusian of the Army Shelled Vasukivka, Orikhovo-Vasylivka, Grigorivka, Bogdan ...</text:span>
</text:h>
      <text:p text:style-name="P4">
Authors: liveuamap (Language: en)</text:p>
      <text:p text:style-name="P4">
Time: 2023-05-20T-82:18:00</text:p>
      <text:p text:style-name="P4">
Location: Loskutivka,Luhans'ka oblast (Latitude:48.4843 Longtitude:37.87331)</text:p>
      <text:p text:style-name="P4">
Videos: []</text:p>
      <text:p text:style-name="P4">
Images: []</text:p>
      <text:p text:style-name="P4">
Tags: ["Russia"]</text:p>
      <text:p text:style-name="P4">
Id: 22564167</text:p>
      <!--METADATA-->
      <text:p text:style-name="P4">
At Bakhmut Direction Russian Army Shelled Vasukivka, Orikhovo-Vasylivka, Hryhorivka, Bohdanivka, Bakhmut, Ivanivske, Chasiv Yar, Predechychne and Pivnichne of Donetsk Region. Russian AviationConducrated Aircrakes at Fedorivka, Orikhovo -Vasylivka, Bakhmut, Khromove, Ivanivske, Stupochky, Bila Hora, - General Staff of Armed Forn, Orikhovo -Vasylivka.</text:p>
      <text:p text:style-name="P4">
News Collection Link:(https://liveuamap.com/en/2023/20-may-at-bakhmut-direction-russian-army-shelled-vasukivka)</text:p>
      <text:p text:style-name="P4">
News Source: <text:a xlink:type="simple" xlink:href="https://t.me/lumsrc/4846" text:style-name="Internet_20_link" text:visited-style-name="Visited_20_Internet_20_Link">
https://t.me/lumsrc/4846</text:a>
</text:p>
      <!--NEWS-->
      <text:h text:style-name="P10" text:outline-level="1">
<text:span text:style-name="T4">
JSC Avdiivka Directio Rusian Army Shelled Novokalinova, Berdyshi, Avdiivka, Tonyne, First ...</text:span>
</text:h>
      <text:p text:style-name="P4">
Authors: liveuamap (Language: en)</text:p>
      <text:p text:style-name="P4">
Time: 2023-05-20T-84:18:00</text:p>
      <text:p text:style-name="P4">
Location: Donetsk Oblast (Latitude:48.05755 Longtitude:37.56861)</text:p>
      <text:p text:style-name="P4">
Videos: []</text:p>
      <text:p text:style-name="P4">
Images: []</text:p>
      <text:p text:style-name="P4">
Tags: ["Russia"]</text:p>
      <text:p text:style-name="P4">
Id: 22564161</text:p>
      <!--METADATA-->
      <text:p text:style-name="P4">
At Avdiyivka direction Russian army shelled Novokalynove, Berdychi, Avdiyivka,Tonenke, Pervomayske, Karlivka and Nevelske of Donetsk region. Russianaviation conducted airstrikes at Avdiyivka, - General Staff of Armed Forces ofUkraine says in the morning report</text:p>
      <text:p text:style-name="P4">
News Collection Link: <text:a xlink:type="simple" xlink:href="https://liveuamap.com/en/2023/20-may-at-avdiyivka-direction-russian-army-shelled-novokalynove" text:style-name="Internet_20_link" text:visited-style-name="Visited_20_Internet_20_Link">
https://liveuamap.com/en/2023/20-may-at-avdiyivka-direction-russian-army-shelled-novokalynove</text:a>
</text:p>
      <text:p text:style-name="P4">
News Source: <text:a xlink:type="simple" xlink:href="https://t.me/lumsrc/4847" text:style-name="Internet_20_link" text:visited-style-name="Visited_20_Internet_20_Link">
https://t.me/lumsrc/4847</text:a>
</text:p>
      <!--NEWS-->
      <text:h text:style-name="P10" text:outline-level="1">
<text:span text:style-name="T4">
JSC Marinka Direcion Rusian Army Shelled Krasnogorivka, St. George, Marynka, Kurakhov An ...</text:span>
</text:h>
      <text:p text:style-name="P4">
Authors: liveuamap (Language: en)</text:p>
      <text:p text:style-name="P4">
Time: 2023-05-20T-86:18:00</text:p>
      <text:p text:style-name="P4">
Location: Donetsk (Latitude:47.87076 Longtitude:37.35403)</text:p>
      <text:p text:style-name="P4">
Videos: []</text:p>
      <text:p text:style-name="P4">
Images: []</text:p>
      <text:p text:style-name="P4">
Tags: ["Russia"]</text:p>
      <text:p text:style-name="P4">
Id: 22564160</text:p>
      <!--METADATA-->
      <text:p text:style-name="P4">
At Maryinka direction Russian army shelled Krasnohorivka, Heorhiyivka,Maryinka, Kurakhove and Katerynivka of Donetsk region, - General Staff ofArmed Forces of Ukraine says in the morning report</text:p>
      <text:p text:style-name="P4">
News Collection Link: <text:a xlink:type="simple" xlink:href="https://liveuamap.com/en/2023/20-may-at-maryinka-direction-russian-army-shelled-krasnohorivka" text:style-name="Internet_20_link" text:visited-style-name="Visited_20_Internet_20_Link">
https://liveuamap.com/en/2023/20-may-at-maryinka-direction-russian-army-shelled-krasnohorivka</text:a>
</text:p>
      <text:p text:style-name="P4">
News Source: <text:a xlink:type="simple" xlink:href="https://t.me/lumsrc/4848" text:style-name="Internet_20_link" text:visited-style-name="Visited_20_Internet_20_Link">
https://t.me/lumsrc/4848</text:a>
</text:p>
      <!--NEWS-->
      <text:h text:style-name="P10" text:outline-level="1">
<text:span text:style-name="T4">
At Shakhtarsk Directive Russian Army Sheled Novomikhailivka, Vukhledar, Bokhoynalen, Maxim ...</text:span>
</text:h>
      <text:p text:style-name="P4">
Authors: liveuamap (Language: en)</text:p>
      <text:p text:style-name="P4">
Time: 2023-05-20T-88:18:00</text:p>
      <text:p text:style-name="P4">
Location: Donetsk (Latitude:47.79217 Longtitude:36.96934)</text:p>
      <text:p text:style-name="P4">
Videos: []</text:p>
      <text:p text:style-name="P4">
Images: []</text:p>
      <text:p text:style-name="P4">
Tags: ["Russia"]</text:p>
      <text:p text:style-name="P4">
Id: 22564158</text:p>
      <!--METADATA-->
      <text:p text:style-name="P4">
At Shakhtarske direction Russian army shelled Novomykhaylivka, Vuhledar,Bohoyavlenka, Maksymivka, Zolota Nyva and Velyka Novosilka. Russian aviationconducted airstrikes at Vuhledar, Prechystivka and Zolota Nyva, - GeneralStaff of Armed Forces of Ukraine says in the morning report</text:p>
      <text:p text:style-name="P4">
News Collection Link: <text:a xlink:type="simple" xlink:href="https://liveuamap.com/en/2023/20-may-at-shakhtarske-direction-russian-army-shelled-novomykhaylivka" text:style-name="Internet_20_link" text:visited-style-name="Visited_20_Internet_20_Link">
https://liveuamap.com/en/2023/20-may-at-shakhtarske-direction-russian-army-shelled-novomykhaylivka</text:a>
</text:p>
      <text:p text:style-name="P4">
News Source: <text:a xlink:type="simple" xlink:href="https://t.me/lumsrc/4849" text:style-name="Internet_20_link" text:visited-style-name="Visited_20_Internet_20_Link">
https://t.me/lumsrc/4849</text:a>
</text:p>
      <!--NEWS-->
      <text:h text:style-name="P10" text:outline-level="1">
<text:span text:style-name="T4">
Donetsk Oblast(16:57). Red Alert: aerial threat. Sirens sounding. Take cover now!</text:span>
</text:h>
      <text:p text:style-name="P4">
Authors: liveuamap (Language: en)</text:p>
      <text:p text:style-name="P4">
Time: 2023-05-20T10:58:00</text:p>
      <text:p text:style-name="P4">
Location: Donetsk Oblast (Latitude:48.72764 Longtitude:37.57784)</text:p>
      <text:p text:style-name="P4">
Videos: []</text:p>
      <text:p text:style-name="P4">
Images: []</text:p>
      <text:p text:style-name="P4">
Tags: ["Europe", "Central and Eastern Europe"]</text:p>
      <text:p text:style-name="P4">
Id: 22564217</text:p>
      <!--METADATA-->
      <text:p text:style-name="P4">
Donetsk Oblast(16:57). Red Alert: aerial threat. Sirens sounding. Take covernow!</text:p>
      <text:p text:style-name="P4">
News Collection Link: <text:a xlink:type="simple" xlink:href="https://liveuamap.com/en/2023/20-may-donetsk-oblast1657-red-alert-aerial-thg" text:style-name="Internet_20_link" text:visited-style-name="Visited_20_Internet_20_Link">
https://liveuamap.com/en/2023/20-may-donetsk-oblast1657-red-alert-aerial-thg</text:a>
</text:p>
      <text:p text:style-name="P4">
News Source: <text:a xlink:type="simple" xlink:href="https://t.me/air_alert_ua/46098" text:style-name="Internet_20_link" text:visited-style-name="Visited_20_Internet_20_Link">
https://t.me/air_alert_ua/46098</text:a>
</text:p>
      <!--NEWS-->
      <text:h text:style-name="P10" text:outline-level="1">
<text:span text:style-name="T4">
Kherson, Khersonska Oblast(18:57). Red Alert: aerial threat. Sirens sounding. Take cover now!</text:span>
</text:h>
      <text:p text:style-name="P4">
Authors: liveuamap (Language: en)</text:p>
      <text:p text:style-name="P4">
Time: 2023-05-20T12:59:00</text:p>
      <text:p text:style-name="P4">
Location: Kherson (Latitude:46.65581000 Longtitude:32.61780000)</text:p>
      <text:p text:style-name="P4">
Videos: []</text:p>
      <text:p text:style-name="P4">
Images: []</text:p>
      <text:p text:style-name="P4">
Tags: ["Europe", "Central and Eastern Europe"]</text:p>
      <text:p text:style-name="P4">
Id: 22564218</text:p>
      <!--METADATA-->
      <text:p text:style-name="P4">
Kherson, Kherson region(18:57). Red Alert: aerial threat. Sirens sounding.Take cover now!</text:p>
      <text:p text:style-name="P4">
News Collection Link: <text:a xlink:type="simple" xlink:href="https://liveuamap.com/en/2023/20-may-kherson-khersonska-oblast1857-red-alerg" text:style-name="Internet_20_link" text:visited-style-name="Visited_20_Internet_20_Link">
https://liveuamap.com/en/2023/20-may-kherson-khersonska-oblast1857-red-alerg</text:a>
</text:p>
      <text:p text:style-name="P4">
News Source: <text:a xlink:type="simple" xlink:href="https://t.me/air_alert_ua/46103" text:style-name="Internet_20_link" text:visited-style-name="Visited_20_Internet_20_Link">
https://t.me/air_alert_ua/46103</text:a>
</text:p>
      <!--NEWS-->
      <text:h text:style-name="P10" text:outline-level="1">
<text:span text:style-name="T4">
Poltavska Oblast(19:12). Red Alert: aerial threat. Sirens sounding. Take cover now!</text:span>
</text:h>
      <text:p text:style-name="P4">
Authors: liveuamap (Language: en)</text:p>
      <text:p text:style-name="P4">
Time: 2023-05-20T13:13:00</text:p>
      <text:p text:style-name="P4">
Location: Poltavska Oblast (Latitude:49.47705000 Longtitude:33.81866000)</text:p>
      <text:p text:style-name="P4">
Videos: []</text:p>
      <text:p text:style-name="P4">
Images: []</text:p>
      <text:p text:style-name="P4">
Tags: ["Europe", "Central and Eastern Europe"]</text:p>
      <text:p text:style-name="P4">
Id: 22564221</text:p>
      <!--METADATA-->
      <text:p text:style-name="P4">
Poltava(19:12). Red Alert: aerial threat. Sirens sounding. Take covernow!</text:p>
      <text:p text:style-name="P4">
News Collection Link: <text:a xlink:type="simple" xlink:href="https://liveuamap.com/en/2023/20-may-poltavska-oblast1912-red-alert-aerial-g" text:style-name="Internet_20_link" text:visited-style-name="Visited_20_Internet_20_Link">
https://liveuamap.com/en/2023/20-may-poltavska-oblast1912-red-alert-aerial-g</text:a>
</text:p>
      <text:p text:style-name="P4">
News Source: <text:a xlink:type="simple" xlink:href="https://t.me/suspilnepoltava/11252" text:style-name="Internet_20_link" text:visited-style-name="Visited_20_Internet_20_Link">
https://t.me/suspilnepoltava/11252</text:a>
</text:p>
      <!--NEWS-->
      <text:h text:style-name="P10" text:outline-level="1">
<text:span text:style-name="T4">
Zaporizhzhya region, Donetsk region, Kharkiv, Kharkiv region (19:13). Red Alrt: Aerial Tchretate ...</text:span>
</text:h>
      <text:p text:style-name="P4">
Authors: liveuamap (Language: en)</text:p>
      <text:p text:style-name="P4">
Time: 2023-05-20T13:14:00</text:p>
      <text:p text:style-name="P4">
Location: Zaporizka Oblast (Latitude:47.611841 Longtitude:35.764141)</text:p>
      <text:p text:style-name="P4">
Videos: []</text:p>
      <text:p text:style-name="P4">
Images: []</text:p>
      <text:p text:style-name="P4">
Tags: ["Europe", "Central and Eastern Europe"]</text:p>
      <text:p text:style-name="P4">
Id: 22564223</text:p>
      <!--METADATA-->
      <text:p text:style-name="P4">
Zaporizhzhia region, Donetsk region, Kharkiv, Kharkiv region(19:13). RedAlert: aerial threat. Sirens sounding. Take cover now!</text:p>
      <text:p text:style-name="P4">
News Collection Link: <text:a xlink:type="simple" xlink:href="https://liveuamap.com/en/2023/20-may-zaporizka-oblast-donetsk-oblast-kharkig" text:style-name="Internet_20_link" text:visited-style-name="Visited_20_Internet_20_Link">
https://liveuamap.com/en/2023/20-may-zaporizka-oblast-donetsk-oblast-kharkig</text:a>
</text:p>
      <text:p text:style-name="P4">
News Source: <text:a xlink:type="simple" xlink:href="https://t.me/air_alert_ua/46108" text:style-name="Internet_20_link" text:visited-style-name="Visited_20_Internet_20_Link">
https://t.me/air_alert_ua/46108</text:a>
</text:p>
      <!--NEWS-->
      <text:h text:style-name="P10" text:outline-level="1">
<text:span text:style-name="T4">
Dnipro, Dnipropetrovska Oblast(20:07). Red Alert: aerial threat. Sirens sounding. Take cover ...</text:span>
</text:h>
      <text:p text:style-name="P4">
Authors: liveuamap (Language: en)</text:p>
      <text:p text:style-name="P4">
Time: 2023-05-20T14:09:00</text:p>
      <text:p text:style-name="P4">
Location: Dnipro (Latitude:48.45867 Longtitude:35.03816)</text:p>
      <text:p text:style-name="P4">
Videos: []</text:p>
      <text:p text:style-name="P4">
Images: []</text:p>
      <text:p text:style-name="P4">
Tags: ["Europe", "Central and Eastern Europe"]</text:p>
      <text:p text:style-name="P4">
Id: 22564225</text:p>
      <!--METADATA-->
      <text:p text:style-name="P4">
Dnipro, Dnipropetrovsk region(20:07). Red Alert: aerial threat. Sirenssounding. Take cover now!</text:p>
      <text:p text:style-name="P4">
News Collection Link: <text:a xlink:type="simple" xlink:href="https://liveuamap.com/en/2023/20-may-dnipro-dnipropetrovska-oblast2007-red-g" text:style-name="Internet_20_link" text:visited-style-name="Visited_20_Internet_20_Link">
https://liveuamap.com/en/2023/20-may-dnipro-dnipropetrovska-oblast2007-red-g</text:a>
</text:p>
      <text:p text:style-name="P4">
News Source: <text:a xlink:type="simple" xlink:href="https://t.me/air_alert_ua/46113" text:style-name="Internet_20_link" text:visited-style-name="Visited_20_Internet_20_Link">
https://t.me/air_alert_ua/46113</text:a>
</text:p>
      <!--NEWS-->
      <text:h text:style-name="P10" text:outline-level="1">
<text:span text:style-name="T4">
Dnipro, Dnipropetrovska Oblast(21:36). Red Alert: aerial threat. Sirens sounding. Take cover ...</text:span>
</text:h>
      <text:p text:style-name="P4">
Authors: liveuamap (Language: en)</text:p>
      <text:p text:style-name="P4">
Time: 2023-05-20T15:36:00</text:p>
      <text:p text:style-name="P4">
Location: Dnipro (Latitude:48.46008 Longtitude:35.03978)</text:p>
      <text:p text:style-name="P4">
Videos: []</text:p>
      <text:p text:style-name="P4">
Images: []</text:p>
      <text:p text:style-name="P4">
Tags: ["Europe", "Central and Eastern Europe"]</text:p>
      <text:p text:style-name="P4">
Id: 22564227</text:p>
      <!--METADATA-->
      <text:p text:style-name="P4">
Dnipro, Dnipropetrovsk region(21:36). Red Alert: aerial threat. Sirenssounding. Take cover now!</text:p>
      <text:p text:style-name="P4">
News Collection Link: <text:a xlink:type="simple" xlink:href="https://liveuamap.com/en/2023/20-may-dnipro-dnipropetrovska-oblast2136-red-g" text:style-name="Internet_20_link" text:visited-style-name="Visited_20_Internet_20_Link">
https://liveuamap.com/en/2023/20-may-dnipro-dnipropetrovska-oblast2136-red-g</text:a>
</text:p>
      <text:p text:style-name="P4">
News Source: <text:a xlink:type="simple" xlink:href="https://t.me/air_alert_ua/46118" text:style-name="Internet_20_link" text:visited-style-name="Visited_20_Internet_20_Link">
https://t.me/air_alert_ua/46118</text:a>
</text:p>
      <!--NEWS-->
      <text:h text:style-name="P10" text:outline-level="1">
<text:span text:style-name="T4">
Donetsk Oblast(21:56). Red Alert: aerial threat. Sirens sounding. Take cover now!</text:span>
</text:h>
      <text:p text:style-name="P4">
Authors: liveuamap (Language: en)</text:p>
      <text:p text:style-name="P4">
Time: 2023-05-20T15:58:00</text:p>
      <text:p text:style-name="P4">
Location: Donetsk Oblast (Latitude:48.72841 Longtitude:37.57885)</text:p>
      <text:p text:style-name="P4">
Videos: []</text:p>
      <text:p text:style-name="P4">
Images: []</text:p>
      <text:p text:style-name="P4">
Tags: ["Europe", "Central and Eastern Europe"]</text:p>
      <text:p text:style-name="P4">
Id: 22564230</text:p>
      <!--METADATA-->
      <text:p text:style-name="P4">
Donetsk Oblast(21:56). Red Alert: aerial threat. Sirens sounding. Take covernow!</text:p>
      <text:p text:style-name="P4">
News Collection Link: <text:a xlink:type="simple" xlink:href="https://liveuamap.com/en/2023/20-may-donetsk-oblast2156-red-alert-aerial-thg" text:style-name="Internet_20_link" text:visited-style-name="Visited_20_Internet_20_Link">
https://liveuamap.com/en/2023/20-may-donetsk-oblast2156-red-alert-aerial-thg</text:a>
</text:p>
      <text:p text:style-name="P4">
News Source: <text:a xlink:type="simple" xlink:href="https://t.me/air_alert_ua/46119" text:style-name="Internet_20_link" text:visited-style-name="Visited_20_Internet_20_Link">
https://t.me/air_alert_ua/46119</text:a>
</text:p>
      <!--NEWS-->
      <text:h text:style-name="P10" text:outline-level="1">
<text:span text:style-name="T4">
Donetsk Oblast(00:18). Red Alert: aerial threat. Sirens sounding. Take cover now!</text:span>
</text:h>
      <text:p text:style-name="P4">
Authors: liveuamap (Language: en)</text:p>
      <text:p text:style-name="P4">
Time: 2023-05-20T18:20:00</text:p>
      <text:p text:style-name="P4">
Location: Donetsk Oblast (Latitude:48.72795 Longtitude:37.57755)</text:p>
      <text:p text:style-name="P4">
Videos: []</text:p>
      <text:p text:style-name="P4">
Images: []</text:p>
      <text:p text:style-name="P4">
Tags: ["Europe", "Central and Eastern Europe"]</text:p>
      <text:p text:style-name="P4">
Id: 22564231</text:p>
      <!--METADATA-->
      <text:p text:style-name="P4">
Donetsk Oblast(00:18). Red Alert: aerial threat. Sirens sounding. Take covernow!</text:p>
      <text:p text:style-name="P4">
News Collection Link: <text:a xlink:type="simple" xlink:href="https://liveuamap.com/en/2023/20-may-donetsk-oblast0018-red-alert-aerial-thg" text:style-name="Internet_20_link" text:visited-style-name="Visited_20_Internet_20_Link">
https://liveuamap.com/en/2023/20-may-donetsk-oblast0018-red-alert-aerial-thg</text:a>
</text:p>
      <text:p text:style-name="P4">
News Source: <text:a xlink:type="simple" xlink:href="https://t.me/air_alert_ua/46122" text:style-name="Internet_20_link" text:visited-style-name="Visited_20_Internet_20_Link">
https://t.me/air_alert_ua/46122</text:a>
</text:p>
      <!--NEWS-->
      <text:h text:style-name="P10" text:outline-level="1">
<text:span text:style-name="T4">
Zaporizka Oblast(01:32). Red Alert: aerial threat. Sirens sounding. Take cover now!</text:span>
</text:h>
      <text:p text:style-name="P4">
Authors: liveuamap (Language: en)</text:p>
      <text:p text:style-name="P4">
Time: 2023-05-20T19:33:00</text:p>
      <text:p text:style-name="P4">
Location: Zaporizka Oblast (Latitude:47.611891 Longtitude:35.766231)</text:p>
      <text:p text:style-name="P4">
Videos: []</text:p>
      <text:p text:style-name="P4">
Images: []</text:p>
      <text:p text:style-name="P4">
Tags: ["Europe", "Central and Eastern Europe"]</text:p>
      <text:p text:style-name="P4">
Id: 22564233</text:p>
      <!--METADATA-->
      <text:p text:style-name="P4">
Zaporizhzhia region(01:32). Red Alert: aerial threat. Sirens sounding. Take covernow!</text:p>
      <text:p text:style-name="P4">
News Collection Link: <text:a xlink:type="simple" xlink:href="https://liveuamap.com/en/2023/20-may-zaporizka-oblast0132-red-alert-aerial-g" text:style-name="Internet_20_link" text:visited-style-name="Visited_20_Internet_20_Link">
https://liveuamap.com/en/2023/20-may-zaporizka-oblast0132-red-alert-aerial-g</text:a>
</text:p>
      <text:p text:style-name="P4">
News Source: <text:a xlink:type="simple" xlink:href="https://t.me/suspilnezaporizhzhya/12984" text:style-name="Internet_20_link" text:visited-style-name="Visited_20_Internet_20_Link">
https://t.me/suspilnezaporizhzhya/12984</text:a>
</text:p>
      <!--NEWS-->
      <text:h text:style-name="P10" text:outline-level="1">
<text:span text:style-name="T4">
Zaporizka Oblast(02:36). Red Alert: aerial threat. Sirens sounding. Take cover now!</text:span>
</text:h>
      <text:p text:style-name="P4">
Authors: liveuamap (Language: en)</text:p>
      <text:p text:style-name="P4">
Time: 2023-05-20T20:36:00</text:p>
      <text:p text:style-name="P4">
Location: Zaporizka Oblast (Latitude:47.612021 Longtitude:35.765261)</text:p>
      <text:p text:style-name="P4">
Videos: []</text:p>
      <text:p text:style-name="P4">
Images: []</text:p>
      <text:p text:style-name="P4">
Tags: ["Europe", "Central and Eastern Europe"]</text:p>
      <text:p text:style-name="P4">
Id: 22564235</text:p>
      <!--METADATA-->
      <text:p text:style-name="P4">
Zaporizhzhia region(02:36). Red Alert: aerial threat. Sirens sounding. Take covernow!</text:p>
      <text:p text:style-name="P4">
News Collection Link: <text:a xlink:type="simple" xlink:href="https://liveuamap.com/en/2023/21-may-zaporizka-oblast0236-red-alert-aerial-g" text:style-name="Internet_20_link" text:visited-style-name="Visited_20_Internet_20_Link">
https://liveuamap.com/en/2023/21-may-zaporizka-oblast0236-red-alert-aerial-g</text:a>
</text:p>
      <text:p text:style-name="P4">
News Source: <text:a xlink:type="simple" xlink:href="https://t.me/suspilnezaporizhzhya/12986" text:style-name="Internet_20_link" text:visited-style-name="Visited_20_Internet_20_Link">
https://t.me/suspilnezaporizhzhya/12986</text:a>
</text:p>
      <!--NEWS-->
      <text:h text:style-name="P10" text:outline-level="1">
<text:span text:style-name="T4">
Donetsk Oblast(02:36). Red Alert: aerial threat. Sirens sounding. Take cover now!</text:span>
</text:h>
      <text:p text:style-name="P4">
Authors: liveuamap (Language: en)</text:p>
      <text:p text:style-name="P4">
Time: 2023-05-20T20:38:00</text:p>
      <text:p text:style-name="P4">
Location: Donetsk Oblast (Latitude:48.72663 Longtitude:37.57824)</text:p>
      <text:p text:style-name="P4">
Videos: []</text:p>
      <text:p text:style-name="P4">
Images: []</text:p>
      <text:p text:style-name="P4">
Tags: ["Europe", "Central and Eastern Europe"]</text:p>
      <text:p text:style-name="P4">
Id: 22564236</text:p>
      <!--METADATA-->
      <text:p text:style-name="P4">
Donetsk Oblast(02:36). Red Alert: aerial threat. Sirens sounding. Take covernow!</text:p>
      <text:p text:style-name="P4">
News Collection Link: <text:a xlink:type="simple" xlink:href="https://liveuamap.com/en/2023/21-may-donetsk-oblast0236-red-alert-aerial-thg" text:style-name="Internet_20_link" text:visited-style-name="Visited_20_Internet_20_Link">
https://liveuamap.com/en/2023/21-may-donetsk-oblast0236-red-alert-aerial-thg</text:a>
</text:p>
      <text:p text:style-name="P4">
News Source: <text:a xlink:type="simple" xlink:href="https://t.me/air_alert_ua/46129" text:style-name="Internet_20_link" text:visited-style-name="Visited_20_Internet_20_Link">
https://t.me/air_alert_ua/46129</text:a>
</text:p>
      <!--NEWS-->
      <text:h text:style-name="P10" text:outline-level="1">
<text:span text:style-name="T4">
Kherson, Khersonska Oblast(03:03). Red Alert: aerial threat. Sirens sounding. Take cover now!</text:span>
</text:h>
      <text:p text:style-name="P4">
Authors: liveuamap (Language: en)</text:p>
      <text:p text:style-name="P4">
Time: 2023-05-20T21:04:00</text:p>
      <text:p text:style-name="P4">
Location: Kherson (Latitude:46.65685 Longtitude:32.61795)</text:p>
      <text:p text:style-name="P4">
Videos: []</text:p>
      <text:p text:style-name="P4">
Images: []</text:p>
      <text:p text:style-name="P4">
Tags: ["Europe", "Central and Eastern Europe"]</text:p>
      <text:p text:style-name="P4">
Id: 22564237</text:p>
      <!--METADATA-->
      <text:p text:style-name="P4">
Kherson, Kherson region(03:03). Red Alert: aerial threat. Sirens sounding.Take cover now!</text:p>
      <text:p text:style-name="P4">
News Collection Link: <text:a xlink:type="simple" xlink:href="https://liveuamap.com/en/2023/21-may-kherson-khersonska-oblast0303-red-alerg" text:style-name="Internet_20_link" text:visited-style-name="Visited_20_Internet_20_Link">
https://liveuamap.com/en/2023/21-may-kherson-khersonska-oblast0303-red-alerg</text:a>
</text:p>
      <text:p text:style-name="P4">
News Source: <text:a xlink:type="simple" xlink:href="https://t.me/air_alert_ua/46130" text:style-name="Internet_20_link" text:visited-style-name="Visited_20_Internet_20_Link">
https://t.me/air_alert_ua/46130</text:a>
</text:p>
      <!--NEWS-->
      <text:h text:style-name="P10" text:outline-level="1">
<text:span text:style-name="T4">
Mykolaiv, Mykolayivska Oblast(03:27). Red Alert: aerial threat. Sirens sounding. Take cover now!</text:span>
</text:h>
      <text:p text:style-name="P4">
Authors: liveuamap (Language: en)</text:p>
      <text:p text:style-name="P4">
Time: 2023-05-20T21:28:00</text:p>
      <text:p text:style-name="P4">
Location: Mykolaiv (Latitude:46.94866 Longtitude:32.00639)</text:p>
      <text:p text:style-name="P4">
Videos: []</text:p>
      <text:p text:style-name="P4">
Images: []</text:p>
      <text:p text:style-name="P4">
Tags: ["Europe", "Central and Eastern Europe"]</text:p>
      <text:p text:style-name="P4">
Id: 22564239</text:p>
      <!--METADATA-->
      <text:p text:style-name="P4">
Nikolaev, Mykolaiv region(03:27). Red Alert: aerial threat. Sirenssounding. Take cover now!</text:p>
      <text:p text:style-name="P4">
News Collection Link: <text:a xlink:type="simple" xlink:href="https://liveuamap.com/en/2023/21-may-mykolaiv-mykolayivska-oblast0327-red-ag" text:style-name="Internet_20_link" text:visited-style-name="Visited_20_Internet_20_Link">
https://liveuamap.com/en/2023/21-may-mykolaiv-mykolayivska-oblast0327-red-ag</text:a>
</text:p>
      <text:p text:style-name="P4">
News Source: <text:a xlink:type="simple" xlink:href="https://t.me/air_alert_ua/46133" text:style-name="Internet_20_link" text:visited-style-name="Visited_20_Internet_20_Link">
https://t.me/air_alert_ua/46133</text:a>
</text:p>
      <!--NEWS-->
      <text:h text:style-name="P10" text:outline-level="1">
<text:span text:style-name="T4">
The fifth of enemy drones in the south of Ukraine</text:span>
</text:h>
      <text:p text:style-name="P4">
Author: ['АРМІЯINFORM']</text:p>
      <text:p text:style-name="P4">
Time: 2023-05-20T98:00:00-04:00</text:p>
      <text:p text:style-name="P4">
Description: 20 Herbalop 2023 Rock, at Mikolavshchin, that Khersonshchin, by the bumps of the hollow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8258444_261981536300289_2098285014966237872_n.jpg" text:style-name="Internet_20_link" text:visited-style-name="Visited_20_Internet_20_Link">
348258444_261981536300289_2098285014966237872_n.jpg</text:a>
']</text:p>
      <text:p text:style-name="P4">
Tags: ['STOPRUSSIA', 'АГРЕСІЯ РФ', 'ВТРАТИ ВОРОГА', 'ХРОНІКА ОБОРОНИ']</text:p>
      <text:p text:style-name="P4">
Category: News</text:p>
      <!--METADATA-->
      <text:p text:style-name="P4">
<draw:frame draw:style-name="fr1" draw:name="Image2" text:anchor-type="as-char" svg:width="6.9236in" svg:height="3.11562in" draw:z-index="0">
<draw:image xlink:href="../Images/AРМІЯINFORM/2023-05-20T98-00-00-04-00/348258444_261981536300289_2098285014966237872_n.jpg" xlink:type="simple" xlink:show="embed" xlink:actuate="onLoad" draw:mime-type="image/jpeg"/>
</draw:frame>
On May 20, 2023, in the Nikolaev area and Kherson region, the forces and means of the remedial defense of the air command "South" destroyed 5 enemies: 3 shock UAV "Lancet", 1 UAV "Merlin-WR" and 1 intelligence "Orlan-10".</text:p>
      <text:p text:style-name="P4">
Source: [South Air Command]](https://www.facebook.com/PvKPivden/posts/pfbid029TWL5hNZZUS9GCK3MFBJRDch9LpJJeG2n1yYdH953rRdjY5dvS6Xwpk7b5XxqfYKl)</text:p>
      <text:p text:style-name="P4">
News Source: <text:a xlink:type="simple" xlink:href="https://armyinform.com.ua/2023/05/20/znyshheno-shhe-p%e2%80%b2yat-vorozhyh-bezpilotnykiv-na-pivdni-ukrayiny/" text:style-name="Internet_20_link" text:visited-style-name="Visited_20_Internet_20_Link">
https://armyinform.com.ua/2023/05/20/znyshheno-shhe-p%e2%80%b2yat-vorozhyh-bezpilotnykiv-na-pivdni-ukrayiny/</text:a>
</text:p>
      <!--NEWS-->
      <text:h text:style-name="P10" text:outline-level="1">
<text:span text:style-name="T4">
Over a hundred Nobel laureates urge Belarus to release Belyatsky's political prisoner</text:span>
</text:h>
      <text:p text:style-name="P4">
Authors: Ukrinform (Person)</text:p>
      <text:p text:style-name="P4">
Publisher: Укринформ (Organization)</text:p>
      <text:p text:style-name="P4">
Published Time: 2023-05-21T-11:19:00+03:00</text:p>
      <text:p text:style-name="P4">
Modified Time: 2023-05-21T23:19:00+03:00</text:p>
      <text:p text:style-name="P4">
Description: 103 The Nobel Prize laureates were published by a letter demanding to release Alya Belyatsky, who was awarded this award for human rights work in Belarus. - Ukrinform.</text:p>
      <text:p text:style-name="P4">
Images: ['<text:a xlink:type="simple" xlink:href="https://static.ukrinform.com/photos/2023_05/thumb_files/630_360_1684700264-764.jpeg" text:style-name="Internet_20_link" text:visited-style-name="Visited_20_Internet_20_Link">
630_360_16847...</text:a>
']</text:p>
      <text:p text:style-name="P4">
Tags: ['Білорусь', 'Права людини', 'Правозахисники', 'Нобелівська премія ']</text:p>
      <text:p text:style-name="P4">
Type: Article</text:p>
      <!--METADATA-->
      <text:p text:style-name="P4">
<draw:frame draw:style-name="fr1" draw:name="Image3" text:anchor-type="as-char" svg:width="6.9236in" svg:height="3.956343in" draw:z-index="0">
<draw:image xlink:href="../Images/yкринформ/2023-05-21T-11-19-00-03-00/630_360_1684700264-764.jpeg" xlink:type="simple" xlink:show="embed" xlink:actuate="onLoad" draw:mime-type="image/jpeg"/>
</draw:frame>
103 The Nobel Prize Laureates published a letter demanding to be released in prisoners of Belarus Alaza Belyatsky, who was awarded this award last year.</text:p>
      <text:p text:style-name="P4">
As Ukrinform reports with reference to <text:a xlink:type="simple" xlink:href="https://www.radiosvoboda.org/a/news-beliatsky-bilorus-lyst/32421452.html" text:style-name="Internet_20_link" text:visited-style-name="Visited_20_Internet_20_Link">
</text:a>
, the appeal is published on the folk-club site.</text:p>
      <text:p text:style-name="P4">
"The Belarusian human rights activist in the text is called a symbol of hope and inspiration for covers from all over the world," the message reads.</text:p>
      <text:p text:style-name="P4">
In a letter, a criminal case against Belyatsky was called a nad. It is emphasized that he devoted his life to the promotion of democracy and <text:a xlink:type="simple" xlink:href="https://www.ukrinform.ua/tag-prava-ludini" text:style-name="Internet_20_link" text:visited-style-name="Visited_20_Internet_20_Link">
</text:a>
In Belarus, "Oleksandr Lukashenko drew into account for a merciless, continuous trimatic suppression of independent votes."</text:p>
      <text:p text:style-name="P4">
Among the signatories are laureates of chemistry, medicine and physiology, physics, economics, literature and peace, including 87-year-old astronomer Robert Woodro Wilsont 91-year-old microbiologist Gamilton Smith.</text:p>
      <text:p text:style-name="P4">
The authors of the appeal also demand the dismissal of other participants founded by the Bajasna human rights organization "Vyasna", whose work in the territory of Belarus-fact is forbidden.</text:p>
      <text:p text:style-name="P4">
<text:span text:style-name="T4">
 Read also: </text:span>
 <text:a xlink:type="simple" xlink:href="https://www.ukrinform.ua/rubric-world/3677982-sprava-belackogo-v-oon-zazadali-zvilnenna-biloruskih-politvazniv.html" text:style-name="Internet_20_link" text:visited-style-name="Visited_20_Internet_20_Link">
<text:span text:style-name="T4">
 Belyatsk </text:span>
</text:a>
As reported by Ukrinform, in early March in Belarus the head of the human rights center "Vyasna" <text:a xlink:type="simple" xlink:href="https://www.ukrinform.ua/rubric-world/3677694-u-bilorusi-nobelivskij-laureat-belackij-otrimav-10-rokiv-kolonii.html" text:style-name="Internet_20_link" text:visited-style-name="Visited_20_Internet_20_Link">
</text:a>
On charges, he was smuggling and extremism.</text:p>
      <text:p text:style-name="P4">
Three members of Vyasna - Valentin Stefanovich, Volodymyr Labkovich and Dmitrosolovovi - were taken respectively by nine, seven and eight years behind bars(Solovyov was judged in absentia).</text:p>
      <text:p text:style-name="P4">
У 2022 році Беляцький став співлауреатом Нобелівської премії миру заправозахисну роботу. Разом із ним премію здобули український Центргромадянських свобод і заборонена в РФ організація «Меморіал».</text:p>
      <text:p text:style-name="P4">
News Source: <text:a xlink:type="simple" xlink:href="https://www.ukrinform.ua/rubric-world/3712368-ponad-sto-nobelivskih-laureativ-zaklikaut-bilorus-zvilniti-politvazna-belackogo.html" text:style-name="Internet_20_link" text:visited-style-name="Visited_20_Internet_20_Link">
https://www.ukrinform.ua/rubric-world/3712368-ponad-sto-nobelivskih-laureativ-zaklikaut-bilorus-zvilniti-politvazna-belackogo.html</text:a>
</text:p>
      <!--NEWS-->
      <text:h text:style-name="P10" text:outline-level="1">
<text:span text:style-name="T4">
Crusted but unbroken city: SCO soldiers of Ukraine recorded a video in Bakhmut</text:span>
</text:h>
      <text:p text:style-name="P4">
Authors: Ukrinform (Person)</text:p>
      <text:p text:style-name="P4">
Publisher: Укринформ (Organization)</text:p>
      <text:p text:style-name="P4">
Published Time: 2023-05-21T-14:57:00+03:00</text:p>
      <text:p text:style-name="P4">
Modified Time: 2023-05-21T22:57:00+03:00</text:p>
      <text:p text:style-name="P4">
Description: The Ukrainian Military MSCs today, May 21, recorded a video in a crushed Bakhmut. - Ukrinform.</text:p>
      <text:p text:style-name="P4">
Images: ['<text:a xlink:type="simple" xlink:href="https://static.ukrinform.com/photos/2023_05/thumb_files/630_360_1684699175-115.jpg" text:style-name="Internet_20_link" text:visited-style-name="Visited_20_Internet_20_Link">
630_360_16846...</text:a>
']</text:p>
      <text:p text:style-name="P4">
Tags: ['Бахмут', 'ЗСУ', 'Війна з Росією']</text:p>
      <text:p text:style-name="P4">
Type: Article</text:p>
      <!--METADATA-->
      <text:p text:style-name="P4">
<draw:frame draw:style-name="fr1" draw:name="Image4" text:anchor-type="as-char" svg:width="6.9236in" svg:height="3.956343in" draw:z-index="0">
<draw:image xlink:href="../Images/yкринформ/2023-05-21T-14-57-00-03-00/630_360_1684699175-115.jpg" xlink:type="simple" xlink:show="embed" xlink:actuate="onLoad" draw:mime-type="image/jpeg"/>
</draw:frame>
The Ukrainian military SCO today, May 21, recorded a video in a broken brown.</text:p>
      <text:p text:style-name="P4">
According to Ukrinform, the corresponding video published the forces of special operations of the Arms forces of Ukraine in <text:a xlink:type="simple" xlink:href="https://www.facebook.com/usofcom/videos/236472679002340/" text:style-name="Internet_20_link" text:visited-style-name="Visited_20_Internet_20_Link">
</text:a>
.</text:p>
      <text:p text:style-name="P4">
"Bakhmut today. The SCO soldiers of Ukraine go to the combat task of the spread, but unbroken city.</text:p>
      <text:p text:style-name="P4">
This is how our path to victory looks: hard and risky. The only choice of all that stood up for protection <text:a xlink:type="simple" xlink:href="https://www.ukrinform.ua/tag-ukraina" text:style-name="Internet_20_link" text:visited-style-name="Visited_20_Internet_20_Link">
</text:a>
, for all, the war became work and vocation at the same time, " - the message reads.</text:p>
      <text:p text:style-name="P4">
<text:span text:style-name="T4">
 Read also: </text:span>
 <text:a xlink:type="simple" xlink:href="https://www.ukrinform.ua/rubric-ato/3712191-zelenskij-bahmut-ne-zahoplenij-rosianami.html" text:style-name="Internet_20_link" text:visited-style-name="Visited_20_Internet_20_Link">
<text:span text:style-name="T4">
 Bakhmut </text:span>
</text:a>
Some media reported that President Vladimir Zelensky was allegedly commented on journalists in Japan that the city of Bakhmut was no longer under the control of the Armed Forces of Ukraine.</text:p>
      <text:p text:style-name="P4">
At the same time, his pressecretic Sergey Nikiforov stated that the head of state in his response <text:a xlink:type="simple" xlink:href="https://www.ukrinform.ua/rubric-ato/3712116-zelenskij-zapereciv-vzatta-bahmuta-rosianami-recnik-prezidenta.html" text:style-name="Internet_20_link" text:visited-style-name="Visited_20_Internet_20_Link">
</text:a>
Capture Bakhmutas invaders.</text:p>
      <text:p text:style-name="P4">
On the eve of the Deputy Minister of Defense of Ukraine Anna Malyar <text:a xlink:type="simple" xlink:href="https://www.ukrinform.ua/rubric-ato/3711924-situacia-u-bahmuti-kriticna-ukrainski-bijci-trimaut-oboronu-v-odnomu-z-rajoniv-malar.html" text:style-name="Internet_20_link" text:visited-style-name="Visited_20_Internet_20_Link">
</text:a>
that in the Bakhmutidnetsk region the situation is critical, while the Armed Forces keep defense in the area "Airplane".</text:p>
      <text:p text:style-name="P4">
<text:span text:style-name="T5">
Foto: Liberov Constantine</text:span>
</text:p>
      <text:p text:style-name="P4">
News Source: <text:a xlink:type="simple" xlink:href="https://www.ukrinform.ua/rubric-regions/3712366-roztrosene-ale-neskorene-voini-sso-ukraini-zapisali-video-u-bahmuti.html" text:style-name="Internet_20_link" text:visited-style-name="Visited_20_Internet_20_Link">
https://www.ukrinform.ua/rubric-regions/3712366-roztrosene-ale-neskorene-voini-sso-ukraini-zapisali-video-u-bahmuti.html</text:a>
</text:p>
      <!--NEWS-->
      <text:h text:style-name="P10" text:outline-level="1">
<text:span text:style-name="T4">
The enemy for a day fired at seven communities of Sumy region, damaged dwellings</text:span>
</text:h>
      <text:p text:style-name="P4">
Authors: Ukrinform (Person)</text:p>
      <text:p text:style-name="P4">
Publisher: Укринформ (Organization)</text:p>
      <text:p text:style-name="P4">
Published Time: 2023-05-21T-16:40:00+03:00</text:p>
      <text:p text:style-name="P4">
Modified Time: 2023-05-21T22:40:00+03:00</text:p>
      <text:p text:style-name="P4">
Description: During the day, Russian aggressors fired at seven communities of Sumy region, in total 32 explosions were recorded.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Міномет', 'Війна з Росією', 'Артилерія']</text:p>
      <text:p text:style-name="P4">
Type: Article</text:p>
      <!--METADATA-->
      <text:p text:style-name="P4">
<draw:frame draw:style-name="fr1" draw:name="Image5" text:anchor-type="as-char" svg:width="6.9236in" svg:height="3.956343in" draw:z-index="0">
<draw:image xlink:href="../Images/yкринформ/2023-05-21T-16-40-00-03-00/630_360_1574102935-316.jpg" xlink:type="simple" xlink:show="embed" xlink:actuate="onLoad" draw:mime-type="image/jpeg"/>
</draw:frame>
During the day, Russian aggressors fired at seven communities of Sumy region, in total 32 explosions were recorded.</text:p>
      <text:p text:style-name="P4">
As Ukrinform reports, about it in <text:a xlink:type="simple" xlink:href="http://www.facebook.com/sumska.oda/posts/589087723323836" text:style-name="Internet_20_link" text:visited-style-name="Visited_20_Internet_20_Link">
</text:a>
Sumy Ova reports.</text:p>
      <text:p text:style-name="P4">
“During the day, 11 shellings were carried out by the enemy. 32 explosions were recorded. " -The in the message.</text:p>
      <text:p text:style-name="P4">
The shelling was suffered by Belopilsk, Miropilsk, Krasnopil, Seredi-Budsk, Essmanskaya, Shaliginsk and Glukhiv communities.</text:p>
      <text:p text:style-name="P4">
In the Krasnopil community, the enemy from mortar released two mines.</text:p>
      <text:p text:style-name="P4">
The middle-Bud community has been fired, and eight ducts were recorded. The shelling damaged two private dwellings.</text:p>
      <text:p text:style-name="P4">
In addition, the Russians from mortars fired the Esman(Six explosions), Shalyginsk(Four explosions), Belopilsk(Two explosions)and Glukhivsk(trivibuhi)communities.</text:p>
      <text:p text:style-name="P4">
<text:span text:style-name="T4">
 Read also: </text:span>
 <text:a xlink:type="simple" xlink:href="https://www.ukrinform.ua/rubric-ato/3711487-vijska-rf-trici-obstrilali-prikordonna-cernigivsini-i-sumsini.html" text:style-name="Internet_20_link" text:visited-style-name="Visited_20_Internet_20_Link">
<text:span text:style-name="T4">
 Sumshchyn </text:span>
</text:a>
In the Miropil community as a result of artillery <text:a xlink:type="simple" xlink:href="https://www.ukrinform.ua/tag-obstril" text:style-name="Internet_20_link" text:visited-style-name="Visited_20_Internet_20_Link">
</text:a>
 (Seven explosions)Private -borne home is damaged.</text:p>
      <text:p text:style-name="P4">
As reported by Ukrinform, Russian troops in the morning of May 21 were fired from mortars and artillery border areas of the Chernihiv Tasum regions.</text:p>
      <text:p text:style-name="P4">
News Source: <text:a xlink:type="simple" xlink:href="https://www.ukrinform.ua/rubric-ato/3712365-vorog-za-den-obstrilav-sim-gromad-sumsini-poskodzeni-zitlovi-budinki.html" text:style-name="Internet_20_link" text:visited-style-name="Visited_20_Internet_20_Link">
https://www.ukrinform.ua/rubric-ato/3712365-vorog-za-den-obstrilav-sim-gromad-sumsini-poskodzeni-zitlovi-budinki.html</text:a>
</text:p>
      <!--NEWS-->
      <text:h text:style-name="P10" text:outline-level="1">
<text:span text:style-name="T4">
Cannes discussed the support of the digital and cultural sectors of Ukraine</text:span>
</text:h>
      <text:p text:style-name="P4">
Authors: Ukrinform (Person)</text:p>
      <text:p text:style-name="P4">
Publisher: Укринформ (Organization)</text:p>
      <text:p text:style-name="P4">
Published Time: 2023-05-21T-18:31:00+03:00</text:p>
      <text:p text:style-name="P4">
Modified Time: 2023-05-21T22:31:00+03:00</text:p>
      <text:p text:style-name="P4">
Description: In French Cannes, the Cannes Next, a Marché du Film innovative platform, discussed the support of the digital and cultural sectors of Ukraine. - Ukrinform.</text:p>
      <text:p text:style-name="P4">
Images: ['<text:a xlink:type="simple" xlink:href="https://static.ukrinform.com/photos/2023_05/thumb_files/630_360_1684696652-253.jpg" text:style-name="Internet_20_link" text:visited-style-name="Visited_20_Internet_20_Link">
630_360_16846...</text:a>
', '<text:a xlink:type="simple" xlink:href="https://static.ukrinform.com/photos/2023_05/1684696817-569.png" text:style-name="Internet_20_link" text:visited-style-name="Visited_20_Internet_20_Link">
1684696817-56...</text:a>
']</text:p>
      <text:p text:style-name="P4">
Tags: ['Канни', 'Культура', 'Україна', 'Цифровізація']</text:p>
      <text:p text:style-name="P4">
Type: Article</text:p>
      <!--METADATA-->
      <text:p text:style-name="P4">
<draw:frame draw:style-name="fr1" draw:name="Image6" text:anchor-type="as-char" svg:width="6.9236in" svg:height="3.956343in" draw:z-index="0">
<draw:image xlink:href="../Images/yкринформ/2023-05-21T-18-31-00-03-00/630_360_1684696652-253.jpg" xlink:type="simple" xlink:show="embed" xlink:actuate="onLoad" draw:mime-type="image/jpeg"/>
</draw:frame>
The Ufartzu Cannes on Cannes Next, the Marché Du Film Innovative Platform, discussed the support of the digital and cultural sectors of Ukraine.</text:p>
      <text:p text:style-name="P4">
According to Ukrinform, the Ministry of Culture and Information Policy Ukraine reports in <text:a xlink:type="simple" xlink:href="https://t.me/mkipu/6205" text:style-name="Internet_20_link" text:visited-style-name="Visited_20_Internet_20_Link">
</text:a>
.</text:p>
      <text:p text:style-name="P4">
On May 19, a panel discussion of "building civic and digital stability, as Ukraine and Europe can produce innovations and create future champions, was held at Cannes NEXT.</text:p>
      <text:p text:style-name="P4">
<draw:frame draw:style-name="fr1" draw:name="Image7" text:anchor-type="as-char" svg:width="6.9236in" svg:height="3.615658in" draw:z-index="0">
<draw:image xlink:href="../Images/yкринформ/2023-05-21T-18-31-00-03-00/1684696817-569.png" xlink:type="simple" xlink:show="embed" xlink:actuate="onLoad" draw:mime-type="image/png"/>
</draw:frame>
The participants of the discussion were the Deputy Minister of Culture of Ukraine for European Integration Tarashevchenko.</text:p>
      <text:p text:style-name="P4">
Cannes Next has expressed its solidarity with Ukraine to explore how global content, digital and creative sectors can contribute to the achievement of Ukraine's surveys, given the continuing full -scale aggression of Russian federation. During the panel discussion, the participants considered the state of the creative Tacifro Industry of Ukraine, covering its challenges and opportunities.</text:p>
      <text:p text:style-name="P4">
<text:span text:style-name="T4">
 Read also: </text:span>
 <text:a xlink:type="simple" xlink:href="https://www.ukrinform.ua/rubric-culture/3712044-programa-vidnovlenna-ukraini-stosuvatimetsa-j-kulturnoi-spadsini-tkacenko.html" text:style-name="Internet_20_link" text:visited-style-name="Visited_20_Internet_20_Link">
<text:span text:style-name="T4">
 crops </text:span>
</text:a>
"Interest in all Ukrainian will become a driver for post -war reconstruction and integration of Ukraine into the EU," Shevchenko said.</text:p>
      <text:p text:style-name="P4">
As reported by Ukrinform, in June 15 Ukrainian museums <text:a xlink:type="simple" xlink:href="https://www.ukrinform.ua/rubric-culture/3711548-ukrainski-muzejniki-dla-obminu-dosvidom-vidvidaut-francuzki-institucii.html" text:style-name="Internet_20_link" text:visited-style-name="Visited_20_Internet_20_Link">
</text:a>
French institutions of the museum sphere to exchange experience and establish partnership.  Photo: Marché du Film</text:p>
      <text:p text:style-name="P4">
News Source: <text:a xlink:type="simple" xlink:href="https://www.ukrinform.ua/rubric-culture/3712358-u-kannah-obgovorili-pidtrimku-cifrovogo-ta-kulturnogo-sektoriv-ukraini.html" text:style-name="Internet_20_link" text:visited-style-name="Visited_20_Internet_20_Link">
https://www.ukrinform.ua/rubric-culture/3712358-u-kannah-obgovorili-pidtrimku-cifrovogo-ta-kulturnogo-sektoriv-ukraini.html</text:a>
</text:p>
      <!--NEWS-->
      <text:h text:style-name="P10" text:outline-level="1">
<text:span text:style-name="T4">
At Sivershchyna and Slobozhanschyna directions Russian army shelled Halahanivka of Chernihiv ...</text:span>
</text:h>
      <text:p text:style-name="P4">
Authors: liveuamap (Language: en)</text:p>
      <text:p text:style-name="P4">
Time: 2023-05-21T-18:46:00</text:p>
      <text:p text:style-name="P4">
Location: Vovchansk (Latitude:50.11827 Longtitude:37.56775)</text:p>
      <text:p text:style-name="P4">
Videos: []</text:p>
      <text:p text:style-name="P4">
Images: []</text:p>
      <text:p text:style-name="P4">
Tags: ["Russia"]</text:p>
      <text:p text:style-name="P4">
Id: 22564287</text:p>
      <!--METADATA-->
      <text:p text:style-name="P4">
At Sivershchyna and Slobozhanschyna Directions Russian Army Shelledhalahanivka of Chernihiv Region and Holyshivske, Volfyne, Kindrativka, Yunakivka, Uhroyidy OFY Sumy Region, Also Udy, Kozacha Lopan, Ternova, Hatysche, Vovchansk, Pletenivka, Pokalyane, Nesterne, Budarky, Zemlyanky, Ustynivka and Khatnye Of Kharkiv Region. Russian Aviation Conducched Airstrikeat Nesterne of Kharkiv Region - General Staff of Armed Forces of Ukraine Saysin the Morning Report</text:p>
      <text:p text:style-name="P4">
News Collection Link: <text:a xlink:type="simple" xlink:href="https://liveuamap.com/en/2023/21-may-at-sivershchyna-and-slobozhanschyna-directions-russian" text:style-name="Internet_20_link" text:visited-style-name="Visited_20_Internet_20_Link">
https://liveuamap.com/en/2023/21-may-at-sivershchyna-slobozhanschyna-directions-russian</text:a>
</text:p>
      <text:p text:style-name="P4">
News Source: <text:a xlink:type="simple" xlink:href="https://t.me/lumsrc/4853" text:style-name="Internet_20_link" text:visited-style-name="Visited_20_Internet_20_Link">
https://t.me/lumsrc/4853</text:a>
</text:p>
      <!--NEWS-->
      <text:h text:style-name="P10" text:outline-level="1">
<text:span text:style-name="T4">
At Caurus Director Russia Army Shellle Topoli, Fholivka, NovoMilnsk, Yard, West, ...</text:span>
</text:h>
      <text:p text:style-name="P4">
Authors: liveuamap (Language: en)</text:p>
      <text:p text:style-name="P4">
Time: 2023-05-21T-20:46:00</text:p>
      <text:p text:style-name="P4">
Location: Svatove (Latitude:49.46812 Longtitude:37.90575)</text:p>
      <text:p text:style-name="P4">
Videos: []</text:p>
      <text:p text:style-name="P4">
Images: []</text:p>
      <text:p text:style-name="P4">
Tags: ["Russia"]</text:p>
      <text:p text:style-name="P4">
Id: 22564281</text:p>
      <!--METADATA-->
      <text:p text:style-name="P4">
At Kupiansk direction Russian army shelled Topoli, Fyholivka, Novomlynsk,Dvorichna, Zapadne, Masutivka, Kyslivka, Kotlyarivka, Tabayivka of Kharkivregion and Stelmakhivka of Luhansk region. Russian aviation conductedairstrikes at Kyslivka and Kotlyarivka of Kharkiv region, - General Staff ofArmed Forces of Ukraine says in the morning report</text:p>
      <text:p text:style-name="P4">
News Collection Link: <text:a xlink:type="simple" xlink:href="https://liveuamap.com/en/2023/21-may-at-kupiansk-direction-russian-army-shelled-topoli" text:style-name="Internet_20_link" text:visited-style-name="Visited_20_Internet_20_Link">
https://liveuamap.com/en/2023/21-may-at-kupiansk-direction-russian-army-shelled-topoli</text:a>
</text:p>
      <text:p text:style-name="P4">
News Source: <text:a xlink:type="simple" xlink:href="https://t.me/lumsrc/4854" text:style-name="Internet_20_link" text:visited-style-name="Visited_20_Internet_20_Link">
https://t.me/lumsrc/4854</text:a>
</text:p>
      <!--NEWS-->
      <text:h text:style-name="P10" text:outline-level="1">
<text:span text:style-name="T4">
Basketball: Real Madrid beat Olympiakos in the Eurolege finals</text:span>
</text:h>
      <text:p text:style-name="P4">
Authors: Ukrinform (Person)</text:p>
      <text:p text:style-name="P4">
Publisher: Укринформ (Organization)</text:p>
      <text:p text:style-name="P4">
Published Time: 2023-05-21T-22:04:22+03:00</text:p>
      <text:p text:style-name="P4">
Modified Time: 2023-05-21T22:04:22+03:00</text:p>
      <text:p text:style-name="P4">
Description: Today, on May 21, the Eurolege final on Szezhiris-Arena took place in Kaunas, Lithuania. - Ukrinform.</text:p>
      <text:p text:style-name="P4">
Images: ['<text:a xlink:type="simple" xlink:href="https://static.ukrinform.com/photos/2023_05/thumb_files/630_360_1684695825-645.jpg" text:style-name="Internet_20_link" text:visited-style-name="Visited_20_Internet_20_Link">
630_360_16846...</text:a>
']</text:p>
      <text:p text:style-name="P4">
Tags: ['Баскетбол']</text:p>
      <text:p text:style-name="P4">
Type: Article</text:p>
      <!--METADATA-->
      <text:p text:style-name="P4">
<draw:frame draw:style-name="fr1" draw:name="Image8" text:anchor-type="as-char" svg:width="6.9236in" svg:height="3.956343in" draw:z-index="0">
<draw:image xlink:href="../Images/yкринформ/2023-05-21T-22-04-22-03-00/630_360_1684695825-645.jpg" xlink:type="simple" xlink:show="embed" xlink:actuate="onLoad" draw:mime-type="image/jpeg"/>
</draw:frame>
Today, on May 21, the Eurolege final on Szezhiriss-Arena took place in Kaunas, Lithuania.</text:p>
      <text:p text:style-name="P4">
In the final match "Olympiakos" gave way to Madrid "Real" - 78: 79, reports Ukrinform.</text:p>
      <text:p text:style-name="P4">
The most effective in the match was Sasha Vesenkov of Olympiakos - 29 points, 9 rebounds and 4 assistants.</text:p>
      <text:p text:style-name="P4">
<text:span text:style-name="T4">
 Read also: </text:span>
 <text:a xlink:type="simple" xlink:href="https://www.ukrinform.ua/rubric-sports/3711790-zinoca-zbirna-ukraini-z-basketbolu-3h3-sensacijno-peremogla-nimeccinu.html" text:style-name="Internet_20_link" text:visited-style-name="Visited_20_Internet_20_Link">
<text:span text:style-name="T4">
 basketball </text:span>
</text:a>
In the match for the third place, Monaco beat Barcelona - 78:66.</text:p>
      <text:p text:style-name="P4">
Photo: realmadrid.com</text:p>
      <text:p text:style-name="P4">
News Source: <text:a xlink:type="simple" xlink:href="https://www.ukrinform.ua/rubric-sports/3712354-basketbol-real-obigrav-olimpiakos-u-finali-evroligi.html" text:style-name="Internet_20_link" text:visited-style-name="Visited_20_Internet_20_Link">
https://www.ukrinform.ua/rubric-sports/3712354-basketbol-real-obigrav-olimpiakos-u-finali-evroligi.html</text:a>
</text:p>
      <!--NEWS-->
      <text:h text:style-name="P10" text:outline-level="1">
<text:span text:style-name="T4">
At Lyman direction Russian army shelled Makiyivka, Nevske, Bilohorivka of Luhansk region; Tor...</text:span>
</text:h>
      <text:p text:style-name="P4">
Authors: liveuamap (Language: en)</text:p>
      <text:p text:style-name="P4">
Time: 2023-05-21T-22:46:00</text:p>
      <text:p text:style-name="P4">
Location: Luhansk (Latitude:48.9375 Longtitude:37.95811)</text:p>
      <text:p text:style-name="P4">
Videos: []</text:p>
      <text:p text:style-name="P4">
Images: []</text:p>
      <text:p text:style-name="P4">
Tags: ["Russia"]</text:p>
      <text:p text:style-name="P4">
Id: 22564277</text:p>
      <!--METADATA-->
      <text:p text:style-name="P4">
At Lyman direction Russian army shelled Makiyivka, Nevske, Bilohorivka ofLuhansk region; Torske, Verkhnokamyanske and Spirne of Donetsk region. Russianaviation conducted airstrikes at Bilohorivka, Dibrova, Yampil, Spirne, -General Staff of Armed Forces of Ukraine says in the morning report</text:p>
      <text:p text:style-name="P4">
News Collection Link: <text:a xlink:type="simple" xlink:href="https://liveuamap.com/en/2023/21-may-at-lyman-direction-russian-army-shelled-makiyivka" text:style-name="Internet_20_link" text:visited-style-name="Visited_20_Internet_20_Link">
https://liveuamap.com/en/2023/21-may-at-lyman-direction-russian-army-shelled-makiyivka</text:a>
</text:p>
      <text:p text:style-name="P4">
News Source: <text:a xlink:type="simple" xlink:href="https://t.me/lumsrc/4855" text:style-name="Internet_20_link" text:visited-style-name="Visited_20_Internet_20_Link">
https://t.me/lumsrc/4855</text:a>
</text:p>
      <!--NEWS-->
      <text:h text:style-name="P10" text:outline-level="1">
<text:span text:style-name="T4">
In Odessa there was an explosion - the media</text:span>
</text:h>
      <text:p text:style-name="P4">
Authors: Ukrinform (Person)</text:p>
      <text:p text:style-name="P4">
Publisher: Укринформ (Organization)</text:p>
      <text:p text:style-name="P4">
Published Time: 2023-05-21T-24:02:00+03:00</text:p>
      <text:p text:style-name="P4">
Modified Time: 2023-05-21T22:02:00+03:00</text:p>
      <text:p text:style-name="P4">
Description: During air anxiety in Odessa, an explosion was hear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деса', 'Вибух', 'Війна з Росією', 'Повітряна тривога', 'ППО']</text:p>
      <text:p text:style-name="P4">
Type: Article</text:p>
      <!--METADATA-->
      <text:p text:style-name="P4">
<draw:frame draw:style-name="fr1" draw:name="Image9" text:anchor-type="as-char" svg:width="6.9236in" svg:height="3.956343in" draw:z-index="0">
<draw:image xlink:href="../Images/yкринформ/2023-05-21T-24-02-00-03-00/630_360_1538997483-946.jpg" xlink:type="simple" xlink:show="embed" xlink:actuate="onLoad" draw:mime-type="image/jpeg"/>
</draw:frame>
During the air anxiety in Odessa, an explosion was heard.</text:p>
      <text:p text:style-name="P4">
About it reports <text:a xlink:type="simple" xlink:href="https://t.me/s/suspilnenews" text:style-name="Internet_20_link" text:visited-style-name="Visited_20_Internet_20_Link">
</text:a>
, reports Ukrinform.</text:p>
      <text:p text:style-name="P4">
“In Odessa he sounded <text:a xlink:type="simple" xlink:href="https://www.ukrinform.ua/tag-vibuh" text:style-name="Internet_20_link" text:visited-style-name="Visited_20_Internet_20_Link">
</text:a>
”, - the passage reads.</text:p>
      <text:p text:style-name="P4">
<text:span text:style-name="T4">
 Read also: </text:span>
 <text:a xlink:type="simple" xlink:href="https://www.ukrinform.ua/rubric-ato/3712025-u-dnipri-prolunav-vibuh-zmi.html" text:style-name="Internet_20_link" text:visited-style-name="Visited_20_Internet_20_Link">
<text:span text:style-name="T4">
 explosion </text:span>
</text:a>
Odessa Ova spokesman Serhiy Bratchuk in <text:a xlink:type="simple" xlink:href="https://t.me/s/Bratchuk_Sergey" text:style-name="Internet_20_link" text:visited-style-name="Visited_20_Internet_20_Link">
</text:a>
To understand that the air defense works.</text:p>
      <text:p text:style-name="P4">
Air anxiety is announced in the region.</text:p>
      <text:p text:style-name="P4">
News Source: <text:a xlink:type="simple" xlink:href="https://www.ukrinform.ua/rubric-ato/3712356-v-odesi-prolunav-vibuh-zmi.html" text:style-name="Internet_20_link" text:visited-style-name="Visited_20_Internet_20_Link">
https://www.ukrinform.ua/rubric-ato/3712356-v-odesi-prolunav-vibuh-zmi.html</text:a>
</text:p>
      <!--NEWS-->
      <text:h text:style-name="P10" text:outline-level="1">
<text:span text:style-name="T4">
Bakhmut Directio Rusian of the Army Shelled Vasukivka, Orikhovo-Vasylivka, Grigorivka, Bogdan ...</text:span>
</text:h>
      <text:p text:style-name="P4">
Authors: liveuamap (Language: en)</text:p>
      <text:p text:style-name="P4">
Time: 2023-05-21T-24:46:00</text:p>
      <text:p text:style-name="P4">
Location: Toretsk, Donetsk Oblast (Latitude:48.39126 Longtitude:37.85734)</text:p>
      <text:p text:style-name="P4">
Videos: []</text:p>
      <text:p text:style-name="P4">
Images: []</text:p>
      <text:p text:style-name="P4">
Tags: ["Russia"]</text:p>
      <text:p text:style-name="P4">
Id: 22564271</text:p>
      <!--METADATA-->
      <text:p text:style-name="P4">
At Bakhmut Direction Russian Army Shelled Vasukivka, Orikhovo-Vasylivka, Hryhorivka, Bohdanivka, Bakhmut, Ivanivske, Chasiv Yar, Stupochkhach, Stupochki . Conducted Missile Strikes Atlovyansk, Kramatorsk, Druzhkivka. Russian Aviation Conduched Aircrakes atlovyansk, Druzhkivka, Bakhmut, Ivanivske, Bila Hora, Kurdumivka and Toresk</text:p>
      <text:p text:style-name="P4">
News Collection Link:(https://liveuamap.com/en/2023/21-may-at-bakhmut-direction-russian-army-shelled-vasukivka)</text:p>
      <text:p text:style-name="P4">
News Source: <text:a xlink:type="simple" xlink:href="https://t.me/lumsrc/4856" text:style-name="Internet_20_link" text:visited-style-name="Visited_20_Internet_20_Link">
https://t.me/lumsrc/4856</text:a>
</text:p>
      <!--NEWS-->
      <text:h text:style-name="P10" text:outline-level="1">
<text:span text:style-name="T4">
APL: "City City" in Champion status won Chelsea</text:span>
</text:h>
      <text:p text:style-name="P4">
Authors: Ukrinform (Person)</text:p>
      <text:p text:style-name="P4">
Publisher: Укринформ (Organization)</text:p>
      <text:p text:style-name="P4">
Published Time: 2023-05-21T-26:00:28+03:00</text:p>
      <text:p text:style-name="P4">
Modified Time: 2023-05-21T22:00:28+03:00</text:p>
      <text:p text:style-name="P4">
Description: Ukrainian winger "aristocrats" Mikhail Mudryk played in the match for 20 minutes. - Ukrinform.</text:p>
      <text:p text:style-name="P4">
Images: ['<text:a xlink:type="simple" xlink:href="https://static.ukrinform.com/photos/2023_05/thumb_files/630_360_1684695568-468.jpg" text:style-name="Internet_20_link" text:visited-style-name="Visited_20_Internet_20_Link">
630_360_16846...</text:a>
']</text:p>
      <text:p text:style-name="P4">
Tags: ['Челсі', 'Футбол', 'Манчестер Сіті', 'АПЛ']</text:p>
      <text:p text:style-name="P4">
Type: Article</text:p>
      <!--METADATA-->
      <text:p text:style-name="P4">
<draw:frame draw:style-name="fr1" draw:name="Image10" text:anchor-type="as-char" svg:width="6.9236in" svg:height="3.956343in" draw:z-index="0">
<draw:image xlink:href="../Images/yкринформ/2023-05-21T-26-00-28-03-00/630_360_1684695568-468.jpg" xlink:type="simple" xlink:show="embed" xlink:actuate="onLoad" draw:mime-type="image/jpeg"/>
</draw:frame>
Ukrainian winger "aristocrats" Mikhail Mudryk played in the match for 20 minutes.</text:p>
      <text:p text:style-name="P4">
Manchester City defeated Chelsea in his field in the 37th round of the English Premier League, Ukrinform reports.</text:p>
      <text:p text:style-name="P4">
Alvarez was distinguished as part of the locals.</text:p>
      <text:p text:style-name="P4">
Manchester City has ahead of schedule. The account of the Guardiola wards 88 points after 35 matches.</text:p>
      <text:p text:style-name="P4">
Chelsea takes 12 steps, with 43 points after 36 matches.</text:p>
      <text:p text:style-name="P4">
<text:span text:style-name="T4">
 Read also: </text:span>
 <text:a xlink:type="simple" xlink:href="https://www.ukrinform.ua/rubric-sports/3712341-borussia-rozgromila-augsburg-i-ocolila-bundesligu-v-peredostannomu-turi.html" text:style-name="Internet_20_link" text:visited-style-name="Visited_20_Internet_20_Link">
<text:span text:style-name="T4">
 Borussia </text:span>
</text:a>
As it was reported, on the second stage is Arsenal 81 points after37 matches.</text:p>
      <text:p text:style-name="P4">
Photo: Getty Images</text:p>
      <text:p text:style-name="P4">
News Source: <text:a xlink:type="simple" xlink:href="https://www.ukrinform.ua/rubric-sports/3712353-apl-man-siti-v-statusi-cempiona-peremig-celsi.html" text:style-name="Internet_20_link" text:visited-style-name="Visited_20_Internet_20_Link">
https://www.ukrinform.ua/rubric-sports/3712353-apl-man-siti-v-statusi-cempiona-peremig-celsi.html</text:a>
</text:p>
      <!--NEWS-->
      <text:h text:style-name="P10" text:outline-level="1">
<text:span text:style-name="T4">
JSC Avdiivka Directio Rusian Army Shelled Novokalinova, Berdyshi, Steppe, Avdiivka, tons ...</text:span>
</text:h>
      <text:p text:style-name="P4">
Authors: liveuamap (Language: en)</text:p>
      <text:p text:style-name="P4">
Time: 2023-05-21T-26:46:00</text:p>
      <text:p text:style-name="P4">
Location: Donetsk Oblast (Latitude:48.05904 Longtitude:37.57238)</text:p>
      <text:p text:style-name="P4">
Videos: []</text:p>
      <text:p text:style-name="P4">
Images: []</text:p>
      <text:p text:style-name="P4">
Tags: ["Russia"]</text:p>
      <text:p text:style-name="P4">
Id: 22564264</text:p>
      <!--METADATA-->
      <text:p text:style-name="P4">
At Avdiyivka direction Russian army shelled Novokalynove, Berdychi, Stepove,Avdiyivka, Tonenke, Pervomayske, Karlivka and Nevelske of Donetsk region.Russian aviation conducted airstrikes at Avdiyivka, - General Staff of ArmedForces of Ukraine says in the morning report</text:p>
      <text:p text:style-name="P4">
News Collection Link: <text:a xlink:type="simple" xlink:href="https://liveuamap.com/en/2023/21-may-at-avdiyivka-direction-russian-army-shelled-novokalynove" text:style-name="Internet_20_link" text:visited-style-name="Visited_20_Internet_20_Link">
https://liveuamap.com/en/2023/21-may-at-avdiyivka-direction-russian-army-shelled-novokalynove</text:a>
</text:p>
      <text:p text:style-name="P4">
News Source: <text:a xlink:type="simple" xlink:href="https://t.me/lumsrc/4857" text:style-name="Internet_20_link" text:visited-style-name="Visited_20_Internet_20_Link">
https://t.me/lumsrc/4857</text:a>
</text:p>
      <!--NEWS-->
      <text:h text:style-name="P10" text:outline-level="1">
<text:span text:style-name="T4">
At Maryinka direction Russian army shelled Hostre, Heorhiyivka, Maryinka and Pobyeda of Donet...</text:span>
</text:h>
      <text:p text:style-name="P4">
Authors: liveuamap (Language: en)</text:p>
      <text:p text:style-name="P4">
Time: 2023-05-21T-28:46:00</text:p>
      <text:p text:style-name="P4">
Location: Donets'ka oblast (Latitude:48.01037 Longtitude:37.50114)</text:p>
      <text:p text:style-name="P4">
Videos: []</text:p>
      <text:p text:style-name="P4">
Images: []</text:p>
      <text:p text:style-name="P4">
Tags: ["Russia"]</text:p>
      <text:p text:style-name="P4">
Id: 22564260</text:p>
      <!--METADATA-->
      <text:p text:style-name="P4">
At Maryinka direction Russian army shelled Hostre, Heorhiyivka, Maryinka andPobyeda of Donetsk region. Russian aviation conducted airstrikes atKrasnohorivka and Maryinka, - General Staff of Armed Forces of Ukraine says inthe morning report</text:p>
      <text:p text:style-name="P4">
News Collection Link: <text:a xlink:type="simple" xlink:href="https://liveuamap.com/en/2023/21-may-at-maryinka-direction-russian-army-shelled-hostre" text:style-name="Internet_20_link" text:visited-style-name="Visited_20_Internet_20_Link">
https://liveuamap.com/en/2023/21-may-at-maryinka-direction-russian-army-shelled-hostre</text:a>
</text:p>
      <text:p text:style-name="P4">
News Source: <text:a xlink:type="simple" xlink:href="https://t.me/lumsrc/4858" text:style-name="Internet_20_link" text:visited-style-name="Visited_20_Internet_20_Link">
https://t.me/lumsrc/4858</text:a>
</text:p>
      <!--NEWS-->
      <text:h text:style-name="P10" text:outline-level="1">
<text:span text:style-name="T4">
Star Wars star Mark Hemill is playing embroidery - funds will go for school recovery</text:span>
</text:h>
      <text:p text:style-name="P4">
Authors: Ukrinform (Person)</text:p>
      <text:p text:style-name="P4">
Publisher: Укринформ (Organization)</text:p>
      <text:p text:style-name="P4">
Published Time: 2023-05-21T-29:59:00+03:00</text:p>
      <text:p text:style-name="P4">
Modified Time: 2023-05-21T21:59:00+03:00</text:p>
      <text:p text:style-name="P4">
Description: American actor and ambassador United24 Mark Hemill tried on embroidery and decided to play the second one. The proceeds will go to the restoration of school in the village of Buzova, in the Kyiv region. - Ukrinform.</text:p>
      <text:p text:style-name="P4">
Images: ['<text:a xlink:type="simple" xlink:href="https://static.ukrinform.com/photos/2022_12/thumb_files/630_360_1671246078-363.jpg" text:style-name="Internet_20_link" text:visited-style-name="Visited_20_Internet_20_Link">
630_360_16712...</text:a>
', '<text:a xlink:type="simple" xlink:href="https://static.ukrinform.com/photos/2023_05/1684695355-970.jpeg" text:style-name="Internet_20_link" text:visited-style-name="Visited_20_Internet_20_Link">
1684695355-97...</text:a>
']</text:p>
      <text:p text:style-name="P4">
Tags: ['Вишиванка', 'Актор', 'United24']</text:p>
      <text:p text:style-name="P4">
Type: Article</text:p>
      <!--METADATA-->
      <text:p text:style-name="P4">
<draw:frame draw:style-name="fr1" draw:name="Image11" text:anchor-type="as-char" svg:width="6.9236in" svg:height="3.956343in" draw:z-index="0">
<draw:image xlink:href="../Images/yкринформ/2023-05-21T-29-59-00-03-00/630_360_1671246078-363.jpg" xlink:type="simple" xlink:show="embed" xlink:actuate="onLoad" draw:mime-type="image/jpeg"/>
</draw:frame>
American actor and ambassador United24 Mark Hemill tried on embroidery to play the second one. The proceeds will go to the reconstruction of the school of the Union Buzova, in the Kyiv region.</text:p>
      <text:p text:style-name="P4">
He reported this in <text:a xlink:type="simple" xlink:href="https://twitter.com/MarkHamill/status/1660360061217284096" text:style-name="Internet_20_link" text:visited-style-name="Visited_20_Internet_20_Link">
</text:a>
, reports Ukrinform.</text:p>
      <text:p text:style-name="P4">
“This embroidery is made with embroidered light swords with united24. There are only two of them!Wanna win a friend? Just sacrifice $ 24 or more in Buzovaya, Ukraine. Let's do it together!” - writes Gemill.</text:p>
      <text:p text:style-name="P4">
Also an actor, known for the role of Luke Skywalker in the Star Wars, published a photo of embroidery.</text:p>
      <text:p text:style-name="P4">
<draw:frame draw:style-name="fr1" draw:name="Image12" text:anchor-type="as-char" svg:width="6.70302in" svg:height="10.0in" draw:z-index="0">
<draw:image xlink:href="../Images/yкринформ/2023-05-21T-29-59-00-03-00/1684695355-970.jpeg" xlink:type="simple" xlink:show="embed" xlink:actuate="onLoad" draw:mime-type="image/jpeg"/>
</draw:frame>
<text:span text:style-name="T4">
 Read also: </text:span>
 <text:a xlink:type="simple" xlink:href="https://www.ukrinform.ua/rubric-culture/3704880-aktor-mark-gemill-zibrav-ponad-15-miljona-na-droni-dla-zsu.html" text:style-name="Internet_20_link" text:visited-style-name="Visited_20_Internet_20_Link">
<text:span text:style-name="T4">
 Hemill </text:span>
</text:a>
According to Ukrinform, President of Ukraine Volodymyr Zelensky initiated the creation of the global project United24, who seeks to unite people from all over their desire to help our country.</text:p>
      <text:p text:style-name="P4">
<text:a xlink:type="simple" xlink:href="https://www.ukrinform.ua/tag-united24" text:style-name="Internet_20_link" text:visited-style-name="Visited_20_Internet_20_Link">
</text:a>
- The same name for the support of Ukraine. The main goal is to increase the volume of donations in our country, to ensure the efficiency and transparency of their distribution.</text:p>
      <text:p text:style-name="P4">
News Source: <text:a xlink:type="simple" xlink:href="https://www.ukrinform.ua/rubric-culture/3712352-zirka-zoranih-vijn-mark-gemill-rozigrue-visivanku-kosti-pidut-na-vidnovlenna-skoli.html" text:style-name="Internet_20_link" text:visited-style-name="Visited_20_Internet_20_Link">
https://www.ukrinform.ua/rubric-culture/3712352-zirka-zoranih-vijn-mark-gemill-rozigrue-visivanku-kosti-pidut-na-vidnovlenna-skoli.html</text:a>
</text:p>
      <!--NEWS-->
      <text:h text:style-name="P10" text:outline-level="1">
<text:span text:style-name="T4">
JSC Shakhtar Directio Rusian Army Shelled Paraskovivka, Konstantinovka, Novomikhailivka ...</text:span>
</text:h>
      <text:p text:style-name="P4">
Authors: liveuamap (Language: en)</text:p>
      <text:p text:style-name="P4">
Time: 2023-05-21T-30:46:00</text:p>
      <text:p text:style-name="P4">
Location: Zaporizhzhia (Latitude:47.7819 Longtitude:37.06701)</text:p>
      <text:p text:style-name="P4">
Videos: []</text:p>
      <text:p text:style-name="P4">
Images: []</text:p>
      <text:p text:style-name="P4">
Tags: ["Russia"]</text:p>
      <text:p text:style-name="P4">
Id: 22564257</text:p>
      <!--METADATA-->
      <text:p text:style-name="P4">
At Shakhtarske direction Russian army shelled Paraskoviyivka, Kostyantynivka,Novomykhaylivka, Novoukrayinka, Vuhledar and Prechystivka. Russian aviationconducted airstrikes at Vuhledar and Prechystivka, - General Staff of ArmedForces of Ukraine says in the morning report</text:p>
      <text:p text:style-name="P4">
News Collection Link: <text:a xlink:type="simple" xlink:href="https://liveuamap.com/en/2023/21-may-at-shakhtarske-direction-russian-army-shelled-paraskoviyivka" text:style-name="Internet_20_link" text:visited-style-name="Visited_20_Internet_20_Link">
https://liveuamap.com/en/2023/21-may-at-shakhtarske-direction-russian-army-shelled-paraskoviyivka</text:a>
</text:p>
      <text:p text:style-name="P4">
News Source: <text:a xlink:type="simple" xlink:href="https://t.me/lumsrc/4859" text:style-name="Internet_20_link" text:visited-style-name="Visited_20_Internet_20_Link">
https://t.me/lumsrc/4859</text:a>
</text:p>
      <!--NEWS-->
      <text:h text:style-name="P10" text:outline-level="1">
<text:span text:style-name="T4">
President: We have an understanding with the world majority about every significant point for Ukraine</text:span>
</text:h>
      <text:p text:style-name="P4">
Authors: Ukrinform (Person)</text:p>
      <text:p text:style-name="P4">
Publisher: Укринформ (Organization)</text:p>
      <text:p text:style-name="P4">
Published Time: 2023-05-21T-31:39:00+03:00</text:p>
      <text:p text:style-name="P4">
Modified Time: 2023-05-21T21:39:00+03:00</text:p>
      <text:p text:style-name="P4">
Description: The world hears the position of Ukraine - for everyone a significant point for our country we have an understanding with the world majority.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Переговори', 'Україна', 'Зеленський', 'Саміт G7']</text:p>
      <text:p text:style-name="P4">
Type: Article</text:p>
      <!--METADATA-->
      <text:p text:style-name="P4">
<draw:frame draw:style-name="fr1" draw:name="Image13" text:anchor-type="as-char" svg:width="6.9236in" svg:height="3.956343in" draw:z-index="0">
<draw:image xlink:href="../Images/yкринформ/2023-05-21T-31-39-00-03-00/630_360_1682451261-591.jpeg" xlink:type="simple" xlink:show="embed" xlink:actuate="onLoad" draw:mime-type="image/jpeg"/>
</draw:frame>
The world hears the position of Ukraine - for every significant point for our country, there is a monetary understanding with the world majority.</text:p>
      <text:p text:style-name="P4">
Volodymyr Zelenskyy said this in <text:a xlink:type="simple" xlink:href="https://www.youtube.com/watch" text:style-name="Internet_20_link" text:visited-style-name="Visited_20_Internet_20_Link">
</text:a>
, reports Ukrinform.</text:p>
      <text:p text:style-name="P4">
“We complete this very difficult, but very important week. On Friday - Ligaarabian states. Saturday and Sunday - G7 plus Ukraine and the extended format - seven plus partners, including the global south, plus Ukraine. Intensively. Lights our position: protection and guarantees of security, return of all our territories, all our people, justice, realization of our formula of peace. With regard to every clear point for Ukraine, we have an understanding with the world majority. And to increase the Ukrainian potential together, ”the President emphasized.</text:p>
      <text:p text:style-name="P4">
<text:span text:style-name="T5">
Viso: <text:a xlink:type="simple" xlink:href="https://t.me/OP_UA/9562" text:style-name="Internet_20_link" text:visited-style-name="Visited_20_Internet_20_Link">
</text:a>
</text:span>
</text:p>
      <text:p text:style-name="P4">
The Head of State spoke about a number of bilateral meetings that took place in Japan's visit to Japan and stressed that Ukraine would strengthen the cooperation with the corners.</text:p>
      <text:p text:style-name="P4">
<text:span text:style-name="T4">
 Read also: </text:span>
 <text:a xlink:type="simple" xlink:href="https://www.ukrinform.ua/rubric-ato/3712347-na-samiti-velikoi-simki-v-hirosimi-ukrainska-tematika-bula-centralnou-zelenskij.html" text:style-name="Internet_20_link" text:visited-style-name="Visited_20_Internet_20_Link">
<text:span text:style-name="T4">
 Zelensky </text:span>
</text:a>
“Meeting with President Biden - and, as always, we become stronger after such intervals. Meeting with Indonesia leader is meaningful. Meeting with Korea Presidential Republic is a potential for a strong relationship. Meeting with Canada Trudeau Prime Minister-thank you, Justin, you. He talked to leaders and Australia. Separately and detailed in detail with Prime Minister of Japan - let's increase cooperation, ” - said <text:a xlink:type="simple" xlink:href="https://www.ukrinform.ua/tag-zelenskij" text:style-name="Internet_20_link" text:visited-style-name="Visited_20_Internet_20_Link">
</text:a>
.</text:p>
      <text:p text:style-name="P4">
As it was reported, the President of Ukraine participated in the 48th Summit of the Seven Group. Zelensky spoke to the leaders of "Greater Seven", thanking for the support of Ukraine and appealing to everyone separately.</text:p>
      <text:p text:style-name="P4">
<text:span text:style-name="T5">
Foto: op</text:span>
</text:p>
      <text:p text:style-name="P4">
News Source: <text:a xlink:type="simple" xlink:href="https://www.ukrinform.ua/rubric-polytics/3712350-prezident-maemo-porozuminna-zi-svitovou-bilsistu-sodo-koznogo-suttevogo-dla-ukraini-punktu.html" text:style-name="Internet_20_link" text:visited-style-name="Visited_20_Internet_20_Link">
https://www.ukrinform.ua/rubric-polytics/3712350-prezident-maemo-porozuminna-zi-svitovou-bilsistu-sodo-koznogo-suttevogo-dla-ukraini-punktu.html</text:a>
</text:p>
      <!--NEWS-->
      <text:h text:style-name="P10" text:outline-level="1">
<text:span text:style-name="T4">
At Zaporizhzhia and Kherson directions Russian army shelled Vremivka, Novosilka, Zelene Pole,...</text:span>
</text:h>
      <text:p text:style-name="P4">
Authors: liveuamap (Language: en)</text:p>
      <text:p text:style-name="P4">
Time: 2023-05-21T-32:46:00</text:p>
      <text:p text:style-name="P4">
Location: Kherson (Latitude:46.65203 Longtitude:32.68518)</text:p>
      <text:p text:style-name="P4">
Videos: []</text:p>
      <text:p text:style-name="P4">
Images: []</text:p>
      <text:p text:style-name="P4">
Tags: ["Russia"]</text:p>
      <text:p text:style-name="P4">
Id: 22564252</text:p>
      <!--METADATA-->
      <text:p text:style-name="P4">
At Zaporizhzhia and Kherson directions Russian army shelled Vremivka,Novosilka, Zelene Pole, Novopil of Donetsk region; Olhivske, Huliaipole,Bilohirya, Mala Tokmachka and Kamyanske of Zaporizhzhia region; Nikopol ofDnipropetrovsk region and Zolota Balka, Vesele, Lvove, Antonivka, Dniprovske,Veletenske and Kherson city. Russian aviation conducted airstrikes at Poltavkaof Zaporizhzhia region and Beryslav and Kyndyyka of Kherson region, - GeneralStaff of Armed Forces of Ukraine says in the morning report</text:p>
      <text:p text:style-name="P4">
News Collection Link: <text:a xlink:type="simple" xlink:href="https://liveuamap.com/en/2023/21-may-at-zaporizhzhia-and-kherson-directions-russian-army" text:style-name="Internet_20_link" text:visited-style-name="Visited_20_Internet_20_Link">
https://liveuamap.com/en/2023/21-may-at-zaporizhzhia-and-kherson-directions-russian-army</text:a>
</text:p>
      <text:p text:style-name="P4">
News Source: <text:a xlink:type="simple" xlink:href="https://t.me/lumsrc/4860" text:style-name="Internet_20_link" text:visited-style-name="Visited_20_Internet_20_Link">
https://t.me/lumsrc/4860</text:a>
</text:p>
      <!--NEWS-->
      <text:h text:style-name="P10" text:outline-level="1">
<text:span text:style-name="T4">
Curta Kobein's broken guitar was auctioned for almost $ 600,000</text:span>
</text:h>
      <text:p text:style-name="P4">
Authors: Ukrinform (Person)</text:p>
      <text:p text:style-name="P4">
Publisher: Укринформ (Organization)</text:p>
      <text:p text:style-name="P4">
Published Time: 2023-05-21T-33:33:48+03:00</text:p>
      <text:p text:style-name="P4">
Modified Time: 2023-05-21T21:33:48+03:00</text:p>
      <text:p text:style-name="P4">
Description: The guitar, which was broken by Nirvana's frontman, Kurt Kobain, was auctioned for almost $ 600,000. - Ukrinform.</text:p>
      <text:p text:style-name="P4">
Images: ['<text:a xlink:type="simple" xlink:href="https://static.ukrinform.com/photos/2022_02/thumb_files/630_360_1645195365-772.jpg" text:style-name="Internet_20_link" text:visited-style-name="Visited_20_Internet_20_Link">
630_360_16451...</text:a>
', '<text:a xlink:type="simple" xlink:href="https://static.ukrinform.com/photos/2023_05/1684693594-658.jpg" text:style-name="Internet_20_link" text:visited-style-name="Visited_20_Internet_20_Link">
1684693594-65...</text:a>
']</text:p>
      <text:p text:style-name="P4">
Tags: ['Аукціон', 'Гітара', 'Nirvana']</text:p>
      <text:p text:style-name="P4">
Type: Article</text:p>
      <!--METADATA-->
      <text:p text:style-name="P4">
<draw:frame draw:style-name="fr1" draw:name="Image14" text:anchor-type="as-char" svg:width="6.9236in" svg:height="3.956343in" draw:z-index="0">
<draw:image xlink:href="../Images/yкринформ/2023-05-21T-33-33-48-03-00/630_360_1645195365-772.jpg" xlink:type="simple" xlink:show="embed" xlink:actuate="onLoad" draw:mime-type="image/jpeg"/>
</draw:frame>
The guitar, which was broken on the stage by the Nirvana band Kurt Kobein, was sold at auction for $ 600 thousand.</text:p>
      <text:p text:style-name="P4">
About it reports <text:a xlink:type="simple" xlink:href="https://www.bbc.co.uk/news/world-us-canada-65664330" text:style-name="Internet_20_link" text:visited-style-name="Visited_20_Internet_20_Link">
</text:a>
, reports Ukrinform.</text:p>
      <text:p text:style-name="P4">
<text:a xlink:type="simple" xlink:href="https://www.ukrinform.ua/tag-aukcion" text:style-name="Internet_20_link" text:visited-style-name="Visited_20_Internet_20_Link">
</text:a>
The Julien's Auctions said that the Fender Stratocaster guitar would be sold for $ 60,000. Instead, the tool was sold for $ 595,000. The buyer's name is unnecessary.</text:p>
      <text:p text:style-name="P4">
<draw:frame draw:style-name="fr1" draw:name="Image15" text:anchor-type="as-char" svg:width="6.9236in" svg:height="3.894525in" draw:z-index="0">
<draw:image xlink:href="../Images/yкринформ/2023-05-21T-33-33-48-03-00/1684693594-658.jpg" xlink:type="simple" xlink:show="embed" xlink:actuate="onLoad" draw:mime-type="image/jpeg"/>
</draw:frame>
Kobein broke her when Nirvana worked on her Hit Nvermindn Study in the early 1990s. Later the tool was assembled, but it can no longer be played. The guitar was signed by all three members of the band.</text:p>
      <text:p text:style-name="P4">
<text:span text:style-name="T4">
 Read also: </text:span>
 <text:a xlink:type="simple" xlink:href="https://www.ukrinform.ua/rubric-culture/3710402-na-vistavciaukcioni-u-varsavi-predstavili-kartini-i-vijskovi-trofei-z-ukraini.html" text:style-name="Internet_20_link" text:visited-style-name="Visited_20_Internet_20_Link">
<text:span text:style-name="T4">
 auction </text:span>
</text:a>
“Kurt Kobane when he was on stage when he played, he was a car. This person is evil and you could feel it on stage. And you felt it on how it was handed out with your tools, ”Kody Frederick said with Julien'sauctions.</text:p>
      <text:p text:style-name="P4">
It is known that Kurt Kobane fought with dependence on psychoactive substances with tadepress. He also had a turbulent relationship with his wife Courtney.</text:p>
      <text:p text:style-name="P4">
The performer committed suicide in April 1994.</text:p>
      <text:p text:style-name="P4">
_ Photo in the text: Getty Images _</text:p>
      <text:p text:style-name="P4">
News Source: <text:a xlink:type="simple" xlink:href="https://www.ukrinform.ua/rubric-culture/3712348-rozbitu-gitaru-kurta-kobejna-prodali-na-aukcioni-majze-za-600-tisac.html" text:style-name="Internet_20_link" text:visited-style-name="Visited_20_Internet_20_Link">
https://www.ukrinform.ua/rubric-culture/3712348-rozbitu-gitaru-kurta-kobejna-prodali-na-aukcioni-majze-za-600-tisac.html</text:a>
</text:p>
      <!--NEWS-->
      <text:h text:style-name="P10" text:outline-level="1">
<text:span text:style-name="T4">
UN does not reflect the realities of the 21st century and requires reform - India Prime Minister</text:span>
</text:h>
      <text:p text:style-name="P4">
Authors: Ukrinform (Person)</text:p>
      <text:p text:style-name="P4">
Publisher: Укринформ (Organization)</text:p>
      <text:p text:style-name="P4">
Published Time: 2023-05-21T-35:32:00+03:00</text:p>
      <text:p text:style-name="P4">
Modified Time: 2023-05-21T21:32:00+03:00</text:p>
      <text:p text:style-name="P4">
Description: India Prime Minister Narindra Modi in the course of the G7 summit in Hiroshima questioned the activities of the UN and stated that it did not reflect the realities of the 21st century. - Ukrinform.</text:p>
      <text:p text:style-name="P4">
Images: ['<text:a xlink:type="simple" xlink:href="https://static.ukrinform.com/photos/2023_05/thumb_files/630_360_1684692362-111.jpeg" text:style-name="Internet_20_link" text:visited-style-name="Visited_20_Internet_20_Link">
630_360_16846...</text:a>
']</text:p>
      <text:p text:style-name="P4">
Tags: ['Індія', 'ООН', "Прем'єр"]</text:p>
      <text:p text:style-name="P4">
Type: Article</text:p>
      <!--METADATA-->
      <text:p text:style-name="P4">
<draw:frame draw:style-name="fr1" draw:name="Image16" text:anchor-type="as-char" svg:width="6.9236in" svg:height="3.956343in" draw:z-index="0">
<draw:image xlink:href="../Images/yкринформ/2023-05-21T-35-32-00-03-00/630_360_1684692362-111.jpeg" xlink:type="simple" xlink:show="embed" xlink:actuate="onLoad" draw:mime-type="image/jpeg"/>
</draw:frame>
India Prime Minister Narindra Modi in the course of the G7 Summit in Hiroshima put into question the UN doubt and stated that it did not reflect the realities of the 21st century.</text:p>
      <text:p text:style-name="P4">
About it reports <text:a xlink:type="simple" xlink:href="https://www.outlookindia.com/international/g7-summit-pm-narendra-modi-calls-for-united-nations-reform-news-288156" text:style-name="Internet_20_link" text:visited-style-name="Visited_20_Internet_20_Link">
</text:a>
, reports Ukrinform.</text:p>
      <text:p text:style-name="P4">
Modi strongly called for the reform of the international organization. According to him, the UN will remain simply a "spoken shop" if it does not reflect the realities of the modern world.</text:p>
      <text:p text:style-name="P4">
“We need to analyze why we are forced to talk about peace and stability of rifles? Why was the UN, which was created to preserve peace, is able to prevent conflicts today? Why in <text:a xlink:type="simple" xlink:href="https://www.ukrinform.ua/tag-oon" text:style-name="Internet_20_link" text:visited-style-name="Visited_20_Internet_20_Link">
</text:a>
Not even the definition of terrorism? If you think, it is clear.</text:p>
      <text:p text:style-name="P4">
He stressed that New Delhi strongly insists on reforming the UN.</text:p>
      <text:p text:style-name="P4">
<text:span text:style-name="T4">
 Read also: </text:span>
 <text:a xlink:type="simple" xlink:href="https://www.ukrinform.ua/rubric-world/3712198-guterres-zaaviv-pro-neobhidnist-reformuvanna-radbezu-oon.html" text:style-name="Internet_20_link" text:visited-style-name="Visited_20_Internet_20_Link">
<text:span text:style-name="T4">
 UN </text:span>
</text:a>
As reported by Ukrinform, earlier the UN Secretary General Anthony Guterres was needing to reform the Security Council and the Bretton Woods system to meet the "realities of the modern world".</text:p>
      <text:p text:style-name="P4">
Earlier, President of Ukraine Volodymyr Zelensky stated the need to reform international institutions, including the mechanisms of organization of the united nations.</text:p>
      <text:p text:style-name="P4">
_ Photo from Khaleejtimes.com _</text:p>
      <text:p text:style-name="P4">
News Source: <text:a xlink:type="simple" xlink:href="https://www.ukrinform.ua/rubric-world/3712344-oon-ne-vidobrazae-realij-xxi-stolitta-i-potrebue-reformuvanna-premer-indii.html" text:style-name="Internet_20_link" text:visited-style-name="Visited_20_Internet_20_Link">
https://www.ukrinform.ua/rubric-world/3712344-oon-ne-vidobrazae-realij-xxi-stolitta-i-potrebue-reformuvanna-premer-indii.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1T-35:46:00</text:p>
      <text:p text:style-name="P4">
Location: Donetsk (Latitude:47.85026 Longtitude:37.51282)</text:p>
      <text:p text:style-name="P4">
Videos: []</text:p>
      <text:p text:style-name="P4">
Images: []</text:p>
      <text:p text:style-name="P4">
Tags: ["Russia"]</text:p>
      <text:p text:style-name="P4">
Id: 22564249</text:p>
      <!--METADATA-->
      <text:p text:style-name="P4">
Russian forces conducting offensive actions at Lyman, Bakhmut, Avdiivka andMaryinka directions. Ukrainian military had 53 combat engagements with andRussian forces. Russian forces attempting to advance near Masutivka, Bakhmut,Bila Hora, Novokalynove, Avdiyivka, Syeverne, Maryinka, Novomykhaylivka, -General Staff of Armed Forces of Ukraine says in the morning report</text:p>
      <text:p text:style-name="P4">
News Collection Link: <text:a xlink:type="simple" xlink:href="https://liveuamap.com/en/2023/21-may-russian-forces-conducting-offensive-actions-at-lyman" text:style-name="Internet_20_link" text:visited-style-name="Visited_20_Internet_20_Link">
https://liveuamap.com/en/2023/21-may-russian-forces-conducting-offensive-actions-at-lyman</text:a>
</text:p>
      <text:p text:style-name="P4">
News Source: <text:a xlink:type="simple" xlink:href="https://t.me/lumsrc/4861" text:style-name="Internet_20_link" text:visited-style-name="Visited_20_Internet_20_Link">
https://t.me/lumsrc/4861</text:a>
</text:p>
      <!--NEWS-->
      <text:h text:style-name="P10" text:outline-level="1">
<text:span text:style-name="T4">
At the G7 summit in Hiroshima Ukrainian theme was central - Zelensky</text:span>
</text:h>
      <text:p text:style-name="P4">
Authors: Ukrinform (Person)</text:p>
      <text:p text:style-name="P4">
Publisher: Укринформ (Organization)</text:p>
      <text:p text:style-name="P4">
Published Time: 2023-05-21T-37:14:00+03:00</text:p>
      <text:p text:style-name="P4">
Modified Time: 2023-05-21T21:14:00+03:00</text:p>
      <text:p text:style-name="P4">
Description: In Hiroshima, Ukraine was an honorary participant in the work of the Seven Group, and the Ukrainian topics were central. - Ukrinform.</text:p>
      <text:p text:style-name="P4">
Images: ['<text:a xlink:type="simple" xlink:href="https://static.ukrinform.com/photos/2023_05/thumb_files/630_360_1684676701-846.jpeg" text:style-name="Internet_20_link" text:visited-style-name="Visited_20_Internet_20_Link">
630_360_16846...</text:a>
']</text:p>
      <text:p text:style-name="P4">
Tags: ['Японія', 'Україна', 'Зеленський', 'Саміт G7']</text:p>
      <text:p text:style-name="P4">
Type: Article</text:p>
      <!--METADATA-->
      <text:p text:style-name="P4">
<draw:frame draw:style-name="fr1" draw:name="Image17" text:anchor-type="as-char" svg:width="6.9236in" svg:height="3.956343in" draw:z-index="0">
<draw:image xlink:href="../Images/yкринформ/2023-05-21T-37-14-00-03-00/630_360_1684676701-846.jpeg" xlink:type="simple" xlink:show="embed" xlink:actuate="onLoad" draw:mime-type="image/jpeg"/>
</draw:frame>
Uchiroshima Ukraine was an honorary participant in the work of the Seven Group, and Ukrainian Cateral.</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t.me/OP_UA/9562" text:style-name="Internet_20_link" text:visited-style-name="Visited_20_Internet_20_Link">
</text:a>
</text:span>
</text:p>
      <text:p text:style-name="P4">
<text:span text:style-name="T4">
 Dear Ukrainians!</text:span>
</text:p>
      <text:p text:style-name="P4">
We complete this very difficult, but very important week. On Friday - Ligaarabian states. Saturday and Sunday - G7 plus Ukraine and the extended format - seven plus partners, including the global south, plus Ukraine. Intensively.</text:p>
      <text:p text:style-name="P4">
The world hears our position. The protection and guarantees of security, the return of all our territories, all our people, justice, the realization of our formula of peace ... As for every significant point for Ukraine, we have an understanding with the world. And together we will increase Ukrainian potential.</text:p>
      <text:p text:style-name="P4">
This Saturday is the Day of Science in Ukraine, and the more we give Ukraine, the more we give to all who work in this noble sphere. I congratulate all scientists!</text:p>
      <text:p text:style-name="P4">
Today, on Sunday, here, in Hiroshima, Ukraine was a truly honorary participant in the Great Seven. Ukrainian topics - central, honor to all Ukrainians - special. Thank you "Seven"!</text:p>
      <text:p text:style-name="P4">
Meeting with President Biden - and, as always, we become stronger after such intervals. Meeting with Indonesia leader is meaningful. Meeting with Korea Presidential Republic is a potential for a strong relationship. Meeting with Canada Trudeau Prime Minister-thank you, Justin, you. He talked to leaders and Australia. Separately and in detail with the Prime Minister of Japan-let's increase cooperation.</text:p>
      <text:p text:style-name="P4">
There was also a very important ceremony and appeal to the Museum of Peace in Hiroshima ...</text:p>
      <text:p text:style-name="P4">
Our unity with the world, our protection for Ukrainians and our power - the power of the Ukrainian state - will also be the most worthy commemoration of the memory of our people - different generations - whose life has been broken and trampled by the Russian gap, this long -term tyranny, which changes shapes but kills the equivalent.</text:p>
      <text:p text:style-name="P4">
Today is the Day of Remembrance of Victims of Political Repression ... The Day of Remembrance of All who have been in the Soviet regime. We do not forget what was, we do not forget, weaken, and do not forget that we are obliged to be strong.</text:p>
      <text:p text:style-name="P4">
And we will always.</text:p>
      <text:p text:style-name="P4">
<text:span text:style-name="T4">
Glory to Ukraine!</text:span>
</text:p>
      <text:p text:style-name="P4">
<text:span text:style-name="T5">
Foto: op</text:span>
</text:p>
      <text:p text:style-name="P4">
News Source: <text:a xlink:type="simple" xlink:href="https://www.ukrinform.ua/rubric-polytics/3712347-na-samiti-velikoi-simki-v-hirosimi-ukrainska-tematika-bula-centralnou-zelenskij.html" text:style-name="Internet_20_link" text:visited-style-name="Visited_20_Internet_20_Link">
https://www.ukrinform.ua/rubric-polytics/3712347-na-samiti-velikoi-simki-v-hirosimi-ukrainska-tematika-bula-centralnou-zelenskij.html</text:a>
</text:p>
      <!--NEWS-->
      <text:h text:style-name="P10" text:outline-level="1">
<text:span text:style-name="T4">
Air alarm is announced in a number of regions of Ukraine</text:span>
</text:h>
      <text:p text:style-name="P4">
Authors: Ukrinform (Person)</text:p>
      <text:p text:style-name="P4">
Publisher: Укринформ (Organization)</text:p>
      <text:p text:style-name="P4">
Published Time: 2023-05-21T-39:10:00+03:00</text:p>
      <text:p text:style-name="P4">
Modified Time: 2023-05-21T21:10:00+03:00</text:p>
      <text:p text:style-name="P4">
Description: Air anxiety is declared in five regions of Ukraine. - Ukrinform.</text:p>
      <text:p text:style-name="P4">
Images: ['<text:a xlink:type="simple" xlink:href="https://static.ukrinform.com/photos/2022_04/thumb_files/630_360_1649971569-525.jpg" text:style-name="Internet_20_link" text:visited-style-name="Visited_20_Internet_20_Link">
630_360_16499...</text:a>
']</text:p>
      <text:p text:style-name="P4">
Tags: ['Війна з Росією', 'Повітряна тривога']</text:p>
      <text:p text:style-name="P4">
Type: Article</text:p>
      <!--METADATA-->
      <text:p text:style-name="P4">
<draw:frame draw:style-name="fr1" draw:name="Image18" text:anchor-type="as-char" svg:width="6.9236in" svg:height="3.956343in" draw:z-index="0">
<draw:image xlink:href="../Images/yкринформ/2023-05-21T-39-10-00-03-00/630_360_1649971569-525.jpg" xlink:type="simple" xlink:show="embed" xlink:actuate="onLoad" draw:mime-type="image/jpeg"/>
</draw:frame>
Air alarm is announced in the five region of Ukraine.</text:p>
      <text:p text:style-name="P4">
About it with reference to data <text:a xlink:type="simple" xlink:href="https://map.ukrainealarm.com" text:style-name="Internet_20_link" text:visited-style-name="Visited_20_Internet_20_Link">
</text:a>
Transfers Ukrinform.</text:p>
      <text:p text:style-name="P4">
Air alarm is declared in <text:a xlink:type="simple" xlink:href="https://www.ukrinform.ua/tag-doneccina" text:style-name="Internet_20_link" text:visited-style-name="Visited_20_Internet_20_Link">
</text:a>
, Dnipropetrovsk, Cherkasy, Poltava and Kirovograd regions.</text:p>
      <text:p text:style-name="P4">
Updated!</text:p>
      <text:p text:style-name="P4">
As of 22:49, air anxiety was declared in Zaporozhye, Dnipropetrovsk Thachern region.</text:p>
      <text:p text:style-name="P4">
<text:span text:style-name="T4">
 Read also: </text:span>
 <text:a xlink:type="simple" xlink:href="https://www.ukrinform.ua/rubric-ato/3712326-vijska-rf-zoseredzuut-sili-na-pati-napramkah-za-dobu-24-zitknenna.html" text:style-name="Internet_20_link" text:visited-style-name="Visited_20_Internet_20_Link">
<text:span text:style-name="T4">
 troops </text:span>
 <text:span text:style-name="T4">
 </text:span>
 focus <text:span text:style-name="T4">
 </text:span>
 forces <text:span text:style-name="T4">
 </text:span>
 <text:span text:style-name="T4">
 yat </text:span>
<text:span text:style-name="T4">
 directions </text:span>
 <text:span text:style-name="T4">
 </text:span>
 day <text:span text:style-name="T4">
 </text:span>
 <text:span text:style-name="T4">
 collision </text:span>
</text:a>
As reported by Ukrinform, during the last alarm in the Kharkiv region Russian invaders <text:a xlink:type="simple" xlink:href="https://www.ukrinform.ua/rubric-ato/3712334-rosiani-obstrilali-selo-na-harkivsini-poranenij-colovik.html" text:style-name="Internet_20_link" text:visited-style-name="Visited_20_Internet_20_Link">
</text:a>
A house was damaged in the village of Tsirkunynarkivsky District, a man was damaged.</text:p>
      <text:p text:style-name="P4">
News Source: <text:a xlink:type="simple" xlink:href="https://www.ukrinform.ua/rubric-regions/3712345-u-nizci-oblastej-ukraini-ogolosena-povitrana-trivoga.html" text:style-name="Internet_20_link" text:visited-style-name="Visited_20_Internet_20_Link">
https://www.ukrinform.ua/rubric-regions/3712345-u-nizci-oblastej-ukraini-ogolosena-povitrana-trivoga.html</text:a>
</text:p>
      <!--NEWS-->
      <text:h text:style-name="P10" text:outline-level="1">
<text:span text:style-name="T4">
The invaders have to constantly feel threatened</text:span>
</text:h>
      <text:p text:style-name="P4">
Authors: Ukrinform (Person)</text:p>
      <text:p text:style-name="P4">
Publisher: Укринформ (Organization)</text:p>
      <text:p text:style-name="P4">
Published Time: 2023-05-21T-42:57:00+03:00</text:p>
      <text:p text:style-name="P4">
Modified Time: 2023-05-21T20:57:00+03:00</text:p>
      <text:p text:style-name="P4">
Description: Russian troops are still trying to take the whole city of Bakhmut under their control, but the defense forces continue to counter the enemy, moving in some areas per day for 200 meters. - Ukrinform.</text:p>
      <text:p text:style-name="P4">
Images: ['<text:a xlink:type="simple" xlink:href="https://static.ukrinform.com/photos/2023_05/thumb_files/630_360_1684691970-341.jpg" text:style-name="Internet_20_link" text:visited-style-name="Visited_20_Internet_20_Link">
630_360_16846...</text:a>
']</text:p>
      <text:p text:style-name="P4">
Tags: ['Бахмут', 'ЗСУ', 'Війна з Росією', 'Єдині новини']</text:p>
      <text:p text:style-name="P4">
Type: Article</text:p>
      <!--METADATA-->
      <text:p text:style-name="P4">
<draw:frame draw:style-name="fr1" draw:name="Image19" text:anchor-type="as-char" svg:width="6.9236in" svg:height="3.956343in" draw:z-index="0">
<draw:image xlink:href="../Images/yкринформ/2023-05-21T-42-57-00-03-00/630_360_1684691970-341.jpg" xlink:type="simple" xlink:show="embed" xlink:actuate="onLoad" draw:mime-type="image/jpeg"/>
</draw:frame>
The military carf is still trying to take the whole city of Bakhmut under their control, but Silioborki continues to counteract the enemy by moving on some of the people per day for 200 meters.</text:p>
      <text:p text:style-name="P4">
The spokesman of the Eastern Urgent Armed Forces of the Armed Forces Sergey Cherevaty reported this on the air of the Televahorphone "Unified News", Ukrinform correspondent reports.</text:p>
      <text:p text:style-name="P4">
“Bakhmut remains the priority target of the occupier, they try to take completely completely under their control. Our units keep the defense of several buildings and a number of fortifications in the southwestern part of the city. Also, our units are where there is an opportunity, where there is no risk, they have moved, contracted by the enemy. In particular, during this day, some of the 200 meters were traveled at some of the exceeds, ”the spokesman said.</text:p>
      <text:p text:style-name="P4">
Answering questions about the threat of the occupiers in Bakhmut, he abused that the enemy should feel this threat constantly.</text:p>
      <text:p text:style-name="P4">
“Whether we will surround them now or a little later, it will be anyway. It will be a group to the end. In fact, irreparable losses were inflicted with a lamp, "Wagner", no matter how they burst, " - noted.</text:p>
      <text:p text:style-name="P4">
<text:span text:style-name="T4">
 Read also: </text:span>
 <text:a xlink:type="simple" xlink:href="https://www.ukrinform.ua/rubric-ato/3712321-sili-oboroni-prodovzuut-nastupalni-dii-na-flangah-poblizu-bahmuta-sirskij.html" text:style-name="Internet_20_link" text:visited-style-name="Visited_20_Internet_20_Link">
<text:span text:style-name="T4">
 Bakhmut </text:span>
</text:a>
According to the abdomen, the enemy under <text:a xlink:type="simple" xlink:href="https://www.ukrinform.ua/tag-bahmut" text:style-name="Internet_20_link" text:visited-style-name="Visited_20_Internet_20_Link">
</text:a>
suffered serious losses.</text:p>
      <text:p text:style-name="P4">
“Despite the fact that we have no numerical advantage, and even more sortyer's shells, we are trying to push the enemy to push out the enemy through training and more military. Not many people in our country know about it and, as Kharkiv surgery showed, it is very good when the enemy does not know where the main blow will be inflicted, ”Cherevaty said.</text:p>
      <text:p text:style-name="P4">
He also assured that the Ukrainian command sees very well, as the devote pulls forces, and several variants have been prepared for every action of the enemy.According to the spokesman, in the Bakhmut direction, the enemy has been watching the lack of "Wagner" for several weeks, so the Russian command is thrown off units of regular troops.</text:p>
      <text:p text:style-name="P4">
<text:span text:style-name="T4">
 Read also: </text:span>
 <text:a xlink:type="simple" xlink:href="https://www.ukrinform.ua/rubric-ato/3712157-rosianam-ne-vdalos-otociti-bahmut-voni-vtratili-castinu-panivnih-visot-malar.html" text:style-name="Internet_20_link" text:visited-style-name="Visited_20_Internet_20_Link">
<text:span text:style-name="T4">
 Bakhmut </text:span>
</text:a>
“They are exacerbated by small-scale units, units of the Airborne Destantivsk and we also see that there are other private military campaigns of the veteran. They lack qualified personnel, ”he said.</text:p>
      <text:p text:style-name="P4">
At the same time, the Cherevaty noted that the projectile hunger, unlike personnel, has no place. Answering the question of whether the racists really lack, Cherevaty reported: “This is not true. Only for this extraction, 411 times were beaten in our positions only in the Bakhmut direction and 576 times in the Lyman -Kupyansky direction, using more than 30 thousand sins, ”the spokesman said.</text:p>
      <text:p text:style-name="P4">
As reported by Ukrinform, today the commander of the Land Forces of the Armed Solution Colonel-General Alexander Syrsky reported that Ukrainian soldiers are in the flanks in Bakhmut's suburbs and in fact <text:a xlink:type="simple" xlink:href="https://www.ukrinform.ua/rubric-ato/3712221-ukrainski-vijska-nablizautsa-do-vzatta-bahmuta-u-takticne-otocenna-sirskij.html" text:style-name="Internet_20_link" text:visited-style-name="Visited_20_Internet_20_Link">
</text:a>
<text:span text:style-name="T5">
Foto: Konstantin Liber</text:span>
</text:p>
      <text:p text:style-name="P4">
News Source: <text:a xlink:type="simple" xlink:href="https://www.ukrinform.ua/rubric-ato/3712342-zagarbniki-maut-postijno-vidcuvati-zagrozu-otocenna-bahmuta-cerevatij.html" text:style-name="Internet_20_link" text:visited-style-name="Visited_20_Internet_20_Link">
https://www.ukrinform.ua/rubric-ato/3712342-zagarbniki-maut-postijno-vidcuvati-zagrozu-otocenna-bahmuta-cerevatij.html</text:a>
</text:p>
      <!--NEWS-->
      <text:h text:style-name="P10" text:outline-level="1">
<text:span text:style-name="T4">
Borussia defeated Augsburg and headed the Bundesliga in the penultimate round</text:span>
</text:h>
      <text:p text:style-name="P4">
Authors: Ukrinform (Person)</text:p>
      <text:p text:style-name="P4">
Publisher: Укринформ (Organization)</text:p>
      <text:p text:style-name="P4">
Published Time: 2023-05-21T-44:55:48+03:00</text:p>
      <text:p text:style-name="P4">
Modified Time: 2023-05-21T20:55:48+03:00</text:p>
      <text:p text:style-name="P4">
Description: "Shmeli" is ahead of Bavaria to 2 points. - Ukrinform.</text:p>
      <text:p text:style-name="P4">
Images: ['<text:a xlink:type="simple" xlink:href="https://static.ukrinform.com/photos/2023_05/thumb_files/630_360_1684691684-490.jpg" text:style-name="Internet_20_link" text:visited-style-name="Visited_20_Internet_20_Link">
630_360_16846...</text:a>
']</text:p>
      <text:p text:style-name="P4">
Tags: ['Баварія', 'Футбол', 'Боруссія Дортмунд']</text:p>
      <text:p text:style-name="P4">
Type: Article</text:p>
      <!--METADATA-->
      <text:p text:style-name="P4">
<draw:frame draw:style-name="fr1" draw:name="Image20" text:anchor-type="as-char" svg:width="6.9236in" svg:height="3.956343in" draw:z-index="0">
<draw:image xlink:href="../Images/yкринформ/2023-05-21T-44-55-48-03-00/630_360_1684691684-490.jpg" xlink:type="simple" xlink:show="embed" xlink:actuate="onLoad" draw:mime-type="image/jpeg"/>
</draw:frame>
"Shmeli" is ahead of Bavaria to 2 points.</text:p>
      <text:p text:style-name="P4">
"Borussia" in a foreign field won "Augsburg" 3-0 in the 33rd round of German Bundesliga, Ukrinform reports.</text:p>
      <text:p text:style-name="P4">
Brandt was celebrated in Schmelov, Alle was scored twice more</text:p>
      <text:p text:style-name="P4">
The victory in the match allowed the ward of Terzich to head the Bundesliga, having a bite of 70 points after 33 matches.</text:p>
      <text:p text:style-name="P4">
<text:span text:style-name="T4">
 Read also: </text:span>
 <text:a xlink:type="simple" xlink:href="https://www.ukrinform.ua/rubric-sports/3712011-mancester-siti-dostrokovo-stav-cempionom-anglii.html" text:style-name="Internet_20_link" text:visited-style-name="Visited_20_Internet_20_Link">
</text:a>
As it was reported, "Bavaria" in the penultimate tour gave way to "Leipzig"(1:3).</text:p>
      <text:p text:style-name="P4">
Фото: twitter.com/BVB</text:p>
      <text:p text:style-name="P4">
News Source: <text:a xlink:type="simple" xlink:href="https://www.ukrinform.ua/rubric-sports/3712341-borussia-rozgromila-augsburg-i-ocolila-bundesligu-v-peredostannomu-turi.html" text:style-name="Internet_20_link" text:visited-style-name="Visited_20_Internet_20_Link">
https://www.ukrinform.ua/rubric-sports/3712341-borussia-rozgromila-augsburg-i-ocolila-bundesligu-v-peredostannomu-turi.html</text:a>
</text:p>
      <!--NEWS-->
      <text:h text:style-name="P10" text:outline-level="1">
<text:span text:style-name="T4">
The ruling party is leading in Greece elections - Exitpol</text:span>
</text:h>
      <text:p text:style-name="P4">
Authors: Ukrinform (Person)</text:p>
      <text:p text:style-name="P4">
Publisher: Укринформ (Organization)</text:p>
      <text:p text:style-name="P4">
Published Time: 2023-05-21T-46:40:00+03:00</text:p>
      <text:p text:style-name="P4">
Modified Time: 2023-05-21T20:40:00+03:00</text:p>
      <text:p text:style-name="P4">
Description: According to Exit, conducted by six sociological agencies, the ruling Conservative Party "New Democracy" is leading in the parliamentary elections in Greece. - Ukrinform.</text:p>
      <text:p text:style-name="P4">
Images: ['<text:a xlink:type="simple" xlink:href="https://static.ukrinform.com/photos/2023_04/thumb_files/630_360_1682200402-183.png" text:style-name="Internet_20_link" text:visited-style-name="Visited_20_Internet_20_Link">
630_360_16822...</text:a>
']</text:p>
      <text:p text:style-name="P4">
Tags: ['Греція', 'Парламент', 'Вибори', 'Екзитпол']</text:p>
      <text:p text:style-name="P4">
Type: Article</text:p>
      <!--METADATA-->
      <text:p text:style-name="P4">
<draw:frame draw:style-name="fr1" draw:name="Image21" text:anchor-type="as-char" svg:width="6.9236in" svg:height="3.956343in" draw:z-index="0">
<draw:image xlink:href="../Images/yкринформ/2023-05-21T-46-40-00-03-00/630_360_1682200402-183.png" xlink:type="simple" xlink:show="embed" xlink:actuate="onLoad" draw:mime-type="image/png"/>
</draw:frame>
According to Daniecitol, conducted by six sociological agencies, the ruling Conservative Party "Nova Democracy" is leading in the parliamentary elections of Ugretation.</text:p>
      <text:p text:style-name="P4">
About it reports <text:a xlink:type="simple" xlink:href="https://www.ekathimerini.com/news/1211272/greeks-head-to-polls-live-blog/" text:style-name="Internet_20_link" text:visited-style-name="Visited_20_Internet_20_Link">
</text:a>
, reports Ukrinform.</text:p>
      <text:p text:style-name="P4">
According to the survey, New Democracy is gaining from 37.5% to 41.5% of the vote, and the left "Siriz" is concerned with 23.5-27.5%. Other parties have the following results: Passover –11.5%-12.5%, Communist Party of Greece(CPG)-6.5%-7.5%, Mera25 and Plefsielefterias-2.5%-3.5%.</text:p>
      <text:p text:style-name="P4">
However, despite the fact that the New Democracy of the current Prime Minister Kiriakosamitzotakis ahead of her main competitor, she is likely to keep the vast majority of votes. According to sociologists, more than 45%need to be dumped for the full winning party.</text:p>
      <text:p text:style-name="P4">
Polling stations in <text:a xlink:type="simple" xlink:href="https://www.ukrinform.ua/tag-grecia" text:style-name="Internet_20_link" text:visited-style-name="Visited_20_Internet_20_Link">
</text:a>
have already closed. The foundations of the General General of the Ministry of Internal Affairs of Georgia Michalis Stavrianudakis, is expected that by 21:00 there will be a known percentage of votes that will indicate the election winner.</text:p>
      <text:p text:style-name="P4">
<text:span text:style-name="T4">
 Read also: </text:span>
 <text:a xlink:type="simple" xlink:href="https://www.ukrinform.ua/rubric-world/3712307-premerka-litvi-ne-viklucae-svoei-vidstavki-akso-parlament-ne-pide-na-dostrokovi-vibori.html" text:style-name="Internet_20_link" text:visited-style-name="Visited_20_Internet_20_Link">
<text:span text:style-name="T4">
 choice </text:span>
</text:a>
As reported by Ukrinform, <text:a xlink:type="simple" xlink:href="https://www.ukrinform.ua/rubric-world/3712140-u-grecii-prohodat-parlamentski-vibori.html" text:style-name="Internet_20_link" text:visited-style-name="Visited_20_Internet_20_Link">
</text:a>
- Citizens of the country have the government for the next four years. In total, the elections were attended by 36 parties and coalitions of the 50s who applied, as well as one person. Among them is the ruling Conservative Party "New Democracy", the left party "Siriz", the socialist alliance "Pasok- movement for changes", the Greek Communist Party, the pro-Russian nationalist Party "Greek Solution" and the left radical parties of the Mera25.</text:p>
      <text:p text:style-name="P4">
To go to parliament, parties have to receive at least 3% of the vote.</text:p>
      <text:p text:style-name="P4">
However, the leaders of the three largest parties - New Democracy, Siriz and Pasok - Road for Changes - have already said they did not want to cooperate with each other.</text:p>
      <text:p text:style-name="P4">
Thus, the second round of voting in July is almost inevitable.</text:p>
      <text:p text:style-name="P4">
News Source: <text:a xlink:type="simple" xlink:href="https://www.ukrinform.ua/rubric-world/3712340-na-viborah-u-grecii-lidirue-pravlaca-partia-ekzipol.html" text:style-name="Internet_20_link" text:visited-style-name="Visited_20_Internet_20_Link">
https://www.ukrinform.ua/rubric-world/3712340-na-viborah-u-grecii-lidirue-pravlaca-partia-ekzipol.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21T-48:25:00+03:00</text:p>
      <text:p text:style-name="P4">
Modified Time: 2023-05-21T20:25: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2" text:anchor-type="as-char" svg:width="6.9236in" svg:height="3.956343in" draw:z-index="0">
<draw:image xlink:href="../Images/yкринформ/2023-05-21T-48-25-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Russians fired a village in Kharkiv region, a wounded man</text:span>
</text:h>
      <text:p text:style-name="P4">
Authors: Ukrinform (Person)</text:p>
      <text:p text:style-name="P4">
Publisher: Укринформ (Organization)</text:p>
      <text:p text:style-name="P4">
Published Time: 2023-05-21T-50:09:00+03:00</text:p>
      <text:p text:style-name="P4">
Modified Time: 2023-05-21T20:09:00+03:00</text:p>
      <text:p text:style-name="P4">
Description: Russian invaders struck another rocket strike in the village of Tsirkuni, Kharkiv district -a damaged house, a man was injured. - Ukrinform.</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Поранені', 'Харківщина', 'Війна з Росією']</text:p>
      <text:p text:style-name="P4">
Type: Article</text:p>
      <!--METADATA-->
      <text:p text:style-name="P4">
<draw:frame draw:style-name="fr1" draw:name="Image23" text:anchor-type="as-char" svg:width="6.9236in" svg:height="3.954441in" draw:z-index="0">
<draw:image xlink:href="../Images/yкринформ/2023-05-21T-50-09-00-03-00/630_360_1670260661-504.jpg" xlink:type="simple" xlink:show="embed" xlink:actuate="onLoad" draw:mime-type="image/jpeg"/>
</draw:frame>
The Russian -headed rocket stroke in the village of Tsirkuni of the Kharkiv district - a damaged house, a man was injured.</text:p>
      <text:p text:style-name="P4">
According to Ukrinform, the chairman of the Kharkiv Regional Council Oleg Synigubov reports in <text:a xlink:type="simple" xlink:href="https://t.me/synegubov/6254" text:style-name="Internet_20_link" text:visited-style-name="Visited_20_Internet_20_Link">
</text:a>
"The enemy has caused another <text:a xlink:type="simple" xlink:href="https://www.ukrinform.ua/tag-raketnij-udar" text:style-name="Internet_20_link" text:visited-style-name="Visited_20_Internet_20_Link">
</text:a>
According to the village of Tsirkuni of Kharkiv district. One of the missiles, pre -S -300, hit the shadows, another damaged a private dwelling house, " - the testimony reads.</text:p>
      <text:p text:style-name="P4">
A civilian man was injured. Doctors now provide him with help.</text:p>
      <text:p text:style-name="P4">
<text:span text:style-name="T4">
 Read also: </text:span>
 <text:a xlink:type="simple" xlink:href="https://www.ukrinform.ua/rubric-ato/3712329-zagarbniki-zavdaut-udariv-po-harkovu.html" text:style-name="Internet_20_link" text:visited-style-name="Visited_20_Internet_20_Link">
</text:a>
Emergency services work on site.</text:p>
      <text:p text:style-name="P4">
The information is specified.</text:p>
      <text:p text:style-name="P4">
As it was reported, air alarm has been announced in the Kharkiv region.</text:p>
      <text:p text:style-name="P4">
News Source: <text:a xlink:type="simple" xlink:href="https://www.ukrinform.ua/rubric-ato/3712334-rosiani-obstrilali-selo-na-harkivsini-poranenij-colovik.html" text:style-name="Internet_20_link" text:visited-style-name="Visited_20_Internet_20_Link">
https://www.ukrinform.ua/rubric-ato/3712334-rosiani-obstrilali-selo-na-harkivsini-poranenij-colovik.html</text:a>
</text:p>
      <!--NEWS-->
      <text:h text:style-name="P10" text:outline-level="1">
<text:span text:style-name="T4">
The invaders strike the Kharkov</text:span>
</text:h>
      <text:p text:style-name="P4">
Authors: Ukrinform (Person)</text:p>
      <text:p text:style-name="P4">
Publisher: Укринформ (Organization)</text:p>
      <text:p text:style-name="P4">
Published Time: 2023-05-21T-53:51:00+03:00</text:p>
      <text:p text:style-name="P4">
Modified Time: 2023-05-21T19:51:00+03:00</text:p>
      <text:p text:style-name="P4">
Description: Russian invaders strike Kharkiv.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Харків', 'Війна з Росією']</text:p>
      <text:p text:style-name="P4">
Type: Article</text:p>
      <!--METADATA-->
      <text:p text:style-name="P4">
<draw:frame draw:style-name="fr1" draw:name="Image24" text:anchor-type="as-char" svg:width="6.9236in" svg:height="3.956343in" draw:z-index="0">
<draw:image xlink:href="../Images/yкринформ/2023-05-21T-53-51-00-03-00/630_360_1669987737-966.jpg" xlink:type="simple" xlink:show="embed" xlink:actuate="onLoad" draw:mime-type="image/jpeg"/>
</draw:frame>
Russian -shaped ones strike the Kharkiv.</text:p>
      <text:p text:style-name="P4">
According to Ukrinform, the chairman of the Kharkiv Regional Council Oleg Synigubov reports in <text:a xlink:type="simple" xlink:href="https://t.me/synegubov/6253" text:style-name="Internet_20_link" text:visited-style-name="Visited_20_Internet_20_Link">
</text:a>
.</text:p>
      <text:p text:style-name="P4">
"Attention!Inhabitants of Kharkiv and the region, the invaders again strike!", "Sinegubov said.</text:p>
      <text:p text:style-name="P4">
<text:span text:style-name="T4">
 Read also: </text:span>
 <text:a xlink:type="simple" xlink:href="https://www.ukrinform.ua/rubric-regions/3712264-na-harkivsini-cerez-vibuh-nevidomogo-predmeta-colovik-vtrativ-stupnu.html" text:style-name="Internet_20_link" text:visited-style-name="Visited_20_Internet_20_Link">
<text:span text:style-name="T4">
 Kharkiv </text:span>
</text:a>
He urged not to ignore the alarm and stay in shelters.</text:p>
      <text:p text:style-name="P4">
As it was reported, air alarm has been announced in the Kharkiv region.</text:p>
      <text:p text:style-name="P4">
News Source: <text:a xlink:type="simple" xlink:href="https://www.ukrinform.ua/rubric-ato/3712329-zagarbniki-zavdaut-udariv-po-harkovu.html" text:style-name="Internet_20_link" text:visited-style-name="Visited_20_Internet_20_Link">
https://www.ukrinform.ua/rubric-ato/3712329-zagarbniki-zavdaut-udariv-po-harkovu.html</text:a>
</text:p>
      <!--NEWS-->
      <text:h text:style-name="P10" text:outline-level="1">
<text:span text:style-name="T4">
The enemy fired two communities in Dnipropetrovsk, there is a destruction</text:span>
</text:h>
      <text:p text:style-name="P4">
Authors: Ukrinform (Person)</text:p>
      <text:p text:style-name="P4">
Publisher: Укринформ (Organization)</text:p>
      <text:p text:style-name="P4">
Published Time: 2023-05-21T-55:42:00+03:00</text:p>
      <text:p text:style-name="P4">
Modified Time: 2023-05-21T19:42:00+03:00</text:p>
      <text:p text:style-name="P4">
Description: During the day, Russian invaders have repeatedly attacked the Mirovsky community in the Nikopol region, as well as the community in the Sinelnikov district of Dnipropetrovsk region. - Ukrinform.</text:p>
      <text:p text:style-name="P4">
Images: ['<text:a xlink:type="simple" xlink:href="https://static.ukrinform.com/photos/2023_05/thumb_files/630_360_1684687606-120.jpeg" text:style-name="Internet_20_link" text:visited-style-name="Visited_20_Internet_20_Link">
630_360_16846...</text:a>
', '<text:a xlink:type="simple" xlink:href="https://static.ukrinform.com/photos/2023_05/1684687606-532.jpeg" text:style-name="Internet_20_link" text:visited-style-name="Visited_20_Internet_20_Link">
1684687606-53...</text:a>
', '<text:a xlink:type="simple" xlink:href="https://static.ukrinform.com/photos/2023_05/1684687605-666.jpeg" text:style-name="Internet_20_link" text:visited-style-name="Visited_20_Internet_20_Link">
1684687605-66...</text:a>
']</text:p>
      <text:p text:style-name="P4">
Tags: ['Дніпропетровщина', 'Обстріл', 'Війна з Росією']</text:p>
      <text:p text:style-name="P4">
Type: Article</text:p>
      <!--METADATA-->
      <text:p text:style-name="P4">
<draw:frame draw:style-name="fr1" draw:name="Image25" text:anchor-type="as-char" svg:width="6.9236in" svg:height="3.956343in" draw:z-index="0">
<draw:image xlink:href="../Images/yкринформ/2023-05-21T-55-42-00-03-00/630_360_1684687606-120.jpeg" xlink:type="simple" xlink:show="embed" xlink:actuate="onLoad" draw:mime-type="image/jpeg"/>
</draw:frame>
For the day, Russian invaders have repeatedly attacked the Mirovsky community that the Nanikopol region, as well as the community in the Sinelnikov district of the Dnipropetrovsk region.</text:p>
      <text:p text:style-name="P4">
About it in <text:a xlink:type="simple" xlink:href="https://t.me/mykola_lukashuk/4663" text:style-name="Internet_20_link" text:visited-style-name="Visited_20_Internet_20_Link">
</text:a>
Informs Mykola Lukashuk, the Chief Properepetrovsk Regional Council, Ukrinform reports.</text:p>
      <text:p text:style-name="P4">
"The drone was hit and more than 40 shells were released from heavy artillery. The shelling destroyed a private dwelling house and passenger car <text:a xlink:type="simple" xlink:href="https://www.ukrinform.ua/tag-avtomobil" text:style-name="Internet_20_link" text:visited-style-name="Visited_20_Internet_20_Link">
</text:a>
. Six more private homes, an outbuilding and a car is mutilated. The mail, the medical institution, the agricultural enterprise, the administrative building were also affected, "the post reads.</text:p>
      <text:p text:style-name="P4">
<draw:frame draw:style-name="fr1" draw:name="Image26" text:anchor-type="as-char" svg:width="6.912156in" svg:height="10.0in" draw:z-index="0">
<draw:image xlink:href="../Images/yкринформ/2023-05-21T-55-42-00-03-00/1684687606-532.jpeg" xlink:type="simple" xlink:show="embed" xlink:actuate="onLoad" draw:mime-type="image/jpeg"/>
</draw:frame>
<draw:frame draw:style-name="fr1" draw:name="Image27" text:anchor-type="as-char" svg:width="6.9236in" svg:height="4.3842in" draw:z-index="0">
<draw:image xlink:href="../Images/yкринформ/2023-05-21T-55-42-00-03-00/1684687605-666.jpeg" xlink:type="simple" xlink:show="embed" xlink:actuate="onLoad" draw:mime-type="image/jpeg"/>
</draw:frame>
There are no victims.</text:p>
      <text:p text:style-name="P4">
<text:span text:style-name="T4">
 Read also: </text:span>
 <text:a xlink:type="simple" xlink:href="https://www.ukrinform.ua/rubric-ato/3711969-vorog-iz-vazkoi-artilerii-obstrilav-nikopolskij-rajon-poranena-zinka.html" text:style-name="Internet_20_link" text:visited-style-name="Visited_20_Internet_20_Link">
</text:a>
In addition, the enemy was struck by the Sinelnikovsky District Community. The shelling area is currently being examined. There are no victims.</text:p>
      <text:p text:style-name="P4">
As reported by Ukrinform, on the night of May 21 <text:a xlink:type="simple" xlink:href="https://www.ukrinform.ua/rubric-ato/3712059-rosiani-vnoci-spramuvali-na-dnipropetrovsinu-droni-usi-zbila-ppo.html" text:style-name="Internet_20_link" text:visited-style-name="Visited_20_Internet_20_Link">
</text:a>
, but all of them were destroyed by Siilappo.</text:p>
      <text:p text:style-name="P4">
News Source: <text:a xlink:type="simple" xlink:href="https://www.ukrinform.ua/rubric-ato/3712328-vorog-obstrilav-dvi-gromadi-na-dnipropetrovsini.html" text:style-name="Internet_20_link" text:visited-style-name="Visited_20_Internet_20_Link">
https://www.ukrinform.ua/rubric-ato/3712328-vorog-obstrilav-dvi-gromadi-na-dnipropetrovsini.html</text:a>
</text:p>
      <!--NEWS-->
      <text:h text:style-name="P10" text:outline-level="1">
<text:span text:style-name="T4">
Russian troops concentrate forces on five directions - a day 24 clashes</text:span>
</text:h>
      <text:p text:style-name="P4">
Authors: Ukrinform (Person)</text:p>
      <text:p text:style-name="P4">
Publisher: Укринформ (Organization)</text:p>
      <text:p text:style-name="P4">
Published Time: 2023-05-21T-57:26:00+03:00</text:p>
      <text:p text:style-name="P4">
Modified Time: 2023-05-21T19:26:00+03:00</text:p>
      <text:p text:style-name="P4">
Description: The troops of the Russian Federation focus on the main efforts on the Kupyansk, Lyman, Bakhmut, Avdiiv and Marinsky directions, and the activities of the sabotage and intelligence groups of the enemy are recorded in the Seversky and Slobozhansky. - Ukrinform.</text:p>
      <text:p text:style-name="P4">
Images: ['<text:a xlink:type="simple" xlink:href="https://static.ukrinform.com/photos/2022_10/thumb_files/630_360_1667121269-457.jpg" text:style-name="Internet_20_link" text:visited-style-name="Visited_20_Internet_20_Link">
630_360_16671...</text:a>
']</text:p>
      <text:p text:style-name="P4">
Tags: ['Генштаб', 'ЗСУ', 'Війна з Росією']</text:p>
      <text:p text:style-name="P4">
Type: Article</text:p>
      <!--METADATA-->
      <text:p text:style-name="P4">
<draw:frame draw:style-name="fr1" draw:name="Image28" text:anchor-type="as-char" svg:width="6.9236in" svg:height="3.956343in" draw:z-index="0">
<draw:image xlink:href="../Images/yкринформ/2023-05-21T-57-26-00-03-00/630_360_1667121269-457.jpg" xlink:type="simple" xlink:show="embed" xlink:actuate="onLoad" draw:mime-type="image/jpeg"/>
</draw:frame>
The Russian Federation focuses major efforts in Kupyansk, Lyman, Bakhmut, Avdiiv and Marinskaya, Nasiversky and Slobozhansky's activities of the enemy's sabotage and intelligence groups have been recorded.</text:p>
      <text:p text:style-name="P4">
According to Ukrinform, the General Staff of the Armed Forces of Ukraine reported in <text:a xlink:type="simple" xlink:href="https://www.facebook.com/GeneralStaff.ua/posts/pfbid0tmZPh9xu2hbYTThyQyd4bhdL7Qicc1bzdcWNy1Q4BZ2pfbWjVQveopAkB8XVHUG2l" text:style-name="Internet_20_link" text:visited-style-name="Visited_20_Internet_20_Link">
</text:a>
Having published the prompt information as of 18:00 on May 21.</text:p>
      <text:p text:style-name="P4">
During the day, 24 combat clashes took place during the Kupyansk, Lyman, Bakhmut, Avdiivsky Tamarin directions. Bakhmut and Marinka, Donetsk region, remain wiping.</text:p>
      <text:p text:style-name="P4">
In total, the Russian army per day performed four missile and 45 aviation managers, as well as more than 30 shelling of rocket launchers, destroying and damaging private dwellings and other civilinefrastructure.</text:p>
      <text:p text:style-name="P4">
<text:span text:style-name="T4">
 Read also: </text:span>
 <text:a xlink:type="simple" xlink:href="https://www.ukrinform.ua/rubric-ato/3712182-rosiani-obstrilali-aviabombami-selo-na-hersonsini-poskodzena-civilna-infrastruktura.html" text:style-name="Internet_20_link" text:visited-style-name="Visited_20_Internet_20_Link">
<text:span text:style-name="T4">
 firing </text:span>
</text:a>
For missile strikes on estuary, Slavyansk and Konstantinovtsi, the enemy has elaborated S-300 anti-aircraft missile systems, which are not high-precision weapons, which emphasizes the tactics of terror from the Russian Federation.</text:p>
      <text:p text:style-name="P4">
In total, Ukrainian aviation per day made 12 beats in the areas of concentration of personal staff and military equipment of Russian invaders, as well as four-on the anti-aircraft missile complexes of the enemy.</text:p>
      <text:p text:style-name="P4">
Units of missile troops and artillery of the Armed Forces, for their part, were affected by the area of arms and military equipment of the Russians, two ammunition depots, two artillery units in fire positions and another important target.</text:p>
      <text:p text:style-name="P4">
<text:span text:style-name="T4">
 Read also: </text:span>
 <text:a xlink:type="simple" xlink:href="https://www.ukrinform.ua/rubric-ato/3712177-zsu-za-dobu-znisili-tri-roti-i-pat-skladiv-boepripasiv-rosian-na-tavrijskomu-napramku.html" text:style-name="Internet_20_link" text:visited-style-name="Visited_20_Internet_20_Link">
<text:span text:style-name="T4">
 warehouse </text:span>
</text:a>
Also during the day Ukrainian defenders destroyed three intelligence units of the enemy.</text:p>
      <text:p text:style-name="P4">
The General Staff warns: the likelihood of rocket launchers throughout the Russians remains high throughout Ukraine.</text:p>
      <text:p text:style-name="P4">
<text:span text:style-name="T4">
 In Volyn and Polissya directions </text:span>
 The operational situation has been significantly variable.</text:p>
      <text:p text:style-name="P4">
<text:span text:style-name="T4">
 In the Siversky and Slobozhansky directions </text:span>
 Russia continues to retain a military presence in border areas with Ukraine, in some sections of the state border there are enemy DRG.<text:span text:style-name="T4">
 Read also: </text:span>
 <text:a xlink:type="simple" xlink:href="https://www.ukrinform.ua/rubric-ato/3712287-rosiani-pat-raziv-obstrilali-prikordonna-sumsini-ta-cernigivsini.html" text:style-name="Internet_20_link" text:visited-style-name="Visited_20_Internet_20_Link">
<text:span text:style-name="T4">
 border </text:span>
</text:a>
<text:span text:style-name="T4">
 In the Kupyansk direction </text:span>
 invaders do not stop attempts to improve tactical. During the day, unsuccessful offensive actions in the area of Masyutivka.</text:p>
      <text:p text:style-name="P4">
Artillery and mortar strikes from the Russians were Kamyanka, well, Krasne first, Petro-Ivanivka, Fygolovka, Novomlinsk, Wesadne, Monachynivka, Masyutivka, Tabaivka and Berestovo of Kharkiv region and Stelmakhivka Lugansk region.</text:p>
      <text:p text:style-name="P4">
<text:span text:style-name="T4">
 In the Liman direction </text:span>
 during the day the enemy conducted offensive actions in the direction of the Darjivka, but did not success. From aviation the enemy beat in the Nevsky district.</text:p>
      <text:p text:style-name="P4">
The strokes of Russian artillery were the settlements located near the bond collision, including Makiivka, Nevskoye and Bigorivka of the Luhansk region, as well as Thorns, Verkhnayamyansk and controversial Donetsk region.</text:p>
      <text:p text:style-name="P4">
<text:span text:style-name="T4">
 In the Bakhmut direction </text:span>
 Russian troops continue to take offensive actions. Bahmut city is ongoing. During the day, the invaders unsuccessfully tried to draw the lost positions south of Ivanovsky, in the direction of Grigoriv they worked off the offensive, but did not have success.</text:p>
      <text:p text:style-name="P4">
<text:span text:style-name="T4">
 Read also: </text:span>
 <text:a xlink:type="simple" xlink:href="https://www.ukrinform.ua/rubric-ato/3712308-u-suhoputnih-vijskah-zaavili-so-zacistili-vid-voroga-se-700-metriv-pid-bahmutom.html" text:style-name="Internet_20_link" text:visited-style-name="Visited_20_Internet_20_Link">
<text:span text:style-name="T4">
 700 </text:span>
 <text:span text:style-name="T4">
 meters </text:span>
</text:a>
Russian aircraft struck in Bakhmut and Ivanivsky. Orikhovo-Vasylivka, Markovo, Bakhmut, Ivanivske, Biagoura and New York of Donetsk region were affected by hostile.</text:p>
      <text:p text:style-name="P4">
<text:span text:style-name="T4">
 In the Avdeevsky direction </text:span>
 the Russians conducted unsuccessful offensive actions in the Avdiivka and Pervomaisky, but did not have success. From the aviation, he was traveled to the district of Avdiivka, from the artillery - in the districts of Novokalin, Berdychiv, Stepov, Avdiivka, Severny, Pervomaisky, Karlovka and Nevelsky Donetsk region.</text:p>
      <text:p text:style-name="P4">
<text:span text:style-name="T4">
 In the Mariinsky direction </text:span>
 Defense units reflected numerous attacks in the Marinka area. Aviation strikes Russian troops shook Marinka and Novomikhailivka. The enemy shelling was also suffered by St. George, Victory and Novomikhailivka of Donetsk region.</text:p>
      <text:p text:style-name="P4">
<text:span text:style-name="T4">
 The Russian army did not carry out the offensive actions of the mineral direction, but instead beat the aviation in the areas of Vodyany, coal, Prychistivka, Zolotonyiv and Greater Novosilka. Water and coal were also suffering from hostility.</text:span>
 In the Zaporizhzhya and Kherson directions ** the troops of the Russian Federation continue the Valioron actions, without stopping the destruction of the infrastructure of settlements located near the line of combat.</text:p>
      <text:p text:style-name="P4">
The enemy struck the enemy on Stanislav of Kherson region, from artillery staged Vremivka, Burlatske, Novosilka, Green Field of Donetsk region, Olgivske, Gulyaipole, Railway, Belogorye, Small Tokmachka, Mali Shcherbaki of Kherson and Tszonz. .</text:p>
      <text:p text:style-name="P4">
In the temporarily captured territories of the Kherson region, Russian invaders limit civilian access to mobile communications.</text:p>
      <text:p text:style-name="P4">
According to the General Staff, the Russians dismantle the equipment of substations, as well as retranational towers, limit the movement of locals to areas with a large honeycomb.</text:p>
      <text:p text:style-name="P4">
As reported by Ukrinform, in the course of the full -scale defense force against Ukraine <text:a xlink:type="simple" xlink:href="https://www.ukrinform.ua/rubric-ato/3712066-zsu-znisili-vze-203-160-rosijskih-zagarbnikiv.html" text:style-name="Internet_20_link" text:visited-style-name="Visited_20_Internet_20_Link">
</text:a>
and thousands of units of military engineering of the enemy.</text:p>
      <text:p text:style-name="P4">
<text:span text:style-name="T5">
Foto: aa</text:span>
</text:p>
      <text:p text:style-name="P4">
News Source: <text:a xlink:type="simple" xlink:href="https://www.ukrinform.ua/rubric-ato/3712326-vijska-rf-zoseredzuut-sili-na-pati-napramkah-za-dobu-24-zitknenna.html" text:style-name="Internet_20_link" text:visited-style-name="Visited_20_Internet_20_Link">
https://www.ukrinform.ua/rubric-ato/3712326-vijska-rf-zoseredzuut-sili-na-pati-napramkah-za-dobu-24-zitknenna.html</text:a>
</text:p>
      <!--NEWS-->
      <text:h text:style-name="P10" text:outline-level="1">
<text:span text:style-name="T4">
Three enemy drones were destroyed in the Kherson region of the Armed Forces</text:span>
</text:h>
      <text:p text:style-name="P4">
Authors: Ukrinform (Person)</text:p>
      <text:p text:style-name="P4">
Publisher: Укринформ (Organization)</text:p>
      <text:p text:style-name="P4">
Published Time: 2023-05-21T-59:19:00+03:00</text:p>
      <text:p text:style-name="P4">
Modified Time: 2023-05-21T19:19:00+03:00</text:p>
      <text:p text:style-name="P4">
Description: In the Kherson region, the Armed Forces of Ukraine destroyed three enemy drones. - Ukrinform.</text:p>
      <text:p text:style-name="P4">
Images: ['<text:a xlink:type="simple" xlink:href="https://static.ukrinform.com/photos/2022_04/thumb_files/630_360_1649587468-936.jpg" text:style-name="Internet_20_link" text:visited-style-name="Visited_20_Internet_20_Link">
630_360_16495...</text:a>
', '<text:a xlink:type="simple" xlink:href="https://static.ukrinform.com/photos/2023_05/1684685777-950.jpg" text:style-name="Internet_20_link" text:visited-style-name="Visited_20_Internet_20_Link">
1684685777-95...</text:a>
']</text:p>
      <text:p text:style-name="P4">
Tags: ['Безпілотник', 'Херсонщина', 'ЗСУ', 'Дрон', 'Війна з Росією']</text:p>
      <text:p text:style-name="P4">
Type: Article</text:p>
      <!--METADATA-->
      <text:p text:style-name="P4">
<draw:frame draw:style-name="fr1" draw:name="Image29" text:anchor-type="as-char" svg:width="6.9236in" svg:height="3.956343in" draw:z-index="0">
<draw:image xlink:href="../Images/yкринформ/2023-05-21T-59-19-00-03-00/630_360_1649587468-936.jpg" xlink:type="simple" xlink:show="embed" xlink:actuate="onLoad" draw:mime-type="image/jpeg"/>
</draw:frame>
The Uherson region of the Armed Forces of Ukraine destroyed three enemy drones.</text:p>
      <text:p text:style-name="P4">
According to Ukrinform, the South Air Command reports in <text:a xlink:type="simple" xlink:href="https://www.facebook.com/PvKPivden/posts/pfbid02dgnVxZdyMh5RX6NoBfkneaiymi1MYVNE6M3FBKCfoQkgkRfqY9YcZNwApLZwLKSnl" text:style-name="Internet_20_link" text:visited-style-name="Visited_20_Internet_20_Link">
</text:a>
.</text:p>
      <text:p text:style-name="P4">
"21 травня 2023 року, на <text:a xlink:type="simple" xlink:href="https://www.ukrinform.ua/tag-hersonsina" text:style-name="Internet_20_link" text:visited-style-name="Visited_20_Internet_20_Link">
 </text:a>
, S for the Air Force Air Command "South" by Russian unmanned aerial vehicles: one UAV "Merlin-BR", one Bplaorlan-10 "and one UAV" Zala ",-the message reads.</text:p>
      <text:p text:style-name="P4">
<draw:frame draw:style-name="fr1" draw:name="Image30" text:anchor-type="as-char" svg:width="6.9236in" svg:height="6.9236in" draw:z-index="0">
<draw:image xlink:href="../Images/yкринформ/2023-05-21T-59-19-00-03-00/1684685777-950.jpg" xlink:type="simple" xlink:show="embed" xlink:actuate="onLoad" draw:mime-type="image/jpeg"/>
</draw:frame>
The air command reminded the basic safety rules. First of all, do not ignore air alarm signals, go into shelter. Do not approach not touch suspicious objects. At least 150 - 200 meters should be kept from the water cut.</text:p>
      <text:p text:style-name="P4">
<text:span text:style-name="T4">
 Read also: </text:span>
 <text:a xlink:type="simple" xlink:href="https://www.ukrinform.ua/rubric-ato/3711959-na-pivdni-ppo-znisila-pat-rosijskih-bezpilotnikiv.html" text:style-name="Internet_20_link" text:visited-style-name="Visited_20_Internet_20_Link">
<text:span text:style-name="T4">
 drone </text:span>
</text:a>
Also in the PC "South" urge not to help the enemy unauthorized lighting of the movement or activity of defense forces.</text:p>
      <text:p text:style-name="P4">
As reported by Ukrinform, in the Nikolaev and Kherson regions on May 20, a pro -trial defense destroyed five Russian drones.</text:p>
      <text:p text:style-name="P4">
_ The first photo is illustrative _</text:p>
      <text:p text:style-name="P4">
News Source: <text:a xlink:type="simple" xlink:href="https://www.ukrinform.ua/rubric-ato/3712324-na-hersonsini-zsu-znisili-tri-vorozi-bezpilotniki.html" text:style-name="Internet_20_link" text:visited-style-name="Visited_20_Internet_20_Link">
https://www.ukrinform.ua/rubric-ato/3712324-na-hersonsini-zsu-znisili-tri-vorozi-bezpilotniki.html</text:a>
</text:p>
      <!--NEWS-->
      <text:h text:style-name="P10" text:outline-level="1">
<text:span text:style-name="T4">
UPL: "Movement" was stronger than "Lviv"</text:span>
</text:h>
      <text:p text:style-name="P4">
Authors: Ukrinform (Person)</text:p>
      <text:p text:style-name="P4">
Publisher: Укринформ (Organization)</text:p>
      <text:p text:style-name="P4">
Published Time: 2023-05-21T-61:12:50+03:00</text:p>
      <text:p text:style-name="P4">
Modified Time: 2023-05-21T19:12:50+03:00</text:p>
      <text:p text:style-name="P4">
Description: The Vinnytsia Club climbed the 13th place in the Ukrainian Football Championship. - Ukrinform.</text:p>
      <text:p text:style-name="P4">
Images: ['<text:a xlink:type="simple" xlink:href="https://static.ukrinform.com/photos/2023_05/thumb_files/630_360_1684685508-339.jpg" text:style-name="Internet_20_link" text:visited-style-name="Visited_20_Internet_20_Link">
630_360_16846...</text:a>
']</text:p>
      <text:p text:style-name="P4">
Tags: ['Футбол', 'Львів', "Прем'єр-ліга", 'Рух Львів']</text:p>
      <text:p text:style-name="P4">
Type: Article</text:p>
      <!--METADATA-->
      <text:p text:style-name="P4">
<draw:frame draw:style-name="fr1" draw:name="Image31" text:anchor-type="as-char" svg:width="6.9236in" svg:height="3.956343in" draw:z-index="0">
<draw:image xlink:href="../Images/yкринформ/2023-05-21T-61-12-50-03-00/630_360_1684685508-339.jpg" xlink:type="simple" xlink:show="embed" xlink:actuate="onLoad" draw:mime-type="image/jpeg"/>
</draw:frame>
The club of henses climbed the 13th place in the Ukrainian Football Championship.</text:p>
      <text:p text:style-name="P4">
"Movement" on its field won "Lviv" 2: 0 in the 27th round of the Ukrainian Premier League, Ukrinform reports.</text:p>
      <text:p text:style-name="P4">
Runich was distinguished as part of Rukh. Siminin scored the ball into his own gates.</text:p>
      <text:p text:style-name="P4">
The victory allowed the Vinnytsia to rise to the 13th place in UPL - 27 points in 27 days. Lviv is on the bottom of the standings.</text:p>
      <text:p text:style-name="P4">
<text:span text:style-name="T4">
 Read also: </text:span>
 <text:a xlink:type="simple" xlink:href="https://www.ukrinform.ua/rubric-sports/3712268-upl-metalist1925-peremig-metalist.html" text:style-name="Internet_20_link" text:visited-style-name="Visited_20_Internet_20_Link">
<text:span text:style-name="T4">
 Metalist </text:span>
 <text:span text:style-name="T4">
 </text:span>
 Metalist **</text:a>
Shakhtar was reportedly headed by UPL with 66 points after 27 matches.</text:p>
      <text:p text:style-name="P4">
Photo: instagram.com/fc.ruh.lviv</text:p>
      <text:p text:style-name="P4">
News Source: <text:a xlink:type="simple" xlink:href="https://www.ukrinform.ua/rubric-sports/3712323-upl-ruh-viavivsa-silnisim-za-lviv.html" text:style-name="Internet_20_link" text:visited-style-name="Visited_20_Internet_20_Link">
https://www.ukrinform.ua/rubric-sports/3712323-upl-ruh-viavivsa-silnisim-za-lviv.html</text:a>
</text:p>
      <!--NEWS-->
      <text:h text:style-name="P10" text:outline-level="1">
<text:span text:style-name="T4">
Defense forces continue offensive on flanks near Bakhmut - Syrsky</text:span>
</text:h>
      <text:p text:style-name="P4">
Authors: Ukrinform (Person)</text:p>
      <text:p text:style-name="P4">
Publisher: Укринформ (Organization)</text:p>
      <text:p text:style-name="P4">
Published Time: 2023-05-21T-63:08:00+03:00</text:p>
      <text:p text:style-name="P4">
Modified Time: 2023-05-21T19:08:00+03:00</text:p>
      <text:p text:style-name="P4">
Description: The commander of the Land Forces of the Armed Forces of Ukraine, Colonel-General Alexander Sirsky visited the leading positions under Bakhmut and planned further actions and strategy of defense forces. - Ukrinform.</text:p>
      <text:p text:style-name="P4">
Images: ['<text:a xlink:type="simple" xlink:href="https://static.ukrinform.com/photos/2023_05/thumb_files/630_360_1684685011-535.jpg" text:style-name="Internet_20_link" text:visited-style-name="Visited_20_Internet_20_Link">
630_360_16846...</text:a>
']</text:p>
      <text:p text:style-name="P4">
Tags: ['Бахмут', 'Сирський', 'Війна з Росією']</text:p>
      <text:p text:style-name="P4">
Type: Article</text:p>
      <!--METADATA-->
      <text:p text:style-name="P4">
<draw:frame draw:style-name="fr1" draw:name="Image32" text:anchor-type="as-char" svg:width="6.9236in" svg:height="3.956343in" draw:z-index="0">
<draw:image xlink:href="../Images/yкринформ/2023-05-21T-63-08-00-03-00/630_360_1684685011-535.jpg" xlink:type="simple" xlink:show="embed" xlink:actuate="onLoad" draw:mime-type="image/jpeg"/>
</draw:frame>
The commander of the Land Forces of the Armed Forces of Ukraine, Colonel-General Alexander, visited the leading positions under Bakhmut and planned further actions of the Tastrategy of Defense Forces.</text:p>
      <text:p text:style-name="P4">
As Ukrinform reports, he reported in <text:a xlink:type="simple" xlink:href="https://t.me/osirskiy/82" text:style-name="Internet_20_link" text:visited-style-name="Visited_20_Internet_20_Link">
</text:a>
“I visited our warriors and commanders on the front line. He thanked and celebrated 3 OSHBR, 5 OSHBR, 30 OMBR, 56 OMPB, 93 OMBRs, which destroy the enemy daily. Defense continue offensive action on flanks near Bakhmut. Despite the fact that we are now controlling the outskirts of the city, the value of its defense does not lose its Seens. In the future, it will give us the opportunity to enter the city when there will be a change of operational situation on the front, ”Syrsky said, adding that during his work with the commanders he planned in detail the actions of defense forces and further.</text:p>
      <text:p text:style-name="P4">
According to the commander, the defense operation under <text:a xlink:type="simple" xlink:href="https://www.ukrinform.ua/tag-bahmut" text:style-name="Internet_20_link" text:visited-style-name="Visited_20_Internet_20_Link">
</text:a>
continues.</text:p>
      <text:p text:style-name="P4">
<text:span text:style-name="T4">
 Read also: </text:span>
 <text:a xlink:type="simple" xlink:href="https://www.ukrinform.ua/rubric-ato/3712259-na-bahmutskomu-napramku-sili-oboroni-znisili-cotiri-bbm-tank-i-cotiri-avto-voroga-sirskij.html" text:style-name="Internet_20_link" text:visited-style-name="Visited_20_Internet_20_Link">
<text:span text:style-name="T4">
 Syrsky </text:span>
</text:a>
As reported by Ukrinform, today Syrsky reported that Ukrainian soldiers are in flanks in the suburbs of Bakhmut and in fact <text:a xlink:type="simple" xlink:href="https://www.ukrinform.ua/rubric-ato/3712221-ukrainski-vijska-nablizautsa-do-vzatta-bahmuta-u-takticne-otocenna-sirskij.html" text:style-name="Internet_20_link" text:visited-style-name="Visited_20_Internet_20_Link">
</text:a>
<text:span text:style-name="T5">
Foto: 93 ombre cold yar</text:span>
</text:p>
      <text:p text:style-name="P4">
News Source: <text:a xlink:type="simple" xlink:href="https://www.ukrinform.ua/rubric-ato/3712321-sili-oboroni-prodovzuut-nastupalni-dii-na-flangah-poblizu-bahmuta-sirskij.html" text:style-name="Internet_20_link" text:visited-style-name="Visited_20_Internet_20_Link">
https://www.ukrinform.ua/rubric-ato/3712321-sili-oboroni-prodovzuut-nastupalni-dii-na-flangah-poblizu-bahmuta-sirskij.html</text:a>
</text:p>
      <!--NEWS-->
      <text:h text:style-name="P10" text:outline-level="1">
<text:span text:style-name="T4">
At Sicily because of the eruption of the Etna volcano suspended the work of Catania Airport</text:span>
</text:h>
      <text:p text:style-name="P4">
Authors: Ukrinform (Person)</text:p>
      <text:p text:style-name="P4">
Publisher: Укринформ (Organization)</text:p>
      <text:p text:style-name="P4">
Published Time: 2023-05-21T-68:57:00+03:00</text:p>
      <text:p text:style-name="P4">
Modified Time: 2023-05-21T18:57:00+03:00</text:p>
      <text:p text:style-name="P4">
Description: Due to the eruption of the Etna volcano on Sicily, flights from Catania were suspended. - Ukrinform.</text:p>
      <text:p text:style-name="P4">
Images: ['<text:a xlink:type="simple" xlink:href="https://static.ukrinform.com/photos/2021_08/thumb_files/630_360_1628685089-125.jpg" text:style-name="Internet_20_link" text:visited-style-name="Visited_20_Internet_20_Link">
630_360_16286...</text:a>
']</text:p>
      <text:p text:style-name="P4">
Tags: ['Аеропорт', 'Італія', 'Вулкан']</text:p>
      <text:p text:style-name="P4">
Type: Article</text:p>
      <!--METADATA-->
      <text:p text:style-name="P4">
<draw:frame draw:style-name="fr1" draw:name="Image33" text:anchor-type="as-char" svg:width="6.9236in" svg:height="3.956343in" draw:z-index="0">
<draw:image xlink:href="../Images/yкринформ/2023-05-21T-68-57-00-03-00/630_360_1628685089-125.jpg" xlink:type="simple" xlink:show="embed" xlink:actuate="onLoad" draw:mime-type="image/jpeg"/>
</draw:frame>
Due to the Etna volcano, the Sicily was suspended by flights from and to Mistakatania.</text:p>
      <text:p text:style-name="P4">
About it reports <text:a xlink:type="simple" xlink:href="https://www.reuters.com/world/europe/mount-etna-eruption-halts-flights-sicilys-catania-airport-2023-05-21/" text:style-name="Internet_20_link" text:visited-style-name="Visited_20_Internet_20_Link">
</text:a>
, reports Ukrinform.</text:p>
      <text:p text:style-name="P4">
It is noted that <text:a xlink:type="simple" xlink:href="https://www.ukrinform.ua/tag-vulkan" text:style-name="Internet_20_link" text:visited-style-name="Visited_20_Internet_20_Link">
</text:a>
He released a column that threw off the runways of the airport.</text:p>
      <text:p text:style-name="P4">
The airport administration stated that flights to and from the popular tourist among tourists will be suspended until normal conditional safeguards are guaranteed.</text:p>
      <text:p text:style-name="P4">
<text:span text:style-name="T4">
 Read also: </text:span>
 <text:a xlink:type="simple" xlink:href="https://www.ukrinform.ua/rubric-world/3696702-u-meksici-prokinuvsa-odin-iz-najaktivnisih-vulkaniv-svitu.html" text:style-name="Internet_20_link" text:visited-style-name="Visited_20_Internet_20_Link">
<text:span text:style-name="T4">
 volcano </text:span>
</text:a>
3330 meters high can wake up several times a year, throwing a lava and ashes high above the Mediterranean island. The last great eruption was found in 1992.</text:p>
      <text:p text:style-name="P4">
<text:span text:style-name="T5">
Foto: Fabrizio Villa/Getty Images</text:span>
</text:p>
      <text:p text:style-name="P4">
News Source: <text:a xlink:type="simple" xlink:href="https://www.ukrinform.ua/rubric-world/3712319-na-sicilii-cerez-viverzenna-vulkana-etna-prizupiniv-robotu-aeroport-katanii.html" text:style-name="Internet_20_link" text:visited-style-name="Visited_20_Internet_20_Link">
https://www.ukrinform.ua/rubric-world/3712319-na-sicilii-cerez-viverzenna-vulkana-etna-prizupiniv-robotu-aeroport-katanii.html</text:a>
</text:p>
      <!--NEWS-->
      <text:h text:style-name="P10" text:outline-level="1">
<text:span text:style-name="T4">
Rescuers eliminated a fire in Solomenskiy district of Kiev</text:span>
</text:h>
      <text:p text:style-name="P4">
Authors: Ukrinform (Person)</text:p>
      <text:p text:style-name="P4">
Publisher: Укринформ (Organization)</text:p>
      <text:p text:style-name="P4">
Published Time: 2023-05-21T-70:43:04+03:00</text:p>
      <text:p text:style-name="P4">
Modified Time: 2023-05-21T18:43:04+03:00</text:p>
      <text:p text:style-name="P4">
Description: In the Solomenskiy district of Kiev, rescuers eliminated a large -scale fire that broke out as a result of the fire of garbage and pallets. - Ukrinform.</text:p>
      <text:p text:style-name="P4">
Images: ['<text:a xlink:type="simple" xlink:href="https://static.ukrinform.com/photos/2023_05/thumb_files/630_360_1684683766-526.jpg" text:style-name="Internet_20_link" text:visited-style-name="Visited_20_Internet_20_Link">
630_360_16846...</text:a>
']</text:p>
      <text:p text:style-name="P4">
Tags: ['Пожежа', 'Сміття', 'Київ']</text:p>
      <text:p text:style-name="P4">
Type: Article</text:p>
      <!--METADATA-->
      <text:p text:style-name="P4">
<draw:frame draw:style-name="fr1" draw:name="Image34" text:anchor-type="as-char" svg:width="6.9236in" svg:height="3.956343in" draw:z-index="0">
<draw:image xlink:href="../Images/yкринформ/2023-05-21T-70-43-04-03-00/630_360_1684683766-526.jpg" xlink:type="simple" xlink:show="embed" xlink:actuate="onLoad" draw:mime-type="image/jpeg"/>
</draw:frame>
Rescuers eliminated a large -scale fire in the Uzlomianskyi district of Kyiv, and paved as a result of the burning of garbage and pallets.</text:p>
      <text:p text:style-name="P4">
The State Emergency Service reported this in <text:a xlink:type="simple" xlink:href="https://t.me/dsns_telegram/16943" text:style-name="Internet_20_link" text:visited-style-name="Visited_20_Internet_20_Link">
</text:a>
, reports Ukrinform.</text:p>
      <text:p text:style-name="P4">
As noted, <text:a xlink:type="simple" xlink:href="https://www.ukrinform.ua/rubric-kyiv/3712141-u-solomanskomu-rajoni-stolici-masstabna-pozeza.html" text:style-name="Internet_20_link" text:visited-style-name="Visited_20_Internet_20_Link">
</text:a>
On Sunday, 21st, it came at 11:01. Fire-firing fire and rescue units arrived at the scene.</text:p>
      <text:p text:style-name="P4">
SES fighters found that there was a burning of garbage and pallets in the open territory with the spread on a nearby storage building.</text:p>
      <text:p text:style-name="P4">
At 11:55 firefighters localized <text:a xlink:type="simple" xlink:href="https://www.ukrinform.ua/tag-pozeza" text:style-name="Internet_20_link" text:visited-style-name="Visited_20_Internet_20_Link">
</text:a>
120 square meters, at 12:11 - eliminated.</text:p>
      <text:p text:style-name="P4">
Five units of basic and special fire and rescue equipment, as well as 23 SES, were involved in the fire extinguishing.</text:p>
      <text:p text:style-name="P4">
There are no casualties and victims, according to rescuers. Take measures to determine the cause of the fire.</text:p>
      <text:p text:style-name="P4">
News Source: <text:a xlink:type="simple" xlink:href="https://www.ukrinform.ua/rubric-kyiv/3712316-ratuvalniki-likviduvali-pozezu-v-solomanskomu-rajoni-kieva.html" text:style-name="Internet_20_link" text:visited-style-name="Visited_20_Internet_20_Link">
https://www.ukrinform.ua/rubric-kyiv/3712316-ratuvalniki-likviduvali-pozezu-v-solomanskomu-rajoni-kieva.html</text:a>
</text:p>
      <!--NEWS-->
      <text:h text:style-name="P10" text:outline-level="1">
<text:span text:style-name="T4">
China launched new satellites for space research</text:span>
</text:h>
      <text:p text:style-name="P4">
Authors: Ukrinform (Person)</text:p>
      <text:p text:style-name="P4">
Publisher: Укринформ (Organization)</text:p>
      <text:p text:style-name="P4">
Published Time: 2023-05-21T-87:40:00+03:00</text:p>
      <text:p text:style-name="P4">
Modified Time: 2023-05-21T17:40:00+03:00</text:p>
      <text:p text:style-name="P4">
Description: On Sunday, China successfully brought out new satellites for space research, including the first in a special administrative area of the Aomen Satellite for the Aomenian Science 1 Space Space Research. - Ukrinform.</text:p>
      <text:p text:style-name="P4">
Images: ['<text:a xlink:type="simple" xlink:href="https://static.ukrinform.com/photos/2023_05/thumb_files/630_360_1684680264-146.jpg" text:style-name="Internet_20_link" text:visited-style-name="Visited_20_Internet_20_Link">
630_360_16846...</text:a>
', '<text:a xlink:type="simple" xlink:href="https://static.ukrinform.com/photos/2023_05/1684680264-648.jpg" text:style-name="Internet_20_link" text:visited-style-name="Visited_20_Internet_20_Link">
1684680264-64...</text:a>
', '<text:a xlink:type="simple" xlink:href="https://static.ukrinform.com/photos/2023_05/1684680265-773.jpg" text:style-name="Internet_20_link" text:visited-style-name="Visited_20_Internet_20_Link">
1684680265-77...</text:a>
', '<text:a xlink:type="simple" xlink:href="https://static.ukrinform.com/photos/2023_05/1684680265-842.jpg" text:style-name="Internet_20_link" text:visited-style-name="Visited_20_Internet_20_Link">
1684680265-84...</text:a>
']</text:p>
      <text:p text:style-name="P4">
Tags: ['Китай', 'Космос', 'Супутник']</text:p>
      <text:p text:style-name="P4">
Type: Article</text:p>
      <!--METADATA-->
      <text:p text:style-name="P4">
<draw:frame draw:style-name="fr1" draw:name="Image35" text:anchor-type="as-char" svg:width="6.9236in" svg:height="3.956343in" draw:z-index="0">
<draw:image xlink:href="../Images/yкринформ/2023-05-21T-87-40-00-03-00/630_360_1684680264-146.jpg" xlink:type="simple" xlink:show="embed" xlink:actuate="onLoad" draw:mime-type="image/jpeg"/>
</draw:frame>
China Unedil successfully launched new satellites for space research, including the first in the special administrative area of the Aomen satellite for the study of outer space "Aomenian Science-1"("Macao Science 1").</text:p>
      <text:p text:style-name="P4">
Про це повідомляє <text:a xlink:type="simple" xlink:href="https://english.news.cn/20230521/2ea712e3e53644d68e7e53c05eb060d0/c.html" text:style-name="Internet_20_link" text:visited-style-name="Visited_20_Internet_20_Link">
</text:a>
, reports Ukrinform.</text:p>
      <text:p text:style-name="P4">
<text:a xlink:type="simple" xlink:href="https://www.ukrinform.ua/tag-suputnik" text:style-name="Internet_20_link" text:visited-style-name="Visited_20_Internet_20_Link">
</text:a>
were launched at 16:00 by Beijing with the help of a "CZ-2C" rocket("Changzhen-2C")From Juzuyuyuanne's cosmone of China, Chinese National Space Management reported(CNSA).</text:p>
      <text:p text:style-name="P4">
<draw:frame draw:style-name="fr1" draw:name="Image36" text:anchor-type="as-char" svg:width="6.9236in" svg:height="4.615733in" draw:z-index="0">
<draw:image xlink:href="../Images/yкринформ/2023-05-21T-87-40-00-03-00/1684680264-648.jpg" xlink:type="simple" xlink:show="embed" xlink:actuate="onLoad" draw:mime-type="image/jpeg"/>
</draw:frame>
"Aomenian Science-1" is a research satellite, withdrawn with a navigo-equatorial orbit for monitoring the geomagnetic field and the cosmic environment. It is the first space scientific satellite program jointly developed in the country and Saramen.</text:p>
      <text:p text:style-name="P4">
<text:span text:style-name="T4">
 Read also: </text:span>
 <text:a xlink:type="simple" xlink:href="https://www.ukrinform.ua/rubric-technology/3711569-spacex-zapustila-na-orbitu-22-suputniki-starlink-nastupnogo-pokolinna.html" text:style-name="Internet_20_link" text:visited-style-name="Visited_20_Internet_20_Link">
<text:span text:style-name="T4">
 Satellite </text:span>
</text:a>
</text:p>
      <text:p text:style-name="P4">
<draw:frame draw:style-name="fr1" draw:name="Image37" text:anchor-type="as-char" svg:width="6.9236in" svg:height="4.615733in" draw:z-index="0">
<draw:image xlink:href="../Images/yкринформ/2023-05-21T-87-40-00-03-00/1684680265-773.jpg" xlink:type="simple" xlink:show="embed" xlink:actuate="onLoad" draw:mime-type="image/jpeg"/>
</draw:frame>
<draw:frame draw:style-name="fr1" draw:name="Image38" text:anchor-type="as-char" svg:width="6.9236in" svg:height="4.615733in" draw:z-index="0">
<draw:image xlink:href="../Images/yкринформ/2023-05-21T-87-40-00-03-00/1684680265-842.jpg" xlink:type="simple" xlink:show="embed" xlink:actuate="onLoad" draw:mime-type="image/jpeg"/>
</draw:frame>
This flight for the Changzhen rocket launchers became 474. At the same time, a scientific and experimental satellite called "Lozia-2" was sent to space.</text:p>
      <text:p text:style-name="P4">
As reported by Ukrinform, earlier this week <text:a xlink:type="simple" xlink:href="https://www.ukrinform.ua/rubric-technology/3710532-kitaj-zapustiv-novij-suputnik-u-ramkah-navigacijnoi-sistemi-bejdou.html" text:style-name="Internet_20_link" text:visited-style-name="Visited_20_Internet_20_Link">
</text:a>
<text:span text:style-name="T5">
Foto: xinhua</text:span>
</text:p>
      <text:p text:style-name="P4">
News Source: <text:a xlink:type="simple" xlink:href="https://www.ukrinform.ua/rubric-technology/3712292-kitaj-zapustiv-novi-suputniki-dla-kosmicnih-doslidzen.html" text:style-name="Internet_20_link" text:visited-style-name="Visited_20_Internet_20_Link">
https://www.ukrinform.ua/rubric-technology/3712292-kitaj-zapustiv-novi-suputniki-dla-kosmicnih-doslidzen.html</text:a>
</text:p>
      <!--NEWS-->
      <text:h text:style-name="P10" text:outline-level="1">
<text:span text:style-name="T4">
Eco -activists painted black water in the Roman fountain of Trevi</text:span>
</text:h>
      <text:p text:style-name="P4">
Authors: Ukrinform (Person)</text:p>
      <text:p text:style-name="P4">
Publisher: Укринформ (Organization)</text:p>
      <text:p text:style-name="P4">
Published Time: 2023-05-21T-9:43:00+03:00</text:p>
      <text:p text:style-name="P4">
Modified Time: 2023-05-21T23:43:00+03:00</text:p>
      <text:p text:style-name="P4">
Description: Seven activists from Ultima Generazione ("Last Generation"), which are protesting against climate change, climbed into the Treva fountain in Rome and poured out divorced crushed charcoal, causing the water to blackened. - Ukrinform.</text:p>
      <text:p text:style-name="P4">
Images: ['<text:a xlink:type="simple" xlink:href="https://static.ukrinform.com/photos/2023_05/thumb_files/630_360_1684681356-139.jpg" text:style-name="Internet_20_link" text:visited-style-name="Visited_20_Internet_20_Link">
630_360_16846...</text:a>
']</text:p>
      <text:p text:style-name="P4">
Tags: ['Рим', 'Зміна клімату', 'активісти']</text:p>
      <text:p text:style-name="P4">
Type: Article</text:p>
      <!--METADATA-->
      <text:p text:style-name="P4">
<draw:frame draw:style-name="fr1" draw:name="Image39" text:anchor-type="as-char" svg:width="6.9236in" svg:height="3.956343in" draw:z-index="0">
<draw:image xlink:href="../Images/yкринформ/2023-05-21T-9-43-00-03-00/630_360_1684681356-139.jpg" xlink:type="simple" xlink:show="embed" xlink:actuate="onLoad" draw:mime-type="image/jpeg"/>
</draw:frame>
Seven Activists from Ultima Generazione(“Last generation”)which prostitify climate change, climbed into the Treva Fountain in Rome and poured out a diluted produced charcoal, from which the water was blackened.</text:p>
      <text:p text:style-name="P4">
About it reports <text:a xlink:type="simple" xlink:href="https://www.reuters.com/world/europe/trevi-fountain-water-turns-black-rome-climate-protest-2023-05-21/" text:style-name="Internet_20_link" text:visited-style-name="Visited_20_Internet_20_Link">
</text:a>
, reports Ukrinform.</text:p>
      <text:p text:style-name="P4">
As the agency writes, the protesters kept posters with the inscription "We will not pay for the fossil(Fuel - ed.)"And the slogan" Our country dies "was shouted.</text:p>
      <text:p text:style-name="P4">
Police detained activists. Many eyewitnesses shot the video on the video, Adeyaki from the audience exclaimed the insults to the protesters.</text:p>
      <text:p text:style-name="P4">
In her statement, Ultima Generazione called for the termination of state subsidies of skipped fuel and associated protest with deadly floods in the North Iital region, Emilia-Romanya, which has occurred in recent days. Group was that every fourth house in <text:a xlink:type="simple" xlink:href="https://www.ukrinform.ua/tag-italia" text:style-name="Internet_20_link" text:visited-style-name="Visited_20_Internet_20_Link">
</text:a>
is threatened with flooding.</text:p>
      <text:p text:style-name="P4">
<text:span text:style-name="T4">
 Read also: </text:span>
 <text:a xlink:type="simple" xlink:href="https://www.ukrinform.ua/rubric-world/3711348-bils-ak-polovina-velikih-ozer-svitu-visihaut-cerez-zmini-klimatu.html" text:style-name="Internet_20_link" text:visited-style-name="Visited_20_Internet_20_Link">
<text:span text:style-name="T4">
 climate </text:span>
</text:a>
The Mayor of Roberto Gultairi condemned a protest that became the last in a series of acts against works of art in Italy.</text:p>
      <text:p text:style-name="P4">
"These absurd attacks on our artistic heritage are enough," he said.</text:p>
      <text:p text:style-name="P4">
The Trevi fountain is the largest fountain in Rome, 25.9 meters high and 19.8 meters. Traditionally, fountain visitors throw coins as a guarantee that they will return to Rome again. During the year, the fountain collects about 1.5 mlneurov.</text:p>
      <text:p text:style-name="P4">
As reported by Ukrinform, in April in Rome three environmental activists in the Ultima Generazione movement(“Last generation”)Fill in the black fluid the famous Fyfonetan Barchachch.</text:p>
      <text:p text:style-name="P4">
News Source: <text:a xlink:type="simple" xlink:href="https://www.ukrinform.ua/rubric-world/3712300-ekoaktivisti-zafarbuvali-cornim-vodu-v-rimskomu-fontani-trevi.html" text:style-name="Internet_20_link" text:visited-style-name="Visited_20_Internet_20_Link">
https://www.ukrinform.ua/rubric-world/3712300-ekoaktivisti-zafarbuvali-cornim-vodu-v-rimskomu-fontani-trevi.html</text:a>
</text:p>
      <!--NEWS-->
      <text:h text:style-name="P10" text:outline-level="1">
<text:span text:style-name="T4">
Russian aviation conducted airstrike at Kherson</text:span>
</text:h>
      <text:p text:style-name="P4">
Authors: liveuamap (Language: en)</text:p>
      <text:p text:style-name="P4">
Time: 2023-05-21T01:22:14</text:p>
      <text:p text:style-name="P4">
Location: Kherson, Khersons'ka oblast (Latitude:46.5742 Longtitude:32.13844)</text:p>
      <text:p text:style-name="P4">
Videos: []</text:p>
      <text:p text:style-name="P4">
Images: []</text:p>
      <text:p text:style-name="P4">
Tags: []</text:p>
      <text:p text:style-name="P4">
Id: 22564241</text:p>
      <!--METADATA-->
      <text:p text:style-name="P4">
Russian aviation conducted airstrike at Kherson</text:p>
      <text:p text:style-name="P4">
News Collection Link: <text:a xlink:type="simple" xlink:href="https://liveuamap.com/en/2023/21-may-russian-aviation-conducted-airstrike-at-kherson" text:style-name="Internet_20_link" text:visited-style-name="Visited_20_Internet_20_Link">
https://liveuamap.com/en/2023/21-may-russian-aviation-conducted-airstrike-at-kherson</text:a>
</text:p>
      <text:p text:style-name="P4">
News Source: <text:a xlink:type="simple" xlink:href="https://t.me/suspilnekherson/26502" text:style-name="Internet_20_link" text:visited-style-name="Visited_20_Internet_20_Link">
https://t.me/suspilnekherson/26502</text:a>
</text:p>
      <!--NEWS-->
      <text:h text:style-name="P10" text:outline-level="1">
<text:span text:style-name="T4">
Donetsk Oblast(08:38). Red Alert: aerial threat. Sirens sounding. Take cover now!</text:span>
</text:h>
      <text:p text:style-name="P4">
Authors: liveuamap (Language: en)</text:p>
      <text:p text:style-name="P4">
Time: 2023-05-21T02:39:00</text:p>
      <text:p text:style-name="P4">
Location: Donetsk Oblast (Latitude:48.7286 Longtitude:37.57803)</text:p>
      <text:p text:style-name="P4">
Videos: []</text:p>
      <text:p text:style-name="P4">
Images: []</text:p>
      <text:p text:style-name="P4">
Tags: ["Europe", "Central and Eastern Europe"]</text:p>
      <text:p text:style-name="P4">
Id: 22564243</text:p>
      <!--METADATA-->
      <text:p text:style-name="P4">
Donetsk Oblast(08:38). Red Alert: aerial threat. Sirens sounding. Take covernow!</text:p>
      <text:p text:style-name="P4">
News Collection Link: <text:a xlink:type="simple" xlink:href="https://liveuamap.com/en/2023/21-may-donetsk-oblast0838-red-alert-aerial-thg" text:style-name="Internet_20_link" text:visited-style-name="Visited_20_Internet_20_Link">
https://liveuamap.com/en/2023/21-may-donetsk-oblast0838-red-alert-aerial-thg</text:a>
</text:p>
      <text:p text:style-name="P4">
News Source: <text:a xlink:type="simple" xlink:href="https://t.me/air_alert_ua/46137" text:style-name="Internet_20_link" text:visited-style-name="Visited_20_Internet_20_Link">
https://t.me/air_alert_ua/46137</text:a>
</text:p>
      <!--NEWS-->
      <text:h text:style-name="P10" text:outline-level="1">
<text:span text:style-name="T4">
Kharkiv, Kharkivska Oblast(08:41). Red Alert: aerial threat. Sirens sounding. Take cover now!</text:span>
</text:h>
      <text:p text:style-name="P4">
Authors: liveuamap (Language: en)</text:p>
      <text:p text:style-name="P4">
Time: 2023-05-21T02:42:00</text:p>
      <text:p text:style-name="P4">
Location: Kharkiv (Latitude:49.98002 Longtitude:36.25218)</text:p>
      <text:p text:style-name="P4">
Videos: []</text:p>
      <text:p text:style-name="P4">
Images: []</text:p>
      <text:p text:style-name="P4">
Tags: ["Europe", "Central and Eastern Europe"]</text:p>
      <text:p text:style-name="P4">
Id: 22564244</text:p>
      <!--METADATA-->
      <text:p text:style-name="P4">
Kharkiv, Kharkiv region(08:41). Red Alert: aerial threat. Sirens sounding.Take cover now!</text:p>
      <text:p text:style-name="P4">
News Collection Link: <text:a xlink:type="simple" xlink:href="https://liveuamap.com/en/2023/21-may-kharkiv-kharkivska-oblast0841-red-alerg" text:style-name="Internet_20_link" text:visited-style-name="Visited_20_Internet_20_Link">
https://liveuamap.com/en/2023/21-may-kharkiv-kharkivska-oblast0841-red-alerg</text:a>
</text:p>
      <text:p text:style-name="P4">
News Source: <text:a xlink:type="simple" xlink:href="https://t.me/suspilnekharkiv/25044" text:style-name="Internet_20_link" text:visited-style-name="Visited_20_Internet_20_Link">
https://t.me/suspilnekharkiv/25044</text:a>
</text:p>
      <!--NEWS-->
      <text:h text:style-name="P10" text:outline-level="1">
<text:span text:style-name="T4">
Zaporizka Oblast(08:41). Red Alert: aerial threat. Sirens sounding. Take cover now!</text:span>
</text:h>
      <text:p text:style-name="P4">
Authors: liveuamap (Language: en)</text:p>
      <text:p text:style-name="P4">
Time: 2023-05-21T02:43:00</text:p>
      <text:p text:style-name="P4">
Location: Zaporizka Oblast (Latitude:47.611721 Longtitude:35.764701)</text:p>
      <text:p text:style-name="P4">
Videos: []</text:p>
      <text:p text:style-name="P4">
Images: []</text:p>
      <text:p text:style-name="P4">
Tags: ["Europe", "Central and Eastern Europe"]</text:p>
      <text:p text:style-name="P4">
Id: 22564245</text:p>
      <!--METADATA-->
      <text:p text:style-name="P4">
Zaporizhzhia region(08:41). Red Alert: aerial threat. Sirens sounding. Take covernow!</text:p>
      <text:p text:style-name="P4">
News Collection Link: <text:a xlink:type="simple" xlink:href="https://liveuamap.com/en/2023/21-may-zaporizka-oblast0841-red-alert-aerial-g" text:style-name="Internet_20_link" text:visited-style-name="Visited_20_Internet_20_Link">
https://liveuamap.com/en/2023/21-may-zaporizka-oblast0841-red-alert-aerial-g</text:a>
</text:p>
      <text:p text:style-name="P4">
News Source: <text:a xlink:type="simple" xlink:href="https://t.me/air_alert_ua/46139" text:style-name="Internet_20_link" text:visited-style-name="Visited_20_Internet_20_Link">
https://t.me/air_alert_ua/46139</text:a>
</text:p>
      <!--NEWS-->
      <text:h text:style-name="P10" text:outline-level="1">
<text:span text:style-name="T4">
Sumska Oblast(08:56). Red Alert: aerial threat. Sirens sounding. Take cover now!</text:span>
</text:h>
      <text:p text:style-name="P4">
Authors: liveuamap (Language: en)</text:p>
      <text:p text:style-name="P4">
Time: 2023-05-21T02:58:00</text:p>
      <text:p text:style-name="P4">
Location: Sumska Oblast (Latitude:51.00081 Longtitude:33.99951)</text:p>
      <text:p text:style-name="P4">
Videos: []</text:p>
      <text:p text:style-name="P4">
Images: []</text:p>
      <text:p text:style-name="P4">
Tags: ["Europe", "Central and Eastern Europe"]</text:p>
      <text:p text:style-name="P4">
Id: 22564246</text:p>
      <!--METADATA-->
      <text:p text:style-name="P4">
Sumy region(08:56). Red Alert: aerial threat. Sirens sounding. Take covernow!</text:p>
      <text:p text:style-name="P4">
News Collection Link: <text:a xlink:type="simple" xlink:href="https://liveuamap.com/en/2023/21-may-sumska-oblast0856-red-alert-aerial-thrg" text:style-name="Internet_20_link" text:visited-style-name="Visited_20_Internet_20_Link">
https://liveuamap.com/en/2023/21-may-sumska-oblast0856-red-alert-aerial-thrg</text:a>
</text:p>
      <text:p text:style-name="P4">
News Source: <text:a xlink:type="simple" xlink:href="https://t.me/air_alert_ua/46140" text:style-name="Internet_20_link" text:visited-style-name="Visited_20_Internet_20_Link">
https://t.me/air_alert_ua/46140</text:a>
</text:p>
      <!--NEWS-->
      <text:h text:style-name="P10" text:outline-level="1">
<text:span text:style-name="T4">
President Biden met with President Zelensky</text:span>
</text:h>
      <text:p text:style-name="P4">
Authors: liveuamap (Language: en)</text:p>
      <text:p text:style-name="P4">
Time: 2023-05-21T03:27:48</text:p>
      <text:p text:style-name="P4">
Location: Hiroshima-shi,Hiroshima-ken (Latitude:34.38529 Longtitude:132.45531)</text:p>
      <text:p text:style-name="P4">
Videos: []</text:p>
      <text:p text:style-name="P4">
Images: ["<text:a xlink:type="simple" xlink:href="https://liveuamap.com/pics/2023/05/21/22564247_0.jpg" text:style-name="Internet_20_link" text:visited-style-name="Visited_20_Internet_20_Link">
22564247_0.jpg</text:a>
", "<text:a xlink:type="simple" xlink:href="https://liveuamap.com/pics/2023/05/21/22564247_2.jpg" text:style-name="Internet_20_link" text:visited-style-name="Visited_20_Internet_20_Link">
22564247_2.jpg</text:a>
", "<text:a xlink:type="simple" xlink:href="https://liveuamap.com/pics/2023/05/21/22564247_3.jpg" text:style-name="Internet_20_link" text:visited-style-name="Visited_20_Internet_20_Link">
22564247_3.jpg</text:a>
"]</text:p>
      <text:p text:style-name="P4">
Tags: []</text:p>
      <text:p text:style-name="P4">
Id: 22564247</text:p>
      <!--METADATA-->
      <text:p text:style-name="P4">
President Biden met with President Zelensky</text:p>
      <text:p text:style-name="P4">
<draw:frame draw:style-name="fr1" draw:name="Image40" text:anchor-type="as-char" svg:width="6.9236in" svg:height="4.612849in" draw:z-index="0">
<draw:image xlink:href="../Images/liveuamap/2023-05-21T03-27-48/22564247_0.jpg" xlink:type="simple" xlink:show="embed" xlink:actuate="onLoad" draw:mime-type="image/jpeg"/>
</draw:frame>
<draw:frame draw:style-name="fr1" draw:name="Image41" text:anchor-type="as-char" svg:width="6.9236in" svg:height="4.612849in" draw:z-index="0">
<draw:image xlink:href="../Images/liveuamap/2023-05-21T03-27-48/22564247_2.jpg" xlink:type="simple" xlink:show="embed" xlink:actuate="onLoad" draw:mime-type="image/jpeg"/>
</draw:frame>
<draw:frame draw:style-name="fr1" draw:name="Image42" text:anchor-type="as-char" svg:width="6.9236in" svg:height="4.612849in" draw:z-index="0">
<draw:image xlink:href="../Images/liveuamap/2023-05-21T03-27-48/22564247_3.jpg" xlink:type="simple" xlink:show="embed" xlink:actuate="onLoad" draw:mime-type="image/jpeg"/>
</draw:frame>
News Collection Link: <text:a xlink:type="simple" xlink:href="https://liveuamap.com/en/2023/21-may-president-biden-met-with-president-zelensky-" text:style-name="Internet_20_link" text:visited-style-name="Visited_20_Internet_20_Link">
https://liveuamap.com/en/2023/21-may-president-biden-met-with-president-zelensky-</text:a>
</text:p>
      <text:p text:style-name="P4">
News Source: <text:a xlink:type="simple" xlink:href="https://t.me/ermaka2022/2744" text:style-name="Internet_20_link" text:visited-style-name="Visited_20_Internet_20_Link">
https://t.me/ermaka2022/2744</text:a>
</text:p>
      <!--NEWS-->
      <text:h text:style-name="P10" text:outline-level="1">
<text:span text:style-name="T4">
Ukrainian air defense shot down 4 Shahed drones overnight</text:span>
</text:h>
      <text:p text:style-name="P4">
Authors: liveuamap (Language: en)</text:p>
      <text:p text:style-name="P4">
Time: 2023-05-21T03:31:24</text:p>
      <text:p text:style-name="P4">
Location: Dnipro (Latitude:48.3243 Longtitude:35.16123)</text:p>
      <text:p text:style-name="P4">
Videos: []</text:p>
      <text:p text:style-name="P4">
Images: ["<text:a xlink:type="simple" xlink:href="https://liveuamap.com/pics/2023/05/21/22564248_0.jpg" text:style-name="Internet_20_link" text:visited-style-name="Visited_20_Internet_20_Link">
22564248_0.jpg</text:a>
"]</text:p>
      <text:p text:style-name="P4">
Tags: ["Europe", "Central and Eastern Europe"]</text:p>
      <text:p text:style-name="P4">
Id: 22564248</text:p>
      <!--METADATA-->
      <text:p text:style-name="P4">
Ukrainian air defense shot down 4 Shahed drones overnight</text:p>
      <text:p text:style-name="P4">
<draw:frame draw:style-name="fr1" draw:name="Image43" text:anchor-type="as-char" svg:width="6.9236in" svg:height="6.9236in" draw:z-index="0">
<draw:image xlink:href="../Images/liveuamap/2023-05-21T03-31-24/22564248_0.jpg" xlink:type="simple" xlink:show="embed" xlink:actuate="onLoad" draw:mime-type="image/jpeg"/>
</draw:frame>
News Collection Link: <text:a xlink:type="simple" xlink:href="https://liveuamap.com/en/2023/21-may-ukrainian-air-defense-shot-down-4-shahed-drones-overnight" text:style-name="Internet_20_link" text:visited-style-name="Visited_20_Internet_20_Link">
https://liveuamap.com/en/2023/21-may-ukrainian-air-defense-shot-down-4-shahed-drones-overnight</text:a>
</text:p>
      <text:p text:style-name="P4">
News Source: <text:a xlink:type="simple" xlink:href="https://t.me/kpszsu/2527" text:style-name="Internet_20_link" text:visited-style-name="Visited_20_Internet_20_Link">
https://t.me/kpszsu/2527</text:a>
</text:p>
      <!--NEWS-->
      <text:h text:style-name="P10" text:outline-level="1">
<text:span text:style-name="T4">
Russian army conducted 7 missile strikes, 70 airstrikes and 48 shelling with MLRS, - General ...</text:span>
</text:h>
      <text:p text:style-name="P4">
Authors: liveuamap (Language: en)</text:p>
      <text:p text:style-name="P4">
Time: 2023-05-21T04:46:00</text:p>
      <text:p text:style-name="P4">
Location: Donetsk Oblast (Latitude:48.73876 Longtitude:37.58165)</text:p>
      <text:p text:style-name="P4">
Videos: []</text:p>
      <text:p text:style-name="P4">
Images: []</text:p>
      <text:p text:style-name="P4">
Tags: ["Russia"]</text:p>
      <text:p text:style-name="P4">
Id: 22564290</text:p>
      <!--METADATA-->
      <text:p text:style-name="P4">
Russian army conducted 7 missile strikes, 70 airstrikes and 48 shelling withMLRS, - General Staff of Armed Forces of Ukraine says in the morning report</text:p>
      <text:p text:style-name="P4">
News Collection Link: <text:a xlink:type="simple" xlink:href="https://liveuamap.com/en/2023/21-may-russian-army-conducted-7-missile-strikes-70-airstrikes" text:style-name="Internet_20_link" text:visited-style-name="Visited_20_Internet_20_Link">
https://liveuamap.com/en/2023/21-may-russian-army-conducted-7-missile-strikes-70-airstrikes</text:a>
</text:p>
      <text:p text:style-name="P4">
News Source: <text:a xlink:type="simple" xlink:href="https://t.me/lumsrc/4852" text:style-name="Internet_20_link" text:visited-style-name="Visited_20_Internet_20_Link">
https://t.me/lumsrc/4852</text:a>
</text:p>
      <!--NEWS-->
      <text:h text:style-name="P10" text:outline-level="1">
<text:span text:style-name="T4">
Russian military HQ was reportedly hit in a missile strike in Berdyansk this morning</text:span>
</text:h>
      <text:p text:style-name="P4">
Authors: liveuamap (Language: en)</text:p>
      <text:p text:style-name="P4">
Time: 2023-05-21T04:58:09</text:p>
      <text:p text:style-name="P4">
Location: Berdyansk (Latitude:46.80711 Longtitude:36.76815)</text:p>
      <text:p text:style-name="P4">
Videos: []</text:p>
      <text:p text:style-name="P4">
Images: ["<text:a xlink:type="simple" xlink:href="https://liveuamap.com/pics/2023/05/21/22564250_0.jpg" text:style-name="Internet_20_link" text:visited-style-name="Visited_20_Internet_20_Link">
22564250_0.jpg</text:a>
", "<text:a xlink:type="simple" xlink:href="https://liveuamap.com/pics/2023/05/21/22564250_1.jpg" text:style-name="Internet_20_link" text:visited-style-name="Visited_20_Internet_20_Link">
22564250_1.jpg</text:a>
", "<text:a xlink:type="simple" xlink:href="https://liveuamap.com/pics/2023/05/21/22564250_2.jpg" text:style-name="Internet_20_link" text:visited-style-name="Visited_20_Internet_20_Link">
22564250_2.jpg</text:a>
", "<text:a xlink:type="simple" xlink:href="https://liveuamap.com/pics/2023/05/21/22564250_3.jpg" text:style-name="Internet_20_link" text:visited-style-name="Visited_20_Internet_20_Link">
22564250_3.jpg</text:a>
", "<text:a xlink:type="simple" xlink:href="https://liveuamap.com/pics/2023/05/21/22564250_4.jpg" text:style-name="Internet_20_link" text:visited-style-name="Visited_20_Internet_20_Link">
22564250_4.jpg</text:a>
"]</text:p>
      <text:p text:style-name="P4">
Tags: ["Europe", "Central and Eastern Europe"]</text:p>
      <text:p text:style-name="P4">
Id: 22564250</text:p>
      <!--METADATA-->
      <text:p text:style-name="P4">
Russian military HQ was reportedly hit in a missile strike in Berdyansk thismorning</text:p>
      <text:p text:style-name="P4">
<draw:frame draw:style-name="fr1" draw:name="Image44" text:anchor-type="as-char" svg:width="6.9236in" svg:height="2.561732in" draw:z-index="0">
<draw:image xlink:href="../Images/liveuamap/2023-05-21T04-58-09/22564250_0.jpg" xlink:type="simple" xlink:show="embed" xlink:actuate="onLoad" draw:mime-type="image/jpeg"/>
</draw:frame>
<draw:frame draw:style-name="fr1" draw:name="Image45" text:anchor-type="as-char" svg:width="6.9236in" svg:height="2.561732in" draw:z-index="0">
<draw:image xlink:href="../Images/liveuamap/2023-05-21T04-58-09/22564250_1.jpg" xlink:type="simple" xlink:show="embed" xlink:actuate="onLoad" draw:mime-type="image/jpeg"/>
</draw:frame>
<draw:frame draw:style-name="fr1" draw:name="Image46" text:anchor-type="as-char" svg:width="6.9236in" svg:height="6.051189in" draw:z-index="0">
<draw:image xlink:href="../Images/liveuamap/2023-05-21T04-58-09/22564250_2.jpg" xlink:type="simple" xlink:show="embed" xlink:actuate="onLoad" draw:mime-type="image/jpeg"/>
</draw:frame>
<draw:frame draw:style-name="fr1" draw:name="Image47" text:anchor-type="as-char" svg:width="6.9236in" svg:height="9.231467in" draw:z-index="0">
<draw:image xlink:href="../Images/liveuamap/2023-05-21T04-58-09/22564250_3.jpg" xlink:type="simple" xlink:show="embed" xlink:actuate="onLoad" draw:mime-type="image/jpeg"/>
</draw:frame>
<draw:frame draw:style-name="fr1" draw:name="Image48" text:anchor-type="as-char" svg:width="6.9236in" svg:height="9.231467in" draw:z-index="0">
<draw:image xlink:href="../Images/liveuamap/2023-05-21T04-58-09/22564250_4.jpg" xlink:type="simple" xlink:show="embed" xlink:actuate="onLoad" draw:mime-type="image/jpeg"/>
</draw:frame>
News Collection Link: <text:a xlink:type="simple" xlink:href="https://liveuamap.com/en/2023/21-may-russian-military-hq-was-reportedly-hit-in-a-missile" text:style-name="Internet_20_link" text:visited-style-name="Visited_20_Internet_20_Link">
https://liveuamap.com/en/2023/21-may-russian-military-hq-was-reportedly-hit-in-a-missile</text:a>
</text:p>
      <text:p text:style-name="P4">
News Source: <text:a xlink:type="simple" xlink:href="https://t.me/channel24_ua/89140" text:style-name="Internet_20_link" text:visited-style-name="Visited_20_Internet_20_Link">
https://t.me/channel24_ua/89140</text:a>
</text:p>
      <!--NEWS-->
      <text:h text:style-name="P10" text:outline-level="1">
<text:span text:style-name="T4">
Russian army shelled Stanislav village overnight</text:span>
</text:h>
      <text:p text:style-name="P4">
Authors: liveuamap (Language: en)</text:p>
      <text:p text:style-name="P4">
Time: 2023-05-21T05:49:00</text:p>
      <text:p text:style-name="P4">
Location: Kherson, Khersons'ka oblast (Latitude:46.57373 Longtitude:32.15578)</text:p>
      <text:p text:style-name="P4">
Videos: []</text:p>
      <text:p text:style-name="P4">
Images: ["<text:a xlink:type="simple" xlink:href="https://liveuamap.com/pics/2023/05/21/22564349_0.jpg" text:style-name="Internet_20_link" text:visited-style-name="Visited_20_Internet_20_Link">
22564349_0.jpg</text:a>
", "<text:a xlink:type="simple" xlink:href="https://liveuamap.com/pics/2023/05/21/22564349_1.jpg" text:style-name="Internet_20_link" text:visited-style-name="Visited_20_Internet_20_Link">
22564349_1.jpg</text:a>
", "<text:a xlink:type="simple" xlink:href="https://liveuamap.com/pics/2023/05/21/22564349_2.jpg" text:style-name="Internet_20_link" text:visited-style-name="Visited_20_Internet_20_Link">
22564349_2.jpg</text:a>
", "<text:a xlink:type="simple" xlink:href="https://liveuamap.com/pics/2023/05/21/22564349_3.jpg" text:style-name="Internet_20_link" text:visited-style-name="Visited_20_Internet_20_Link">
22564349_3.jpg</text:a>
", "<text:a xlink:type="simple" xlink:href="https://liveuamap.com/pics/2023/05/21/22564349_4.jpg" text:style-name="Internet_20_link" text:visited-style-name="Visited_20_Internet_20_Link">
22564349_4.jpg</text:a>
", "<text:a xlink:type="simple" xlink:href="https://liveuamap.com/pics/2023/05/21/22564349_5.jpg" text:style-name="Internet_20_link" text:visited-style-name="Visited_20_Internet_20_Link">
22564349_5.jpg</text:a>
", "<text:a xlink:type="simple" xlink:href="https://liveuamap.com/pics/2023/05/21/22564349_6.jpg" text:style-name="Internet_20_link" text:visited-style-name="Visited_20_Internet_20_Link">
22564349_6.jpg</text:a>
"]</text:p>
      <text:p text:style-name="P4">
Tags: ["Europe", "Central and Eastern Europe"]</text:p>
      <text:p text:style-name="P4">
Id: 22564349</text:p>
      <!--METADATA-->
      <text:p text:style-name="P4">
Russian army shelled Stanislav village overnight</text:p>
      <text:p text:style-name="P4">
<draw:frame draw:style-name="fr1" draw:name="Image49" text:anchor-type="as-char" svg:width="6.9236in" svg:height="4.612849in" draw:z-index="0">
<draw:image xlink:href="../Images/liveuamap/2023-05-21T05-49-00/22564349_0.jpg" xlink:type="simple" xlink:show="embed" xlink:actuate="onLoad" draw:mime-type="image/jpeg"/>
</draw:frame>
<draw:frame draw:style-name="fr1" draw:name="Image50" text:anchor-type="as-char" svg:width="6.9236in" svg:height="4.612849in" draw:z-index="0">
<draw:image xlink:href="../Images/liveuamap/2023-05-21T05-49-00/22564349_1.jpg" xlink:type="simple" xlink:show="embed" xlink:actuate="onLoad" draw:mime-type="image/jpeg"/>
</draw:frame>
<draw:frame draw:style-name="fr1" draw:name="Image51" text:anchor-type="as-char" svg:width="6.9236in" svg:height="4.612849in" draw:z-index="0">
<draw:image xlink:href="../Images/liveuamap/2023-05-21T05-49-00/22564349_2.jpg" xlink:type="simple" xlink:show="embed" xlink:actuate="onLoad" draw:mime-type="image/jpeg"/>
</draw:frame>
<draw:frame draw:style-name="fr1" draw:name="Image52" text:anchor-type="as-char" svg:width="6.9236in" svg:height="4.612849in" draw:z-index="0">
<draw:image xlink:href="../Images/liveuamap/2023-05-21T05-49-00/22564349_3.jpg" xlink:type="simple" xlink:show="embed" xlink:actuate="onLoad" draw:mime-type="image/jpeg"/>
</draw:frame>
<draw:frame draw:style-name="fr1" draw:name="Image53" text:anchor-type="as-char" svg:width="6.9236in" svg:height="4.612849in" draw:z-index="0">
<draw:image xlink:href="../Images/liveuamap/2023-05-21T05-49-00/22564349_4.jpg" xlink:type="simple" xlink:show="embed" xlink:actuate="onLoad" draw:mime-type="image/jpeg"/>
</draw:frame>
<draw:frame draw:style-name="fr1" draw:name="Image54" text:anchor-type="as-char" svg:width="6.9236in" svg:height="4.612849in" draw:z-index="0">
<draw:image xlink:href="../Images/liveuamap/2023-05-21T05-49-00/22564349_5.jpg" xlink:type="simple" xlink:show="embed" xlink:actuate="onLoad" draw:mime-type="image/jpeg"/>
</draw:frame>
<draw:frame draw:style-name="fr1" draw:name="Image55" text:anchor-type="as-char" svg:width="6.9236in" svg:height="4.612849in" draw:z-index="0">
<draw:image xlink:href="../Images/liveuamap/2023-05-21T05-49-00/22564349_6.jpg" xlink:type="simple" xlink:show="embed" xlink:actuate="onLoad" draw:mime-type="image/jpeg"/>
</draw:frame>
News Collection Link: <text:a xlink:type="simple" xlink:href="https://liveuamap.com/en/2023/21-may-russian-army-shelled-stanislav-village-overnight" text:style-name="Internet_20_link" text:visited-style-name="Visited_20_Internet_20_Link">
https://liveuamap.com/en/2023/21-may-russian-army-shelled-stanislav-village-overnight</text:a>
</text:p>
      <text:p text:style-name="P4">
News Source: <text:a xlink:type="simple" xlink:href="https://t.me/suspilnekherson/26518" text:style-name="Internet_20_link" text:visited-style-name="Visited_20_Internet_20_Link">
https://t.me/suspilnekherson/26518</text:a>
</text:p>
      <!--NEWS-->
      <text:h text:style-name="P10" text:outline-level="1">
<text:span text:style-name="T4">
Drone dropped an explosive device near substation in Rudnya-Tsata village of Briansk region</text:span>
</text:h>
      <text:p text:style-name="P4">
Authors: liveuamap (Language: en)</text:p>
      <text:p text:style-name="P4">
Time: 2023-05-21T06:01:00</text:p>
      <text:p text:style-name="P4">
Location: Bryansk,Bryanskaya oblast' (Latitude:52.17296 Longtitude:31.87945)</text:p>
      <text:p text:style-name="P4">
Videos: []</text:p>
      <text:p text:style-name="P4">
Images: []</text:p>
      <text:p text:style-name="P4">
Tags: ["Russia", "Europe"]</text:p>
      <text:p text:style-name="P4">
Id: 22564348</text:p>
      <!--METADATA-->
      <text:p text:style-name="P4">
Drone dropped an explosive device near substation in Rudnya-Tsata village ofBriansk region</text:p>
      <text:p text:style-name="P4">
News Collection Link: <text:a xlink:type="simple" xlink:href="https://liveuamap.com/en/2023/21-may-drone-dropped-an-explosive-device-near-substation" text:style-name="Internet_20_link" text:visited-style-name="Visited_20_Internet_20_Link">
https://liveuamap.com/en/2023/21-may-drone-dropped-an-explosive-device-near-substation</text:a>
</text:p>
      <text:p text:style-name="P4">
News Source: <text:a xlink:type="simple" xlink:href="https://t.me/rusbrief/118880" text:style-name="Internet_20_link" text:visited-style-name="Visited_20_Internet_20_Link">
https://t.me/rusbrief/118880</text:a>
</text:p>
      <!--NEWS-->
      <text:h text:style-name="P10" text:outline-level="1">
<text:span text:style-name="T4">
Donetsk Oblast(13:19). Red Alert: aerial threat. Sirens sounding. Take cover now!</text:span>
</text:h>
      <text:p text:style-name="P4">
Authors: liveuamap (Language: en)</text:p>
      <text:p text:style-name="P4">
Time: 2023-05-21T07:21:00</text:p>
      <text:p text:style-name="P4">
Location: Donetsk Oblast (Latitude:48.72768 Longtitude:37.57717)</text:p>
      <text:p text:style-name="P4">
Videos: []</text:p>
      <text:p text:style-name="P4">
Images: []</text:p>
      <text:p text:style-name="P4">
Tags: ["Europe", "Central and Eastern Europe"]</text:p>
      <text:p text:style-name="P4">
Id: 22564347</text:p>
      <!--METADATA-->
      <text:p text:style-name="P4">
Donetsk Oblast(13:19). Red Alert: aerial threat. Sirens sounding. Take covernow!</text:p>
      <text:p text:style-name="P4">
News Collection Link: <text:a xlink:type="simple" xlink:href="https://liveuamap.com/en/2023/21-may-donetsk-oblast1319-red-alert-aerial-thg" text:style-name="Internet_20_link" text:visited-style-name="Visited_20_Internet_20_Link">
https://liveuamap.com/en/2023/21-may-donetsk-oblast1319-red-alert-aerial-thg</text:a>
</text:p>
      <text:p text:style-name="P4">
News Source: <text:a xlink:type="simple" xlink:href="https://t.me/air_alert_ua/46147" text:style-name="Internet_20_link" text:visited-style-name="Visited_20_Internet_20_Link">
https://t.me/air_alert_ua/46147</text:a>
</text:p>
      <!--NEWS-->
      <text:h text:style-name="P10" text:outline-level="1">
<text:span text:style-name="T4">
Air defense is working in Belgorod</text:span>
</text:h>
      <text:p text:style-name="P4">
Authors: liveuamap (Language: en)</text:p>
      <text:p text:style-name="P4">
Time: 2023-05-21T08:39:13</text:p>
      <text:p text:style-name="P4">
Location: Belgorod (Latitude:50.64162 Longtitude:36.5934)</text:p>
      <text:p text:style-name="P4">
Videos: []</text:p>
      <text:p text:style-name="P4">
Images: []</text:p>
      <text:p text:style-name="P4">
Tags: ["Russia"]</text:p>
      <text:p text:style-name="P4">
Id: 22564356</text:p>
      <!--METADATA-->
      <text:p text:style-name="P4">
Air defense is working in Belgorod</text:p>
      <text:p text:style-name="P4">
News Collection Link: <text:a xlink:type="simple" xlink:href="https://liveuamap.com/en/2023/21-may-air-defense-is-working-in-belgorod-" text:style-name="Internet_20_link" text:visited-style-name="Visited_20_Internet_20_Link">
https://liveuamap.com/en/2023/21-may-air-defense-is-working-in-belgorod-</text:a>
</text:p>
      <text:p text:style-name="P4">
News Source: <text:a xlink:type="simple" xlink:href="https://t.me/lachentyt/29503" text:style-name="Internet_20_link" text:visited-style-name="Visited_20_Internet_20_Link">
https://t.me/lachentyt/29503</text:a>
</text:p>
      <!--NEWS-->
      <text:h text:style-name="P10" text:outline-level="1">
<text:span text:style-name="T4">
Explosions reported in Mospyne, Donetsk region</text:span>
</text:h>
      <text:p text:style-name="P4">
Authors: liveuamap (Language: en)</text:p>
      <text:p text:style-name="P4">
Time: 2023-05-21T10:19:17</text:p>
      <text:p text:style-name="P4">
Location: Mospyne (Latitude:47.8802 Longtitude:38.07321)</text:p>
      <text:p text:style-name="P4">
Videos: []</text:p>
      <text:p text:style-name="P4">
Images: []</text:p>
      <text:p text:style-name="P4">
Tags: ["Minsk Monitor", "Europe"]</text:p>
      <text:p text:style-name="P4">
Id: 22564367</text:p>
      <!--METADATA-->
      <text:p text:style-name="P4">
Explosions reported in Mospyne, Donetsk region</text:p>
      <text:p text:style-name="P4">
News Collection Link: <text:a xlink:type="simple" xlink:href="https://liveuamap.com/en/2023/21-may-explosions-reported-in-mospyne-donetsk-region" text:style-name="Internet_20_link" text:visited-style-name="Visited_20_Internet_20_Link">
https://liveuamap.com/en/2023/21-may-explosions-reported-in-mospyne-donetsk-region</text:a>
</text:p>
      <text:p text:style-name="P4">
News Source: <text:a xlink:type="simple" xlink:href="https://t.me/oleksiihoncharenko/34099" text:style-name="Internet_20_link" text:visited-style-name="Visited_20_Internet_20_Link">
https://t.me/oleksiihoncharenko/34099</text:a>
</text:p>
      <!--NEWS-->
      <text:h text:style-name="P10" text:outline-level="1">
<text:span text:style-name="T4">
Zelensky discussed with Biden strengthening of Ukraine's defense capabilities</text:span>
</text:h>
      <text:p text:style-name="P4">
Authors: Ukrinform (Person)</text:p>
      <text:p text:style-name="P4">
Publisher: Укринформ (Organization)</text:p>
      <text:p text:style-name="P4">
Published Time: 2023-05-21T10:51:00+03:00</text:p>
      <text:p text:style-name="P4">
Modified Time: 2023-05-21T10:51:00+03:00</text:p>
      <text:p text:style-name="P4">
Description: President of Ukraine Volodymyr Zelensky and US President Joseph Biden discussed further interaction to strengthen Ukraine's defensive capabilities and the formula of peace. - Ukrinform.</text:p>
      <text:p text:style-name="P4">
Images: ['<text:a xlink:type="simple" xlink:href="https://static.ukrinform.com/photos/2023_05/thumb_files/630_360_1684655354-652.jpg" text:style-name="Internet_20_link" text:visited-style-name="Visited_20_Internet_20_Link">
630_360_16846...</text:a>
', '<text:a xlink:type="simple" xlink:href="https://static.ukrinform.com/photos/2023_05/1684655353-144.jpg" text:style-name="Internet_20_link" text:visited-style-name="Visited_20_Internet_20_Link">
1684655353-14...</text:a>
']</text:p>
      <text:p text:style-name="P4">
Tags: ['Байден', 'Велика сімка', 'Зеленський']</text:p>
      <text:p text:style-name="P4">
Type: Article</text:p>
      <!--METADATA-->
      <text:p text:style-name="P4">
<draw:frame draw:style-name="fr1" draw:name="Image56" text:anchor-type="as-char" svg:width="6.9236in" svg:height="3.956343in" draw:z-index="0">
<draw:image xlink:href="../Images/yкринформ/2023-05-21T10-51-00-03-00/630_360_1684655354-652.jpg" xlink:type="simple" xlink:show="embed" xlink:actuate="onLoad" draw:mime-type="image/jpeg"/>
</draw:frame>
President of Ukraine Volodymyr Zelensky and US President Joseph Biden discussed further development to strengthen Ukraine's defensive capabilities and the formula of peace.</text:p>
      <text:p text:style-name="P4">
The head of the Ukrainian state reported this in <text:a xlink:type="simple" xlink:href="https://t.me/V_Zelenskiy_official/6292" text:style-name="Internet_20_link" text:visited-style-name="Visited_20_Internet_20_Link">
</text:a>
, reports Ukrinform.</text:p>
      <text:p text:style-name="P4">
“In Japan, he met with the United States President Joseph <text:a xlink:type="simple" xlink:href="https://www.ukrinform.ua/tag-bajden" text:style-name="Internet_20_link" text:visited-style-name="Visited_20_Internet_20_Link">
</text:a>
. Great thanks to our people with the delight of powerful financial assistance to Ukraine by the United States, which is a total of $ 37 billion, as well as for a new package of military assistance worth 375 million donors, ”Zelensky wrote.</text:p>
      <text:p text:style-name="P4">
<draw:frame draw:style-name="fr1" draw:name="Image57" text:anchor-type="as-char" svg:width="6.9236in" svg:height="4.615733in" draw:z-index="0">
<draw:image xlink:href="../Images/yкринформ/2023-05-21T10-51-00-03-00/1684655353-144.jpg" xlink:type="simple" xlink:show="embed" xlink:actuate="onLoad" draw:mime-type="image/jpeg"/>
</draw:frame>
He reported that the meeting with Biden discussed further interaction for the defense of Ukraine, as well as the issue of the implementation of the Ukrainian formula of peace.</text:p>
      <text:p text:style-name="P4">
“They exchanged views on the reconstruction and reconstruction of Ukraine,” the president was added.</text:p>
      <text:p text:style-name="P4">
Video: Presidential Office of Ukraine</text:p>
      <text:p text:style-name="P4">
Besides, he <text:a xlink:type="simple" xlink:href="https://twitter.com/ZelenskyyUa/status/1660188761437753345" text:style-name="Internet_20_link" text:visited-style-name="Visited_20_Internet_20_Link">
</text:a>
that during the meeting he stopped separately on the issue of euro -Atlantic integration of Ukraine, preparation for the Vilnius Summit of NATO Tuagidity to obtain safety guarantees for Ukraine before its entry.</text:p>
      <text:p text:style-name="P4">
Zelensky added that he also noted the US President's decision to support an international aviation coalition.</text:p>
      <text:p text:style-name="P4">
<text:span text:style-name="T4">
 Read also: </text:span>
 <text:a xlink:type="simple" xlink:href="https://www.ukrinform.ua/rubric-polytics/3712096-zelenskij-vistupiv-pered-liderami-g7-ta-podakuvav-koznomu-za-pidtrimku.html" text:style-name="Internet_20_link" text:visited-style-name="Visited_20_Internet_20_Link">
<text:span text:style-name="T4">
 Zelens </text:span>
</text:a>
As it was reported, President of Ukraine Volodymyr Zelenskyy and US President Jobiden <text:a xlink:type="simple" xlink:href="https://www.ukrinform.ua/rubric-polytics/3712084-zelenskij-i-bajden-rozpocali-zustric-u-hirosimi.html" text:style-name="Internet_20_link" text:visited-style-name="Visited_20_Internet_20_Link">
</text:a>
.</text:p>
      <text:p text:style-name="P4">
US Department of Defense on Sunday, May 21 <text:a xlink:type="simple" xlink:href="https://www.ukrinform.ua/rubric-ato/3712104-ssa-ogolosili-novij-paket-vijskovoi-dopomogi-ukraini-na-375-miljoniv.html" text:style-name="Internet_20_link" text:visited-style-name="Visited_20_Internet_20_Link">
</text:a>
Ukraine to meet the critical needs for security and defense for a total of 375 million dollars.</text:p>
      <text:p text:style-name="P4">
News Source: <text:a xlink:type="simple" xlink:href="https://www.ukrinform.ua/rubric-polytics/3712130-zelenskij-obgovoriv-iz-bajdenom-posilenna-oboronnih-mozlivostej-ukraini.html" text:style-name="Internet_20_link" text:visited-style-name="Visited_20_Internet_20_Link">
https://www.ukrinform.ua/rubric-polytics/3712130-zelenskij-obgovoriv-iz-bajdenom-posilenna-oboronnih-mozlivostej-ukraini.html</text:a>
</text:p>
      <!--NEWS-->
      <text:h text:style-name="P10" text:outline-level="1">
<text:span text:style-name="T4">
Ukrainian President Zelensky: "Bakhmut is not captured by the Russian Federation today. There...</text:span>
</text:h>
      <text:p text:style-name="P4">
Authors: liveuamap (Language: en)</text:p>
      <text:p text:style-name="P4">
Time: 2023-05-21T10:55:51</text:p>
      <text:p text:style-name="P4">
Location: Hiroshima-shi,Hiroshima-ken (Latitude:34.38494 Longtitude:132.4552)</text:p>
      <text:p text:style-name="P4">
Videos: []</text:p>
      <text:p text:style-name="P4">
Images: []</text:p>
      <text:p text:style-name="P4">
Tags: ["Russia", "Asia"]</text:p>
      <text:p text:style-name="P4">
Id: 22564372</text:p>
      <!--METADATA-->
      <text:p text:style-name="P4">
Ukrainian President Zelensky: "Bakhmut is not captured by the RussianFederation today. There cannot be two or three interpretations of this."</text:p>
      <text:p text:style-name="P4">
News Collection Link: <text:a xlink:type="simple" xlink:href="https://liveuamap.com/en/2023/21-may-ukrainian-president-zelensky-bakhmut-is-not-captured" text:style-name="Internet_20_link" text:visited-style-name="Visited_20_Internet_20_Link">
https://liveuamap.com/en/2023/21-may-ukrainian-president-zelensky-bakhmut-is-not-captured</text:a>
</text:p>
      <text:p text:style-name="P4">
News Source: <text:a xlink:type="simple" xlink:href="https://twitter.com/LucasFoxNews/status/1660296737364353028" text:style-name="Internet_20_link" text:visited-style-name="Visited_20_Internet_20_Link">
https://twitter.com/LucasFoxNews/status/1660296737364353028</text:a>
</text:p>
      <!--NEWS-->
      <text:h text:style-name="P10" text:outline-level="1">
<text:span text:style-name="T4">
As a result of the shelling of the company in Kupyansk three people are injured in Kupyansk</text:span>
</text:h>
      <text:p text:style-name="P4">
Authors: Ukrinform (Person)</text:p>
      <text:p text:style-name="P4">
Publisher: Укринформ (Organization)</text:p>
      <text:p text:style-name="P4">
Published Time: 2023-05-21T11:18:00+03:00</text:p>
      <text:p text:style-name="P4">
Modified Time: 2023-05-21T11:18:00+03:00</text:p>
      <text:p text:style-name="P4">
Description: In Kharkiv region, a local enterprise was burning due to shelling of Kupyansk. During the re -shelling, three people were injured. - Ukrinform.</text:p>
      <text:p text:style-name="P4">
Images: ['<text:a xlink:type="simple" xlink:href="https://static.ukrinform.com/photos/2023_05/thumb_files/630_360_1684657327-883.jpg" text:style-name="Internet_20_link" text:visited-style-name="Visited_20_Internet_20_Link">
630_360_16846...</text:a>
', '<text:a xlink:type="simple" xlink:href="https://static.ukrinform.com/photos/2023_05/1684656941-899.jpg" text:style-name="Internet_20_link" text:visited-style-name="Visited_20_Internet_20_Link">
1684656941-89...</text:a>
', '<text:a xlink:type="simple" xlink:href="https://static.ukrinform.com/photos/2023_05/1684656940-445.jpg" text:style-name="Internet_20_link" text:visited-style-name="Visited_20_Internet_20_Link">
1684656940-44...</text:a>
', '<text:a xlink:type="simple" xlink:href="https://static.ukrinform.com/photos/2023_05/1684656942-613.jpg" text:style-name="Internet_20_link" text:visited-style-name="Visited_20_Internet_20_Link">
1684656942-61...</text:a>
', '<text:a xlink:type="simple" xlink:href="https://static.ukrinform.com/photos/2023_05/1684656941-104.jpg" text:style-name="Internet_20_link" text:visited-style-name="Visited_20_Internet_20_Link">
1684656941-10...</text:a>
']</text:p>
      <text:p text:style-name="P4">
Tags: ['Обстріл', 'Поранені', 'Харківщина', 'Війна з Росією']</text:p>
      <text:p text:style-name="P4">
Type: Article</text:p>
      <!--METADATA-->
      <text:p text:style-name="P4">
<draw:frame draw:style-name="fr1" draw:name="Image58" text:anchor-type="as-char" svg:width="6.9236in" svg:height="3.956343in" draw:z-index="0">
<draw:image xlink:href="../Images/yкринформ/2023-05-21T11-18-00-03-00/630_360_1684657327-883.jpg" xlink:type="simple" xlink:show="embed" xlink:actuate="onLoad" draw:mime-type="image/jpeg"/>
</draw:frame>
Nakarkivshchyna was burning a local enterprise through shelling of Kupyansk. During the repeated shelling, three people were injured.</text:p>
      <text:p text:style-name="P4">
About it in <text:a xlink:type="simple" xlink:href="https://www.facebook.com/prokuraturakharkiv/posts/pfbid0mcn9oRUs5hwATEhSgb7irE4msp6DQNB35hHCmPa2JpxG2ynTKiJKPxNDhH6ftLNAl" text:style-name="Internet_20_link" text:visited-style-name="Visited_20_Internet_20_Link">
</text:a>
The Kharkiv Regional Prosecutor's Office reports, Ukrinform reports.</text:p>
      <text:p text:style-name="P4">
“May 20 at about 18:10 Russian military again <text:a xlink:type="simple" xlink:href="https://www.ukrinform.ua/tag-obstril" text:style-name="Internet_20_link" text:visited-style-name="Visited_20_Internet_20_Link">
</text:a>
Kupyansk. According to preliminary data, the shelling was carried out by the shells of the Grad RSSU with the lighting elements of the respiratory composition. The shelling of 300 square meters was occupied. I am the territory of one of the local enterprises, ”the message reads.</text:p>
      <text:p text:style-name="P4">
<draw:frame draw:style-name="fr1" draw:name="Image59" text:anchor-type="as-char" svg:width="6.9236in" svg:height="5.10295in" draw:z-index="0">
<draw:image xlink:href="../Images/yкринформ/2023-05-21T11-18-00-03-00/1684656941-899.jpg" xlink:type="simple" xlink:show="embed" xlink:actuate="onLoad" draw:mime-type="image/jpeg"/>
</draw:frame>
<draw:frame draw:style-name="fr1" draw:name="Image60" text:anchor-type="as-char" svg:width="6.9236in" svg:height="4.038767in" draw:z-index="0">
<draw:image xlink:href="../Images/yкринформ/2023-05-21T11-18-00-03-00/1684656940-445.jpg" xlink:type="simple" xlink:show="embed" xlink:actuate="onLoad" draw:mime-type="image/jpeg"/>
</draw:frame>
At about 7:00 pm, the Russian military fired Kupjansk ugly. Previously, from artillery. "Two women were injured 61 and 69 and 44 -year -old man," the prosecutor's office was informed.</text:p>
      <text:p text:style-name="P4">
<text:span text:style-name="T4">
 Read also: </text:span>
 <text:a xlink:type="simple" xlink:href="https://www.ukrinform.ua/rubric-regions/3712083-rosiani-obstrilali-orihiv-zapaluvalnimi-boepripasami.html" text:style-name="Internet_20_link" text:visited-style-name="Visited_20_Internet_20_Link">
<text:span text:style-name="T4">
 firing </text:span>
</text:a>
</text:p>
      <text:p text:style-name="P4">
<draw:frame draw:style-name="fr1" draw:name="Image61" text:anchor-type="as-char" svg:width="6.9236in" svg:height="5.314504in" draw:z-index="0">
<draw:image xlink:href="../Images/yкринформ/2023-05-21T11-18-00-03-00/1684656942-613.jpg" xlink:type="simple" xlink:show="embed" xlink:actuate="onLoad" draw:mime-type="image/jpeg"/>
</draw:frame>
<draw:frame draw:style-name="fr1" draw:name="Image62" text:anchor-type="as-char" svg:width="6.9236in" svg:height="5.199111in" draw:z-index="0">
<draw:image xlink:href="../Images/yкринформ/2023-05-21T11-18-00-03-00/1684656941-104.jpg" xlink:type="simple" xlink:show="embed" xlink:actuate="onLoad" draw:mime-type="image/jpeg"/>
</draw:frame>
The pre -trial investigation into the facts of violation of the laws and customs of war(Part 1 of Art. 438 of the Criminal Code of Ukraine).</text:p>
      <text:p text:style-name="P4">
Як повідомлялося, впродовж минулої доби, 20 травня, <text:a xlink:type="simple" xlink:href="https://www.ukrinform.ua/rubric-regions/3712111-rosiani-za-dobu-atakuvali-devat-oblastej-ukraini-zvedenna-ova.html" text:style-name="Internet_20_link" text:visited-style-name="Visited_20_Internet_20_Link">
</text:a>
Photo: Kharkiv Regional Prosecutor's Office</text:p>
      <text:p text:style-name="P4">
News Source: <text:a xlink:type="simple" xlink:href="https://www.ukrinform.ua/rubric-regions/3712136-unaslidok-obstriliv-rf-pidpriemstva-u-kupansku-poraneni-troe.html" text:style-name="Internet_20_link" text:visited-style-name="Visited_20_Internet_20_Link">
https://www.ukrinform.ua/rubric-regions/3712136-unaslidok-obstriliv-rf-pidpriemstva-u-kupansku-poraneni-troe.html</text:a>
</text:p>
      <!--NEWS-->
      <text:h text:style-name="P10" text:outline-level="1">
<text:span text:style-name="T4">
Explosions were reported in Kherson</text:span>
</text:h>
      <text:p text:style-name="P4">
Authors: liveuamap (Language: en)</text:p>
      <text:p text:style-name="P4">
Time: 2023-05-21T11:22:00</text:p>
      <text:p text:style-name="P4">
Location: Kherson (Latitude:46.64119 Longtitude:32.62304)</text:p>
      <text:p text:style-name="P4">
Videos: []</text:p>
      <text:p text:style-name="P4">
Images: []</text:p>
      <text:p text:style-name="P4">
Tags: ["Europe", "Central and Eastern Europe"]</text:p>
      <text:p text:style-name="P4">
Id: 22564375</text:p>
      <!--METADATA-->
      <text:p text:style-name="P4">
Explosions were reported in Kherson</text:p>
      <text:p text:style-name="P4">
News Collection Link: <text:a xlink:type="simple" xlink:href="https://liveuamap.com/en/2023/21-may-explosions-were-reported-in-kherson" text:style-name="Internet_20_link" text:visited-style-name="Visited_20_Internet_20_Link">
https://liveuamap.com/en/2023/21-may-explosions-were-reported-in-kherson</text:a>
</text:p>
      <text:p text:style-name="P4">
News Source: <text:a xlink:type="simple" xlink:href="https://t.me/suspilnenews/20969" text:style-name="Internet_20_link" text:visited-style-name="Visited_20_Internet_20_Link">
https://t.me/suspilnenews/20969</text:a>
</text:p>
      <!--NEWS-->
      <text:h text:style-name="P10" text:outline-level="1">
<text:span text:style-name="T4">
In Kiev, the water level in the Dnieper per day increased by four centimeters</text:span>
</text:h>
      <text:p text:style-name="P4">
Authors: Ukrinform (Person)</text:p>
      <text:p text:style-name="P4">
Publisher: Укринформ (Organization)</text:p>
      <text:p text:style-name="P4">
Published Time: 2023-05-21T11:25:41+03:00</text:p>
      <text:p text:style-name="P4">
Modified Time: 2023-05-21T11:25:41+03:00</text:p>
      <text:p text:style-name="P4">
Description: In Kiev, as of Sunday, May 21, the water level in the Dnieper increased by four centimeters compared to the previous day. - Ukrinform.</text:p>
      <text:p text:style-name="P4">
Images: ['<text:a xlink:type="simple" xlink:href="https://static.ukrinform.com/photos/2023_04/thumb_files/630_360_1682758192-559.jpeg" text:style-name="Internet_20_link" text:visited-style-name="Visited_20_Internet_20_Link">
630_360_16827...</text:a>
']</text:p>
      <text:p text:style-name="P4">
Tags: ['Дніпро', 'Вода', 'Київ']</text:p>
      <text:p text:style-name="P4">
Type: Article</text:p>
      <!--METADATA-->
      <text:p text:style-name="P4">
<draw:frame draw:style-name="fr1" draw:name="Image63" text:anchor-type="as-char" svg:width="6.9236in" svg:height="3.956343in" draw:z-index="0">
<draw:image xlink:href="../Images/yкринформ/2023-05-21T11-25-41-03-00/630_360_1682758192-559.jpeg" xlink:type="simple" xlink:show="embed" xlink:actuate="onLoad" draw:mime-type="image/jpeg"/>
</draw:frame>
In Kyivistan on Sunday, May 21, the water level in the Dnieper compared to the previous day increased by four centimeters.</text:p>
      <text:p text:style-name="P4">
According to Ukrinform, the Kyiv City Military Administration reports in <text:a xlink:type="simple" xlink:href="https://t.me/VA_Kyiv/1790" text:style-name="Internet_20_link" text:visited-style-name="Visited_20_Internet_20_Link">
</text:a>
“As of 9:00 on 21.05.2023 the water level <text:a xlink:type="simple" xlink:href="https://www.ukrinform.ua/tag-dnipro" text:style-name="Internet_20_link" text:visited-style-name="Visited_20_Internet_20_Link">
</text:a>
In Kiev near Metro Bridge is 9 260 cm(According to the Baltic system). Температура води: 17°C. В порівнянні з минулим днем, рівень водопіллязбільшився на 4 см”, - зазначив голова КМВА Сергій Попко.</text:p>
      <text:p text:style-name="P4">
За його даними, аварійних підтоплень по Києву не зафіксовано, але рівеньнебезпеки гідрологічних явищ все ще залишається І (yellow).</text:p>
      <text:p text:style-name="P4">
<text:span text:style-name="T4">
Читайте також:</text:span>
 <text:a xlink:type="simple" xlink:href="https://www.ukrinform.ua/rubric-regions/3711245-u-troh-oblastah-ukraini-pidtopleno-majze-9-tisac-gektariv-silgospugid.html" text:style-name="Internet_20_link" text:visited-style-name="Visited_20_Internet_20_Link">
 </text:a>
“Flood flooding is up to 5-10 cm. Industrial sites and residential cities are out of the threat of flooding. Previous forecasts do not provide for a significant increase in water level in the Dnieper within Kiev, ”Popko added.</text:p>
      <text:p text:style-name="P4">
As reported by Ukrinform, in Kyiv as of May 20, the water level in the Dnieper is comparable to the previous day <text:a xlink:type="simple" xlink:href="https://www.ukrinform.ua/rubric-kyiv/3711784-u-kievi-zafiksovane-zbilsenna-rivna-vodi-v-dnipri.html" text:style-name="Internet_20_link" text:visited-style-name="Visited_20_Internet_20_Link">
</text:a>
 <text:a xlink:type="simple" xlink:href="https://www.ukrinform.ua/rubric-kyiv/3711784-u-kievi-zafiksovane-zbilsenna-rivna-vodi-v-dnipri.html" text:style-name="Internet_20_link" text:visited-style-name="Visited_20_Internet_20_Link">
</text:a>
 <text:a xlink:type="simple" xlink:href="https://www.ukrinform.ua/rubric-kyiv/3711784-u-kievi-zafiksovane-zbilsenna-rivna-vodi-v-dnipri.html" text:style-name="Internet_20_link" text:visited-style-name="Visited_20_Internet_20_Link">
 </text:a>
</text:p>
      <text:p text:style-name="P4">
News Source: <text:a xlink:type="simple" xlink:href="https://www.ukrinform.ua/rubric-kyiv/3712138-u-kievi-riven-vodi-v-dnipri-za-dobu-zris-na-cotiri-santimetri.html" text:style-name="Internet_20_link" text:visited-style-name="Visited_20_Internet_20_Link">
https://www.ukrinform.ua/rubric-kyiv/3712138-u-kievi-riven-vodi-v-dnipri-za-dobu-zris-na-cotiri-santimetri.html</text:a>
</text:p>
      <!--NEWS-->
      <text:h text:style-name="P10" text:outline-level="1">
<text:span text:style-name="T4">
In Greece, there are parliamentary elections</text:span>
</text:h>
      <text:p text:style-name="P4">
Authors: Ukrinform (Person)</text:p>
      <text:p text:style-name="P4">
Publisher: Укринформ (Organization)</text:p>
      <text:p text:style-name="P4">
Published Time: 2023-05-21T11:27:00+03:00</text:p>
      <text:p text:style-name="P4">
Modified Time: 2023-05-21T11:27:00+03:00</text:p>
      <text:p text:style-name="P4">
Description: In Greece, there are parliamentary elections on Sunday - citizens of the country choose the government for the next four years. - Ukrinform.</text:p>
      <text:p text:style-name="P4">
Images: ['<text:a xlink:type="simple" xlink:href="https://static.ukrinform.com/photos/2015_11/thumb_files/630_360_1447847164-1634.jpg" text:style-name="Internet_20_link" text:visited-style-name="Visited_20_Internet_20_Link">
630_360_14478...</text:a>
']</text:p>
      <text:p text:style-name="P4">
Tags: ['Греція', 'Парламент', 'Вибори']</text:p>
      <text:p text:style-name="P4">
Type: Article</text:p>
      <!--METADATA-->
      <text:p text:style-name="P4">
<draw:frame draw:style-name="fr1" draw:name="Image64" text:anchor-type="as-char" svg:width="6.9236in" svg:height="3.956343in" draw:z-index="0">
<draw:image xlink:href="../Images/yкринформ/2023-05-21T11-27-00-03-00/630_360_1447847164-1634.jpg" xlink:type="simple" xlink:show="embed" xlink:actuate="onLoad" draw:mime-type="image/jpeg"/>
</draw:frame>
Greece Sundays have a parliamentary election - citizens of the country have elected the Government for four years.</text:p>
      <text:p text:style-name="P4">
About it reports <text:a xlink:type="simple" xlink:href="https://www.ekathimerini.com/news/1211272/greeks-head-to-polls-live-blog/" text:style-name="Internet_20_link" text:visited-style-name="Visited_20_Internet_20_Link">
</text:a>
, reports Ukrinform.</text:p>
      <text:p text:style-name="P4">
As it is noted, polling stations throughout the country opened at seven in the morning.</text:p>
      <text:p text:style-name="P4">
In general in <text:a xlink:type="simple" xlink:href="https://www.ukrinform.ua/tag-vibori" text:style-name="Internet_20_link" text:visited-style-name="Visited_20_Internet_20_Link">
</text:a>
There are 36 Icoalities from the 50s, which have applied, as well as one person.</text:p>
      <text:p text:style-name="P4">
Among them is the ruling Conservative Party "New Democracy", the left party "Siriz", the socialist alliance "Pasok - Movement for Changes", the Greek Communist Party, the pro -Russian nationalist Party "Greek Solution" and the Livararadical Party of Mera25.</text:p>
      <text:p text:style-name="P4">
To go to parliament, parties have to receive at least 3% of the vote.</text:p>
      <text:p text:style-name="P4">
<text:span text:style-name="T4">
 Read also: </text:span>
 <text:a xlink:type="simple" xlink:href="https://www.ukrinform.ua/rubric-world/3710513-vibori-v-tureccini-zmi-opriludnili-strategii-erdogana-ta-kilicdaroglu-do-drugogo-turu.html" text:style-name="Internet_20_link" text:visited-style-name="Visited_20_Internet_20_Link">
<text:span text:style-name="T4">
 elections </text:span>
</text:a>
About 46% of the vote is required to win the favorite victory of the favorite. The Proteintors of the three largest parties - New Democracy, Siriz and Pasok - Movement of Change "have already said they did not want to cooperate with each other.</text:p>
      <text:p text:style-name="P4">
Thus, the second round of voting in July is almost inevitable, it is said.</text:p>
      <text:p text:style-name="P4">
As reported, <text:a xlink:type="simple" xlink:href="https://www.ukrinform.ua/rubric-world/3699436-viborca-kampania-u-grecii-pocalas-iz-rozpusku-parlamentu.html" text:style-name="Internet_20_link" text:visited-style-name="Visited_20_Internet_20_Link">
</text:a>
</text:p>
      <text:p text:style-name="P4">
News Source: <text:a xlink:type="simple" xlink:href="https://www.ukrinform.ua/rubric-world/3712140-u-grecii-prohodat-parlamentski-vibori.html" text:style-name="Internet_20_link" text:visited-style-name="Visited_20_Internet_20_Link">
https://www.ukrinform.ua/rubric-world/3712140-u-grecii-prohodat-parlamentski-vibori.html</text:a>
</text:p>
      <!--NEWS-->
      <text:h text:style-name="P10" text:outline-level="1">
<text:span text:style-name="T4">
In the Solomian district of the capital is a strong fire</text:span>
</text:h>
      <text:p text:style-name="P4">
Authors: Ukrinform (Person)</text:p>
      <text:p text:style-name="P4">
Publisher: Укринформ (Organization)</text:p>
      <text:p text:style-name="P4">
Published Time: 2023-05-21T11:32:00+03:00</text:p>
      <text:p text:style-name="P4">
Modified Time: 2023-05-21T11:32:00+03:00</text:p>
      <text:p text:style-name="P4">
Description: In the Solomenskiy district of Kiev, garbage and pallets on an area of 120 square meters were lit, rescuers work on the spot.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Пожежа', 'Київ']</text:p>
      <text:p text:style-name="P4">
Type: Article</text:p>
      <!--METADATA-->
      <text:p text:style-name="P4">
<draw:frame draw:style-name="fr1" draw:name="Image65" text:anchor-type="as-char" svg:width="6.9236in" svg:height="3.956343in" draw:z-index="0">
<draw:image xlink:href="../Images/yкринформ/2023-05-21T11-32-00-03-00/630_360_1677569405-698.jpg" xlink:type="simple" xlink:show="embed" xlink:actuate="onLoad" draw:mime-type="image/jpeg"/>
</draw:frame>
The Uzlomianskyi district of Kyiv caught garbage and pallets on an area of 120 square meters, rescuers work on the spot.</text:p>
      <text:p text:style-name="P4">
A spokeswoman for the Main Directorate of the State Emergency Service in Kyiv Svetlana Aquarius informed about it in a comment to Ukrinform.</text:p>
      <text:p text:style-name="P4">
"On Vladimir Sikevich, 32 there was an ignition of garbage and pallets on an area of 120 square meters," said Aquarius.</text:p>
      <text:p text:style-name="P4">
She specified that the ignition happened in the open territory, near the placed warehouse building, there are rescuers.</text:p>
      <text:p text:style-name="P4">
<text:span text:style-name="T4">
 Read also: </text:span>
 <text:a xlink:type="simple" xlink:href="https://www.ukrinform.ua/rubric-kyiv/3709916-kiiv-otrimav-vid-miznarodnih-partneriv-se-odin-najsucasnisij-pozeznij-avtomobil.html" text:style-name="Internet_20_link" text:visited-style-name="Visited_20_Internet_20_Link">
<text:span text:style-name="T4">
 fires </text:span>
</text:a>
According to a spokeswoman for the State Emergency Service of Ukraine in Kiev, affected by <text:a xlink:type="simple" xlink:href="https://www.ukrinform.ua/tag-pozeza" text:style-name="Internet_20_link" text:visited-style-name="Visited_20_Internet_20_Link">
</text:a>
There is no.</text:p>
      <text:p text:style-name="P4">
News Source: <text:a xlink:type="simple" xlink:href="https://www.ukrinform.ua/rubric-kyiv/3712141-u-solomanskomu-rajoni-stolici-masstabna-pozeza.html" text:style-name="Internet_20_link" text:visited-style-name="Visited_20_Internet_20_Link">
https://www.ukrinform.ua/rubric-kyiv/3712141-u-solomanskomu-rajoni-stolici-masstabna-pozeza.html</text:a>
</text:p>
      <!--NEWS-->
      <text:h text:style-name="P10" text:outline-level="1">
<text:span text:style-name="T4">
In the Air Force, they told how partners can transfer to Ukraine F-16</text:span>
</text:h>
      <text:p text:style-name="P4">
Authors: Ukrinform (Person)</text:p>
      <text:p text:style-name="P4">
Publisher: Укринформ (Organization)</text:p>
      <text:p text:style-name="P4">
Published Time: 2023-05-21T11:44:00+03:00</text:p>
      <text:p text:style-name="P4">
Modified Time: 2023-05-21T11:44:00+03:00</text:p>
      <text:p text:style-name="P4">
Description: Ukraine will receive several dozen F-16 aircraft from international partners in the first stage. - Ukrinform.</text:p>
      <text:p text:style-name="P4">
Images: ['<text:a xlink:type="simple" xlink:href="https://static.ukrinform.com/photos/2019_04/thumb_files/630_360_1554796377-524.jpg" text:style-name="Internet_20_link" text:visited-style-name="Visited_20_Internet_20_Link">
630_360_15547...</text:a>
']</text:p>
      <text:p text:style-name="P4">
Tags: ['Літак', 'Війна з Росією', 'Єдині новини']</text:p>
      <text:p text:style-name="P4">
Type: Article</text:p>
      <!--METADATA-->
      <text:p text:style-name="P4">
<draw:frame draw:style-name="fr1" draw:name="Image66" text:anchor-type="as-char" svg:width="6.9236in" svg:height="3.956343in" draw:z-index="0">
<draw:image xlink:href="../Images/yкринформ/2023-05-21T11-44-00-03-00/630_360_1554796377-524.jpg" xlink:type="simple" xlink:show="embed" xlink:actuate="onLoad" draw:mime-type="image/jpeg"/>
</draw:frame>
Ukraine will hold several dozen F6-16 aircraft from international partners in the first stage.</text:p>
      <text:p text:style-name="P4">
The spokesman of the Air Force Command Yuri Ignat in Ethristen from the Unified News said this, Ukrinform correspondent reports.</text:p>
      <text:p text:style-name="P4">
“There are certainly no one to pass on the number of planes. And these units are the smallest. In our version, it's 12+ aircraft. In Western partners, there are more than 18 aircraft. Thus, several decimals can be transferred to Ukraine first to solve current tasks, ”Ignatus said.</text:p>
      <text:p text:style-name="P4">
At the same time, he pointed out that the issue of Ukraine's quantity and equipment is very sensitive.</text:p>
      <text:p text:style-name="P4">
“Very sensitive questions regarding the amount of weapons, equipment ... I think you can talk about conditional figures. Because for whom we will talk this information? For the enemy? Or for yourself? Therefore, it should be understood that the number of equipment, the equipment itself will not be so widely published, ” - said Ignat.</text:p>
      <text:p text:style-name="P4">
He recalled how for a long time Ukraine spoke about why it is necessary <text:a xlink:type="simple" xlink:href="https://www.ukrinform.ua/tag-litak" text:style-name="Internet_20_link" text:visited-style-name="Visited_20_Internet_20_Link">
</text:a>
F-16 and that it will give the state in war and peacetime.</text:p>
      <text:p text:style-name="P4">
“What happened that we have been talking to you repeatedly. Indeed, this historic warning for the F -16 transmission will be the impetus for our victory.</text:p>
      <text:p text:style-name="P4">
According to him, first of all, this aircraft "will allow us to protect us from the country, our country, and to do what is very needed - the Russian planes from our borders that are fired by managed abyabombs are bent."</text:p>
      <text:p text:style-name="P4">
He also added that the presence of F-16 aircraft will allow Ukraine to "give the order of the sea and most importantly-to help our land group, our Syloborons to deduct our territories."</text:p>
      <text:p text:style-name="P4">
“These are the key things we need. The existing F-16 nomenclature allows you to cope with these all the tasks I have listed, ”the air force spokesman emphasized.</text:p>
      <text:p text:style-name="P4">
<text:span text:style-name="T4">
 Read also: </text:span>
 <text:a xlink:type="simple" xlink:href="https://www.ukrinform.ua/rubric-polytics/3712096-zelenskij-vistupiv-pered-liderami-g7-ta-podakuvav-koznomu-za-pidtrimku.html" text:style-name="Internet_20_link" text:visited-style-name="Visited_20_Internet_20_Link">
</text:a>
</text:p>
      <text:p text:style-name="P4">
According to Western media, earlier in the US administration to understand European allies that <text:a xlink:type="simple" xlink:href="https://www.ukrinform.ua/rubric-ato/3711314-ssa-ne-blokuvatimut-postavku-souznikami-vinisuvaciv-f16-v-ukrainu-snn.html" text:style-name="Internet_20_link" text:visited-style-name="Visited_20_Internet_20_Link">
</text:a>
to Ukraine.</text:p>
      <text:p text:style-name="P4">
President Volodymyr Zelensky welcomed the US decision to support the International Coal of Fighter.</text:p>
      <text:p text:style-name="P4">
News Source: <text:a xlink:type="simple" xlink:href="https://www.ukrinform.ua/rubric-ato/3712143-u-povitranih-silah-rozpovili-ak-partneri-mozut-peredati-ukraini-f16.html" text:style-name="Internet_20_link" text:visited-style-name="Visited_20_Internet_20_Link">
https://www.ukrinform.ua/rubric-ato/3712143-u-povitranih-silah-rozpovili-ak-partneri-mozut-peredati-ukraini-f16.html</text:a>
</text:p>
      <!--NEWS-->
      <text:h text:style-name="P10" text:outline-level="1">
<text:span text:style-name="T4">
Football World Youth Championships started in Argentina</text:span>
</text:h>
      <text:p text:style-name="P4">
Authors: Ukrinform (Person)</text:p>
      <text:p text:style-name="P4">
Publisher: Укринформ (Organization)</text:p>
      <text:p text:style-name="P4">
Published Time: 2023-05-21T11:51:48+03:00</text:p>
      <text:p text:style-name="P4">
Modified Time: 2023-05-21T11:51:48+03:00</text:p>
      <text:p text:style-name="P4">
Description: In the Argentine cities of Santiago Del-Estero and San Huan, the first matches of the 23rd draw of the World Cup among youth teams (players under 20 years) took place. - Ukrinform.</text:p>
      <text:p text:style-name="P4">
Images: ['<text:a xlink:type="simple" xlink:href="https://static.ukrinform.com/photos/2023_05/thumb_files/630_360_1684658798-103.jpg" text:style-name="Internet_20_link" text:visited-style-name="Visited_20_Internet_20_Link">
630_360_16846...</text:a>
']</text:p>
      <text:p text:style-name="P4">
Tags: ['Чемпіонат світу', 'Футбол', 'Молодь']</text:p>
      <text:p text:style-name="P4">
Type: Article</text:p>
      <!--METADATA-->
      <text:p text:style-name="P4">
<draw:frame draw:style-name="fr1" draw:name="Image67" text:anchor-type="as-char" svg:width="6.9236in" svg:height="3.956343in" draw:z-index="0">
<draw:image xlink:href="../Images/yкринформ/2023-05-21T11-51-48-03-00/630_360_1684658798-103.jpg" xlink:type="simple" xlink:show="embed" xlink:actuate="onLoad" draw:mime-type="image/jpeg"/>
</draw:frame>
Vargentine cities of Santiago-Del-Estero and San Juan took place the first matches of the 23rd draw of the World Football Championship among youth teams(Players up to 20 years old).</text:p>
      <text:p text:style-name="P4">
У групі А Гватемала поступилася Новій Зеландії - 0:1, а Аргентина обігралаУзбекистан - 2:1, передає Укрінформ.</text:p>
      <text:p text:style-name="P4">
Поєдинки квартету В розпочалися перемогою США над Еквадором - 1:0 тарозгромною поразкою Фіджі від Словаччини - 0:4.</text:p>
      <text:p text:style-name="P4">
<text:span text:style-name="T5">
Склади інших груп:</text:span>
</text:p>
      <text:p text:style-name="P4">
С - Сенегал, Японія, Ізраїль, Колумбія;</text:p>
      <text:p text:style-name="P4">
D - Італія, Бразилія, Нігерія, Домініканська Республіка;</text:p>
      <text:p text:style-name="P4">
Е - Уругвай, Ірак, Англія, Туніс;</text:p>
      <text:p text:style-name="P4">
F - Франція, Республіка Корея, Гамбія, Гондурас.</text:p>
      <text:p text:style-name="P4">
Фінал ЧС-2023 (U20)It will take place on June 11 in La Plat.</text:p>
      <text:p text:style-name="P4">
<text:span text:style-name="T4">
 Read also: </text:span>
 <text:a xlink:type="simple" xlink:href="https://www.ukrinform.ua/rubric-sports/3711710-kiberfutbolisti-ukraini-gratimut-u-verhnij-sitci-plejoff-fifae-nations-cup.html" text:style-name="Internet_20_link" text:visited-style-name="Visited_20_Internet_20_Link">
</text:a>
Recall that the current winner of the youth championship is the national team of Ukraine, which won the title in 2019 in Poland.</text:p>
      <text:p text:style-name="P4">
Photo: FIFA.</text:p>
      <text:p text:style-name="P4">
News Source: <text:a xlink:type="simple" xlink:href="https://www.ukrinform.ua/rubric-sports/3712144-molodiznij-cempionat-svitu-z-futbolu-startuvav-v-argentini.html" text:style-name="Internet_20_link" text:visited-style-name="Visited_20_Internet_20_Link">
https://www.ukrinform.ua/rubric-sports/3712144-molodiznij-cempionat-svitu-z-futbolu-startuvav-v-argentini.html</text:a>
</text:p>
      <!--NEWS-->
      <text:h text:style-name="P10" text:outline-level="1">
<text:span text:style-name="T4">
Russia holds in the Black Sea two rocket launchers with eight "caliber"</text:span>
</text:h>
      <text:p text:style-name="P4">
Authors: Ukrinform (Person)</text:p>
      <text:p text:style-name="P4">
Publisher: Укринформ (Organization)</text:p>
      <text:p text:style-name="P4">
Published Time: 2023-05-21T11:55:00+03:00</text:p>
      <text:p text:style-name="P4">
Modified Time: 2023-05-21T11:55:00+03:00</text:p>
      <text:p text:style-name="P4">
Description: Russia holds two carbage carriers with a total volley up to 8 missiles in the Black Sea. - Ukrinform.</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68" text:anchor-type="as-char" svg:width="6.9236in" svg:height="3.956343in" draw:z-index="0">
<draw:image xlink:href="../Images/yкринформ/2023-05-21T11-55-00-03-00/630_360_1678431971-142.jpeg" xlink:type="simple" xlink:show="embed" xlink:actuate="onLoad" draw:mime-type="image/jpeg"/>
</draw:frame>
It is held in the Black Sea by two carriers of winged "caliber" missiles with a total volley of up to 8 missiles.</text:p>
      <text:p text:style-name="P4">
According to Ukrinform, the Navy of the Armed Forces of Ukraine reports in <text:a xlink:type="simple" xlink:href="https://www.facebook.com/navy.mil.gov.ua/posts/pfbid0HDLvkwfWni3i6jUb9eJdKyorBw2zZNsisNQJKMsYpFzdJdofW4PMvQii6kFAfoRJl" text:style-name="Internet_20_link" text:visited-style-name="Visited_20_Internet_20_Link">
</text:a>
"In the Black Sea, there are 6 enemy ships on the battle duty, medium -sized two carriers of winged" Caliber "missiles, a total volley up to 8 <text:a xlink:type="simple" xlink:href="https://www.ukrinform.ua/tag-raketa" text:style-name="Internet_20_link" text:visited-style-name="Visited_20_Internet_20_Link">
</text:a>
", - the message reads.</text:p>
      <text:p text:style-name="P4">
There is one enemy ship in the Azov Sea. The Middle Earth is seven ships, one of which one carpet carrier "caliber", a total volley of up to four rockets.</text:p>
      <text:p text:style-name="P4">
<text:span text:style-name="T4">
 Read also: </text:span>
 <text:a xlink:type="simple" xlink:href="https://www.ukrinform.ua/rubric-ato/3712143-u-povitranih-silah-rozpovili-ak-partneri-mozut-peredati-ukraini-f16.html" text:style-name="Internet_20_link" text:visited-style-name="Visited_20_Internet_20_Link">
</text:a>
As reported by Ukrinform, May 20 in the evening <text:a xlink:type="simple" xlink:href="https://www.ukrinform.ua/rubric-ato/3711995-u-cornomu-mori-rf-trimae-dva-raketonosii-iz-vismoma-kalibrami.html" text:style-name="Internet_20_link" text:visited-style-name="Visited_20_Internet_20_Link">
</text:a>
</text:p>
      <text:p text:style-name="P4">
News Source: <text:a xlink:type="simple" xlink:href="https://www.ukrinform.ua/rubric-ato/3712146-rosia-trimae-u-cornomu-mori-dva-raketonosii-z-vismoma-kalibrami.html" text:style-name="Internet_20_link" text:visited-style-name="Visited_20_Internet_20_Link">
https://www.ukrinform.ua/rubric-ato/3712146-rosia-trimae-u-cornomu-mori-dva-raketonosii-z-vismoma-kalibrami.html</text:a>
</text:p>
      <!--NEWS-->
      <text:h text:style-name="P10" text:outline-level="1">
<text:span text:style-name="T4">
Military sappers for a week neutralized 1448 explosive items - Pavlyuk</text:span>
</text:h>
      <text:p text:style-name="P4">
Authors: Ukrinform (Person)</text:p>
      <text:p text:style-name="P4">
Publisher: Укринформ (Organization)</text:p>
      <text:p text:style-name="P4">
Published Time: 2023-05-21T11:56:17+03:00</text:p>
      <text:p text:style-name="P4">
Modified Time: 2023-05-21T11:56:17+03:00</text:p>
      <text:p text:style-name="P4">
Description: Sapper units of the Ministry of Defense and the Armed Forces of Ukraine from 13 to 19 May surveyed 289 hectares of territories of Ukraine released from the Russians and disposed of 1448 explosive objects. - Ukrinform.</text:p>
      <text:p text:style-name="P4">
Images: ['<text:a xlink:type="simple" xlink:href="https://static.ukrinform.com/photos/2023_05/thumb_files/630_360_1684511286-257.jpeg" text:style-name="Internet_20_link" text:visited-style-name="Visited_20_Internet_20_Link">
630_360_16845...</text:a>
']</text:p>
      <text:p text:style-name="P4">
Tags: ['Розмінування', 'Вибухівка', 'Війна з Росією']</text:p>
      <text:p text:style-name="P4">
Type: Article</text:p>
      <!--METADATA-->
      <text:p text:style-name="P4">
<draw:frame draw:style-name="fr1" draw:name="Image69" text:anchor-type="as-char" svg:width="6.9236in" svg:height="3.956343in" draw:z-index="0">
<draw:image xlink:href="../Images/yкринформ/2023-05-21T11-56-17-03-00/630_360_1684511286-257.jpeg" xlink:type="simple" xlink:show="embed" xlink:actuate="onLoad" draw:mime-type="image/jpeg"/>
</draw:frame>
From 13 to 19 May, the Sperni Divisions of the Ministry of Defense and the Armed Forces of Ukraine survived 289 hectares of territories of Ukraine released from the Russians and disposed of 1448 release objects.</text:p>
      <text:p text:style-name="P4">
According to Ukrinform, the First Deputy Minister of Defense Lieutenant General Oleksandr Pavlyuk reported in <text:a xlink:type="simple" xlink:href="https://t.me/Pavliuk_KSV/4272" text:style-name="Internet_20_link" text:visited-style-name="Visited_20_Internet_20_Link">
</text:a>
“Group <text:a xlink:type="simple" xlink:href="https://www.ukrinform.ua/tag-rozminuvanna" text:style-name="Internet_20_link" text:visited-style-name="Visited_20_Internet_20_Link">
</text:a>
DSST of the Ministry of Defense of Ukraine and the PCB of the Armed Forces of Ukraine together with other operators work inheritably so that we can inherit to our grandchildren a safe, European free country, not hundreds of thousands of mines and unobiled ammunition, ” - said.</text:p>
      <text:p text:style-name="P4">
According to Pavlyuk, the sappers also surveyed about 12 km of highways, 1 kmislysis, more than 5 km of gas pipelines and about 5 km of transmission lines.</text:p>
      <text:p text:style-name="P4">
Demand groups were neutralized by 1448 explosive objects only.</text:p>
      <text:p text:style-name="P4">
“In order to overcome this challenge, we have to attract all possible resources to accumulate experience. Provide the sappers with everything necessary: from teaching to the gerrulates of Ukraine to personal protective equipment and the latest technologies provided by partners. By combining efforts, we will return the Ukrainian territory and we will definitely win, ”the Deputy Minister of Defense said.</text:p>
      <text:p text:style-name="P4">
<text:span text:style-name="T4">
 Read also: </text:span>
 <text:a xlink:type="simple" xlink:href="https://www.ukrinform.ua/rubric-regions/3711557-na-harkivsini-vigotovili-masinu-dla-rozminuvanna.html" text:style-name="Internet_20_link" text:visited-style-name="Visited_20_Internet_20_Link">
<text:span text:style-name="T4">
 exchange </text:span>
</text:a>
According to Ukrinform, according to the first Viceremier -Minister - Ministers Economy Yulia Sviridenko, Ukraine seeks to clean 35% of 470 thousand heg of agricultural land determined this year <text:a xlink:type="simple" xlink:href="https://www.ukrinform.ua/rubric-ato/3705783-ukraina-potrebue-tehniki-dla-rozminuvanna-teritorij-minekonomiki.html" text:style-name="Internet_20_link" text:visited-style-name="Visited_20_Internet_20_Link">
</text:a>
 <text:a xlink:type="simple" xlink:href="https://www.ukrinform.ua/rubric-ato/3705783-ukraina-potrebue-tehniki-dla-rozminuvanna-teritorij-minekonomiki.html" text:style-name="Internet_20_link" text:visited-style-name="Visited_20_Internet_20_Link">
 </text:a>
 <text:a xlink:type="simple" xlink:href="https://www.ukrinform.ua/rubric-ato/3705783-ukraina-potrebue-tehniki-dla-rozminuvanna-teritorij-minekonomiki.html" text:style-name="Internet_20_link" text:visited-style-name="Visited_20_Internet_20_Link">
</text:a>
</text:p>
      <text:p text:style-name="P4">
News Source: <text:a xlink:type="simple" xlink:href="https://www.ukrinform.ua/rubric-regions/3712147-vijskovi-saperi-za-tizden-zneskodili-1448-vibuhonebezpecnih-predmetiv-pavluk.html" text:style-name="Internet_20_link" text:visited-style-name="Visited_20_Internet_20_Link">
https://www.ukrinform.ua/rubric-regions/3712147-vijskovi-saperi-za-tizden-zneskodili-1448-vibuhonebezpecnih-predmetiv-pavluk.html</text:a>
</text:p>
      <!--NEWS-->
      <text:h text:style-name="P10" text:outline-level="1">
<text:span text:style-name="T4">
As a result of a tourist aircraft disaster, a pilot and two passengers were killed in Switzerland</text:span>
</text:h>
      <text:p text:style-name="P4">
Authors: Ukrinform (Person)</text:p>
      <text:p text:style-name="P4">
Publisher: Укринформ (Organization)</text:p>
      <text:p text:style-name="P4">
Published Time: 2023-05-21T12:07:00+03:00</text:p>
      <text:p text:style-name="P4">
Modified Time: 2023-05-21T12:07:00+03:00</text:p>
      <text:p text:style-name="P4">
Description: The tourist plane crashed in wooded mountainous terrain in the west of Switzerland, resulting in killed three people. - Ukrinform.</text:p>
      <text:p text:style-name="P4">
Images: ['<text:a xlink:type="simple" xlink:href="https://static.ukrinform.com/photos/2023_05/thumb_files/630_360_1684658785-489.jpg" text:style-name="Internet_20_link" text:visited-style-name="Visited_20_Internet_20_Link">
630_360_16846...</text:a>
']</text:p>
      <text:p text:style-name="P4">
Tags: ['Катастрофа', 'Літак', 'Швейцарія', 'Загибель']</text:p>
      <text:p text:style-name="P4">
Type: Article</text:p>
      <!--METADATA-->
      <text:p text:style-name="P4">
<draw:frame draw:style-name="fr1" draw:name="Image70" text:anchor-type="as-char" svg:width="6.9236in" svg:height="3.956343in" draw:z-index="0">
<draw:image xlink:href="../Images/yкринформ/2023-05-21T12-07-00-03-00/630_360_1684658785-489.jpg" xlink:type="simple" xlink:show="embed" xlink:actuate="onLoad" draw:mime-type="image/jpeg"/>
</draw:frame>
The tourist plane crashed in wooded mountainous terrain in the west of Switzerland, resulting in killed three people.</text:p>
      <text:p text:style-name="P4">
About it reports <text:a xlink:type="simple" xlink:href="https://www.theguardian.com/world/2023/may/20/three-dead-in-tourist-plane-crash-in-switzerland" text:style-name="Internet_20_link" text:visited-style-name="Visited_20_Internet_20_Link">
</text:a>
, reports Ukrinform.</text:p>
      <text:p text:style-name="P4">
"The pilot and two passengers were killed on the spot," the police said.</text:p>
      <text:p text:style-name="P4">
It is noted that a small tourist <text:a xlink:type="simple" xlink:href="https://www.ukrinform.ua/tag-litak" text:style-name="Internet_20_link" text:visited-style-name="Visited_20_Internet_20_Link">
</text:a>
He crashed in wooded terrain near the city of Pond de-Marttel with the Ushwiss canton.</text:p>
      <text:p text:style-name="P4">
He was registered in Switzerland and flew from La Sho-De-Phone Airport, and made a sightseeing flight.</text:p>
      <text:p text:style-name="P4">
<text:span text:style-name="T4">
 Read also: </text:span>
 <text:a xlink:type="simple" xlink:href="https://www.ukrinform.ua/rubric-world/3710901-u-kolumbii-znajsli-cotiroh-ditej-aki-zablukali-v-dzunglah-pisla-aviakatastrofi.html" text:style-name="Internet_20_link" text:visited-style-name="Visited_20_Internet_20_Link">
</text:a>
The cause of the catastrophe remains unclear. An investigation is conducted.</text:p>
      <text:p text:style-name="P4">
According to law enforcement officers, the plane crash happened in the rough terrain that composes work.</text:p>
      <text:p text:style-name="P4">
As reported by Ukrinform, on Saturday <text:a xlink:type="simple" xlink:href="https://www.ukrinform.ua/rubric-world/3711904-v-ispanii-zaznav-avarii-vinisuvac-f18.html" text:style-name="Internet_20_link" text:visited-style-name="Visited_20_Internet_20_Link">
</text:a>
<text:span text:style-name="T5">
Foto: Wikipedia</text:span>
</text:p>
      <text:p text:style-name="P4">
News Source: <text:a xlink:type="simple" xlink:href="https://www.ukrinform.ua/rubric-world/3712149-unaslidok-katastrofi-turisticnogo-litaka-u-svejcarii-zaginuv-pilot-ta-dvoe-pasaziriv.html" text:style-name="Internet_20_link" text:visited-style-name="Visited_20_Internet_20_Link">
https://www.ukrinform.ua/rubric-world/3712149-unaslidok-katastrofi-turisticnogo-litaka-u-svejcarii-zaginuv-pilot-ta-dvoe-pasaziriv.html</text:a>
</text:p>
      <!--NEWS-->
      <text:h text:style-name="P10" text:outline-level="1">
<text:span text:style-name="T4">
In Chernihiv region, through shelling for about a week burns the forest</text:span>
</text:h>
      <text:p text:style-name="P4">
Authors: Ukrinform (Person)</text:p>
      <text:p text:style-name="P4">
Publisher: Укринформ (Organization)</text:p>
      <text:p text:style-name="P4">
Published Time: 2023-05-21T12:09:11+03:00</text:p>
      <text:p text:style-name="P4">
Modified Time: 2023-05-21T12:09:11+03:00</text:p>
      <text:p text:style-name="P4">
Description: In the Novgorod-Siversky district of Chernihiv region, forest fires occurring about a week ago as a result of shelling. - Ukrinform.</text:p>
      <text:p text:style-name="P4">
Images: ['<text:a xlink:type="simple" xlink:href="https://static.ukrinform.com/photos/2023_05/thumb_files/630_360_1684660131-890.jpg" text:style-name="Internet_20_link" text:visited-style-name="Visited_20_Internet_20_Link">
630_360_16846...</text:a>
']</text:p>
      <text:p text:style-name="P4">
Tags: ['Ліс', 'Обстріл', 'Пожежа', 'Чернігівщина']</text:p>
      <text:p text:style-name="P4">
Type: Article</text:p>
      <!--METADATA-->
      <text:p text:style-name="P4">
<draw:frame draw:style-name="fr1" draw:name="Image71" text:anchor-type="as-char" svg:width="6.9236in" svg:height="3.956343in" draw:z-index="0">
<draw:image xlink:href="../Images/yкринформ/2023-05-21T12-09-11-03-00/630_360_1684660131-890.jpg" xlink:type="simple" xlink:show="embed" xlink:actuate="onLoad" draw:mime-type="image/jpeg"/>
</draw:frame>
The Unogorod-Siverskyi district of Chernihiv region continues forest fires, which was about a week ago as a result of shelling.</text:p>
      <text:p text:style-name="P4">
About it in <text:a xlink:type="simple" xlink:href="https://www.facebook.com/permalink.php" text:style-name="Internet_20_link" text:visited-style-name="Visited_20_Internet_20_Link">
</text:a>
<text:a xlink:type="simple" xlink:href="https://www.facebook.com/permalink.php" text:style-name="Internet_20_link" text:visited-style-name="Visited_20_Internet_20_Link">
</text:a>
The northern forest office reports, Ukrinform reports.</text:p>
      <text:p text:style-name="P4">
"Forest Protection of the Semenovsky and Orlykivsky Forestry of the Branch" Novgorod-Siversky Forestry "together with the SESS unit continue to make forestry <text:a xlink:type="simple" xlink:href="https://www.ukrinform.ua/tag-pozeza" text:style-name="Internet_20_link" text:visited-style-name="Visited_20_Internet_20_Link">
</text:a>
At the border community of Novgorod-Siversky district. The forest was taken as a result of moving shelling about a week ago, ”the message said.</text:p>
      <text:p text:style-name="P4">
It is noted that foresters create mineralized strips in forests and around the adjacent settlements.</text:p>
      <text:p text:style-name="P4">
"The extinguishing of a fire with the involvement of fire equipment and forces of personnel is compound in connection with the constant threat to life and health of people," -announced in the northern forest office.</text:p>
      <text:p text:style-name="P4">
They added that it is still impossible to determine the area of fire due to the active fatigue of hostilities at the border.</text:p>
      <text:p text:style-name="P4">
<text:span text:style-name="T4">
 Read also: </text:span>
 <text:a xlink:type="simple" xlink:href="https://www.ukrinform.ua/rubric-regions/3712111-rosiani-za-dobu-atakuvali-devat-oblastej-ukraini-zvedenna-ova.html" text:style-name="Internet_20_link" text:visited-style-name="Visited_20_Internet_20_Link">
</text:a>
As it was reported, on May 16 it became known that large -scale forest fires are ongoing in the borderlines in the borderline region.</text:p>
      <text:p text:style-name="P4">
News Source: <text:a xlink:type="simple" xlink:href="https://www.ukrinform.ua/rubric-regions/3712150-na-cernigivsini-cerez-obstrili-blizko-tizna-gorit-lis.html" text:style-name="Internet_20_link" text:visited-style-name="Visited_20_Internet_20_Link">
https://www.ukrinform.ua/rubric-regions/3712150-na-cernigivsini-cerez-obstrili-blizko-tizna-gorit-lis.html</text:a>
</text:p>
      <!--NEWS-->
      <text:h text:style-name="P10" text:outline-level="1">
<text:span text:style-name="T4">
Russians failed to surround Bakhmut, they lost some of the dominant heights - a painter</text:span>
</text:h>
      <text:p text:style-name="P4">
Authors: Ukrinform (Person)</text:p>
      <text:p text:style-name="P4">
Publisher: Укринформ (Organization)</text:p>
      <text:p text:style-name="P4">
Published Time: 2023-05-21T12:20:00+03:00</text:p>
      <text:p text:style-name="P4">
Modified Time: 2023-05-21T12:20:00+03:00</text:p>
      <text:p text:style-name="P4">
Description: Russian invaders were not able to surround Bakhmut and they lost some of the dominant heights around the city. - Ukrinform.</text:p>
      <text:p text:style-name="P4">
Images: ['<text:a xlink:type="simple" xlink:href="https://static.ukrinform.com/photos/2023_03/thumb_files/630_360_1677771209-460.jpg" text:style-name="Internet_20_link" text:visited-style-name="Visited_20_Internet_20_Link">
630_360_16777...</text:a>
']</text:p>
      <text:p text:style-name="P4">
Tags: ['Бахмут', 'Війна з Росією', 'Ганна Маляр']</text:p>
      <text:p text:style-name="P4">
Type: Article</text:p>
      <!--METADATA-->
      <text:p text:style-name="P4">
<draw:frame draw:style-name="fr1" draw:name="Image72" text:anchor-type="as-char" svg:width="6.9236in" svg:height="3.956343in" draw:z-index="0">
<draw:image xlink:href="../Images/yкринформ/2023-05-21T12-20-00-03-00/630_360_1677771209-460.jpg" xlink:type="simple" xlink:show="embed" xlink:actuate="onLoad" draw:mime-type="image/jpeg"/>
</draw:frame>
The Russian invasions were not able to surround Bakhmut and they lost some of the ruling heights of the city.</text:p>
      <text:p text:style-name="P4">
As Ukrinform reports, about it in <text:a xlink:type="simple" xlink:href="https://t.me/annamaliar/772" text:style-name="Internet_20_link" text:visited-style-name="Visited_20_Internet_20_Link">
</text:a>
Application of the Minister of Defense of Ukraine Anna Malyar.</text:p>
      <text:p text:style-name="P4">
According to her, "the enemy did not manage to surround Bakhmut and they lost part of the apartment heights around the city. That is, the promotion of our troops in the suburbs of Polanga, which continues now, very much complicates the enemy of finding Ubakhmut."</text:p>
      <text:p text:style-name="P4">
"Our troops have taken the city in a semi -point, which enables us to destroy the efficiency. Therefore, the enemy, in the part of the city, which he controls, has to be devoted to," - said Malyar.</text:p>
      <text:p text:style-name="P4">
According to the Deputy Minister, the Ukrainian defenders retain the controlling and infrastructure objects and the private sector of Bakhmutau District "Aplan".</text:p>
      <text:p text:style-name="P4">
<text:span text:style-name="T4">
 Read also: </text:span>
 <text:a xlink:type="simple" xlink:href="https://www.ukrinform.ua/rubric-ato/3710646-maxar-pokazala-suputnikovi-znimki-zrujnovanogo-bahmuta.html" text:style-name="Internet_20_link" text:visited-style-name="Visited_20_Internet_20_Link">
<text:span text:style-name="T4">
 images </text:span>
</text:a>
In turn, a spokesman for the Eastern group of the Armed Forces of the Armed Forces Sergey Cherevaty <text:a xlink:type="simple" xlink:href="https://suspilne.media/482635-misto-znisene-odnak-boi-trivaut-vijskovi-rozpovili-pro-situaciu-v-bahmuti/" text:style-name="Internet_20_link" text:visited-style-name="Visited_20_Internet_20_Link">
</text:a>
He noted that the city of Bakhmut was actually destroyed as a result of shelling by the Russian army, but the forces are deflected in keeping positions in its southwestern part, conducting battles with Russian Islands.</text:p>
      <text:p text:style-name="P4">
"The President said correctly-the city is essentially demolished from the face of the earth. The enemy-day massives of artillery, aviation destroys, and our units are very difficult. Our military holds fortifications and several premises of the southwestern part of the city. .</text:p>
      <text:p text:style-name="P4">
According to him, Russia gives <text:a xlink:type="simple" xlink:href="https://www.ukrinform.ua/tag-bahmut" text:style-name="Internet_20_link" text:visited-style-name="Visited_20_Internet_20_Link">
</text:a>
Too many symbolic meaning.</text:p>
      <text:p text:style-name="P4">
"Russia draws attention to this Bakhmut, as if they took the Dnieper. In fact, they were not fulfilled. The city was destroyed, no military and even political benefits. And if possible, to counter, " - said the abdomen.</text:p>
      <text:p text:style-name="P4">
<text:span text:style-name="T4">
 Read also: </text:span>
 <text:a xlink:type="simple" xlink:href="https://www.ukrinform.ua/rubric-ato/3711854-perekidanna-vorogom-dodatkovih-sil-do-bahmuta-svidcit-pro-proval-ih-nastupu-usov.html" text:style-name="Internet_20_link" text:visited-style-name="Visited_20_Internet_20_Link">
<text:span text:style-name="T4">
 Bakhmut </text:span>
</text:a>
Some media reported that President Vladimir Zelensky was allegedly commented on journalists in Japan that the city of Bakhmut was no longer under the control of the Armed Forces of Ukraine.On the eve of the Deputy Minister of Defense of Ukraine Anna Malyar <text:a xlink:type="simple" xlink:href="https://www.ukrinform.ua/rubric-ato/3711924-situacia-u-bahmuti-kriticna-ukrainski-bijci-trimaut-oboronu-v-odnomu-z-rajoniv-malar.html" text:style-name="Internet_20_link" text:visited-style-name="Visited_20_Internet_20_Link">
</text:a>
that in the Bakhmutidnetsk region the situation is critical, while the Armed Forces keep defense in the area "Airplane".</text:p>
      <text:p text:style-name="P4">
Earlier, the owner of the Wagner PEC Yevhen Prigogin, through his press service, declared Bakhmut's "full capture".</text:p>
      <text:p text:style-name="P4">
_ Photo: Liberov Constantine _</text:p>
      <text:p text:style-name="P4">
News Source: <text:a xlink:type="simple" xlink:href="https://www.ukrinform.ua/rubric-ato/3712157-rosianam-ne-vdalos-otociti-bahmut-voni-vtratili-castinu-panivnih-visot-malar.html" text:style-name="Internet_20_link" text:visited-style-name="Visited_20_Internet_20_Link">
https://www.ukrinform.ua/rubric-ato/3712157-rosianam-ne-vdalos-otociti-bahmut-voni-vtratili-castinu-panivnih-visot-malar.html</text:a>
</text:p>
      <!--NEWS-->
      <text:h text:style-name="P10" text:outline-level="1">
<text:span text:style-name="T4">
Yermak and Sullivan discussed the situation at the front and the formation of an aviation coalition</text:span>
</text:h>
      <text:p text:style-name="P4">
Authors: Ukrinform (Person)</text:p>
      <text:p text:style-name="P4">
Publisher: Укринформ (Organization)</text:p>
      <text:p text:style-name="P4">
Published Time: 2023-05-21T12:27:00+03:00</text:p>
      <text:p text:style-name="P4">
Modified Time: 2023-05-21T12:27:00+03:00</text:p>
      <text:p text:style-name="P4">
Description: Presidential head Andriy Yermak, during his stay in Japan as a part of the official delegation, met with US Presidential Advisor Jake Sullivan. - Ukrinform.</text:p>
      <text:p text:style-name="P4">
Images: ['<text:a xlink:type="simple" xlink:href="https://static.ukrinform.com/photos/2023_05/thumb_files/630_360_1684661190-842.jpg" text:style-name="Internet_20_link" text:visited-style-name="Visited_20_Internet_20_Link">
630_360_16846...</text:a>
']</text:p>
      <text:p text:style-name="P4">
Tags: ['США', 'Винищувач', 'Єрмак', 'Офіс Президента', 'Війна з Росією']</text:p>
      <text:p text:style-name="P4">
Type: Article</text:p>
      <!--METADATA-->
      <text:p text:style-name="P4">
<draw:frame draw:style-name="fr1" draw:name="Image73" text:anchor-type="as-char" svg:width="6.9236in" svg:height="3.956343in" draw:z-index="0">
<draw:image xlink:href="../Images/yкринформ/2023-05-21T12-27-00-03-00/630_360_1684661190-842.jpg" xlink:type="simple" xlink:show="embed" xlink:actuate="onLoad" draw:mime-type="image/jpeg"/>
</draw:frame>
Presidential head Andriy Yermak during his stay in Japan in the official delegation met with the US Presidential Advisor on National Security Jake Sullivan.</text:p>
      <text:p text:style-name="P4">
About it reports <text:a xlink:type="simple" xlink:href="https://www.president.gov.ua/news/u-hirosimi-andrij-yermak-proviv-zustrich-iz-dzhejkom-salliva-83073" text:style-name="Internet_20_link" text:visited-style-name="Visited_20_Internet_20_Link">
</text:a>
, reports Ukrinform.</text:p>
      <text:p text:style-name="P4">
"The parties discussed the situation on the battlefield and the formation of a coalition for providing Ukraine <text:a xlink:type="simple" xlink:href="https://www.ukrinform.ua/tag-vinisuvac" text:style-name="Internet_20_link" text:visited-style-name="Visited_20_Internet_20_Link">
</text:a>
, as well as steps to make the realization of the formula of peace proposed by President Vladimirzelensky, " - informed in OP.</text:p>
      <text:p text:style-name="P4">
It is noted that the head of the OP thanked the President of the United States, Congress and the whole American people "for further support of Ukraine in the war for independence."</text:p>
      <text:p text:style-name="P4">
<text:span text:style-name="T4">
 Read also: </text:span>
 <text:a xlink:type="simple" xlink:href="https://www.ukrinform.ua/rubric-world/3711782-ssa-ta-aponia-zaprovadili-novi-sankcii-proti-rosii.html" text:style-name="Internet_20_link" text:visited-style-name="Visited_20_Internet_20_Link">
<text:span text:style-name="T4">
 Japan </text:span>
</text:a>
It was reported that the 48th G7 summit is held in Japan. Its participants are considering the sustainability of the global economy, including the consequences of the coronavirus and Russian aggression against Ukraine.</text:p>
      <text:p text:style-name="P4">
<text:span text:style-name="T5">
Foto: Telegram Andriy Yermak</text:span>
</text:p>
      <text:p text:style-name="P4">
News Source: <text:a xlink:type="simple" xlink:href="https://www.ukrinform.ua/rubric-ato/3712158-ermak-i-sallivan-obgovorili-situaciu-na-fronti-ta-formuvanna-aviacijnoi-koalicii.html" text:style-name="Internet_20_link" text:visited-style-name="Visited_20_Internet_20_Link">
https://www.ukrinform.ua/rubric-ato/3712158-ermak-i-sallivan-obgovorili-situaciu-na-fronti-ta-formuvanna-aviacijnoi-koalicii.html</text:a>
</text:p>
      <!--NEWS-->
      <text:h text:style-name="P10" text:outline-level="1">
<text:span text:style-name="T4">
Kharkiv, Kharkivska Oblast(18:30). Red Alert: aerial threat. Sirens sounding. Take cover now!</text:span>
</text:h>
      <text:p text:style-name="P4">
Authors: liveuamap (Language: en)</text:p>
      <text:p text:style-name="P4">
Time: 2023-05-21T12:31:00</text:p>
      <text:p text:style-name="P4">
Location: Kharkiv (Latitude:49.98081000 Longtitude:36.25272000)</text:p>
      <text:p text:style-name="P4">
Videos: []</text:p>
      <text:p text:style-name="P4">
Images: []</text:p>
      <text:p text:style-name="P4">
Tags: ["Europe", "Central and Eastern Europe"]</text:p>
      <text:p text:style-name="P4">
Id: 22564397</text:p>
      <!--METADATA-->
      <text:p text:style-name="P4">
Kharkiv, Kharkiv region(18:30). Red Alert: aerial threat. Sirens sounding.Take cover now!</text:p>
      <text:p text:style-name="P4">
News Collection Link: <text:a xlink:type="simple" xlink:href="https://liveuamap.com/en/2023/21-may-kharkiv-kharkivska-oblast1830-red-alerg" text:style-name="Internet_20_link" text:visited-style-name="Visited_20_Internet_20_Link">
https://liveuamap.com/en/2023/21-may-kharkiv-kharkivska-oblast1830-red-alerg</text:a>
</text:p>
      <text:p text:style-name="P4">
News Source: <text:a xlink:type="simple" xlink:href="https://t.me/air_alert_ua/46149" text:style-name="Internet_20_link" text:visited-style-name="Visited_20_Internet_20_Link">
https://t.me/air_alert_ua/46149</text:a>
</text:p>
      <!--NEWS-->
      <text:h text:style-name="P10" text:outline-level="1">
<text:span text:style-name="T4">
Suns at G7 Summit: Ukraine should not only win war but also reach a fair peace</text:span>
</text:h>
      <text:p text:style-name="P4">
Authors: Ukrinform (Person)</text:p>
      <text:p text:style-name="P4">
Publisher: Укринформ (Organization)</text:p>
      <text:p text:style-name="P4">
Published Time: 2023-05-21T12:36:10+03:00</text:p>
      <text:p text:style-name="P4">
Modified Time: 2023-05-21T12:36:10+03:00</text:p>
      <text:p text:style-name="P4">
Description: Prime Minister of Great Britain Risha Snak assured in support of his country the protection of Ukraine from Russia, stressed that "Ukraine's security is our security." - Ukrinform.</text:p>
      <text:p text:style-name="P4">
Images: ['<text:a xlink:type="simple" xlink:href="https://static.ukrinform.com/photos/2023_05/thumb_files/630_360_1684488694-948.jpg" text:style-name="Internet_20_link" text:visited-style-name="Visited_20_Internet_20_Link">
630_360_16844...</text:a>
']</text:p>
      <text:p text:style-name="P4">
Tags: ['Британія', 'Велика сімка', 'Війна з Росією', 'Ріші Сунак']</text:p>
      <text:p text:style-name="P4">
Type: Article</text:p>
      <!--METADATA-->
      <text:p text:style-name="P4">
<draw:frame draw:style-name="fr1" draw:name="Image74" text:anchor-type="as-char" svg:width="6.9236in" svg:height="3.956343in" draw:z-index="0">
<draw:image xlink:href="../Images/yкринформ/2023-05-21T12-36-10-03-00/630_360_1684488694-948.jpg" xlink:type="simple" xlink:show="embed" xlink:actuate="onLoad" draw:mime-type="image/jpeg"/>
</draw:frame>
The Prime Minister of the UK, Risha Snak, assured in support of his country to protect Ukraine from Russia, emphasizing that "Ukraine's security is our security."</text:p>
      <text:p text:style-name="P4">
Sakna stated this on Sunday in Hiroshima, Ukrinform reports to <text:a xlink:type="simple" xlink:href="https://edition.cnn.com/europe/live-news/russia-ukraine-war-news-05-21-23/index.html" text:style-name="Internet_20_link" text:visited-style-name="Visited_20_Internet_20_Link">
</text:a>
“Ukraine must not only win the war, but also gain just and strong. Ukraine's security is our safety, ”Snak said.</text:p>
      <text:p text:style-name="P4">
The prime minister reminded the great decision <text:a xlink:type="simple" xlink:href="https://www.ukrinform.ua/tag-britania" text:style-name="Internet_20_link" text:visited-style-name="Visited_20_Internet_20_Link">
</text:a>
To start the summer of training Ukrainian pilots on F-16 fighters to "support Ukrainian air forces what they need for the future."</text:p>
      <text:p text:style-name="P4">
Sakak congratulated considerable progress in providing further support to Ukraine at the G7 summit, especially the support of US President Joe Bidenomy -International Coalition of countries to provide fighter jets to Ukraine.</text:p>
      <text:p text:style-name="P4">
He also called the presence of President of Ukraine Vladimir Zelensky in Hiroshima "very powerful moment."</text:p>
      <text:p text:style-name="P4">
<text:span text:style-name="T4">
 Read also: </text:span>
 <text:a xlink:type="simple" xlink:href="https://www.ukrinform.ua/rubric-ato/3711961-zelenskij-zalucaemo-aknajbilse-krain-dla-posilenna-oboroni.html" text:style-name="Internet_20_link" text:visited-style-name="Visited_20_Internet_20_Link">
</text:a>
"Seeing the President of Zelensky, who stands side by side with his allies by GG7, I think it is a signal of Russia and the world that we are united in support of the presidential and his people and will continue to support him as much as he will need," Sunnak stressed, " .</text:p>
      <text:p text:style-name="P4">
As it was reported, President Volodymyr Zelenskyy <text:a xlink:type="simple" xlink:href="https://www.ukrinform.ua/rubric-ato/3711575-ssa-pidtrimali-koaliciu-vinisuvaciv-zelenskij-vitae-risenna-bajdena.html" text:style-name="Internet_20_link" text:visited-style-name="Visited_20_Internet_20_Link">
</text:a>
</text:p>
      <text:p text:style-name="P4">
News Source: <text:a xlink:type="simple" xlink:href="https://www.ukrinform.ua/rubric-polytics/3712161-sunak-na-samiti-g7-ukraina-mae-ne-lise-vigrati-vijnu-ale-j-dosagti-spravedlivogo-miru.html" text:style-name="Internet_20_link" text:visited-style-name="Visited_20_Internet_20_Link">
https://www.ukrinform.ua/rubric-polytics/3712161-sunak-na-samiti-g7-ukraina-mae-ne-lise-vigrati-vijnu-ale-j-dosagti-spravedlivogo-miru.html</text:a>
</text:p>
      <!--NEWS-->
      <text:h text:style-name="P10" text:outline-level="1">
<text:span text:style-name="T4">
Ukrainians should not allow terror and political repression in the future - Lubinets</text:span>
</text:h>
      <text:p text:style-name="P4">
Authors: Ukrinform (Person)</text:p>
      <text:p text:style-name="P4">
Publisher: Укринформ (Organization)</text:p>
      <text:p text:style-name="P4">
Published Time: 2023-05-21T12:43:43+03:00</text:p>
      <text:p text:style-name="P4">
Modified Time: 2023-05-21T12:43:43+03:00</text:p>
      <text:p text:style-name="P4">
Description: The current generation of Ukrainians should do everything possible to prevent the repetition of terror and political repression in the future. - Ukrinform.</text:p>
      <text:p text:style-name="P4">
Images: ['<text:a xlink:type="simple" xlink:href="https://static.ukrinform.com/photos/2023_02/thumb_files/630_360_1677395798-958.jpg" text:style-name="Internet_20_link" text:visited-style-name="Visited_20_Internet_20_Link">
630_360_16773...</text:a>
']</text:p>
      <text:p text:style-name="P4">
Tags: ['Репресії', 'Війна з Росією', 'Дмитро Лубінець']</text:p>
      <text:p text:style-name="P4">
Type: Article</text:p>
      <!--METADATA-->
      <text:p text:style-name="P4">
<draw:frame draw:style-name="fr1" draw:name="Image75" text:anchor-type="as-char" svg:width="6.9236in" svg:height="3.956343in" draw:z-index="0">
<draw:image xlink:href="../Images/yкринформ/2023-05-21T12-43-43-03-00/630_360_1677395798-958.jpg" xlink:type="simple" xlink:show="embed" xlink:actuate="onLoad" draw:mime-type="image/jpeg"/>
</draw:frame>
The current generation of Ukrainians should do everything possible to prevent the repetition of terror and political repression in the future.</text:p>
      <text:p text:style-name="P4">
As Ukrinform reports, he wrote about it in <text:a xlink:type="simple" xlink:href="https://t.me/dmytro_lubinetzs/2502" text:style-name="Internet_20_link" text:visited-style-name="Visited_20_Internet_20_Link">
</text:a>
Commissioner of the Verkhovna Rada of Ukraine on Right -Lubine.</text:p>
      <text:p text:style-name="P4">
According to him, today in Ukraine the memory of the victims of political repression - millions of lost lives, destroyed by the Soviet totalitarian regime, whose descendant is not so legally, as much as it is.</text:p>
      <text:p text:style-name="P4">
This commemorative day was started in order to attract the attention of the society in the history of Ukraine, caused by the violent introduction of communist ideology, as well as for the revival of national memory, the affirmation of intolerance to any manifestations of violence against humanity, emphasized the Commissioner.</text:p>
      <text:p text:style-name="P4">
<text:span text:style-name="T4">
 Read also: </text:span>
 <text:a xlink:type="simple" xlink:href="https://www.ukrinform.ua/rubric-uarazom/3440981-dii-rosian-v-ukraini-maut-oznaki-voennih-zlociniv-politicnih-represij-i-genocidu-drobovic.html" text:style-name="Internet_20_link" text:visited-style-name="Visited_20_Internet_20_Link">
<text:span text:style-name="T4">
 Actions </text:span>
 <text:span text:style-name="T4">
 </text:span>
 Russians <text:span text:style-name="T4">
 </text:span>
 Ukraine <text:span text:style-name="T4">
 </text:span>
 <text:span text:style-name="T4">
 have </text:span>
 <text:span text:style-name="T4">
 signs </text:span>
<text:span text:style-name="T4">
 military </text:span>
 <text:span text:style-name="T4">
 </text:span>
 Crimes <text:span text:style-name="T4">
 </text:span>
 <text:span text:style-name="T4">
 political </text:span>
 <text:span text:style-name="T4">
 </text:span>
 <text:span text:style-name="T4">
 </text:span>
 Repression <text:span text:style-name="T4">
 </text:span>
 genocide <text:span text:style-name="T4">
 </text:span>
 Drobinovych **</text:a>
"No one could think that at the end of 30 years after the collapse of the" empire ", the collapse of the" prisons of peoples ", which in fact was a country created by ideologues of communism, terror, torture, murder, deportation would return to Ukraine," Lubin.</text:p>
      <text:p text:style-name="P4">
According to the Ombudsman, "the events of the so -called" red terror ", which, incidentally, were convicted including Russia, were reflected in the atrocities of the same sadies of the same executioners who tormented their victims for having other, honored with their opinion. It is simply not common sense that the motives, which Russian invaders justify crimes against Ukrainians, as if copied from the protocols of "Red Commissioners".</text:p>
      <text:p text:style-name="P4">
As the Commissioner of the Verkhovna Rada emphasized, tens of thousands of Ukrainians, representatives of all segments of the population, regardless of deposits, social status, religion and language, are again passed through terror and repression.</text:p>
      <text:p text:style-name="P4">
<text:span text:style-name="T4">
 Read also: </text:span>
 <text:a xlink:type="simple" xlink:href="https://www.ukrinform.ua/rubric-crimea/3701672-rosia-aktivizuvala-represivnu-politiku-sodo-krimskih-tatar-lubinec.html" text:style-name="Internet_20_link" text:visited-style-name="Visited_20_Internet_20_Link">
<text:span text:style-name="T4">
 repress </text:span>
</text:a>
</text:p>
      <text:p text:style-name="P4">
According to the Ombudsman, on this sorrowful day, Ukrainians honor the memory of victims of political repression of the past and present, in <text:a xlink:type="simple" xlink:href="https://www.ukrinform.ua/tag-vijna-z-rosieu" text:style-name="Internet_20_link" text:visited-style-name="Visited_20_Internet_20_Link">
</text:a>
Russia -solved in 2014.</text:p>
      <text:p text:style-name="P4">
"Our generation must learn the lessons of the past and do everything possible to prevent repetition of such events in the future," he said.</text:p>
      <text:p text:style-name="P4">
As reported by Ukrinform, annually on the third Sunday of May in Ukraine is celebrated <text:a xlink:type="simple" xlink:href="https://www.ukrinform.ua/rubric-society/3711534-v-ukraini-vidznacaut-den-pamati-zertv-politicnih-represij.html" text:style-name="Internet_20_link" text:visited-style-name="Visited_20_Internet_20_Link">
</text:a>
 .</text:p>
      <text:p text:style-name="P4">
News Source: <text:a xlink:type="simple" xlink:href="https://www.ukrinform.ua/rubric-society/3712164-ukrainci-maut-ne-dopustiti-teroru-i-politicnih-represij-u-majbutnomu-lubinec.html" text:style-name="Internet_20_link" text:visited-style-name="Visited_20_Internet_20_Link">
https://www.ukrinform.ua/rubric-society/3712164-ukrainci-maut-ne-dopustiti-teroru-i-politicnih-represij-u-majbutnomu-lubinec.html</text:a>
</text:p>
      <!--NEWS-->
      <text:h text:style-name="P10" text:outline-level="1">
<text:span text:style-name="T4">
In the captured Severodonetsk, people live without sewage, light and water</text:span>
</text:h>
      <text:p text:style-name="P4">
Authors: Ukrinform (Person)</text:p>
      <text:p text:style-name="P4">
Publisher: Укринформ (Organization)</text:p>
      <text:p text:style-name="P4">
Published Time: 2023-05-21T12:47:00+03:00</text:p>
      <text:p text:style-name="P4">
Modified Time: 2023-05-21T12:47:00+03:00</text:p>
      <text:p text:style-name="P4">
Description: In Severodonetsk in Luhansk region, Russian invaders destroyed the sewage system and also deprived the inhabitants of light and water. - Ukrinform.</text:p>
      <text:p text:style-name="P4">
Images: ['<text:a xlink:type="simple" xlink:href="https://static.ukrinform.com/photos/2022_03/thumb_files/630_360_1648043071-320.jpg" text:style-name="Internet_20_link" text:visited-style-name="Visited_20_Internet_20_Link">
630_360_16480...</text:a>
']</text:p>
      <text:p text:style-name="P4">
Tags: ['Луганщина', 'Окупація', 'Сєвєродонецьк', 'Війна з Росією']</text:p>
      <text:p text:style-name="P4">
Type: Article</text:p>
      <!--METADATA-->
      <text:p text:style-name="P4">
<draw:frame draw:style-name="fr1" draw:name="Image76" text:anchor-type="as-char" svg:width="6.9236in" svg:height="3.956343in" draw:z-index="0">
<draw:image xlink:href="../Images/yкринформ/2023-05-21T12-47-00-03-00/630_360_1648043071-320.jpg" xlink:type="simple" xlink:show="embed" xlink:actuate="onLoad" draw:mime-type="image/jpeg"/>
</draw:frame>
The Russian invaders in the Luhansk region destroyed the sewer system and also deprived the inhabitants of light and water.</text:p>
      <text:p text:style-name="P4">
About it in <text:a xlink:type="simple" xlink:href="https://t.me/luganska_oda/10182" text:style-name="Internet_20_link" text:visited-style-name="Visited_20_Internet_20_Link">
</text:a>
Informs Lugansk Ova with a referral to Roman Vlasenko's head of Severodonetsk region, Ukrinform reports.</text:p>
      <text:p text:style-name="P4">
“If we talk about our Severodonetsk district, new occupied territories, the tamcitation remains very bad. There is not enough light, drinking water. The Supreme Sewed System is destroyed, ”Vlasenko said.</text:p>
      <text:p text:style-name="P4">
According to him, a similar situation remains in Rubizhnaya, Lisichansk Tower. Vlasenko added that there are lacks in temporarily occupied territories, which creates problems in the medical field.</text:p>
      <text:p text:style-name="P4">
"All medical infrastructure works for the occupying army," - stated.</text:p>
      <text:p text:style-name="P4">
<text:span text:style-name="T4">
 Read also: </text:span>
 <text:a xlink:type="simple" xlink:href="https://www.ukrinform.ua/rubric-regions/3712094-na-lugansini-zagarbniki-prikrivaut-vijskovij-gospital-ditacim-viddilennam.html" text:style-name="Internet_20_link" text:visited-style-name="Visited_20_Internet_20_Link">
</text:a>
He also noted that on <text:a xlink:type="simple" xlink:href="https://www.ukrinform.ua/tag-lugansina" text:style-name="Internet_20_link" text:visited-style-name="Visited_20_Internet_20_Link">
</text:a>
Russian invaders are increasing on local psychological pressure. According to Vlariasenko, Russian certification, Russification and mobilization continues. The homes are located in the search for traitors and inhabit the collaborators and the Russian military, added the RVA chairman.</text:p>
      <text:p text:style-name="P4">
At the same time, more than 10 inhabited pens remain under the control of the Armed Forces in the Luhansk region. Mostly it is a rural area where about 200 people live, he said. These territories are constantly firing the enemy, so priority Ukrainian authorities are exporting people away from hostilities.</text:p>
      <text:p text:style-name="P4">
As reported, <text:a xlink:type="simple" xlink:href="https://www.ukrinform.ua/rubric-regions/3710785-u-stelmahivci-na-lugansini-zalisivsa-odin-zitel-vin-vidmovlaetsa-vid-evakuacii.html" text:style-name="Internet_20_link" text:visited-style-name="Visited_20_Internet_20_Link">
</text:a>
, which is still refusing to evacuate.</text:p>
      <text:p text:style-name="P4">
News Source: <text:a xlink:type="simple" xlink:href="https://www.ukrinform.ua/rubric-regions/3712165-u-zahoplenomu-severodonecku-ludi-zivut-bez-kanalizacii-svitla-ta-vodi.html" text:style-name="Internet_20_link" text:visited-style-name="Visited_20_Internet_20_Link">
https://www.ukrinform.ua/rubric-regions/3712165-u-zahoplenomu-severodonecku-ludi-zivut-bez-kanalizacii-svitla-ta-vodi.html</text:a>
</text:p>
      <!--NEWS-->
      <text:h text:style-name="P10" text:outline-level="1">
<text:span text:style-name="T4">
Missile launches from Belgorod</text:span>
</text:h>
      <text:p text:style-name="P4">
Authors: liveuamap (Language: en)</text:p>
      <text:p text:style-name="P4">
Time: 2023-05-21T12:52:33</text:p>
      <text:p text:style-name="P4">
Location: Belgorod (Latitude:50.63422 Longtitude:36.61674)</text:p>
      <text:p text:style-name="P4">
Videos: []</text:p>
      <text:p text:style-name="P4">
Images: ["<text:a xlink:type="simple" xlink:href="https://liveuamap.com/pics/2023/05/21/22564398_0.jpg" text:style-name="Internet_20_link" text:visited-style-name="Visited_20_Internet_20_Link">
22564398_0.jpg</text:a>
"]</text:p>
      <text:p text:style-name="P4">
Tags: ["Russia"]</text:p>
      <text:p text:style-name="P4">
Id: 22564398</text:p>
      <!--METADATA-->
      <text:p text:style-name="P4">
Missile launches from Belgorod</text:p>
      <text:p text:style-name="P4">
<draw:frame draw:style-name="fr1" draw:name="Image77" text:anchor-type="as-char" svg:width="6.9236in" svg:height="9.200797in" draw:z-index="0">
<draw:image xlink:href="../Images/liveuamap/2023-05-21T12-52-33/22564398_0.jpg" xlink:type="simple" xlink:show="embed" xlink:actuate="onLoad" draw:mime-type="image/jpeg"/>
</draw:frame>
News Collection Link: <text:a xlink:type="simple" xlink:href="https://liveuamap.com/en/2023/21-may-missile-launches-from-belgorod-" text:style-name="Internet_20_link" text:visited-style-name="Visited_20_Internet_20_Link">
https://liveuamap.com/en/2023/21-may-missile-launches-from-belgorod-</text:a>
</text:p>
      <text:p text:style-name="P4">
News Source: <text:a xlink:type="simple" xlink:href="https://t.me/belgorod_informant/4251" text:style-name="Internet_20_link" text:visited-style-name="Visited_20_Internet_20_Link">
https://t.me/belgorod_informant/4251</text:a>
</text:p>
      <!--NEWS-->
      <text:h text:style-name="P10" text:outline-level="1">
<text:span text:style-name="T4">
Onoprienko won the Gold of European Gymnastics Championship</text:span>
</text:h>
      <text:p text:style-name="P4">
Authors: Ukrinform (Person)</text:p>
      <text:p text:style-name="P4">
Publisher: Укринформ (Organization)</text:p>
      <text:p text:style-name="P4">
Published Time: 2023-05-21T12:52:37+03:00</text:p>
      <text:p text:style-name="P4">
Modified Time: 2023-05-21T12:52:37+03:00</text:p>
      <text:p text:style-name="P4">
Description: In Baku (Azerbaijan), the final finals of the European Gymnastics Championship are held. - Ukrinform.</text:p>
      <text:p text:style-name="P4">
Images: ['<text:a xlink:type="simple" xlink:href="https://static.ukrinform.com/photos/2023_05/thumb_files/630_360_1684662314-407.jpg" text:style-name="Internet_20_link" text:visited-style-name="Visited_20_Internet_20_Link">
630_360_16846...</text:a>
']</text:p>
      <text:p text:style-name="P4">
Tags: None</text:p>
      <text:p text:style-name="P4">
Type: Article</text:p>
      <!--METADATA-->
      <text:p text:style-name="P4">
<draw:frame draw:style-name="fr1" draw:name="Image78" text:anchor-type="as-char" svg:width="6.9236in" svg:height="3.956343in" draw:z-index="0">
<draw:image xlink:href="../Images/yкринформ/2023-05-21T12-52-37-03-00/630_360_1684662314-407.jpg" xlink:type="simple" xlink:show="embed" xlink:actuate="onLoad" draw:mime-type="image/jpeg"/>
</draw:frame>
In bak(Azerbaijan)The final finals of the European Gymnastics Championship are held.</text:p>
      <text:p text:style-name="P4">
The champion of the continent was Ukrainian Victoria Onoprienko, winning the exercise with an image, Ukrinform reports.</text:p>
      <text:p text:style-name="P4">
19-year-old Kiev with a result of 33,250 points ahead of Israelian Adi Asy Katz(32,600)and Boryan Kalein from Bulgaria(32,250).</text:p>
      <text:p text:style-name="P4">
<text:span text:style-name="T4">
Читайте також:</text:span>
 <text:a xlink:type="simple" xlink:href="https://www.ukrinform.ua/rubric-sports/3712027-zbirna-ukraini-zdobula-sriblo-u-komandnomu-bagatoborstvi-na-ce-z-hudoznoi-gimnastiki.html" text:style-name="Internet_20_link" text:visited-style-name="Visited_20_Internet_20_Link">
 <text:span text:style-name="T4">
гімнастики</text:span>
 </text:a>
Onoprienko will also perform in the finals of the ball, maces and ribbons.</text:p>
      <text:p text:style-name="P4">
Photo: Getty Images/Global Images Ukraine.</text:p>
      <text:p text:style-name="P4">
News Source: <text:a xlink:type="simple" xlink:href="https://www.ukrinform.ua/rubric-sports/3712168-onoprienko-vigrala-zoloto-cempionatu-evropi-z-hudoznoi-gimnastiki.html" text:style-name="Internet_20_link" text:visited-style-name="Visited_20_Internet_20_Link">
https://www.ukrinform.ua/rubric-sports/3712168-onoprienko-vigrala-zoloto-cempionatu-evropi-z-hudoznoi-gimnastiki.html</text:a>
</text:p>
      <!--NEWS-->
      <text:h text:style-name="P10" text:outline-level="1">
<text:span text:style-name="T4">
Biden held a press conference following the summit of G7 leaders</text:span>
</text:h>
      <text:p text:style-name="P4">
Authors: Ukrinform (Person)</text:p>
      <text:p text:style-name="P4">
Publisher: Укринформ (Organization)</text:p>
      <text:p text:style-name="P4">
Published Time: 2023-05-21T12:56:00+03:00</text:p>
      <text:p text:style-name="P4">
Modified Time: 2023-05-21T12:56:00+03:00</text:p>
      <text:p text:style-name="P4">
Description: US President Joe Biden held a press conference following the summit of the Seven Group leaders in Hiroshima. - Ukrinform.</text:p>
      <text:p text:style-name="P4">
Images: ['<text:a xlink:type="simple" xlink:href="https://static.ukrinform.com/photos/2022_08/thumb_files/630_360_1661924112-875.jpg" text:style-name="Internet_20_link" text:visited-style-name="Visited_20_Internet_20_Link">
630_360_16619...</text:a>
']</text:p>
      <text:p text:style-name="P4">
Tags: ['Байден', 'США', 'Велика сімка']</text:p>
      <text:p text:style-name="P4">
Type: Article</text:p>
      <!--METADATA-->
      <text:p text:style-name="P4">
<draw:frame draw:style-name="fr1" draw:name="Image79" text:anchor-type="as-char" svg:width="6.9236in" svg:height="3.956343in" draw:z-index="0">
<draw:image xlink:href="../Images/yкринформ/2023-05-21T12-56-00-03-00/630_360_1661924112-875.jpg" xlink:type="simple" xlink:show="embed" xlink:actuate="onLoad" draw:mime-type="image/jpeg"/>
</draw:frame>
Presidential Joe Biden held a press conference following the summit of the Seven Group leaders in Hiroshima.</text:p>
      <text:p text:style-name="P4">
According to Ukrinform, the broadcast lived with a translation of Ukrainian <text:a xlink:type="simple" xlink:href="https://www.youtube.com/watch" text:style-name="Internet_20_link" text:visited-style-name="Visited_20_Internet_20_Link">
</text:a>
 <text:a xlink:type="simple" xlink:href="https://www.youtube.com/@holosameryky/featured" text:style-name="Internet_20_link" text:visited-style-name="Visited_20_Internet_20_Link">
</text:a>
 <text:a xlink:type="simple" xlink:href="https://www.youtube.com/watch" text:style-name="Internet_20_link" text:visited-style-name="Visited_20_Internet_20_Link">
</text:a>
<text:span text:style-name="T4">
 Read also: </text:span>
 <text:a xlink:type="simple" xlink:href="https://www.ukrinform.ua/rubric-ato/3711575-ssa-pidtrimali-koaliciu-vinisuvaciv-zelenskij-vitae-risenna-bajdena.html" text:style-name="Internet_20_link" text:visited-style-name="Visited_20_Internet_20_Link">
<text:span text:style-name="T4">
 Biden </text:span>
</text:a>
We will remind, in Japan there is the 48th summit of "Seven Group", which is arriving. The participants of the summit consider ways to ensure a stable -made economy, including the consequences of the pandemic of the coronavirus of Tarosian aggression against Ukraine.</text:p>
      <text:p text:style-name="P4">
As it was reported, President of Ukraine Volodymyr Zelensky and US President Jobiden already <text:a xlink:type="simple" xlink:href="https://www.ukrinform.ua/rubric-polytics/3712084-zelenskij-i-bajden-rozpocali-zustric-u-hirosimi.html" text:style-name="Internet_20_link" text:visited-style-name="Visited_20_Internet_20_Link">
</text:a>
They discussed further interaction <text:a xlink:type="simple" xlink:href="https://www.ukrinform.ua/rubric-polytics/3712130-zelenskij-obgovoriv-iz-bajdenom-posilenna-oboronnih-mozlivostej-ukraini.html" text:style-name="Internet_20_link" text:visited-style-name="Visited_20_Internet_20_Link">
</text:a>
 .</text:p>
      <text:p text:style-name="P4">
News Source: <text:a xlink:type="simple" xlink:href="https://www.ukrinform.ua/rubric-world/3712062-bajden-dae-preskonferenciu-za-pidsumkami-samitu-lideriv-g7.html" text:style-name="Internet_20_link" text:visited-style-name="Visited_20_Internet_20_Link">
https://www.ukrinform.ua/rubric-world/3712062-bajden-dae-preskonferenciu-za-pidsumkami-samitu-lideriv-g7.html</text:a>
</text:p>
      <!--NEWS-->
      <text:h text:style-name="P10" text:outline-level="1">
<text:span text:style-name="T4">
Russian hackers made a double cyberattack against the Ministry and Media of Ukraine - the State Secretariat of Communications</text:span>
</text:h>
      <text:p text:style-name="P4">
Authors: Ukrinform (Person)</text:p>
      <text:p text:style-name="P4">
Publisher: Укринформ (Organization)</text:p>
      <text:p text:style-name="P4">
Published Time: 2023-05-21T13:04:33+03:00</text:p>
      <text:p text:style-name="P4">
Modified Time: 2023-05-21T13:04:33+03:00</text:p>
      <text:p text:style-name="P4">
Description: In April, Russian hackers resorted to an unusual kieperoperative, consisting of double cyber -attacks and operations of information influence. - Ukrinform.</text:p>
      <text:p text:style-name="P4">
Images: ['<text:a xlink:type="simple" xlink:href="https://static.ukrinform.com/photos/2020_08/thumb_files/630_360_1597991697-815.jpg" text:style-name="Internet_20_link" text:visited-style-name="Visited_20_Internet_20_Link">
630_360_15979...</text:a>
']</text:p>
      <text:p text:style-name="P4">
Tags: ['Кібератака', 'ЗМІ', "Держспецзв'язку", 'Росія', 'Хакери']</text:p>
      <text:p text:style-name="P4">
Type: Article</text:p>
      <!--METADATA-->
      <text:p text:style-name="P4">
<draw:frame draw:style-name="fr1" draw:name="Image80" text:anchor-type="as-char" svg:width="6.9236in" svg:height="3.956343in" draw:z-index="0">
<draw:image xlink:href="../Images/yкринформ/2023-05-21T13-04-33-03-00/630_360_1597991697-815.jpg" xlink:type="simple" xlink:show="embed" xlink:actuate="onLoad" draw:mime-type="image/jpeg"/>
</draw:frame>
In April, hackers resorted to an unusual kyerperative operation, which consisted of a twin cyberattack and an operation of information influence.</text:p>
      <text:p text:style-name="P4">
The State Service for Special Communication and Information Protection of Ukraine was reported in <text:a xlink:type="simple" xlink:href="https://t.me/dsszzi_official/5842" text:style-name="Internet_20_link" text:visited-style-name="Visited_20_Internet_20_Link">
</text:a>
, reports Ukrinform.</text:p>
      <text:p text:style-name="P4">
"Initially, a cyberattack took place on one of the ministries of Ukraine, and then one of the Ukrainian <text:a xlink:type="simple" xlink:href="https://www.ukrinform.ua/tag-zmi" text:style-name="Internet_20_link" text:visited-style-name="Visited_20_Internet_20_Link">
</text:a>
. Hackers hacked the edition and published the news about the fracture of the ministry, with criticism of Cert-UA activity, "the service said.</text:p>
      <text:p text:style-name="P4">
The State Security Service believes that in this way the enemy tried to summon the Ukrainians distrust of the media and state bodies.</text:p>
      <text:p text:style-name="P4">
<text:span text:style-name="T4">
 Read also: </text:span>
 <text:a xlink:type="simple" xlink:href="https://www.ukrinform.ua/rubric-technology/3710022-ukraina-oficijno-priednalasa-do-centru-kiberzahistu-nato.html" text:style-name="Internet_20_link" text:visited-style-name="Visited_20_Internet_20_Link">
<text:span text:style-name="T4">
 Ukraine </text:span>
 <text:span text:style-name="T4">
 </text:span>
 Officially <text:span text:style-name="T4">
 </text:span>
 <text:span text:style-name="T4">
 joined </text:span>
 <text:span text:style-name="T4">
 Center </text:span>
<text:span text:style-name="T4">
 Cyber Defense </text:span>
 <text:span text:style-name="T4">
 </text:span>
 NATO **</text:a>
It was reported that the Government Response Team to Computer Extraordinary Events, which operates with the State Secretariat, has worked out of more than 700 kberincyders and cyberattacks in manual mode, 151 of which occurred during April.</text:p>
      <text:p text:style-name="P4">
News Source: <text:a xlink:type="simple" xlink:href="https://www.ukrinform.ua/rubric-technology/3712173-rosijski-hakeri-zdijsnili-podvijnu-kiberataku-proti-ministerstva-i-zmi-ukraini-derzspeczvazku.html" text:style-name="Internet_20_link" text:visited-style-name="Visited_20_Internet_20_Link">
https://www.ukrinform.ua/rubric-technology/3712173-rosijski-hakeri-zdijsnili-podvijnu-kiberataku-proti-ministerstva-i-zmi-ukraini-derzspeczvazku.html</text:a>
</text:p>
      <!--NEWS-->
      <text:h text:style-name="P10" text:outline-level="1">
<text:span text:style-name="T4">
The Armed Forces per day destroyed three companies and five ammunition of Russians in the Tavriya direction</text:span>
</text:h>
      <text:p text:style-name="P4">
Authors: Ukrinform (Person)</text:p>
      <text:p text:style-name="P4">
Publisher: Укринформ (Organization)</text:p>
      <text:p text:style-name="P4">
Published Time: 2023-05-21T13:10:00+03:00</text:p>
      <text:p text:style-name="P4">
Modified Time: 2023-05-21T13:10:00+03:00</text:p>
      <text:p text:style-name="P4">
Description: Defense forces in the Tavriysk direction during the day performed 1006 fire tasks, destroyed and damaged 22 units of weapons and military equipment of Russian invaders. - Ukrinform.</text:p>
      <text:p text:style-name="P4">
Images: ['<text:a xlink:type="simple" xlink:href="https://static.ukrinform.com/photos/2023_05/thumb_files/630_360_1684663721-294.jpg" text:style-name="Internet_20_link" text:visited-style-name="Visited_20_Internet_20_Link">
630_360_16846...</text:a>
']</text:p>
      <text:p text:style-name="P4">
Tags: ['ЗСУ', 'Війна з Росією']</text:p>
      <text:p text:style-name="P4">
Type: Article</text:p>
      <!--METADATA-->
      <text:p text:style-name="P4">
<draw:frame draw:style-name="fr1" draw:name="Image81" text:anchor-type="as-char" svg:width="6.9236in" svg:height="3.956343in" draw:z-index="0">
<draw:image xlink:href="../Images/yкринформ/2023-05-21T13-10-00-03-00/630_360_1684663721-294.jpg" xlink:type="simple" xlink:show="embed" xlink:actuate="onLoad" draw:mime-type="image/jpeg"/>
</draw:frame>
The Tavriyskaya Silas in the Tavriya direction per day performed 1006 fire tasks, destroyed and damaged 22 units of weapons and military equipment of Russian reaches.</text:p>
      <text:p text:style-name="P4">
This was reported by the commander of the operational-strategic group of Tavriya troops General Alexander Tarnavsky in <text:a xlink:type="simple" xlink:href="https://t.me/otarnavskiy/91" text:style-name="Internet_20_link" text:visited-style-name="Visited_20_Internet_20_Link">
</text:a>
, reports Ukrinform.</text:p>
      <text:p text:style-name="P4">
“Units of missile troops and artillery of the Tavriysky Direction forces have completed 1006 fire tasks. The losses of the enemy killed by masters were almost three mouths, ”Tarnavsky said.</text:p>
      <text:p text:style-name="P4">
He also informed that during the specified time, the defense forces on the Tavriyskaya was destroyed and damaged 22 units of weapons and <text:a xlink:type="simple" xlink:href="https://www.ukrinform.ua/tag-vijskova-tehnika" text:style-name="Internet_20_link" text:visited-style-name="Visited_20_Internet_20_Link">
</text:a>
enemy. In particular, 2 tanks, 4 BMPs, BBM, APC, MTLB, Strizh-3, 2 UAV "Orlan-10", UAV "Zala". Also, according to him, 5 warehouses of ammunition were destroyed.</text:p>
      <text:p text:style-name="P4">
<text:span text:style-name="T4">
 Read also: </text:span>
 <text:a xlink:type="simple" xlink:href="https://www.ukrinform.ua/rubric-ato/3712115-povitrani-sili-znisili-cotiri-sahedi-na-shidnomu-napramku.html" text:style-name="Internet_20_link" text:visited-style-name="Visited_20_Internet_20_Link">
<text:span text:style-name="T4">
 destroyed </text:span>
</text:a>
It was reported that the Defense Forces of Ukraine from February 24, 2022 to May 21, 2023 <text:a xlink:type="simple" xlink:href="https://www.ukrinform.ua/rubric-vidbudova/3712066-zsu-znisili-vze-203-160-rosijskih-zagarbnikiv.html" text:style-name="Internet_20_link" text:visited-style-name="Visited_20_Internet_20_Link">
</text:a>
, 730 of them - over the past day.</text:p>
      <text:p text:style-name="P4">
<text:span text:style-name="T5">
Opto illustrative Konstantin Liber</text:span>
</text:p>
      <text:p text:style-name="P4">
News Source: <text:a xlink:type="simple" xlink:href="https://www.ukrinform.ua/rubric-ato/3712177-zsu-za-dobu-znisili-tri-roti-i-pat-skladiv-boepripasiv-rosian-na-tavrijskomu-napramku.html" text:style-name="Internet_20_link" text:visited-style-name="Visited_20_Internet_20_Link">
https://www.ukrinform.ua/rubric-ato/3712177-zsu-za-dobu-znisili-tri-roti-i-pat-skladiv-boepripasiv-rosian-na-tavrijskomu-napramku.html</text:a>
</text:p>
      <!--NEWS-->
      <text:h text:style-name="P10" text:outline-level="1">
<text:span text:style-name="T4">
1 person wounded as result of Russian missile strike in Tsyrkuny village near Kharkiv</text:span>
</text:h>
      <text:p text:style-name="P4">
Authors: liveuamap (Language: en)</text:p>
      <text:p text:style-name="P4">
Time: 2023-05-21T13:16:02</text:p>
      <text:p text:style-name="P4">
Location: Kharkiv (Latitude:50.0794 Longtitude:36.3862)</text:p>
      <text:p text:style-name="P4">
Videos: []</text:p>
      <text:p text:style-name="P4">
Images: []</text:p>
      <text:p text:style-name="P4">
Tags: []</text:p>
      <text:p text:style-name="P4">
Id: 22564399</text:p>
      <!--METADATA-->
      <text:p text:style-name="P4">
1 person wounded as result of Russian missile strike in Tsyrkuny village nearKharkiv</text:p>
      <text:p text:style-name="P4">
News Collection Link: <text:a xlink:type="simple" xlink:href="https://liveuamap.com/en/2023/21-may-1-person-wounded-as-result-of-russian-missile-strike" text:style-name="Internet_20_link" text:visited-style-name="Visited_20_Internet_20_Link">
https://liveuamap.com/en/2023/21-may-1-person-wounded-as-result-of-russian-missile-strike</text:a>
</text:p>
      <text:p text:style-name="P4">
News Source: <text:a xlink:type="simple" xlink:href="https://t.me/huyovy_kharkiv/110184" text:style-name="Internet_20_link" text:visited-style-name="Visited_20_Internet_20_Link">
https://t.me/huyovy_kharkiv/110184</text:a>
</text:p>
      <!--NEWS-->
      <text:h text:style-name="P10" text:outline-level="1">
<text:span text:style-name="T4">
In Berdyansk there were explosions in the area of the airport</text:span>
</text:h>
      <text:p text:style-name="P4">
Authors: Ukrinform (Person)</text:p>
      <text:p text:style-name="P4">
Publisher: Укринформ (Organization)</text:p>
      <text:p text:style-name="P4">
Published Time: 2023-05-21T13:18:23+03:00</text:p>
      <text:p text:style-name="P4">
Modified Time: 2023-05-21T13:18:23+03:00</text:p>
      <text:p text:style-name="P4">
Description: In the morning occupied Berdyansk in the morning explosions in the area of the captured airport. - Ukrinform.</text:p>
      <text:p text:style-name="P4">
Images: ['<text:a xlink:type="simple" xlink:href="https://static.ukrinform.com/photos/2023_05/thumb_files/630_360_1684664173-383.jpeg" text:style-name="Internet_20_link" text:visited-style-name="Visited_20_Internet_20_Link">
630_360_16846...</text:a>
']</text:p>
      <text:p text:style-name="P4">
Tags: ['Бердянськ', 'Вибух', 'Війна з Росією']</text:p>
      <text:p text:style-name="P4">
Type: Article</text:p>
      <!--METADATA-->
      <text:p text:style-name="P4">
<draw:frame draw:style-name="fr1" draw:name="Image82" text:anchor-type="as-char" svg:width="6.9236in" svg:height="3.956343in" draw:z-index="0">
<draw:image xlink:href="../Images/yкринформ/2023-05-21T13-18-23-03-00/630_360_1684664173-383.jpeg" xlink:type="simple" xlink:show="embed" xlink:actuate="onLoad" draw:mime-type="image/jpeg"/>
</draw:frame>
Estimated in the morning, the occupied Berdyansk in the morning explosions in the area of captured aeroport.</text:p>
      <text:p text:style-name="P4">
About it in <text:a xlink:type="simple" xlink:href="https://t.me/ivan_fedorov_melitopol/2052" text:style-name="Internet_20_link" text:visited-style-name="Visited_20_Internet_20_Link">
</text:a>
Ivan Fedorov, the city chairman of Melitopol, reported, Ukrinform reports.</text:p>
      <text:p text:style-name="P4">
"The occupiers are restless even in the deep rear: military bases are exploding, and the" accurate "air defense fails. Today, at 4 am, the cotton series raised the Nanoma of Berdyansk invaders. The explosions were so powerful that the inhabitants of the surrounding settlements in the north" - Writing Fedorov.</text:p>
      <text:p text:style-name="P4">
According to him, in their publications the invaders reported on "successful work <text:a xlink:type="simple" xlink:href="https://www.ukrinform.ua/tag-ppo" text:style-name="Internet_20_link" text:visited-style-name="Visited_20_Internet_20_Link">
</text:a>
”, However, the local residents saw the firefighter fire in the area of the captured airport.</text:p>
      <text:p text:style-name="P4">
<text:span text:style-name="T4">
 Read also: </text:span>
 <text:a xlink:type="simple" xlink:href="https://www.ukrinform.ua/rubric-regions/3704082-u-berdansku-rosiani-rvut-ukrainski-pasporti-pid-cas-perevirki-dokumentiv.html" text:style-name="Internet_20_link" text:visited-style-name="Visited_20_Internet_20_Link">
<text:span text:style-name="T4">
 Berdyansk </text:span>
</text:a>
At the same time in the management of strategic communications of the apparatus of the Commander -in -Chief of the Armed Forces <text:a xlink:type="simple" xlink:href="https://t.me/AFUStratCom/17480" text:style-name="Internet_20_link" text:visited-style-name="Visited_20_Internet_20_Link">
</text:a>
that as a result of the night strike, Siliobron struck the headquarters of one of the units of the invaders in Berdyansk. The loss is clarified.</text:p>
      <text:p text:style-name="P4">
As it was reported, the General Staff of the Armed Forces informed that last day the aircraft of Silboron made 10 beats in the areas of concentration of the personnel of the Taurus equipment of the enemy. Four shock and seven intelligence papers of different types were also destroyed.</text:p>
      <text:p text:style-name="P4">
Missile troops and artillery units were amazed by 4 districts of military equipment, ammunition composition, 4 artillery units, one air defense and another important purpose.</text:p>
      <text:p text:style-name="P4">
News Source: <text:a xlink:type="simple" xlink:href="https://www.ukrinform.ua/rubric-ato/3712180-u-berdansku-prolunali-vibuhi-v-rajoni-aeroportu.html" text:style-name="Internet_20_link" text:visited-style-name="Visited_20_Internet_20_Link">
https://www.ukrinform.ua/rubric-ato/3712180-u-berdansku-prolunali-vibuhi-v-rajoni-aeroportu.html</text:a>
</text:p>
      <!--NEWS-->
      <text:h text:style-name="P10" text:outline-level="1">
<text:span text:style-name="T4">
In Bykivna, the memory of victims of political repression was honored</text:span>
</text:h>
      <text:p text:style-name="P4">
Authors: Ukrinform (Person)</text:p>
      <text:p text:style-name="P4">
Publisher: Укринформ (Organization)</text:p>
      <text:p text:style-name="P4">
Published Time: 2023-05-21T13:23:00+03:00</text:p>
      <text:p text:style-name="P4">
Modified Time: 2023-05-21T13:23:00+03:00</text:p>
      <text:p text:style-name="P4">
Description: In the National Historical and Memorial Reserve "Bykivnyansky Tombs" near Kiev honored the memory of victims of the communist totalitarian regime. - Ukrinform.</text:p>
      <text:p text:style-name="P4">
Images: ['<text:a xlink:type="simple" xlink:href="https://static.ukrinform.com/photos/2023_05/thumb_files/630_360_1684664423-5622.jpeg" text:style-name="Internet_20_link" text:visited-style-name="Visited_20_Internet_20_Link">
630_360_16846...</text:a>
', '<text:a xlink:type="simple" xlink:href="https://static.ukrinform.com/photos/2023_05/1684664423-2849.jpeg" text:style-name="Internet_20_link" text:visited-style-name="Visited_20_Internet_20_Link">
1684664423-28...</text:a>
', '<text:a xlink:type="simple" xlink:href="https://static.ukrinform.com/photos/2023_05/thumb_files/630_360_1684664424-4131.jpeg" text:style-name="Internet_20_link" text:visited-style-name="Visited_20_Internet_20_Link">
630_360_16846...</text:a>
', '<text:a xlink:type="simple" xlink:href="https://static.ukrinform.com/photos/2023_05/thumb_files/630_360_1684664423-2699.jpeg" text:style-name="Internet_20_link" text:visited-style-name="Visited_20_Internet_20_Link">
630_360_16846...</text:a>
', '<text:a xlink:type="simple" xlink:href="https://static.ukrinform.com/photos/2023_05/thumb_files/630_360_1684664423-9607.jpeg" text:style-name="Internet_20_link" text:visited-style-name="Visited_20_Internet_20_Link">
630_360_16846...</text:a>
', '<text:a xlink:type="simple" xlink:href="https://static.ukrinform.com/photos/2023_05/thumb_files/630_360_1684664423-6044.jpeg" text:style-name="Internet_20_link" text:visited-style-name="Visited_20_Internet_20_Link">
630_360_16846...</text:a>
', '<text:a xlink:type="simple" xlink:href="https://static.ukrinform.com/photos/2023_05/thumb_files/630_360_1684664423-2849.jpeg" text:style-name="Internet_20_link" text:visited-style-name="Visited_20_Internet_20_Link">
630_360_16846...</text:a>
', '<text:a xlink:type="simple" xlink:href="https://static.ukrinform.com/photos/2023_05/thumb_files/630_360_1684664423-5471.jpeg" text:style-name="Internet_20_link" text:visited-style-name="Visited_20_Internet_20_Link">
630_360_16846...</text:a>
', '<text:a xlink:type="simple" xlink:href="https://static.ukrinform.com/photos/2023_05/thumb_files/630_360_1684664425-9295.jpeg" text:style-name="Internet_20_link" text:visited-style-name="Visited_20_Internet_20_Link">
630_360_16846...</text:a>
', '<text:a xlink:type="simple" xlink:href="https://static.ukrinform.com/photos/2023_05/thumb_files/630_360_1684664425-2697.jpeg" text:style-name="Internet_20_link" text:visited-style-name="Visited_20_Internet_20_Link">
630_360_16846...</text:a>
', '<text:a xlink:type="simple" xlink:href="https://static.ukrinform.com/photos/2023_05/thumb_files/630_360_1684664425-8825.jpeg" text:style-name="Internet_20_link" text:visited-style-name="Visited_20_Internet_20_Link">
630_360_16846...</text:a>
', '<text:a xlink:type="simple" xlink:href="https://static.ukrinform.com/photos/2023_05/thumb_files/630_360_1684664425-9617.jpeg" text:style-name="Internet_20_link" text:visited-style-name="Visited_20_Internet_20_Link">
630_360_16846...</text:a>
', '<text:a xlink:type="simple" xlink:href="https://static.ukrinform.com/photos/2023_05/thumb_files/630_360_1684664425-5397.jpeg" text:style-name="Internet_20_link" text:visited-style-name="Visited_20_Internet_20_Link">
630_360_16846...</text:a>
', '<text:a xlink:type="simple" xlink:href="https://static.ukrinform.com/photos/2023_05/thumb_files/630_360_1684664425-2812.jpeg" text:style-name="Internet_20_link" text:visited-style-name="Visited_20_Internet_20_Link">
630_360_16846...</text:a>
', '<text:a xlink:type="simple" xlink:href="https://static.ukrinform.com/photos/2023_05/thumb_files/630_360_1684664426-4793.jpeg" text:style-name="Internet_20_link" text:visited-style-name="Visited_20_Internet_20_Link">
630_360_16846...</text:a>
', '<text:a xlink:type="simple" xlink:href="https://static.ukrinform.com/photos/2023_05/thumb_files/630_360_1684664426-1492.jpeg" text:style-name="Internet_20_link" text:visited-style-name="Visited_20_Internet_20_Link">
630_360_16846...</text:a>
', '<text:a xlink:type="simple" xlink:href="https://static.ukrinform.com/photos/2023_05/thumb_files/630_360_1684664426-9208.jpeg" text:style-name="Internet_20_link" text:visited-style-name="Visited_20_Internet_20_Link">
630_360_16846...</text:a>
', '<text:a xlink:type="simple" xlink:href="https://static.ukrinform.com/photos/2023_05/thumb_files/630_360_1684664426-6599.jpeg" text:style-name="Internet_20_link" text:visited-style-name="Visited_20_Internet_20_Link">
630_360_16846...</text:a>
', '<text:a xlink:type="simple" xlink:href="https://static.ukrinform.com/photos/2023_05/thumb_files/630_360_1684664427-8987.jpeg" text:style-name="Internet_20_link" text:visited-style-name="Visited_20_Internet_20_Link">
630_360_16846...</text:a>
', '<text:a xlink:type="simple" xlink:href="https://static.ukrinform.com/photos/2023_05/thumb_files/630_360_1684664426-2101.jpeg" text:style-name="Internet_20_link" text:visited-style-name="Visited_20_Internet_20_Link">
630_360_16846...</text:a>
']</text:p>
      <text:p text:style-name="P4">
Tags: None</text:p>
      <text:p text:style-name="P4">
Type: Article</text:p>
      <!--METADATA-->
      <text:p text:style-name="P4">
<draw:frame draw:style-name="fr1" draw:name="Image83" text:anchor-type="as-char" svg:width="6.9236in" svg:height="3.956343in" draw:z-index="0">
<draw:image xlink:href="../Images/yкринформ/2023-05-21T13-23-00-03-00/630_360_1684664423-5622.jpeg" xlink:type="simple" xlink:show="embed" xlink:actuate="onLoad" draw:mime-type="image/jpeg"/>
</draw:frame>
The Bikivnyansky Tomb, the Bikivnyansky Mountain Historical and Memorial Reserve honored the memory of the victims of the communist totalitarian regime.</text:p>
      <text:p text:style-name="P4">
According to the Ukrinform correspondent, the memorials of the Stalin terror in 1937–1941 and shot in 1940 by the Poles laid flowers of Tavida.</text:p>
      <text:p text:style-name="P4">
In particular, MKIP head, Oleksandr Tkachenko, Vladimir Tilishchak, Izasvishchak, General Director General for Scientific Work of the NZ, Tatiana Sheptytska, took part in the commemoration of the victims of totalitarian repression.</text:p>
      <text:p text:style-name="P4">
"Totalitarian regimes leave victims, suffering. It was both during the Russian Empire, and during the Soviet Union, when Ukrainians and Poles were shot from political repression. Unfortunately, the sad fate associated with the consequences of the totalitarian regime. The current totalitarian Russian regime continues the same policy - the murder of peaceful people, the destruction of the inheritance and the cultivation of hundreds of thousands of lives, " - said Minister of Culture and Policy Information Alexander Tkachenko.</text:p>
      <text:p text:style-name="P4">
<draw:frame draw:style-name="fr1" draw:name="Image84" text:anchor-type="as-char" svg:width="6.9236in" svg:height="4.615733in" draw:z-index="0">
<draw:image xlink:href="../Images/yкринформ/2023-05-21T13-23-00-03-00/1684664423-2849.jpeg" xlink:type="simple" xlink:show="embed" xlink:actuate="onLoad" draw:mime-type="image/jpeg"/>
</draw:frame>
He also emphasized that it was necessary to keep the memory of the events of 1937-1941 in order to make it impossible in the future "the emergence of a new devil in the form of a Russian totalitarian regime."</text:p>
      <text:p text:style-name="P4">
<text:span text:style-name="T4">
 Read also: </text:span>
 <text:a xlink:type="simple" xlink:href="https://www.ukrinform.ua/rubric-society/3712164-ukrainci-maut-ne-dopustiti-teroru-i-politicnih-represij-u-majbutnomu-lubinec.html" text:style-name="Internet_20_link" text:visited-style-name="Visited_20_Internet_20_Link">
<text:span text:style-name="T4">
 Lubin </text:span>
</text:a>
</text:p>
      <text:p text:style-name="P4">
As reported by Ukrinform, today, May 21, in Ukraine <text:a xlink:type="simple" xlink:href="https://www.ukrinform.ua/rubric-society/3711534-v-ukraini-vidznacaut-den-pamati-zertv-politicnih-represij.html" text:style-name="Internet_20_link" text:visited-style-name="Visited_20_Internet_20_Link">
</text:a>
According to historians, the total number of shot, buried in Bykivna, can range from 20 to 100 thousand people. To date, the names of 18.5 thousand Ukrainians and about 3.5 thousand representatives of the Polish elite, buried in Bykivna, have been established. The Polish Military Cemetery in Bykivna was opened in September 2012.</text:p>
      <text:p text:style-name="P4">
News Source: <text:a xlink:type="simple" xlink:href="https://www.ukrinform.ua/rubric-society/3712181-u-bikivni-vsanuvali-pamat-zertv-politicnih-represij.html" text:style-name="Internet_20_link" text:visited-style-name="Visited_20_Internet_20_Link">
https://www.ukrinform.ua/rubric-society/3712181-u-bikivni-vsanuvali-pamat-zertv-politicnih-represij.html</text:a>
</text:p>
      <!--NEWS-->
      <text:h text:style-name="P10" text:outline-level="1">
<text:span text:style-name="T4">
The Russians fired at the village in Kherson region - damaged civilian infrastructure</text:span>
</text:h>
      <text:p text:style-name="P4">
Authors: Ukrinform (Person)</text:p>
      <text:p text:style-name="P4">
Publisher: Укринформ (Organization)</text:p>
      <text:p text:style-name="P4">
Published Time: 2023-05-21T13:27:00+03:00</text:p>
      <text:p text:style-name="P4">
Modified Time: 2023-05-21T13:27:00+03:00</text:p>
      <text:p text:style-name="P4">
Description: During nothing shelling of managed and Stanislav Kherson region, 12 homes, a house of culture, a shop and two more buildings were damaged. - Ukrinform.</text:p>
      <text:p text:style-name="P4">
Images: ['<text:a xlink:type="simple" xlink:href="https://static.ukrinform.com/photos/2023_05/thumb_files/630_360_1684664497-315.jpeg" text:style-name="Internet_20_link" text:visited-style-name="Visited_20_Internet_20_Link">
630_360_16846...</text:a>
', '<text:a xlink:type="simple" xlink:href="https://static.ukrinform.com/photos/2023_05/thumb_files/630_360_1684664463-9396.jpeg" text:style-name="Internet_20_link" text:visited-style-name="Visited_20_Internet_20_Link">
630_360_16846...</text:a>
', '<text:a xlink:type="simple" xlink:href="https://static.ukrinform.com/photos/2023_05/thumb_files/630_360_1684664425-6301.jpeg" text:style-name="Internet_20_link" text:visited-style-name="Visited_20_Internet_20_Link">
630_360_16846...</text:a>
', '<text:a xlink:type="simple" xlink:href="https://static.ukrinform.com/photos/2023_05/thumb_files/630_360_1684664428-2132.jpeg" text:style-name="Internet_20_link" text:visited-style-name="Visited_20_Internet_20_Link">
630_360_16846...</text:a>
', '<text:a xlink:type="simple" xlink:href="https://static.ukrinform.com/photos/2023_05/thumb_files/630_360_1684664432-9230.jpeg" text:style-name="Internet_20_link" text:visited-style-name="Visited_20_Internet_20_Link">
630_360_16846...</text:a>
', '<text:a xlink:type="simple" xlink:href="https://static.ukrinform.com/photos/2023_05/thumb_files/630_360_1684664444-7960.jpeg" text:style-name="Internet_20_link" text:visited-style-name="Visited_20_Internet_20_Link">
630_360_16846...</text:a>
', '<text:a xlink:type="simple" xlink:href="https://static.ukrinform.com/photos/2023_05/thumb_files/630_360_1684664467-1790.jpeg" text:style-name="Internet_20_link" text:visited-style-name="Visited_20_Internet_20_Link">
630_360_16846...</text:a>
']</text:p>
      <text:p text:style-name="P4">
Tags: ['Будинок', 'Херсонщина', 'Обстріл', 'Війна з Росією']</text:p>
      <text:p text:style-name="P4">
Type: Article</text:p>
      <!--METADATA-->
      <text:p text:style-name="P4">
<draw:frame draw:style-name="fr1" draw:name="Image85" text:anchor-type="as-char" svg:width="6.9236in" svg:height="3.956343in" draw:z-index="0">
<draw:image xlink:href="../Images/yкринформ/2023-05-21T13-27-00-03-00/630_360_1684664497-315.jpeg" xlink:type="simple" xlink:show="embed" xlink:actuate="onLoad" draw:mime-type="image/jpeg"/>
</draw:frame>
During the day shelling of the managed and Stanislav Kherson region, 12 homes, a house of culture, a shop and two more buildings were damaged.</text:p>
      <text:p text:style-name="P4">
About it in <text:a xlink:type="simple" xlink:href="https://t.me/khersonskaODA/6007" text:style-name="Internet_20_link" text:visited-style-name="Visited_20_Internet_20_Link">
</text:a>
The Kherson Ova reports, Ukrinform reports.</text:p>
      <text:p text:style-name="P4">
“Russian aviation continues <text:a xlink:type="simple" xlink:href="https://www.ukrinform.ua/tag-obstril" text:style-name="Internet_20_link" text:visited-style-name="Visited_20_Internet_20_Link">
</text:a>
Postanislav. Due to the night blow, the run by airbots in the village damaged 12 Osel, House of Culture, Shop and two other civilian buildings, ”the shows reads.</text:p>
      <text:p text:style-name="P4">
<draw:frame draw:style-name="fr1" draw:name="Image86" text:anchor-type="as-char" svg:width="6.9236in" svg:height="3.956343in" draw:z-index="0">
<draw:image xlink:href="../Images/yкринформ/2023-05-21T13-27-00-03-00/630_360_1684664463-9396.jpeg" xlink:type="simple" xlink:show="embed" xlink:actuate="onLoad" draw:mime-type="image/jpeg"/>
</draw:frame>
Russian -owned by the firing of the village operated by the Kherson region / Kherson Regional State Administration(This)  <text:a xlink:type="simple" xlink:href="https://static.ukrinform.com/photos/2023_05/1684664463-9396.jpeg" text:style-name="Internet_20_link" text:visited-style-name="Visited_20_Internet_20_Link">
 <draw:frame draw:style-name="fr1" draw:name="Image87" text:anchor-type="as-char" svg:width="6.9236in" svg:height="3.956343in" draw:z-index="0">
<draw:image xlink:href="../Images/yкринформ/2023-05-21T13-27-00-03-00/630_360_1684664463-9396.jpeg" xlink:type="simple" xlink:show="embed" xlink:actuate="onLoad" draw:mime-type="image/jpeg"/>
</draw:frame>
</text:a>
 <text:a xlink:type="simple" xlink:href="https://static.ukrinform.com/photos/2023_05/1684664425-6301.jpeg" text:style-name="Internet_20_link" text:visited-style-name="Visited_20_Internet_20_Link">
<draw:frame draw:style-name="fr1" draw:name="Image88" text:anchor-type="as-char" svg:width="6.9236in" svg:height="3.956343in" draw:z-index="0">
<draw:image xlink:href="../Images/yкринформ/2023-05-21T13-27-00-03-00/630_360_1684664425-6301.jpeg" xlink:type="simple" xlink:show="embed" xlink:actuate="onLoad" draw:mime-type="image/jpeg"/>
</draw:frame>
</text:a>
 <text:a xlink:type="simple" xlink:href="https://static.ukrinform.com/photos/2023_05/1684664428-2132.jpeg" text:style-name="Internet_20_link" text:visited-style-name="Visited_20_Internet_20_Link">
<draw:frame draw:style-name="fr1" draw:name="Image89" text:anchor-type="as-char" svg:width="6.9236in" svg:height="3.956343in" draw:z-index="0">
<draw:image xlink:href="../Images/yкринформ/2023-05-21T13-27-00-03-00/630_360_1684664428-2132.jpeg" xlink:type="simple" xlink:show="embed" xlink:actuate="onLoad" draw:mime-type="image/jpeg"/>
</draw:frame>
</text:a>
 <text:a xlink:type="simple" xlink:href="https://static.ukrinform.com/photos/2023_05/1684664432-9230.jpeg" text:style-name="Internet_20_link" text:visited-style-name="Visited_20_Internet_20_Link">
<draw:frame draw:style-name="fr1" draw:name="Image90" text:anchor-type="as-char" svg:width="6.9236in" svg:height="3.956343in" draw:z-index="0">
<draw:image xlink:href="../Images/yкринформ/2023-05-21T13-27-00-03-00/630_360_1684664432-9230.jpeg" xlink:type="simple" xlink:show="embed" xlink:actuate="onLoad" draw:mime-type="image/jpeg"/>
</draw:frame>
</text:a>
 <text:a xlink:type="simple" xlink:href="https://static.ukrinform.com/photos/2023_05/1684664444-7960.jpeg" text:style-name="Internet_20_link" text:visited-style-name="Visited_20_Internet_20_Link">
<draw:frame draw:style-name="fr1" draw:name="Image91" text:anchor-type="as-char" svg:width="6.9236in" svg:height="3.956343in" draw:z-index="0">
<draw:image xlink:href="../Images/yкринформ/2023-05-21T13-27-00-03-00/630_360_1684664444-7960.jpeg" xlink:type="simple" xlink:show="embed" xlink:actuate="onLoad" draw:mime-type="image/jpeg"/>
</draw:frame>
</text:a>
 <text:a xlink:type="simple" xlink:href="https://static.ukrinform.com/photos/2023_05/1684664467-1790.jpeg" text:style-name="Internet_20_link" text:visited-style-name="Visited_20_Internet_20_Link">
<draw:frame draw:style-name="fr1" draw:name="Image92" text:anchor-type="as-char" svg:width="6.9236in" svg:height="3.956343in" draw:z-index="0">
<draw:image xlink:href="../Images/yкринформ/2023-05-21T13-27-00-03-00/630_360_1684664467-1790.jpeg" xlink:type="simple" xlink:show="embed" xlink:actuate="onLoad" draw:mime-type="image/jpeg"/>
</draw:frame>
</text:a>
It is noted that the population was not injured.</text:p>
      <text:p text:style-name="P4">
<text:span text:style-name="T4">
 Read also: </text:span>
 <text:a xlink:type="simple" xlink:href="https://www.ukrinform.ua/rubric-regions/3712136-unaslidok-obstriliv-rf-pidpriemstva-u-kupansku-poraneni-troe.html" text:style-name="Internet_20_link" text:visited-style-name="Visited_20_Internet_20_Link">
<text:span text:style-name="T4">
 firing </text:span>
</text:a>
As it was reported, the Russian army for the last day, on May 20, made 63 unactories of the Kherson region, two people were killed.</text:p>
      <text:p text:style-name="P4">
<text:span text:style-name="T5">
Foto: Kherson Ode(This)</text:span>
</text:p>
      <text:p text:style-name="P4">
News Source: <text:a xlink:type="simple" xlink:href="https://www.ukrinform.ua/rubric-ato/3712182-rosiani-obstrilali-aviabombami-selo-na-hersonsini-poskodzena-civilna-infrastruktura.html" text:style-name="Internet_20_link" text:visited-style-name="Visited_20_Internet_20_Link">
https://www.ukrinform.ua/rubric-ato/3712182-rosiani-obstrilali-aviabombami-selo-na-hersonsini-poskodzena-civilna-infrastruktura.html</text:a>
</text:p>
      <!--NEWS-->
      <text:h text:style-name="P10" text:outline-level="1">
<text:span text:style-name="T4">
Donetsk Oblast(19:30). Red Alert: aerial threat. Sirens sounding. Take cover now!</text:span>
</text:h>
      <text:p text:style-name="P4">
Authors: liveuamap (Language: en)</text:p>
      <text:p text:style-name="P4">
Time: 2023-05-21T13:31:00</text:p>
      <text:p text:style-name="P4">
Location: Donetsk Oblast (Latitude:48.72744 Longtitude:37.5781)</text:p>
      <text:p text:style-name="P4">
Videos: []</text:p>
      <text:p text:style-name="P4">
Images: []</text:p>
      <text:p text:style-name="P4">
Tags: ["Europe", "Central and Eastern Europe"]</text:p>
      <text:p text:style-name="P4">
Id: 22564400</text:p>
      <!--METADATA-->
      <text:p text:style-name="P4">
Donetsk Oblast(19:30). Red Alert: aerial threat. Sirens sounding. Take covernow!</text:p>
      <text:p text:style-name="P4">
News Collection Link: <text:a xlink:type="simple" xlink:href="https://liveuamap.com/en/2023/21-may-donetsk-oblast1930-red-alert-aerial-thg" text:style-name="Internet_20_link" text:visited-style-name="Visited_20_Internet_20_Link">
https://liveuamap.com/en/2023/21-may-donetsk-oblast1930-red-alert-aerial-thg</text:a>
</text:p>
      <text:p text:style-name="P4">
News Source: <text:a xlink:type="simple" xlink:href="https://t.me/air_alert_ua/46151" text:style-name="Internet_20_link" text:visited-style-name="Visited_20_Internet_20_Link">
https://t.me/air_alert_ua/46151</text:a>
</text:p>
      <!--NEWS-->
      <text:h text:style-name="P10" text:outline-level="1">
<text:span text:style-name="T4">
Zelensky conducted a press conference as a result of the G7 leaders summit</text:span>
</text:h>
      <text:p text:style-name="P4">
Authors: Ukrinform (Person)</text:p>
      <text:p text:style-name="P4">
Publisher: Укринформ (Organization)</text:p>
      <text:p text:style-name="P4">
Published Time: 2023-05-21T13:32:00+03:00</text:p>
      <text:p text:style-name="P4">
Modified Time: 2023-05-21T13:32:00+03:00</text:p>
      <text:p text:style-name="P4">
Description: President Volodymyr Zelenskyy held a press conference following the summit of the leaders of the Seven Group countries in Hiroshima. - Ukrinform.</text:p>
      <text:p text:style-name="P4">
Images: ['<text:a xlink:type="simple" xlink:href="https://static.ukrinform.com/photos/2023_05/thumb_files/630_360_1684676701-994.jpeg" text:style-name="Internet_20_link" text:visited-style-name="Visited_20_Internet_20_Link">
630_360_16846...</text:a>
']</text:p>
      <text:p text:style-name="P4">
Tags: ['Японія', 'Зеленський']</text:p>
      <text:p text:style-name="P4">
Type: Article</text:p>
      <!--METADATA-->
      <text:p text:style-name="P4">
<draw:frame draw:style-name="fr1" draw:name="Image93" text:anchor-type="as-char" svg:width="6.9236in" svg:height="3.956343in" draw:z-index="0">
<draw:image xlink:href="../Images/yкринформ/2023-05-21T13-32-00-03-00/630_360_1684676701-994.jpeg" xlink:type="simple" xlink:show="embed" xlink:actuate="onLoad" draw:mime-type="image/jpeg"/>
</draw:frame>
The Presidential Lordir Zelensky held a press conference following the summit of the leaders of the Seven Group countries in Hiroshima.</text:p>
      <text:p text:style-name="P4">
According to Ukrinform, the broadcast can be viewed in <text:a xlink:type="simple" xlink:href="https://www.youtube.com/watch" text:style-name="Internet_20_link" text:visited-style-name="Visited_20_Internet_20_Link">
</text:a>
agencies.</text:p>
      <text:p text:style-name="P4">
<text:span text:style-name="T5">
Video: op</text:span>
</text:p>
      <text:p text:style-name="P4">
<text:span text:style-name="T4">
 Read also: </text:span>
 <text:a xlink:type="simple" xlink:href="https://www.ukrinform.ua/rubric-polytics/3712108-v-ofisi-prezidenta-pidtverdili-so-zelenskij-provede-peregovori-z-premerom-aponii.html" text:style-name="Internet_20_link" text:visited-style-name="Visited_20_Internet_20_Link">
<text:span text:style-name="T4">
 Japan </text:span>
</text:a>
As reported by Ukrinform, in Japan the 48th Summit of the Seven Group continues. The participants consider ways to ensure the sustainability of the global economy, including the consequences of the coronavirus pandemic and Russian aggression against Ukraine.</text:p>
      <text:p text:style-name="P4">
News Source: <text:a xlink:type="simple" xlink:href="https://www.ukrinform.ua/rubric-polytics/3712185-zelenskij-zvertaetsa-do-narodu-aponii.html" text:style-name="Internet_20_link" text:visited-style-name="Visited_20_Internet_20_Link">
https://www.ukrinform.ua/rubric-polytics/3712185-zelenskij-zvertaetsa-do-narodu-aponii.html</text:a>
</text:p>
      <!--NEWS-->
      <text:h text:style-name="P10" text:outline-level="1">
<text:span text:style-name="T4">
UPL: "Dawn" updated the club record for the scored points for the season</text:span>
</text:h>
      <text:p text:style-name="P4">
Authors: Ukrinform (Person)</text:p>
      <text:p text:style-name="P4">
Publisher: Укринформ (Organization)</text:p>
      <text:p text:style-name="P4">
Published Time: 2023-05-21T13:36:47+03:00</text:p>
      <text:p text:style-name="P4">
Modified Time: 2023-05-21T13:36:47+03:00</text:p>
      <text:p text:style-name="P4">
Description: Lugansk Zorya, beating Ingulets from Petrov (2-0) in the match of the 27th round of the Football Premier League of Ukraine (UPL), set a new club record for the season recruited in the season. - Ukrinform.</text:p>
      <text:p text:style-name="P4">
Images: ['<text:a xlink:type="simple" xlink:href="https://static.ukrinform.com/photos/2023_05/thumb_files/630_360_1684665369-222.jpg" text:style-name="Internet_20_link" text:visited-style-name="Visited_20_Internet_20_Link">
630_360_16846...</text:a>
']</text:p>
      <text:p text:style-name="P4">
Tags: ['Футбол', "Прем'єр-ліга", 'Зоря']</text:p>
      <text:p text:style-name="P4">
Type: Article</text:p>
      <!--METADATA-->
      <text:p text:style-name="P4">
<draw:frame draw:style-name="fr1" draw:name="Image94" text:anchor-type="as-char" svg:width="6.9236in" svg:height="3.956343in" draw:z-index="0">
<draw:image xlink:href="../Images/yкринформ/2023-05-21T13-36-47-03-00/630_360_1684665369-222.jpg" xlink:type="simple" xlink:show="embed" xlink:actuate="onLoad" draw:mime-type="image/jpeg"/>
</draw:frame>
Lugansk "Zorya" by beat "Ingulets" from Petrov(2:0)In the match of the 27th round(UPL), set a new club record for the season scored in the season.  As reports <text:a xlink:type="simple" xlink:href="http://zarya-lugansk.com/home.php" text:style-name="Internet_20_link" text:visited-style-name="Visited_20_Internet_20_Link">
</text:a>
Club, now Lugansk61 is in the standings. The previous record was in Dawn for Victor -disaster, Ukrinform reports.</text:p>
      <text:p text:style-name="P4">
In the 2019/20 season, the team scored 58 points, taking third place.</text:p>
      <text:p text:style-name="P4">
<text:span text:style-name="T4">
 Read also: </text:span>
 <text:a xlink:type="simple" xlink:href="https://www.ukrinform.ua/rubric-sports/3711891-upl-zora-peremogla-ingulec.html" text:style-name="Internet_20_link" text:visited-style-name="Visited_20_Internet_20_Link">
</text:a>
Three rounds before the end of the national championship, Zorya ranks third, keeping the chances of the championship. The Luhansk lag 5 points from the Shakhtar Leaderrade, with which he will meet on May 24.</text:p>
      <text:p text:style-name="P4">
Photo: Zorya FC.</text:p>
      <text:p text:style-name="P4">
News Source: <text:a xlink:type="simple" xlink:href="https://www.ukrinform.ua/rubric-sports/3712186-upl-zora-onovila-klubnij-rekord-za-nabranimi-ockami-za-sezon.html" text:style-name="Internet_20_link" text:visited-style-name="Visited_20_Internet_20_Link">
https://www.ukrinform.ua/rubric-sports/3712186-upl-zora-onovila-klubnij-rekord-za-nabranimi-ockami-za-sezon.html</text:a>
</text:p>
      <!--NEWS-->
      <text:h text:style-name="P10" text:outline-level="1">
<text:span text:style-name="T4">
Berlin's police are investigating the probable poisoning of the Russian opposition conference participants</text:span>
</text:h>
      <text:p text:style-name="P4">
Authors: Ukrinform (Person)</text:p>
      <text:p text:style-name="P4">
Publisher: Укринформ (Organization)</text:p>
      <text:p text:style-name="P4">
Published Time: 2023-05-21T13:38:55+03:00</text:p>
      <text:p text:style-name="P4">
Modified Time: 2023-05-21T13:38:55+03:00</text:p>
      <text:p text:style-name="P4">
Description: Berlin police are investigating the probable poisoning of the participants of the Russian opposition conference, which took place in the German capital at the end of April. - Ukrinform.</text:p>
      <text:p text:style-name="P4">
Images: ['<text:a xlink:type="simple" xlink:href="https://static.ukrinform.com/photos/2018_11/thumb_files/630_360_1542134546-627.jpg" text:style-name="Internet_20_link" text:visited-style-name="Visited_20_Internet_20_Link">
630_360_15421...</text:a>
', '<text:a xlink:type="simple" xlink:href="https://static.ukrinform.com/photos/2023_05/1684665129-450.jpg" text:style-name="Internet_20_link" text:visited-style-name="Visited_20_Internet_20_Link">
1684665129-45...</text:a>
']</text:p>
      <text:p text:style-name="P4">
Tags: ['Берлін', 'Німеччина', 'Отруєння', 'Поліція', 'Розслідування']</text:p>
      <text:p text:style-name="P4">
Type: Article</text:p>
      <!--METADATA-->
      <text:p text:style-name="P4">
<draw:frame draw:style-name="fr1" draw:name="Image95" text:anchor-type="as-char" svg:width="6.9236in" svg:height="3.956343in" draw:z-index="0">
<draw:image xlink:href="../Images/yкринформ/2023-05-21T13-38-55-03-00/630_360_1542134546-627.jpg" xlink:type="simple" xlink:show="embed" xlink:actuate="onLoad" draw:mime-type="image/jpeg"/>
</draw:frame>
Police Berlin is investigating the probable poisoning of the participants of the Russian opposition conference, which took place in the German capital at the end of April.</text:p>
      <text:p text:style-name="P4">
This was confirmed by a spokesman for Berlin's criminal police department <text:a xlink:type="simple" xlink:href="https://www.welt.de/politik/deutschland/article245452566/Polizei-ermittelt-wegen-Verdachts-auf-Vergiftung-von-Exil-Russinnen.html" text:style-name="Internet_20_link" text:visited-style-name="Visited_20_Internet_20_Link">
</text:a>
, reports Ukrinform.</text:p>
      <text:p text:style-name="P4">
"Police are investigating the signs of poisoning of Russian journalists who participated in conferences of the Russian critic of the Kremlin Mikhail Khodorkovsky in Berlininininpin April," the publication reads.</text:p>
      <text:p text:style-name="P4">
It is noted that the two participants complained about health problems, one of the ones expressed a suspicion of poisoning.</text:p>
      <text:p text:style-name="P4">
The police do not disclose the details of the investigation.</text:p>
      <text:p text:style-name="P4">
As it was reported, earlier edition "Agency" <text:a xlink:type="simple" xlink:href="https://www.ukrinform.ua/rubric-world/3709974-stalo-vidomo-pro-tri-vipadki-otruen-kritikiv-rosijskoi-vladi-zmi.html" text:style-name="Internet_20_link" text:visited-style-name="Visited_20_Internet_20_Link">
</text:a>
About the health problems of the conference. Symptoms of one victim whose name is unnecessary could appear before the conference held on April 29-30. She turned to Uberlin's clinic Charatite.</text:p>
      <text:p text:style-name="P4">
*!(https://www.ukrinform.ua/rubric-world/3699115-u-rosii-viznali-inoagentom-golovu-bellingcat-hristo-grozeva.html)</text:p>
      <text:p text:style-name="P4">
<draw:frame draw:style-name="fr1" draw:name="Image96" text:anchor-type="as-char" svg:width="6.9236in" svg:height="3.307942in" draw:z-index="0">
<draw:image xlink:href="../Images/yкринформ/2023-05-21T13-38-55-03-00/1684665129-450.jpg" xlink:type="simple" xlink:show="embed" xlink:actuate="onLoad" draw:mime-type="image/jpeg"/>
</draw:frame>
Natalia Arno Photo: Free Russia Foundation</text:p>
      <text:p text:style-name="P4">
The second person is the director of the non -profit organization Free Russia Foundationnate Arno - reported "strange symptoms and acute pain", feeling. Arno suggested that she "may have been poisoned by a nerve-paralytic reconnaissance."</text:p>
      <text:p text:style-name="P4">
In recent years, several poisoning of the opponents of the Kremlin regime has occurred. In particular, in August 2020, opposition politician Alexei <text:a xlink:type="simple" xlink:href="https://www.ukrinform.ua/tag-navalnij" text:style-name="Internet_20_link" text:visited-style-name="Visited_20_Internet_20_Link">
</text:a>
He was treated in the Berlin Clinic "Sharyite" after poisoning by the nerve substance "Novyk".</text:p>
      <text:p text:style-name="P4">
The authors of the joint investigation of The Insider, Bellingcat and CNN with the participation of Derspiegel concluded that the attempt on Navalny was made by a special group of eight -operatives of the FSB from the secret unit of the department, which acted under the cover of the FSB forensics.</text:p>
      <text:p text:style-name="P4">
News Source: <text:a xlink:type="simple" xlink:href="https://www.ukrinform.ua/rubric-world/3712187-policia-berlina-rozslidue-jmovirne-otruenna-ucasnic-konferencii-rosijskoi-opozicii.html" text:style-name="Internet_20_link" text:visited-style-name="Visited_20_Internet_20_Link">
https://www.ukrinform.ua/rubric-world/3712187-policia-berlina-rozslidue-jmovirne-otruenna-ucasnic-konferencii-rosijskoi-opozicii.html</text:a>
</text:p>
      <!--NEWS-->
      <text:h text:style-name="P10" text:outline-level="1">
<text:span text:style-name="T4">
Zelensky: Bakhmut is not passionate about the Russians</text:span>
</text:h>
      <text:p text:style-name="P4">
Authors: Ukrinform (Person)</text:p>
      <text:p text:style-name="P4">
Publisher: Укринформ (Organization)</text:p>
      <text:p text:style-name="P4">
Published Time: 2023-05-21T13:45:00+03:00</text:p>
      <text:p text:style-name="P4">
Modified Time: 2023-05-21T13:45:00+03:00</text:p>
      <text:p text:style-name="P4">
Description: President of Ukraine Volodymyr Zelensky stated that the Russian military did not capture Bakhmut.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Бахмут', 'Зеленський', 'Війна з Росією']</text:p>
      <text:p text:style-name="P4">
Type: Article</text:p>
      <!--METADATA-->
      <text:p text:style-name="P4">
<draw:frame draw:style-name="fr1" draw:name="Image97" text:anchor-type="as-char" svg:width="6.9236in" svg:height="3.956343in" draw:z-index="0">
<draw:image xlink:href="../Images/yкринформ/2023-05-21T13-45-00-03-00/630_360_1682063024-559.jpeg" xlink:type="simple" xlink:show="embed" xlink:actuate="onLoad" draw:mime-type="image/jpeg"/>
</draw:frame>
President of Ukraine Volodymyr Zelenskyy stated that the Russian military was not captured.</text:p>
      <text:p text:style-name="P4">
According to Ukrinform, he said this during a press conference as a result(https://www.youtube.com/watch?v=xfRkarsY-rM).</text:p>
      <text:p text:style-name="P4">
“We have a very difficult neighbor - a thief, a terrorist, a complex enemy. But we make we fight, thanks to the courage of our people and our warriors. And thanks to his mind. We don't throw people die. For us, people are a treasure. Tsenay is more important that we have. And there are no misunderstandings. I clearly understand what is giving up in <text:a xlink:type="simple" xlink:href="https://www.ukrinform.ua/tag-bahmut" text:style-name="Internet_20_link" text:visited-style-name="Visited_20_Internet_20_Link">
</text:a>
. And we will all clear what all this happens for, ”Zelensky said, answering the calling of foreign journalists about the Bakhmut situation.</text:p>
      <text:p text:style-name="P4">
He noted that he could not share the data of the Ukrainian military and tactics, “but today we see that a country that is ten times more of us, cannot occupy, cannot win this war. And we understand that a little more - we will win. ”</text:p>
      <text:p text:style-name="P4">
<text:span text:style-name="T4">
 Read also: </text:span>
 <text:a xlink:type="simple" xlink:href="https://www.ukrinform.ua/rubric-ato/3712157-rosianam-ne-vdalos-otociti-bahmut-voni-vtratili-castinu-panivnih-visot-malar.html" text:style-name="Internet_20_link" text:visited-style-name="Visited_20_Internet_20_Link">
<text:span text:style-name="T4">
 Bakhmut </text:span>
</text:a>
“And so we act as we act. Appreciating people's lives. The hardest part is if there was a military tactical mistake and people could be a warrior, ”the President said.</text:p>
      <text:p text:style-name="P4">
According to him, all the military know how to act and not allow people to be captured by the enemy.</text:p>
      <text:p text:style-name="P4">
“Today they are(Ukrainian military - ed.)They perform a very important task. Today they are in Bakhmut. At what points - I will not share. But it is that Bakhmut is not captured today by the Russian Federation. There can be no two or three interpretations for this, ”Zelensky said.</text:p>
      <text:p text:style-name="P4">
<text:span text:style-name="T4">
 Read also: </text:span>
 <text:a xlink:type="simple" xlink:href="https://www.ukrinform.ua/rubric-ato/3710646-maxar-pokazala-suputnikovi-znimki-zrujnovanogo-bahmuta.html" text:style-name="Internet_20_link" text:visited-style-name="Visited_20_Internet_20_Link">
<text:span text:style-name="T4">
 images </text:span>
</text:a>
Video: <text:a xlink:type="simple" xlink:href="https://www.youtube.com/watch" text:style-name="Internet_20_link" text:visited-style-name="Visited_20_Internet_20_Link">
</text:a>
Zelensky was now reported in Japan, where the 48th Sam Summit lasts. Its participants consider ways to ensure a stable -glabral economy, including the consequences of Russian aggression of anti -Ukraine.</text:p>
      <text:p text:style-name="P4">
News Source: <text:a xlink:type="simple" xlink:href="https://www.ukrinform.ua/rubric-ato/3712191-zelenskij-bahmut-ne-zahoplenij-rosianami.html" text:style-name="Internet_20_link" text:visited-style-name="Visited_20_Internet_20_Link">
https://www.ukrinform.ua/rubric-ato/3712191-zelenskij-bahmut-ne-zahoplenij-rosianami.html</text:a>
</text:p>
      <!--NEWS-->
      <text:h text:style-name="P10" text:outline-level="1">
<text:span text:style-name="T4">
Guterres stated the need to reform the UN Council</text:span>
</text:h>
      <text:p text:style-name="P4">
Authors: Ukrinform (Person)</text:p>
      <text:p text:style-name="P4">
Publisher: Укринформ (Organization)</text:p>
      <text:p text:style-name="P4">
Published Time: 2023-05-21T13:50:00+03:00</text:p>
      <text:p text:style-name="P4">
Modified Time: 2023-05-21T13:50:00+03:00</text:p>
      <text:p text:style-name="P4">
Description: UN Secretary General Anthony Guterres stated the need to reform the Security Council and the Bretton Woods system to meet the "realities of the modern world". - Ukrinform.</text:p>
      <text:p text:style-name="P4">
Images: ['<text:a xlink:type="simple" xlink:href="https://static.ukrinform.com/photos/2023_04/thumb_files/630_360_1682350611-574.jpg" text:style-name="Internet_20_link" text:visited-style-name="Visited_20_Internet_20_Link">
630_360_16823...</text:a>
']</text:p>
      <text:p text:style-name="P4">
Tags: ['Гутерреш', 'Реформа', 'Радбез ООН']</text:p>
      <text:p text:style-name="P4">
Type: Article</text:p>
      <!--METADATA-->
      <text:p text:style-name="P4">
<draw:frame draw:style-name="fr1" draw:name="Image98" text:anchor-type="as-char" svg:width="6.9236in" svg:height="3.956343in" draw:z-index="0">
<draw:image xlink:href="../Images/yкринформ/2023-05-21T13-50-00-03-00/630_360_1682350611-574.jpg" xlink:type="simple" xlink:show="embed" xlink:actuate="onLoad" draw:mime-type="image/jpeg"/>
</draw:frame>
UN Secretary General Anthony Guterres stated the need to reform the Security Council and the Bretton Woods system in order to meet the "reality world".</text:p>
      <text:p text:style-name="P4">
He stated this at a press conference in Japan, where G7 was held, Ukrinform reports and a reference to <text:a xlink:type="simple" xlink:href="https://www.reuters.com/world/un-chief-says-its-time-reform-security-council-bretton-woods-2023-05-21/" text:style-name="Internet_20_link" text:visited-style-name="Visited_20_Internet_20_Link">
</text:a>
.</text:p>
      <text:p text:style-name="P4">
«Глобальна фінансова архітектура є застарілою, нефункціональною танесправедливою. На тлі економічних потрясінь, спричинених пандемією COVID-19 івторгненням Росії в <text:a xlink:type="simple" xlink:href="https://www.ukrinform.ua/tag-ukraina" text:style-name="Internet_20_link" text:visited-style-name="Visited_20_Internet_20_Link">
 </text:a>
, she cannot be able to fulfill her main function as a global security network, ”Guterres said.</text:p>
      <text:p text:style-name="P4">
<text:span text:style-name="T4">
 Read also: </text:span>
 <text:a xlink:type="simple" xlink:href="https://www.ukrinform.ua/rubric-world/3703391-aponia-i-gana-domovilisa-spivpracuvati-nad-reformuvannam-radbezu-oon.html" text:style-name="Internet_20_link" text:visited-style-name="Visited_20_Internet_20_Link">
<text:span text:style-name="T4">
 Radbez </text:span>
</text:a>
The UN Head added that both formats reflect the 1945 strength ratio of renewal.</text:p>
      <text:p text:style-name="P4">
As  <text:a xlink:type="simple" xlink:href="https://www.ukrinform.ua/rubric-polytics/3440392-zelenskij-zaavlae-pro-neobhidnist-reformuvanna-oon-ta-insih-miznarodnih-institucij.html" text:style-name="Internet_20_link" text:visited-style-name="Visited_20_Internet_20_Link">
 </text:a>
Earlier, President of Ukraine Volodymyr Zelensky has declared promptness to reform international institutions, including the mechanism of united nations.</text:p>
      <text:p text:style-name="P4">
_ Photo: era_</text:p>
      <text:p text:style-name="P4">
News Source: <text:a xlink:type="simple" xlink:href="https://www.ukrinform.ua/rubric-world/3712198-guterres-zaaviv-pro-neobhidnist-reformuvanna-radbezu-oon.html" text:style-name="Internet_20_link" text:visited-style-name="Visited_20_Internet_20_Link">
https://www.ukrinform.ua/rubric-world/3712198-guterres-zaaviv-pro-neobhidnist-reformuvanna-radbezu-oon.html</text:a>
</text:p>
      <!--NEWS-->
      <text:h text:style-name="P10" text:outline-level="1">
<text:span text:style-name="T4">
Ukraine will have F-16 fighters-President</text:span>
</text:h>
      <text:p text:style-name="P4">
Authors: Ukrinform (Person)</text:p>
      <text:p text:style-name="P4">
Publisher: Укринформ (Organization)</text:p>
      <text:p text:style-name="P4">
Published Time: 2023-05-21T13:53:00+03:00</text:p>
      <text:p text:style-name="P4">
Modified Time: 2023-05-21T13:53:00+03:00</text:p>
      <text:p text:style-name="P4">
Description: President Volodymyr Zelenskyy is convinced that Ukraine will receive F-16 fighters. - Ukrinform.</text:p>
      <text:p text:style-name="P4">
Images: ['<text:a xlink:type="simple" xlink:href="https://static.ukrinform.com/photos/2017_06/thumb_files/630_360_1498327062-2091.jpg" text:style-name="Internet_20_link" text:visited-style-name="Visited_20_Internet_20_Link">
630_360_14983...</text:a>
']</text:p>
      <text:p text:style-name="P4">
Tags: ['Винищувач', 'Зеленський', 'Війна з Росією']</text:p>
      <text:p text:style-name="P4">
Type: Article</text:p>
      <!--METADATA-->
      <text:p text:style-name="P4">
<draw:frame draw:style-name="fr1" draw:name="Image99" text:anchor-type="as-char" svg:width="6.9236in" svg:height="3.956343in" draw:z-index="0">
<draw:image xlink:href="../Images/yкринформ/2023-05-21T13-53-00-03-00/630_360_1498327062-2091.jpg" xlink:type="simple" xlink:show="embed" xlink:actuate="onLoad" draw:mime-type="image/jpeg"/>
</draw:frame>
The Presidential Lordir Zelensky is convinced that Ukraine will receive F-16 fighters.</text:p>
      <text:p text:style-name="P4">
On this he emphasized <text:a xlink:type="simple" xlink:href="https://www.youtube.com/watch" text:style-name="Internet_20_link" text:visited-style-name="Visited_20_Internet_20_Link">
</text:a>
Summit by the leaders of the Seven Group leaders in Hiroshima, reports correspondent.</text:p>
      <text:p text:style-name="P4">
“We already have an understanding of which states we work with. We worked still as we have unlocked the mechanism of study at the F-16. That is, we will have <text:a xlink:type="simple" xlink:href="https://www.ukrinform.ua/tag-vinisuvac" text:style-name="Internet_20_link" text:visited-style-name="Visited_20_Internet_20_Link">
</text:a>
. I can't tell you so far. It's no secret, I really don't know it, ”Zelensky said.</text:p>
      <text:p text:style-name="P4">
<text:span text:style-name="T5">
Video: op</text:span>
</text:p>
      <text:p text:style-name="P4">
He added that this process "we will accelerate, because it is important to us, we will die people every day."</text:p>
      <text:p text:style-name="P4">
In this context, the Head of State congratulated the partners' decisions on the beginning of Ukrainian pilots on the F-16.</text:p>
      <text:p text:style-name="P4">
“A training mission is open today. This is the first step. Next is the corresponding period of months to teach our pilots. We will work for these people to be the most experienced .. to reduce the learning process, ”the president said.</text:p>
      <text:p text:style-name="P4">
<text:span text:style-name="T4">
 Read also: </text:span>
 <text:a xlink:type="simple" xlink:href="https://www.ukrinform.ua/rubric-ato/3712191-zelenskij-bahmut-ne-zahoplenij-rosianami.html" text:style-name="Internet_20_link" text:visited-style-name="Visited_20_Internet_20_Link">
<text:span text:style-name="T4">
 Zelensky </text:span>
</text:a>
According to the Western media, it was previously made clear to European allies in the US administration that <text:a xlink:type="simple" xlink:href="https://www.ukrinform.ua/rubric-ato/3711314-ssa-ne-blokuvatimut-postavku-souznikami-vinisuvaciv-f16-v-ukrainu-snn.html" text:style-name="Internet_20_link" text:visited-style-name="Visited_20_Internet_20_Link">
</text:a>
President Volodymyr Zelensky welcomed the US decision to support the International Coal of Fighter.</text:p>
      <text:p text:style-name="P4">
The Air Force Command Sporder Yuri Ignat said that Ukraine could be maintained from international partners in the first phase of several dozen F6-16 aircraft.</text:p>
      <text:p text:style-name="P4">
News Source: <text:a xlink:type="simple" xlink:href="https://www.ukrinform.ua/rubric-ato/3712195-zelenskij-a-vpevnenij-so-u-nas-budut-litaki-f16.html" text:style-name="Internet_20_link" text:visited-style-name="Visited_20_Internet_20_Link">
https://www.ukrinform.ua/rubric-ato/3712195-zelenskij-a-vpevnenij-so-u-nas-budut-litaki-f16.html</text:a>
</text:p>
      <!--NEWS-->
      <text:h text:style-name="P10" text:outline-level="1">
<text:span text:style-name="T4">
Poltavska Oblast(19:53). Red Alert: aerial threat. Sirens sounding. Take cover now!</text:span>
</text:h>
      <text:p text:style-name="P4">
Authors: liveuamap (Language: en)</text:p>
      <text:p text:style-name="P4">
Time: 2023-05-21T13:54:00</text:p>
      <text:p text:style-name="P4">
Location: Poltavska Oblast (Latitude:49.47705000 Longtitude:33.81866000)</text:p>
      <text:p text:style-name="P4">
Videos: []</text:p>
      <text:p text:style-name="P4">
Images: []</text:p>
      <text:p text:style-name="P4">
Tags: ["Europe", "Central and Eastern Europe"]</text:p>
      <text:p text:style-name="P4">
Id: 22564402</text:p>
      <!--METADATA-->
      <text:p text:style-name="P4">
Poltava(19:53). Red Alert: aerial threat. Sirens sounding. Take covernow!</text:p>
      <text:p text:style-name="P4">
News Collection Link: <text:a xlink:type="simple" xlink:href="https://liveuamap.com/en/2023/21-may-poltavska-oblast1953-red-alert-aerial-g" text:style-name="Internet_20_link" text:visited-style-name="Visited_20_Internet_20_Link">
https://liveuamap.com/en/2023/21-may-poltavska-oblast1953-red-alert-aerial-g</text:a>
</text:p>
      <text:p text:style-name="P4">
News Source: <text:a xlink:type="simple" xlink:href="https://t.me/suspilnepoltava/11258" text:style-name="Internet_20_link" text:visited-style-name="Visited_20_Internet_20_Link">
https://t.me/suspilnepoltava/11258</text:a>
</text:p>
      <!--NEWS-->
      <text:h text:style-name="P10" text:outline-level="1">
<text:span text:style-name="T4">
Kirovohrad region, Cherkasy region (19:56). Red Alrt: Aerial Tchretate. Sirens Sounding. So...</text:span>
</text:h>
      <text:p text:style-name="P4">
Authors: liveuamap (Language: en)</text:p>
      <text:p text:style-name="P4">
Time: 2023-05-21T13:57:00</text:p>
      <text:p text:style-name="P4">
Location: Kirovohradska Oblast (Latitude:48.50000000 Longtitude:32.00000000)</text:p>
      <text:p text:style-name="P4">
Videos: []</text:p>
      <text:p text:style-name="P4">
Images: []</text:p>
      <text:p text:style-name="P4">
Tags: ["Europe", "Central and Eastern Europe"]</text:p>
      <text:p text:style-name="P4">
Id: 22564403</text:p>
      <!--METADATA-->
      <text:p text:style-name="P4">
Kirovohrad region, Cherkasy region(19:56). Red Alert: aerial threat.Sirens sounding. Take cover now!</text:p>
      <text:p text:style-name="P4">
News Collection Link: <text:a xlink:type="simple" xlink:href="https://liveuamap.com/en/2023/21-may-kirovohradska-oblast-cherkaska-oblast1g" text:style-name="Internet_20_link" text:visited-style-name="Visited_20_Internet_20_Link">
https://liveuamap.com/en/2023/21-may-kirovohradska-oblast-cherkaska-oblast1g</text:a>
</text:p>
      <text:p text:style-name="P4">
News Source: <text:a xlink:type="simple" xlink:href="https://t.me/air_alert_ua/46154" text:style-name="Internet_20_link" text:visited-style-name="Visited_20_Internet_20_Link">
https://t.me/air_alert_ua/46154</text:a>
</text:p>
      <!--NEWS-->
      <text:h text:style-name="P10" text:outline-level="1">
<text:span text:style-name="T4">
Dynamo exhubricka became the champion of Moldova as part of Sheriff</text:span>
</text:h>
      <text:p text:style-name="P4">
Authors: Ukrinform (Person)</text:p>
      <text:p text:style-name="P4">
Publisher: Укринформ (Organization)</text:p>
      <text:p text:style-name="P4">
Published Time: 2023-05-21T13:57:49+03:00</text:p>
      <text:p text:style-name="P4">
Modified Time: 2023-05-21T13:57:49+03:00</text:p>
      <text:p text:style-name="P4">
Description: Sheriff's football club from Tiraspol in 21 in his history won the National Championship of Moldova. - Ukrinform.</text:p>
      <text:p text:style-name="P4">
Images: ['<text:a xlink:type="simple" xlink:href="https://static.ukrinform.com/photos/2023_05/thumb_files/630_360_1684666634-364.jpg" text:style-name="Internet_20_link" text:visited-style-name="Visited_20_Internet_20_Link">
630_360_16846...</text:a>
']</text:p>
      <text:p text:style-name="P4">
Tags: ['Футбол', 'Молдова']</text:p>
      <text:p text:style-name="P4">
Type: Article</text:p>
      <!--METADATA-->
      <text:p text:style-name="P4">
<draw:frame draw:style-name="fr1" draw:name="Image100" text:anchor-type="as-char" svg:width="6.9236in" svg:height="3.956343in" draw:z-index="0">
<draw:image xlink:href="../Images/yкринформ/2023-05-21T13-57-49-03-00/630_360_1684666634-364.jpg" xlink:type="simple" xlink:show="embed" xlink:actuate="onLoad" draw:mime-type="image/jpeg"/>
</draw:frame>
Sheriff's football club from Tiraspol in 21st in his history won the Moldova National School.</text:p>
      <text:p text:style-name="P4">
As reports <text:a xlink:type="simple" xlink:href="https://sport.ua/uk/news/627111-koval-u-skladi-sherifa-stav-chempionom-moldovi" text:style-name="Internet_20_link" text:visited-style-name="Visited_20_Internet_20_Link">
</text:a>
, Gold Medals The team won after the victory over Milsami from Orgiyev(4:0)In the next match of the second stage of the season, reports Ukrinform.</text:p>
      <text:p text:style-name="P4">
Following the Sheriff, the table finished Petrocub from the city of Khincheshta, which set up 3 points.</text:p>
      <text:p text:style-name="P4">
<text:span text:style-name="T4">
 Read also: </text:span>
 <text:a xlink:type="simple" xlink:href="https://www.ukrinform.ua/rubric-sports/3711914-dinamo-peremoglo-oleksandriu-v-upl.html" text:style-name="Internet_20_link" text:visited-style-name="Visited_20_Internet_20_Link">
</text:a>
In Sheriff's Sheriff, Ukrainian goalkeeper Maxim Koval became the champion of Moldova. He was not the main goalkeeper of the team during the second stage of the season. In total, there are 5 matches in the Championship of Kyiv's Exogolkeeper of Dynamo, of which they were “dry”.</text:p>
      <text:p text:style-name="P4">
Photo: FC "Sheriff".</text:p>
      <text:p text:style-name="P4">
News Source: <text:a xlink:type="simple" xlink:href="https://www.ukrinform.ua/rubric-sports/3712197-eksgolkiper-dinamo-stav-cempionom-moldovi-u-skladi-serifa.html" text:style-name="Internet_20_link" text:visited-style-name="Visited_20_Internet_20_Link">
https://www.ukrinform.ua/rubric-sports/3712197-eksgolkiper-dinamo-stav-cempionom-moldovi-u-skladi-serifa.html</text:a>
</text:p>
      <!--NEWS-->
      <text:h text:style-name="P10" text:outline-level="1">
<text:span text:style-name="T4">
Dnipro, Dnipropetrovska Oblast(19:59). Red Alert: aerial threat. Sirens sounding. Take cover ...</text:span>
</text:h>
      <text:p text:style-name="P4">
Authors: liveuamap (Language: en)</text:p>
      <text:p text:style-name="P4">
Time: 2023-05-21T14:01:00</text:p>
      <text:p text:style-name="P4">
Location: Dnipro (Latitude:48.45930000 Longtitude:35.03865000)</text:p>
      <text:p text:style-name="P4">
Videos: []</text:p>
      <text:p text:style-name="P4">
Images: []</text:p>
      <text:p text:style-name="P4">
Tags: ["Europe", "Central and Eastern Europe"]</text:p>
      <text:p text:style-name="P4">
Id: 22564404</text:p>
      <!--METADATA-->
      <text:p text:style-name="P4">
Dnipro, Dnipropetrovsk region(19:59). Red Alert: aerial threat. Sirenssounding. Take cover now!</text:p>
      <text:p text:style-name="P4">
News Collection Link: <text:a xlink:type="simple" xlink:href="https://liveuamap.com/en/2023/21-may-dnipro-dnipropetrovska-oblast1959-red-g" text:style-name="Internet_20_link" text:visited-style-name="Visited_20_Internet_20_Link">
https://liveuamap.com/en/2023/21-may-dnipro-dnipropetrovska-oblast1959-red-g</text:a>
</text:p>
      <text:p text:style-name="P4">
News Source: <text:a xlink:type="simple" xlink:href="https://t.me/air_alert_ua/46155" text:style-name="Internet_20_link" text:visited-style-name="Visited_20_Internet_20_Link">
https://t.me/air_alert_ua/46155</text:a>
</text:p>
      <!--NEWS-->
      <text:h text:style-name="P10" text:outline-level="1">
<text:span text:style-name="T4">
Russia should withdraw troops from the territory of Ukraine, not freeze the conflict - Scholtz</text:span>
</text:h>
      <text:p text:style-name="P4">
Authors: Ukrinform (Person)</text:p>
      <text:p text:style-name="P4">
Publisher: Укринформ (Organization)</text:p>
      <text:p text:style-name="P4">
Published Time: 2023-05-21T14:23:00+03:00</text:p>
      <text:p text:style-name="P4">
Modified Time: 2023-05-21T14:23:00+03:00</text:p>
      <text:p text:style-name="P4">
Description: The leaders of the Seven Group countries repeated a clear message to Russia during a summit on the need to withdraw troops from the territory of Ukraine. - Ukrinform.</text:p>
      <text:p text:style-name="P4">
Images: ['<text:a xlink:type="simple" xlink:href="https://static.ukrinform.com/photos/2023_05/thumb_files/630_360_1684667979-196.jpg" text:style-name="Internet_20_link" text:visited-style-name="Visited_20_Internet_20_Link">
630_360_16846...</text:a>
']</text:p>
      <text:p text:style-name="P4">
Tags: ['Німеччина', 'Україна', 'Шольц', 'Війна з Росією', 'Саміт G7', 'Авіаційна коаліція']</text:p>
      <text:p text:style-name="P4">
Type: Article</text:p>
      <!--METADATA-->
      <text:p text:style-name="P4">
<draw:frame draw:style-name="fr1" draw:name="Image101" text:anchor-type="as-char" svg:width="6.9236in" svg:height="3.956343in" draw:z-index="0">
<draw:image xlink:href="../Images/yкринформ/2023-05-21T14-23-00-03-00/630_360_1684667979-196.jpg" xlink:type="simple" xlink:show="embed" xlink:actuate="onLoad" draw:mime-type="image/jpeg"/>
</draw:frame>
The leaders of the Seven Group during a summit in Hiroshima repeated a clear message to Russian in the need to withdraw troops from the territory of Ukraine.</text:p>
      <text:p text:style-name="P4">
The German Chancellor Olaf Scholtz told reporters about this as a result of meetings by the meetings and President of Ukraine Volodymyr Zelensky in the fields of G7 summit, Ukrinform correspondent reports.</text:p>
      <text:p text:style-name="P4">
"From here we send the message: Russia must stop the war and bring the troops, we will support Ukraine as much as it will be needed," Solz said.</text:p>
      <text:p text:style-name="P4">
He described negotiations with President of Ukraine Vladimir Zelensky as "very specific" and based on the results of previous conversations, which were carried out, in particular, during a recent visit by Ukrainian leader Uberlin.</text:p>
      <text:p text:style-name="P4">
<text:span text:style-name="T4">
 Read also: </text:span>
 <text:a xlink:type="simple" xlink:href="https://www.ukrinform.ua/rubric-ato/3710470-nimeccina-zaavila-so-ne-bere-ucasti-u-peregovorah-pro-stvorenna-aviacijnoi-koalicii-dla-ukraini.html" text:style-name="Internet_20_link" text:visited-style-name="Visited_20_Internet_20_Link">
<text:span text:style-name="T4">
 German </text:span>
</text:a>
According to Chancellor, it is very important that Zelensky not only negotiates with G7 leaders during a visit to Japan, but also has the opportunity to start "absolutely intensity of conversations with many of the invited countries of the Global South."</text:p>
      <text:p text:style-name="P4">
"This happens appropriately and on an equal footing," Solz says.</text:p>
      <text:p text:style-name="P4">
According to him, now, when many people make proposals for the ways to guarantee peace and safety and end of the war, "it is important to become an understanding that this does not mean the possibility of freezing the conflict and preserving its military conquests for Russia, and the only result should be the withdrawal of military."</text:p>
      <text:p text:style-name="P4">
Answering questions about “<text:a xlink:type="simple" xlink:href="https://www.ukrinform.ua/tag-aviacijna-koalicia" text:style-name="Internet_20_link" text:visited-style-name="Visited_20_Internet_20_Link">
</text:a>
»And the possibility of preparing Ukrainian pilots in Germany, shot that it was a long -term project, not yet finally agreed.</text:p>
      <text:p text:style-name="P4">
<text:span text:style-name="T4">
 Read also: </text:span>
 [<text:span text:style-name="T4">
 Germany </text:span>
 <text:span text:style-name="T4">
 </text:span>
 <text:span text:style-name="T4">
 </text:span>
 <text:span text:style-name="T4">
 Ukraine </text:span>
 <text:span text:style-name="T4">
 </text:span>
 billions **** pure(https://www.ukrinform.ua/rubric-ato/3709635-nimeccina-vidilit-ukraini-11-milardiv-suto-na-oboronu-zelenskij.html)“But this is a project that from the beginning contains a message to Russia, which is also connected with all our other activities, namely that Russia should not count on that if it is(War - ed.)It will last for a long time, Ukraine's support will decrease, ”the German Prime Minister emphasized._ Photo: Pool _</text:p>
      <text:p text:style-name="P4">
News Source: <text:a xlink:type="simple" xlink:href="https://www.ukrinform.ua/rubric-ato/3712205-rosia-mae-vivesti-vijska-z-teritorii-ukraini-a-ne-zamorozuvati-konflikt-solc.html" text:style-name="Internet_20_link" text:visited-style-name="Visited_20_Internet_20_Link">
https://www.ukrinform.ua/rubric-ato/3712205-rosia-mae-vivesti-vijska-z-teritorii-ukraini-a-ne-zamorozuvati-konflikt-solc.html</text:a>
</text:p>
      <!--NEWS-->
      <text:h text:style-name="P10" text:outline-level="1">
<text:span text:style-name="T4">
Explosions reported at Nikolske near Mariupol</text:span>
</text:h>
      <text:p text:style-name="P4">
Authors: liveuamap (Language: en)</text:p>
      <text:p text:style-name="P4">
Time: 2023-05-21T14:28:34</text:p>
      <text:p text:style-name="P4">
Location: Donetsk (Latitude:47.20021 Longtitude:37.31596)</text:p>
      <text:p text:style-name="P4">
Videos: []</text:p>
      <text:p text:style-name="P4">
Images: ["<text:a xlink:type="simple" xlink:href="https://liveuamap.com/pics/2023/05/21/22564405_0.jpg" text:style-name="Internet_20_link" text:visited-style-name="Visited_20_Internet_20_Link">
22564405_0.jpg</text:a>
", "<text:a xlink:type="simple" xlink:href="https://liveuamap.com/pics/2023/05/21/22564405_1.jpg" text:style-name="Internet_20_link" text:visited-style-name="Visited_20_Internet_20_Link">
22564405_1.jpg</text:a>
", "<text:a xlink:type="simple" xlink:href="https://liveuamap.com/pics/2023/05/21/22564405_2.jpg" text:style-name="Internet_20_link" text:visited-style-name="Visited_20_Internet_20_Link">
22564405_2.jpg</text:a>
", "<text:a xlink:type="simple" xlink:href="https://liveuamap.com/pics/2023/05/21/22564405_3.jpg" text:style-name="Internet_20_link" text:visited-style-name="Visited_20_Internet_20_Link">
22564405_3.jpg</text:a>
"]</text:p>
      <text:p text:style-name="P4">
Tags: ["Europe", "Central and Eastern Europe"]</text:p>
      <text:p text:style-name="P4">
Id: 22564405</text:p>
      <!--METADATA-->
      <text:p text:style-name="P4">
Explosions reported at Nikolske near Mariupol</text:p>
      <text:p text:style-name="P4">
<draw:frame draw:style-name="fr1" draw:name="Image102" text:anchor-type="as-char" svg:width="6.9236in" svg:height="1.834754in" draw:z-index="0">
<draw:image xlink:href="../Images/liveuamap/2023-05-21T14-28-34/22564405_0.jpg" xlink:type="simple" xlink:show="embed" xlink:actuate="onLoad" draw:mime-type="image/jpeg"/>
</draw:frame>
<draw:frame draw:style-name="fr1" draw:name="Image103" text:anchor-type="as-char" svg:width="6.9236in" svg:height="2.84733in" draw:z-index="0">
<draw:image xlink:href="../Images/liveuamap/2023-05-21T14-28-34/22564405_1.jpg" xlink:type="simple" xlink:show="embed" xlink:actuate="onLoad" draw:mime-type="image/jpeg"/>
</draw:frame>
<draw:frame draw:style-name="fr1" draw:name="Image104" text:anchor-type="as-char" svg:width="6.9236in" svg:height="2.025153in" draw:z-index="0">
<draw:image xlink:href="../Images/liveuamap/2023-05-21T14-28-34/22564405_2.jpg" xlink:type="simple" xlink:show="embed" xlink:actuate="onLoad" draw:mime-type="image/jpeg"/>
</draw:frame>
<draw:frame draw:style-name="fr1" draw:name="Image105" text:anchor-type="as-char" svg:width="6.9236in" svg:height="9.277856in" draw:z-index="0">
<draw:image xlink:href="../Images/liveuamap/2023-05-21T14-28-34/22564405_3.jpg" xlink:type="simple" xlink:show="embed" xlink:actuate="onLoad" draw:mime-type="image/jpeg"/>
</draw:frame>
News Collection Link: <text:a xlink:type="simple" xlink:href="https://liveuamap.com/en/2023/21-may-explosions-reported-at-nikolske-near-mariupol" text:style-name="Internet_20_link" text:visited-style-name="Visited_20_Internet_20_Link">
https://liveuamap.com/en/2023/21-may-explosions-reported-at-nikolske-near-mariupol</text:a>
</text:p>
      <text:p text:style-name="P4">
News Source: <text:a xlink:type="simple" xlink:href="https://t.me/mariupolnow/29497" text:style-name="Internet_20_link" text:visited-style-name="Visited_20_Internet_20_Link">
https://t.me/mariupolnow/29497</text:a>
</text:p>
      <!--NEWS-->
      <text:h text:style-name="P10" text:outline-level="1">
<text:span text:style-name="T4">
Head of Russian PMC Wagner mercenaries Evgeniy Prigozhin says his units will be withdrawn sta...</text:span>
</text:h>
      <text:p text:style-name="P4">
Authors: liveuamap (Language: en)</text:p>
      <text:p text:style-name="P4">
Time: 2023-05-21T14:32:47</text:p>
      <text:p text:style-name="P4">
Location: Bakhmut (Latitude:48.58989 Longtitude:37.98471)</text:p>
      <text:p text:style-name="P4">
Videos: []</text:p>
      <text:p text:style-name="P4">
Images: []</text:p>
      <text:p text:style-name="P4">
Tags: ["Minsk Monitor", "Europe"]</text:p>
      <text:p text:style-name="P4">
Id: 22564406</text:p>
      <!--METADATA-->
      <text:p text:style-name="P4">
Head of Russian PMC Wagner mercenaries Evgeniy Prigozhin says his units willbe withdrawn starting 25th May and completely withdrawn by 1st June</text:p>
      <text:p text:style-name="P4">
News Collection Link: <text:a xlink:type="simple" xlink:href="https://liveuamap.com/en/2023/21-may-head-of-russian-pmc-wagner-mercenaries-evgeniy-prigozhin" text:style-name="Internet_20_link" text:visited-style-name="Visited_20_Internet_20_Link">
https://liveuamap.com/en/2023/21-may-head-of-russian-pmc-wagner-mercenaries-evgeniy-prigozhin</text:a>
</text:p>
      <text:p text:style-name="P4">
News Source: <text:a xlink:type="simple" xlink:href="https://t.me/Prigozhin_hat/3396" text:style-name="Internet_20_link" text:visited-style-name="Visited_20_Internet_20_Link">
https://t.me/Prigozhin_hat/3396</text:a>
</text:p>
      <!--NEWS-->
      <text:h text:style-name="P10" text:outline-level="1">
<text:span text:style-name="T4">
In Nikolaev presented the results of the first stage of the project "Lights of the South. People-people ”</text:span>
</text:h>
      <text:p text:style-name="P4">
Authors: Ukrinform (Person)</text:p>
      <text:p text:style-name="P4">
Publisher: Укринформ (Organization)</text:p>
      <text:p text:style-name="P4">
Published Time: 2023-05-21T14:33:00+03:00</text:p>
      <text:p text:style-name="P4">
Modified Time: 2023-05-21T14:33:00+03:00</text:p>
      <text:p text:style-name="P4">
Description: In the Nikolaev Museum of Shipbuilding and Fleet there was an exhibition-presentation based on the results of the first stage of implementation of the regional project "Lights of the South. Magan people. " - Ukrinform.</text:p>
      <text:p text:style-name="P4">
Images: ['<text:a xlink:type="simple" xlink:href="https://static.ukrinform.com/photos/2023_05/thumb_files/630_360_1684667795-1603.jpeg" text:style-name="Internet_20_link" text:visited-style-name="Visited_20_Internet_20_Link">
630_360_16846...</text:a>
', '<text:a xlink:type="simple" xlink:href="https://static.ukrinform.com/photos/2023_05/thumb_files/630_360_1684667795-7577.jpeg" text:style-name="Internet_20_link" text:visited-style-name="Visited_20_Internet_20_Link">
630_360_16846...</text:a>
', '<text:a xlink:type="simple" xlink:href="https://static.ukrinform.com/photos/2023_05/thumb_files/630_360_1684667794-5853.jpeg" text:style-name="Internet_20_link" text:visited-style-name="Visited_20_Internet_20_Link">
630_360_16846...</text:a>
', '<text:a xlink:type="simple" xlink:href="https://static.ukrinform.com/photos/2023_05/thumb_files/630_360_1684667793-8116.jpeg" text:style-name="Internet_20_link" text:visited-style-name="Visited_20_Internet_20_Link">
630_360_16846...</text:a>
', '<text:a xlink:type="simple" xlink:href="https://static.ukrinform.com/photos/2023_05/thumb_files/630_360_1684667793-8089.jpeg" text:style-name="Internet_20_link" text:visited-style-name="Visited_20_Internet_20_Link">
630_360_16846...</text:a>
', '<text:a xlink:type="simple" xlink:href="https://static.ukrinform.com/photos/2023_05/thumb_files/630_360_1684667794-9608.jpeg" text:style-name="Internet_20_link" text:visited-style-name="Visited_20_Internet_20_Link">
630_360_16846...</text:a>
', '<text:a xlink:type="simple" xlink:href="https://static.ukrinform.com/photos/2023_05/thumb_files/630_360_1684667794-7574.jpeg" text:style-name="Internet_20_link" text:visited-style-name="Visited_20_Internet_20_Link">
630_360_16846...</text:a>
', '<text:a xlink:type="simple" xlink:href="https://static.ukrinform.com/photos/2023_05/thumb_files/630_360_1684667794-8928.jpeg" text:style-name="Internet_20_link" text:visited-style-name="Visited_20_Internet_20_Link">
630_360_16846...</text:a>
', '<text:a xlink:type="simple" xlink:href="https://static.ukrinform.com/photos/2023_05/thumb_files/630_360_1684667795-6371.jpeg" text:style-name="Internet_20_link" text:visited-style-name="Visited_20_Internet_20_Link">
630_360_16846...</text:a>
', '<text:a xlink:type="simple" xlink:href="https://static.ukrinform.com/photos/2023_05/thumb_files/630_360_1684667795-8297.jpeg" text:style-name="Internet_20_link" text:visited-style-name="Visited_20_Internet_20_Link">
630_360_16846...</text:a>
', '<text:a xlink:type="simple" xlink:href="https://static.ukrinform.com/photos/2023_05/thumb_files/630_360_1684667795-9908.jpeg" text:style-name="Internet_20_link" text:visited-style-name="Visited_20_Internet_20_Link">
630_360_16846...</text:a>
', '<text:a xlink:type="simple" xlink:href="https://static.ukrinform.com/photos/2023_05/thumb_files/630_360_1684667795-2344.jpeg" text:style-name="Internet_20_link" text:visited-style-name="Visited_20_Internet_20_Link">
630_360_16846...</text:a>
', '<text:a xlink:type="simple" xlink:href="https://static.ukrinform.com/photos/2023_05/thumb_files/630_360_1684667797-1712.jpeg" text:style-name="Internet_20_link" text:visited-style-name="Visited_20_Internet_20_Link">
630_360_16846...</text:a>
', '<text:a xlink:type="simple" xlink:href="https://static.ukrinform.com/photos/2023_05/thumb_files/630_360_1684667797-3073.jpeg" text:style-name="Internet_20_link" text:visited-style-name="Visited_20_Internet_20_Link">
630_360_16846...</text:a>
', '<text:a xlink:type="simple" xlink:href="https://static.ukrinform.com/photos/2023_05/thumb_files/630_360_1684667798-3356.jpeg" text:style-name="Internet_20_link" text:visited-style-name="Visited_20_Internet_20_Link">
630_360_16846...</text:a>
']</text:p>
      <text:p text:style-name="P4">
Tags: ['Миколаїв', 'Виставка']</text:p>
      <text:p text:style-name="P4">
Type: Article</text:p>
      <!--METADATA-->
      <text:p text:style-name="P4">
<draw:frame draw:style-name="fr1" draw:name="Image106" text:anchor-type="as-char" svg:width="6.9236in" svg:height="3.956343in" draw:z-index="0">
<draw:image xlink:href="../Images/yкринформ/2023-05-21T14-33-00-03-00/630_360_1684667795-1603.jpeg" xlink:type="simple" xlink:show="embed" xlink:actuate="onLoad" draw:mime-type="image/jpeg"/>
</draw:frame>
The Shipbuilding and Fleet Museum of Shipbuilding and Fleet took place with the suspects of the first stage of the implementation of the regional project “Lights of the South. Magan people. "</text:p>
      <text:p text:style-name="P4">
This was reported by Ukrinform correspondent.</text:p>
      <text:p text:style-name="P4">
During the event, a souvenir line with beacons in the Tavriysky Ipetrikov paintings, in graphics and modern interpretation was presented. In the future, drawings will be selected to create souvenir products.The project also took place <text:a xlink:type="simple" xlink:href="https://www.ukrinform.ua/tag-vistavka" text:style-name="Internet_20_link" text:visited-style-name="Visited_20_Internet_20_Link">
</text:a>
“The lights of the South. Magan people, whose purpose was to tell about the historical facts of the tailovity about beacons of southern Ukraine. The participants of the event got acquainted with the robots of the well-known Nikolaev masters Olesya Saikovskaya, Natalia Stepanyuk, Oleksandrudovitskaya, Svetlana Boykov-Kalyuzhnaya and other artists.</text:p>
      <text:p text:style-name="P4">
In addition, representatives of the NGO "Cultural and Artistic Association" Artspokus "Provideoblast-classes for the decoration of gingerbread, drawing of beacons on ceramic magnetics, keychains and more.</text:p>
      <text:p text:style-name="P4">
<text:span text:style-name="T4">
 Read also: </text:span>
 <text:a xlink:type="simple" xlink:href="https://www.ukrinform.ua/rubric-kyiv/3711883-klicko-z-predstavnikami-dipmisij-vidkrili-vistavku-kiiv-nezlamne-serce-evropi.html" text:style-name="Internet_20_link" text:visited-style-name="Visited_20_Internet_20_Link">
<text:span text:style-name="T4">
 exhibition </text:span>
</text:a>
Visitors were able to view Oleg Marchuk's photo work and the authors of the ministry of Alexander Yermolaev and Arthur Samkov.</text:p>
      <text:p text:style-name="P4">
The postal brand ceremony also took place within the event.</text:p>
      <text:p text:style-name="P4">
As it was reported, in the Ivano-Frankivsk Museum <text:a xlink:type="simple" xlink:href="https://www.ukrinform.ua/rubric-culture/3711036-u-frankivsku-pokazali-kolekciu-rukavanok-stvorenih-na-pocatku-xx-stolitta.html" text:style-name="Internet_20_link" text:visited-style-name="Visited_20_Internet_20_Link">
</text:a>
</text:p>
      <text:p text:style-name="P4">
News Source: <text:a xlink:type="simple" xlink:href="https://www.ukrinform.ua/rubric-culture/3712208-u-mikolaevi-prezentuvali-pidsumki-persogo-etapu-proektu-vogni-pivdna-ludimaaki.html" text:style-name="Internet_20_link" text:visited-style-name="Visited_20_Internet_20_Link">
https://www.ukrinform.ua/rubric-culture/3712208-u-mikolaevi-prezentuvali-pidsumki-persogo-etapu-proektu-vogni-pivdna-ludimaaki.html</text:a>
</text:p>
      <!--NEWS-->
      <text:h text:style-name="P10" text:outline-level="1">
<text:span text:style-name="T4">
US and allies believe in the success of Ukrainian counter -offensive - Biden</text:span>
</text:h>
      <text:p text:style-name="P4">
Authors: Ukrinform (Person)</text:p>
      <text:p text:style-name="P4">
Publisher: Укринформ (Organization)</text:p>
      <text:p text:style-name="P4">
Published Time: 2023-05-21T14:37:00+03:00</text:p>
      <text:p text:style-name="P4">
Modified Time: 2023-05-21T14:37:00+03:00</text:p>
      <text:p text:style-name="P4">
Description: The United States of America and the Allies helped Ukraine prepare and equip enough troops for successful counter -offensive and the release of temporarily occupied territories. - Ukrinform.</text:p>
      <text:p text:style-name="P4">
Images: ['<text:a xlink:type="simple" xlink:href="https://static.ukrinform.com/photos/2023_05/thumb_files/630_360_1684669765-646.jpeg" text:style-name="Internet_20_link" text:visited-style-name="Visited_20_Internet_20_Link">
630_360_16846...</text:a>
']</text:p>
      <text:p text:style-name="P4">
Tags: ['Байден', 'США', 'Україна', 'Війна з Росією', 'Контрнаступ']</text:p>
      <text:p text:style-name="P4">
Type: Article</text:p>
      <!--METADATA-->
      <text:p text:style-name="P4">
<draw:frame draw:style-name="fr1" draw:name="Image107" text:anchor-type="as-char" svg:width="6.9236in" svg:height="3.956343in" draw:z-index="0">
<draw:image xlink:href="../Images/yкринформ/2023-05-21T14-37-00-03-00/630_360_1684669765-646.jpeg" xlink:type="simple" xlink:show="embed" xlink:actuate="onLoad" draw:mime-type="image/jpeg"/>
</draw:frame>
The United States of America and the Allies helped Ukraine prepare and argue sufficiently for successful counter -offensive and release temporarily occupied Russian.</text:p>
      <text:p text:style-name="P4">
Joe Biden said this at the G7 Summit in Hiroshima, in Hiroshima, Ukrinform correspondent reports.</text:p>
      <text:p text:style-name="P4">
“We and our allies know how much they(Ukrainians - ed.)They prepared the brigade what the condition of these crews. And we have expectations that their counter -offensive will be successful ... There is hope and expectation that they will succeed, and Russia must understand that it will have great losses, ”Biden said.</text:p>
      <text:p text:style-name="P4">
He recalled the latest data on the situation around Bakhmut, when the Russians were about the full capture of the city, while the Ukrainian side was the retention of part of the settlement.</text:p>
      <text:p text:style-name="P4">
"There is a question of whether it is lost or not, and the truth is that more than 100,000 were lost in Bakhmut and such losses are very difficult to compensate for," said the American leader.</text:p>
      <text:p text:style-name="P4">
<text:span text:style-name="T4">
 Read also: </text:span>
 <text:a xlink:type="simple" xlink:href="https://www.ukrinform.ua/rubric-ato/3712191-zelenskij-bahmut-ne-zahoplenij-rosianami.html" text:style-name="Internet_20_link" text:visited-style-name="Visited_20_Internet_20_Link">
<text:span text:style-name="T4">
 Bakhmut </text:span>
</text:a>
With regard to the prospects of transferring to Ukraine, the F16 US President noted that these planes will not be crucial for the Ukrainian contrast. Instead, provided by the system partners <text:a xlink:type="simple" xlink:href="https://www.ukrinform.ua/tag-ppo" text:style-name="Internet_20_link" text:visited-style-name="Visited_20_Internet_20_Link">
</text:a>
, tanks and long -range artillery play a key role in the release of occupied territories.</text:p>
      <text:p text:style-name="P4">
“I don't think F16 will be involved now(In the counter -offensive - ed.)... Алеякщо буде успіх у короткостроковій перспективі, то далі потрібно буде воюватиз росіянами, які базуються на великій відстані, на яку неможливо дістатитеперішніми засобами, тоді й потрібні будуть зміни (Transfer of new types of arms - ed.)", - said Biden, adding that it was so before, the lingering gave Ukraine the weapons needed on the battlefield right now.</text:p>
      <text:p text:style-name="P4">
The US President also denied the likelihood of escalation through F16 in Ukraine and Shcheraz emphasized the promises of the Ukrainian leadership not to use Western collection for shelling of the Russian territory.</text:p>
      <text:p text:style-name="P4">
“I have assurances from the President of Zelensky that they will not be useful F16 to enter the geographical territory of Russia. But where the E -Russian troops in the territory of Ukraine, they will be able to(Apply lesions with F16 - ed.)”, - Biden said.The American leader also said that on Sunday morning, during a meeting of the President of Ukraine Vladimir Zelensky, the leaders of the Seven Group countries confirmed that they "will not be shaky and will support Ukraine as much as it will be needed."</text:p>
      <text:p text:style-name="P4">
“Russia has started this war and Russia can end this war today. It is necessary for Ukraine to be able to defend themselves, ”the US President said.</text:p>
      <text:p text:style-name="P4">
According to Ukrinform, the leaders of the Seven Group countries, who met in Hiroshima, approved <text:a xlink:type="simple" xlink:href="https://www.ukrinform.ua/rubric-polytics/3711770-komunike-samitu-g7-pidtverdzue-nepohitnu-pidtrimku-svitovih-lideriv-ukraini.html" text:style-name="Internet_20_link" text:visited-style-name="Visited_20_Internet_20_Link">
</text:a>
, in any way, the main decisions of the summit were posted, in particular, confirmed the adamant support of Ukraine in its fight against Russian aggression.</text:p>
      <text:p text:style-name="P4">
<text:span text:style-name="T5">
Foto: Presidential Office</text:span>
</text:p>
      <text:p text:style-name="P4">
News Source: <text:a xlink:type="simple" xlink:href="https://www.ukrinform.ua/rubric-ato/3712213-ssa-ta-souzniki-virat-v-uspih-ukrainskogo-kontrnastupu-bajden.html" text:style-name="Internet_20_link" text:visited-style-name="Visited_20_Internet_20_Link">
https://www.ukrinform.ua/rubric-ato/3712213-ssa-ta-souzniki-virat-v-uspih-ukrainskogo-kontrnastupu-bajden.html</text:a>
</text:p>
      <!--NEWS-->
      <text:h text:style-name="P10" text:outline-level="1">
<text:span text:style-name="T4">
Kharkiv, Kharkivska Oblast(20:40). Red Alert: aerial threat. Sirens sounding. Take cover now!</text:span>
</text:h>
      <text:p text:style-name="P4">
Authors: liveuamap (Language: en)</text:p>
      <text:p text:style-name="P4">
Time: 2023-05-21T14:41:00</text:p>
      <text:p text:style-name="P4">
Location: Kharkiv (Latitude:49.9818 Longtitude:36.2518)</text:p>
      <text:p text:style-name="P4">
Videos: []</text:p>
      <text:p text:style-name="P4">
Images: []</text:p>
      <text:p text:style-name="P4">
Tags: ["Europe", "Central and Eastern Europe"]</text:p>
      <text:p text:style-name="P4">
Id: 22564407</text:p>
      <!--METADATA-->
      <text:p text:style-name="P4">
Kharkiv, Kharkiv region(20:40). Red Alert: aerial threat. Sirens sounding.Take cover now!</text:p>
      <text:p text:style-name="P4">
News Collection Link: <text:a xlink:type="simple" xlink:href="https://liveuamap.com/en/2023/21-may-kharkiv-kharkivska-oblast2040-red-alerg" text:style-name="Internet_20_link" text:visited-style-name="Visited_20_Internet_20_Link">
https://liveuamap.com/en/2023/21-may-kharkiv-kharkivska-oblast2040-red-alerg</text:a>
</text:p>
      <text:p text:style-name="P4">
News Source: <text:a xlink:type="simple" xlink:href="https://t.me/air_alert_ua/46160" text:style-name="Internet_20_link" text:visited-style-name="Visited_20_Internet_20_Link">
https://t.me/air_alert_ua/46160</text:a>
</text:p>
      <!--NEWS-->
      <text:h text:style-name="P10" text:outline-level="1">
<text:span text:style-name="T4">
The state will work on returning the remains of prominent Ukrainians from abroad - Tkachenko</text:span>
</text:h>
      <text:p text:style-name="P4">
Authors: Ukrinform (Person)</text:p>
      <text:p text:style-name="P4">
Publisher: Укринформ (Organization)</text:p>
      <text:p text:style-name="P4">
Published Time: 2023-05-21T14:43:00+03:00</text:p>
      <text:p text:style-name="P4">
Modified Time: 2023-05-21T14:43:00+03:00</text:p>
      <text:p text:style-name="P4">
Description: The transfer of remains of prominent Ukrainians from abroad and their reburial at home is the task of the President and the request of society. - Ukrinform.</text:p>
      <text:p text:style-name="P4">
Images: ['<text:a xlink:type="simple" xlink:href="https://static.ukrinform.com/photos/2023_05/thumb_files/630_360_1684667938-244.jpg" text:style-name="Internet_20_link" text:visited-style-name="Visited_20_Internet_20_Link">
630_360_16846...</text:a>
']</text:p>
      <text:p text:style-name="P4">
Tags: ['Історія', 'Ткаченко', 'Перепоховання']</text:p>
      <text:p text:style-name="P4">
Type: Article</text:p>
      <!--METADATA-->
      <text:p text:style-name="P4">
<draw:frame draw:style-name="fr1" draw:name="Image108" text:anchor-type="as-char" svg:width="6.9236in" svg:height="3.956343in" draw:z-index="0">
<draw:image xlink:href="../Images/yкринформ/2023-05-21T14-43-00-03-00/630_360_1684667938-244.jpg" xlink:type="simple" xlink:show="embed" xlink:actuate="onLoad" draw:mime-type="image/jpeg"/>
</draw:frame>
The transfer of remains of prominent Ukrainians from abroad and their reburial is the task of the President and the request of society.</text:p>
      <text:p text:style-name="P4">
The Minister of Culture and Information Policy Oleksandr Tkachenko said this, answering the question of Ukrinform correspondent during the commemoration of victims of political repression in the Reserve "Bykivnyansky Tombs".</text:p>
      <text:p text:style-name="P4">
"We will undoubtedly work on carrying the graves of our heroes(In Ukraine - ed.). Але це процес не одного дня, останки Ярослава Мудрого мишукаємо досі. Оскільки Президент поставив таке завдання та у суспільства єтакий запит, я думаю, ми це зробимо", - сказав міністр.</text:p>
      <text:p text:style-name="P4">
<text:span text:style-name="T4">
Читайте також:</text:span>
 <text:a xlink:type="simple" xlink:href="https://www.ukrinform.ua/rubric-society/3712181-u-bikivni-vsanuvali-pamat-zertv-politicnih-represij.html" text:style-name="Internet_20_link" text:visited-style-name="Visited_20_Internet_20_Link">
 </text:a>
He also noted that according to the legislation, the creation of the National Memorial Cemetery and <text:a xlink:type="simple" xlink:href="https://www.ukrinform.ua/tag-perepohovanna" text:style-name="Internet_20_link" text:visited-style-name="Visited_20_Internet_20_Link">
</text:a>
Prominent Ukrainians will be preceded by archaeological studies on the selected specialty.</text:p>
      <text:p text:style-name="P4">
As reported by Ukrinform, on May 31, 2022, the Verkhovna Rada approved the Law of Ukraine "On Amendments to Certain Laws of Ukraine on the National Memorial Cemetery", which enshrined at the legislative level the National Military Memorial Cemetery and the peculiarities of its law status.</text:p>
      <text:p text:style-name="P4">
On April 20, 2023, the Kyiv City Council allocated a land active substitution of the National Military Memorial Cemetery in Bykivna, the Podznyansky district of Kyiv, between the Brovarsky Prospect and Bobrynetska Street.</text:p>
      <text:p text:style-name="P4">
The first burials are planned to be carried out at the end of the autumn of 2023.</text:p>
      <text:p text:style-name="P4">
First Deputy Chairman of the State Committee for Television and Radio Bogdan Chervak appealed to the presidential initiation <text:a xlink:type="simple" xlink:href="https://www.ukrinform.ua/rubric-society/3698023-prezidenta-prosat-iniciuvati-perepohovanna-evgena-konovalca.html" text:style-name="Internet_20_link" text:visited-style-name="Visited_20_Internet_20_Link">
</text:a>
</text:p>
      <text:p text:style-name="P4">
News Source: <text:a xlink:type="simple" xlink:href="https://www.ukrinform.ua/rubric-society/3712202-derzava-pracuvatime-nad-povernennam-ostankiv-vidatnih-ukrainciv-zza-kordonu-tkacenko.html" text:style-name="Internet_20_link" text:visited-style-name="Visited_20_Internet_20_Link">
https://www.ukrinform.ua/rubric-society/3712202-derzava-pracuvatime-nad-povernennam-ostankiv-vidatnih-ukrainciv-zza-kordonu-tkacenko.html</text:a>
</text:p>
      <!--NEWS-->
      <text:h text:style-name="P10" text:outline-level="1">
<text:span text:style-name="T4">
Georgian Airways has declared Georgia President "Person Non Grat" on her aircraft</text:span>
</text:h>
      <text:p text:style-name="P4">
Authors: Ukrinform (Person)</text:p>
      <text:p text:style-name="P4">
Publisher: Укринформ (Organization)</text:p>
      <text:p text:style-name="P4">
Published Time: 2023-05-21T14:47:00+03:00</text:p>
      <text:p text:style-name="P4">
Modified Time: 2023-05-21T14:47:00+03:00</text:p>
      <text:p text:style-name="P4">
Description: The Georgian Airways Airlines declared Georgia President Salome Zurabishvili "Non Grat's person" on her planes. - Ukrinform.</text:p>
      <text:p text:style-name="P4">
Images: ['<text:a xlink:type="simple" xlink:href="https://static.ukrinform.com/photos/2023_05/thumb_files/630_360_1684333078-720.png" text:style-name="Internet_20_link" text:visited-style-name="Visited_20_Internet_20_Link">
630_360_16843...</text:a>
']</text:p>
      <text:p text:style-name="P4">
Tags: ['Грузія', 'Літак', 'Протест', 'Зурабішвілі']</text:p>
      <text:p text:style-name="P4">
Type: Article</text:p>
      <!--METADATA-->
      <text:p text:style-name="P4">
<draw:frame draw:style-name="fr1" draw:name="Image109" text:anchor-type="as-char" svg:width="6.9236in" svg:height="3.953116in" draw:z-index="0">
<draw:image xlink:href="../Images/yкринформ/2023-05-21T14-47-00-03-00/630_360_1684333078-720.png" xlink:type="simple" xlink:show="embed" xlink:actuate="onLoad" draw:mime-type="image/png"/>
</draw:frame>
The Georgian Airways Airlines declared Georgia President Salome Zurabishvili "Non Grat's person" on her planes.</text:p>
      <text:p text:style-name="P4">
About it reports the portal <text:a xlink:type="simple" xlink:href="https://www.newsgeorgia.ge/georgian-airways-objavila-prezidenta-gruzii-personoj-non-grata/" text:style-name="Internet_20_link" text:visited-style-name="Visited_20_Internet_20_Link">
</text:a>
, reports Ukrinform.</text:p>
      <text:p text:style-name="P4">
The Chairman of the Board of Directors of the Airline, Tamaz Haiashvili, stated that this was Naii's response yesterday - Zurabishvili called for a post -direct flight to Moscow.</text:p>
      <text:p text:style-name="P4">
"We will not start it on board," says Gaiashvili, demanding from presidentials, not only before the airline, but all the people of Georgia.</text:p>
      <text:p text:style-name="P4">
In his opinion, Georgian Airways owns the merits and exploits of Georgian plots, who took people out of burning Sukhum 30 years ago.</text:p>
      <text:p text:style-name="P4">
<text:span text:style-name="T4">
 Read also: </text:span>
 <text:a xlink:type="simple" xlink:href="https://www.ukrinform.ua/rubric-polytics/3712077-ukraina-pidtrimue-gruziu-i-podilitsa-z-neu-dosvidom-borotbi-iz-rosieu-danilov.html" text:style-name="Internet_20_link" text:visited-style-name="Visited_20_Internet_20_Link">
<text:span text:style-name="T4">
 Georgia </text:span>
</text:a>
As reported by Ukrinform, on Saturday, Georgia President Salome Zurabishvishvilized that she would boycott Georgian Airways because of the Reimuso Rightso Restore, and urged citizens to do the same.</text:p>
      <text:p text:style-name="P4">
Russian President Putin has signed decrees on cancellation of visa regime for citizens <text:a xlink:type="simple" xlink:href="https://www.ukrinform.ua/tag-gruzia" text:style-name="Internet_20_link" text:visited-style-name="Visited_20_Internet_20_Link">
</text:a>
From May 15 and on the permission to direct this country.</text:p>
      <text:p text:style-name="P4">
On Friday, May 19, the aircraft of the Russian airline "Azimuth" made the first for four years a direct flight of Moscow - Tbilisi.</text:p>
      <text:p text:style-name="P4">
<text:span text:style-name="T5">
Foto: news-group</text:span>
</text:p>
      <text:p text:style-name="P4">
News Source: <text:a xlink:type="simple" xlink:href="https://www.ukrinform.ua/rubric-world/3712214-georgian-airways-ogolosila-prezidentku-gruzii-personou-non-grata-na-svoih-litakah.html" text:style-name="Internet_20_link" text:visited-style-name="Visited_20_Internet_20_Link">
https://www.ukrinform.ua/rubric-world/3712214-georgian-airways-ogolosila-prezidentku-gruzii-personou-non-grata-na-svoih-litakah.html</text:a>
</text:p>
      <!--NEWS-->
      <text:h text:style-name="P10" text:outline-level="1">
<text:span text:style-name="T4">
Ukrainian Vanshelboym was unable to get the sixth ITF title in Ethiopia tournament</text:span>
</text:h>
      <text:p text:style-name="P4">
Authors: Ukrinform (Person)</text:p>
      <text:p text:style-name="P4">
Publisher: Укринформ (Organization)</text:p>
      <text:p text:style-name="P4">
Published Time: 2023-05-21T14:48:43+03:00</text:p>
      <text:p text:style-name="P4">
Modified Time: 2023-05-21T14:48:43+03:00</text:p>
      <text:p text:style-name="P4">
Description: Ukrainian Eric Vanshelboim gave way to the finals of the International Tennis Federation (ITF) tournament in Addis-Abab (Ethiopia). - Ukrinform.</text:p>
      <text:p text:style-name="P4">
Images: ['<text:a xlink:type="simple" xlink:href="https://static.ukrinform.com/photos/2023_05/thumb_files/630_360_1684669671-332.jpg" text:style-name="Internet_20_link" text:visited-style-name="Visited_20_Internet_20_Link">
630_360_16846...</text:a>
']</text:p>
      <text:p text:style-name="P4">
Tags: ['Теніс']</text:p>
      <text:p text:style-name="P4">
Type: Article</text:p>
      <!--METADATA-->
      <text:p text:style-name="P4">
<draw:frame draw:style-name="fr1" draw:name="Image110" text:anchor-type="as-char" svg:width="6.9236in" svg:height="3.956343in" draw:z-index="0">
<draw:image xlink:href="../Images/yкринформ/2023-05-21T14-48-43-03-00/630_360_1684669671-332.jpg" xlink:type="simple" xlink:show="embed" xlink:actuate="onLoad" draw:mime-type="image/jpeg"/>
</draw:frame>
Ukrainianman Vanchelboim gave way to the finals of the International Tennis Federation tournament(ITF)In Addis Ababeb(Ethiopia).</text:p>
      <text:p text:style-name="P4">
У вирішальному матчі Ваншельбойм (# 453 of the world rating)gave way to the first number of Benjamin lock from Zimbabwe(№417)- 5: 7, 2: 6, transmits Ukrinform.</text:p>
      <text:p text:style-name="P4">
The 21-year-old Ukrainian tennis player was in his career and the third time in the final of the ITF competition in a single category.</text:p>
      <text:p text:style-name="P4">
<text:span text:style-name="T4">
 Read also: </text:span>
 <text:a xlink:type="simple" xlink:href="https://www.ukrinform.ua/rubric-sports/3712121-kalinina-ne-zmogla-dograti-final-turniru-wta-v-rimi-cerez-travmu.html" text:style-name="Internet_20_link" text:visited-style-name="Visited_20_Internet_20_Link">
</text:a>
As a result, in Addis-Ababa Varshelboim, he failed to win his sixth title.</text:p>
      <text:p text:style-name="P4">
Photo: btu.org.</text:p>
      <text:p text:style-name="P4">
News Source: <text:a xlink:type="simple" xlink:href="https://www.ukrinform.ua/rubric-sports/3712215-ukrainec-vanselbojm-ne-zmig-zdobuti-sostij-titul-itf-na-turniri-v-efiopii.html" text:style-name="Internet_20_link" text:visited-style-name="Visited_20_Internet_20_Link">
https://www.ukrinform.ua/rubric-sports/3712215-ukrainec-vanselbojm-ne-zmig-zdobuti-sostij-titul-itf-na-turniri-v-efiopii.html</text:a>
</text:p>
      <!--NEWS-->
      <text:h text:style-name="P10" text:outline-level="1">
<text:span text:style-name="T4">
Zelensky in Hiroshima honored the memory of victims of atomic bombardment</text:span>
</text:h>
      <text:p text:style-name="P4">
Authors: Ukrinform (Person)</text:p>
      <text:p text:style-name="P4">
Publisher: Укринформ (Organization)</text:p>
      <text:p text:style-name="P4">
Published Time: 2023-05-21T14:50:00+03:00</text:p>
      <text:p text:style-name="P4">
Modified Time: 2023-05-21T14:50:00+03:00</text:p>
      <text:p text:style-name="P4">
Description: President Volodymyr Zelenskyy, as part of a working visit in Hiroshima, visited the local Museum of Peace and, together with Japan Prime Minister Fumio Kishida, laid flowers at the memorial to the victims of atomic bombing. - Ukrinform.</text:p>
      <text:p text:style-name="P4">
Images: ['<text:a xlink:type="simple" xlink:href="https://static.ukrinform.com/photos/2023_05/thumb_files/630_360_1684676719-289.jpeg" text:style-name="Internet_20_link" text:visited-style-name="Visited_20_Internet_20_Link">
630_360_16846...</text:a>
', '<text:a xlink:type="simple" xlink:href="https://static.ukrinform.com/photos/2023_05/1684668868-797.jpg" text:style-name="Internet_20_link" text:visited-style-name="Visited_20_Internet_20_Link">
1684668868-79...</text:a>
']</text:p>
      <text:p text:style-name="P4">
Tags: ['Японія', 'Друга світова', 'Музей', "Пам'ять", 'Зеленський', 'Хіросіма']</text:p>
      <text:p text:style-name="P4">
Type: Article</text:p>
      <!--METADATA-->
      <text:p text:style-name="P4">
<draw:frame draw:style-name="fr1" draw:name="Image111" text:anchor-type="as-char" svg:width="6.9236in" svg:height="3.956343in" draw:z-index="0">
<draw:image xlink:href="../Images/yкринформ/2023-05-21T14-50-00-03-00/630_360_1684676719-289.jpeg" xlink:type="simple" xlink:show="embed" xlink:actuate="onLoad" draw:mime-type="image/jpeg"/>
</draw:frame>
The Presidential Lordir Zelensky, as part of a working visit to Hiroshima, visited the local peace of peace and, together with Japan Prime Minister Fumio Kishida, laid the flowers of the victims of the victims of atomic bombing.</text:p>
      <text:p text:style-name="P4">
This was reported <text:a xlink:type="simple" xlink:href="https://www.president.gov.ua/news/glava-derzhavi-vidvidav-muzej-miru-v-hirosimi-ta-poklav-kvit-83077" text:style-name="Internet_20_link" text:visited-style-name="Visited_20_Internet_20_Link">
</text:a>
, reports Ukrinform.</text:p>
      <text:p text:style-name="P4">
In the Museum, the President of Ukraine examined the exhibitions and recorded in the book of honorary honors.</text:p>
      <text:p text:style-name="P4">
As noted in the press service, the institution was created by the city to tell people about the tragedy of bombing of Hiroshima on August 6, 1945. Tamped things of the victims and other evidence of the atomic explosion.</text:p>
      <text:p text:style-name="P4">
Visitors of the museum are informed about the events related to the bombing of the city. Expositions in the eastern wing show Hiroshima before and after the explosion, tell about the course of war and circumstances that led to bombing, attacking people's efforts to completely eliminate nuclear weapons.</text:p>
      <text:p text:style-name="P4">
<draw:frame draw:style-name="fr1" draw:name="Image112" text:anchor-type="as-char" svg:width="6.9236in" svg:height="4.617948in" draw:z-index="0">
<draw:image xlink:href="../Images/yкринформ/2023-05-21T14-50-00-03-00/1684668868-797.jpg" xlink:type="simple" xlink:show="embed" xlink:actuate="onLoad" draw:mime-type="image/jpeg"/>
</draw:frame>
When laying flowers to the memorial to victims of atomic bombing <text:a xlink:type="simple" xlink:href="https://www.ukrinform.ua/tag-zelenskij" text:style-name="Internet_20_link" text:visited-style-name="Visited_20_Internet_20_Link">
</text:a>
With Kishid, he honored the memory of the moment of silence.</text:p>
      <text:p text:style-name="P4">
<text:span text:style-name="T4">
 Read also: </text:span>
 <text:a xlink:type="simple" xlink:href="https://www.ukrinform.ua/rubric-polytics/3712185-zelenskij-zvertaetsa-do-narodu-aponii.html" text:style-name="Internet_20_link" text:visited-style-name="Visited_20_Internet_20_Link">
<text:span text:style-name="T4">
 Zelensky </text:span>
</text:a>
The memorial is made in the form of a stone arch in the style of ancient Japanese glandular figures of khanov, contains a symbolic tombstone and a list of all people that were agitated as a result of an atomic explosion on August 6, 1945.</text:p>
      <text:p text:style-name="P4">
On the building, the words "rest in peace!We will no longer repeat this mullet!”.</text:p>
      <text:p text:style-name="P4">
The leaders examined the memorial and got acquainted with its history.</text:p>
      <text:p text:style-name="P4">
Video: Op</text:p>
      <text:p text:style-name="P4">
It was reported that the 48th Summit of the Seven is in Japanese city of Hiroshima. Its participants consider ways to ensure the sustainability of the global economy, in particular by the consequences of the Covid-19 pandemic and Russian aggression against Ukraine.</text:p>
      <text:p text:style-name="P4">
Among the participants of the 48th Summit of the Seven Group-President of Ukraine Vladimirzelensky.</text:p>
      <text:p text:style-name="P4">
<text:span text:style-name="T5">
Foto: op</text:span>
</text:p>
      <text:p text:style-name="P4">
News Source: <text:a xlink:type="simple" xlink:href="https://www.ukrinform.ua/rubric-polytics/3712216-zelenskij-u-hirosimi-vsanuvav-pamat-zertv-atomnogo-bombarduvanna.html" text:style-name="Internet_20_link" text:visited-style-name="Visited_20_Internet_20_Link">
https://www.ukrinform.ua/rubric-polytics/3712216-zelenskij-u-hirosimi-vsanuvav-pamat-zertv-atomnogo-bombarduvanna.html</text:a>
</text:p>
      <!--NEWS-->
      <text:h text:style-name="P10" text:outline-level="1">
<text:span text:style-name="T4">
Zaporizka Oblast(20:54). Red Alert: aerial threat. Sirens sounding. Take cover now!</text:span>
</text:h>
      <text:p text:style-name="P4">
Authors: liveuamap (Language: en)</text:p>
      <text:p text:style-name="P4">
Time: 2023-05-21T14:54:00</text:p>
      <text:p text:style-name="P4">
Location: Zaporizka Oblast (Latitude:47.610881 Longtitude:35.766021)</text:p>
      <text:p text:style-name="P4">
Videos: []</text:p>
      <text:p text:style-name="P4">
Images: []</text:p>
      <text:p text:style-name="P4">
Tags: ["Europe", "Central and Eastern Europe"]</text:p>
      <text:p text:style-name="P4">
Id: 22564410</text:p>
      <!--METADATA-->
      <text:p text:style-name="P4">
Zaporizhzhia region(20:54). Red Alert: aerial threat. Sirens sounding. Take covernow!</text:p>
      <text:p text:style-name="P4">
News Collection Link: <text:a xlink:type="simple" xlink:href="https://liveuamap.com/en/2023/21-may-zaporizka-oblast2054-red-alert-aerial-g" text:style-name="Internet_20_link" text:visited-style-name="Visited_20_Internet_20_Link">
https://liveuamap.com/en/2023/21-may-zaporizka-oblast2054-red-alert-aerial-g</text:a>
</text:p>
      <text:p text:style-name="P4">
News Source: <text:a xlink:type="simple" xlink:href="https://t.me/air_alert_ua/46162" text:style-name="Internet_20_link" text:visited-style-name="Visited_20_Internet_20_Link">
https://t.me/air_alert_ua/46162</text:a>
</text:p>
      <!--NEWS-->
      <text:h text:style-name="P10" text:outline-level="1">
<text:span text:style-name="T4">
Spring Run was held in Poltava</text:span>
</text:h>
      <text:p text:style-name="P4">
Authors: Ukrinform (Person)</text:p>
      <text:p text:style-name="P4">
Publisher: Укринформ (Organization)</text:p>
      <text:p text:style-name="P4">
Published Time: 2023-05-21T14:55:49+03:00</text:p>
      <text:p text:style-name="P4">
Modified Time: 2023-05-21T14:55:49+03:00</text:p>
      <text:p text:style-name="P4">
Description: Spring Run was held in Poltava, which was joined by a hundred displaced persons. - Ukrinform.</text:p>
      <text:p text:style-name="P4">
Images: ['<text:a xlink:type="simple" xlink:href="https://static.ukrinform.com/photos/2023_05/thumb_files/630_360_1684670132-184.jpg" text:style-name="Internet_20_link" text:visited-style-name="Visited_20_Internet_20_Link">
630_360_16846...</text:a>
']</text:p>
      <text:p text:style-name="P4">
Tags: ['Полтава', 'Забіг']</text:p>
      <text:p text:style-name="P4">
Type: Article</text:p>
      <!--METADATA-->
      <text:p text:style-name="P4">
<draw:frame draw:style-name="fr1" draw:name="Image113" text:anchor-type="as-char" svg:width="6.9236in" svg:height="3.956343in" draw:z-index="0">
<draw:image xlink:href="../Images/yкринформ/2023-05-21T14-55-49-03-00/630_360_1684670132-184.jpg" xlink:type="simple" xlink:show="embed" xlink:actuate="onLoad" draw:mime-type="image/jpeg"/>
</draw:frame>
The Spring Run was in Poltava, which was also joined by hundreds of travelers.</text:p>
      <text:p text:style-name="P4">
About it in <text:a xlink:type="simple" xlink:href="https://t.me/DMYTROLUNIN/8276" text:style-name="Internet_20_link" text:visited-style-name="Visited_20_Internet_20_Link">
</text:a>
 <text:a xlink:type="simple" xlink:href="https://t.me/DMYTROLUNIN/8276" text:style-name="Internet_20_link" text:visited-style-name="Visited_20_Internet_20_Link">
 </text:a>
The head of Poltava Ova Dmitry Lunin reported, Ukrinform reports.</text:p>
      <text:p text:style-name="P4">
“The third this year was held in Poltava - Spring Run. Highly thousands of participants from Kremenchug, Mirgorod, Poltava, Machukhiv, Shcherbaniv communities joined. In particular, 100 displaced persons, ”Lunin said.</text:p>
      <text:p text:style-name="P4">
He noted that the youngest athlete 6 years, the oldest - 75.</text:p>
      <text:p text:style-name="P4">
<text:span text:style-name="T4">
 Read also: </text:span>
 <text:a xlink:type="simple" xlink:href="https://www.ukrinform.ua/rubric-kyiv/3705401-u-kievi-proveli-blagodijnij-sportivnij-zahid-na-pidtrimku-zahisnikiv-azovstali.html" text:style-name="Internet_20_link" text:visited-style-name="Visited_20_Internet_20_Link">
</text:a>
About 200 thousand IDPs are officially registered in Poltava region.</text:p>
      <text:p text:style-name="P4">
News Source: <text:a xlink:type="simple" xlink:href="https://www.ukrinform.ua/rubric-regions/3712219-u-poltavi-vidbuvsa-zabig-spring-run.html" text:style-name="Internet_20_link" text:visited-style-name="Visited_20_Internet_20_Link">
https://www.ukrinform.ua/rubric-regions/3712219-u-poltavi-vidbuvsa-zabig-spring-run.html</text:a>
</text:p>
      <!--NEWS-->
      <text:h text:style-name="P10" text:outline-level="1">
<text:span text:style-name="T4">
Odeska Oblast(20:58). Red Alert: aerial threat. Sirens sounding. Take cover now!</text:span>
</text:h>
      <text:p text:style-name="P4">
Authors: liveuamap (Language: en)</text:p>
      <text:p text:style-name="P4">
Time: 2023-05-21T14:59:00</text:p>
      <text:p text:style-name="P4">
Location: Odeska Oblast (Latitude:46.75000000 Longtitude:30.25000000)</text:p>
      <text:p text:style-name="P4">
Videos: []</text:p>
      <text:p text:style-name="P4">
Images: []</text:p>
      <text:p text:style-name="P4">
Tags: ["Europe", "Central and Eastern Europe"]</text:p>
      <text:p text:style-name="P4">
Id: 22564411</text:p>
      <!--METADATA-->
      <text:p text:style-name="P4">
Odesa region(20:58). Red Alert: aerial threat. Sirens sounding. Take covernow!</text:p>
      <text:p text:style-name="P4">
News Collection Link: <text:a xlink:type="simple" xlink:href="https://liveuamap.com/en/2023/21-may-odeska-oblast2058-red-alert-aerial-thrg" text:style-name="Internet_20_link" text:visited-style-name="Visited_20_Internet_20_Link">
https://liveuamap.com/en/2023/21-may-odeska-oblast2058-red-alert-aerial-thrg</text:a>
</text:p>
      <text:p text:style-name="P4">
News Source: <text:a xlink:type="simple" xlink:href="https://t.me/air_alert_ua/46163" text:style-name="Internet_20_link" text:visited-style-name="Visited_20_Internet_20_Link">
https://t.me/air_alert_ua/46163</text:a>
</text:p>
      <!--NEWS-->
      <text:h text:style-name="P10" text:outline-level="1">
<text:span text:style-name="T4">
Explosion reported in Odesa</text:span>
</text:h>
      <text:p text:style-name="P4">
Authors: liveuamap (Language: en)</text:p>
      <text:p text:style-name="P4">
Time: 2023-05-21T15:02:29</text:p>
      <text:p text:style-name="P4">
Location: Odesa, Odessa Oblast (Latitude:46.49851 Longtitude:30.76258)</text:p>
      <text:p text:style-name="P4">
Videos: []</text:p>
      <text:p text:style-name="P4">
Images: []</text:p>
      <text:p text:style-name="P4">
Tags: ["Central and Eastern Europe"]</text:p>
      <text:p text:style-name="P4">
Id: 22564412</text:p>
      <!--METADATA-->
      <text:p text:style-name="P4">
Explosion reported in Odesa</text:p>
      <text:p text:style-name="P4">
News Collection Link: <text:a xlink:type="simple" xlink:href="https://liveuamap.com/en/2023/21-may-explosion-reported-in-odesa" text:style-name="Internet_20_link" text:visited-style-name="Visited_20_Internet_20_Link">
https://liveuamap.com/en/2023/21-may-explosion-reported-in-odesa</text:a>
</text:p>
      <text:p text:style-name="P4">
News Source: <text:a xlink:type="simple" xlink:href="https://t.me/suspilnenews/20971" text:style-name="Internet_20_link" text:visited-style-name="Visited_20_Internet_20_Link">
https://t.me/suspilnenews/20971</text:a>
</text:p>
      <!--NEWS-->
      <text:h text:style-name="P10" text:outline-level="1">
<text:span text:style-name="T4">
Ukrainian troops are approaching Bakhmut's taking into a tactical environment - Syrsky</text:span>
</text:h>
      <text:p text:style-name="P4">
Authors: Ukrinform (Person)</text:p>
      <text:p text:style-name="P4">
Publisher: Укринформ (Organization)</text:p>
      <text:p text:style-name="P4">
Published Time: 2023-05-21T15:03:00+03:00</text:p>
      <text:p text:style-name="P4">
Modified Time: 2023-05-21T15:03:00+03:00</text:p>
      <text:p text:style-name="P4">
Description: Ukrainian warriors move along the flanks in the suburbs of Bakhmut and are actually approaching the city in the tactical environment. - Ukrinform.</text:p>
      <text:p text:style-name="P4">
Images: ['<text:a xlink:type="simple" xlink:href="https://static.ukrinform.com/photos/2023_04/thumb_files/630_360_1682412638-215.png" text:style-name="Internet_20_link" text:visited-style-name="Visited_20_Internet_20_Link">
630_360_16824...</text:a>
']</text:p>
      <text:p text:style-name="P4">
Tags: ['Бахмут', 'Сирський', 'Війна з Росією']</text:p>
      <text:p text:style-name="P4">
Type: Article</text:p>
      <!--METADATA-->
      <text:p text:style-name="P4">
<draw:frame draw:style-name="fr1" draw:name="Image114" text:anchor-type="as-char" svg:width="6.9236in" svg:height="3.956343in" draw:z-index="0">
<draw:image xlink:href="../Images/yкринформ/2023-05-21T15-03-00-03-00/630_360_1682412638-215.png" xlink:type="simple" xlink:show="embed" xlink:actuate="onLoad" draw:mime-type="image/png"/>
</draw:frame>
The Ukrainian Ukrainian is moving along the flanks in the suburbs of Bakhmut and actually approach the city's protrusion into the tactical environment.</text:p>
      <text:p text:style-name="P4">
As Ukrinform reports, about it in <text:a xlink:type="simple" xlink:href="https://t.me/militarymediacenter/1993" text:style-name="Internet_20_link" text:visited-style-name="Visited_20_Internet_20_Link">
</text:a>
The commander of the Land Forces of the Armed Forces of Ukraine informed the General-General of Syrsky.</text:p>
      <text:p text:style-name="P4">
He noted that Ukrainian troops are now controlling a small part of Bakhmut, but its defense is very relevant, because it provides the opportunity to enter the city in mind the change of the situation.</text:p>
      <text:p text:style-name="P4">
“We continue to move on the flanks in the suburbs <text:a xlink:type="simple" xlink:href="https://www.ukrinform.ua/tag-bahmut" text:style-name="Internet_20_link" text:visited-style-name="Visited_20_Internet_20_Link">
</text:a>
And in fact we approach the capture of the city in a tactical environment. Thanks to this, we will be able to control all the high buildings occupied by the enemy and gradually destroy them. It deprives the enemy control over the approaches to the city and gives us some tactical advantages, ” - said Sysirsky, and added that the commanders of the Ukrainian troops in detail the enemy destruction of the Ukrainian troops.</text:p>
      <text:p text:style-name="P4">
<text:span text:style-name="T4">
 Read also: </text:span>
 <text:a xlink:type="simple" xlink:href="https://www.ukrinform.ua/rubric-ato/3712191-zelenskij-bahmut-ne-zahoplenij-rosianami.html" text:style-name="Internet_20_link" text:visited-style-name="Visited_20_Internet_20_Link">
<text:span text:style-name="T4">
 Bakhmut </text:span>
</text:a>
"The situation is difficult, but under control," the commander said.</text:p>
      <text:p text:style-name="P4">
As reported by Ukrinform, Deputy Minister of Defense of Ukraine Anna Malyar <text:a xlink:type="simple" xlink:href="https://www.ukrinform.ua/rubric-ato/3712157-rosianam-ne-vdalos-otociti-bahmut-voni-vtratili-castinu-panivnih-visot-malar.html" text:style-name="Internet_20_link" text:visited-style-name="Visited_20_Internet_20_Link">
</text:a>
that the Russian ashes failed to surround Bakhmut and they lost some of the ruling highlands of the city.</text:p>
      <text:p text:style-name="P4">
News Source: <text:a xlink:type="simple" xlink:href="https://www.ukrinform.ua/rubric-ato/3712221-ukrainski-vijska-nablizautsa-do-vzatta-bahmuta-u-takticne-otocenna-sirskij.html" text:style-name="Internet_20_link" text:visited-style-name="Visited_20_Internet_20_Link">
https://www.ukrinform.ua/rubric-ato/3712221-ukrainski-vijska-nablizautsa-do-vzatta-bahmuta-u-takticne-otocenna-sirskij.html</text:a>
</text:p>
      <!--NEWS-->
      <text:h text:style-name="P10" text:outline-level="1">
<text:span text:style-name="T4">
Great European Charges in Chisinau called on to include European integration in the Constitution</text:span>
</text:h>
      <text:p text:style-name="P4">
Authors: Ukrinform (Person)</text:p>
      <text:p text:style-name="P4">
Publisher: Укринформ (Organization)</text:p>
      <text:p text:style-name="P4">
Published Time: 2023-05-21T15:08:00+03:00</text:p>
      <text:p text:style-name="P4">
Modified Time: 2023-05-21T15:08:00+03:00</text:p>
      <text:p text:style-name="P4">
Description: In Chisinau, during the Grand European Assembly, a rally resolution was approved, which recorded the desire to include European integration in the Moldova Constitution, as well as condemned Russia's war against Ukraine. - Ukrinform.</text:p>
      <text:p text:style-name="P4">
Images: ['<text:a xlink:type="simple" xlink:href="https://static.ukrinform.com/photos/2023_05/thumb_files/630_360_1684671043-418.jpg" text:style-name="Internet_20_link" text:visited-style-name="Visited_20_Internet_20_Link">
630_360_16846...</text:a>
']</text:p>
      <text:p text:style-name="P4">
Tags: ['Конституція', 'Мітинг', 'Молдова', 'Санду']</text:p>
      <text:p text:style-name="P4">
Type: Article</text:p>
      <!--METADATA-->
      <text:p text:style-name="P4">
<draw:frame draw:style-name="fr1" draw:name="Image115" text:anchor-type="as-char" svg:width="6.9236in" svg:height="3.956343in" draw:z-index="0">
<draw:image xlink:href="../Images/yкринформ/2023-05-21T15-08-00-03-00/630_360_1684671043-418.jpg" xlink:type="simple" xlink:show="embed" xlink:actuate="onLoad" draw:mime-type="image/jpeg"/>
</draw:frame>
In Chisinau during the Great European Assembly, a rally resolution was approved, which has a desire to include European integration in the Moldova Constitution, as well as Russia's war against Ukraine.</text:p>
      <text:p text:style-name="P4">
About it reports <text:a xlink:type="simple" xlink:href="https://newsmaker.md/rus/novosti/uchastniki-velikogo-evropejskogo-sobraniya-prinyali-rezolyutsiyu/" text:style-name="Internet_20_link" text:visited-style-name="Visited_20_Internet_20_Link">
</text:a>
, reports Ukrinform.</text:p>
      <text:p text:style-name="P4">
"Moldova seeks to become a full part of the European Union, which can guarantee resistance and will allow to realize its potential," the document reads.</text:p>
      <text:p text:style-name="P4">
Meeting participants called on all the country's political forces to support the European course <text:a xlink:type="simple" xlink:href="https://www.ukrinform.ua/tag-moldova" text:style-name="Internet_20_link" text:visited-style-name="Visited_20_Internet_20_Link">
</text:a>
. To do this, in their opinion, it is necessary to prescribe in the Moldova Constitution its purpose to join the EU, to ensure the faster beginning of negotiations on entry into the EU, as well as to support the strengthening of state structures to achieve this goal, to complete the mutual closure of the energy and EU energy and the EU.</text:p>
      <text:p text:style-name="P4">
In addition, the Declaration emphasizes the need for trainees, representatives of society and business before entry into the EU. For this power, the authorities should help them master European funds and show all the advantages of European integration. Participants of the action also believe that increasing life and benefit from cooperation with the EU contribute to the peaceful settlement of the conflict of the conflict.</text:p>
      <text:p text:style-name="P4">
<text:span text:style-name="T4">
 Read also: </text:span>
 <text:a xlink:type="simple" xlink:href="https://www.ukrinform.ua/rubric-world/3710930-moldova-hoce-priednatisa-do-es-aknajsvidse-cerez-zagrozu-z-boku-rosii-sandu.html" text:style-name="Internet_20_link" text:visited-style-name="Visited_20_Internet_20_Link">
<text:span text:style-name="T4">
 Moldov </text:span>
</text:a>
They also emphasized the importance of guaranteeing the energy security of Moldovite strongly condemned Russia's military invasion of Ukraine.</text:p>
      <text:p text:style-name="P4">
“In connection with the desire of Moldova citizens, to turn the country on a European breed, we urge EU institutions to continue supporting our country and to accept Moldova to the European family after fulfilling the conditions of accession. Moldova was a choice, ”the declaration said.</text:p>
      <text:p text:style-name="P4">
According to police, <text:a xlink:type="simple" xlink:href="https://www.ukrinform.ua/rubric-world/3712200-u-kisinevi-prohodit-masovij-miting-na-pidtrimku-evrointegracii-moldovi.html" text:style-name="Internet_20_link" text:visited-style-name="Visited_20_Internet_20_Link">
</text:a>
About 75 thousand people took part. At the event, the President of Moldova, May Sandu, who condemned Russia's war against Ukraine, thawed the audience in Russian, Ukrainian, Gagauz and Bulgarian.</text:p>
      <text:p text:style-name="P4">
The West also made the Chairman of the European Parliament Robert Metzol Romanian.</text:p>
      <text:p text:style-name="P4">
<text:span text:style-name="T5">
Foto: Newsmaker</text:span>
</text:p>
      <text:p text:style-name="P4">
News Source: <text:a xlink:type="simple" xlink:href="https://www.ukrinform.ua/rubric-world/3712223-veliki-evropejski-zbori-u-kisinevi-zatverdili-rezoluciu-iz-zaklikom-vkluciti-evrointegraciu-do-konstitucii.html" text:style-name="Internet_20_link" text:visited-style-name="Visited_20_Internet_20_Link">
https://www.ukrinform.ua/rubric-world/3712223-veliki-evropejski-zbori-u-kisinevi-zatverdili-rezoluciu-iz-zaklikom-vkluciti-evrointegraciu-do-konstitucii.html</text:a>
</text:p>
      <!--NEWS-->
      <text:h text:style-name="P10" text:outline-level="1">
<text:span text:style-name="T4">
Biden: A fair peace in Ukraine means respect for its sovereignty and territorial integrity</text:span>
</text:h>
      <text:p text:style-name="P4">
Authors: Ukrinform (Person)</text:p>
      <text:p text:style-name="P4">
Publisher: Укринформ (Organization)</text:p>
      <text:p text:style-name="P4">
Published Time: 2023-05-21T15:10:00+03:00</text:p>
      <text:p text:style-name="P4">
Modified Time: 2023-05-21T15:10:00+03:00</text:p>
      <text:p text:style-name="P4">
Description: US President Joe Biden emphasizes that just peace in Ukraine means respect for its sovereignty and territorial integrity, and before that partners promise to provide Ukraine with the necessary support.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США', 'Україна', 'Війна з Росією']</text:p>
      <text:p text:style-name="P4">
Type: Article</text:p>
      <!--METADATA-->
      <text:p text:style-name="P4">
<draw:frame draw:style-name="fr1" draw:name="Image116" text:anchor-type="as-char" svg:width="6.9236in" svg:height="3.956343in" draw:z-index="0">
<draw:image xlink:href="../Images/yкринформ/2023-05-21T15-10-00-03-00/630_360_1684671641-107.jpeg" xlink:type="simple" xlink:show="embed" xlink:actuate="onLoad" draw:mime-type="image/jpeg"/>
</draw:frame>
Presidential Joe Biden emphasizes that a just peace in Ukraine means respect for its consumeria and territorial integrity, and before that partners promise to provide the necessary support for Ukraine.</text:p>
      <text:p text:style-name="P4">
The American leader said this at a press conference following the results of the G7 Summit, Ukrinform correspondent reports.</text:p>
      <text:p text:style-name="P4">
“Together with our partners from the Seven Group, we have once again emphasized the need for a fair peace that would respect the territorial integrity(Ukraine - ed.), principle embedded in the charter <text:a xlink:type="simple" xlink:href="https://www.ukrinform.ua/tag-oon" text:style-name="Internet_20_link" text:visited-style-name="Visited_20_Internet_20_Link">
</text:a>
”, - Biden said.</text:p>
      <text:p text:style-name="P4">
According to him, G7 leaders have assured President of Ukraine Volodymyrzellensky that "Putin will not be able to reduce their determination, and they will support Ukraine as much as they will need."</text:p>
      <text:p text:style-name="P4">
The American leader noted that today, the states have announced new supplies to Ukraine: "These are bridges, artillery, equipment and all to make Ukraine to be able to protect."</text:p>
      <text:p text:style-name="P4">
<text:span text:style-name="T4">
 Read also: </text:span>
 <text:a xlink:type="simple" xlink:href="https://www.ukrinform.ua/rubric-ato/3712213-ssa-ta-souzniki-virat-v-uspih-ukrainskogo-kontrnastupu-bajden.html" text:style-name="Internet_20_link" text:visited-style-name="Visited_20_Internet_20_Link">
<text:span text:style-name="T4">
 Biden </text:span>
</text:a>
According to him, he also assured Zelensky that the training of Ukrainian pilots on the fourth generation aircraft, including the F-16 to support Ukraine's ability to defend itself, would begin.</text:p>
      <text:p text:style-name="P4">
"At a meeting with President Zelensky, we confirmed our common and unwavering support for Ukraine, which opposed Russia's cruel aggression," Biden said.</text:p>
      <text:p text:style-name="P4">
As reported by Ukrinform, President Volodymyr Zelenskyy, as a result, at the summit of the leaders of the Seven Group countries in Hiroshima stated that he was convinced that <text:a xlink:type="simple" xlink:href="https://www.ukrinform.ua/rubric-ato/3712195-zelenskij-a-vpevnenij-so-u-nas-budut-litaki-f16.html" text:style-name="Internet_20_link" text:visited-style-name="Visited_20_Internet_20_Link">
</text:a>
 .</text:p>
      <text:p text:style-name="P4">
News Source: <text:a xlink:type="simple" xlink:href="https://www.ukrinform.ua/rubric-polytics/3712227-bajden-spravedlivij-mir-v-ukraini-oznacae-povagu-do-ii-suverenitetu-j-teritorialnoi-cilisnosti.html" text:style-name="Internet_20_link" text:visited-style-name="Visited_20_Internet_20_Link">
https://www.ukrinform.ua/rubric-polytics/3712227-bajden-spravedlivij-mir-v-ukraini-oznacae-povagu-do-ii-suverenitetu-j-teritorialnoi-cilisnosti.html</text:a>
</text:p>
      <!--NEWS-->
      <text:h text:style-name="P10" text:outline-level="1">
<text:span text:style-name="T4">
The Ukrainian audiohydge sounded at the Stockholm Museum</text:span>
</text:h>
      <text:p text:style-name="P4">
Authors: Ukrinform (Person)</text:p>
      <text:p text:style-name="P4">
Publisher: Укринформ (Organization)</text:p>
      <text:p text:style-name="P4">
Published Time: 2023-05-21T15:11:00+03:00</text:p>
      <text:p text:style-name="P4">
Modified Time: 2023-05-21T15:11:00+03:00</text:p>
      <text:p text:style-name="P4">
Description: Ukrainian -language audiohyde began to operate in Nordiska Museet - Museums of Swedish Culture and Ethnography. - Ukrinform.</text:p>
      <text:p text:style-name="P4">
Images: ['<text:a xlink:type="simple" xlink:href="https://static.ukrinform.com/photos/2023_05/thumb_files/630_360_1684670773-753.jpg" text:style-name="Internet_20_link" text:visited-style-name="Visited_20_Internet_20_Link">
630_360_16846...</text:a>
', '<text:a xlink:type="simple" xlink:href="https://static.ukrinform.com/photos/2023_05/1684670879-686.jpg" text:style-name="Internet_20_link" text:visited-style-name="Visited_20_Internet_20_Link">
1684670879-68...</text:a>
', '<text:a xlink:type="simple" xlink:href="https://static.ukrinform.com/photos/2023_05/1684670986-361.jpg" text:style-name="Internet_20_link" text:visited-style-name="Visited_20_Internet_20_Link">
1684670986-36...</text:a>
', '<text:a xlink:type="simple" xlink:href="https://static.ukrinform.com/photos/2023_05/1684670945-346.jpg" text:style-name="Internet_20_link" text:visited-style-name="Visited_20_Internet_20_Link">
1684670945-34...</text:a>
', '<text:a xlink:type="simple" xlink:href="https://static.ukrinform.com/photos/2023_05/1684671033-594.jpg" text:style-name="Internet_20_link" text:visited-style-name="Visited_20_Internet_20_Link">
1684671033-59...</text:a>
', '<text:a xlink:type="simple" xlink:href="https://static.ukrinform.com/photos/2023_05/1684671051-726.jpg" text:style-name="Internet_20_link" text:visited-style-name="Visited_20_Internet_20_Link">
1684671051-72...</text:a>
']</text:p>
      <text:p text:style-name="P4">
Tags: ['Діаспора', 'Музей', 'Стокгольм', 'Швеція', 'Українська мова']</text:p>
      <text:p text:style-name="P4">
Type: Article</text:p>
      <!--METADATA-->
      <text:p text:style-name="P4">
<draw:frame draw:style-name="fr1" draw:name="Image117" text:anchor-type="as-char" svg:width="6.9236in" svg:height="3.956343in" draw:z-index="0">
<draw:image xlink:href="../Images/yкринформ/2023-05-21T15-11-00-03-00/630_360_1684670773-753.jpg" xlink:type="simple" xlink:show="embed" xlink:actuate="onLoad" draw:mime-type="image/jpeg"/>
</draw:frame>
The Ukrainian -language audiohyde began to operate in Nordiska Museet - Museums of Swedish Culture and Ethnography.</text:p>
      <text:p text:style-name="P4">
The head of the project, the director of the Ukrainian Cultural Center in Stockholm Oles Gordienko, told the correspondent of Ukrinform.</text:p>
      <text:p text:style-name="P4">
<draw:frame draw:style-name="fr1" draw:name="Image118" text:anchor-type="as-char" svg:width="6.9236in" svg:height="5.1927in" draw:z-index="0">
<draw:image xlink:href="../Images/yкринформ/2023-05-21T15-11-00-03-00/1684670879-686.jpg" xlink:type="simple" xlink:show="embed" xlink:actuate="onLoad" draw:mime-type="image/jpeg"/>
</draw:frame>
In the photo of the head of the Ukrainian Cultural Center in Stockholm Oles Gordienko</text:p>
      <text:p text:style-name="P4">
“I am convinced that the new Ukrainian -language audiohyde in Nordiska Museet will be a valuable road card for Ukrainians in Sweden to explore and evaluate the rich and material cultural heritage of Northern Europe, to know its foundations and traditions more. The project managed to realize through the joint efforts of the Center, the Embassy of Ukraine in Sweden as part of the implementation of the initiative of the first lady of Ukraine Elena Zelenskaya on the creation of Ukrainian -language audio guides of the other museums in the world, ”Olesya Gordienko said.</text:p>
      <text:p text:style-name="P4">
*!(https://www.ukrinform.ua/rubric-culture/3710614-u-seuli-zavitsa-persij-u-pivdennij-korei-ukrainomovnij-audiogid-zelenska.html)</text:p>
      <text:p text:style-name="P4">
<draw:frame draw:style-name="fr1" draw:name="Image119" text:anchor-type="as-char" svg:width="6.9236in" svg:height="5.1927in" draw:z-index="0">
<draw:image xlink:href="../Images/yкринформ/2023-05-21T15-11-00-03-00/1684670986-361.jpg" xlink:type="simple" xlink:show="embed" xlink:actuate="onLoad" draw:mime-type="image/jpeg"/>
</draw:frame>
Commenting on the event, the Ambassador of Ukraine to the Kingdom of Sweden Andriy Plahotnuka declared the importance of preserving the common cultural heritage of Sweden Tukraine.</text:p>
      <text:p text:style-name="P4">
<draw:frame draw:style-name="fr1" draw:name="Image120" text:anchor-type="as-char" svg:width="6.9236in" svg:height="5.237575in" draw:z-index="0">
<draw:image xlink:href="../Images/yкринформ/2023-05-21T15-11-00-03-00/1684670945-346.jpg" xlink:type="simple" xlink:show="embed" xlink:actuate="onLoad" draw:mime-type="image/jpeg"/>
</draw:frame>
“We share not only the shared colors of our national flags, but the community values and deep historical and cultural roots. In addition, it is very important that Ukrainians in Sweden can get acquainted with the culture of Northern Europe in their native language, as it creates a sense of community, ”Plahotniuk said.</text:p>
      <text:p text:style-name="P4">
<draw:frame draw:style-name="fr1" draw:name="Image121" text:anchor-type="as-char" svg:width="6.9236in" svg:height="5.1927in" draw:z-index="0">
<draw:image xlink:href="../Images/yкринформ/2023-05-21T15-11-00-03-00/1684671033-594.jpg" xlink:type="simple" xlink:show="embed" xlink:actuate="onLoad" draw:mime-type="image/jpeg"/>
</draw:frame>
Nordiska Museet is a Museum of Swedish Culture and Ethnography, located in Stockholm and is one of the main tourist attractions. More than 150 thousand exhibits are stored here.</text:p>
      <text:p text:style-name="P4">
<draw:frame draw:style-name="fr1" draw:name="Image122" text:anchor-type="as-char" svg:width="6.9236in" svg:height="5.1927in" draw:z-index="0">
<draw:image xlink:href="../Images/yкринформ/2023-05-21T15-11-00-03-00/1684671051-726.jpg" xlink:type="simple" xlink:show="embed" xlink:actuate="onLoad" draw:mime-type="image/jpeg"/>
</draw:frame>
As reported by Ukrinform, the project on the introduction of Ukrainian audio guides of the UMUZES of the world has been implemented under the patronage of Ms. Elena Zelenskaya since 2020 has already been inalizing 62 audio excursions in Ukrainian.<text:span text:style-name="T5">
Foto: Oleg Snitovsky</text:span>
</text:p>
      <text:p text:style-name="P4">
News Source: <text:a xlink:type="simple" xlink:href="https://www.ukrinform.ua/rubric-diaspora/3712212-ukrainskij-audiogid-zazvucav-u-muzei-stokgolma.html" text:style-name="Internet_20_link" text:visited-style-name="Visited_20_Internet_20_Link">
https://www.ukrinform.ua/rubric-diaspora/3712212-ukrainskij-audiogid-zazvucav-u-muzei-stokgolma.html</text:a>
</text:p>
      <!--NEWS-->
      <text:h text:style-name="P10" text:outline-level="1">
<text:span text:style-name="T4">
Ukraine counts on Japanese modern technologies during post -war reconstruction - Zelensky</text:span>
</text:h>
      <text:p text:style-name="P4">
Authors: Ukrinform (Person)</text:p>
      <text:p text:style-name="P4">
Publisher: Укринформ (Organization)</text:p>
      <text:p text:style-name="P4">
Published Time: 2023-05-21T15:16:00+03:00</text:p>
      <text:p text:style-name="P4">
Modified Time: 2023-05-21T15:16:00+03:00</text:p>
      <text:p text:style-name="P4">
Description: Ukraine hopes that Japan with its advanced technologies will help in the post -war reconstruction.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Японія', 'Зеленський', 'Війна з Росією', 'Відбудова']</text:p>
      <text:p text:style-name="P4">
Type: Article</text:p>
      <!--METADATA-->
      <text:p text:style-name="P4">
<draw:frame draw:style-name="fr1" draw:name="Image123" text:anchor-type="as-char" svg:width="6.9236in" svg:height="3.956343in" draw:z-index="0">
<draw:image xlink:href="../Images/yкринформ/2023-05-21T15-16-00-03-00/630_360_1682063024-559.jpeg" xlink:type="simple" xlink:show="embed" xlink:actuate="onLoad" draw:mime-type="image/jpeg"/>
</draw:frame>
It is Ukrainian that Japan with its advanced technologies will help in the post -war development.</text:p>
      <text:p text:style-name="P4">
According to the Ukrinform correspondent, Volodymyrzelensky, the head of the Ukrainian state, said this at a press conference in Japan.</text:p>
      <text:p text:style-name="P4">
“We will rebuild the country with new technologies from domedicine energy. And here the experience <text:a xlink:type="simple" xlink:href="https://www.ukrinform.ua/tag-aponia" text:style-name="Internet_20_link" text:visited-style-name="Visited_20_Internet_20_Link">
</text:a>
It is very important for us. Today we have walked in these areas with the Prime Minister. There is full understanding. There are several directions: energy, especially green energy, railway, where we need Japanese modern technologies, medicine, etc., ”the President said, answering the question that he is most expected in the future.</text:p>
      <text:p text:style-name="P4">
<text:span text:style-name="T4">
 Read also: </text:span>
 <text:a xlink:type="simple" xlink:href="https://www.ukrinform.ua/rubric-polytics/3712130-zelenskij-obgovoriv-iz-bajdenom-posilenna-oboronnih-mozlivostej-ukraini.html" text:style-name="Internet_20_link" text:visited-style-name="Visited_20_Internet_20_Link">
<text:span text:style-name="T4">
 Zelens </text:span>
</text:a>
According to Zelensky, he had two meetings with Prime Minister of Japan, during which they discussed the topic of technology.</text:p>
      <text:p text:style-name="P4">
He expressed the belief that these negotiations would have a positive result.</text:p>
      <text:p text:style-name="P4">
Zelensky was now reported in Japan, where the 48th Sam Summit lasts.</text:p>
      <text:p text:style-name="P4">
News Source: <text:a xlink:type="simple" xlink:href="https://www.ukrinform.ua/rubric-vidbudova/3712225-ukraina-rozrahovue-na-aponski-sucasni-tehnologii-pid-cas-povoennoi-vidbudovi-zelenskij.html" text:style-name="Internet_20_link" text:visited-style-name="Visited_20_Internet_20_Link">
https://www.ukrinform.ua/rubric-vidbudova/3712225-ukraina-rozrahovue-na-aponski-sucasni-tehnologii-pid-cas-povoennoi-vidbudovi-zelenskij.html</text:a>
</text:p>
      <!--NEWS-->
      <text:h text:style-name="P10" text:outline-level="1">
<text:span text:style-name="T4">
In Kherson region, a civilian was killed as a result of shelling</text:span>
</text:h>
      <text:p text:style-name="P4">
Authors: Ukrinform (Person)</text:p>
      <text:p text:style-name="P4">
Publisher: Укринформ (Organization)</text:p>
      <text:p text:style-name="P4">
Published Time: 2023-05-21T15:17:00+03:00</text:p>
      <text:p text:style-name="P4">
Modified Time: 2023-05-21T15:17:00+03:00</text:p>
      <text:p text:style-name="P4">
Description: In Kherson region a resident of the village of Kozatsky was killed as a result of shelling.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124" text:anchor-type="as-char" svg:width="6.9236in" svg:height="3.956343in" draw:z-index="0">
<draw:image xlink:href="../Images/yкринформ/2023-05-21T15-17-00-03-00/630_360_1538997483-946.jpg" xlink:type="simple" xlink:show="embed" xlink:actuate="onLoad" draw:mime-type="image/jpeg"/>
</draw:frame>
Nakherson region died as a result of the shelling of the village of Kozatsky.</text:p>
      <text:p text:style-name="P4">
About it in <text:a xlink:type="simple" xlink:href="https://t.me/olexandrprokudin/535" text:style-name="Internet_20_link" text:visited-style-name="Visited_20_Internet_20_Link">
</text:a>
Oleksandr Proudin, the heads of the Chiefson Ova, reported, Ukrinform reports</text:p>
      <text:p text:style-name="P4">
“The enemy is aiming <text:a xlink:type="simple" xlink:href="https://www.ukrinform.ua/tag-obstril" text:style-name="Internet_20_link" text:visited-style-name="Visited_20_Internet_20_Link">
</text:a>
A dwelling house, resulting in injuries incompatible with life, received a 55 -year -old man, ”Proudin said.</text:p>
      <text:p text:style-name="P4">
<text:span text:style-name="T4">
 Read also: </text:span>
 <text:a xlink:type="simple" xlink:href="https://www.ukrinform.ua/rubric-regions/3712065-na-doneccini-za-dobu-vijska-rf-vbili-civilnogo-ta-poranili-se-vismoh-ludej.html" text:style-name="Internet_20_link" text:visited-style-name="Visited_20_Internet_20_Link">
<text:span text:style-name="T4">
 civil </text:span>
</text:a>
As it was reported, during the night <text:a xlink:type="simple" xlink:href="https://www.ukrinform.ua/rubric-ato/3712182-rosiani-obstrilali-aviabombami-selo-na-hersonsini-poskodzena-civilna-infrastruktura.html" text:style-name="Internet_20_link" text:visited-style-name="Visited_20_Internet_20_Link">
</text:a>
Kherson region has damaged 12 homes, houses, a shop and two more buildings.</text:p>
      <text:p text:style-name="P4">
News Source: <text:a xlink:type="simple" xlink:href="https://www.ukrinform.ua/rubric-ato/3712229-na-hersonsini-vnaslidok-obstrilu-zaginuv-civilnij.html" text:style-name="Internet_20_link" text:visited-style-name="Visited_20_Internet_20_Link">
https://www.ukrinform.ua/rubric-ato/3712229-na-hersonsini-vnaslidok-obstrilu-zaginuv-civilnij.html</text:a>
</text:p>
      <!--NEWS-->
      <text:h text:style-name="P10" text:outline-level="1">
<text:span text:style-name="T4">
Pope urged not to get used to war and stay close to the Ukrainian people</text:span>
</text:h>
      <text:p text:style-name="P4">
Authors: Ukrinform (Person)</text:p>
      <text:p text:style-name="P4">
Publisher: Укринформ (Organization)</text:p>
      <text:p text:style-name="P4">
Published Time: 2023-05-21T15:23:00+03:00</text:p>
      <text:p text:style-name="P4">
Modified Time: 2023-05-21T15:23:00+03:00</text:p>
      <text:p text:style-name="P4">
Description: After a Sunday prayer, Pope Francis urged not to get used to conflicts and violence and to remain close to the Ukrainian people. - Ukrinform.</text:p>
      <text:p text:style-name="P4">
Images: ['<text:a xlink:type="simple" xlink:href="https://static.ukrinform.com/photos/2023_05/thumb_files/630_360_1684671624-559.jpeg" text:style-name="Internet_20_link" text:visited-style-name="Visited_20_Internet_20_Link">
630_360_16846...</text:a>
']</text:p>
      <text:p text:style-name="P4">
Tags: ['Папа Франциск', 'Україна', 'Війна з Росією']</text:p>
      <text:p text:style-name="P4">
Type: Article</text:p>
      <!--METADATA-->
      <text:p text:style-name="P4">
<draw:frame draw:style-name="fr1" draw:name="Image125" text:anchor-type="as-char" svg:width="6.9236in" svg:height="3.956343in" draw:z-index="0">
<draw:image xlink:href="../Images/yкринформ/2023-05-21T15-23-00-03-00/630_360_1684671624-559.jpeg" xlink:type="simple" xlink:show="embed" xlink:actuate="onLoad" draw:mime-type="image/jpeg"/>
</draw:frame>
After Sunday's prayer, the Paparari Francis urged not to get used to the conflicts of information and to remain close to the Ukrainian people.</text:p>
      <text:p text:style-name="P4">
About it reports <text:a xlink:type="simple" xlink:href="https://www.vaticannews.va/uk/pope/news/2023-05/zaklyky-papy-21-travnya-2023.html" text:style-name="Internet_20_link" text:visited-style-name="Visited_20_Internet_20_Link">
</text:a>
, reports Ukrinform.</text:p>
      <text:p text:style-name="P4">
“Please do not get used to conflicts and violence. We do not get used to you, I ask you. In the future, let us show the proximity of the long -suffering Ukrainian people, ”the Pontiff said.</text:p>
      <text:p text:style-name="P4">
He also mentioned the conflict in Sudan and repeated the call to postpone weapons. The Pope asked the international community "not to regret efforts to cause dialogue and to alleviate the suffering of the population."</text:p>
      <text:p text:style-name="P4">
Francis also greeted and thanked the journalists on the occasion of World Way Communications, wished them "always serve the truth and the common block." He also reminded that Laudato Si 'starts starting, encouraging to "cooperate in caring for our common house."</text:p>
      <text:p text:style-name="P4">
<text:span text:style-name="T4">
 Read also: </text:span>
 <text:a xlink:type="simple" xlink:href="https://www.ukrinform.ua/rubric-society/3708863-zelenskij-spodivaetsa-so-rozmova-z-papou-franciskom-moze-vplinuti-na-istoriu.html" text:style-name="Internet_20_link" text:visited-style-name="Visited_20_Internet_20_Link">
<text:span text:style-name="T4">
 Francis </text:span>
</text:a>
As reported by Ukrinform, on May 1, Pope Francis stated that the Vatican has participated in a peacekeeping mission to put an end to the war of Russia against Ukraine.(https://www.ukrinform.ua/rubric-society/3712007-papa-francisk-doruciv-kardinalu-zuppi-specmisiu-povazanu-z-vijnou-v-ukraini.html)related to the General in Ukraine, the details of which have not yet been determined.</text:p>
      <text:p text:style-name="P4">
News Source: <text:a xlink:type="simple" xlink:href="https://www.ukrinform.ua/rubric-society/3712226-papa-rimskij-zaklikav-ne-zvikati-do-vijni-i-zalisatisa-blizkimi-z-ukrainskim-narodom.html" text:style-name="Internet_20_link" text:visited-style-name="Visited_20_Internet_20_Link">
https://www.ukrinform.ua/rubric-society/3712226-papa-rimskij-zaklikav-ne-zvikati-do-vijni-i-zalisatisa-blizkimi-z-ukrainskim-narodom.html</text:a>
</text:p>
      <!--NEWS-->
      <text:h text:style-name="P10" text:outline-level="1">
<text:span text:style-name="T4">
Zelensky explained why he personally came to the summit of G7 leaders</text:span>
</text:h>
      <text:p text:style-name="P4">
Authors: Ukrinform (Person)</text:p>
      <text:p text:style-name="P4">
Publisher: Укринформ (Organization)</text:p>
      <text:p text:style-name="P4">
Published Time: 2023-05-21T15:29:00+03:00</text:p>
      <text:p text:style-name="P4">
Modified Time: 2023-05-21T15:29:00+03:00</text:p>
      <text:p text:style-name="P4">
Description: President Volodymyr Zelenskyy came to the summit of the seven group leaders to unlock some issues. - Ukrinform.</text:p>
      <text:p text:style-name="P4">
Images: ['<text:a xlink:type="simple" xlink:href="https://static.ukrinform.com/photos/2023_05/thumb_files/630_360_1684672334-764.jpeg" text:style-name="Internet_20_link" text:visited-style-name="Visited_20_Internet_20_Link">
630_360_16846...</text:a>
']</text:p>
      <text:p text:style-name="P4">
Tags: ['Саміт', 'Велика сімка', 'Зеленський']</text:p>
      <text:p text:style-name="P4">
Type: Article</text:p>
      <!--METADATA-->
      <text:p text:style-name="P4">
<draw:frame draw:style-name="fr1" draw:name="Image126" text:anchor-type="as-char" svg:width="6.9236in" svg:height="3.956343in" draw:z-index="0">
<draw:image xlink:href="../Images/yкринформ/2023-05-21T15-29-00-03-00/630_360_1684672334-764.jpeg" xlink:type="simple" xlink:show="embed" xlink:actuate="onLoad" draw:mime-type="image/jpeg"/>
</draw:frame>
The Presidential Lordir Zelensky came to the summit of the Seven Group leaders to disbolish some issues.</text:p>
      <text:p text:style-name="P4">
He said about it <text:a xlink:type="simple" xlink:href="https://www.youtube.com/watch" text:style-name="Internet_20_link" text:visited-style-name="Visited_20_Internet_20_Link">
</text:a>
 <text:a xlink:type="simple" xlink:href="https://www.youtube.com/watch" text:style-name="Internet_20_link" text:visited-style-name="Visited_20_Internet_20_Link">
</text:a>
According to the results of the Summit, the correspondent of Ukrinform reports.</text:p>
      <text:p text:style-name="P4">
“We realized in advance I needed to come(On the summit - ed.)to have a corresponding result. ... We found the opportunity to be here and unlock some of the question. They are important, ”the head of state said.</text:p>
      <text:p text:style-name="P4">
Zelensky added that his participation in the summit was not a surprise because he was asked. However, it was likely that this would happen in an online format.</text:p>
      <text:p text:style-name="P4">
<text:span text:style-name="T4">
 Read also: </text:span>
 <text:a xlink:type="simple" xlink:href="https://www.ukrinform.ua/rubric-ato/3712191-zelenskij-bahmut-ne-zahoplenij-rosianami.html" text:style-name="Internet_20_link" text:visited-style-name="Visited_20_Internet_20_Link">
<text:span text:style-name="T4">
 Zelens </text:span>
</text:a>
“The participation of the offline is unexpected due to security measures and because other states were involved in the fields of the Samita, with which it is very important that in Ukraine meetings have taken place. Some of our conversation concerned the discussion of a question about Ukraine and other difficult situations in the world, but Ukraine paid attention to Ukraine, ”the President said.</text:p>
      <text:p text:style-name="P4">
As it was reported, May 19 <text:a xlink:type="simple" xlink:href="https://www.ukrinform.ua/rubric-ato/3711281-u-rnbo-zaavili-so-zelenskij-vizme-ucast-u-samiti-g7-onlajn.html" text:style-name="Internet_20_link" text:visited-style-name="Visited_20_Internet_20_Link">
</text:a>
 <text:a xlink:type="simple" xlink:href="https://www.ukrinform.ua/rubric-ato/3711281-u-rnbo-zaavili-so-zelenskij-vizme-ucast-u-samiti-g7-onlajn.html" text:style-name="Internet_20_link" text:visited-style-name="Visited_20_Internet_20_Link">
</text:a>
 <text:a xlink:type="simple" xlink:href="https://www.ukrinform.ua/rubric-ato/3711281-u-rnbo-zaavili-so-zelenskij-vizme-ucast-u-samiti-g7-onlajn.html" text:style-name="Internet_20_link" text:visited-style-name="Visited_20_Internet_20_Link">
 </text:a>
that Zelensky will take part in the G7 summit online.</text:p>
      <text:p text:style-name="P4">
Subsequently, the head of the OP Andriy Yermak confirmed that the President personally visited G7 in Japan.</text:p>
      <text:p text:style-name="P4">
News Source: <text:a xlink:type="simple" xlink:href="https://www.ukrinform.ua/rubric-polytics/3712230-zelenskij-poasniv-comu-priihav-osobisto-na-samit-lideriv-g7.html" text:style-name="Internet_20_link" text:visited-style-name="Visited_20_Internet_20_Link">
https://www.ukrinform.ua/rubric-polytics/3712230-zelenskij-poasniv-comu-priihav-osobisto-na-samit-lideriv-g7.html</text:a>
</text:p>
      <!--NEWS-->
      <text:h text:style-name="P10" text:outline-level="1">
<text:span text:style-name="T4">
Russia wants to ban the transit of trucks from Poland by the territory of the Russian Federation</text:span>
</text:h>
      <text:p text:style-name="P4">
Authors: Ukrinform (Person)</text:p>
      <text:p text:style-name="P4">
Publisher: Укринформ (Organization)</text:p>
      <text:p text:style-name="P4">
Published Time: 2023-05-21T15:37:40+03:00</text:p>
      <text:p text:style-name="P4">
Modified Time: 2023-05-21T15:37:40+03:00</text:p>
      <text:p text:style-name="P4">
Description: On Sunday, the head of the State Duma of Russia suggested that on Sunday prohibit the ban on the fare of Polish trucks on the territory of the Russian Federation. - Ukrinform.</text:p>
      <text:p text:style-name="P4">
Images: ['<text:a xlink:type="simple" xlink:href="https://static.ukrinform.com/photos/2023_05/thumb_files/630_360_1684672628-248.jpg" text:style-name="Internet_20_link" text:visited-style-name="Visited_20_Internet_20_Link">
630_360_16846...</text:a>
']</text:p>
      <text:p text:style-name="P4">
Tags: ['Росія', 'Вантажівка', 'Транзит']</text:p>
      <text:p text:style-name="P4">
Type: Article</text:p>
      <!--METADATA-->
      <text:p text:style-name="P4">
<draw:frame draw:style-name="fr1" draw:name="Image127" text:anchor-type="as-char" svg:width="6.9236in" svg:height="3.956343in" draw:z-index="0">
<draw:image xlink:href="../Images/yкринформ/2023-05-21T15-37-40-03-00/630_360_1684672628-248.jpg" xlink:type="simple" xlink:show="embed" xlink:actuate="onLoad" draw:mime-type="image/jpeg"/>
</draw:frame>
On Sunday, the Russian main states of Russia suggested that on Sunday the ban on the prohibition of Polish trucks on the territory of the Russian Federation.</text:p>
      <text:p text:style-name="P4">
As Ukrinform reports, it reports <text:a xlink:type="simple" xlink:href="https://www.interfax.ru/russia/902435" text:style-name="Internet_20_link" text:visited-style-name="Visited_20_Internet_20_Link">
</text:a>
“It will be correct to ban Poland to make money on <text:a xlink:type="simple" xlink:href="https://www.ukrinform.ua/tag-rosia" text:style-name="Internet_20_link" text:visited-style-name="Visited_20_Internet_20_Link">
</text:a>
Today is to stop the passage of Polish front territory of our country. Let them overload goods into Russian trucks. Our citizens will be transported on transportation, ”Volodin said.</text:p>
      <text:p text:style-name="P4">
According to him, the relevant question of the State Duma of the Russian Federation will be considered on Monday, 22th.</text:p>
      <text:p text:style-name="P4">
According to Volodin, about 2 thousand Polish transport companies, which operate more than 20 thousand drivers, will be affected or gone. Poland expenditures in the event of a ban may reach the amount of 8.5 million euros, the speaker of the Russian State Duma considers.</text:p>
      <text:p text:style-name="P4">
<text:span text:style-name="T4">
 Read also: </text:span>
 <text:a xlink:type="simple" xlink:href="https://www.ukrinform.ua/rubric-economy/3711533-estonia-zaklikala-evrosouz-zaboroniti-tranzit-tovariv-cerez-rosiu.html" text:style-name="Internet_20_link" text:visited-style-name="Visited_20_Internet_20_Link">
<text:span text:style-name="T4">
 Transit </text:span>
</text:a>
According to Ukrinform, Estonia Prime Minister Kaya Callas called for completely the transit of European Union goods through Russia.</text:p>
      <text:p text:style-name="P4">
Representatives of Finland, Poland, Norway, Estonia, Latvia and Lithuania have met this week in Helsinki to discuss sanction control on their border.</text:p>
      <text:p text:style-name="P4">
<text:span text:style-name="T5">
Foto: Getty Images</text:span>
</text:p>
      <text:p text:style-name="P4">
News Source: <text:a xlink:type="simple" xlink:href="https://www.ukrinform.ua/rubric-world/3712233-rosia-hoce-zaboroniti-tranzit-vantazivok-iz-polsi-teritorieu-rf.html" text:style-name="Internet_20_link" text:visited-style-name="Visited_20_Internet_20_Link">
https://www.ukrinform.ua/rubric-world/3712233-rosia-hoce-zaboroniti-tranzit-vantazivok-iz-polsi-teritorieu-rf.html</text:a>
</text:p>
      <!--NEWS-->
      <text:h text:style-name="P10" text:outline-level="1">
<text:span text:style-name="T4">
Personnel of the ZPP fear Chernobyl or Fukushima crashes - Energoatom Chapter</text:span>
</text:h>
      <text:p text:style-name="P4">
Authors: Ukrinform (Person)</text:p>
      <text:p text:style-name="P4">
Publisher: Укринформ (Organization)</text:p>
      <text:p text:style-name="P4">
Published Time: 2023-05-21T15:43:00+03:00</text:p>
      <text:p text:style-name="P4">
Modified Time: 2023-05-21T15:43:00+03:00</text:p>
      <text:p text:style-name="P4">
Description: The staff of the Zaporozhye NPP expects the release of the station, which Russia turns into a military base, and nuclear people warn of the danger of a large -scale accident of Chernobyl or Fukushima. - Ukrinform.</text:p>
      <text:p text:style-name="P4">
Images: ['<text:a xlink:type="simple" xlink:href="https://static.ukrinform.com/photos/2023_05/thumb_files/630_360_1684672961-775.png" text:style-name="Internet_20_link" text:visited-style-name="Visited_20_Internet_20_Link">
630_360_16846...</text:a>
']</text:p>
      <text:p text:style-name="P4">
Tags: ['Енергоатом', 'Чорнобильська зона', 'Запорізька АЕС']</text:p>
      <text:p text:style-name="P4">
Type: Article</text:p>
      <!--METADATA-->
      <text:p text:style-name="P4">
<draw:frame draw:style-name="fr1" draw:name="Image128" text:anchor-type="as-char" svg:width="6.9236in" svg:height="3.956343in" draw:z-index="0">
<draw:image xlink:href="../Images/yкринформ/2023-05-21T15-43-00-03-00/630_360_1684672961-775.png" xlink:type="simple" xlink:show="embed" xlink:actuate="onLoad" draw:mime-type="image/png"/>
</draw:frame>
The Personnel of the NPP expects the liberation of the station that Russia turns into a militarybaz, and nuclear people warn about the danger of a large -scale Chernobyl level or Fukushima.</text:p>
      <text:p text:style-name="P4">
He told about it in an interview <text:a xlink:type="simple" xlink:href="https://ukrainian.voanews.com/a/anomna-stancija-chekaje-na-deokupaciju/7101825.html" text:style-name="Internet_20_link" text:visited-style-name="Visited_20_Internet_20_Link">
</text:a>
Petro Kotin, the President of the Ukrainian Energoatom, Operator of the ZEP, reports.</text:p>
      <text:p text:style-name="P4">
“Staff just in constant hope that is(de -occupation - ed.)Finally, and just waits and asks for help, ”Kotin said.</text:p>
      <text:p text:style-name="P4">
According to him, "the level of madness in these invaders is different." The official is afraid of their intentions and plans, since there are many nuclear materials at the station - six atomic units, six reactors filled with fuel, nuclear fuel. In addition, there are six filled fuel pools, each next to the reactor. In their damage, radiation is possible.</text:p>
      <text:p text:style-name="P4">
Depending on the scale of the damage, local contamination may be detached - the "Chernobyl scale or the size of Fukushima". And then it will be more dependent on the weather conditions and the direction of the wind, which will spread the contamination, warns Kotin.</text:p>
      <text:p text:style-name="P4">
<text:span text:style-name="T4">
 Read also: </text:span>
 <text:a xlink:type="simple" xlink:href="https://www.ukrinform.ua/rubric-economy/3707977-energoatom-gotuetsa-svidko-zminiti-personal-zaes-pisla-deokupacii.html" text:style-name="Internet_20_link" text:visited-style-name="Visited_20_Internet_20_Link">
</text:a>
He added that Raphael Grossi CEO was also very helpful to get some problems that had arisen at the station. For example, the release of VO plant. Observers are also present at the Zaporozhye Nuclear Power Plant.</text:p>
      <text:p text:style-name="P4">
He also supported the idea of Grossi about the freestyle -free military territory. Negotiations are ongoing, but there is no decision. The plan of Grososidl Zese was to "protect the object, not the territory", and withdraw the weapons from the station.</text:p>
      <text:p text:style-name="P4">
However, Kotin is hopeful for the release of hostages of Veenergodar and counteracting the danger from the Russians from potential catastrophic pollination of Europe. In addition, he puts hopes on a "true personnelset". "They, of course, support Russian troops, but some of them are professional nuclearists, and they understand the risks," Kotin added.</text:p>
      <text:p text:style-name="P4">
He also said that since the occupation at the Zaporizhzhya Nuclear Power Plant there were six shutdowns, which is very dangerous for the station. "It is like the first stage that happened on Fukushima," Kotin compared.He is also <text:a xlink:type="simple" xlink:href="https://ukrainian.voanews.com/a/kotin-interview-zaes-anomna-energia/7101818.html" text:style-name="Internet_20_link" text:visited-style-name="Visited_20_Internet_20_Link">
</text:a>
 <text:a xlink:type="simple" xlink:href="https://ukrainian.voanews.com/a/kotin-interview-zaes-anomna-energia/7101818.html" text:style-name="Internet_20_link" text:visited-style-name="Visited_20_Internet_20_Link">
 </text:a>
that the Russian occupation of the Zaporizhzhya atomic power plant is "constantly increasing", the occupying power turns the occupied market into a military base. According to him, the number of Russian military Nazes is constantly increasing and now exceeds the number of staff. There were almost 2500 in the Rota soldier there, while there were about 500, Kotin said.</text:p>
      <text:p text:style-name="P4">
Energoatom's President stressed that if the station takes place at the station, radiation pollution can spread not only to half of Ukraine and the Black and Chornomore, but also to affect Europe seriously.</text:p>
      <text:p text:style-name="P4">
“They are currently(Russians - ed.)There is only one idea - to keep the station as its own base, because it is a security area, and nuclear material protects Samsebe. Therefore, they understand that the shelling of nuclear materials will not be due to the risk of pollution, ”Kotin said, recognizing that the station is essentially a hostage to the Russian Federation.</text:p>
      <text:p text:style-name="P4">
Kotin also said that from the very beginning of the occupation - March 4, 2022 - Russian troops established their regime, and Russian President Vladimirputin issued a decree on the creation of an operating organization based on the people of the people, the state monopoly of Russia in nuclear energy.</text:p>
      <text:p text:style-name="P4">
<text:span text:style-name="T4">
 Read also: </text:span>
 <text:a xlink:type="simple" xlink:href="https://www.ukrinform.ua/rubric-ato/3711642-gendirektor-magate-zaklikav-ne-vikoristovuvati-zaes-ak-vijskovu-bazu.html" text:style-name="Internet_20_link" text:visited-style-name="Visited_20_Internet_20_Link">
<text:span text:style-name="T4">
 IAEA </text:span>
</text:a>
“They pressed on our staff to sign contracts with this fake organization. There were torture, there were staff beating. They also seized workers and put in cages. They had all kinds of torture there. Some people have agreed and some disappeared. And we do not know where they are now, ” - said Kotin.</text:p>
      <text:p text:style-name="P4">
According to him, about 2000-2700 employees have signed this contract. 3,500 did not sign documents.</text:p>
      <text:p text:style-name="P4">
As reported by Ukrinform, the leaders of the Seven Group countries at a summit in Hirosimymiuic a separate statement about Ukraine, in which <text:a xlink:type="simple" xlink:href="https://www.ukrinform.ua/rubric-world/3711759-lideri-g7-zasudili-aderni-pogrozi-rosii-ta-zaklikali-svit-do-rozzbroenna.html" text:style-name="Internet_20_link" text:visited-style-name="Visited_20_Internet_20_Link">
</text:a>
From the settlement of the situation around the Zaporizhzhya NPP and called the "irresponsible" actions of Russia the sweeping of the nuclear power plant.</text:p>
      <text:p text:style-name="P4">
<text:span text:style-name="T5">
Foto: Voice of America</text:span>
</text:p>
      <text:p text:style-name="P4">
News Source: <text:a xlink:type="simple" xlink:href="https://www.ukrinform.ua/rubric-economy/3712237-personal-zaes-pobouetsa-avarii-rivna-cornobila-abo-fukusimi-glava-energoatomu.html" text:style-name="Internet_20_link" text:visited-style-name="Visited_20_Internet_20_Link">
https://www.ukrinform.ua/rubric-economy/3712237-personal-zaes-pobouetsa-avarii-rivna-cornobila-abo-fukusimi-glava-energoatomu.html</text:a>
</text:p>
      <!--NEWS-->
      <text:h text:style-name="P10" text:outline-level="1">
<text:span text:style-name="T4">
Russian prisoners were shown the movie "Absolute Evil" about their war crimes in Ukraine</text:span>
</text:h>
      <text:p text:style-name="P4">
Authors: Ukrinform (Person)</text:p>
      <text:p text:style-name="P4">
Publisher: Укринформ (Organization)</text:p>
      <text:p text:style-name="P4">
Published Time: 2023-05-21T15:43:29+03:00</text:p>
      <text:p text:style-name="P4">
Modified Time: 2023-05-21T15:43:29+03:00</text:p>
      <text:p text:style-name="P4">
Description: The troops of the Russian army, who are held captive, showed the movie "Absolute Evil" about their war crimes they commit in Ukraine. - Ukrinform.</text:p>
      <text:p text:style-name="P4">
Images: ['<text:a xlink:type="simple" xlink:href="https://static.ukrinform.com/photos/2022_09/thumb_files/630_360_1663576850-585.jpg" text:style-name="Internet_20_link" text:visited-style-name="Visited_20_Internet_20_Link">
630_360_16635...</text:a>
']</text:p>
      <text:p text:style-name="P4">
Tags: ['Воєнні злочини', 'Полонені', 'Війна з Росією', 'Дмитро Лубінець']</text:p>
      <text:p text:style-name="P4">
Type: Article</text:p>
      <!--METADATA-->
      <text:p text:style-name="P4">
<draw:frame draw:style-name="fr1" draw:name="Image129" text:anchor-type="as-char" svg:width="6.9236in" svg:height="3.956343in" draw:z-index="0">
<draw:image xlink:href="../Images/yкринформ/2023-05-21T15-43-29-03-00/630_360_1663576850-585.jpg" xlink:type="simple" xlink:show="embed" xlink:actuate="onLoad" draw:mime-type="image/jpeg"/>
</draw:frame>
The troops of the Russian army, who are held captive, showed the movie "Absolute Evil" about their war crimes they commit in Ukraine.</text:p>
      <text:p text:style-name="P4">
As Ukrinform reports, about it in <text:a xlink:type="simple" xlink:href="https://t.me/dmytro_lubinetzs/2503" text:style-name="Internet_20_link" text:visited-style-name="Visited_20_Internet_20_Link">
</text:a>
The Commissioner of the Verkhovna Rada of Ukraine for Human Rights Dmitry Lubinets announced a video of viewing the Russian tape.</text:p>
      <text:p text:style-name="P4">
"What in the heads of these persons - it is unknown that in the eyes - look for yourself," - emphasized <text:a xlink:type="simple" xlink:href="https://www.ukrinform.ua/tag-ombudsmen" text:style-name="Internet_20_link" text:visited-style-name="Visited_20_Internet_20_Link">
</text:a>
.</text:p>
      <text:p text:style-name="P4">
"I hope that after viewing, they realized who was absolute evil to this world," Lubinets stressed.</text:p>
      <text:p text:style-name="P4">
<text:span text:style-name="T4">
 Read also: </text:span>
 <text:a xlink:type="simple" xlink:href="https://www.ukrinform.ua/rubric-regions/3711412-komanda-miznarodnogo-kriminalnogo-sudu-zbirae-dokazi-voennih-zlociniv-rf-u-hersoni.html" text:style-name="Internet_20_link" text:visited-style-name="Visited_20_Internet_20_Link">
<text:span text:style-name="T4">
 Crime </text:span>
</text:a>
He also noted that watching the movie(18+)Can be at the links: <text:a xlink:type="simple" xlink:href="https://www.youtube.com/watch" text:style-name="Internet_20_link" text:visited-style-name="Visited_20_Internet_20_Link">
</text:a>
 , <text:a xlink:type="simple" xlink:href="https://www.youtube.com/watch" text:style-name="Internet_20_link" text:visited-style-name="Visited_20_Internet_20_Link">
</text:a>
, and <text:a xlink:type="simple" xlink:href="https://www.youtube.com/watch" text:style-name="Internet_20_link" text:visited-style-name="Visited_20_Internet_20_Link">
</text:a>
.</text:p>
      <text:p text:style-name="P4">
As reported by Ukrinform, 78 132 criminal proceedings against crimes of Russian servicemen and their accomplices have opened from the beginning of the full -scale invasion of the Russian Federation in Ukraine.</text:p>
      <text:p text:style-name="P4">
News Source: <text:a xlink:type="simple" xlink:href="https://www.ukrinform.ua/rubric-society/3712236-rosijskim-polonenim-pokazali-film-absolutne-zlo-pro-ihni-voenni-zlocini-v-ukraini.html" text:style-name="Internet_20_link" text:visited-style-name="Visited_20_Internet_20_Link">
https://www.ukrinform.ua/rubric-society/3712236-rosijskim-polonenim-pokazali-film-absolutne-zlo-pro-ihni-voenni-zlocini-v-ukraini.html</text:a>
</text:p>
      <!--NEWS-->
      <text:h text:style-name="P10" text:outline-level="1">
<text:span text:style-name="T4">
Zelensky met with Japan Prime Minister - they talked about the help and situation at the front</text:span>
</text:h>
      <text:p text:style-name="P4">
Authors: Ukrinform (Person)</text:p>
      <text:p text:style-name="P4">
Publisher: Укринформ (Organization)</text:p>
      <text:p text:style-name="P4">
Published Time: 2023-05-21T15:48:00+03:00</text:p>
      <text:p text:style-name="P4">
Modified Time: 2023-05-21T15:48:00+03:00</text:p>
      <text:p text:style-name="P4">
Description: President of Ukraine Volodymyr Zelensky, within the framework of his visit to Japan, met with Prime Minister of Fumio Kishida to participate in the Seven Group Summit. - Ukrinform.</text:p>
      <text:p text:style-name="P4">
Images: ['<text:a xlink:type="simple" xlink:href="https://static.ukrinform.com/photos/2023_05/thumb_files/630_360_1684673272-361.png" text:style-name="Internet_20_link" text:visited-style-name="Visited_20_Internet_20_Link">
630_360_16846...</text:a>
']</text:p>
      <text:p text:style-name="P4">
Tags: ['Японія', 'Україна', 'Зеленський', 'Війна з Росією', 'Фуміо Кішіда']</text:p>
      <text:p text:style-name="P4">
Type: Article</text:p>
      <!--METADATA-->
      <text:p text:style-name="P4">
<draw:frame draw:style-name="fr1" draw:name="Image130" text:anchor-type="as-char" svg:width="6.9236in" svg:height="3.956343in" draw:z-index="0">
<draw:image xlink:href="../Images/yкринформ/2023-05-21T15-48-00-03-00/630_360_1684673272-361.png" xlink:type="simple" xlink:show="embed" xlink:actuate="onLoad" draw:mime-type="image/png"/>
</draw:frame>
President of Ukraine Volodymyr Zelensky, within the framework of a visit to Japan, met with Prime Minister of Fumio Kishida to participate in the Seven Group Summit.</text:p>
      <text:p text:style-name="P4">
According to Ukrinform, the official [] reports it(https://www.president.gov.ua/news/volodimir-zelenskij-zustrivsya-z-premyer-ministrom-yaponiyi-83081).</text:p>
      <text:p text:style-name="P4">
The Head of State thanked the head of the Government of Japan for the invitation to participate in the Usamiti G7.</text:p>
      <text:p text:style-name="P4">
“Now is a crucial moment for the fate of peace in Ukraine and for the future of the world -based order. It is extremely important that the world is able to hear the voice of Ukraine in Hiroshima, ”Zelensky emphasized.</text:p>
      <text:p text:style-name="P4">
The President praised Fumio Kishid's personal leadership in the mobilization of international support of Ukraine, in particular within the framework of Japan's presidency in Grubisema.</text:p>
      <text:p text:style-name="P4">
The President thanked Japan for a 7.6 billionadolar financial aid package that was earlier.</text:p>
      <text:p text:style-name="P4">
<text:span text:style-name="T4">
 Read also: </text:span>
 <text:a xlink:type="simple" xlink:href="https://www.ukrinform.ua/rubric-vidbudova/3712225-ukraina-rozrahovue-na-aponski-sucasni-tehnologii-pid-cas-povoennoi-vidbudovi-zelenskij.html" text:style-name="Internet_20_link" text:visited-style-name="Visited_20_Internet_20_Link">
</text:a>
Zelensky also expressed his gratitude to Japan for the decision to treat the self -defense forces of wounded Ukrainian military personnel for the treatment of the forces of self -defense and trial assistance in the form of 100 trucks for the needs of the Armed Forces.</text:p>
      <text:p text:style-name="P4">
The Head of State informed the Prime Minister <text:a xlink:type="simple" xlink:href="https://www.ukrinform.ua/tag-aponia" text:style-name="Internet_20_link" text:visited-style-name="Visited_20_Internet_20_Link">
</text:a>
He thanked the situation on the front for the support of the territorial object and sovereignty of Ukraine. The President noted the importance of supporting Japan's sanction policy on Russia.</text:p>
      <text:p text:style-name="P4">
Video: <text:a xlink:type="simple" xlink:href="https://t.me/V_Zelenskiy_official/6294" text:style-name="Internet_20_link" text:visited-style-name="Visited_20_Internet_20_Link">
</text:a>
Zelensky and Kishid discussed further steps regarding the assistance of Ukraine by the Japanese government, in particular on strengthening the material and technical capabilities of the Ukrainian defense forces.</text:p>
      <text:p text:style-name="P4">
The parties agreed to hold the Ukrainian-Japanese Conference on the Reconstruction of Ukraine and to attract private business to this process.</text:p>
      <text:p text:style-name="P4">
<text:span text:style-name="T4">
 Read also: </text:span>
 <text:a xlink:type="simple" xlink:href="https://www.ukrinform.ua/rubric-polytics/3712130-zelenskij-obgovoriv-iz-bajdenom-posilenna-oboronnih-mozlivostej-ukraini.html" text:style-name="Internet_20_link" text:visited-style-name="Visited_20_Internet_20_Link">
</text:a>
The leaders discussed the possibility of Japanese investments in the production of hydrogen, lithium batteries, cars, energy equipment, as well as the management of overpasses and railway infrastructure.</text:p>
      <text:p text:style-name="P4">
The head of state stressed that Ukraine is counting on the support of the Japan Global Summit on the implementation of the Ukrainian formula of peace.Zelensky was now reported in Japan, where the 48th Sam Summit lasts. Its participants consider ways to ensure a stable -glabral economy, including the consequences of Russian aggression of anti -Ukraine.</text:p>
      <text:p text:style-name="P4">
_ Photo: Presidential Office _</text:p>
      <text:p text:style-name="P4">
News Source: <text:a xlink:type="simple" xlink:href="https://www.ukrinform.ua/rubric-polytics/3712241-zelenskij-zustrivsa-z-premerom-aponii-govorili-pro-dopomogu-ta-situaciu-na-fronti.html" text:style-name="Internet_20_link" text:visited-style-name="Visited_20_Internet_20_Link">
https://www.ukrinform.ua/rubric-polytics/3712241-zelenskij-zustrivsa-z-premerom-aponii-govorili-pro-dopomogu-ta-situaciu-na-fronti.html</text:a>
</text:p>
      <!--NEWS-->
      <text:h text:style-name="P10" text:outline-level="1">
<text:span text:style-name="T4">
An earthquake of magnitude 5 occurred near Kuril Islands</text:span>
</text:h>
      <text:p text:style-name="P4">
Authors: Ukrinform (Person)</text:p>
      <text:p text:style-name="P4">
Publisher: Укринформ (Organization)</text:p>
      <text:p text:style-name="P4">
Published Time: 2023-05-21T15:51:00+03:00</text:p>
      <text:p text:style-name="P4">
Modified Time: 2023-05-21T15:51:00+03:00</text:p>
      <text:p text:style-name="P4">
Description: On Sunday in the sea near the southern Kuril of the Sakhalin region, a magnitude earthquake occurred in Russia 5. - Ukrinform.</text:p>
      <text:p text:style-name="P4">
Images: ['<text:a xlink:type="simple" xlink:href="https://static.ukrinform.com/photos/2023_02/thumb_files/630_360_1675857416-430.jpg" text:style-name="Internet_20_link" text:visited-style-name="Visited_20_Internet_20_Link">
630_360_16758...</text:a>
']</text:p>
      <text:p text:style-name="P4">
Tags: ['Землетрус', 'Курильські острови']</text:p>
      <text:p text:style-name="P4">
Type: Article</text:p>
      <!--METADATA-->
      <text:p text:style-name="P4">
<draw:frame draw:style-name="fr1" draw:name="Image131" text:anchor-type="as-char" svg:width="6.9236in" svg:height="3.949857in" draw:z-index="0">
<draw:image xlink:href="../Images/yкринформ/2023-05-21T15-51-00-03-00/630_360_1675857416-430.jpg" xlink:type="simple" xlink:show="embed" xlink:actuate="onLoad" draw:mime-type="image/jpeg"/>
</draw:frame>
On Sunday, the Umory near the southern Kuril of the Sakhalin region in Russia occurred an earthquake of the magnitudes 5.</text:p>
      <text:p text:style-name="P4">
According to Ukrinform, the Russian agency reports <text:a xlink:type="simple" xlink:href="https://www.interfax.ru/russia/902457" text:style-name="Internet_20_link" text:visited-style-name="Visited_20_Internet_20_Link">
</text:a>
 <text:a xlink:type="simple" xlink:href="https://www.interfax.ru/russia/902457" text:style-name="Internet_20_link" text:visited-style-name="Visited_20_Internet_20_Link">
</text:a>
With reference to the branch of the Unified Geophysical Service of the wound.</text:p>
      <text:p text:style-name="P4">
"The magnitude earthquake 5 was registered on Sunday at 8:30 pm by local time by the Zopiccenter for 30 kilometers to the southwest of the village of Malokurilske at Ostrovyshikotan at a depth of 41 kilometers," - informed in the service.</text:p>
      <text:p text:style-name="P4">
They added that <text:a xlink:type="simple" xlink:href="https://www.ukrinform.ua/tag-zemletrus" text:style-name="Internet_20_link" text:visited-style-name="Visited_20_Internet_20_Link">
</text:a>
He was tangible to the points of the islands of Shikotan and Kunashir.</text:p>
      <text:p text:style-name="P4">
"No one was injured, the tsunami alarm was announced," the testimony said.</text:p>
      <text:p text:style-name="P4">
<text:span text:style-name="T4">
 Read also: </text:span>
 <text:a xlink:type="simple" xlink:href="https://www.ukrinform.ua/rubric-world/3711231-u-novij-kaledonii-stavsa-potuznij-zemletrus-e-zagroza-cunami.html" text:style-name="Internet_20_link" text:visited-style-name="Visited_20_Internet_20_Link">
<text:span text:style-name="T4">
 earthquake </text:span>
</text:a>
Tokyo was reported that the Soviet Union was illegally seized by the islands, including etherofu, Shikotan Ikunashiri, shortly after Japan's surrender in the Second World War in August 1945. Moscow claims that it was done "legally".</text:p>
      <text:p text:style-name="P4">
News Source: <text:a xlink:type="simple" xlink:href="https://www.ukrinform.ua/rubric-world/3712240-poblizu-kurilskih-ostroviv-stavsa-zemletrus-magnitudou-5.html" text:style-name="Internet_20_link" text:visited-style-name="Visited_20_Internet_20_Link">
https://www.ukrinform.ua/rubric-world/3712240-poblizu-kurilskih-ostroviv-stavsa-zemletrus-magnitudou-5.html</text:a>
</text:p>
      <!--NEWS-->
      <text:h text:style-name="P10" text:outline-level="1">
<text:span text:style-name="T4">
Biden about the G7 approach to a relationship with China: we want to reduce risks rather than disconnect</text:span>
</text:h>
      <text:p text:style-name="P4">
Authors: Ukrinform (Person)</text:p>
      <text:p text:style-name="P4">
Publisher: Укринформ (Organization)</text:p>
      <text:p text:style-name="P4">
Published Time: 2023-05-21T16:05:00+03:00</text:p>
      <text:p text:style-name="P4">
Modified Time: 2023-05-21T16:05:00+03:00</text:p>
      <text:p text:style-name="P4">
Description: The Seven Group countries have agreed on a common approach to relations with China, which is not to disconnect their economies from Chinese, but to reduce risks and diversify to avoid critical dependence. - Ukrinform.</text:p>
      <text:p text:style-name="P4">
Images: ['<text:a xlink:type="simple" xlink:href="https://static.ukrinform.com/photos/2023_05/thumb_files/630_360_1684674563-346.jpeg" text:style-name="Internet_20_link" text:visited-style-name="Visited_20_Internet_20_Link">
630_360_16846...</text:a>
']</text:p>
      <text:p text:style-name="P4">
Tags: ['Байден', 'Китай', 'США', 'Саміт G7']</text:p>
      <text:p text:style-name="P4">
Type: Article</text:p>
      <!--METADATA-->
      <text:p text:style-name="P4">
<draw:frame draw:style-name="fr1" draw:name="Image132" text:anchor-type="as-char" svg:width="6.9236in" svg:height="3.956343in" draw:z-index="0">
<draw:image xlink:href="../Images/yкринформ/2023-05-21T16-05-00-03-00/630_360_1684674563-346.jpeg" xlink:type="simple" xlink:show="embed" xlink:actuate="onLoad" draw:mime-type="image/jpeg"/>
</draw:frame>
The Seven Group countries have agreed on a common approach to the relationship, which is not to disconnect their economies from Chinese, but to be diversified and diversified to avoid critical dependence.</text:p>
      <text:p text:style-name="P4">
This was announced at a press conference as a result of the G7 summit, the president of the United States of America Joe Biden, Ukrinform correspondent reports.</text:p>
      <text:p text:style-name="P4">
“We have a common approach to China, supported by all allies: we are not desired to disconnect from China, and we want to reduce the risk and diversify our relations with China. This means diversify our supply chains and independent of one country, ”Biden said.</text:p>
      <text:p text:style-name="P4">
According to him, it is also a strengthening of economic and financial safety and the best protection of the supply channels of goods that are critical for the security of partner countries.</text:p>
      <text:p text:style-name="P4">
<text:span text:style-name="T4">
 Read also: </text:span>
 <text:a xlink:type="simple" xlink:href="https://www.ukrinform.ua/rubric-world/3712036-pekin-oburivsa-zaklikom-samitu-g7-do-miru-z-tajvanem.html" text:style-name="Internet_20_link" text:visited-style-name="Visited_20_Internet_20_Link">
</text:a>
In addition, according to the American leader, the agreement has been reached the Savior policy in matters of response to the territorial claims of Beijing of the surviving neighbors.</text:p>
      <text:p text:style-name="P4">
"We have all agreed that no country, neither Japan, nor China, nor Taiwan can unilaterally proclaim or take any actions of a particular territory," the US president emphasized.</text:p>
      <text:p text:style-name="P4">
According to him, the Allies do not intend to indicate China what to do and what to do, but warn of unilateral attempts to make changes with the use of force.</text:p>
      <text:p text:style-name="P4">
“We clearly say that it is impossible to change the status quo, including Taiwan unilaterally proclaim independence. But we also clearly state the readiness to protect <text:a xlink:type="simple" xlink:href="https://www.ukrinform.ua/tag-tajvan" text:style-name="Internet_20_link" text:visited-style-name="Visited_20_Internet_20_Link">
</text:a>
.If the quality of the steps will be unilaterally, it will be the answer, ”Biden said.</text:p>
      <text:p text:style-name="P4">
<text:span text:style-name="T4">
 Read also: </text:span>
 <text:a xlink:type="simple" xlink:href="https://www.ukrinform.ua/rubric-polytics/3711431-u-derzdepi-ssa-prokomentuvali-mirotvorci-potugi-kitau.html" text:style-name="Internet_20_link" text:visited-style-name="Visited_20_Internet_20_Link">
<text:span text:style-name="T4">
 China </text:span>
</text:a>
He did not rule out that in the event of China's attempt to establish a Taiwan controlraade or any other territory, “may be an armed conflict with inter-Kitai and the United States and the“ Quad ”quad(Australia, India, USA Iyonia - Ed.)”.</text:p>
      <text:p text:style-name="P4">
"We will do everything to keep the current status quo as it is," the US President said.Photo: The White House</text:p>
      <text:p text:style-name="P4">
News Source: <text:a xlink:type="simple" xlink:href="https://www.ukrinform.ua/rubric-world/3712246-bajden-pro-pidhid-g7-do-vidnosin-iz-kitau-mi-hocemo-zmensiti-riziki-a-ne-vidednatisa.html" text:style-name="Internet_20_link" text:visited-style-name="Visited_20_Internet_20_Link">
https://www.ukrinform.ua/rubric-world/3712246-bajden-pro-pidhid-g7-do-vidnosin-iz-kitau-mi-hocemo-zmensiti-riziki-a-ne-vidednatisa.html</text:a>
</text:p>
      <!--NEWS-->
      <text:h text:style-name="P10" text:outline-level="1">
<text:span text:style-name="T4">
A charity race was held in Brovary to support captured Azov</text:span>
</text:h>
      <text:p text:style-name="P4">
Authors: Ukrinform (Person)</text:p>
      <text:p text:style-name="P4">
Publisher: Укринформ (Organization)</text:p>
      <text:p text:style-name="P4">
Published Time: 2023-05-21T16:08:00+03:00</text:p>
      <text:p text:style-name="P4">
Modified Time: 2023-05-21T16:08:00+03:00</text:p>
      <text:p text:style-name="P4">
Description: In the Kyiv region in Brovary, more than 300 participants took part in a charity race in support of the prisoners of Azov and their families. - Ukrinform.</text:p>
      <text:p text:style-name="P4">
Images: ['<text:a xlink:type="simple" xlink:href="https://static.ukrinform.com/photos/2023_05/thumb_files/630_360_1684674684-445.jpeg" text:style-name="Internet_20_link" text:visited-style-name="Visited_20_Internet_20_Link">
630_360_16846...</text:a>
', '<text:a xlink:type="simple" xlink:href="https://static.ukrinform.com/photos/2023_05/thumb_files/630_360_1684674667-7179.jpeg" text:style-name="Internet_20_link" text:visited-style-name="Visited_20_Internet_20_Link">
630_360_16846...</text:a>
', '<text:a xlink:type="simple" xlink:href="https://static.ukrinform.com/photos/2023_05/thumb_files/630_360_1684674667-9527.jpeg" text:style-name="Internet_20_link" text:visited-style-name="Visited_20_Internet_20_Link">
630_360_16846...</text:a>
', '<text:a xlink:type="simple" xlink:href="https://static.ukrinform.com/photos/2023_05/thumb_files/630_360_1684674667-8715.jpeg" text:style-name="Internet_20_link" text:visited-style-name="Visited_20_Internet_20_Link">
630_360_16846...</text:a>
', '<text:a xlink:type="simple" xlink:href="https://static.ukrinform.com/photos/2023_05/thumb_files/630_360_1684674667-8270.jpeg" text:style-name="Internet_20_link" text:visited-style-name="Visited_20_Internet_20_Link">
630_360_16846...</text:a>
', '<text:a xlink:type="simple" xlink:href="https://static.ukrinform.com/photos/2023_05/thumb_files/630_360_1684674668-9435.jpeg" text:style-name="Internet_20_link" text:visited-style-name="Visited_20_Internet_20_Link">
630_360_16846...</text:a>
', '<text:a xlink:type="simple" xlink:href="https://static.ukrinform.com/photos/2023_05/thumb_files/630_360_1684674668-6025.jpeg" text:style-name="Internet_20_link" text:visited-style-name="Visited_20_Internet_20_Link">
630_360_16846...</text:a>
', '<text:a xlink:type="simple" xlink:href="https://static.ukrinform.com/photos/2023_05/thumb_files/630_360_1684674807-6163.jpeg" text:style-name="Internet_20_link" text:visited-style-name="Visited_20_Internet_20_Link">
630_360_16846...</text:a>
']</text:p>
      <text:p text:style-name="P4">
Tags: ['Азовсталь', 'Забіг', 'Київщина', 'Бровари']</text:p>
      <text:p text:style-name="P4">
Type: Article</text:p>
      <!--METADATA-->
      <text:p text:style-name="P4">
<draw:frame draw:style-name="fr1" draw:name="Image133" text:anchor-type="as-char" svg:width="6.9236in" svg:height="3.956343in" draw:z-index="0">
<draw:image xlink:href="../Images/yкринформ/2023-05-21T16-08-00-03-00/630_360_1684674684-445.jpeg" xlink:type="simple" xlink:show="embed" xlink:actuate="onLoad" draw:mime-type="image/jpeg"/>
</draw:frame>
Nakhiv region in Brovary more than 300 participants participated in the charity race to drink prisoners of Azov and their families.</text:p>
      <text:p text:style-name="P4">
As Ukrinform reports, about it in <text:a xlink:type="simple" xlink:href="https://t.me/zhinky_zi_stali/2473" text:style-name="Internet_20_link" text:visited-style-name="Visited_20_Internet_20_Link">
</text:a>
reports NGO "Women made of steel".</text:p>
      <text:p text:style-name="P4">
“More than 300 participants came out on Saturday on May 20, with a symbolic name" towards the will " - from the kids in the hands of parents moving the distance, supporting our defenders to the oldest 90 -year -old participant. It was not timely, because it was a sense of unity and action for the sake of those who are now a rashist captivity, ”the message reads.</text:p>
      <text:p text:style-name="P4">
<draw:frame draw:style-name="fr1" draw:name="Image134" text:anchor-type="as-char" svg:width="6.9236in" svg:height="3.956343in" draw:z-index="0">
<draw:image xlink:href="../Images/yкринформ/2023-05-21T16-08-00-03-00/630_360_1684674667-7179.jpeg" xlink:type="simple" xlink:show="embed" xlink:actuate="onLoad" draw:mime-type="image/jpeg"/>
</draw:frame>
The gap took place a charity race in support of the captured Azovs / Photo: women_z_stals <text:a xlink:type="simple" xlink:href="https://static.ukrinform.com/photos/2023_05/1684674667-7179.jpeg" text:style-name="Internet_20_link" text:visited-style-name="Visited_20_Internet_20_Link">
<draw:frame draw:style-name="fr1" draw:name="Image135" text:anchor-type="as-char" svg:width="6.9236in" svg:height="3.956343in" draw:z-index="0">
<draw:image xlink:href="../Images/yкринформ/2023-05-21T16-08-00-03-00/630_360_1684674667-7179.jpeg" xlink:type="simple" xlink:show="embed" xlink:actuate="onLoad" draw:mime-type="image/jpeg"/>
</draw:frame>
</text:a>
 <text:a xlink:type="simple" xlink:href="https://static.ukrinform.com/photos/2023_05/1684674667-9527.jpeg" text:style-name="Internet_20_link" text:visited-style-name="Visited_20_Internet_20_Link">
<draw:frame draw:style-name="fr1" draw:name="Image136" text:anchor-type="as-char" svg:width="6.9236in" svg:height="3.956343in" draw:z-index="0">
<draw:image xlink:href="../Images/yкринформ/2023-05-21T16-08-00-03-00/630_360_1684674667-9527.jpeg" xlink:type="simple" xlink:show="embed" xlink:actuate="onLoad" draw:mime-type="image/jpeg"/>
</draw:frame>
</text:a>
 <text:a xlink:type="simple" xlink:href="https://static.ukrinform.com/photos/2023_05/1684674667-8715.jpeg" text:style-name="Internet_20_link" text:visited-style-name="Visited_20_Internet_20_Link">
<draw:frame draw:style-name="fr1" draw:name="Image137" text:anchor-type="as-char" svg:width="6.9236in" svg:height="3.956343in" draw:z-index="0">
<draw:image xlink:href="../Images/yкринформ/2023-05-21T16-08-00-03-00/630_360_1684674667-8715.jpeg" xlink:type="simple" xlink:show="embed" xlink:actuate="onLoad" draw:mime-type="image/jpeg"/>
</draw:frame>
</text:a>
 <text:a xlink:type="simple" xlink:href="https://static.ukrinform.com/photos/2023_05/1684674667-8270.jpeg" text:style-name="Internet_20_link" text:visited-style-name="Visited_20_Internet_20_Link">
<draw:frame draw:style-name="fr1" draw:name="Image138" text:anchor-type="as-char" svg:width="6.9236in" svg:height="3.956343in" draw:z-index="0">
<draw:image xlink:href="../Images/yкринформ/2023-05-21T16-08-00-03-00/630_360_1684674667-8270.jpeg" xlink:type="simple" xlink:show="embed" xlink:actuate="onLoad" draw:mime-type="image/jpeg"/>
</draw:frame>
</text:a>
 <text:a xlink:type="simple" xlink:href="https://static.ukrinform.com/photos/2023_05/1684674668-9435.jpeg" text:style-name="Internet_20_link" text:visited-style-name="Visited_20_Internet_20_Link">
<draw:frame draw:style-name="fr1" draw:name="Image139" text:anchor-type="as-char" svg:width="6.9236in" svg:height="3.956343in" draw:z-index="0">
<draw:image xlink:href="../Images/yкринформ/2023-05-21T16-08-00-03-00/630_360_1684674668-9435.jpeg" xlink:type="simple" xlink:show="embed" xlink:actuate="onLoad" draw:mime-type="image/jpeg"/>
</draw:frame>
</text:a>
 <text:a xlink:type="simple" xlink:href="https://static.ukrinform.com/photos/2023_05/1684674668-6025.jpeg" text:style-name="Internet_20_link" text:visited-style-name="Visited_20_Internet_20_Link">
<draw:frame draw:style-name="fr1" draw:name="Image140" text:anchor-type="as-char" svg:width="6.9236in" svg:height="3.956343in" draw:z-index="0">
<draw:image xlink:href="../Images/yкринформ/2023-05-21T16-08-00-03-00/630_360_1684674668-6025.jpeg" xlink:type="simple" xlink:show="embed" xlink:actuate="onLoad" draw:mime-type="image/jpeg"/>
</draw:frame>
</text:a>
 <text:a xlink:type="simple" xlink:href="https://static.ukrinform.com/photos/2023_05/1684674807-6163.jpeg" text:style-name="Internet_20_link" text:visited-style-name="Visited_20_Internet_20_Link">
<draw:frame draw:style-name="fr1" draw:name="Image141" text:anchor-type="as-char" svg:width="6.9236in" svg:height="3.956343in" draw:z-index="0">
<draw:image xlink:href="../Images/yкринформ/2023-05-21T16-08-00-03-00/630_360_1684674807-6163.jpeg" xlink:type="simple" xlink:show="embed" xlink:actuate="onLoad" draw:mime-type="image/jpeg"/>
</draw:frame>
</text:a>
As noted, during <text:a xlink:type="simple" xlink:href="https://www.ukrinform.ua/tag-zabig" text:style-name="Internet_20_link" text:visited-style-name="Visited_20_Internet_20_Link">
</text:a>
110 thousand hryvnias of charity were raised.</text:p>
      <text:p text:style-name="P4">
<text:span text:style-name="T4">
 Read also: </text:span>
 <text:a xlink:type="simple" xlink:href="https://www.ukrinform.ua/rubric-regions/3712219-u-poltavi-vidbuvsa-zabig-spring-run.html" text:style-name="Internet_20_link" text:visited-style-name="Visited_20_Internet_20_Link">
<text:span text:style-name="T4">
 Poltava </text:span>
</text:a>
As reported by Ukrinform, on May 30, 2022, the native defenders of Mariupoli wereloved about the creation of a public organization - the Council of Wives and Mother's Defenders of Ukraine "Women made of steel".</text:p>
      <text:p text:style-name="P4">
News Source: <text:a xlink:type="simple" xlink:href="https://www.ukrinform.ua/rubric-regions/3712252-u-brovarah-vidbuvsa-blagodijnij-zabig-na-pidtrimku-polonenih-azovciv.html" text:style-name="Internet_20_link" text:visited-style-name="Visited_20_Internet_20_Link">
https://www.ukrinform.ua/rubric-regions/3712252-u-brovarah-vidbuvsa-blagodijnij-zabig-na-pidtrimku-polonenih-azovciv.html</text:a>
</text:p>
      <!--NEWS-->
      <text:h text:style-name="P10" text:outline-level="1">
<text:span text:style-name="T4">
Russia must transfer the ZPP under full control of Ukraine and IAEA at the G7 Summit</text:span>
</text:h>
      <text:p text:style-name="P4">
Authors: Ukrinform (Person)</text:p>
      <text:p text:style-name="P4">
Publisher: Укринформ (Organization)</text:p>
      <text:p text:style-name="P4">
Published Time: 2023-05-21T16:11:00+03:00</text:p>
      <text:p text:style-name="P4">
Modified Time: 2023-05-21T16:11:00+03:00</text:p>
      <text:p text:style-name="P4">
Description: President Volodymyr Zelenskyy has stated that Russia should give up radiation and nuclear blackmail of the world, as well as transfer the ZPP, which is currently occupied, under full control of Ukraine and IAEA. - Ukrinform.</text:p>
      <text:p text:style-name="P4">
Images: ['<text:a xlink:type="simple" xlink:href="https://static.ukrinform.com/photos/2023_05/thumb_files/630_360_1684674163-857.jpeg" text:style-name="Internet_20_link" text:visited-style-name="Visited_20_Internet_20_Link">
630_360_16846...</text:a>
']</text:p>
      <text:p text:style-name="P4">
Tags: ['АЕС', 'Японія', 'МАГАТЕ', 'Зеленський', 'Ядерна безпека', 'Війна з Росією']</text:p>
      <text:p text:style-name="P4">
Type: Article</text:p>
      <!--METADATA-->
      <text:p text:style-name="P4">
<draw:frame draw:style-name="fr1" draw:name="Image142" text:anchor-type="as-char" svg:width="6.9236in" svg:height="3.956343in" draw:z-index="0">
<draw:image xlink:href="../Images/yкринформ/2023-05-21T16-11-00-03-00/630_360_1684674163-857.jpeg" xlink:type="simple" xlink:show="embed" xlink:actuate="onLoad" draw:mime-type="image/jpeg"/>
</draw:frame>
The Presidential Divide of Zelensky has stated that Russia should give up radiation in the world, as well as transfer the ZPP, which is currently occupied, under the full control of Ukraine and the IAEA.</text:p>
      <text:p text:style-name="P4">
He said this in a speech to the people of Japan in Hiroshima within the 48-gsamite "Seven Group", which was broadcast on the official page of the Head of State in <text:a xlink:type="simple" xlink:href="https://www.facebook.com/zelenskiy.official/videos/951458552829318/" text:style-name="Internet_20_link" text:visited-style-name="Visited_20_Internet_20_Link">
</text:a>
 <text:a xlink:type="simple" xlink:href="https://www.facebook.com/zelenskiy.official/videos/951458552829318/" text:style-name="Internet_20_link" text:visited-style-name="Visited_20_Internet_20_Link">
</text:a>
, reports Ukrinform.</text:p>
      <text:p text:style-name="P4">
“Here, in Hiroshima, I am in order for the world to hear the Ukrainian call for reconstruction. Russia trampled everything that is civilized. She even continues to occupy our largest, the largest in Europe <text:a xlink:type="simple" xlink:href="https://www.ukrinform.ua/tag-aes" text:style-name="Internet_20_link" text:visited-style-name="Visited_20_Internet_20_Link">
</text:a>
Russia is one such state-terrorist in the world that fired from tanks on the nuclear power plant building. No one else made a nuclear power plant for storing nuclear weapons and shells, ”said Zelene.</text:p>
      <text:p text:style-name="P4">
He added that Russia is covered with a nuclear power station to fire our city with jet artillery.</text:p>
      <text:p text:style-name="P4">
“If someone in the world is still able to ignore other Russian military crimes, such a way against humanity must definitely encourage everyone's actions. We say that - Ukraine, which we had to endure the radiation catastrophe of Chornobyl in 1986, ”the President said.</text:p>
      <text:p text:style-name="P4">
<text:span text:style-name="T4">
 Read also: </text:span>
 <text:a xlink:type="simple" xlink:href="https://www.ukrinform.ua/rubric-economy/3712237-personal-zaes-pobouetsa-avarii-rivna-cornobila-abo-fukusimi-glava-energoatomu.html" text:style-name="Internet_20_link" text:visited-style-name="Visited_20_Internet_20_Link">
<text:span text:style-name="T4">
 energy </text:span>
</text:a>
He recalled that part of the Ukrainian land is still a closed exclusion zone.</text:p>
      <text:p text:style-name="P4">
“Imagine that it is through this area that the Russian troops were on the offensive. They dug in those forests where in Soviet times, contaminated materials were buried. If you leave without consequences such a level of evil and stupidity that is the land of Russia, the world will inevitably become a ruin. This is only a matter of time when other people in public positions want similar wars. If you allow the Rosykali to yourself at least a piece of occupied territory, international law will act, ”Zelensky stressed.</text:p>
      <text:p text:style-name="P4">
He recalled that Ukraine proposed the formula of peace. “Its first item is radiation and nuclear security. Russia must abandon the radiation of the world blackmail the world, should transfer the nuclear station that is currently occupied, under the full control of Ukraine and the IAEA, ”the head of the Ukrainian state emphasized.</text:p>
      <text:p text:style-name="P4">
The President noted that in a total of 10 points in our formula.“There is all that is needed to finish Russia's war against our country. But the force of the Ukrainian peace is that, having stopped the Russian invading ambition, having restored Russia's broken security, we will give the world one additional result. We paralyze other potential aggressors. When anyone who wants to see how much the world is united and decisive when he wants peace, not to start war on the war, ”the President said.</text:p>
      <text:p text:style-name="P4">
As it was reported, President Volodymyr Zelenskyy is now in Japan, sharing the 48th Summit of the Seven Group. Its participants consider ways to ensure the stability of the global economy, including the consequences of pandemic avaronavirus and Russian aggression against Ukraine.</text:p>
      <text:p text:style-name="P4">
News Source: <text:a xlink:type="simple" xlink:href="https://www.ukrinform.ua/rubric-ato/3712247-rosia-zrobila-zaes-poligonom-dla-zberiganna-atomnoi-zbroi-ce-zlocin-proti-ludstva-zelenskij.html" text:style-name="Internet_20_link" text:visited-style-name="Visited_20_Internet_20_Link">
https://www.ukrinform.ua/rubric-ato/3712247-rosia-zrobila-zaes-poligonom-dla-zberiganna-atomnoi-zbroi-ce-zlocin-proti-ludstva-zelenskij.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21T16:21:00+03:00</text:p>
      <text:p text:style-name="P4">
Modified Time: 2023-05-21T16:21: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3" text:anchor-type="as-char" svg:width="6.9236in" svg:height="3.956343in" draw:z-index="0">
<draw:image xlink:href="../Images/yкринформ/2023-05-21T16-21-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44" text:anchor-type="as-char" svg:width="6.9236in" svg:height="6.9236in" draw:z-index="0">
<draw:image xlink:href="../Images/yкринформ/2023-05-21T16-21-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45" text:anchor-type="as-char" svg:width="6.9236in" svg:height="6.9236in" draw:z-index="0">
<draw:image xlink:href="../Images/yкринформ/2023-05-21T16-21-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46" text:anchor-type="as-char" svg:width="6.9236in" svg:height="6.9236in" draw:z-index="0">
<draw:image xlink:href="../Images/yкринформ/2023-05-21T16-21-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47" text:anchor-type="as-char" svg:width="6.9236in" svg:height="6.9236in" draw:z-index="0">
<draw:image xlink:href="../Images/yкринформ/2023-05-21T16-21-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Vereshchuk advised the occupiers to voluntarily leave Crimea</text:span>
</text:h>
      <text:p text:style-name="P4">
Authors: Ukrinform (Person)</text:p>
      <text:p text:style-name="P4">
Publisher: Укринформ (Organization)</text:p>
      <text:p text:style-name="P4">
Published Time: 2023-05-21T16:23:00+03:00</text:p>
      <text:p text:style-name="P4">
Modified Time: 2023-05-21T16:23:00+03:00</text:p>
      <text:p text:style-name="P4">
Description: Viceremier-Minister Irina Vereshchuk stated that it is better for Russian colonialists to voluntarily leave Crimea before his release. - Ukrinform.</text:p>
      <text:p text:style-name="P4">
Images: ['<text:a xlink:type="simple" xlink:href="https://static.ukrinform.com/photos/2022_09/thumb_files/630_360_1662746134-239.jpg" text:style-name="Internet_20_link" text:visited-style-name="Visited_20_Internet_20_Link">
630_360_16627...</text:a>
']</text:p>
      <text:p text:style-name="P4">
Tags: ['Крим', 'Окупація Криму', 'Колаборант', 'Верещук', 'Війна з Росією']</text:p>
      <text:p text:style-name="P4">
Type: Article</text:p>
      <!--METADATA-->
      <text:p text:style-name="P4">
<draw:frame draw:style-name="fr1" draw:name="Image148" text:anchor-type="as-char" svg:width="6.9236in" svg:height="3.956343in" draw:z-index="0">
<draw:image xlink:href="../Images/yкринформ/2023-05-21T16-23-00-03-00/630_360_1662746134-239.jpg" xlink:type="simple" xlink:show="embed" xlink:actuate="onLoad" draw:mime-type="image/jpeg"/>
</draw:frame>
Viceremier-Minister Irina Vereshchuk stated that Russian colonizers were better left to leave Crimea before his release.</text:p>
      <text:p text:style-name="P4">
According to Ukrinform, Vereshchuk emphasized on the air of the TV channel "We - Ukraine", reports in <text:a xlink:type="simple" xlink:href="https://t.me/minre_ua/3382" text:style-name="Internet_20_link" text:visited-style-name="Visited_20_Internet_20_Link">
</text:a>
Ministry of Reintegration of Temporarily Occupied Territories of Ukraine.</text:p>
      <text:p text:style-name="P4">
According to Vereshchuk, immediately after the release of the peninsula, the Ukrainian will power many tasks. Among the priority are the fate of the colonialists of the icoaborators. The first are citizens of the Russian Federation who found themselves in the scent <text:a xlink:type="simple" xlink:href="https://www.ukrinform.ua/rubric-crimea" text:style-name="Internet_20_link" text:visited-style-name="Visited_20_Internet_20_Link">
</text:a>
Contrary to Ukrainian law.</text:p>
      <text:p text:style-name="P4">
“My first advice to the colonialists: leave the Crimea voluntarily as long as you can. Do not expect situations where you are asked to leave its greetings, ”Viceremier emphasized.</text:p>
      <text:p text:style-name="P4">
<text:span text:style-name="T4">
 Read also: </text:span>
 <text:a xlink:type="simple" xlink:href="https://www.ukrinform.ua/rubric-crimea/3711523-gumenuk-pro-situaciu-v-krimu-zagarbniki-pakuut-reci-ta-vivcaut-dorozni-karti.html" text:style-name="Internet_20_link" text:visited-style-name="Visited_20_Internet_20_Link">
<text:span text:style-name="T4">
 Crimea </text:span>
</text:a>
As reported by Ukrinform, earlier Vereshchuk <text:a xlink:type="simple" xlink:href="https://www.ukrinform.ua/rubric-crimea/3710956-pri-vidnovlenni-krimu-vrahovuvatimut-poziciu-krimskih-tatar-veresuk.html" text:style-name="Internet_20_link" text:visited-style-name="Visited_20_Internet_20_Link">
</text:a>
The fact that during the restoration of Crimea after his release of the Ed Russian invaders will need to take into account the vision of the Crimean Tatars.</text:p>
      <text:p text:style-name="P4">
News Source: <text:a xlink:type="simple" xlink:href="https://www.ukrinform.ua/rubric-crimea/3712254-veresuk-poradila-okupantam-dobrovilno-zalisiti-krim.html" text:style-name="Internet_20_link" text:visited-style-name="Visited_20_Internet_20_Link">
https://www.ukrinform.ua/rubric-crimea/3712254-veresuk-poradila-okupantam-dobrovilno-zalisiti-krim.html</text:a>
</text:p>
      <!--NEWS-->
      <text:h text:style-name="P10" text:outline-level="1">
<text:span text:style-name="T4">
Putin's arrest warrant: The Russian Federation was charged with the prosecutor and the judge of the ISS in absentia</text:span>
</text:h>
      <text:p text:style-name="P4">
Authors: Ukrinform (Person)</text:p>
      <text:p text:style-name="P4">
Publisher: Укринформ (Organization)</text:p>
      <text:p text:style-name="P4">
Published Time: 2023-05-21T16:25:00+03:00</text:p>
      <text:p text:style-name="P4">
Modified Time: 2023-05-21T16:25:00+03:00</text:p>
      <text:p text:style-name="P4">
Description: The Investigative Committee of Russia in absentia has charged the prosecutor and the judge of the International Criminal Court, who issued a warrant for the arrest of the President of the Russian Federation Vladimir Putin and the Russian children's Ombudsman Maria Lviv-Belova. - Ukrinform.</text:p>
      <text:p text:style-name="P4">
Images: ['<text:a xlink:type="simple" xlink:href="https://static.ukrinform.com/photos/2018_07/thumb_files/630_360_1530684637-7612.jpg" text:style-name="Internet_20_link" text:visited-style-name="Visited_20_Internet_20_Link">
630_360_15306...</text:a>
']</text:p>
      <text:p text:style-name="P4">
Tags: ['Арешт', 'Путін', 'МКС', 'Війна з Росією']</text:p>
      <text:p text:style-name="P4">
Type: Article</text:p>
      <!--METADATA-->
      <text:p text:style-name="P4">
<draw:frame draw:style-name="fr1" draw:name="Image149" text:anchor-type="as-char" svg:width="6.9236in" svg:height="3.956343in" draw:z-index="0">
<draw:image xlink:href="../Images/yкринформ/2023-05-21T16-25-00-03-00/630_360_1530684637-7612.jpg" xlink:type="simple" xlink:show="embed" xlink:actuate="onLoad" draw:mime-type="image/jpeg"/>
</draw:frame>
The Russian Investigation Committee in absentia was charged with the prosecutor and the judge of the International Criminal Court, who issued a warrant for the arrest of Russian President Vladimir Putinat of the Russian Children's Ombudsman Maria Lviv-Belova.</text:p>
      <text:p text:style-name="P4">
This is reported in <text:a xlink:type="simple" xlink:href="https://t.me/sledcom_press/6871" text:style-name="Internet_20_link" text:visited-style-name="Visited_20_Internet_20_Link">
</text:a>
The Criminal Code, reports Ukrinform.</text:p>
      <text:p text:style-name="P4">
It is noted that the charges were made by the ISS Prosecutor of Karim Khan Tasuddi Rosario Salvatore Atala.</text:p>
      <text:p text:style-name="P4">
"At present, sufficient evidence has been collected by the investigation, on the basis of which the prosecutor of the prosecutor of the International Criminal Court of Karim Akhmada and the judge of the International Criminal Court Rosariosalvator Aitali have been issued in absentia," the statement said.</text:p>
      <text:p text:style-name="P4">
The prosecutor has been charged with the article "prosecuting innocently criminal liability, as well as the preparation for the attack of a foreign country." The actions of the judge are qualified as "in advance illegality, as well as preparation for the attack on a representative of the foreign state."</text:p>
      <text:p text:style-name="P4">
<text:span text:style-name="T4">
 Read also: </text:span>
 <text:a xlink:type="simple" xlink:href="https://www.ukrinform.ua/rubric-world/3697810-usi-krainipidpisanti-rimskogo-statutu-maut-vikonuvati-order-na-arest-putina-evrokomisia.html" text:style-name="Internet_20_link" text:visited-style-name="Visited_20_Internet_20_Link">
<text:span text:style-name="T4">
 arrest </text:span>
 <text:span text:style-name="T4">
 Putin </text:span>
</text:a>
It is noted that the prosecutor and the judge were announced on the basis of the investigator's decision.</text:p>
      <text:p text:style-name="P4">
In addition, the Criminal Code stated that the investigation of criminal cases of judges of the International Criminal Court Tomoko Akane and Sergio Kharerdougalde Godinz continues.</text:p>
      <text:p text:style-name="P4">
As it was reported, the Ministry of Internal Affairs of the Russian Federation has announced the list of Karim Khan International Criminal Court, which issued a warrant of the President of Russia Vladimir Putin and the Russian children's ombudsmenamarius of Lviv-Belova through the abduction of children from Ukraine.</text:p>
      <text:p text:style-name="P4">
The ISS stated that they were deeply concerned about unjustified and unjustified forced measures, which is reported that the Ministry of Internal Affairs, in particular, the court prosecutor and judges of the Chamber of Preliminary Proceedings of the II Russian Federation. The ISS also stated that they consider such measures to be unacceptable.</text:p>
      <text:p text:style-name="P4">
<text:span text:style-name="T4">
 Read also: </text:span>
 <text:a xlink:type="simple" xlink:href="https://www.ukrinform.ua/rubric-world/3711513-u-rosii-ogolosili-v-rozsuk-prokurora-mks-akij-vidav-order-na-arest-putina.html" text:style-name="Internet_20_link" text:visited-style-name="Visited_20_Internet_20_Link">
<text:span text:style-name="T4">
 arrest </text:span>
 <text:span text:style-name="T4">
 Putin </text:span>
</text:a>
On March 17, the Chamber of Preliminary Issue of the ISS issued warrants for the arrest of Putinat Lviv-Belova.</text:p>
      <text:p text:style-name="P4">
News Source: <text:a xlink:type="simple" xlink:href="https://www.ukrinform.ua/rubric-world/3712256-order-na-arest-putina-slidkom-rf-zaocno-predaviv-zvinuvacenna-prokuroru-i-suddi-mks.html" text:style-name="Internet_20_link" text:visited-style-name="Visited_20_Internet_20_Link">
https://www.ukrinform.ua/rubric-world/3712256-order-na-arest-putina-slidkom-rf-zaocno-predaviv-zvinuvacenna-prokuroru-i-suddi-mks.html</text:a>
</text:p>
      <!--NEWS-->
      <text:h text:style-name="P10" text:outline-level="1">
<text:span text:style-name="T4">
Zelensky compared the destroyed war of the city of Ukraine with Hiroshima</text:span>
</text:h>
      <text:p text:style-name="P4">
Authors: Ukrinform (Person)</text:p>
      <text:p text:style-name="P4">
Publisher: Укринформ (Organization)</text:p>
      <text:p text:style-name="P4">
Published Time: 2023-05-21T16:31:00+03:00</text:p>
      <text:p text:style-name="P4">
Modified Time: 2023-05-21T16:31:00+03:00</text:p>
      <text:p text:style-name="P4">
Description: President Vladimir Zelensky noted that although the enemy does not use nuclear weapons against Ukraine, the ruins of our cities, burned completely with Russian bombs and artillery, similar to those he saw in the local Museum of Peace in Hiroshima. - Ukrinform.</text:p>
      <text:p text:style-name="P4">
Images: ['<text:a xlink:type="simple" xlink:href="https://static.ukrinform.com/photos/2023_05/thumb_files/630_360_1684675506-706.jpeg" text:style-name="Internet_20_link" text:visited-style-name="Visited_20_Internet_20_Link">
630_360_16846...</text:a>
', '<text:a xlink:type="simple" xlink:href="https://static.ukrinform.com/photos/2023_05/1684675505-845.jpeg" text:style-name="Internet_20_link" text:visited-style-name="Visited_20_Internet_20_Link">
1684675505-84...</text:a>
', '<text:a xlink:type="simple" xlink:href="https://static.ukrinform.com/photos/2023_05/1684675506-814.jpeg" text:style-name="Internet_20_link" text:visited-style-name="Visited_20_Internet_20_Link">
1684675506-81...</text:a>
', '<text:a xlink:type="simple" xlink:href="https://static.ukrinform.com/photos/2023_05/1684675506-529.jpeg" text:style-name="Internet_20_link" text:visited-style-name="Visited_20_Internet_20_Link">
1684675506-52...</text:a>
']</text:p>
      <text:p text:style-name="P4">
Tags: ['Японія', 'Україна', 'Зеленський', 'Хіросіма']</text:p>
      <text:p text:style-name="P4">
Type: Article</text:p>
      <!--METADATA-->
      <text:p text:style-name="P4">
<draw:frame draw:style-name="fr1" draw:name="Image150" text:anchor-type="as-char" svg:width="6.9236in" svg:height="3.956343in" draw:z-index="0">
<draw:image xlink:href="../Images/yкринформ/2023-05-21T16-31-00-03-00/630_360_1684675506-706.jpeg" xlink:type="simple" xlink:show="embed" xlink:actuate="onLoad" draw:mime-type="image/jpeg"/>
</draw:frame>
The Presidential Divide of Zelensky noted that although the enemy does not use nuclear weapons of anti -Ukraine, the ruins of our cities, burned by Russian bombs and artillery, similar to those he saw in the local Museum of Peace in Hiroshima.</text:p>
      <text:p text:style-name="P4">
He said this in a speech before the people of Japan in Hiroshima, which was broadcast <text:a xlink:type="simple" xlink:href="https://www.facebook.com/zelenskiy.official/videos/951458552829318/" text:style-name="Internet_20_link" text:visited-style-name="Visited_20_Internet_20_Link">
</text:a>
Heads of State, reports Ukrinform.</text:p>
      <text:p text:style-name="P4">
“I arrived here from the country from which the war could only leave a shadow on the fireplace. But our heroic people return the story so that we have forced to become such a shadow. I believe that war is not a place in the world, ”said Zelensky.</text:p>
      <text:p text:style-name="P4">
<draw:frame draw:style-name="fr1" draw:name="Image151" text:anchor-type="as-char" svg:width="6.9236in" svg:height="4.617948in" draw:z-index="0">
<draw:image xlink:href="../Images/yкринформ/2023-05-21T16-31-00-03-00/1684675505-845.jpeg" xlink:type="simple" xlink:show="embed" xlink:actuate="onLoad" draw:mime-type="image/jpeg"/>
</draw:frame>
He added that humanity has gone a very long way and lost many lives of hidden confrontations. “Someone says that the history of mankind cannot be imagined. We say that human history is just without <text:a xlink:type="simple" xlink:href="https://www.ukrinform.ua/tag-vijna" text:style-name="Internet_20_link" text:visited-style-name="Visited_20_Internet_20_Link">
</text:a>
. Ukraine at the epicenter of the war for destruction. Our land came to our land, who want to not just conquer us, Ukrainians, Ukrainian women. Russia is lying to the world, as if there are no Ukrainians, ”the Ukrainian State said.</text:p>
      <text:p text:style-name="P4">
<draw:frame draw:style-name="fr1" draw:name="Image152" text:anchor-type="as-char" svg:width="6.9236in" svg:height="4.617948in" draw:z-index="0">
<draw:image xlink:href="../Images/yкринформ/2023-05-21T16-31-00-03-00/1684675506-814.jpeg" xlink:type="simple" xlink:show="embed" xlink:actuate="onLoad" draw:mime-type="image/jpeg"/>
</draw:frame>
As the President emphasized, "if we were not so bold, the Russian genocido proceeds could resort to us, the shadow would be from Ukraine and from the whole people."</text:p>
      <text:p text:style-name="P4">
“But Ukrainians are infinitely bold, infinitely freedom. And we will live and live free. Although the enemy does not use nuclear weapons, the ruins of our cities, which are highly burned with Russian bombs and artillery, similar to that I just saw everywhere. It was an honor for me to be in this Museum of Peace, ”Zelensky said.</text:p>
      <text:p text:style-name="P4">
<text:span text:style-name="T4">
 Read also: </text:span>
 <text:a xlink:type="simple" xlink:href="https://www.ukrinform.ua/rubric-polytics/3712216-zelenskij-u-hirosimi-vsanuvav-pamat-zertv-atomnogo-bombarduvanna.html" text:style-name="Internet_20_link" text:visited-style-name="Visited_20_Internet_20_Link">
<text:span text:style-name="T4">
 Hirosim </text:span>
</text:a>
He noted that Hiroshima is now a rebuilt city, and Ukraine also dreamed of building all its cities and villages, which are now in ruins.</text:p>
      <text:p text:style-name="P4">
<draw:frame draw:style-name="fr1" draw:name="Image153" text:anchor-type="as-char" svg:width="6.9236in" svg:height="4.617948in" draw:z-index="0">
<draw:image xlink:href="../Images/yкринформ/2023-05-21T16-31-00-03-00/1684675506-529.jpeg" xlink:type="simple" xlink:show="embed" xlink:actuate="onLoad" draw:mime-type="image/jpeg"/>
</draw:frame>
</text:p>
      <text:p text:style-name="P4">
As it was reported, President Volodymyr Zelenskyy is now in Japan, sharing the 48th Summit of the Seven Group. Its participants consider ways to ensure the stability of the global economy, including the consequences of pandemic avaronavirus and Russian aggression against Ukraine.</text:p>
      <text:p text:style-name="P4">
_ Photo: Presidential Office _</text:p>
      <text:p text:style-name="P4">
News Source: <text:a xlink:type="simple" xlink:href="https://www.ukrinform.ua/rubric-ato/3712257-zelenskij-porivnav-zrujnovani-vijnou-mista-ukraini-z-hirosimou.html" text:style-name="Internet_20_link" text:visited-style-name="Visited_20_Internet_20_Link">
https://www.ukrinform.ua/rubric-ato/3712257-zelenskij-porivnav-zrujnovani-vijnou-mista-ukraini-z-hirosimou.html</text:a>
</text:p>
      <!--NEWS-->
      <text:h text:style-name="P10" text:outline-level="1">
<text:span text:style-name="T4">
Biden about debt commitments: The US has never declared a default and that will never be</text:span>
</text:h>
      <text:p text:style-name="P4">
Authors: Ukrinform (Person)</text:p>
      <text:p text:style-name="P4">
Publisher: Укринформ (Organization)</text:p>
      <text:p text:style-name="P4">
Published Time: 2023-05-21T16:39:30+03:00</text:p>
      <text:p text:style-name="P4">
Modified Time: 2023-05-21T16:39:30+03:00</text:p>
      <text:p text:style-name="P4">
Description: The United States President Joe Biden is convinced that he will be able to agree with Congress leaders on the US government limit and avoid the country's default by debt.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Борг', 'Дефолт']</text:p>
      <text:p text:style-name="P4">
Type: Article</text:p>
      <!--METADATA-->
      <text:p text:style-name="P4">
<draw:frame draw:style-name="fr1" draw:name="Image154" text:anchor-type="as-char" svg:width="6.9236in" svg:height="3.956343in" draw:z-index="0">
<draw:image xlink:href="../Images/yкринформ/2023-05-21T16-39-30-03-00/630_360_1684671641-107.jpeg" xlink:type="simple" xlink:show="embed" xlink:actuate="onLoad" draw:mime-type="image/jpeg"/>
</draw:frame>
Joe Biden's Presidential States are convinced that he will be able to agree on Congress leaders on the US State Debt Limit and Debt Defal Defolt.</text:p>
      <text:p text:style-name="P4">
He stated this at a press conference following the G7 summit in Hiroshima, Ukrinform correspondent reports.</text:p>
      <text:p text:style-name="P4">
<text:a xlink:type="simple" xlink:href="https://www.ukrinform.ua/tag-bajden" text:style-name="Internet_20_link" text:visited-style-name="Visited_20_Internet_20_Link">
</text:a>
He spoke about his proposal to the leaders of conrogress to reduce budget expenditures by $ 3 trillion and some other steps to limit budget expenditures. Instead, he called most of the measures offered by opponents.</text:p>
      <text:p text:style-name="P4">
“I will not, for example, give 30 billion additional benefits of the oil industry. They do not need them. While health care can be dangerous because Congress is offered to reduce programmedical services for the population, ”the American leader said.</text:p>
      <text:p text:style-name="P4">
He added that he will also disagree on the proposal to score 100,000 in the number of work in education or social services, and will not "protect the cryptocurrency traaters".</text:p>
      <text:p text:style-name="P4">
<text:span text:style-name="T4">
 Read also: </text:span>
 <text:a xlink:type="simple" xlink:href="https://www.ukrinform.ua/rubric-world/3704934-rosia-i-kitaj-nagnitatimut-isteriu-navkolo-zaav-pro-defolt-v-ssa-rozvidka.html" text:style-name="Internet_20_link" text:visited-style-name="Visited_20_Internet_20_Link">
<text:span text:style-name="T4">
 Defolt </text:span>
</text:a>
“Need, what would they(Republicans - ed.)They also moved their position. It is impossible to simply accept their party strokes, ”Biden said.</text:p>
      <text:p text:style-name="P4">
According to him, "default is not an option" and he hope that the leaders of Congress will support this approach.</text:p>
      <text:p text:style-name="P4">
"America has never declared a default on its debts and will never happen," the US President emphasized.</text:p>
      <text:p text:style-name="P4">
As it was reported, US President Joe Biden has canceled the G7 -scheduled visits to Australia and Papua New Guinea because of the need to return to Washington to continue negotiation with congressing leaders <text:a xlink:type="simple" xlink:href="https://www.ukrinform.ua/rubric-ato/3705463-ministr-finansiv-ssa-skorotila-poizdku-do-aponii-cerez-politicnij-konflikt-sodo-limitu-derzborgu.html" text:style-name="Internet_20_link" text:visited-style-name="Visited_20_Internet_20_Link">
</text:a>
.</text:p>
      <text:p text:style-name="P4">
<text:span text:style-name="T5">
Foto: opu</text:span>
</text:p>
      <text:p text:style-name="P4">
News Source: <text:a xlink:type="simple" xlink:href="https://www.ukrinform.ua/rubric-world/3712260-bajden-pro-borgovi-zobovazanna-ssa-nikoli-ne-ogolosuvali-defolt-i-cogo-nikoli-ne-bude.html" text:style-name="Internet_20_link" text:visited-style-name="Visited_20_Internet_20_Link">
https://www.ukrinform.ua/rubric-world/3712260-bajden-pro-borgovi-zobovazanna-ssa-nikoli-ne-ogolosuvali-defolt-i-cogo-nikoli-ne-bude.html</text:a>
</text:p>
      <!--NEWS-->
      <text:h text:style-name="P10" text:outline-level="1">
<text:span text:style-name="T4">
South Korea promised to provide additional assistance to Ukraine</text:span>
</text:h>
      <text:p text:style-name="P4">
Authors: Ukrinform (Person)</text:p>
      <text:p text:style-name="P4">
Publisher: Укринформ (Organization)</text:p>
      <text:p text:style-name="P4">
Published Time: 2023-05-21T16:42:41+03:00</text:p>
      <text:p text:style-name="P4">
Modified Time: 2023-05-21T16:42:41+03:00</text:p>
      <text:p text:style-name="P4">
Description: South Korea President Yun Jec has promised Ukraine's additional assistance to a non -lethal character during the first meeting with President of Ukraine Vladimir Zelensky. - Ukrinform.</text:p>
      <text:p text:style-name="P4">
Images: ['<text:a xlink:type="simple" xlink:href="https://static.ukrinform.com/photos/2023_05/thumb_files/630_360_1684676258-394.png" text:style-name="Internet_20_link" text:visited-style-name="Visited_20_Internet_20_Link">
630_360_16846...</text:a>
']</text:p>
      <text:p text:style-name="P4">
Tags: ['Корея', 'Україна', 'допомога']</text:p>
      <text:p text:style-name="P4">
Type: Article</text:p>
      <!--METADATA-->
      <text:p text:style-name="P4">
<draw:frame draw:style-name="fr1" draw:name="Image155" text:anchor-type="as-char" svg:width="6.9236in" svg:height="3.956343in" draw:z-index="0">
<draw:image xlink:href="../Images/yкринформ/2023-05-21T16-42-41-03-00/630_360_1684676258-394.png" xlink:type="simple" xlink:show="embed" xlink:actuate="onLoad" draw:mime-type="image/png"/>
</draw:frame>
Presidential Korea Jun Jec, Yol, promised Ukraine's additional assistance to a non -lethal character during the first meeting with President of Ukraine Vladimirzelensky.</text:p>
      <text:p text:style-name="P4">
As Ukrinform reports, it reports <text:a xlink:type="simple" xlink:href="https://en.yna.co.kr/view/AEN20230520002952315" text:style-name="Internet_20_link" text:visited-style-name="Visited_20_Internet_20_Link">
</text:a>
.</text:p>
      <text:p text:style-name="P4">
"The President said that he would work on the equipment needed by Ukraine, including demining equipment and ambulance machines," said South Korea President, a spokesman for WUN.</text:p>
      <text:p text:style-name="P4">
According to the spokesman, Yun made a promise after <text:a xlink:type="simple" xlink:href="https://www.ukrinform.ua/tag-zelenskij" text:style-name="Internet_20_link" text:visited-style-name="Visited_20_Internet_20_Link">
</text:a>
He thanked South Korea for her humanitarian aid and asked for additional non -lethal help.</text:p>
      <text:p text:style-name="P4">
Yun confirmed the support of Ukraine in South Korea, noting that Seoul appreciates the international order based on freedom, international solidarity.</text:p>
      <text:p text:style-name="P4">
<text:span text:style-name="T4">
 Read also: </text:span>
 <text:a xlink:type="simple" xlink:href="https://www.ukrinform.ua/rubric-polytics/3710716-pivdenna-korea-poobicala-ukraini-bezpekovu-dopomogu.html" text:style-name="Internet_20_link" text:visited-style-name="Visited_20_Internet_20_Link">
<text:span text:style-name="T4">
 Korea </text:span>
</text:a>
The meeting of the Presidents of the two countries took place at the initiative of the Ukrainian side of the Vraman Summit of the Great Seven(G7)in the Japanese city of Hiroshima.</text:p>
      <text:p text:style-name="P4">
Yun and Zelensky also agreed on the need for bilateral work for the post -war reconstruction of Ukraine.</text:p>
      <text:p text:style-name="P4">
South Korea President said that the country would be supported by Ukrainian people until peace is restored, Lee said.</text:p>
      <text:p text:style-name="P4">
As reported by Ukrinform, the first lady <text:a xlink:type="simple" xlink:href="https://www.ukrinform.ua/rubric-polytics/3709879-zelenska-u-seuli-zustrilasa-iz-prezidentom-pivdennoi-korei.html" text:style-name="Internet_20_link" text:visited-style-name="Visited_20_Internet_20_Link">
</text:a>
Yun Sok Yole.</text:p>
      <text:p text:style-name="P4">
_ Photo: yonhap _</text:p>
      <text:p text:style-name="P4">
News Source: <text:a xlink:type="simple" xlink:href="https://www.ukrinform.ua/rubric-polytics/3712261-pivdenna-korea-poobicala-nadati-dodatkovu-dopomogu-ukraini.html" text:style-name="Internet_20_link" text:visited-style-name="Visited_20_Internet_20_Link">
https://www.ukrinform.ua/rubric-polytics/3712261-pivdenna-korea-poobicala-nadati-dodatkovu-dopomogu-ukraini.html</text:a>
</text:p>
      <!--NEWS-->
      <text:h text:style-name="P10" text:outline-level="1">
<text:span text:style-name="T4">
In Kharkiv region, due to the explosion of an unknown object, a man lost his foot</text:span>
</text:h>
      <text:p text:style-name="P4">
Authors: Ukrinform (Person)</text:p>
      <text:p text:style-name="P4">
Publisher: Укринформ (Organization)</text:p>
      <text:p text:style-name="P4">
Published Time: 2023-05-21T16:49:40+03:00</text:p>
      <text:p text:style-name="P4">
Modified Time: 2023-05-21T16:49:40+03:00</text:p>
      <text:p text:style-name="P4">
Description: In Kharkiv region, a 61-year-old resident of Kamianka village was injured due to an explosion of an unknown item.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Вибух', 'Харківщина', 'Війна з Росією']</text:p>
      <text:p text:style-name="P4">
Type: Article</text:p>
      <!--METADATA-->
      <text:p text:style-name="P4">
<draw:frame draw:style-name="fr1" draw:name="Image156" text:anchor-type="as-char" svg:width="6.9236in" svg:height="3.956343in" draw:z-index="0">
<draw:image xlink:href="../Images/yкринформ/2023-05-21T16-49-40-03-00/630_360_1654768443-794.jpg" xlink:type="simple" xlink:show="embed" xlink:actuate="onLoad" draw:mime-type="image/jpeg"/>
</draw:frame>
The Nakarkiv region injured a 61-year-old resident of Selamaamyanka due to the explosion of an unknown object.</text:p>
      <text:p text:style-name="P4">
About it in <text:a xlink:type="simple" xlink:href="https://www.facebook.com/DSNSKHARKIV/posts/pfbid0XQWfYrRTDpox2fuUysUjzNRet4HmAYmkceqbbLxj6SPtNvd1hzxeFwoATqbimGEl" text:style-name="Internet_20_link" text:visited-style-name="Visited_20_Internet_20_Link">
</text:a>
The Directorate of the SES in Kharkiv region reports, Ukrinform reports.</text:p>
      <text:p text:style-name="P4">
«Izyum district: an explosion of an unknown explosive object injured a 61-year-old resident of the village. Kamyanka. As a result of <text:a xlink:type="simple" xlink:href="https://www.ukrinform.ua/tag-vibuh" text:style-name="Internet_20_link" text:visited-style-name="Visited_20_Internet_20_Link">
</text:a>
The 61 -year -old man was left without his right foot, ”the DSSNS department reports.</text:p>
      <text:p text:style-name="P4">
According to them, the victim is treated with medical establishment Izium.</text:p>
      <text:p text:style-name="P4">
It is noted that the event happened in the territory of private homeownership.</text:p>
      <text:p text:style-name="P4">
<text:span text:style-name="T4">
 Read also: </text:span>
 <text:a xlink:type="simple" xlink:href="https://www.ukrinform.ua/rubric-regions/3711839-na-harkivsini-colovik-pidirvavsa-u-vlasnomu-dvori.html" text:style-name="Internet_20_link" text:visited-style-name="Visited_20_Internet_20_Link">
<text:span text:style-name="T4">
 Underwash </text:span>
</text:a>
Rescuers ask people not to visit forests, forest strips, fields, river gaps, other open spaces, especially those where the fighting, or who were under hostile occupation.</text:p>
      <text:p text:style-name="P4">
As it was reported, in Kharkiv region Minna danger remains high. A 39-year-old man was blown up by the Visima District on a mini petal.</text:p>
      <text:p text:style-name="P4">
News Source: <text:a xlink:type="simple" xlink:href="https://www.ukrinform.ua/rubric-regions/3712264-na-harkivsini-cerez-vibuh-nevidomogo-predmeta-colovik-vtrativ-stupnu.html" text:style-name="Internet_20_link" text:visited-style-name="Visited_20_Internet_20_Link">
https://www.ukrinform.ua/rubric-regions/3712264-na-harkivsini-cerez-vibuh-nevidomogo-predmeta-colovik-vtrativ-stupnu.html</text:a>
</text:p>
      <!--NEWS-->
      <text:h text:style-name="P10" text:outline-level="1">
<text:span text:style-name="T4">
Zelensky thanked Hiroshima for blue-yellow flags on the streets</text:span>
</text:h>
      <text:p text:style-name="P4">
Authors: Ukrinform (Person)</text:p>
      <text:p text:style-name="P4">
Publisher: Укринформ (Organization)</text:p>
      <text:p text:style-name="P4">
Published Time: 2023-05-21T16:53:01+03:00</text:p>
      <text:p text:style-name="P4">
Modified Time: 2023-05-21T16:53:01+03:00</text:p>
      <text:p text:style-name="P4">
Description: President Volodymyr Zelenskyy thanked Hiroshima (Japan) for the blue and yellow flags on the streets of the city and the Japanese people - with the support of Ukraine. - Ukrinform.</text:p>
      <text:p text:style-name="P4">
Images: ['<text:a xlink:type="simple" xlink:href="https://static.ukrinform.com/photos/2023_05/thumb_files/630_360_1684676701-994.jpeg" text:style-name="Internet_20_link" text:visited-style-name="Visited_20_Internet_20_Link">
630_360_16846...</text:a>
', '<text:a xlink:type="simple" xlink:href="https://static.ukrinform.com/photos/2023_05/1684677119-454.jpeg" text:style-name="Internet_20_link" text:visited-style-name="Visited_20_Internet_20_Link">
1684677119-45...</text:a>
', '<text:a xlink:type="simple" xlink:href="https://static.ukrinform.com/photos/2023_05/1684677120-106.jpeg" text:style-name="Internet_20_link" text:visited-style-name="Visited_20_Internet_20_Link">
1684677120-10...</text:a>
']</text:p>
      <text:p text:style-name="P4">
Tags: ['Прапор', 'Зеленський', 'Хіросіма', 'Фуміо Кішіда']</text:p>
      <text:p text:style-name="P4">
Type: Article</text:p>
      <!--METADATA-->
      <text:p text:style-name="P4">
<draw:frame draw:style-name="fr1" draw:name="Image157" text:anchor-type="as-char" svg:width="6.9236in" svg:height="3.956343in" draw:z-index="0">
<draw:image xlink:href="../Images/yкринформ/2023-05-21T16-53-01-03-00/630_360_1684676701-994.jpeg" xlink:type="simple" xlink:show="embed" xlink:actuate="onLoad" draw:mime-type="image/jpeg"/>
</draw:frame>
The Presidential Divide of Zelensky thanked Hiroshima(Japan)For the blue and yellow flags of the city and the Japanese people - with the support of Ukraine.</text:p>
      <text:p text:style-name="P4">
He was about it in a speech before the people of Japan in Hiroshima, which was broadcast by the Nativity page in <text:a xlink:type="simple" xlink:href="https://www.facebook.com/zelenskiy.official/videos/790368279066172/" text:style-name="Internet_20_link" text:visited-style-name="Visited_20_Internet_20_Link">
</text:a>
the head of the state, reports Ukrinform.</text:p>
      <text:p text:style-name="P4">
"I thank you, Hiroshimo, for every blue -yellow flag on the streets these days. Once there is a Ukrainian flag, it is a testimony that there is a belief in freedom, there is a belief in life, there is a belief in our people," Zelensky said.</text:p>
      <text:p text:style-name="P4">
<draw:frame draw:style-name="fr1" draw:name="Image158" text:anchor-type="as-char" svg:width="6.9236in" svg:height="4.617948in" draw:z-index="0">
<draw:image xlink:href="../Images/yкринформ/2023-05-21T16-53-01-03-00/1684677119-454.jpeg" xlink:type="simple" xlink:show="embed" xlink:actuate="onLoad" draw:mime-type="image/jpeg"/>
</draw:frame>
<draw:frame draw:style-name="fr1" draw:name="Image159" text:anchor-type="as-char" svg:width="6.9236in" svg:height="4.617948in" draw:z-index="0">
<draw:image xlink:href="../Images/yкринформ/2023-05-21T16-53-01-03-00/1684677120-106.jpeg" xlink:type="simple" xlink:show="embed" xlink:actuate="onLoad" draw:mime-type="image/jpeg"/>
</draw:frame>
He also thanked Japan and Prime Minister Fumio Kishidi.</text:p>
      <text:p text:style-name="P4">
<text:span text:style-name="T4">
 Read also: </text:span>
 <text:a xlink:type="simple" xlink:href="https://www.ukrinform.ua/rubric-ato/3712257-zelenskij-porivnav-zrujnovani-vijnou-mista-ukraini-z-hirosimou.html" text:style-name="Internet_20_link" text:visited-style-name="Visited_20_Internet_20_Link">
<text:span text:style-name="T4">
 Zelens </text:span>
</text:a>
"I thank you very much, all the Japanese people, thank you for your comprehensive support," Zelensky said.</text:p>
      <text:p text:style-name="P4">
Zelensky was reported to be in <text:a xlink:type="simple" xlink:href="https://www.ukrinform.ua/tag-aponia" text:style-name="Internet_20_link" text:visited-style-name="Visited_20_Internet_20_Link">
</text:a>
, where the 48th Summit of the Seven.</text:p>
      <text:p text:style-name="P4">
Photo: Presidential Office</text:p>
      <text:p text:style-name="P4">
News Source: <text:a xlink:type="simple" xlink:href="https://www.ukrinform.ua/rubric-society/3712267-zelenskij-podakuvav-hirosimi-za-sinozovti-prapori-na-vulicah.html" text:style-name="Internet_20_link" text:visited-style-name="Visited_20_Internet_20_Link">
https://www.ukrinform.ua/rubric-society/3712267-zelenskij-podakuvav-hirosimi-za-sinozovti-prapori-na-vulicah.html</text:a>
</text:p>
      <!--NEWS-->
      <text:h text:style-name="P10" text:outline-level="1">
<text:span text:style-name="T4">
UPL: Metalist-1925 won Metalist</text:span>
</text:h>
      <text:p text:style-name="P4">
Authors: Ukrinform (Person)</text:p>
      <text:p text:style-name="P4">
Publisher: Укринформ (Organization)</text:p>
      <text:p text:style-name="P4">
Published Time: 2023-05-21T16:54:48+03:00</text:p>
      <text:p text:style-name="P4">
Modified Time: 2023-05-21T16:54:48+03:00</text:p>
      <text:p text:style-name="P4">
Description: The winners take the ninth place in the table of the Championship of Ukraine. - Ukrinform.</text:p>
      <text:p text:style-name="P4">
Images: ['<text:a xlink:type="simple" xlink:href="https://static.ukrinform.com/photos/2023_05/thumb_files/630_360_1684676691-367.jpg" text:style-name="Internet_20_link" text:visited-style-name="Visited_20_Internet_20_Link">
630_360_16846...</text:a>
']</text:p>
      <text:p text:style-name="P4">
Tags: ['Футбол', 'Металіст-1925', "Прем'єр-ліга", 'ФК Металіст']</text:p>
      <text:p text:style-name="P4">
Type: Article</text:p>
      <!--METADATA-->
      <text:p text:style-name="P4">
<draw:frame draw:style-name="fr1" draw:name="Image160" text:anchor-type="as-char" svg:width="6.9236in" svg:height="3.956343in" draw:z-index="0">
<draw:image xlink:href="../Images/yкринформ/2023-05-21T16-54-48-03-00/630_360_1684676691-367.jpg" xlink:type="simple" xlink:show="embed" xlink:actuate="onLoad" draw:mime-type="image/jpeg"/>
</draw:frame>
The winners will take the ninth place in the table of the Championship of Ukraine.</text:p>
      <text:p text:style-name="P4">
Metalist-1925 defeated Metalist 2-0 in the 27th round of the Ukrainian Premier League, Ukrinform reports.</text:p>
      <text:p text:style-name="P4">
The Metalist-1925 distinguished the wadded and the larch.</text:p>
      <text:p text:style-name="P4">
After the victory, the team takes the ninth stage in the table, having 30 -point after 27 matches.</text:p>
      <text:p text:style-name="P4">
<text:span text:style-name="T4">
 Read also: </text:span>
 <text:a xlink:type="simple" xlink:href="https://www.ukrinform.ua/rubric-sports/3712186-upl-zora-onovila-klubnij-rekord-za-nabranimi-ockami-za-sezon.html" text:style-name="Internet_20_link" text:visited-style-name="Visited_20_Internet_20_Link">
</text:a>
Shakhtar reports UPL - 66 points after 27 matches.</text:p>
      <text:p text:style-name="P4">
Photo: Metalist1925.com</text:p>
      <text:p text:style-name="P4">
News Source: <text:a xlink:type="simple" xlink:href="https://www.ukrinform.ua/rubric-sports/3712268-upl-metalist1925-peremig-metalist.html" text:style-name="Internet_20_link" text:visited-style-name="Visited_20_Internet_20_Link">
https://www.ukrinform.ua/rubric-sports/3712268-upl-metalist1925-peremig-metalist.html</text:a>
</text:p>
      <!--NEWS-->
      <text:h text:style-name="P10" text:outline-level="1">
<text:span text:style-name="T4">
The Russians fired the Chuguyu, damaged two recreation centers</text:span>
</text:h>
      <text:p text:style-name="P4">
Authors: Ukrinform (Person)</text:p>
      <text:p text:style-name="P4">
Publisher: Укринформ (Organization)</text:p>
      <text:p text:style-name="P4">
Published Time: 2023-05-21T16:58:00+03:00</text:p>
      <text:p text:style-name="P4">
Modified Time: 2023-05-21T16:58:00+03:00</text:p>
      <text:p text:style-name="P4">
Description: The Russian troops fired at Chuguev in Kharkiv region, resulting in the territory of two recreation centers. - Ukrinform.</text:p>
      <text:p text:style-name="P4">
Images: ['<text:a xlink:type="simple" xlink:href="https://static.ukrinform.com/photos/2023_05/thumb_files/630_360_1684677399-498.jpg" text:style-name="Internet_20_link" text:visited-style-name="Visited_20_Internet_20_Link">
630_360_16846...</text:a>
']</text:p>
      <text:p text:style-name="P4">
Tags: ['Обстріл', 'Харківщина', 'Війна з Росією']</text:p>
      <text:p text:style-name="P4">
Type: Article</text:p>
      <!--METADATA-->
      <text:p text:style-name="P4">
<draw:frame draw:style-name="fr1" draw:name="Image161" text:anchor-type="as-char" svg:width="6.9236in" svg:height="3.956343in" draw:z-index="0">
<draw:image xlink:href="../Images/yкринформ/2023-05-21T16-58-00-03-00/630_360_1684677399-498.jpg" xlink:type="simple" xlink:show="embed" xlink:actuate="onLoad" draw:mime-type="image/jpeg"/>
</draw:frame>
Rfost troops were struck by Chuguev in Kharkiv region, resulting in the territories of two bases.</text:p>
      <text:p text:style-name="P4">
About it in <text:a xlink:type="simple" xlink:href="https://t.me/prokuratura_kharkiv/9149" text:style-name="Internet_20_link" text:visited-style-name="Visited_20_Internet_20_Link">
</text:a>
The Kharkiv Prosecutor's Office reported, Ukrinform reports.</text:p>
      <text:p text:style-name="P4">
“According to the investigation, on May 21 at about 1:00 occupants <text:a xlink:type="simple" xlink:href="https://www.ukrinform.ua/tag-obstril" text:style-name="Internet_20_link" text:visited-style-name="Visited_20_Internet_20_Link">
</text:a>
Vovchansk: Damaged residential buildings. At about 5:00, the Russian soldiers opened fire near the city of Chuguyu. Law enforcement officers recorded damage to the territories of two recreation centers, ”the message reads.</text:p>
      <text:p text:style-name="P4">
The prosecutor's office of Kharkiv region began pre -trial investigations into the fact(Part 1 of Art. 438 of the Criminal Code of Ukraine).</text:p>
      <text:p text:style-name="P4">
<text:span text:style-name="T4">
Читайте також:</text:span>
 <text:a xlink:type="simple" xlink:href="https://www.ukrinform.ua/rubric-regions/3712264-na-harkivsini-cerez-vibuh-nevidomogo-predmeta-colovik-vtrativ-stupnu.html" text:style-name="Internet_20_link" text:visited-style-name="Visited_20_Internet_20_Link">
 <text:span text:style-name="T4">
Харківщ</text:span>
 </text:a>
As it was reported, on the eve of May 20, in Kharkiv region <text:a xlink:type="simple" xlink:href="https://www.ukrinform.ua/rubric-regions/3712136-unaslidok-obstriliv-rf-pidpriemstva-u-kupansku-poraneni-troe.html" text:style-name="Internet_20_link" text:visited-style-name="Visited_20_Internet_20_Link">
</text:a>
 <text:a xlink:type="simple" xlink:href="https://www.ukrinform.ua/rubric-regions/3712136-unaslidok-obstriliv-rf-pidpriemstva-u-kupansku-poraneni-troe.html" text:style-name="Internet_20_link" text:visited-style-name="Visited_20_Internet_20_Link">
</text:a>
 <text:a xlink:type="simple" xlink:href="https://www.ukrinform.ua/rubric-regions/3712136-unaslidok-obstriliv-rf-pidpriemstva-u-kupansku-poraneni-troe.html" text:style-name="Internet_20_link" text:visited-style-name="Visited_20_Internet_20_Link">
</text:a>
The cities of Kupyansk were burning a local enterprise. Three people were injured.</text:p>
      <text:p text:style-name="P4">
News Source: <text:a xlink:type="simple" xlink:href="https://www.ukrinform.ua/rubric-ato/3712271-rosiani-obstrilali-cuguiv-poskodzeni-dvi-bazi-vidpocinku.html" text:style-name="Internet_20_link" text:visited-style-name="Visited_20_Internet_20_Link">
https://www.ukrinform.ua/rubric-ato/3712271-rosiani-obstrilali-cuguiv-poskodzeni-dvi-bazi-vidpocinku.html</text:a>
</text:p>
      <!--NEWS-->
      <text:h text:style-name="P10" text:outline-level="1">
<text:span text:style-name="T4">
Ukraine became sixth in group exercises in the finale with 5 hoops for artistic gymnastics</text:span>
</text:h>
      <text:p text:style-name="P4">
Authors: Ukrinform (Person)</text:p>
      <text:p text:style-name="P4">
Publisher: Укринформ (Organization)</text:p>
      <text:p text:style-name="P4">
Published Time: 2023-05-21T17:03:46+03:00</text:p>
      <text:p text:style-name="P4">
Modified Time: 2023-05-21T17:03:46+03:00</text:p>
      <text:p text:style-name="P4">
Description: The team of Ukraine in group exercises became sixth in the finals with 5 hoops at the European Gymnastics Championship in Baku. - Ukrinform.</text:p>
      <text:p text:style-name="P4">
Images: ['<text:a xlink:type="simple" xlink:href="https://static.ukrinform.com/photos/2023_05/thumb_files/630_360_1684677776-864.jpg" text:style-name="Internet_20_link" text:visited-style-name="Visited_20_Internet_20_Link">
630_360_16846...</text:a>
']</text:p>
      <text:p text:style-name="P4">
Tags: ['Гімнастика']</text:p>
      <text:p text:style-name="P4">
Type: Article</text:p>
      <!--METADATA-->
      <text:p text:style-name="P4">
<draw:frame draw:style-name="fr1" draw:name="Image162" text:anchor-type="as-char" svg:width="6.9236in" svg:height="3.956343in" draw:z-index="0">
<draw:image xlink:href="../Images/yкринформ/2023-05-21T17-03-46-03-00/630_360_1684677776-864.jpg" xlink:type="simple" xlink:show="embed" xlink:actuate="onLoad" draw:mime-type="image/jpeg"/>
</draw:frame>
The national team in group exercises became sixth in the finals with 5 hoops at the Baku Gymnastics Championships.</text:p>
      <text:p text:style-name="P4">
The Ukrainians received 33,850 points, Ukrinform reports.</text:p>
      <text:p text:style-name="P4">
The victory was won by the Israeli nationality, and Bulgaria and Italy also got in the top 3.</text:p>
      <text:p text:style-name="P4">
<text:span text:style-name="T4">
 Read also: </text:span>
 <text:a xlink:type="simple" xlink:href="https://www.ukrinform.ua/rubric-sports/3712168-onoprienko-vigrala-zoloto-cempionatu-evropi-z-hudoznoi-gimnastiki.html" text:style-name="Internet_20_link" text:visited-style-name="Visited_20_Internet_20_Link">
<text:span text:style-name="T4">
 gymnastics </text:span>
</text:a>
As it was reported, Ukrainian gymnasts went to the finals with the 3rd qualifying resort.</text:p>
      <text:p text:style-name="P4">
Photo: NOC</text:p>
      <text:p text:style-name="P4">
News Source: <text:a xlink:type="simple" xlink:href="https://www.ukrinform.ua/rubric-sports/3712273-ukraina-stala-sostou-v-grupovih-vpravah-u-finali-z-5-obrucami-na-ce-z-hudoznoi-gimnastiki.html" text:style-name="Internet_20_link" text:visited-style-name="Visited_20_Internet_20_Link">
https://www.ukrinform.ua/rubric-sports/3712273-ukraina-stala-sostou-v-grupovih-vpravah-u-finali-z-5-obrucami-na-ce-z-hudoznoi-gimnastiki.html</text:a>
</text:p>
      <!--NEWS-->
      <text:h text:style-name="P10" text:outline-level="1">
<text:span text:style-name="T4">
In the Ukrainian Martyrologist of the 20th Century, nearly 113 thousand cards about repressed</text:span>
</text:h>
      <text:p text:style-name="P4">
Authors: Ukrinform (Person)</text:p>
      <text:p text:style-name="P4">
Publisher: Укринформ (Organization)</text:p>
      <text:p text:style-name="P4">
Published Time: 2023-05-21T17:04:50+03:00</text:p>
      <text:p text:style-name="P4">
Modified Time: 2023-05-21T17:04:50+03:00</text:p>
      <text:p text:style-name="P4">
Description: In the database of victims of the communist regime "Ukrainian martyrologist of the 20th century" almost 113 thousand cards about the repressed. - Ukrinform.</text:p>
      <text:p text:style-name="P4">
Images: ['<text:a xlink:type="simple" xlink:href="https://static.ukrinform.com/photos/2023_05/thumb_files/630_360_1684664424-4131.jpeg" text:style-name="Internet_20_link" text:visited-style-name="Visited_20_Internet_20_Link">
630_360_16846...</text:a>
']</text:p>
      <text:p text:style-name="P4">
Tags: ['Архів', 'День пам’яті жертв політичних репресій', 'Пошуки']</text:p>
      <text:p text:style-name="P4">
Type: Article</text:p>
      <!--METADATA-->
      <text:p text:style-name="P4">
<draw:frame draw:style-name="fr1" draw:name="Image163" text:anchor-type="as-char" svg:width="6.9236in" svg:height="3.956343in" draw:z-index="0">
<draw:image xlink:href="../Images/yкринформ/2023-05-21T17-04-50-03-00/630_360_1684664424-4131.jpeg" xlink:type="simple" xlink:show="embed" xlink:actuate="onLoad" draw:mime-type="image/jpeg"/>
</draw:frame>
The Basic victims of the Communist regime "Ukrainian Martyrologist of the 20th Century" have almost 113 thousand cards about the repressed.</text:p>
      <text:p text:style-name="P4">
About it in <text:a xlink:type="simple" xlink:href="https://www.facebook.com/anatoly.khromov/posts/pfbid0MnwhB4pWRMKXoihLf2GCYwc6vUCmbyWgLPmyyKYkTfVbLmrrHaC2nvBLVc8Z56Jol" text:style-name="Internet_20_link" text:visited-style-name="Visited_20_Internet_20_Link">
</text:a>
The head of the State Archival Service Anatoly Chromov reported on the occasion of the Day of Remembrance of Victims of Political Repression, Ukrinform reports.</text:p>
      <text:p text:style-name="P4">
“Our team of the State Archival Service of Ukraine believes that it will be a real commemoration when the name of every repressed person, every victim of totalitarianism will be found and accessible to the search for posterity, historians, journalists ... As of now, almost 113 thousand cards are available now The repressed, the imm will not dwell on honoring everyone!” - said chrome.</text:p>
      <text:p text:style-name="P4">
<text:span text:style-name="T4">
 Read also: </text:span>
 <text:a xlink:type="simple" xlink:href="https://www.ukrinform.ua/rubric-society/3712181-u-bikivni-vsanuvali-pamat-zertv-politicnih-represij.html" text:style-name="Internet_20_link" text:visited-style-name="Visited_20_Internet_20_Link">
<text:span text:style-name="T4">
 Bull </text:span>
</text:a>
He recalled that three years the network of state archives of Ukraine systematically has been working as a supply of this database.</text:p>
      <text:p text:style-name="P4">
As it was reported, today in Ukraine <text:a xlink:type="simple" xlink:href="https://www.ukrinform.ua/rubric-society/3711534-v-ukraini-vidznacaut-den-pamati-zertv-politicnih-represij.html" text:style-name="Internet_20_link" text:visited-style-name="Visited_20_Internet_20_Link">
</text:a>
</text:p>
      <text:p text:style-name="P4">
News Source: <text:a xlink:type="simple" xlink:href="https://www.ukrinform.ua/rubric-society/3712274-v-ukrainskomu-martirologu-20-stolitta-dostupni-majze-113-tisac-kartok-pro-represovanih.html" text:style-name="Internet_20_link" text:visited-style-name="Visited_20_Internet_20_Link">
https://www.ukrinform.ua/rubric-society/3712274-v-ukrainskomu-martirologu-20-stolitta-dostupni-majze-113-tisac-kartok-pro-represovanih.html</text:a>
</text:p>
      <!--NEWS-->
      <text:h text:style-name="P10" text:outline-level="1">
<text:span text:style-name="T4">
Everyone in the world has to respect other nations and recognize state borders - Zelensky</text:span>
</text:h>
      <text:p text:style-name="P4">
Authors: Ukrinform (Person)</text:p>
      <text:p text:style-name="P4">
Publisher: Укринформ (Organization)</text:p>
      <text:p text:style-name="P4">
Published Time: 2023-05-21T17:08:00+03:00</text:p>
      <text:p text:style-name="P4">
Modified Time: 2023-05-21T17:08:00+03:00</text:p>
      <text:p text:style-name="P4">
Description: Everyone in the world has to do their best so that the testimony of wars can only be seen in museums, and everyone in the world must respect other nations and recognize state borders. - Ukrinform.</text:p>
      <text:p text:style-name="P4">
Images: ['<text:a xlink:type="simple" xlink:href="https://static.ukrinform.com/photos/2023_05/thumb_files/630_360_1684676701-846.jpeg" text:style-name="Internet_20_link" text:visited-style-name="Visited_20_Internet_20_Link">
630_360_16846...</text:a>
']</text:p>
      <text:p text:style-name="P4">
Tags: ['Декларація про суверенітет', 'Кордон', 'Війна', 'Зеленський']</text:p>
      <text:p text:style-name="P4">
Type: Article</text:p>
      <!--METADATA-->
      <text:p text:style-name="P4">
<draw:frame draw:style-name="fr1" draw:name="Image164" text:anchor-type="as-char" svg:width="6.9236in" svg:height="3.956343in" draw:z-index="0">
<draw:image xlink:href="../Images/yкринформ/2023-05-21T17-08-00-03-00/630_360_1684676701-846.jpeg" xlink:type="simple" xlink:show="embed" xlink:actuate="onLoad" draw:mime-type="image/jpeg"/>
</draw:frame>
Every Svita must do their best to make the testimony of wars more in museums, and everyone in the world must respect other nations and recognize state border.</text:p>
      <text:p text:style-name="P4">
This was stated by President of Ukraine Volodymyr Zelensky during a speech in the framework of Vyazite to Japan, Ukrinform reports with reference to <text:a xlink:type="simple" xlink:href="https://t.me/V_Zelenskiy_official/6295" text:style-name="Internet_20_link" text:visited-style-name="Visited_20_Internet_20_Link">
</text:a>
Heads of State.</text:p>
      <text:p text:style-name="P4">
“Everyone in the world has to do everything possible to keep the shadows of rolled stories from wars and that only in museums can be seen. Everyone in the world has to respect other nations. Everyone in the world has to recognize state borders. Every Svita must protect justice. Everyone in the world has to take care of life. Every Svita must perceive peace with their own obligation, ” -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ato/3712257-zelenskij-porivnav-zrujnovani-vijnou-mista-ukraini-z-hirosimou.html" text:style-name="Internet_20_link" text:visited-style-name="Visited_20_Internet_20_Link">
<text:span text:style-name="T4">
 Zelensky </text:span>
</text:a>
As it was reported, Zelensky is in Japan, where the 48th summit continues. In Hiroshima, the President of Ukraine met with the heads of the G7 countries, visited the local Peace Museum and laid flowers at the memorial to the victims of atomic bomber.</text:p>
      <text:p text:style-name="P4">
<text:span text:style-name="T5">
Foto: op</text:span>
</text:p>
      <text:p text:style-name="P4">
News Source: <text:a xlink:type="simple" xlink:href="https://www.ukrinform.ua/rubric-world/3712263-kozen-u-sviti-mae-povazati-insi-nacii-ta-viznavati-derzavni-kordoni-zelenskij.html" text:style-name="Internet_20_link" text:visited-style-name="Visited_20_Internet_20_Link">
https://www.ukrinform.ua/rubric-world/3712263-kozen-u-sviti-mae-povazati-insi-nacii-ta-viznavati-derzavni-kordoni-zelenskij.html</text:a>
</text:p>
      <!--NEWS-->
      <text:h text:style-name="P10" text:outline-level="1">
<text:span text:style-name="T4">
Four BBM, tank and four enemy cars - Syrsky were destroyed in the Bakhmut Defense Force</text:span>
</text:h>
      <text:p text:style-name="P4">
Authors: Ukrinform (Person)</text:p>
      <text:p text:style-name="P4">
Publisher: Укринформ (Organization)</text:p>
      <text:p text:style-name="P4">
Published Time: 2023-05-21T17:09:00+03:00</text:p>
      <text:p text:style-name="P4">
Modified Time: 2023-05-21T17:09:00+03:00</text:p>
      <text:p text:style-name="P4">
Description: The Defense Forces of Ukraine in the Bakhmut direction destroyed one tank, four BBM and four cars. - Ukrinform.</text:p>
      <text:p text:style-name="P4">
Images: ['<text:a xlink:type="simple" xlink:href="https://static.ukrinform.com/photos/2019_07/thumb_files/630_360_1562337656-162.jpg" text:style-name="Internet_20_link" text:visited-style-name="Visited_20_Internet_20_Link">
630_360_15623...</text:a>
']</text:p>
      <text:p text:style-name="P4">
Tags: ['Бахмут', 'Військова техніка', 'Сирський', 'Війна з Росією']</text:p>
      <text:p text:style-name="P4">
Type: Article</text:p>
      <!--METADATA-->
      <text:p text:style-name="P4">
<draw:frame draw:style-name="fr1" draw:name="Image165" text:anchor-type="as-char" svg:width="6.9236in" svg:height="3.956343in" draw:z-index="0">
<draw:image xlink:href="../Images/yкринформ/2023-05-21T17-09-00-03-00/630_360_1562337656-162.jpg" xlink:type="simple" xlink:show="embed" xlink:actuate="onLoad" draw:mime-type="image/jpeg"/>
</draw:frame>
Ukraine's Silas of Ukraine in the Bakhmut direction destroyed one tank, four BBMs Ticotyra cars.</text:p>
      <text:p text:style-name="P4">
As Ukrinform reports, about it in <text:a xlink:type="simple" xlink:href="https://t.me/osirskiy/81" text:style-name="Internet_20_link" text:visited-style-name="Visited_20_Internet_20_Link">
</text:a>
The reporter of the Land Forces of the Armed Forces of Ukraine, Colonel-General Alexander.</text:p>
      <text:p text:style-name="P4">
"The wonderful work of the 3rd Separate assault brigade allowed to destroy 9 single -fold equipment: one tank, 4 BBM and 4 cars," the statement said.</text:p>
      <text:p text:style-name="P4">
<text:span text:style-name="T5">
Video: Syrsky</text:span>
 Telegram_</text:p>
      <text:p text:style-name="P4">
According to <text:a xlink:type="simple" xlink:href="https://www.ukrinform.ua/tag-sirskij" text:style-name="Internet_20_link" text:visited-style-name="Visited_20_Internet_20_Link">
</text:a>
, defense operations.</text:p>
      <text:p text:style-name="P4">
<text:span text:style-name="T4">
 Read also: </text:span>
 <text:a xlink:type="simple" xlink:href="https://www.ukrinform.ua/rubric-ato/3712213-ssa-ta-souzniki-virat-v-uspih-ukrainskogo-kontrnastupu-bajden.html" text:style-name="Internet_20_link" text:visited-style-name="Visited_20_Internet_20_Link">
</text:a>
As reported by Ukrinform, today Syrsky reported that Ukrainian soldiers are in flanks in the suburbs of Bakhmut and in fact <text:a xlink:type="simple" xlink:href="https://www.ukrinform.ua/rubric-ato/3712221-ukrainski-vijska-nablizautsa-do-vzatta-bahmuta-u-takticne-otocenna-sirskij.html" text:style-name="Internet_20_link" text:visited-style-name="Visited_20_Internet_20_Link">
</text:a>
</text:p>
      <text:p text:style-name="P4">
News Source: <text:a xlink:type="simple" xlink:href="https://www.ukrinform.ua/rubric-ato/3712259-na-bahmutskomu-napramku-sili-oboroni-znisili-cotiri-bbm-tank-i-cotiri-avto-voroga-sirskij.html" text:style-name="Internet_20_link" text:visited-style-name="Visited_20_Internet_20_Link">
https://www.ukrinform.ua/rubric-ato/3712259-na-bahmutskomu-napramku-sili-oboroni-znisili-cotiri-bbm-tank-i-cotiri-avto-voroga-sirskij.html</text:a>
</text:p>
      <!--NEWS-->
      <text:h text:style-name="P10" text:outline-level="1">
<text:span text:style-name="T4">
Ukrnafta performs all the obligations to supply the fuel of the army - the Ministry of Defense</text:span>
</text:h>
      <text:p text:style-name="P4">
Authors: Ukrinform (Person)</text:p>
      <text:p text:style-name="P4">
Publisher: Укринформ (Organization)</text:p>
      <text:p text:style-name="P4">
Published Time: 2023-05-21T17:23:00+03:00</text:p>
      <text:p text:style-name="P4">
Modified Time: 2023-05-21T17:23:00+03:00</text:p>
      <text:p text:style-name="P4">
Description: Ukrnafta fulfills all the obligations to supply the fuel of the army. - Ukrinform.</text:p>
      <text:p text:style-name="P4">
Images: ['<text:a xlink:type="simple" xlink:href="https://static.ukrinform.com/photos/2019_12/thumb_files/630_360_1576666092-280.jpg" text:style-name="Internet_20_link" text:visited-style-name="Visited_20_Internet_20_Link">
630_360_15766...</text:a>
']</text:p>
      <text:p text:style-name="P4">
Tags: ['Армія', 'Міноборони', 'Укрнафта', 'Дизпаливо']</text:p>
      <text:p text:style-name="P4">
Type: Article</text:p>
      <!--METADATA-->
      <text:p text:style-name="P4">
<draw:frame draw:style-name="fr1" draw:name="Image166" text:anchor-type="as-char" svg:width="6.9236in" svg:height="3.956343in" draw:z-index="0">
<draw:image xlink:href="../Images/yкринформ/2023-05-21T17-23-00-03-00/630_360_1576666092-280.jpg" xlink:type="simple" xlink:show="embed" xlink:actuate="onLoad" draw:mime-type="image/jpeg"/>
</draw:frame>
Ukrnafta fulfills all the obligations to supply the fuel of the army.</text:p>
      <text:p text:style-name="P4">
This was stated in the Ministry of Defense of Ukraine in response to a request of "Ukrinform".</text:p>
      <text:p text:style-name="P4">
According to the Ministry of Defense, after the transition under the control of the Ministry of Ukrnafta, he fulfills all the contractual obligations for fuel supply.(https://www.ukrinform.ua/tag-minoboroni)There is no fuel to supply. From more detailed comments, the Defense Ministry abstained, citing the closed information.</text:p>
      <text:p text:style-name="P4">
For its part, Ukrnafta reported that after the transition of the company under control the Ministry of Defense, the volume of supplies of diesel and gasoline increased three times.</text:p>
      <text:p text:style-name="P4">
<text:span text:style-name="T4">
 Read also: </text:span>
 <text:a xlink:type="simple" xlink:href="https://www.ukrinform.ua/rubric-economy/3706994-ukrnafta-vrahuvala-zauvazenna-ministerstv-i-pidgotuvala-onovlenij-finplan-kompanii.html" text:style-name="Internet_20_link" text:visited-style-name="Visited_20_Internet_20_Link">
<text:span text:style-name="T4">
 Ukrnafta </text:span>
</text:a>
We will remind, on November 7, 2022 the Secretary of NSDC Alexei Danilov informed that acts of companies "Motor Sich", "Zaporizhtransformer", "Avtokras", "Ukrnafta" and "Ukrtatnafta" [] <text:a xlink:type="simple" xlink:href="https://www.ukrinform.ua/rubric-economy/3609411-motor-sic-ukrnaftu-i-se-tri-pidpriemstva-peredali-minoboroni-danilov.html" text:style-name="Internet_20_link" text:visited-style-name="Visited_20_Internet_20_Link">
</text:a>
Ministry of Defense.</text:p>
      <text:p text:style-name="P4">
In January 2023, at the World Economic Forum in Davos, the Deputy Head of the President of Ukraine Rostislav Shurma stated that the nationalization of Ukrnafta was due to the refusal of the company to supply oil products to the Ukrainian army in its own place.</text:p>
      <text:p text:style-name="P4">
According to him, the only reason to seize several enterprises in the state of the law on martial law was the threat of national security.</text:p>
      <text:p text:style-name="P4">
"Private property in Ukraine is inviolable. There is no need to allow any inspections. The only reason why the law on martial law against separate companies was applied is a huge risk to national security," said Shurma.</text:p>
      <text:p text:style-name="P4">
The deputy chairman of the OP argued that in the case of removal from the State Property Company, she - refused to supply oil products of the Ukrainian army, in the case of motor building company "Motor Sich" - this company of post -charters of the Russian company.</text:p>
      <text:p text:style-name="P4">
News Source: <text:a xlink:type="simple" xlink:href="https://www.ukrinform.ua/rubric-economy/3712281-ukrnafta-vikonue-vsi-zobovazanna-z-postacanna-paliva-armii-minoboroni.html" text:style-name="Internet_20_link" text:visited-style-name="Visited_20_Internet_20_Link">
https://www.ukrinform.ua/rubric-economy/3712281-ukrnafta-vikonue-vsi-zobovazanna-z-postacanna-paliva-armii-minoboroni.html</text:a>
</text:p>
      <!--NEWS-->
      <text:h text:style-name="P10" text:outline-level="1">
<text:span text:style-name="T4">
Macron at the G7 summit presented a new financial pact for climate defense</text:span>
</text:h>
      <text:p text:style-name="P4">
Authors: Ukrinform (Person)</text:p>
      <text:p text:style-name="P4">
Publisher: Укринформ (Organization)</text:p>
      <text:p text:style-name="P4">
Published Time: 2023-05-21T17:34:00+03:00</text:p>
      <text:p text:style-name="P4">
Modified Time: 2023-05-21T17:34:00+03:00</text:p>
      <text:p text:style-name="P4">
Description: French President Emanuel Macron at the G7 summit in Japan presented a new financial pact for climate defense. - Ukrinform.</text:p>
      <text:p text:style-name="P4">
Images: ['<text:a xlink:type="simple" xlink:href="https://static.ukrinform.com/photos/2023_02/thumb_files/630_360_1675929865-232.jpg" text:style-name="Internet_20_link" text:visited-style-name="Visited_20_Internet_20_Link">
630_360_16759...</text:a>
']</text:p>
      <text:p text:style-name="P4">
Tags: ['Японія', 'Макрон', 'Саміт', 'Зміна клімату']</text:p>
      <text:p text:style-name="P4">
Type: Article</text:p>
      <!--METADATA-->
      <text:p text:style-name="P4">
<draw:frame draw:style-name="fr1" draw:name="Image167" text:anchor-type="as-char" svg:width="6.9236in" svg:height="3.956343in" draw:z-index="0">
<draw:image xlink:href="../Images/yкринформ/2023-05-21T17-34-00-03-00/630_360_1675929865-232.jpg" xlink:type="simple" xlink:show="embed" xlink:actuate="onLoad" draw:mime-type="image/jpeg"/>
</draw:frame>
Presidentialfranium Emanuel Macron at the G7 summit in Japan presented a new financial package in climate protection.</text:p>
      <text:p text:style-name="P4">
About it reports Ukrinform with reference to <text:a xlink:type="simple" xlink:href="https://www.lefigaro.fr/conjoncture/au-g7-macron-fait-la-promotion-de-son-pacte-financier-international-20230521" text:style-name="Internet_20_link" text:visited-style-name="Visited_20_Internet_20_Link">
</text:a>
"I was able to present what the summit would be about the new Paris Financial Pact22 and June 23," he said.</text:p>
      <text:p text:style-name="P4">
It is noted that the idea of such a Buz summit was voiced last fall during the UN Conference on COP27 Climate in Egypt. It was proposed by Paris by the Prime Minister of Barbados Mia Mottley, whose country belongs to the states with a large threat of consequences <text:a xlink:type="simple" xlink:href="https://www.ukrinform.ua/tag-zmina-klimatu" text:style-name="Internet_20_link" text:visited-style-name="Visited_20_Internet_20_Link">
</text:a>
The goal of the ambitious is to reform the World Finance Architecture to better thanks to the challenges of global warming.</text:p>
      <text:p text:style-name="P4">
"We will offer the International Monetary Fund and World Bank reform reforms to provide more funding to the countries that are most likely to re -reiterate," Macron said.</text:p>
      <text:p text:style-name="P4">
<text:span text:style-name="T4">
 Read also: </text:span>
 <text:a xlink:type="simple" xlink:href="https://www.ukrinform.ua/rubric-polytics/3711900-zelenskij-u-aponii-proviv-zustric-iz-makronom.html" text:style-name="Internet_20_link" text:visited-style-name="Visited_20_Internet_20_Link">
<text:span text:style-name="T4">
 Macron </text:span>
</text:a>
The President of France also noted that "it is not necessary to choose between the struggle with impoverishment and the struggle for climate protection."</text:p>
      <text:p text:style-name="P4">
As reported by Ukrinform, in Japan the 48th Summit of the Seven Group is held at 21. Its participants consider ways to ensure the sustainability of global economic, including the consequences of the coronavirus pandemic and Russian aggression against Ukraine.</text:p>
      <text:p text:style-name="P4">
News Source: <text:a xlink:type="simple" xlink:href="https://www.ukrinform.ua/rubric-world/3712284-makron-na-samiti-g7-predstaviv-novij-finansovij-pakt-na-zahist-klimatu.html" text:style-name="Internet_20_link" text:visited-style-name="Visited_20_Internet_20_Link">
https://www.ukrinform.ua/rubric-world/3712284-makron-na-samiti-g7-predstaviv-novij-finansovij-pakt-na-zahist-klimatu.html</text:a>
</text:p>
      <!--NEWS-->
      <text:h text:style-name="P10" text:outline-level="1">
<text:span text:style-name="T4">
In the Poltava region a man shot three people and blew himself a grenade</text:span>
</text:h>
      <text:p text:style-name="P4">
Authors: Ukrinform (Person)</text:p>
      <text:p text:style-name="P4">
Publisher: Укринформ (Organization)</text:p>
      <text:p text:style-name="P4">
Published Time: 2023-05-21T17:36:24+03:00</text:p>
      <text:p text:style-name="P4">
Modified Time: 2023-05-21T17:36:24+03:00</text:p>
      <text:p text:style-name="P4">
Description: In Poltava region in the city of Lokhvitsa, a man shot three people and blew himself with a grenade. - Ukrinform.</text:p>
      <text:p text:style-name="P4">
Images: ['<text:a xlink:type="simple" xlink:href="https://static.ukrinform.com/photos/2018_08/thumb_files/630_360_1533723338-1424.jpg" text:style-name="Internet_20_link" text:visited-style-name="Visited_20_Internet_20_Link">
630_360_15337...</text:a>
']</text:p>
      <text:p text:style-name="P4">
Tags: ['Граната', 'Полтавщина', 'Вбивство']</text:p>
      <text:p text:style-name="P4">
Type: Article</text:p>
      <!--METADATA-->
      <text:p text:style-name="P4">
<draw:frame draw:style-name="fr1" draw:name="Image168" text:anchor-type="as-char" svg:width="6.9236in" svg:height="3.956343in" draw:z-index="0">
<draw:image xlink:href="../Images/yкринформ/2023-05-21T17-36-24-03-00/630_360_1533723338-1424.jpg" xlink:type="simple" xlink:show="embed" xlink:actuate="onLoad" draw:mime-type="image/jpeg"/>
</draw:frame>
In the city of Lokhvytsya, a man shot three people in the city of Lokhvitsa and blew herself.</text:p>
      <text:p text:style-name="P4">
About it reports <text:a xlink:type="simple" xlink:href="https://suspilne.media/482839-u-lohvici-na-poltavsini-colovik-zastreliv-troh-ludej-i-pidirvav-sebe-granatou/" text:style-name="Internet_20_link" text:visited-style-name="Visited_20_Internet_20_Link">
</text:a>
 <text:a xlink:type="simple" xlink:href="https://suspilne.media/482839-u-lohvici-na-poltavsini-colovik-zastreliv-troh-ludej-i-pidirvav-sebe-granatou/" text:style-name="Internet_20_link" text:visited-style-name="Visited_20_Internet_20_Link">
</text:a>
With reference to the spokeswoman of the Mirgorod police department Larisa Petrenko, Ukrinform reports.</text:p>
      <text:p text:style-name="P4">
“In the city of Lokhvitsa, Mirgorod district, a man killed three people and then suppressed himself <text:a xlink:type="simple" xlink:href="https://www.ukrinform.ua/tag-granata" text:style-name="Internet_20_link" text:visited-style-name="Visited_20_Internet_20_Link">
</text:a>
”, - reports.</text:p>
      <text:p text:style-name="P4">
According to investigators, a 53-year-old man shot his neighbor's neighboring: 67 and 47-year-old men and a 63-year-old neighbor.</text:p>
      <text:p text:style-name="P4">
<text:span text:style-name="T4">
 Read also: </text:span>
 <text:a xlink:type="simple" xlink:href="https://www.ukrinform.ua/rubric-regions/3711670-na-poltavsini-zneskodili-rejderiv-aki-zazihnuli-na-zavod-ditacogo-harcuvanna.html" text:style-name="Internet_20_link" text:visited-style-name="Visited_20_Internet_20_Link">
<text:span text:style-name="T4">
 Poltava </text:span>
</text:a>
Criminal proceedings under the article "Intentional Murder of Two or More Persons" have been started.</text:p>
      <text:p text:style-name="P4">
_ Photo illustrative_</text:p>
      <text:p text:style-name="P4">
News Source: <text:a xlink:type="simple" xlink:href="https://www.ukrinform.ua/rubric-regions/3712285-na-poltavsini-colovik-zastreliv-troh-ludej-i-pidirvav-sebe-granatou.html" text:style-name="Internet_20_link" text:visited-style-name="Visited_20_Internet_20_Link">
https://www.ukrinform.ua/rubric-regions/3712285-na-poltavsini-colovik-zastreliv-troh-ludej-i-pidirvav-sebe-granatou.html</text:a>
</text:p>
      <!--NEWS-->
      <text:h text:style-name="P10" text:outline-level="1">
<text:span text:style-name="T4">
Border guards neutralized in Bakhmut the assault group of Russians</text:span>
</text:h>
      <text:p text:style-name="P4">
Authors: Ukrinform (Person)</text:p>
      <text:p text:style-name="P4">
Publisher: Укринформ (Organization)</text:p>
      <text:p text:style-name="P4">
Published Time: 2023-05-21T17:36:36+03:00</text:p>
      <text:p text:style-name="P4">
Modified Time: 2023-05-21T17:36:36+03:00</text:p>
      <text:p text:style-name="P4">
Description: In cooperation with air intelligence, mortars of the State Border Service of Ukraine hit the centers of Russian troops in Bakhmut, Donetsk region, eliminating a group of invaders who were going to go on the offensive.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Прикордонники', 'Війна з Росією']</text:p>
      <text:p text:style-name="P4">
Type: Article</text:p>
      <!--METADATA-->
      <text:p text:style-name="P4">
<draw:frame draw:style-name="fr1" draw:name="Image169" text:anchor-type="as-char" svg:width="6.9236in" svg:height="3.956343in" draw:z-index="0">
<draw:image xlink:href="../Images/yкринформ/2023-05-21T17-36-36-03-00/630_360_1680422407-224.png" xlink:type="simple" xlink:show="embed" xlink:actuate="onLoad" draw:mime-type="image/png"/>
</draw:frame>
In cooperation with air intelligence, mortars of the State Border Service of Ukraine in cooperation with the centers of Russian troops in Bakhmut, Donetsk region, eliminating a group of invaders who were going to go on the offensive.</text:p>
      <text:p text:style-name="P4">
As Ukrinform reports, the SPSU reported in <text:a xlink:type="simple" xlink:href="https://www.facebook.com/watch/" text:style-name="Internet_20_link" text:visited-style-name="Visited_20_Internet_20_Link">
</text:a>
"Having trained the place of accumulation and waiting for the concentration of a certain number of accumulators in the ruins, our fighters worked mortars. The enemy lost a kissing group: 7 two hundred and 4 hundred. So the attacking plan broke out," the service said.</text:p>
      <text:p text:style-name="P4">
<text:span text:style-name="T4">
 Read also: </text:span>
 <text:a xlink:type="simple" xlink:href="https://www.ukrinform.ua/rubric-ato/3712191-zelenskij-bahmut-ne-zahoplenij-rosianami.html" text:style-name="Internet_20_link" text:visited-style-name="Visited_20_Internet_20_Link">
<text:span text:style-name="T4">
 Bakhmut </text:span>
</text:a>
As reported by Ukrinform, the commander of the Land Forces of the Armed Forces of Ukraine, Colonel-Colonel Alexander Sirsky stated that the defense forces were moving in Fiflangs in Bakhmut's suburbs and in fact <text:a xlink:type="simple" xlink:href="https://www.ukrinform.ua/rubric-ato/3712221-ukrainski-vijska-nablizautsa-do-vzatta-bahmuta-u-takticne-otocenna-sirskij.html" text:style-name="Internet_20_link" text:visited-style-name="Visited_20_Internet_20_Link">
</text:a>
</text:p>
      <text:p text:style-name="P4">
News Source: <text:a xlink:type="simple" xlink:href="https://www.ukrinform.ua/rubric-ato/3712286-prikordonniki-zneskodili-v-bahmuti-sturmovu-grupu-rosian.html" text:style-name="Internet_20_link" text:visited-style-name="Visited_20_Internet_20_Link">
https://www.ukrinform.ua/rubric-ato/3712286-prikordonniki-zneskodili-v-bahmuti-sturmovu-grupu-rosian.html</text:a>
</text:p>
      <!--NEWS-->
      <text:h text:style-name="P10" text:outline-level="1">
<text:span text:style-name="T4">
The Russians fired at the border of Sumy and Chernihiv five times</text:span>
</text:h>
      <text:p text:style-name="P4">
Authors: Ukrinform (Person)</text:p>
      <text:p text:style-name="P4">
Publisher: Укринформ (Organization)</text:p>
      <text:p text:style-name="P4">
Published Time: 2023-05-21T17:40:00+03:00</text:p>
      <text:p text:style-name="P4">
Modified Time: 2023-05-21T17:40:00+03:00</text:p>
      <text:p text:style-name="P4">
Description: Russian troops on Sunday, May 21, fired at mortars and artillery five times the border areas of Chernihiv and Sumy regions. - Ukrinform.</text:p>
      <text:p text:style-name="P4">
Images: ['<text:a xlink:type="simple" xlink:href="https://static.ukrinform.com/photos/2023_03/thumb_files/630_360_1679855166-842.jpg" text:style-name="Internet_20_link" text:visited-style-name="Visited_20_Internet_20_Link">
630_360_16798...</text:a>
']</text:p>
      <text:p text:style-name="P4">
Tags: ['Обстріл', 'Сумщина', 'Чернігівщина', 'Війна з Росією']</text:p>
      <text:p text:style-name="P4">
Type: Article</text:p>
      <!--METADATA-->
      <text:p text:style-name="P4">
<draw:frame draw:style-name="fr1" draw:name="Image170" text:anchor-type="as-char" svg:width="6.9236in" svg:height="3.956343in" draw:z-index="0">
<draw:image xlink:href="../Images/yкринформ/2023-05-21T17-40-00-03-00/630_360_1679855166-842.jpg" xlink:type="simple" xlink:show="embed" xlink:actuate="onLoad" draw:mime-type="image/jpeg"/>
</draw:frame>
Ruskivska on Sunday, May 21, five times fired at mortars and artillery border areas of Chernihiv and Sumy regions.</text:p>
      <text:p text:style-name="P4">
According to Ukrinform, the operational command "North" reported in <text:a xlink:type="simple" xlink:href="https://t.me/ok_pivnich1/2722" text:style-name="Internet_20_link" text:visited-style-name="Visited_20_Internet_20_Link">
</text:a>
In particular, from 10:30 to 10:55, eight hungry took place in the area of progress, probably from the artillery.</text:p>
      <text:p text:style-name="P4">
From 10:27 to 10:45 in the area of the village of Mykolaivka there are five hits, probably from a mortar of 120 mm caliber. Probably, the invaders of the same weapons were six hits near the village of Studenok from 12:35 to 12:50 and four more than a four -year in the Vovkivka area from 12:50 to 13:00.</text:p>
      <text:p text:style-name="P4">
From 14:50 to 15:00 there were three hit, probably from a mortar120 mm caliber near the village of Bilokopitov.</text:p>
      <text:p text:style-name="P4">
<text:span text:style-name="T4">
 Read also: </text:span>
 <text:a xlink:type="simple" xlink:href="https://www.ukrinform.ua/rubric-ato/3712271-rosiani-obstrilali-cuguiv-poskodzeni-dvi-bazi-vidpocinku.html" text:style-name="Internet_20_link" text:visited-style-name="Visited_20_Internet_20_Link">
<text:span text:style-name="T4">
 firing </text:span>
</text:a>
In all cases, information about losses among the local population or damage to civilian infrastructure was not received.</text:p>
      <text:p text:style-name="P4">
As reported by Ukrinform, on May 20 Russian troops <text:a xlink:type="simple" xlink:href="https://www.ukrinform.ua/rubric-ato/3712009-vorog-za-den-sim-raziv-obstrilav-prikordonna-sumsini-poskodzeni-dva-budinki.html" text:style-name="Internet_20_link" text:visited-style-name="Visited_20_Internet_20_Link">
</text:a>
Causing a total of 56 explosions.  _ Photo illustrative _</text:p>
      <text:p text:style-name="P4">
News Source: <text:a xlink:type="simple" xlink:href="https://www.ukrinform.ua/rubric-ato/3712287-rosiani-pat-raziv-obstrilali-prikordonna-sumsini-ta-cernigivsini.html" text:style-name="Internet_20_link" text:visited-style-name="Visited_20_Internet_20_Link">
https://www.ukrinform.ua/rubric-ato/3712287-rosiani-pat-raziv-obstrilali-prikordonna-sumsini-ta-cernigivsini.html</text:a>
</text:p>
      <!--NEWS-->
      <text:h text:style-name="P10" text:outline-level="1">
<text:span text:style-name="T4">
Azov published the stories of the fighters about the last days of defense of Azovstal</text:span>
</text:h>
      <text:p text:style-name="P4">
Authors: Ukrinform (Person)</text:p>
      <text:p text:style-name="P4">
Publisher: Укринформ (Organization)</text:p>
      <text:p text:style-name="P4">
Published Time: 2023-05-21T17:46:53+03:00</text:p>
      <text:p text:style-name="P4">
Modified Time: 2023-05-21T17:46:53+03:00</text:p>
      <text:p text:style-name="P4">
Description: The Azov NSU Brigade published video records of the fighters about the last days of the Azovstal Defense. - Ukrinform.</text:p>
      <text:p text:style-name="P4">
Images: ['<text:a xlink:type="simple" xlink:href="https://static.ukrinform.com/photos/2022_06/thumb_files/630_360_1654588740-534.jpg" text:style-name="Internet_20_link" text:visited-style-name="Visited_20_Internet_20_Link">
630_360_16545...</text:a>
']</text:p>
      <text:p text:style-name="P4">
Tags: ['Азовсталь', 'Маріуполь', 'Полонені']</text:p>
      <text:p text:style-name="P4">
Type: Article</text:p>
      <!--METADATA-->
      <text:p text:style-name="P4">
<draw:frame draw:style-name="fr1" draw:name="Image171" text:anchor-type="as-char" svg:width="6.9236in" svg:height="3.946452in" draw:z-index="0">
<draw:image xlink:href="../Images/yкринформ/2023-05-21T17-46-53-03-00/630_360_1654588740-534.jpg" xlink:type="simple" xlink:show="embed" xlink:actuate="onLoad" draw:mime-type="image/jpeg"/>
</draw:frame>
Azov brigadely published a video story of the fighters about the last days of Azovstal's defense.</text:p>
      <text:p text:style-name="P4">
According to Ukrinform, her press service reports in <text:a xlink:type="simple" xlink:href="https://t.me/azov_media/4745" text:style-name="Internet_20_link" text:visited-style-name="Visited_20_Internet_20_Link">
</text:a>
“This is a story about devotion and true brotherhood; about the ability to make complex decisions on which the lives of hundreds of people depend; Only real commanders can take on a huge responsibility. The last “<text:a xlink:type="simple" xlink:href="https://www.ukrinform.ua/tag-azovstal" text:style-name="Internet_20_link" text:visited-style-name="Visited_20_Internet_20_Link">
</text:a>
”. Life or death ”, -is in the message.</text:p>
      <text:p text:style-name="P4">
Video authors demonstrate how several thousand Ukrainian women were desperate with the enemy, and in the bins in torment, without the opportunity to receive proper help, the wounded was killed. What the Azov fighters thought then, what they hoped, what options were considered, to break, or to stay on the Azovstal until the end - the answers to these questions in the video.</text:p>
      <text:p text:style-name="P4">
<text:span text:style-name="T4">
 Read also: </text:span>
 <text:a xlink:type="simple" xlink:href="https://www.ukrinform.ua/rubric-ato/3712031-ridni-polonenih-azovciv-rozpovili-v-roliku-ak-cekaut-na-svoih-geroiv.html" text:style-name="Internet_20_link" text:visited-style-name="Visited_20_Internet_20_Link">
</text:a>
As reported by Ukrinform, on May 20, the families of the Azovstal defenders who are overwhelming in the Russian captivity recorded a moving video about how they await their characters at home.</text:p>
      <text:p text:style-name="P4">
News Source: <text:a xlink:type="simple" xlink:href="https://www.ukrinform.ua/rubric-society/3712291-azov-opriludniv-rozpovidi-bijciv-pro-ostanni-dni-oboroni-azovstali.html" text:style-name="Internet_20_link" text:visited-style-name="Visited_20_Internet_20_Link">
https://www.ukrinform.ua/rubric-society/3712291-azov-opriludniv-rozpovidi-bijciv-pro-ostanni-dni-oboroni-azovstali.html</text:a>
</text:p>
      <!--NEWS-->
      <text:h text:style-name="P10" text:outline-level="1">
<text:span text:style-name="T4">
Ukrainian Kravchenko won the gold of European Cup with Judo among the Cadets</text:span>
</text:h>
      <text:p text:style-name="P4">
Authors: Ukrinform (Person)</text:p>
      <text:p text:style-name="P4">
Publisher: Укринформ (Organization)</text:p>
      <text:p text:style-name="P4">
Published Time: 2023-05-21T17:53:00+03:00</text:p>
      <text:p text:style-name="P4">
Modified Time: 2023-05-21T17:53:00+03:00</text:p>
      <text:p text:style-name="P4">
Description: Ukrainian judoist Danylo Kravchenko won the European Cup of Cadets in Bialsk-Biala, Poland in the weight category up to 60 kg. - Ukrinform.</text:p>
      <text:p text:style-name="P4">
Images: ['<text:a xlink:type="simple" xlink:href="https://static.ukrinform.com/photos/2023_05/thumb_files/630_360_1684680721-369.jpg" text:style-name="Internet_20_link" text:visited-style-name="Visited_20_Internet_20_Link">
630_360_16846...</text:a>
']</text:p>
      <text:p text:style-name="P4">
Tags: ['Дзюдо']</text:p>
      <text:p text:style-name="P4">
Type: Article</text:p>
      <!--METADATA-->
      <text:p text:style-name="P4">
<draw:frame draw:style-name="fr1" draw:name="Image172" text:anchor-type="as-char" svg:width="6.9236in" svg:height="3.956343in" draw:z-index="0">
<draw:image xlink:href="../Images/yкринформ/2023-05-21T17-53-00-03-00/630_360_1684680721-369.jpg" xlink:type="simple" xlink:show="embed" xlink:actuate="onLoad" draw:mime-type="image/jpeg"/>
</draw:frame>
Ukrainian judoist Danylo Kravchenko won the European Cup of the Cups in Bialsko-Biala, Poland in the weight category up to 60 kg.</text:p>
      <text:p text:style-name="P4">
This was reported by the Judo Federation of Ukraine in <text:a xlink:type="simple" xlink:href="https://www.facebook.com/618729276950033/posts/619580576864903" text:style-name="Internet_20_link" text:visited-style-name="Visited_20_Internet_20_Link">
</text:a>
, reports Ukrinform.</text:p>
      <text:p text:style-name="P4">
Danilo won five rivals at the group stage, won the Lithuanian Subsiditor in the semifinals, and in the finals for Shido defeated an opponent from Hungary.</text:p>
      <text:p text:style-name="P4">
For Daniel, this debut award at the European Cup level.</text:p>
      <text:p text:style-name="P4">
<text:span text:style-name="T4">
 Read also: </text:span>
 <text:a xlink:type="simple" xlink:href="https://www.ukrinform.ua/rubric-sports/3712092-ukrainec-kravcenko-vigrav-polskij-etap-kubka-evropi-z-dzudo.html" text:style-name="Internet_20_link" text:visited-style-name="Visited_20_Internet_20_Link">
<text:span text:style-name="T4">
 judo </text:span>
</text:a>
The next stage of the European Cup among the Cadets will take place on May 27-28 in Komibra(Portugal).</text:p>
      <text:p text:style-name="P4">
Фото: facebook.com</text:p>
      <text:p text:style-name="P4">
News Source: <text:a xlink:type="simple" xlink:href="https://www.ukrinform.ua/rubric-sports/3712296-ukrainec-kravcenko-vigrav-zoloto-kubka-evropi-z-dzudo-sered-kadetiv.html" text:style-name="Internet_20_link" text:visited-style-name="Visited_20_Internet_20_Link">
https://www.ukrinform.ua/rubric-sports/3712296-ukrainec-kravcenko-vigrav-zoloto-kubka-evropi-z-dzudo-sered-kadetiv.html</text:a>
</text:p>
      <!--NEWS-->
      <text:h text:style-name="P10" text:outline-level="1">
<text:span text:style-name="T4">
More than 2000 locals were supported in Lutsk by Lutsk</text:span>
</text:h>
      <text:p text:style-name="P4">
Authors: Ukrinform (Person)</text:p>
      <text:p text:style-name="P4">
Publisher: Укринформ (Organization)</text:p>
      <text:p text:style-name="P4">
Published Time: 2023-05-21T17:56:00+03:00</text:p>
      <text:p text:style-name="P4">
Modified Time: 2023-05-21T17:56:00+03:00</text:p>
      <text:p text:style-name="P4">
Description: More than 2,000 people were supported by the All -Ukrainian Action "Veloden". - Ukrinform.</text:p>
      <text:p text:style-name="P4">
Images: ['<text:a xlink:type="simple" xlink:href="https://static.ukrinform.com/photos/2023_05/thumb_files/630_360_1684680838-9360.jpeg" text:style-name="Internet_20_link" text:visited-style-name="Visited_20_Internet_20_Link">
630_360_16846...</text:a>
', '<text:a xlink:type="simple" xlink:href="https://static.ukrinform.com/photos/2023_05/thumb_files/630_360_1684680838-1832.jpeg" text:style-name="Internet_20_link" text:visited-style-name="Visited_20_Internet_20_Link">
630_360_16846...</text:a>
', '<text:a xlink:type="simple" xlink:href="https://static.ukrinform.com/photos/2023_05/thumb_files/630_360_1684680837-1294.jpeg" text:style-name="Internet_20_link" text:visited-style-name="Visited_20_Internet_20_Link">
630_360_16846...</text:a>
', '<text:a xlink:type="simple" xlink:href="https://static.ukrinform.com/photos/2023_05/thumb_files/630_360_1684680837-1699.jpeg" text:style-name="Internet_20_link" text:visited-style-name="Visited_20_Internet_20_Link">
630_360_16846...</text:a>
', '<text:a xlink:type="simple" xlink:href="https://static.ukrinform.com/photos/2023_05/thumb_files/630_360_1684680837-9163.jpeg" text:style-name="Internet_20_link" text:visited-style-name="Visited_20_Internet_20_Link">
630_360_16846...</text:a>
', '<text:a xlink:type="simple" xlink:href="https://static.ukrinform.com/photos/2023_05/thumb_files/630_360_1684680837-5422.jpeg" text:style-name="Internet_20_link" text:visited-style-name="Visited_20_Internet_20_Link">
630_360_16846...</text:a>
', '<text:a xlink:type="simple" xlink:href="https://static.ukrinform.com/photos/2023_05/thumb_files/630_360_1684680837-9418.jpeg" text:style-name="Internet_20_link" text:visited-style-name="Visited_20_Internet_20_Link">
630_360_16846...</text:a>
', '<text:a xlink:type="simple" xlink:href="https://static.ukrinform.com/photos/2023_05/thumb_files/630_360_1684680837-1177.jpeg" text:style-name="Internet_20_link" text:visited-style-name="Visited_20_Internet_20_Link">
630_360_16846...</text:a>
', '<text:a xlink:type="simple" xlink:href="https://static.ukrinform.com/photos/2023_05/thumb_files/630_360_1684680838-5952.jpeg" text:style-name="Internet_20_link" text:visited-style-name="Visited_20_Internet_20_Link">
630_360_16846...</text:a>
']</text:p>
      <text:p text:style-name="P4">
Tags: ['Луцьк', 'Велосипед', 'Велопробіг']</text:p>
      <text:p text:style-name="P4">
Type: Article</text:p>
      <!--METADATA-->
      <text:p text:style-name="P4">
<draw:frame draw:style-name="fr1" draw:name="Image173" text:anchor-type="as-char" svg:width="6.9236in" svg:height="3.956343in" draw:z-index="0">
<draw:image xlink:href="../Images/yкринформ/2023-05-21T17-56-00-03-00/630_360_1684680838-9360.jpeg" xlink:type="simple" xlink:show="embed" xlink:actuate="onLoad" draw:mime-type="image/jpeg"/>
</draw:frame>
More than 2,000 people were supported in Lutskuvseukovka.</text:p>
      <text:p text:style-name="P4">
About it in <text:a xlink:type="simple" xlink:href="https://www.facebook.com/ihor.polishchuk/posts/pfbid02mbuRGaYWE24HNWJZcK9H1tS4RxidHD97KEQx28RzZNkANipkwDWGmDasCWSkoj7rl" text:style-name="Internet_20_link" text:visited-style-name="Visited_20_Internet_20_Link">
</text:a>
The mayor of Lutsk Igor Polishchuk reported, Ukrinform reports.</text:p>
      <text:p text:style-name="P4">
"Today, together with more than two thousand residents of the community, he participated in the Us -Ukrainian action" Veloden "," Polishchuk said.</text:p>
      <text:p text:style-name="P4">
<draw:frame draw:style-name="fr1" draw:name="Image174" text:anchor-type="as-char" svg:width="6.9236in" svg:height="3.956343in" draw:z-index="0">
<draw:image xlink:href="../Images/yкринформ/2023-05-21T17-56-00-03-00/630_360_1684680838-1832.jpeg" xlink:type="simple" xlink:show="embed" xlink:actuate="onLoad" draw:mime-type="image/jpeg"/>
</draw:frame>
More than 2,000 people / photos were supported in Lutskveloden: Ihor Polishchuk <text:a xlink:type="simple" xlink:href="https://static.ukrinform.com/photos/2023_05/1684680838-1832.jpeg" text:style-name="Internet_20_link" text:visited-style-name="Visited_20_Internet_20_Link">
<draw:frame draw:style-name="fr1" draw:name="Image175" text:anchor-type="as-char" svg:width="6.9236in" svg:height="3.956343in" draw:z-index="0">
<draw:image xlink:href="../Images/yкринформ/2023-05-21T17-56-00-03-00/630_360_1684680838-1832.jpeg" xlink:type="simple" xlink:show="embed" xlink:actuate="onLoad" draw:mime-type="image/jpeg"/>
</draw:frame>
</text:a>
 <text:a xlink:type="simple" xlink:href="https://static.ukrinform.com/photos/2023_05/1684680837-1294.jpeg" text:style-name="Internet_20_link" text:visited-style-name="Visited_20_Internet_20_Link">
<draw:frame draw:style-name="fr1" draw:name="Image176" text:anchor-type="as-char" svg:width="6.9236in" svg:height="3.956343in" draw:z-index="0">
<draw:image xlink:href="../Images/yкринформ/2023-05-21T17-56-00-03-00/630_360_1684680837-1294.jpeg" xlink:type="simple" xlink:show="embed" xlink:actuate="onLoad" draw:mime-type="image/jpeg"/>
</draw:frame>
</text:a>
 <text:a xlink:type="simple" xlink:href="https://static.ukrinform.com/photos/2023_05/1684680837-1699.jpeg" text:style-name="Internet_20_link" text:visited-style-name="Visited_20_Internet_20_Link">
<draw:frame draw:style-name="fr1" draw:name="Image177" text:anchor-type="as-char" svg:width="6.9236in" svg:height="3.956343in" draw:z-index="0">
<draw:image xlink:href="../Images/yкринформ/2023-05-21T17-56-00-03-00/630_360_1684680837-1699.jpeg" xlink:type="simple" xlink:show="embed" xlink:actuate="onLoad" draw:mime-type="image/jpeg"/>
</draw:frame>
</text:a>
 <text:a xlink:type="simple" xlink:href="https://static.ukrinform.com/photos/2023_05/1684680837-9163.jpeg" text:style-name="Internet_20_link" text:visited-style-name="Visited_20_Internet_20_Link">
<draw:frame draw:style-name="fr1" draw:name="Image178" text:anchor-type="as-char" svg:width="6.9236in" svg:height="3.956343in" draw:z-index="0">
<draw:image xlink:href="../Images/yкринформ/2023-05-21T17-56-00-03-00/630_360_1684680837-9163.jpeg" xlink:type="simple" xlink:show="embed" xlink:actuate="onLoad" draw:mime-type="image/jpeg"/>
</draw:frame>
</text:a>
 <text:a xlink:type="simple" xlink:href="https://static.ukrinform.com/photos/2023_05/1684680837-5422.jpeg" text:style-name="Internet_20_link" text:visited-style-name="Visited_20_Internet_20_Link">
<draw:frame draw:style-name="fr1" draw:name="Image179" text:anchor-type="as-char" svg:width="6.9236in" svg:height="3.956343in" draw:z-index="0">
<draw:image xlink:href="../Images/yкринформ/2023-05-21T17-56-00-03-00/630_360_1684680837-5422.jpeg" xlink:type="simple" xlink:show="embed" xlink:actuate="onLoad" draw:mime-type="image/jpeg"/>
</draw:frame>
</text:a>
 <text:a xlink:type="simple" xlink:href="https://static.ukrinform.com/photos/2023_05/1684680837-9418.jpeg" text:style-name="Internet_20_link" text:visited-style-name="Visited_20_Internet_20_Link">
<draw:frame draw:style-name="fr1" draw:name="Image180" text:anchor-type="as-char" svg:width="6.9236in" svg:height="3.956343in" draw:z-index="0">
<draw:image xlink:href="../Images/yкринформ/2023-05-21T17-56-00-03-00/630_360_1684680837-9418.jpeg" xlink:type="simple" xlink:show="embed" xlink:actuate="onLoad" draw:mime-type="image/jpeg"/>
</draw:frame>
</text:a>
 <text:a xlink:type="simple" xlink:href="https://static.ukrinform.com/photos/2023_05/1684680837-1177.jpeg" text:style-name="Internet_20_link" text:visited-style-name="Visited_20_Internet_20_Link">
<draw:frame draw:style-name="fr1" draw:name="Image181" text:anchor-type="as-char" svg:width="6.9236in" svg:height="3.956343in" draw:z-index="0">
<draw:image xlink:href="../Images/yкринформ/2023-05-21T17-56-00-03-00/630_360_1684680837-1177.jpeg" xlink:type="simple" xlink:show="embed" xlink:actuate="onLoad" draw:mime-type="image/jpeg"/>
</draw:frame>
</text:a>
 <text:a xlink:type="simple" xlink:href="https://static.ukrinform.com/photos/2023_05/1684680838-5952.jpeg" text:style-name="Internet_20_link" text:visited-style-name="Visited_20_Internet_20_Link">
<draw:frame draw:style-name="fr1" draw:name="Image182" text:anchor-type="as-char" svg:width="6.9236in" svg:height="3.956343in" draw:z-index="0">
<draw:image xlink:href="../Images/yкринформ/2023-05-21T17-56-00-03-00/630_360_1684680838-5952.jpeg" xlink:type="simple" xlink:show="embed" xlink:actuate="onLoad" draw:mime-type="image/jpeg"/>
</draw:frame>
</text:a>
 <text:a xlink:type="simple" xlink:href="https://static.ukrinform.com/photos/2023_05/1684680838-9360.jpeg" text:style-name="Internet_20_link" text:visited-style-name="Visited_20_Internet_20_Link">
<draw:frame draw:style-name="fr1" draw:name="Image183" text:anchor-type="as-char" svg:width="6.9236in" svg:height="3.956343in" draw:z-index="0">
<draw:image xlink:href="../Images/yкринформ/2023-05-21T17-56-00-03-00/630_360_1684680838-9360.jpeg" xlink:type="simple" xlink:show="embed" xlink:actuate="onLoad" draw:mime-type="image/jpeg"/>
</draw:frame>
</text:a>
According to him, the route of the event ran Avenue of Sobornost, young Tavidage, Street of Rivne, Volia Avenue, Vinnychenko Street, Vasyl Moses Avenue and Victory. Finished near the Portsty Shopping Center. Probelia of participants <text:a xlink:type="simple" xlink:href="https://www.ukrinform.ua/tag-veloprobig" text:style-name="Internet_20_link" text:visited-style-name="Visited_20_Internet_20_Link">
</text:a>
The patrol officers of the patrol police took care.It is noted that during the event there was a collection of funds for children of military provision of children.</text:p>
      <text:p text:style-name="P4">
As it was reported, in Brovary in the Kyiv region <text:a xlink:type="simple" xlink:href="https://www.ukrinform.ua/rubric-regions/3712252-u-brovarah-vidbuvsa-blagodijnij-zabig-na-pidtrimku-polonenih-azovciv.html" text:style-name="Internet_20_link" text:visited-style-name="Visited_20_Internet_20_Link">
</text:a>
in support of captives of Azov and their families.</text:p>
      <text:p text:style-name="P4">
News Source: <text:a xlink:type="simple" xlink:href="https://www.ukrinform.ua/rubric-regions/3712298-u-lucku-veloden-pidtrimali-ponad-2000-mistan.html" text:style-name="Internet_20_link" text:visited-style-name="Visited_20_Internet_20_Link">
https://www.ukrinform.ua/rubric-regions/3712298-u-lucku-veloden-pidtrimali-ponad-2000-mistan.html</text:a>
</text:p>
      <!--NEWS-->
      <text:h text:style-name="P10" text:outline-level="1">
<text:span text:style-name="T4">
The invaders hit the cities in Donetsk - two dead, six wounded</text:span>
</text:h>
      <text:p text:style-name="P4">
Authors: Ukrinform (Person)</text:p>
      <text:p text:style-name="P4">
Publisher: Укринформ (Organization)</text:p>
      <text:p text:style-name="P4">
Published Time: 2023-05-21T17:57:00+03:00</text:p>
      <text:p text:style-name="P4">
Modified Time: 2023-05-21T17:57:00+03:00</text:p>
      <text:p text:style-name="P4">
Description: The army of the Russian Federation once again fired at the Donetsk region, resulting in two people killed, six wounded. - Ukrinform.</text:p>
      <text:p text:style-name="P4">
Images: ['<text:a xlink:type="simple" xlink:href="https://static.ukrinform.com/photos/2023_05/thumb_files/630_360_1684681020-767.jpg" text:style-name="Internet_20_link" text:visited-style-name="Visited_20_Internet_20_Link">
630_360_16846...</text:a>
']</text:p>
      <text:p text:style-name="P4">
Tags: ['Донеччина', 'Обстріл', 'Війна з Росією']</text:p>
      <text:p text:style-name="P4">
Type: Article</text:p>
      <!--METADATA-->
      <text:p text:style-name="P4">
<draw:frame draw:style-name="fr1" draw:name="Image184" text:anchor-type="as-char" svg:width="6.9236in" svg:height="3.956343in" draw:z-index="0">
<draw:image xlink:href="../Images/yкринформ/2023-05-21T17-57-00-03-00/630_360_1684681020-767.jpg" xlink:type="simple" xlink:show="embed" xlink:actuate="onLoad" draw:mime-type="image/jpeg"/>
</draw:frame>
The Army Federation once again fired at the Donetsk region, as a result of two people, six people were injured.</text:p>
      <text:p text:style-name="P4">
According to Ukrinform, the prosecutor General's Office reports in <text:a xlink:type="simple" xlink:href="https://t.me/pgo_gov_ua/12358" text:style-name="Internet_20_link" text:visited-style-name="Visited_20_Internet_20_Link">
</text:a>
On May 21, the cities of Avdiivka, Yar, New York, Toretsk and the village of St. George's Mariinsky Territorial Community were hit.</text:p>
      <text:p text:style-name="P4">
According to investigations, servicemen <text:a xlink:type="simple" xlink:href="https://www.ukrinform.ua/tag-rosia" text:style-name="Internet_20_link" text:visited-style-name="Visited_20_Internet_20_Link">
</text:a>
They were likely to be fired from the artillery and FAB-2550 fugas.</text:p>
      <text:p text:style-name="P4">
As a result of the hunts on residential buildings, two men were killed 46 and 55 years. Even six locals - two men and four women were injured. Doctors diagnosed the victims of gunshot wounds, trunk and extremities.</text:p>
      <text:p text:style-name="P4">
Law enforcement officers recorded damage to private households, an apartment building, the territory of the enterprise and objects of civil infrastructure.</text:p>
      <text:p text:style-name="P4">
<text:span text:style-name="T4">
 Read also: </text:span>
 <text:a xlink:type="simple" xlink:href="https://www.ukrinform.ua/rubric-ato/3712053-aviacia-zsu-zavdala-desat-udariv-po-poziciah-voroga.html" text:style-name="Internet_20_link" text:visited-style-name="Visited_20_Internet_20_Link">
</text:a>
Prosecutors carry out procedural guidance in criminal proceedings by polls violation of the laws and customs of war(h. 1, 2 tbsp. 438 of the Criminal Code of Ukraine).</text:p>
      <text:p text:style-name="P4">
Вживаються всі можливі та належні заходи для документування воєнних злочинів,вчинених представниками збройних сил РФ.</text:p>
      <text:p text:style-name="P4">
Як повідомляв Укрінформ, 20 травня на Донеччині за добу війська РосійськоїФедерації <text:a xlink:type="simple" xlink:href="https://www.ukrinform.ua/rubric-regions/3712065-na-doneccini-za-dobu-vijska-rf-vbili-civilnogo-ta-poranili-se-vismoh-ludej.html" text:style-name="Internet_20_link" text:visited-style-name="Visited_20_Internet_20_Link">
 </text:a>
and the wounding of eight civilians.</text:p>
      <text:p text:style-name="P4">
News Source: <text:a xlink:type="simple" xlink:href="https://www.ukrinform.ua/rubric-ato/3712297-zagarbniki-vdarili-po-mistah-na-doneccini-dvoe-zagiblih-sestero-poranenih.html" text:style-name="Internet_20_link" text:visited-style-name="Visited_20_Internet_20_Link">
https://www.ukrinform.ua/rubric-ato/3712297-zagarbniki-vdarili-po-mistah-na-doneccini-dvoe-zagiblih-sestero-poranenih.html</text:a>
</text:p>
      <!--NEWS-->
      <text:h text:style-name="P10" text:outline-level="1">
<text:span text:style-name="T4">
Lithuanian premiere does not exclude its resignation unless Parliament is gone for early elections</text:span>
</text:h>
      <text:p text:style-name="P4">
Authors: Ukrinform (Person)</text:p>
      <text:p text:style-name="P4">
Publisher: Укринформ (Organization)</text:p>
      <text:p text:style-name="P4">
Published Time: 2023-05-21T18:16:00+03:00</text:p>
      <text:p text:style-name="P4">
Modified Time: 2023-05-21T18:16:00+03:00</text:p>
      <text:p text:style-name="P4">
Description: Lithuanian Prime Minister Igrid Shimonite said that if the Parliament does not approve the decision of the Presidium of the Union of the Fatherland - the Christian Democrats of Lithuania to hold early elections to Parliament, she will submit a resignation. - Ukrinform.</text:p>
      <text:p text:style-name="P4">
Images: ['<text:a xlink:type="simple" xlink:href="https://static.ukrinform.com/photos/2023_05/thumb_files/630_360_1684682716-680.jpg" text:style-name="Internet_20_link" text:visited-style-name="Visited_20_Internet_20_Link">
630_360_16846...</text:a>
']</text:p>
      <text:p text:style-name="P4">
Tags: ['Литва', 'Парламент', "Прем'єр", 'Вибори', 'Відставка']</text:p>
      <text:p text:style-name="P4">
Type: Article</text:p>
      <!--METADATA-->
      <text:p text:style-name="P4">
<draw:frame draw:style-name="fr1" draw:name="Image185" text:anchor-type="as-char" svg:width="6.9236in" svg:height="3.956343in" draw:z-index="0">
<draw:image xlink:href="../Images/yкринформ/2023-05-21T18-16-00-03-00/630_360_1684682716-680.jpg" xlink:type="simple" xlink:show="embed" xlink:actuate="onLoad" draw:mime-type="image/jpeg"/>
</draw:frame>
Lithuanian Prime Minister Igrid Shimonite said that if the parliament does not approve the decision of the Presidium of the Union of Fatherland - the Christian Democrats of Lithuania for the Parliament's Parliament, she will submit a resignation statement.</text:p>
      <text:p text:style-name="P4">
About it reports <text:a xlink:type="simple" xlink:href="https://www.delfi.lt/ua/news/politics/premer-ministr-litvy-esli-parlament-ne-reshitsya-na-perezagruzku-posle-sammita-nato-ya-podam-v-otstavku.d" text:style-name="Internet_20_link" text:visited-style-name="Visited_20_Internet_20_Link">
</text:a>
, reports Ukrinform.</text:p>
      <text:p text:style-name="P4">
"If the Parliament does not dare to restart ... I just submit a statement of the provision, it means that the government will resign after the summit <text:a xlink:type="simple" xlink:href="https://www.ukrinform.ua/tag-nato" text:style-name="Internet_20_link" text:visited-style-name="Visited_20_Internet_20_Link">
</text:a>
", - Shimonite told journalists.</text:p>
      <text:p text:style-name="P4">
The Lithuanian Prime Minister also noted that next week he would make a decision on the resignation of the Minister of Science, Education and Sports of Georgita Shyuzhdinene.</text:p>
      <text:p text:style-name="P4">
"As for Shugzhdinene, I have 5 working days, during this time I have to accept, and I will accept it," she said.</text:p>
      <text:p text:style-name="P4">
<text:span text:style-name="T4">
 Read also: </text:span>
 <text:a xlink:type="simple" xlink:href="https://www.ukrinform.ua/rubric-polytics/3708400-litva-zaklikala-vidmovitisa-vid-tabu-u-postacanni-zbroi-ukraini.html" text:style-name="Internet_20_link" text:visited-style-name="Visited_20_Internet_20_Link">
<text:span text:style-name="T4">
 LITV </text:span>
</text:a>
At the meeting of the Presidium of the CO-XDL on Friday, it was decided to hold a ranking election to Parliament. Otherwise, the CO-CDL will consider the resignation of the whole government. Parliament may be announced.</text:p>
      <text:p text:style-name="P4">
This decision should be made at least 3/5 of the total number of deputies. The election to the Parliament of Lithuania should take place within 3 months after the decision was made. In addition, the conservatives obliged the faction to submit the procedure for using stationery in municipalities in the near future.</text:p>
      <text:p text:style-name="P4">
News Source: <text:a xlink:type="simple" xlink:href="https://www.ukrinform.ua/rubric-world/3712307-premerka-litvi-ne-viklucae-svoei-vidstavki-akso-parlament-ne-pide-na-dostrokovi-vibori.html" text:style-name="Internet_20_link" text:visited-style-name="Visited_20_Internet_20_Link">
https://www.ukrinform.ua/rubric-world/3712307-premerka-litvi-ne-viklucae-svoei-vidstavki-akso-parlament-ne-pide-na-dostrokovi-vibori.html</text:a>
</text:p>
      <!--NEWS-->
      <text:h text:style-name="P10" text:outline-level="1">
<text:span text:style-name="T4">
Volyn experts will help restore the Russians destroyed by the Russians in Kherson region</text:span>
</text:h>
      <text:p text:style-name="P4">
Authors: Ukrinform (Person)</text:p>
      <text:p text:style-name="P4">
Publisher: Укринформ (Organization)</text:p>
      <text:p text:style-name="P4">
Published Time: 2023-05-21T18:19:06+03:00</text:p>
      <text:p text:style-name="P4">
Modified Time: 2023-05-21T18:19:06+03:00</text:p>
      <text:p text:style-name="P4">
Description: Volyn experts will help restore the village destroyed by Russian invaders in Kherson. - Ukrinform.</text:p>
      <text:p text:style-name="P4">
Images: ['<text:a xlink:type="simple" xlink:href="https://static.ukrinform.com/photos/2023_04/thumb_files/630_360_1682879203-914.jpg" text:style-name="Internet_20_link" text:visited-style-name="Visited_20_Internet_20_Link">
630_360_16828...</text:a>
']</text:p>
      <text:p text:style-name="P4">
Tags: ['Херсонщина', 'Відбудова', 'Відновлення України']</text:p>
      <text:p text:style-name="P4">
Type: Article</text:p>
      <!--METADATA-->
      <text:p text:style-name="P4">
<draw:frame draw:style-name="fr1" draw:name="Image186" text:anchor-type="as-char" svg:width="6.9236in" svg:height="3.956343in" draw:z-index="0">
<draw:image xlink:href="../Images/yкринформ/2023-05-21T18-19-06-03-00/630_360_1682879203-914.jpg" xlink:type="simple" xlink:show="embed" xlink:actuate="onLoad" draw:mime-type="image/jpeg"/>
</draw:frame>
Volynfahivtsi will help to restore the destroyed Russian invaders of the villagers in Kherson region.</text:p>
      <text:p text:style-name="P4">
About it in <text:a xlink:type="simple" xlink:href="https://t.me/khersonskaODA/6015" text:style-name="Internet_20_link" text:visited-style-name="Visited_20_Internet_20_Link">
</text:a>
The Kherson Ova reports, Ukrinform reports.</text:p>
      <text:p text:style-name="P4">
“The chief of Kherson Ova Alexander Proudin visited the Blessed Kukaliniv community. He noted that the Volyn Ova helped to restore the grace, ”the message reads.</text:p>
      <text:p text:style-name="P4">
According to Proudin, the crews of specialists should arrive in the village soon, which will help with <text:a xlink:type="simple" xlink:href="https://www.ukrinform.ua/tag-remont" text:style-name="Internet_20_link" text:visited-style-name="Visited_20_Internet_20_Link">
</text:a>
damaged homes.</text:p>
      <text:p text:style-name="P4">
<text:span text:style-name="T4">
 Read also: </text:span>
 [<text:span text:style-name="T4">
 Khersoni </text:span>
 <text:span text:style-name="T4">
 </text:span>
 Collect <text:span text:style-name="T4">
 </text:span>
 Ideas <text:span text:style-name="T4">
 </text:span>
 Projects <text:span text:style-name="T4">
 </text:span>
 <text:span text:style-name="T4">
 plan </text:span>
<text:span text:style-name="T4">
 Recovery </text:span>
 <text:span text:style-name="T4">
 Development </text:span>
 <text:span text:style-name="T4">
 </text:span>
 community **(https://www.ukrinform.ua/rubric-vidbudova/3708192-u-hersoni-zbiraut-idei-proektiv-do-planu-vidnovlenna-ta-rozvitku-gromadi.html)As it was reported, on May 16, the energy supplies were restored to the Sibanbodaivka of the Beryslav district.</text:p>
      <text:p text:style-name="P4">
At the end of April, a modular medical center of the International Organization “Doctors without borders” appeared in the well -being of the community.</text:p>
      <text:p text:style-name="P4">
News Source: <text:a xlink:type="simple" xlink:href="https://www.ukrinform.ua/rubric-vidbudova/3712303-volinski-fahivci-dopomozut-vidnoviti-znisene-rosianami-selo-na-hersonsini.html" text:style-name="Internet_20_link" text:visited-style-name="Visited_20_Internet_20_Link">
https://www.ukrinform.ua/rubric-vidbudova/3712303-volinski-fahivci-dopomozut-vidnoviti-znisene-rosianami-selo-na-hersonsini.html</text:a>
</text:p>
      <!--NEWS-->
      <text:h text:style-name="P10" text:outline-level="1">
<text:span text:style-name="T4">
Oliynyk-Korniyko brought Ukraine the second "gold" at the European Cup with judo</text:span>
</text:h>
      <text:p text:style-name="P4">
Authors: Ukrinform (Person)</text:p>
      <text:p text:style-name="P4">
Publisher: Укринформ (Organization)</text:p>
      <text:p text:style-name="P4">
Published Time: 2023-05-21T18:28:06+03:00</text:p>
      <text:p text:style-name="P4">
Modified Time: 2023-05-21T18:28:06+03:00</text:p>
      <text:p text:style-name="P4">
Description: The Belsko-Bila (Poland) ended the next stage of the European Cup among the Cadets with the participation of 781 athletes from 34 countries. - Ukrinform.</text:p>
      <text:p text:style-name="P4">
Images: ['<text:a xlink:type="simple" xlink:href="https://static.ukrinform.com/photos/2023_05/thumb_files/630_360_1684682503-514.jpg" text:style-name="Internet_20_link" text:visited-style-name="Visited_20_Internet_20_Link">
630_360_16846...</text:a>
']</text:p>
      <text:p text:style-name="P4">
Tags: ['Дзюдо']</text:p>
      <text:p text:style-name="P4">
Type: Article</text:p>
      <!--METADATA-->
      <text:p text:style-name="P4">
<draw:frame draw:style-name="fr1" draw:name="Image187" text:anchor-type="as-char" svg:width="6.9236in" svg:height="3.956343in" draw:z-index="0">
<draw:image xlink:href="../Images/yкринформ/2023-05-21T18-28-06-03-00/630_360_1684682503-514.jpg" xlink:type="simple" xlink:show="embed" xlink:actuate="onLoad" draw:mime-type="image/jpeg"/>
</draw:frame>
Ubel-beat(Poland)The next stage of the European Cup with Judo Severenda with the participation of 781 athletes from 34 countries has ended.</text:p>
      <text:p text:style-name="P4">
As the official informs <text:a xlink:type="simple" xlink:href="https://www.ijf.org/competition/2546" text:style-name="Internet_20_link" text:visited-style-name="Visited_20_Internet_20_Link">
</text:a>
International Federation of Judo(IJF)On the second day the winner of the competition was Ukrainian Annalynik-Korniyko, reports Ukrinform.</text:p>
      <text:p text:style-name="P4">
The resident of Kiev won five clashes in a row and won gold in the weight category up to 70 kg.</text:p>
      <text:p text:style-name="P4">
Yaroslav Omelchenko became the bronze medalist on the final day of the tournament(More than 90kg).</text:p>
      <text:p text:style-name="P4">
Як повідомляв Укрінформ, днем раніше у Бельсько-Бяла харків'янин ДанилоКравченко посів перше місце у вазі до 60 кг.</text:p>
      <text:p text:style-name="P4">
<text:span text:style-name="T4">
Читайте також:</text:span>
 <text:a xlink:type="simple" xlink:href="https://www.ukrinform.ua/rubric-sports/3712092-ukrainec-kravcenko-vigrav-polskij-etap-kubka-evropi-z-dzudo.html" text:style-name="Internet_20_link" text:visited-style-name="Visited_20_Internet_20_Link">
 <text:span text:style-name="T4">
дзюдо</text:span>
 </text:a>
The next stage of the European Cup among the Cadets will take place on May 27-28 in Komibra(Portugal).</text:p>
      <text:p text:style-name="P4">
Фото: ФДУ.</text:p>
      <text:p text:style-name="P4">
News Source: <text:a xlink:type="simple" xlink:href="https://www.ukrinform.ua/rubric-sports/3712306-olijnikkornijko-prinesla-ukraini-druge-zoloto-na-etapi-kubka-evropi-z-dzudo.html" text:style-name="Internet_20_link" text:visited-style-name="Visited_20_Internet_20_Link">
https://www.ukrinform.ua/rubric-sports/3712306-olijnikkornijko-prinesla-ukraini-druge-zoloto-na-etapi-kubka-evropi-z-dzudo.html</text:a>
</text:p>
      <!--NEWS-->
      <text:h text:style-name="P10" text:outline-level="1">
<text:span text:style-name="T4">
In the Land Forces stated that they were cleaned from the enemy another 700 meters under Bakhmut</text:span>
</text:h>
      <text:p text:style-name="P4">
Authors: Ukrinform (Person)</text:p>
      <text:p text:style-name="P4">
Publisher: Укринформ (Organization)</text:p>
      <text:p text:style-name="P4">
Published Time: 2023-05-21T18:29:00+03:00</text:p>
      <text:p text:style-name="P4">
Modified Time: 2023-05-21T18:29:00+03:00</text:p>
      <text:p text:style-name="P4">
Description: The third assault brigade in the Armed Forces of the Armed Forces released a position from the enemy under Bakhmut - 1730 m in length, 700 m deep.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ЗСУ', 'Війна з Росією']</text:p>
      <text:p text:style-name="P4">
Type: Article</text:p>
      <!--METADATA-->
      <text:p text:style-name="P4">
<draw:frame draw:style-name="fr1" draw:name="Image188" text:anchor-type="as-char" svg:width="6.9236in" svg:height="3.956343in" draw:z-index="0">
<draw:image xlink:href="../Images/yкринформ/2023-05-21T18-29-00-03-00/630_360_1680422407-224.png" xlink:type="simple" xlink:show="embed" xlink:actuate="onLoad" draw:mime-type="image/png"/>
</draw:frame>
The third -trail brigade in the Armed Forces of the Armed Forces released a position under the enemy under Bakhmut - 1730 m in length, 700 m deep.</text:p>
      <text:p text:style-name="P4">
As Ukrinform reports, about it in <text:a xlink:type="simple" xlink:href="https://www.facebook.com/ab3.army/posts/pfbid02CRBk9zjaUe1oewgLXz7wtuYsh9HxYYXMqH9YhNgWq2Vw782vPnVyZ28C8439u8JWl" text:style-name="Internet_20_link" text:visited-style-name="Visited_20_Internet_20_Link">
</text:a>
Informs the 3rd Separate Storm Brigade.</text:p>
      <text:p text:style-name="P4">
“The third assault brigade continues to knock out the occupiers from the standpoint under <text:a xlink:type="simple" xlink:href="https://www.ukrinform.ua/tag-bahmut" text:style-name="Internet_20_link" text:visited-style-name="Visited_20_Internet_20_Link">
</text:a>
!1730 m in length, and in the depth - another 700m cleaned territory from the enemy, ”the message reads.</text:p>
      <text:p text:style-name="P4">
It is noted that when attempting to repay the positions previously reflected by Ukrainian fighters, the units of the 72nd Brigade of the Armed Forces of the Russian Federation were defeated and "broken down" were "broken."</text:p>
      <text:p text:style-name="P4">
<text:span text:style-name="T4">
 Read also: </text:span>
 <text:a xlink:type="simple" xlink:href="https://www.ukrinform.ua/rubric-ato/3712286-prikordonniki-zneskodili-v-bahmuti-sturmovu-grupu-rosian.html" text:style-name="Internet_20_link" text:visited-style-name="Visited_20_Internet_20_Link">
<text:span text:style-name="T4">
 Bakhmut </text:span>
</text:a>
“Only yesterday, 23 occupiers were destroyed, and more than 40 became" three hundred ". Housing equipment, including tanks, has been eliminated. The task is performed by the 2nd assault battalion, ”the brigade reported.</text:p>
      <text:p text:style-name="P4">
As reported by Ukrinform, the commander of the Land Forces of the Armed Forces of Ukraine, Colonel-Colonel Alexander Sirsky stated that Ukrainian soldiers are moving in the flanks in Bakhmut's suburbs and in fact <text:a xlink:type="simple" xlink:href="https://www.ukrinform.ua/rubric-ato/3712221-ukrainski-vijska-nablizautsa-do-vzatta-bahmuta-u-takticne-otocenna-sirskij.html" text:style-name="Internet_20_link" text:visited-style-name="Visited_20_Internet_20_Link">
</text:a>
 .</text:p>
      <text:p text:style-name="P4">
News Source: <text:a xlink:type="simple" xlink:href="https://www.ukrinform.ua/rubric-ato/3712308-u-suhoputnih-vijskah-zaavili-so-zacistili-vid-voroga-se-700-metriv-pid-bahmutom.html" text:style-name="Internet_20_link" text:visited-style-name="Visited_20_Internet_20_Link">
https://www.ukrinform.ua/rubric-ato/3712308-u-suhoputnih-vijskah-zaavili-so-zacistili-vid-voroga-se-700-metriv-pid-bahmutom.html</text:a>
</text:p>
      <!--NEWS-->
      <text:h text:style-name="P10" text:outline-level="1">
<text:span text:style-name="T4">
Biden has not yet decided who will pass the F-16 Ukraine-White House</text:span>
</text:h>
      <text:p text:style-name="P4">
Authors: Ukrinform (Person)</text:p>
      <text:p text:style-name="P4">
Publisher: Укринформ (Organization)</text:p>
      <text:p text:style-name="P4">
Published Time: 2023-05-21T18:34:00+03:00</text:p>
      <text:p text:style-name="P4">
Modified Time: 2023-05-21T18:34:00+03:00</text:p>
      <text:p text:style-name="P4">
Description: The United States is set to maintain international efforts to prepare Ukrainian pilots on modern fighters, but in Washington they have not yet determined whether the United States would be transmitted by the US or other union countries to Ukraine. - Ukrinform.</text:p>
      <text:p text:style-name="P4">
Images: ['<text:a xlink:type="simple" xlink:href="https://static.ukrinform.com/photos/2016_09/thumb_files/630_360_1475055667-6679.jpg" text:style-name="Internet_20_link" text:visited-style-name="Visited_20_Internet_20_Link">
630_360_14750...</text:a>
']</text:p>
      <text:p text:style-name="P4">
Tags: ['Байден', 'США', 'Україна', 'Винищувач', 'Війна з Росією']</text:p>
      <text:p text:style-name="P4">
Type: Article</text:p>
      <!--METADATA-->
      <text:p text:style-name="P4">
<draw:frame draw:style-name="fr1" draw:name="Image189" text:anchor-type="as-char" svg:width="6.9236in" svg:height="3.956343in" draw:z-index="0">
<draw:image xlink:href="../Images/yкринформ/2023-05-21T18-34-00-03-00/630_360_1475055667-6679.jpg" xlink:type="simple" xlink:show="embed" xlink:actuate="onLoad" draw:mime-type="image/jpeg"/>
</draw:frame>
The connection is to support international efforts to prepare Ukrainian pilots at modern fighters, but in Washington they have not yet been determined, whether the United States will be or other allied countries to transfer F-16 to Ukraine.</text:p>
      <text:p text:style-name="P4">
This was announced on Sunday on American TV Evisor President of the US President of National Security Jake Sullivan, Ukrinform reports with a reference to <text:a xlink:type="simple" xlink:href="https://www.politico.com/news/2023/05/21/f16-fighter-jets-sullivan-ukraine-00098048" text:style-name="Internet_20_link" text:visited-style-name="Visited_20_Internet_20_Link">
</text:a>
“I think that, given the amount(F-16-order.), which are now available by the pursuits of our European allies, as well as the fact that, taking into account the monsters given to us by Congress, there are many other priorities for the systems that can provide(Ukraine - ed.), maybe we focus more on the transmission(aircraft - ed.)the third party. But the President has not yet approved the final decision, ”Sullivan said on Sunday on Sunday.</text:p>
      <text:p text:style-name="P4">
Earlier, Washington officially denied the transfer of aircraft to the Ukrainian side, arguing that more different systems, such as artillery, missiles, tanks, are needed for the Armed Forces. It was also stated that the transfer of aircraft for many months to prepare pilots, technicians and deploy infrastructure to Ukraine. In this connection, Sullivan explained that this way <text:a xlink:type="simple" xlink:href="https://www.ukrinform.ua/tag-vinisuvac" text:style-name="Internet_20_link" text:visited-style-name="Visited_20_Internet_20_Link">
</text:a>
They would not be able to become a decisive component for the expected Ukrainian counter -offensive now, given time.</text:p>
      <text:p text:style-name="P4">
However, he said, the conditions change.</text:p>
      <text:p text:style-name="P4">
<text:span text:style-name="T4">
 Read also: </text:span>
 <text:a xlink:type="simple" xlink:href="https://www.ukrinform.ua/rubric-ato/3712195-zelenskij-a-vpevnenij-so-u-nas-budut-litaki-f16.html" text:style-name="Internet_20_link" text:visited-style-name="Visited_20_Internet_20_Link">
<text:span text:style-name="T4">
 will have </text:span>
</text:a>
“The United States has mobilized exceptional efforts to ensure that Ukraine is needed in a timely and complete volume to start this counter -offensive. Now that we have done it, we can hope for the long -term ability of Ukraine to protect ourselves and restrain Russian aggression, ”Baiden's adviser explained.</text:p>
      <text:p text:style-name="P4">
He also noted that the fourth-generation fighters, in particular, F-16 are detached precisely these capabilities of the Armed Forces.</text:p>
      <text:p text:style-name="P4">
As reported by Ukrinform, the President of Ukraine <text:a xlink:type="simple" xlink:href="https://www.ukrinform.ua/rubric-polytics/3712130-zelenskij-obgovoriv-iz-bajdenom-posilenna-oboronnih-mozlivostej-ukraini.html" text:style-name="Internet_20_link" text:visited-style-name="Visited_20_Internet_20_Link">
</text:a>
where the G7 leaders are going. The parties discussed further interaction for enhancing Ukraine's opposite capabilities and the formula of peace.</text:p>
      <text:p text:style-name="P4">
<text:span text:style-name="T5">
Foto: op</text:span>
</text:p>
      <text:p text:style-name="P4">
News Source: <text:a xlink:type="simple" xlink:href="https://www.ukrinform.ua/rubric-ato/3712309-bajden-se-ne-virisiv-ostatocno-hto-peredavatime-f16-ukraini-bilij-dim.html" text:style-name="Internet_20_link" text:visited-style-name="Visited_20_Internet_20_Link">
https://www.ukrinform.ua/rubric-ato/3712309-bajden-se-ne-virisiv-ostatocno-hto-peredavatime-f16-ukraini-bilij-dim.html</text:a>
</text:p>
      <!--NEWS-->
      <text:h text:style-name="P10" text:outline-level="1">
<text:span text:style-name="T4">
Zelensky honored the memory of victims of political repression</text:span>
</text:h>
      <text:p text:style-name="P4">
Authors: Ukrinform (Person)</text:p>
      <text:p text:style-name="P4">
Publisher: Укринформ (Organization)</text:p>
      <text:p text:style-name="P4">
Published Time: 2023-05-21T18:38:28+03:00</text:p>
      <text:p text:style-name="P4">
Modified Time: 2023-05-21T18:38:28+03:00</text:p>
      <text:p text:style-name="P4">
Description: President Volodymyr Zelenskyy honored the memory of the victims of the Great Terror, committed by the totalitarian communist regime in 1937-1938 in Ukrainian lands. - Ukrinform.</text:p>
      <text:p text:style-name="P4">
Images: ['<text:a xlink:type="simple" xlink:href="https://static.ukrinform.com/photos/2023_05/thumb_files/630_360_1684683470-970.jpeg" text:style-name="Internet_20_link" text:visited-style-name="Visited_20_Internet_20_Link">
630_360_16846...</text:a>
', '<text:a xlink:type="simple" xlink:href="https://static.ukrinform.com/photos/2023_05/1684683470-379.jpeg" text:style-name="Internet_20_link" text:visited-style-name="Visited_20_Internet_20_Link">
1684683470-37...</text:a>
']</text:p>
      <text:p text:style-name="P4">
Tags: ['Биківня', 'Зеленський', 'День пам’яті жертв політичних репресій']</text:p>
      <text:p text:style-name="P4">
Type: Article</text:p>
      <!--METADATA-->
      <text:p text:style-name="P4">
<draw:frame draw:style-name="fr1" draw:name="Image190" text:anchor-type="as-char" svg:width="6.9236in" svg:height="3.956343in" draw:z-index="0">
<draw:image xlink:href="../Images/yкринформ/2023-05-21T18-38-28-03-00/630_360_1684683470-970.jpeg" xlink:type="simple" xlink:show="embed" xlink:actuate="onLoad" draw:mime-type="image/jpeg"/>
</draw:frame>
The Presidential Lordimir Zelensky honored the memory of victims of the Great Terror, committed by the totalitarian communist regime in 1937-1938 in Ukrainian lands.</text:p>
      <text:p text:style-name="P4">
As Ukrinform reports, it reports <text:a xlink:type="simple" xlink:href="https://president.gov.ua/news/volodimir-zelenskij-ushanuvav-pamyat-zhertv-politichnih-repr-83097" text:style-name="Internet_20_link" text:visited-style-name="Visited_20_Internet_20_Link">
</text:a>
On the day of the victims of political repression on behalf of the Head of State, a basket of flowers was erected to the monument to the repressed, which is located at the National Historical and Memorial Reserve "Bykivnyansky Mogila", and wreaths to the mass grave and the memorial sign .</text:p>
      <text:p text:style-name="P4">
<draw:frame draw:style-name="fr1" draw:name="Image191" text:anchor-type="as-char" svg:width="6.9236in" svg:height="9.234352in" draw:z-index="0">
<draw:image xlink:href="../Images/yкринформ/2023-05-21T18-38-28-03-00/1684683470-379.jpeg" xlink:type="simple" xlink:show="embed" xlink:actuate="onLoad" draw:mime-type="image/jpeg"/>
</draw:frame>
According to the President, the fabricated motives of detentions, the cruel torture of the tasmertic sentences, which were made mainly without the investigation and court of the three NKVD, the "children's gulags" - all this radically contradicts the normal human nature of the tauchidic principles of civilized universe.</text:p>
      <text:p text:style-name="P4">
Multinational burials of victims of Stalin's repression in the territory <text:a xlink:type="simple" xlink:href="https://www.ukrinform.ua/tag-bikivna" text:style-name="Internet_20_link" text:visited-style-name="Visited_20_Internet_20_Link">
</text:a>
Forests in Kiev, hundreds of similar places of Vusikh regions of Ukraine is now an integral category of national memory of the Ukrainian people, memorial objects of international importance.</text:p>
      <text:p text:style-name="P4">
"We have to do everything to guarantee the remark of totalitarianism, to ensure the consolidation of the efforts of the international community in the renewal and conservation of peace, collective security and humanism, the neutralization of the terrorist state-the Russian Federation, the provision of fair trial and responsibility for criminals," Zelensky stressed.</text:p>
      <text:p text:style-name="P4">
<text:span text:style-name="T4">
 Read also: </text:span>
 <text:a xlink:type="simple" xlink:href="https://www.ukrinform.ua/rubric-society/3712202-derzava-pracuvatime-nad-povernennam-ostankiv-vidatnih-ukrainciv-zza-kordonu-tkacenko.html" text:style-name="Internet_20_link" text:visited-style-name="Visited_20_Internet_20_Link">
</text:a>
“Eternal and light memory of victims of political repression. Eternal respect for everyone who protects Ukraine. We will always remember those who gave their lives, freeing Ukrainian land from Russian invaders, ”the Glavs added.</text:p>
      <text:p text:style-name="P4">
As reported by Ukrinform, in the National Historical and Memorial Reserve "Bikivnyansky Tombs" near Kiev <text:a xlink:type="simple" xlink:href="https://www.ukrinform.ua/rubric-society/3712181-u-bikivni-vsanuvali-pamat-zertv-politicnih-represij.html" text:style-name="Internet_20_link" text:visited-style-name="Visited_20_Internet_20_Link">
</text:a>
communist totalitarian regime.</text:p>
      <text:p text:style-name="P4">
<text:span text:style-name="T5">
Foto: op</text:span>
</text:p>
      <text:p text:style-name="P4">
News Source: <text:a xlink:type="simple" xlink:href="https://www.ukrinform.ua/rubric-society/3712311-zelenskij-usanuvav-pamat-zertv-politicnih-represij.html" text:style-name="Internet_20_link" text:visited-style-name="Visited_20_Internet_20_Link">
https://www.ukrinform.ua/rubric-society/3712311-zelenskij-usanuvav-pamat-zertv-politicnih-represij.html</text:a>
</text:p>
      <!--NEWS-->
      <text:h text:style-name="P10" text:outline-level="1">
<text:span text:style-name="T4">
A charity auction for raising funds for the Azovstal defenders was held in the Kyiv region</text:span>
</text:h>
      <text:p text:style-name="P4">
Authors: Ukrinform (Person)</text:p>
      <text:p text:style-name="P4">
Publisher: Укринформ (Organization)</text:p>
      <text:p text:style-name="P4">
Published Time: 2023-05-21T18:40:00+03:00</text:p>
      <text:p text:style-name="P4">
Modified Time: 2023-05-21T18:40:00+03:00</text:p>
      <text:p text:style-name="P4">
Description: In the city of Ukrainka, Kyiv region, a charity auction and a run in honor of the defenders of Mariupol, who have been in Russian captivity for a year. - Ukrinform.</text:p>
      <text:p text:style-name="P4">
Images: ['<text:a xlink:type="simple" xlink:href="https://static.ukrinform.com/photos/2023_05/thumb_files/630_360_1684684278-996.png" text:style-name="Internet_20_link" text:visited-style-name="Visited_20_Internet_20_Link">
630_360_16846...</text:a>
', '<text:a xlink:type="simple" xlink:href="https://static.ukrinform.com/photos/2023_05/1684684280-562.png" text:style-name="Internet_20_link" text:visited-style-name="Visited_20_Internet_20_Link">
1684684280-56...</text:a>
', '<text:a xlink:type="simple" xlink:href="https://static.ukrinform.com/photos/2023_05/1684684283-382.png" text:style-name="Internet_20_link" text:visited-style-name="Visited_20_Internet_20_Link">
1684684283-38...</text:a>
', '<text:a xlink:type="simple" xlink:href="https://static.ukrinform.com/photos/2023_05/1684684276-302.png" text:style-name="Internet_20_link" text:visited-style-name="Visited_20_Internet_20_Link">
1684684276-30...</text:a>
']</text:p>
      <text:p text:style-name="P4">
Tags: ['Аукціон', 'Азовсталь', 'Забіг', 'Київщина']</text:p>
      <text:p text:style-name="P4">
Type: Article</text:p>
      <!--METADATA-->
      <text:p text:style-name="P4">
<draw:frame draw:style-name="fr1" draw:name="Image192" text:anchor-type="as-char" svg:width="6.9236in" svg:height="3.956343in" draw:z-index="0">
<draw:image xlink:href="../Images/yкринформ/2023-05-21T18-40-00-03-00/630_360_1684684278-996.png" xlink:type="simple" xlink:show="embed" xlink:actuate="onLoad" draw:mime-type="image/png"/>
</draw:frame>
A charity auction and a run in honor of Mariupol defenders, which have been in Russian captivity for a year, took place in the city of the Kiev region.</text:p>
      <text:p text:style-name="P4">
This was reported by the NGO "Women made of steel" in <text:a xlink:type="simple" xlink:href="https://t.me/zhinky_zi_stali/2481" text:style-name="Internet_20_link" text:visited-style-name="Visited_20_Internet_20_Link">
</text:a>
, reports Ukrinform.</text:p>
      <text:p text:style-name="P4">
<draw:frame draw:style-name="fr1" draw:name="Image193" text:anchor-type="as-char" svg:width="6.9236in" svg:height="4.128517in" draw:z-index="0">
<draw:image xlink:href="../Images/yкринформ/2023-05-21T18-40-00-03-00/1684684280-562.png" xlink:type="simple" xlink:show="embed" xlink:actuate="onLoad" draw:mime-type="image/png"/>
</draw:frame>
The purpose of the auction is to raise funds for the treatment and rehabilitation of the Azovstal captives liberated from captives, as well as to help their families.</text:p>
      <text:p text:style-name="P4">
<draw:frame draw:style-name="fr1" draw:name="Image194" text:anchor-type="as-char" svg:width="6.9236in" svg:height="4.032356in" draw:z-index="0">
<draw:image xlink:href="../Images/yкринформ/2023-05-21T18-40-00-03-00/1684684283-382.png" xlink:type="simple" xlink:show="embed" xlink:actuate="onLoad" draw:mime-type="image/png"/>
</draw:frame>
<text:span text:style-name="T4">
 Read also: </text:span>
 <text:a xlink:type="simple" xlink:href="https://www.ukrinform.ua/rubric-culture/3711990-u-kievi-pokazali-vistavu-azovstal-golosi.html" text:style-name="Internet_20_link" text:visited-style-name="Visited_20_Internet_20_Link">
<text:span text:style-name="T4">
 azovstal </text:span>
</text:a>
</text:p>
      <text:p text:style-name="P4">
<draw:frame draw:style-name="fr1" draw:name="Image195" text:anchor-type="as-char" svg:width="6.9236in" svg:height="4.013124in" draw:z-index="0">
<draw:image xlink:href="../Images/yкринформ/2023-05-21T18-40-00-03-00/1684684276-302.png" xlink:type="simple" xlink:show="embed" xlink:actuate="onLoad" draw:mime-type="image/png"/>
</draw:frame>
As reported by Ukrinform, in Brovary of Kyiv region more than 300 participants were involved in <text:a xlink:type="simple" xlink:href="https://www.ukrinform.ua/rubric-regions/3712252-u-brovarah-vidbuvsa-blagodijnij-zabig-na-pidtrimku-polonenih-azovciv.html" text:style-name="Internet_20_link" text:visited-style-name="Visited_20_Internet_20_Link">
</text:a>
<text:span text:style-name="T5">
Photo: Bukwi</text:span>
</text:p>
      <text:p text:style-name="P4">
News Source: <text:a xlink:type="simple" xlink:href="https://www.ukrinform.ua/rubric-regions/3712313-v-ukrainci-na-kiivsini-proveli-blagodijnij-aukcion-zi-zboru-kostiv-dla-zahisnikiv-azovstali.html" text:style-name="Internet_20_link" text:visited-style-name="Visited_20_Internet_20_Link">
https://www.ukrinform.ua/rubric-regions/3712313-v-ukrainci-na-kiivsini-proveli-blagodijnij-aukcion-zi-zboru-kostiv-dla-zahisnikiv-azovstali.html</text:a>
</text:p>
      <!--NEWS-->
      <text:h text:style-name="P10" text:outline-level="1">
<text:span text:style-name="T4">
Svitolina has overcome the first circle of WTA tournament in France</text:span>
</text:h>
      <text:p text:style-name="P4">
Authors: Ukrinform (Person)</text:p>
      <text:p text:style-name="P4">
Publisher: Укринформ (Organization)</text:p>
      <text:p text:style-name="P4">
Published Time: 2023-05-21T18:40:32+03:00</text:p>
      <text:p text:style-name="P4">
Modified Time: 2023-05-21T18:40:32+03:00</text:p>
      <text:p text:style-name="P4">
Description: Ukrainian Elina Svitolina reached the second round of the Women's Tennis Association (WTA) in Strasbourb (France) with a $ 259.3 prize fund. - Ukrinform.</text:p>
      <text:p text:style-name="P4">
Images: ['<text:a xlink:type="simple" xlink:href="https://static.ukrinform.com/photos/2023_05/thumb_files/630_360_1684683605-493.jpg" text:style-name="Internet_20_link" text:visited-style-name="Visited_20_Internet_20_Link">
630_360_16846...</text:a>
']</text:p>
      <text:p text:style-name="P4">
Tags: ['Світоліна', 'Теніс']</text:p>
      <text:p text:style-name="P4">
Type: Article</text:p>
      <!--METADATA-->
      <text:p text:style-name="P4">
<draw:frame draw:style-name="fr1" draw:name="Image196" text:anchor-type="as-char" svg:width="6.9236in" svg:height="3.956343in" draw:z-index="0">
<draw:image xlink:href="../Images/yкринформ/2023-05-21T18-40-32-03-00/630_360_1684683605-493.jpg" xlink:type="simple" xlink:show="embed" xlink:actuate="onLoad" draw:mime-type="image/jpeg"/>
</draw:frame>
Ukrainianelina Svitolina reached the second round of the Women's Tennis Association tournament(WTA)In the city of Strasbour(France)With a $ 259.3 prize fund.</text:p>
      <text:p text:style-name="P4">
At the start of the competition, Svitolina took a mountain over American Luise Chiriko - 6: 4.7: 6(7:1), reports Ukrinform.</text:p>
      <text:p text:style-name="P4">
The match lasted almost 2 hours.</text:p>
      <text:p text:style-name="P4">
In the match for the exit to the quarterfinals Svitolin will come together with the winner(Belgium)- rushed(To calm).</text:p>
      <text:p text:style-name="P4">
<text:span text:style-name="T4">
Читайте також:</text:span>
 <text:a xlink:type="simple" xlink:href="https://www.ukrinform.ua/rubric-sports/3712121-kalinina-ne-zmogla-dograti-final-turniru-wta-v-rimi-cerez-travmu.html" text:style-name="Internet_20_link" text:visited-style-name="Visited_20_Internet_20_Link">
 </text:a>
The soil tournament in France will last until May 27.</text:p>
      <text:p text:style-name="P4">
Photo: btu.org.</text:p>
      <text:p text:style-name="P4">
News Source: <text:a xlink:type="simple" xlink:href="https://www.ukrinform.ua/rubric-sports/3712312-svitolina-podolala-perse-kolo-turniru-wta-u-francii.html" text:style-name="Internet_20_link" text:visited-style-name="Visited_20_Internet_20_Link">
https://www.ukrinform.ua/rubric-sports/3712312-svitolina-podolala-perse-kolo-turniru-wta-u-francii.html</text:a>
</text:p>
      <!--NEWS-->
      <text:h text:style-name="P10" text:outline-level="1">
<text:span text:style-name="T4">
Sholtz: North Korea should stop nuclear tests</text:span>
</text:h>
      <text:p text:style-name="P4">
Authors: Ukrinform (Person)</text:p>
      <text:p text:style-name="P4">
Publisher: Укринформ (Organization)</text:p>
      <text:p text:style-name="P4">
Published Time: 2023-05-21T18:42:50+03:00</text:p>
      <text:p text:style-name="P4">
Modified Time: 2023-05-21T18:42:50+03:00</text:p>
      <text:p text:style-name="P4">
Description: North Korea's nuclear trials should stop, as the region and the world are threatened. - Ukrinform.</text:p>
      <text:p text:style-name="P4">
Images: ['<text:a xlink:type="simple" xlink:href="https://static.ukrinform.com/photos/2023_02/thumb_files/630_360_1677321417-359.jpg" text:style-name="Internet_20_link" text:visited-style-name="Visited_20_Internet_20_Link">
630_360_16773...</text:a>
', '<text:a xlink:type="simple" xlink:href="https://static.ukrinform.com/photos/2023_05/1684683700-392.jpeg" text:style-name="Internet_20_link" text:visited-style-name="Visited_20_Internet_20_Link">
1684683700-39...</text:a>
']</text:p>
      <text:p text:style-name="P4">
Tags: ['КНДР', 'Корея', 'Німеччина', 'Ядерна зброя', 'Шольц']</text:p>
      <text:p text:style-name="P4">
Type: Article</text:p>
      <!--METADATA-->
      <text:p text:style-name="P4">
<draw:frame draw:style-name="fr1" draw:name="Image197" text:anchor-type="as-char" svg:width="6.9236in" svg:height="3.956343in" draw:z-index="0">
<draw:image xlink:href="../Images/yкринформ/2023-05-21T18-42-50-03-00/630_360_1677321417-359.jpg" xlink:type="simple" xlink:show="embed" xlink:actuate="onLoad" draw:mime-type="image/jpeg"/>
</draw:frame>
Nuclear testing, which continues North Korea, should stop, because they are the agents of the region and the world.</text:p>
      <text:p text:style-name="P4">
This was stated by German Chancellor Olaf Soltz during a visit to the demilitarized area of Vodil, Ukrinform reports.</text:p>
      <text:p text:style-name="P4">
The chancellor called the visit very important and touching.</text:p>
      <text:p text:style-name="P4">
"Nuclear tests, various attempts to launch missiles and ballistic tests are a sign that the dangerous situation here remains unchanged. That was why it was important for me to see it, but at the same time it is possible to clearly understand: these ballistic tests should stop; An attempt to strengthen yourself with nuclear weapons should be stopped. This is a threat of peace and security in this region, ”Solz said.</text:p>
      <text:p text:style-name="P4">
<draw:frame draw:style-name="fr1" draw:name="Image198" text:anchor-type="as-char" svg:width="6.9236in" svg:height="4.615733in" draw:z-index="0">
<draw:image xlink:href="../Images/yкринформ/2023-05-21T18-42-50-03-00/1684683700-392.jpeg" xlink:type="simple" xlink:show="embed" xlink:actuate="onLoad" draw:mime-type="image/jpeg"/>
</draw:frame>
Photo: Twitter/Bundeskanzler Olaf Scholz</text:p>
      <text:p text:style-name="P4">
<text:span text:style-name="T4">
 Read also: </text:span>
 <text:a xlink:type="simple" xlink:href="https://www.ukrinform.ua/rubric-world/3706086-aponia-i-pivdenna-korea-obednaut-zusilla-dla-protidii-zagrozam-z-boku-kndr.html" text:style-name="Internet_20_link" text:visited-style-name="Visited_20_Internet_20_Link">
<text:span text:style-name="T4">
 DPRK </text:span>
</text:a>
He remembered that his homeland, Germany, was also divided, but she was also relocated to the state. How well it is, you can see the border between the DPRK and the LCD, where incidents are constantly occurring, and citizens and South Korea cannot be united.</text:p>
      <text:p text:style-name="P4">
Olaf Sholtz arrived on a visit to the republic <text:a xlink:type="simple" xlink:href="https://www.ukrinform.ua/tag-korea" text:style-name="Internet_20_link" text:visited-style-name="Visited_20_Internet_20_Link">
</text:a>
After a visit to Japan, where he participated in the G7 summit.</text:p>
      <text:p text:style-name="P4">
Earlier this year, in the demilitarized zone, 38 parallels visited the Ministry of Defense Affairs of Germany.</text:p>
      <text:p text:style-name="P4">
News Source: <text:a xlink:type="simple" xlink:href="https://www.ukrinform.ua/rubric-ato/3712314-solc-pivnicna-korea-mae-pripiniti-aderni-viprobuvanna.html" text:style-name="Internet_20_link" text:visited-style-name="Visited_20_Internet_20_Link">
https://www.ukrinform.ua/rubric-ato/3712314-solc-pivnicna-korea-mae-pripiniti-aderni-viprobuvanna.html</text:a>
</text:p>
      <!--NEWS-->
      <text:h text:style-name="P10" text:outline-level="1">
<text:span text:style-name="T4">
Rescuers eliminated a fire in Solomenskiy district of Kiev</text:span>
</text:h>
      <text:p text:style-name="P4">
Authors: Ukrinform (Person)</text:p>
      <text:p text:style-name="P4">
Publisher: Укринформ (Organization)</text:p>
      <text:p text:style-name="P4">
Published Time: 2023-05-21T18:43:04+03:00</text:p>
      <text:p text:style-name="P4">
Modified Time: 2023-05-21T18:43:04+03:00</text:p>
      <text:p text:style-name="P4">
Description: In the Solomenskiy district of Kiev, rescuers eliminated a large -scale fire that broke out as a result of the fire of garbage and pallets. - Ukrinform.</text:p>
      <text:p text:style-name="P4">
Images: ['<text:a xlink:type="simple" xlink:href="https://static.ukrinform.com/photos/2023_05/thumb_files/630_360_1684683766-526.jpg" text:style-name="Internet_20_link" text:visited-style-name="Visited_20_Internet_20_Link">
630_360_16846...</text:a>
']</text:p>
      <text:p text:style-name="P4">
Tags: ['Пожежа', 'Сміття', 'Київ']</text:p>
      <text:p text:style-name="P4">
Type: Article</text:p>
      <!--METADATA-->
      <text:p text:style-name="P4">
<draw:frame draw:style-name="fr1" draw:name="Image199" text:anchor-type="as-char" svg:width="6.9236in" svg:height="3.956343in" draw:z-index="0">
<draw:image xlink:href="../Images/yкринформ/2023-05-21T18-43-04-03-00/630_360_1684683766-526.jpg" xlink:type="simple" xlink:show="embed" xlink:actuate="onLoad" draw:mime-type="image/jpeg"/>
</draw:frame>
Rescuers eliminated a large -scale fire in the Uzlomianskyi district of Kyiv, and paved as a result of the burning of garbage and pallets.</text:p>
      <text:p text:style-name="P4">
The State Emergency Service reported this in <text:a xlink:type="simple" xlink:href="https://t.me/dsns_telegram/16943" text:style-name="Internet_20_link" text:visited-style-name="Visited_20_Internet_20_Link">
</text:a>
, reports Ukrinform.</text:p>
      <text:p text:style-name="P4">
As noted, <text:a xlink:type="simple" xlink:href="https://www.ukrinform.ua/rubric-kyiv/3712141-u-solomanskomu-rajoni-stolici-masstabna-pozeza.html" text:style-name="Internet_20_link" text:visited-style-name="Visited_20_Internet_20_Link">
</text:a>
On Sunday, 21st, it came at 11:01. Fire-firing fire and rescue units arrived at the scene.</text:p>
      <text:p text:style-name="P4">
SES fighters found that there was a burning of garbage and pallets in the open territory with the spread on a nearby storage building.</text:p>
      <text:p text:style-name="P4">
At 11:55 firefighters localized <text:a xlink:type="simple" xlink:href="https://www.ukrinform.ua/tag-pozeza" text:style-name="Internet_20_link" text:visited-style-name="Visited_20_Internet_20_Link">
</text:a>
120 square meters, at 12:11 - eliminated.</text:p>
      <text:p text:style-name="P4">
Five units of basic and special fire and rescue equipment, as well as 23 SES, were involved in the fire extinguishing.</text:p>
      <text:p text:style-name="P4">
There are no casualties and victims, according to rescuers. Take measures to determine the cause of the fire.</text:p>
      <text:p text:style-name="P4">
News Source: <text:a xlink:type="simple" xlink:href="https://www.ukrinform.ua/rubric-kyiv/3712316-ratuvalniki-likviduvali-pozezu-v-solomanskomu-rajoni-kieva.html" text:style-name="Internet_20_link" text:visited-style-name="Visited_20_Internet_20_Link">
https://www.ukrinform.ua/rubric-kyiv/3712316-ratuvalniki-likviduvali-pozezu-v-solomanskomu-rajoni-kieva.html</text:a>
</text:p>
      <!--NEWS-->
      <text:h text:style-name="P10" text:outline-level="1">
<text:span text:style-name="T4">
At Sicily because of the eruption of the Etna volcano suspended the work of Catania Airport</text:span>
</text:h>
      <text:p text:style-name="P4">
Authors: Ukrinform (Person)</text:p>
      <text:p text:style-name="P4">
Publisher: Укринформ (Organization)</text:p>
      <text:p text:style-name="P4">
Published Time: 2023-05-21T18:57:00+03:00</text:p>
      <text:p text:style-name="P4">
Modified Time: 2023-05-21T18:57:00+03:00</text:p>
      <text:p text:style-name="P4">
Description: Due to the eruption of the Etna volcano on Sicily, flights from Catania were suspended. - Ukrinform.</text:p>
      <text:p text:style-name="P4">
Images: ['<text:a xlink:type="simple" xlink:href="https://static.ukrinform.com/photos/2021_08/thumb_files/630_360_1628685089-125.jpg" text:style-name="Internet_20_link" text:visited-style-name="Visited_20_Internet_20_Link">
630_360_16286...</text:a>
']</text:p>
      <text:p text:style-name="P4">
Tags: ['Аеропорт', 'Італія', 'Вулкан']</text:p>
      <text:p text:style-name="P4">
Type: Article</text:p>
      <!--METADATA-->
      <text:p text:style-name="P4">
<draw:frame draw:style-name="fr1" draw:name="Image200" text:anchor-type="as-char" svg:width="6.9236in" svg:height="3.956343in" draw:z-index="0">
<draw:image xlink:href="../Images/yкринформ/2023-05-21T18-57-00-03-00/630_360_1628685089-125.jpg" xlink:type="simple" xlink:show="embed" xlink:actuate="onLoad" draw:mime-type="image/jpeg"/>
</draw:frame>
Due to the Etna volcano, the Sicily was suspended by flights from and to Mistakatania.</text:p>
      <text:p text:style-name="P4">
About it reports <text:a xlink:type="simple" xlink:href="https://www.reuters.com/world/europe/mount-etna-eruption-halts-flights-sicilys-catania-airport-2023-05-21/" text:style-name="Internet_20_link" text:visited-style-name="Visited_20_Internet_20_Link">
</text:a>
, reports Ukrinform.</text:p>
      <text:p text:style-name="P4">
It is noted that <text:a xlink:type="simple" xlink:href="https://www.ukrinform.ua/tag-vulkan" text:style-name="Internet_20_link" text:visited-style-name="Visited_20_Internet_20_Link">
</text:a>
He released a column that threw off the runways of the airport.</text:p>
      <text:p text:style-name="P4">
The airport administration stated that flights to and from the popular tourist among tourists will be suspended until normal conditional safeguards are guaranteed.</text:p>
      <text:p text:style-name="P4">
<text:span text:style-name="T4">
 Read also: </text:span>
 <text:a xlink:type="simple" xlink:href="https://www.ukrinform.ua/rubric-world/3696702-u-meksici-prokinuvsa-odin-iz-najaktivnisih-vulkaniv-svitu.html" text:style-name="Internet_20_link" text:visited-style-name="Visited_20_Internet_20_Link">
<text:span text:style-name="T4">
 volcano </text:span>
</text:a>
3330 meters high can wake up several times a year, throwing a lava and ashes high above the Mediterranean island. The last great eruption was found in 1992.</text:p>
      <text:p text:style-name="P4">
<text:span text:style-name="T5">
Foto: Fabrizio Villa/Getty Images</text:span>
</text:p>
      <text:p text:style-name="P4">
News Source: <text:a xlink:type="simple" xlink:href="https://www.ukrinform.ua/rubric-world/3712319-na-sicilii-cerez-viverzenna-vulkana-etna-prizupiniv-robotu-aeroport-katanii.html" text:style-name="Internet_20_link" text:visited-style-name="Visited_20_Internet_20_Link">
https://www.ukrinform.ua/rubric-world/3712319-na-sicilii-cerez-viverzenna-vulkana-etna-prizupiniv-robotu-aeroport-katanii.html</text:a>
</text:p>
      <!--NEWS-->
      <text:h text:style-name="P10" text:outline-level="1">
<text:span text:style-name="T4">
Defense forces continue offensive on flanks near Bakhmut - Syrsky</text:span>
</text:h>
      <text:p text:style-name="P4">
Authors: Ukrinform (Person)</text:p>
      <text:p text:style-name="P4">
Publisher: Укринформ (Organization)</text:p>
      <text:p text:style-name="P4">
Published Time: 2023-05-21T19:08:00+03:00</text:p>
      <text:p text:style-name="P4">
Modified Time: 2023-05-21T19:08:00+03:00</text:p>
      <text:p text:style-name="P4">
Description: The commander of the Land Forces of the Armed Forces of Ukraine, Colonel-General Alexander Sirsky visited the leading positions under Bakhmut and planned further actions and strategy of defense forces. - Ukrinform.</text:p>
      <text:p text:style-name="P4">
Images: ['<text:a xlink:type="simple" xlink:href="https://static.ukrinform.com/photos/2023_05/thumb_files/630_360_1684685011-535.jpg" text:style-name="Internet_20_link" text:visited-style-name="Visited_20_Internet_20_Link">
630_360_16846...</text:a>
']</text:p>
      <text:p text:style-name="P4">
Tags: ['Бахмут', 'Сирський', 'Війна з Росією']</text:p>
      <text:p text:style-name="P4">
Type: Article</text:p>
      <!--METADATA-->
      <text:p text:style-name="P4">
<draw:frame draw:style-name="fr1" draw:name="Image201" text:anchor-type="as-char" svg:width="6.9236in" svg:height="3.956343in" draw:z-index="0">
<draw:image xlink:href="../Images/yкринформ/2023-05-21T19-08-00-03-00/630_360_1684685011-535.jpg" xlink:type="simple" xlink:show="embed" xlink:actuate="onLoad" draw:mime-type="image/jpeg"/>
</draw:frame>
The Commander-in-Chief of the Armed Forces of Ukraine, Colonel-General Alexander Syrsky respected the leading positions under Bakhmut and planned further actions and strategy of defense.</text:p>
      <text:p text:style-name="P4">
As Ukrinform reports, he reported in <text:a xlink:type="simple" xlink:href="https://t.me/osirskiy/82" text:style-name="Internet_20_link" text:visited-style-name="Visited_20_Internet_20_Link">
</text:a>
“I visited our warriors and commanders on the front line. He thanked and celebrated 3 OSHBR, 5 OSHBR, 30 OMBR, 56 OMPB, 93 OMBRs, which destroy the enemy daily. Defense continue offensive action on flanks near Bakhmut. Despite the fact that we are now controlling the outskirts of the city, the value of its defense does not lose its Seens. In the future, it will give us the opportunity to enter the city when there will be a change of operational situation on the front, ”Syrsky said, adding that during his work with the commanders he planned in detail the actions of defense forces and further.</text:p>
      <text:p text:style-name="P4">
According to the commander, the defense operation under <text:a xlink:type="simple" xlink:href="https://www.ukrinform.ua/tag-bahmut" text:style-name="Internet_20_link" text:visited-style-name="Visited_20_Internet_20_Link">
</text:a>
continues.</text:p>
      <text:p text:style-name="P4">
<text:span text:style-name="T4">
 Read also: </text:span>
 <text:a xlink:type="simple" xlink:href="https://www.ukrinform.ua/rubric-ato/3712259-na-bahmutskomu-napramku-sili-oboroni-znisili-cotiri-bbm-tank-i-cotiri-avto-voroga-sirskij.html" text:style-name="Internet_20_link" text:visited-style-name="Visited_20_Internet_20_Link">
<text:span text:style-name="T4">
 Syrsky </text:span>
</text:a>
As reported by Ukrinform, today Syrsky reported that Ukrainian soldiers are in flanks in the suburbs of Bakhmut and in fact <text:a xlink:type="simple" xlink:href="https://www.ukrinform.ua/rubric-ato/3712221-ukrainski-vijska-nablizautsa-do-vzatta-bahmuta-u-takticne-otocenna-sirskij.html" text:style-name="Internet_20_link" text:visited-style-name="Visited_20_Internet_20_Link">
</text:a>
<text:span text:style-name="T5">
Foto: 93 ombre cold yar</text:span>
</text:p>
      <text:p text:style-name="P4">
News Source: <text:a xlink:type="simple" xlink:href="https://www.ukrinform.ua/rubric-ato/3712321-sili-oboroni-prodovzuut-nastupalni-dii-na-flangah-poblizu-bahmuta-sirskij.html" text:style-name="Internet_20_link" text:visited-style-name="Visited_20_Internet_20_Link">
https://www.ukrinform.ua/rubric-ato/3712321-sili-oboroni-prodovzuut-nastupalni-dii-na-flangah-poblizu-bahmuta-sirskij.html</text:a>
</text:p>
      <!--NEWS-->
      <text:h text:style-name="P10" text:outline-level="1">
<text:span text:style-name="T4">
UPL: "Movement" was stronger than "Lviv"</text:span>
</text:h>
      <text:p text:style-name="P4">
Authors: Ukrinform (Person)</text:p>
      <text:p text:style-name="P4">
Publisher: Укринформ (Organization)</text:p>
      <text:p text:style-name="P4">
Published Time: 2023-05-21T19:12:50+03:00</text:p>
      <text:p text:style-name="P4">
Modified Time: 2023-05-21T19:12:50+03:00</text:p>
      <text:p text:style-name="P4">
Description: The Vinnytsia Club climbed the 13th place in the Ukrainian Football Championship. - Ukrinform.</text:p>
      <text:p text:style-name="P4">
Images: ['<text:a xlink:type="simple" xlink:href="https://static.ukrinform.com/photos/2023_05/thumb_files/630_360_1684685508-339.jpg" text:style-name="Internet_20_link" text:visited-style-name="Visited_20_Internet_20_Link">
630_360_16846...</text:a>
']</text:p>
      <text:p text:style-name="P4">
Tags: ['Футбол', 'Львів', "Прем'єр-ліга", 'Рух Львів']</text:p>
      <text:p text:style-name="P4">
Type: Article</text:p>
      <!--METADATA-->
      <text:p text:style-name="P4">
<draw:frame draw:style-name="fr1" draw:name="Image202" text:anchor-type="as-char" svg:width="6.9236in" svg:height="3.956343in" draw:z-index="0">
<draw:image xlink:href="../Images/yкринформ/2023-05-21T19-12-50-03-00/630_360_1684685508-339.jpg" xlink:type="simple" xlink:show="embed" xlink:actuate="onLoad" draw:mime-type="image/jpeg"/>
</draw:frame>
The club of henses climbed the 13th place in the Ukrainian Football Championship.</text:p>
      <text:p text:style-name="P4">
"Movement" on its field won "Lviv" 2: 0 in the 27th round of the Ukrainian Premier League, Ukrinform reports.</text:p>
      <text:p text:style-name="P4">
Runich was distinguished as part of Rukh. Siminin scored the ball into his own gates.</text:p>
      <text:p text:style-name="P4">
The victory allowed the Vinnytsia to rise to the 13th place in UPL - 27 points in 27 days. Lviv is on the bottom of the standings.</text:p>
      <text:p text:style-name="P4">
<text:span text:style-name="T4">
 Read also: </text:span>
 <text:a xlink:type="simple" xlink:href="https://www.ukrinform.ua/rubric-sports/3712268-upl-metalist1925-peremig-metalist.html" text:style-name="Internet_20_link" text:visited-style-name="Visited_20_Internet_20_Link">
<text:span text:style-name="T4">
 Metalist </text:span>
 <text:span text:style-name="T4">
 </text:span>
 Metalist **</text:a>
Shakhtar was reportedly headed by UPL with 66 points after 27 matches.</text:p>
      <text:p text:style-name="P4">
Photo: instagram.com/fc.ruh.lviv</text:p>
      <text:p text:style-name="P4">
News Source: <text:a xlink:type="simple" xlink:href="https://www.ukrinform.ua/rubric-sports/3712323-upl-ruh-viavivsa-silnisim-za-lviv.html" text:style-name="Internet_20_link" text:visited-style-name="Visited_20_Internet_20_Link">
https://www.ukrinform.ua/rubric-sports/3712323-upl-ruh-viavivsa-silnisim-za-lviv.html</text:a>
</text:p>
      <!--NEWS-->
      <text:h text:style-name="P10" text:outline-level="1">
<text:span text:style-name="T4">
Three enemy drones were destroyed in the Kherson region of the Armed Forces</text:span>
</text:h>
      <text:p text:style-name="P4">
Authors: Ukrinform (Person)</text:p>
      <text:p text:style-name="P4">
Publisher: Укринформ (Organization)</text:p>
      <text:p text:style-name="P4">
Published Time: 2023-05-21T19:19:00+03:00</text:p>
      <text:p text:style-name="P4">
Modified Time: 2023-05-21T19:19:00+03:00</text:p>
      <text:p text:style-name="P4">
Description: In the Kherson region, the Armed Forces of Ukraine destroyed three enemy drones. - Ukrinform.</text:p>
      <text:p text:style-name="P4">
Images: ['<text:a xlink:type="simple" xlink:href="https://static.ukrinform.com/photos/2022_04/thumb_files/630_360_1649587468-936.jpg" text:style-name="Internet_20_link" text:visited-style-name="Visited_20_Internet_20_Link">
630_360_16495...</text:a>
', '<text:a xlink:type="simple" xlink:href="https://static.ukrinform.com/photos/2023_05/1684685777-950.jpg" text:style-name="Internet_20_link" text:visited-style-name="Visited_20_Internet_20_Link">
1684685777-95...</text:a>
']</text:p>
      <text:p text:style-name="P4">
Tags: ['Безпілотник', 'Херсонщина', 'ЗСУ', 'Дрон', 'Війна з Росією']</text:p>
      <text:p text:style-name="P4">
Type: Article</text:p>
      <!--METADATA-->
      <text:p text:style-name="P4">
<draw:frame draw:style-name="fr1" draw:name="Image203" text:anchor-type="as-char" svg:width="6.9236in" svg:height="3.956343in" draw:z-index="0">
<draw:image xlink:href="../Images/yкринформ/2023-05-21T19-19-00-03-00/630_360_1649587468-936.jpg" xlink:type="simple" xlink:show="embed" xlink:actuate="onLoad" draw:mime-type="image/jpeg"/>
</draw:frame>
The Uherson region of the Armed Forces of Ukraine destroyed three enemy drones.</text:p>
      <text:p text:style-name="P4">
According to Ukrinform, the South Air Command reports in <text:a xlink:type="simple" xlink:href="https://www.facebook.com/PvKPivden/posts/pfbid02dgnVxZdyMh5RX6NoBfkneaiymi1MYVNE6M3FBKCfoQkgkRfqY9YcZNwApLZwLKSnl" text:style-name="Internet_20_link" text:visited-style-name="Visited_20_Internet_20_Link">
</text:a>
.</text:p>
      <text:p text:style-name="P4">
"21 травня 2023 року, на <text:a xlink:type="simple" xlink:href="https://www.ukrinform.ua/tag-hersonsina" text:style-name="Internet_20_link" text:visited-style-name="Visited_20_Internet_20_Link">
 </text:a>
, S for the Air Force Air Command "South" by Russian unmanned aerial vehicles: one UAV "Merlin-BR", one Bplaorlan-10 "and one UAV" Zala ",-the message reads.</text:p>
      <text:p text:style-name="P4">
<draw:frame draw:style-name="fr1" draw:name="Image204" text:anchor-type="as-char" svg:width="6.9236in" svg:height="6.9236in" draw:z-index="0">
<draw:image xlink:href="../Images/yкринформ/2023-05-21T19-19-00-03-00/1684685777-950.jpg" xlink:type="simple" xlink:show="embed" xlink:actuate="onLoad" draw:mime-type="image/jpeg"/>
</draw:frame>
The air command reminded the basic safety rules. First of all, do not ignore air alarm signals, go into shelter. Do not approach not touch suspicious objects. At least 150 - 200 meters should be kept from the water cut.</text:p>
      <text:p text:style-name="P4">
<text:span text:style-name="T4">
 Read also: </text:span>
 <text:a xlink:type="simple" xlink:href="https://www.ukrinform.ua/rubric-ato/3711959-na-pivdni-ppo-znisila-pat-rosijskih-bezpilotnikiv.html" text:style-name="Internet_20_link" text:visited-style-name="Visited_20_Internet_20_Link">
<text:span text:style-name="T4">
 drone </text:span>
</text:a>
Also in the PC "South" urge not to help the enemy unauthorized lighting of the movement or activity of defense forces.</text:p>
      <text:p text:style-name="P4">
As reported by Ukrinform, in the Nikolaev and Kherson regions on May 20, a pro -trial defense destroyed five Russian drones.</text:p>
      <text:p text:style-name="P4">
_ The first photo is illustrative _</text:p>
      <text:p text:style-name="P4">
News Source: <text:a xlink:type="simple" xlink:href="https://www.ukrinform.ua/rubric-ato/3712324-na-hersonsini-zsu-znisili-tri-vorozi-bezpilotniki.html" text:style-name="Internet_20_link" text:visited-style-name="Visited_20_Internet_20_Link">
https://www.ukrinform.ua/rubric-ato/3712324-na-hersonsini-zsu-znisili-tri-vorozi-bezpilotniki.html</text:a>
</text:p>
      <!--NEWS-->
      <text:h text:style-name="P10" text:outline-level="1">
<text:span text:style-name="T4">
Russian troops concentrate forces on five directions - a day 24 clashes</text:span>
</text:h>
      <text:p text:style-name="P4">
Authors: Ukrinform (Person)</text:p>
      <text:p text:style-name="P4">
Publisher: Укринформ (Organization)</text:p>
      <text:p text:style-name="P4">
Published Time: 2023-05-21T19:26:00+03:00</text:p>
      <text:p text:style-name="P4">
Modified Time: 2023-05-21T19:26:00+03:00</text:p>
      <text:p text:style-name="P4">
Description: The troops of the Russian Federation focus on the main efforts on the Kupyansk, Lyman, Bakhmut, Avdiiv and Marinsky directions, and the activities of the sabotage and intelligence groups of the enemy are recorded in the Seversky and Slobozhansky. - Ukrinform.</text:p>
      <text:p text:style-name="P4">
Images: ['<text:a xlink:type="simple" xlink:href="https://static.ukrinform.com/photos/2022_10/thumb_files/630_360_1667121269-457.jpg" text:style-name="Internet_20_link" text:visited-style-name="Visited_20_Internet_20_Link">
630_360_16671...</text:a>
']</text:p>
      <text:p text:style-name="P4">
Tags: ['Генштаб', 'ЗСУ', 'Війна з Росією']</text:p>
      <text:p text:style-name="P4">
Type: Article</text:p>
      <!--METADATA-->
      <text:p text:style-name="P4">
<draw:frame draw:style-name="fr1" draw:name="Image205" text:anchor-type="as-char" svg:width="6.9236in" svg:height="3.956343in" draw:z-index="0">
<draw:image xlink:href="../Images/yкринформ/2023-05-21T19-26-00-03-00/630_360_1667121269-457.jpg" xlink:type="simple" xlink:show="embed" xlink:actuate="onLoad" draw:mime-type="image/jpeg"/>
</draw:frame>
The Russian Federation focuses major efforts in Kupyansk, Lyman, Bakhmut, Avdiiv and Marinskaya, Nasiversky and Slobozhansky's activities of the enemy's sabotage and intelligence groups have been recorded.</text:p>
      <text:p text:style-name="P4">
According to Ukrinform, the General Staff of the Armed Forces of Ukraine reported in <text:a xlink:type="simple" xlink:href="https://www.facebook.com/GeneralStaff.ua/posts/pfbid0tmZPh9xu2hbYTThyQyd4bhdL7Qicc1bzdcWNy1Q4BZ2pfbWjVQveopAkB8XVHUG2l" text:style-name="Internet_20_link" text:visited-style-name="Visited_20_Internet_20_Link">
</text:a>
Having published the prompt information as of 18:00 on May 21.</text:p>
      <text:p text:style-name="P4">
During the day, 24 combat clashes took place during the Kupyansk, Lyman, Bakhmut, Avdiivsky Tamarin directions. Bakhmut and Marinka, Donetsk region, remain wiping.</text:p>
      <text:p text:style-name="P4">
In total, the Russian army per day performed four missile and 45 aviation managers, as well as more than 30 shelling of rocket launchers, destroying and damaging private dwellings and other civilinefrastructure.</text:p>
      <text:p text:style-name="P4">
<text:span text:style-name="T4">
 Read also: </text:span>
 <text:a xlink:type="simple" xlink:href="https://www.ukrinform.ua/rubric-ato/3712182-rosiani-obstrilali-aviabombami-selo-na-hersonsini-poskodzena-civilna-infrastruktura.html" text:style-name="Internet_20_link" text:visited-style-name="Visited_20_Internet_20_Link">
<text:span text:style-name="T4">
 firing </text:span>
</text:a>
For missile strikes on estuary, Slavyansk and Konstantinovtsi, the enemy has elaborated S-300 anti-aircraft missile systems, which are not high-precision weapons, which emphasizes the tactics of terror from the Russian Federation.</text:p>
      <text:p text:style-name="P4">
In total, Ukrainian aviation per day made 12 beats in the areas of concentration of personal staff and military equipment of Russian invaders, as well as four-on the anti-aircraft missile complexes of the enemy.</text:p>
      <text:p text:style-name="P4">
Units of missile troops and artillery of the Armed Forces, for their part, were affected by the area of arms and military equipment of the Russians, two ammunition depots, two artillery units in fire positions and another important target.</text:p>
      <text:p text:style-name="P4">
<text:span text:style-name="T4">
 Read also: </text:span>
 <text:a xlink:type="simple" xlink:href="https://www.ukrinform.ua/rubric-ato/3712177-zsu-za-dobu-znisili-tri-roti-i-pat-skladiv-boepripasiv-rosian-na-tavrijskomu-napramku.html" text:style-name="Internet_20_link" text:visited-style-name="Visited_20_Internet_20_Link">
<text:span text:style-name="T4">
 warehouse </text:span>
</text:a>
Also during the day Ukrainian defenders destroyed three intelligence units of the enemy.</text:p>
      <text:p text:style-name="P4">
The General Staff warns: the likelihood of rocket launchers throughout the Russians remains high throughout Ukraine.</text:p>
      <text:p text:style-name="P4">
<text:span text:style-name="T4">
 In Volyn and Polissya directions </text:span>
 The operational situation has been significantly variable.</text:p>
      <text:p text:style-name="P4">
<text:span text:style-name="T4">
 In the Siversky and Slobozhansky directions </text:span>
 Russia continues to retain a military presence in border areas with Ukraine, in some sections of the state border there are enemy DRG.<text:span text:style-name="T4">
 Read also: </text:span>
 <text:a xlink:type="simple" xlink:href="https://www.ukrinform.ua/rubric-ato/3712287-rosiani-pat-raziv-obstrilali-prikordonna-sumsini-ta-cernigivsini.html" text:style-name="Internet_20_link" text:visited-style-name="Visited_20_Internet_20_Link">
<text:span text:style-name="T4">
 border </text:span>
</text:a>
<text:span text:style-name="T4">
 In the Kupyansk direction </text:span>
 invaders do not stop attempts to improve tactical. During the day, unsuccessful offensive actions in the area of Masyutivka.</text:p>
      <text:p text:style-name="P4">
Artillery and mortar strikes from the Russians were Kamyanka, well, Krasne first, Petro-Ivanivka, Fygolovka, Novomlinsk, Wesadne, Monachynivka, Masyutivka, Tabaivka and Berestovo of Kharkiv region and Stelmakhivka Lugansk region.</text:p>
      <text:p text:style-name="P4">
<text:span text:style-name="T4">
 In the Liman direction </text:span>
 during the day the enemy conducted offensive actions in the direction of the Darjivka, but did not success. From aviation the enemy beat in the Nevsky district.</text:p>
      <text:p text:style-name="P4">
The strokes of Russian artillery were the settlements located near the bond collision, including Makiivka, Nevskoye and Bigorivka of the Luhansk region, as well as Thorns, Verkhnayamyansk and controversial Donetsk region.</text:p>
      <text:p text:style-name="P4">
<text:span text:style-name="T4">
 In the Bakhmut direction </text:span>
 Russian troops continue to take offensive actions. Bahmut city is ongoing. During the day, the invaders unsuccessfully tried to draw the lost positions south of Ivanovsky, in the direction of Grigoriv they worked off the offensive, but did not have success.</text:p>
      <text:p text:style-name="P4">
<text:span text:style-name="T4">
 Read also: </text:span>
 <text:a xlink:type="simple" xlink:href="https://www.ukrinform.ua/rubric-ato/3712308-u-suhoputnih-vijskah-zaavili-so-zacistili-vid-voroga-se-700-metriv-pid-bahmutom.html" text:style-name="Internet_20_link" text:visited-style-name="Visited_20_Internet_20_Link">
<text:span text:style-name="T4">
 700 </text:span>
 <text:span text:style-name="T4">
 meters </text:span>
</text:a>
Russian aircraft struck in Bakhmut and Ivanivsky. Orikhovo-Vasylivka, Markovo, Bakhmut, Ivanivske, Biagoura and New York of Donetsk region were affected by hostile.</text:p>
      <text:p text:style-name="P4">
<text:span text:style-name="T4">
 In the Avdeevsky direction </text:span>
 the Russians conducted unsuccessful offensive actions in the Avdiivka and Pervomaisky, but did not have success. From the aviation, he was traveled to the district of Avdiivka, from the artillery - in the districts of Novokalin, Berdychiv, Stepov, Avdiivka, Severny, Pervomaisky, Karlovka and Nevelsky Donetsk region.</text:p>
      <text:p text:style-name="P4">
<text:span text:style-name="T4">
 In the Mariinsky direction </text:span>
 Defense units reflected numerous attacks in the Marinka area. Aviation strikes Russian troops shook Marinka and Novomikhailivka. The enemy shelling was also suffered by St. George, Victory and Novomikhailivka of Donetsk region.</text:p>
      <text:p text:style-name="P4">
<text:span text:style-name="T4">
 The Russian army did not carry out the offensive actions of the mineral direction, but instead beat the aviation in the areas of Vodyany, coal, Prychistivka, Zolotonyiv and Greater Novosilka. Water and coal were also suffering from hostility.</text:span>
 In the Zaporizhzhya and Kherson directions ** the troops of the Russian Federation continue the Valioron actions, without stopping the destruction of the infrastructure of settlements located near the line of combat.</text:p>
      <text:p text:style-name="P4">
The enemy struck the enemy on Stanislav of Kherson region, from artillery staged Vremivka, Burlatske, Novosilka, Green Field of Donetsk region, Olgivske, Gulyaipole, Railway, Belogorye, Small Tokmachka, Mali Shcherbaki of Kherson and Tszonz. .</text:p>
      <text:p text:style-name="P4">
In the temporarily captured territories of the Kherson region, Russian invaders limit civilian access to mobile communications.</text:p>
      <text:p text:style-name="P4">
According to the General Staff, the Russians dismantle the equipment of substations, as well as retranational towers, limit the movement of locals to areas with a large honeycomb.</text:p>
      <text:p text:style-name="P4">
As reported by Ukrinform, in the course of the full -scale defense force against Ukraine <text:a xlink:type="simple" xlink:href="https://www.ukrinform.ua/rubric-ato/3712066-zsu-znisili-vze-203-160-rosijskih-zagarbnikiv.html" text:style-name="Internet_20_link" text:visited-style-name="Visited_20_Internet_20_Link">
</text:a>
and thousands of units of military engineering of the enemy.</text:p>
      <text:p text:style-name="P4">
<text:span text:style-name="T5">
Foto: aa</text:span>
</text:p>
      <text:p text:style-name="P4">
News Source: <text:a xlink:type="simple" xlink:href="https://www.ukrinform.ua/rubric-ato/3712326-vijska-rf-zoseredzuut-sili-na-pati-napramkah-za-dobu-24-zitknenna.html" text:style-name="Internet_20_link" text:visited-style-name="Visited_20_Internet_20_Link">
https://www.ukrinform.ua/rubric-ato/3712326-vijska-rf-zoseredzuut-sili-na-pati-napramkah-za-dobu-24-zitknenna.html</text:a>
</text:p>
      <!--NEWS-->
      <text:h text:style-name="P10" text:outline-level="1">
<text:span text:style-name="T4">
The enemy fired two communities in Dnipropetrovsk, there is a destruction</text:span>
</text:h>
      <text:p text:style-name="P4">
Authors: Ukrinform (Person)</text:p>
      <text:p text:style-name="P4">
Publisher: Укринформ (Organization)</text:p>
      <text:p text:style-name="P4">
Published Time: 2023-05-21T19:42:00+03:00</text:p>
      <text:p text:style-name="P4">
Modified Time: 2023-05-21T19:42:00+03:00</text:p>
      <text:p text:style-name="P4">
Description: During the day, Russian invaders have repeatedly attacked the Mirovsky community in the Nikopol region, as well as the community in the Sinelnikov district of Dnipropetrovsk region. - Ukrinform.</text:p>
      <text:p text:style-name="P4">
Images: ['<text:a xlink:type="simple" xlink:href="https://static.ukrinform.com/photos/2023_05/thumb_files/630_360_1684687606-120.jpeg" text:style-name="Internet_20_link" text:visited-style-name="Visited_20_Internet_20_Link">
630_360_16846...</text:a>
', '<text:a xlink:type="simple" xlink:href="https://static.ukrinform.com/photos/2023_05/1684687606-532.jpeg" text:style-name="Internet_20_link" text:visited-style-name="Visited_20_Internet_20_Link">
1684687606-53...</text:a>
', '<text:a xlink:type="simple" xlink:href="https://static.ukrinform.com/photos/2023_05/1684687605-666.jpeg" text:style-name="Internet_20_link" text:visited-style-name="Visited_20_Internet_20_Link">
1684687605-66...</text:a>
']</text:p>
      <text:p text:style-name="P4">
Tags: ['Дніпропетровщина', 'Обстріл', 'Війна з Росією']</text:p>
      <text:p text:style-name="P4">
Type: Article</text:p>
      <!--METADATA-->
      <text:p text:style-name="P4">
<draw:frame draw:style-name="fr1" draw:name="Image206" text:anchor-type="as-char" svg:width="6.9236in" svg:height="3.956343in" draw:z-index="0">
<draw:image xlink:href="../Images/yкринформ/2023-05-21T19-42-00-03-00/630_360_1684687606-120.jpeg" xlink:type="simple" xlink:show="embed" xlink:actuate="onLoad" draw:mime-type="image/jpeg"/>
</draw:frame>
For the day, Russian invaders have repeatedly attacked the Mirovsky community that the Nanikopol region, as well as the community in the Sinelnikov district of the Dnipropetrovsk region.</text:p>
      <text:p text:style-name="P4">
About it in <text:a xlink:type="simple" xlink:href="https://t.me/mykola_lukashuk/4663" text:style-name="Internet_20_link" text:visited-style-name="Visited_20_Internet_20_Link">
</text:a>
Informs Mykola Lukashuk, the Chief Properepetrovsk Regional Council, Ukrinform reports.</text:p>
      <text:p text:style-name="P4">
"The drone was hit and more than 40 shells were released from heavy artillery. The shelling destroyed a private dwelling house and passenger car <text:a xlink:type="simple" xlink:href="https://www.ukrinform.ua/tag-avtomobil" text:style-name="Internet_20_link" text:visited-style-name="Visited_20_Internet_20_Link">
</text:a>
. Six more private homes, an outbuilding and a car is mutilated. The mail, the medical institution, the agricultural enterprise, the administrative building were also affected, "the post reads.</text:p>
      <text:p text:style-name="P4">
<draw:frame draw:style-name="fr1" draw:name="Image207" text:anchor-type="as-char" svg:width="6.912156in" svg:height="10.0in" draw:z-index="0">
<draw:image xlink:href="../Images/yкринформ/2023-05-21T19-42-00-03-00/1684687606-532.jpeg" xlink:type="simple" xlink:show="embed" xlink:actuate="onLoad" draw:mime-type="image/jpeg"/>
</draw:frame>
<draw:frame draw:style-name="fr1" draw:name="Image208" text:anchor-type="as-char" svg:width="6.9236in" svg:height="4.3842in" draw:z-index="0">
<draw:image xlink:href="../Images/yкринформ/2023-05-21T19-42-00-03-00/1684687605-666.jpeg" xlink:type="simple" xlink:show="embed" xlink:actuate="onLoad" draw:mime-type="image/jpeg"/>
</draw:frame>
There are no victims.</text:p>
      <text:p text:style-name="P4">
<text:span text:style-name="T4">
 Read also: </text:span>
 <text:a xlink:type="simple" xlink:href="https://www.ukrinform.ua/rubric-ato/3711969-vorog-iz-vazkoi-artilerii-obstrilav-nikopolskij-rajon-poranena-zinka.html" text:style-name="Internet_20_link" text:visited-style-name="Visited_20_Internet_20_Link">
</text:a>
In addition, the enemy was struck by the Sinelnikovsky District Community. The shelling area is currently being examined. There are no victims.</text:p>
      <text:p text:style-name="P4">
As reported by Ukrinform, on the night of May 21 <text:a xlink:type="simple" xlink:href="https://www.ukrinform.ua/rubric-ato/3712059-rosiani-vnoci-spramuvali-na-dnipropetrovsinu-droni-usi-zbila-ppo.html" text:style-name="Internet_20_link" text:visited-style-name="Visited_20_Internet_20_Link">
</text:a>
, but all of them were destroyed by Siilappo.</text:p>
      <text:p text:style-name="P4">
News Source: <text:a xlink:type="simple" xlink:href="https://www.ukrinform.ua/rubric-ato/3712328-vorog-obstrilav-dvi-gromadi-na-dnipropetrovsini.html" text:style-name="Internet_20_link" text:visited-style-name="Visited_20_Internet_20_Link">
https://www.ukrinform.ua/rubric-ato/3712328-vorog-obstrilav-dvi-gromadi-na-dnipropetrovsini.html</text:a>
</text:p>
      <!--NEWS-->
      <text:h text:style-name="P10" text:outline-level="1">
<text:span text:style-name="T4">
The invaders strike the Kharkov</text:span>
</text:h>
      <text:p text:style-name="P4">
Authors: Ukrinform (Person)</text:p>
      <text:p text:style-name="P4">
Publisher: Укринформ (Organization)</text:p>
      <text:p text:style-name="P4">
Published Time: 2023-05-21T19:51:00+03:00</text:p>
      <text:p text:style-name="P4">
Modified Time: 2023-05-21T19:51:00+03:00</text:p>
      <text:p text:style-name="P4">
Description: Russian invaders strike Kharkiv.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Харків', 'Війна з Росією']</text:p>
      <text:p text:style-name="P4">
Type: Article</text:p>
      <!--METADATA-->
      <text:p text:style-name="P4">
<draw:frame draw:style-name="fr1" draw:name="Image209" text:anchor-type="as-char" svg:width="6.9236in" svg:height="3.956343in" draw:z-index="0">
<draw:image xlink:href="../Images/yкринформ/2023-05-21T19-51-00-03-00/630_360_1669987737-966.jpg" xlink:type="simple" xlink:show="embed" xlink:actuate="onLoad" draw:mime-type="image/jpeg"/>
</draw:frame>
Russian -shaped ones strike the Kharkiv.</text:p>
      <text:p text:style-name="P4">
According to Ukrinform, the chairman of the Kharkiv Regional Council Oleg Synigubov reports in <text:a xlink:type="simple" xlink:href="https://t.me/synegubov/6253" text:style-name="Internet_20_link" text:visited-style-name="Visited_20_Internet_20_Link">
</text:a>
.</text:p>
      <text:p text:style-name="P4">
"Attention!Inhabitants of Kharkiv and the region, the invaders again strike!", "Sinegubov said.</text:p>
      <text:p text:style-name="P4">
<text:span text:style-name="T4">
 Read also: </text:span>
 <text:a xlink:type="simple" xlink:href="https://www.ukrinform.ua/rubric-regions/3712264-na-harkivsini-cerez-vibuh-nevidomogo-predmeta-colovik-vtrativ-stupnu.html" text:style-name="Internet_20_link" text:visited-style-name="Visited_20_Internet_20_Link">
<text:span text:style-name="T4">
 Kharkiv </text:span>
</text:a>
He urged not to ignore the alarm and stay in shelters.</text:p>
      <text:p text:style-name="P4">
As it was reported, air alarm has been announced in the Kharkiv region.</text:p>
      <text:p text:style-name="P4">
News Source: <text:a xlink:type="simple" xlink:href="https://www.ukrinform.ua/rubric-ato/3712329-zagarbniki-zavdaut-udariv-po-harkovu.html" text:style-name="Internet_20_link" text:visited-style-name="Visited_20_Internet_20_Link">
https://www.ukrinform.ua/rubric-ato/3712329-zagarbniki-zavdaut-udariv-po-harkovu.html</text:a>
</text:p>
      <!--NEWS-->
      <text:h text:style-name="P10" text:outline-level="1">
<text:span text:style-name="T4">
The Russians fired a village in Kharkiv region, a wounded man</text:span>
</text:h>
      <text:p text:style-name="P4">
Authors: Ukrinform (Person)</text:p>
      <text:p text:style-name="P4">
Publisher: Укринформ (Organization)</text:p>
      <text:p text:style-name="P4">
Published Time: 2023-05-21T20:09:00+03:00</text:p>
      <text:p text:style-name="P4">
Modified Time: 2023-05-21T20:09:00+03:00</text:p>
      <text:p text:style-name="P4">
Description: Russian invaders struck another rocket strike in the village of Tsirkuni, Kharkiv district -a damaged house, a man was injured. - Ukrinform.</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Поранені', 'Харківщина', 'Війна з Росією']</text:p>
      <text:p text:style-name="P4">
Type: Article</text:p>
      <!--METADATA-->
      <text:p text:style-name="P4">
<draw:frame draw:style-name="fr1" draw:name="Image210" text:anchor-type="as-char" svg:width="6.9236in" svg:height="3.954441in" draw:z-index="0">
<draw:image xlink:href="../Images/yкринформ/2023-05-21T20-09-00-03-00/630_360_1670260661-504.jpg" xlink:type="simple" xlink:show="embed" xlink:actuate="onLoad" draw:mime-type="image/jpeg"/>
</draw:frame>
The Russian -headed rocket stroke in the village of Tsirkuni of the Kharkiv district - a damaged house, a man was injured.</text:p>
      <text:p text:style-name="P4">
According to Ukrinform, the chairman of the Kharkiv Regional Council Oleg Synigubov reports in <text:a xlink:type="simple" xlink:href="https://t.me/synegubov/6254" text:style-name="Internet_20_link" text:visited-style-name="Visited_20_Internet_20_Link">
</text:a>
"The enemy has caused another <text:a xlink:type="simple" xlink:href="https://www.ukrinform.ua/tag-raketnij-udar" text:style-name="Internet_20_link" text:visited-style-name="Visited_20_Internet_20_Link">
</text:a>
According to the village of Tsirkuni of Kharkiv district. One of the missiles, pre -S -300, hit the shadows, another damaged a private dwelling house, " - the testimony reads.</text:p>
      <text:p text:style-name="P4">
A civilian man was injured. Doctors now provide him with help.</text:p>
      <text:p text:style-name="P4">
<text:span text:style-name="T4">
 Read also: </text:span>
 <text:a xlink:type="simple" xlink:href="https://www.ukrinform.ua/rubric-ato/3712329-zagarbniki-zavdaut-udariv-po-harkovu.html" text:style-name="Internet_20_link" text:visited-style-name="Visited_20_Internet_20_Link">
</text:a>
Emergency services work on site.</text:p>
      <text:p text:style-name="P4">
The information is specified.</text:p>
      <text:p text:style-name="P4">
As it was reported, air alarm has been announced in the Kharkiv region.</text:p>
      <text:p text:style-name="P4">
News Source: <text:a xlink:type="simple" xlink:href="https://www.ukrinform.ua/rubric-ato/3712334-rosiani-obstrilali-selo-na-harkivsini-poranenij-colovik.html" text:style-name="Internet_20_link" text:visited-style-name="Visited_20_Internet_20_Link">
https://www.ukrinform.ua/rubric-ato/3712334-rosiani-obstrilali-selo-na-harkivsini-poranenij-colovik.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21T20:25:00+03:00</text:p>
      <text:p text:style-name="P4">
Modified Time: 2023-05-21T20:25: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11" text:anchor-type="as-char" svg:width="6.9236in" svg:height="3.956343in" draw:z-index="0">
<draw:image xlink:href="../Images/yкринформ/2023-05-21T20-25-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ruling party is leading in Greece elections - Exitpol</text:span>
</text:h>
      <text:p text:style-name="P4">
Authors: Ukrinform (Person)</text:p>
      <text:p text:style-name="P4">
Publisher: Укринформ (Organization)</text:p>
      <text:p text:style-name="P4">
Published Time: 2023-05-21T20:40:00+03:00</text:p>
      <text:p text:style-name="P4">
Modified Time: 2023-05-21T20:40:00+03:00</text:p>
      <text:p text:style-name="P4">
Description: According to Exit, conducted by six sociological agencies, the ruling Conservative Party "New Democracy" is leading in the parliamentary elections in Greece. - Ukrinform.</text:p>
      <text:p text:style-name="P4">
Images: ['<text:a xlink:type="simple" xlink:href="https://static.ukrinform.com/photos/2023_04/thumb_files/630_360_1682200402-183.png" text:style-name="Internet_20_link" text:visited-style-name="Visited_20_Internet_20_Link">
630_360_16822...</text:a>
']</text:p>
      <text:p text:style-name="P4">
Tags: ['Греція', 'Парламент', 'Вибори', 'Екзитпол']</text:p>
      <text:p text:style-name="P4">
Type: Article</text:p>
      <!--METADATA-->
      <text:p text:style-name="P4">
<draw:frame draw:style-name="fr1" draw:name="Image212" text:anchor-type="as-char" svg:width="6.9236in" svg:height="3.956343in" draw:z-index="0">
<draw:image xlink:href="../Images/yкринформ/2023-05-21T20-40-00-03-00/630_360_1682200402-183.png" xlink:type="simple" xlink:show="embed" xlink:actuate="onLoad" draw:mime-type="image/png"/>
</draw:frame>
According to Daniecitol, conducted by six sociological agencies, the ruling Conservative Party "Nova Democracy" is leading in the parliamentary elections of Ugretation.</text:p>
      <text:p text:style-name="P4">
About it reports <text:a xlink:type="simple" xlink:href="https://www.ekathimerini.com/news/1211272/greeks-head-to-polls-live-blog/" text:style-name="Internet_20_link" text:visited-style-name="Visited_20_Internet_20_Link">
</text:a>
, reports Ukrinform.</text:p>
      <text:p text:style-name="P4">
According to the survey, New Democracy is gaining from 37.5% to 41.5% of the vote, and the left "Siriz" is concerned with 23.5-27.5%. Other parties have the following results: Passover –11.5%-12.5%, Communist Party of Greece(CPG)-6.5%-7.5%, Mera25 and Plefsielefterias-2.5%-3.5%.</text:p>
      <text:p text:style-name="P4">
However, despite the fact that the New Democracy of the current Prime Minister Kiriakosamitzotakis ahead of her main competitor, she is likely to keep the vast majority of votes. According to sociologists, more than 45%need to be dumped for the full winning party.</text:p>
      <text:p text:style-name="P4">
Polling stations in <text:a xlink:type="simple" xlink:href="https://www.ukrinform.ua/tag-grecia" text:style-name="Internet_20_link" text:visited-style-name="Visited_20_Internet_20_Link">
</text:a>
have already closed. The foundations of the General General of the Ministry of Internal Affairs of Georgia Michalis Stavrianudakis, is expected that by 21:00 there will be a known percentage of votes that will indicate the election winner.</text:p>
      <text:p text:style-name="P4">
<text:span text:style-name="T4">
 Read also: </text:span>
 <text:a xlink:type="simple" xlink:href="https://www.ukrinform.ua/rubric-world/3712307-premerka-litvi-ne-viklucae-svoei-vidstavki-akso-parlament-ne-pide-na-dostrokovi-vibori.html" text:style-name="Internet_20_link" text:visited-style-name="Visited_20_Internet_20_Link">
<text:span text:style-name="T4">
 choice </text:span>
</text:a>
As reported by Ukrinform, <text:a xlink:type="simple" xlink:href="https://www.ukrinform.ua/rubric-world/3712140-u-grecii-prohodat-parlamentski-vibori.html" text:style-name="Internet_20_link" text:visited-style-name="Visited_20_Internet_20_Link">
</text:a>
- Citizens of the country have the government for the next four years. In total, the elections were attended by 36 parties and coalitions of the 50s who applied, as well as one person. Among them is the ruling Conservative Party "New Democracy", the left party "Siriz", the socialist alliance "Pasok- movement for changes", the Greek Communist Party, the pro-Russian nationalist Party "Greek Solution" and the left radical parties of the Mera25.</text:p>
      <text:p text:style-name="P4">
To go to parliament, parties have to receive at least 3% of the vote.</text:p>
      <text:p text:style-name="P4">
However, the leaders of the three largest parties - New Democracy, Siriz and Pasok - Road for Changes - have already said they did not want to cooperate with each other.</text:p>
      <text:p text:style-name="P4">
Thus, the second round of voting in July is almost inevitable.</text:p>
      <text:p text:style-name="P4">
News Source: <text:a xlink:type="simple" xlink:href="https://www.ukrinform.ua/rubric-world/3712340-na-viborah-u-grecii-lidirue-pravlaca-partia-ekzipol.html" text:style-name="Internet_20_link" text:visited-style-name="Visited_20_Internet_20_Link">
https://www.ukrinform.ua/rubric-world/3712340-na-viborah-u-grecii-lidirue-pravlaca-partia-ekzipol.html</text:a>
</text:p>
      <!--NEWS-->
      <text:h text:style-name="P10" text:outline-level="1">
<text:span text:style-name="T4">
Borussia defeated Augsburg and headed the Bundesliga in the penultimate round</text:span>
</text:h>
      <text:p text:style-name="P4">
Authors: Ukrinform (Person)</text:p>
      <text:p text:style-name="P4">
Publisher: Укринформ (Organization)</text:p>
      <text:p text:style-name="P4">
Published Time: 2023-05-21T20:55:48+03:00</text:p>
      <text:p text:style-name="P4">
Modified Time: 2023-05-21T20:55:48+03:00</text:p>
      <text:p text:style-name="P4">
Description: "Shmeli" is ahead of Bavaria to 2 points. - Ukrinform.</text:p>
      <text:p text:style-name="P4">
Images: ['<text:a xlink:type="simple" xlink:href="https://static.ukrinform.com/photos/2023_05/thumb_files/630_360_1684691684-490.jpg" text:style-name="Internet_20_link" text:visited-style-name="Visited_20_Internet_20_Link">
630_360_16846...</text:a>
']</text:p>
      <text:p text:style-name="P4">
Tags: ['Баварія', 'Футбол', 'Боруссія Дортмунд']</text:p>
      <text:p text:style-name="P4">
Type: Article</text:p>
      <!--METADATA-->
      <text:p text:style-name="P4">
<draw:frame draw:style-name="fr1" draw:name="Image213" text:anchor-type="as-char" svg:width="6.9236in" svg:height="3.956343in" draw:z-index="0">
<draw:image xlink:href="../Images/yкринформ/2023-05-21T20-55-48-03-00/630_360_1684691684-490.jpg" xlink:type="simple" xlink:show="embed" xlink:actuate="onLoad" draw:mime-type="image/jpeg"/>
</draw:frame>
"Shmeli" is ahead of Bavaria to 2 points.</text:p>
      <text:p text:style-name="P4">
"Borussia" in a foreign field won "Augsburg" 3-0 in the 33rd round of German Bundesliga, Ukrinform reports.</text:p>
      <text:p text:style-name="P4">
Brandt was celebrated in Schmelov, Alle was scored twice more</text:p>
      <text:p text:style-name="P4">
The victory in the match allowed the ward of Terzich to head the Bundesliga, having a bite of 70 points after 33 matches.</text:p>
      <text:p text:style-name="P4">
<text:span text:style-name="T4">
 Read also: </text:span>
 <text:a xlink:type="simple" xlink:href="https://www.ukrinform.ua/rubric-sports/3712011-mancester-siti-dostrokovo-stav-cempionom-anglii.html" text:style-name="Internet_20_link" text:visited-style-name="Visited_20_Internet_20_Link">
</text:a>
As it was reported, "Bavaria" in the penultimate tour gave way to "Leipzig"(1:3).</text:p>
      <text:p text:style-name="P4">
Фото: twitter.com/BVB</text:p>
      <text:p text:style-name="P4">
News Source: <text:a xlink:type="simple" xlink:href="https://www.ukrinform.ua/rubric-sports/3712341-borussia-rozgromila-augsburg-i-ocolila-bundesligu-v-peredostannomu-turi.html" text:style-name="Internet_20_link" text:visited-style-name="Visited_20_Internet_20_Link">
https://www.ukrinform.ua/rubric-sports/3712341-borussia-rozgromila-augsburg-i-ocolila-bundesligu-v-peredostannomu-turi.html</text:a>
</text:p>
      <!--NEWS-->
      <text:h text:style-name="P10" text:outline-level="1">
<text:span text:style-name="T4">
The invaders have to constantly feel threatened</text:span>
</text:h>
      <text:p text:style-name="P4">
Authors: Ukrinform (Person)</text:p>
      <text:p text:style-name="P4">
Publisher: Укринформ (Organization)</text:p>
      <text:p text:style-name="P4">
Published Time: 2023-05-21T20:57:00+03:00</text:p>
      <text:p text:style-name="P4">
Modified Time: 2023-05-21T20:57:00+03:00</text:p>
      <text:p text:style-name="P4">
Description: Russian troops are still trying to take the whole city of Bakhmut under their control, but the defense forces continue to counter the enemy, moving in some areas per day for 200 meters. - Ukrinform.</text:p>
      <text:p text:style-name="P4">
Images: ['<text:a xlink:type="simple" xlink:href="https://static.ukrinform.com/photos/2023_05/thumb_files/630_360_1684691970-341.jpg" text:style-name="Internet_20_link" text:visited-style-name="Visited_20_Internet_20_Link">
630_360_16846...</text:a>
']</text:p>
      <text:p text:style-name="P4">
Tags: ['Бахмут', 'ЗСУ', 'Війна з Росією', 'Єдині новини']</text:p>
      <text:p text:style-name="P4">
Type: Article</text:p>
      <!--METADATA-->
      <text:p text:style-name="P4">
<draw:frame draw:style-name="fr1" draw:name="Image214" text:anchor-type="as-char" svg:width="6.9236in" svg:height="3.956343in" draw:z-index="0">
<draw:image xlink:href="../Images/yкринформ/2023-05-21T20-57-00-03-00/630_360_1684691970-341.jpg" xlink:type="simple" xlink:show="embed" xlink:actuate="onLoad" draw:mime-type="image/jpeg"/>
</draw:frame>
RFVSE troops are still trying to take the whole city of Bakhmut under their control, but Siliobons continue to counter the enemy, moving on some of the people per day for 200 meters.</text:p>
      <text:p text:style-name="P4">
The spokesman of the Eastern Urgent Armed Forces of the Armed Forces Sergey Cherevaty reported this on the air of the Televahorphone "Unified News", Ukrinform correspondent reports.</text:p>
      <text:p text:style-name="P4">
“Bakhmut remains the priority target of the occupier, they try to take completely completely under their control. Our units keep the defense of several buildings and a number of fortifications in the southwestern part of the city. Also, our units are where there is an opportunity, where there is no risk, they have moved, contracted by the enemy. In particular, during this day, some of the 200 meters were traveled at some of the exceeds, ”the spokesman said.</text:p>
      <text:p text:style-name="P4">
Answering questions about the threat of the occupiers in Bakhmut, he abused that the enemy should feel this threat constantly.</text:p>
      <text:p text:style-name="P4">
“Whether we will surround them now or a little later, it will be anyway. It will be a group to the end. In fact, irreparable losses were inflicted with a lamp, "Wagner", no matter how they burst, " - noted.</text:p>
      <text:p text:style-name="P4">
<text:span text:style-name="T4">
 Read also: </text:span>
 <text:a xlink:type="simple" xlink:href="https://www.ukrinform.ua/rubric-ato/3712321-sili-oboroni-prodovzuut-nastupalni-dii-na-flangah-poblizu-bahmuta-sirskij.html" text:style-name="Internet_20_link" text:visited-style-name="Visited_20_Internet_20_Link">
<text:span text:style-name="T4">
 Bakhmut </text:span>
</text:a>
According to the abdomen, the enemy under <text:a xlink:type="simple" xlink:href="https://www.ukrinform.ua/tag-bahmut" text:style-name="Internet_20_link" text:visited-style-name="Visited_20_Internet_20_Link">
</text:a>
suffered serious losses.</text:p>
      <text:p text:style-name="P4">
“Despite the fact that we have no numerical advantage, and even more sortyer's shells, we are trying to push the enemy to push out the enemy through training and more military. Not many people in our country know about it and, as Kharkiv surgery showed, it is very good when the enemy does not know where the main blow will be inflicted, ”Cherevaty said.</text:p>
      <text:p text:style-name="P4">
He also assured that the Ukrainian command sees very well, as the devote pulls forces, and several variants have been prepared for every action of the enemy.According to the spokesman, in the Bakhmut direction, the enemy has been watching the lack of "Wagner" for several weeks, so the Russian command is thrown off units of regular troops.</text:p>
      <text:p text:style-name="P4">
<text:span text:style-name="T4">
 Read also: </text:span>
 <text:a xlink:type="simple" xlink:href="https://www.ukrinform.ua/rubric-ato/3712157-rosianam-ne-vdalos-otociti-bahmut-voni-vtratili-castinu-panivnih-visot-malar.html" text:style-name="Internet_20_link" text:visited-style-name="Visited_20_Internet_20_Link">
<text:span text:style-name="T4">
 Bakhmut </text:span>
</text:a>
“They are exacerbated by small-scale units, units of the Airborne Destantivsk and we also see that there are other private military campaigns of the veteran. They lack qualified personnel, ”he said.</text:p>
      <text:p text:style-name="P4">
At the same time, the Cherevaty noted that the projectile hunger, unlike personnel, has no place. Answering the question of whether the racists really lack, Cherevaty reported: “This is not true. Only for this extraction, 411 times were beaten in our positions only in the Bakhmut direction and 576 times in the Lyman -Kupyansky direction, using more than 30 thousand sins, ”the spokesman said.</text:p>
      <text:p text:style-name="P4">
As reported by Ukrinform, today the commander of the Land Forces of the Armed Solution Colonel-General Alexander Syrsky reported that Ukrainian soldiers are in the flanks in Bakhmut's suburbs and in fact <text:a xlink:type="simple" xlink:href="https://www.ukrinform.ua/rubric-ato/3712221-ukrainski-vijska-nablizautsa-do-vzatta-bahmuta-u-takticne-otocenna-sirskij.html" text:style-name="Internet_20_link" text:visited-style-name="Visited_20_Internet_20_Link">
</text:a>
<text:span text:style-name="T5">
Foto: Konstantin Liber</text:span>
</text:p>
      <text:p text:style-name="P4">
News Source: <text:a xlink:type="simple" xlink:href="https://www.ukrinform.ua/rubric-ato/3712342-zagarbniki-maut-postijno-vidcuvati-zagrozu-otocenna-bahmuta-cerevatij.html" text:style-name="Internet_20_link" text:visited-style-name="Visited_20_Internet_20_Link">
https://www.ukrinform.ua/rubric-ato/3712342-zagarbniki-maut-postijno-vidcuvati-zagrozu-otocenna-bahmuta-cerevatij.html</text:a>
</text:p>
      <!--NEWS-->
      <text:h text:style-name="P10" text:outline-level="1">
<text:span text:style-name="T4">
Air alarm is announced in a number of regions of Ukraine</text:span>
</text:h>
      <text:p text:style-name="P4">
Authors: Ukrinform (Person)</text:p>
      <text:p text:style-name="P4">
Publisher: Укринформ (Organization)</text:p>
      <text:p text:style-name="P4">
Published Time: 2023-05-21T21:10:00+03:00</text:p>
      <text:p text:style-name="P4">
Modified Time: 2023-05-21T21:10:00+03:00</text:p>
      <text:p text:style-name="P4">
Description: Air anxiety is declared in five regions of Ukraine. - Ukrinform.</text:p>
      <text:p text:style-name="P4">
Images: ['<text:a xlink:type="simple" xlink:href="https://static.ukrinform.com/photos/2022_04/thumb_files/630_360_1649971569-525.jpg" text:style-name="Internet_20_link" text:visited-style-name="Visited_20_Internet_20_Link">
630_360_16499...</text:a>
']</text:p>
      <text:p text:style-name="P4">
Tags: ['Війна з Росією', 'Повітряна тривога']</text:p>
      <text:p text:style-name="P4">
Type: Article</text:p>
      <!--METADATA-->
      <text:p text:style-name="P4">
<draw:frame draw:style-name="fr1" draw:name="Image215" text:anchor-type="as-char" svg:width="6.9236in" svg:height="3.956343in" draw:z-index="0">
<draw:image xlink:href="../Images/yкринформ/2023-05-21T21-10-00-03-00/630_360_1649971569-525.jpg" xlink:type="simple" xlink:show="embed" xlink:actuate="onLoad" draw:mime-type="image/jpeg"/>
</draw:frame>
Air alarm is announced in the five region of Ukraine.</text:p>
      <text:p text:style-name="P4">
About it with reference to data <text:a xlink:type="simple" xlink:href="https://map.ukrainealarm.com" text:style-name="Internet_20_link" text:visited-style-name="Visited_20_Internet_20_Link">
</text:a>
Transfers Ukrinform.</text:p>
      <text:p text:style-name="P4">
Air alarm is declared in <text:a xlink:type="simple" xlink:href="https://www.ukrinform.ua/tag-doneccina" text:style-name="Internet_20_link" text:visited-style-name="Visited_20_Internet_20_Link">
</text:a>
, Dnipropetrovsk, Cherkasy, Poltava and Kirovograd regions.</text:p>
      <text:p text:style-name="P4">
Updated!</text:p>
      <text:p text:style-name="P4">
As of 22:49, air anxiety was declared in Zaporozhye, Dnipropetrovsk Thachern region.</text:p>
      <text:p text:style-name="P4">
<text:span text:style-name="T4">
 Read also: </text:span>
 <text:a xlink:type="simple" xlink:href="https://www.ukrinform.ua/rubric-ato/3712326-vijska-rf-zoseredzuut-sili-na-pati-napramkah-za-dobu-24-zitknenna.html" text:style-name="Internet_20_link" text:visited-style-name="Visited_20_Internet_20_Link">
<text:span text:style-name="T4">
 troops </text:span>
 <text:span text:style-name="T4">
 </text:span>
 focus <text:span text:style-name="T4">
 </text:span>
 forces <text:span text:style-name="T4">
 </text:span>
 <text:span text:style-name="T4">
 yat </text:span>
<text:span text:style-name="T4">
 directions </text:span>
 <text:span text:style-name="T4">
 </text:span>
 day <text:span text:style-name="T4">
 </text:span>
 <text:span text:style-name="T4">
 collision </text:span>
</text:a>
As reported by Ukrinform, during the last alarm in the Kharkiv region Russian invaders <text:a xlink:type="simple" xlink:href="https://www.ukrinform.ua/rubric-ato/3712334-rosiani-obstrilali-selo-na-harkivsini-poranenij-colovik.html" text:style-name="Internet_20_link" text:visited-style-name="Visited_20_Internet_20_Link">
</text:a>
A house was damaged in the village of Tsirkunynarkivsky District, a man was damaged.</text:p>
      <text:p text:style-name="P4">
News Source: <text:a xlink:type="simple" xlink:href="https://www.ukrinform.ua/rubric-regions/3712345-u-nizci-oblastej-ukraini-ogolosena-povitrana-trivoga.html" text:style-name="Internet_20_link" text:visited-style-name="Visited_20_Internet_20_Link">
https://www.ukrinform.ua/rubric-regions/3712345-u-nizci-oblastej-ukraini-ogolosena-povitrana-trivoga.html</text:a>
</text:p>
      <!--NEWS-->
      <text:h text:style-name="P10" text:outline-level="1">
<text:span text:style-name="T4">
At the G7 summit in Hiroshima Ukrainian theme was central - Zelensky</text:span>
</text:h>
      <text:p text:style-name="P4">
Authors: Ukrinform (Person)</text:p>
      <text:p text:style-name="P4">
Publisher: Укринформ (Organization)</text:p>
      <text:p text:style-name="P4">
Published Time: 2023-05-21T21:14:00+03:00</text:p>
      <text:p text:style-name="P4">
Modified Time: 2023-05-21T21:14:00+03:00</text:p>
      <text:p text:style-name="P4">
Description: In Hiroshima, Ukraine was an honorary participant in the work of the Seven Group, and the Ukrainian topics were central. - Ukrinform.</text:p>
      <text:p text:style-name="P4">
Images: ['<text:a xlink:type="simple" xlink:href="https://static.ukrinform.com/photos/2023_05/thumb_files/630_360_1684676701-846.jpeg" text:style-name="Internet_20_link" text:visited-style-name="Visited_20_Internet_20_Link">
630_360_16846...</text:a>
']</text:p>
      <text:p text:style-name="P4">
Tags: ['Японія', 'Україна', 'Зеленський', 'Саміт G7']</text:p>
      <text:p text:style-name="P4">
Type: Article</text:p>
      <!--METADATA-->
      <text:p text:style-name="P4">
<draw:frame draw:style-name="fr1" draw:name="Image216" text:anchor-type="as-char" svg:width="6.9236in" svg:height="3.956343in" draw:z-index="0">
<draw:image xlink:href="../Images/yкринформ/2023-05-21T21-14-00-03-00/630_360_1684676701-846.jpeg" xlink:type="simple" xlink:show="embed" xlink:actuate="onLoad" draw:mime-type="image/jpeg"/>
</draw:frame>
Uchiroshima Ukraine was an honorary participant in the work of the Seven Group, and Ukrainian Cateral.</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t.me/OP_UA/9562" text:style-name="Internet_20_link" text:visited-style-name="Visited_20_Internet_20_Link">
</text:a>
</text:span>
</text:p>
      <text:p text:style-name="P4">
<text:span text:style-name="T4">
 Dear Ukrainians!</text:span>
</text:p>
      <text:p text:style-name="P4">
We complete this very difficult, but very important week. On Friday - Ligaarabian states. Saturday and Sunday - G7 plus Ukraine and the extended format - seven plus partners, including the global south, plus Ukraine. Intensively.</text:p>
      <text:p text:style-name="P4">
The world hears our position. The protection and guarantees of security, the return of all our territories, all our people, justice, the realization of our formula of peace ... As for every significant point for Ukraine, we have an understanding with the world. And together we will increase Ukrainian potential.</text:p>
      <text:p text:style-name="P4">
This Saturday is the Day of Science in Ukraine, and the more we give Ukraine, the more we give to all who work in this noble sphere. I congratulate all scientists!</text:p>
      <text:p text:style-name="P4">
Today, on Sunday, here, in Hiroshima, Ukraine was a truly honorary participant in the Great Seven. Ukrainian topics - central, honor to all Ukrainians - special. Thank you "Seven"!</text:p>
      <text:p text:style-name="P4">
Meeting with President Biden - and, as always, we become stronger after such intervals. Meeting with Indonesia leader is meaningful. Meeting with Korea Presidential Republic is a potential for a strong relationship. Meeting with Canada Trudeau Prime Minister-thank you, Justin, you. He talked to leaders and Australia. Separately and in detail with the Prime Minister of Japan-let's increase cooperation.</text:p>
      <text:p text:style-name="P4">
There was also a very important ceremony and appeal to the Museum of Peace in Hiroshima ...</text:p>
      <text:p text:style-name="P4">
Our unity with the world, our protection for Ukrainians and our power - the power of the Ukrainian state - will also be the most worthy commemoration of the memory of our people - different generations - whose life has been broken and trampled by the Russian gap, this long -term tyranny, which changes shapes but kills the equivalent.</text:p>
      <text:p text:style-name="P4">
Today is the Day of Remembrance of Victims of Political Repression ... The Day of Remembrance of All who have been in the Soviet regime. We do not forget what was, we do not forget, weaken, and do not forget that we are obliged to be strong.</text:p>
      <text:p text:style-name="P4">
And we will always.</text:p>
      <text:p text:style-name="P4">
<text:span text:style-name="T4">
Glory to Ukraine!</text:span>
</text:p>
      <text:p text:style-name="P4">
<text:span text:style-name="T5">
Foto: op</text:span>
</text:p>
      <text:p text:style-name="P4">
News Source: <text:a xlink:type="simple" xlink:href="https://www.ukrinform.ua/rubric-polytics/3712347-na-samiti-velikoi-simki-v-hirosimi-ukrainska-tematika-bula-centralnou-zelenskij.html" text:style-name="Internet_20_link" text:visited-style-name="Visited_20_Internet_20_Link">
https://www.ukrinform.ua/rubric-polytics/3712347-na-samiti-velikoi-simki-v-hirosimi-ukrainska-tematika-bula-centralnou-zelenskij.html</text:a>
</text:p>
      <!--NEWS-->
      <text:h text:style-name="P10" text:outline-level="1">
<text:span text:style-name="T4">
UN does not reflect the realities of the 21st century and requires reform - India Prime Minister</text:span>
</text:h>
      <text:p text:style-name="P4">
Authors: Ukrinform (Person)</text:p>
      <text:p text:style-name="P4">
Publisher: Укринформ (Organization)</text:p>
      <text:p text:style-name="P4">
Published Time: 2023-05-21T21:32:00+03:00</text:p>
      <text:p text:style-name="P4">
Modified Time: 2023-05-21T21:32:00+03:00</text:p>
      <text:p text:style-name="P4">
Description: India Prime Minister Narindra Modi in the course of the G7 summit in Hiroshima questioned the activities of the UN and stated that it did not reflect the realities of the 21st century. - Ukrinform.</text:p>
      <text:p text:style-name="P4">
Images: ['<text:a xlink:type="simple" xlink:href="https://static.ukrinform.com/photos/2023_05/thumb_files/630_360_1684692362-111.jpeg" text:style-name="Internet_20_link" text:visited-style-name="Visited_20_Internet_20_Link">
630_360_16846...</text:a>
']</text:p>
      <text:p text:style-name="P4">
Tags: ['Індія', 'ООН', "Прем'єр"]</text:p>
      <text:p text:style-name="P4">
Type: Article</text:p>
      <!--METADATA-->
      <text:p text:style-name="P4">
<draw:frame draw:style-name="fr1" draw:name="Image217" text:anchor-type="as-char" svg:width="6.9236in" svg:height="3.956343in" draw:z-index="0">
<draw:image xlink:href="../Images/yкринформ/2023-05-21T21-32-00-03-00/630_360_1684692362-111.jpeg" xlink:type="simple" xlink:show="embed" xlink:actuate="onLoad" draw:mime-type="image/jpeg"/>
</draw:frame>
India Prime Minister Narindra Modi in the course of the G7 Summit in Hiroshima put into question the UN doubt and stated that it did not reflect the realities of the 21st century.</text:p>
      <text:p text:style-name="P4">
About it reports <text:a xlink:type="simple" xlink:href="https://www.outlookindia.com/international/g7-summit-pm-narendra-modi-calls-for-united-nations-reform-news-288156" text:style-name="Internet_20_link" text:visited-style-name="Visited_20_Internet_20_Link">
</text:a>
, reports Ukrinform.</text:p>
      <text:p text:style-name="P4">
Modi strongly called for the reform of the international organization. According to him, the UN will remain simply a "spoken shop" if it does not reflect the realities of the modern world.</text:p>
      <text:p text:style-name="P4">
“We need to analyze why we are forced to talk about peace and stability of rifles? Why was the UN, which was created to preserve peace, is able to prevent conflicts today? Why in <text:a xlink:type="simple" xlink:href="https://www.ukrinform.ua/tag-oon" text:style-name="Internet_20_link" text:visited-style-name="Visited_20_Internet_20_Link">
</text:a>
Not even the definition of terrorism? If you think, it is clear.</text:p>
      <text:p text:style-name="P4">
He stressed that New Delhi strongly insists on reforming the UN.</text:p>
      <text:p text:style-name="P4">
<text:span text:style-name="T4">
 Read also: </text:span>
 <text:a xlink:type="simple" xlink:href="https://www.ukrinform.ua/rubric-world/3712198-guterres-zaaviv-pro-neobhidnist-reformuvanna-radbezu-oon.html" text:style-name="Internet_20_link" text:visited-style-name="Visited_20_Internet_20_Link">
<text:span text:style-name="T4">
 UN </text:span>
</text:a>
As reported by Ukrinform, earlier the UN Secretary General Anthony Guterres was needing to reform the Security Council and the Bretton Woods system to meet the "realities of the modern world".</text:p>
      <text:p text:style-name="P4">
Earlier, President of Ukraine Volodymyr Zelensky stated the need to reform international institutions, including the mechanisms of organization of the united nations.</text:p>
      <text:p text:style-name="P4">
_ Photo from Khaleejtimes.com _</text:p>
      <text:p text:style-name="P4">
News Source: <text:a xlink:type="simple" xlink:href="https://www.ukrinform.ua/rubric-world/3712344-oon-ne-vidobrazae-realij-xxi-stolitta-i-potrebue-reformuvanna-premer-indii.html" text:style-name="Internet_20_link" text:visited-style-name="Visited_20_Internet_20_Link">
https://www.ukrinform.ua/rubric-world/3712344-oon-ne-vidobrazae-realij-xxi-stolitta-i-potrebue-reformuvanna-premer-indii.html</text:a>
</text:p>
      <!--NEWS-->
      <text:h text:style-name="P10" text:outline-level="1">
<text:span text:style-name="T4">
Curta Kobein's broken guitar was auctioned for almost $ 600,000</text:span>
</text:h>
      <text:p text:style-name="P4">
Authors: Ukrinform (Person)</text:p>
      <text:p text:style-name="P4">
Publisher: Укринформ (Organization)</text:p>
      <text:p text:style-name="P4">
Published Time: 2023-05-21T21:33:48+03:00</text:p>
      <text:p text:style-name="P4">
Modified Time: 2023-05-21T21:33:48+03:00</text:p>
      <text:p text:style-name="P4">
Description: The guitar, which was broken by Nirvana's frontman, Kurt Kobain, was auctioned for almost $ 600,000. - Ukrinform.</text:p>
      <text:p text:style-name="P4">
Images: ['<text:a xlink:type="simple" xlink:href="https://static.ukrinform.com/photos/2022_02/thumb_files/630_360_1645195365-772.jpg" text:style-name="Internet_20_link" text:visited-style-name="Visited_20_Internet_20_Link">
630_360_16451...</text:a>
', '<text:a xlink:type="simple" xlink:href="https://static.ukrinform.com/photos/2023_05/1684693594-658.jpg" text:style-name="Internet_20_link" text:visited-style-name="Visited_20_Internet_20_Link">
1684693594-65...</text:a>
']</text:p>
      <text:p text:style-name="P4">
Tags: ['Аукціон', 'Гітара', 'Nirvana']</text:p>
      <text:p text:style-name="P4">
Type: Article</text:p>
      <!--METADATA-->
      <text:p text:style-name="P4">
<draw:frame draw:style-name="fr1" draw:name="Image218" text:anchor-type="as-char" svg:width="6.9236in" svg:height="3.956343in" draw:z-index="0">
<draw:image xlink:href="../Images/yкринформ/2023-05-21T21-33-48-03-00/630_360_1645195365-772.jpg" xlink:type="simple" xlink:show="embed" xlink:actuate="onLoad" draw:mime-type="image/jpeg"/>
</draw:frame>
The guitar, which was broken on the stage by the Nirvana band Kurt Kobein, was sold at auction for $ 600 thousand.</text:p>
      <text:p text:style-name="P4">
About it reports <text:a xlink:type="simple" xlink:href="https://www.bbc.co.uk/news/world-us-canada-65664330" text:style-name="Internet_20_link" text:visited-style-name="Visited_20_Internet_20_Link">
</text:a>
, reports Ukrinform.</text:p>
      <text:p text:style-name="P4">
<text:a xlink:type="simple" xlink:href="https://www.ukrinform.ua/tag-aukcion" text:style-name="Internet_20_link" text:visited-style-name="Visited_20_Internet_20_Link">
</text:a>
The Julien's Auctions said that the Fender Stratocaster guitar would be sold for $ 60,000. Instead, the tool was sold for $ 595,000. The buyer's name is unnecessary.</text:p>
      <text:p text:style-name="P4">
<draw:frame draw:style-name="fr1" draw:name="Image219" text:anchor-type="as-char" svg:width="6.9236in" svg:height="3.894525in" draw:z-index="0">
<draw:image xlink:href="../Images/yкринформ/2023-05-21T21-33-48-03-00/1684693594-658.jpg" xlink:type="simple" xlink:show="embed" xlink:actuate="onLoad" draw:mime-type="image/jpeg"/>
</draw:frame>
Kobein broke her when Nirvana worked on her Hit Nvermindn Study in the early 1990s. Later the tool was assembled, but it can no longer be played. The guitar was signed by all three members of the band.</text:p>
      <text:p text:style-name="P4">
<text:span text:style-name="T4">
 Read also: </text:span>
 <text:a xlink:type="simple" xlink:href="https://www.ukrinform.ua/rubric-culture/3710402-na-vistavciaukcioni-u-varsavi-predstavili-kartini-i-vijskovi-trofei-z-ukraini.html" text:style-name="Internet_20_link" text:visited-style-name="Visited_20_Internet_20_Link">
<text:span text:style-name="T4">
 auction </text:span>
</text:a>
“Kurt Kobane when he was on stage when he played, he was a car. This person is evil and you could feel it on stage. And you felt it on how it was handed out with your tools, ”Kody Frederick said with Julien'sauctions.</text:p>
      <text:p text:style-name="P4">
It is known that Kurt Kobane fought with dependence on psychoactive substances with tadepress. He also had a turbulent relationship with his wife Courtney.</text:p>
      <text:p text:style-name="P4">
The performer committed suicide in April 1994.</text:p>
      <text:p text:style-name="P4">
_ Photo in the text: Getty Images _</text:p>
      <text:p text:style-name="P4">
News Source: <text:a xlink:type="simple" xlink:href="https://www.ukrinform.ua/rubric-culture/3712348-rozbitu-gitaru-kurta-kobejna-prodali-na-aukcioni-majze-za-600-tisac.html" text:style-name="Internet_20_link" text:visited-style-name="Visited_20_Internet_20_Link">
https://www.ukrinform.ua/rubric-culture/3712348-rozbitu-gitaru-kurta-kobejna-prodali-na-aukcioni-majze-za-600-tisac.html</text:a>
</text:p>
      <!--NEWS-->
      <text:h text:style-name="P10" text:outline-level="1">
<text:span text:style-name="T4">
President: We have an understanding with the world majority about every significant point for Ukraine</text:span>
</text:h>
      <text:p text:style-name="P4">
Authors: Ukrinform (Person)</text:p>
      <text:p text:style-name="P4">
Publisher: Укринформ (Organization)</text:p>
      <text:p text:style-name="P4">
Published Time: 2023-05-21T21:39:00+03:00</text:p>
      <text:p text:style-name="P4">
Modified Time: 2023-05-21T21:39:00+03:00</text:p>
      <text:p text:style-name="P4">
Description: The world hears the position of Ukraine - for everyone a significant point for our country we have an understanding with the world majority.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Переговори', 'Україна', 'Зеленський', 'Саміт G7']</text:p>
      <text:p text:style-name="P4">
Type: Article</text:p>
      <!--METADATA-->
      <text:p text:style-name="P4">
<draw:frame draw:style-name="fr1" draw:name="Image220" text:anchor-type="as-char" svg:width="6.9236in" svg:height="3.956343in" draw:z-index="0">
<draw:image xlink:href="../Images/yкринформ/2023-05-21T21-39-00-03-00/630_360_1682451261-591.jpeg" xlink:type="simple" xlink:show="embed" xlink:actuate="onLoad" draw:mime-type="image/jpeg"/>
</draw:frame>
The world hears the position of Ukraine - for every significant point for our country, there is a monetary understanding with the world majority.</text:p>
      <text:p text:style-name="P4">
Volodymyr Zelenskyy said this in <text:a xlink:type="simple" xlink:href="https://www.youtube.com/watch" text:style-name="Internet_20_link" text:visited-style-name="Visited_20_Internet_20_Link">
</text:a>
, reports Ukrinform.</text:p>
      <text:p text:style-name="P4">
“We complete this very difficult, but very important week. On Friday - Ligaarabian states. Saturday and Sunday - G7 plus Ukraine and the extended format - seven plus partners, including the global south, plus Ukraine. Intensively. Lights our position: protection and guarantees of security, return of all our territories, all our people, justice, realization of our formula of peace. With regard to every clear point for Ukraine, we have an understanding with the world majority. And to increase the Ukrainian potential together, ”the President emphasized.</text:p>
      <text:p text:style-name="P4">
<text:span text:style-name="T5">
Viso: <text:a xlink:type="simple" xlink:href="https://t.me/OP_UA/9562" text:style-name="Internet_20_link" text:visited-style-name="Visited_20_Internet_20_Link">
</text:a>
</text:span>
</text:p>
      <text:p text:style-name="P4">
The Head of State spoke about a number of bilateral meetings that took place in Japan's visit to Japan and stressed that Ukraine would strengthen the cooperation with the corners.</text:p>
      <text:p text:style-name="P4">
<text:span text:style-name="T4">
 Read also: </text:span>
 <text:a xlink:type="simple" xlink:href="https://www.ukrinform.ua/rubric-ato/3712347-na-samiti-velikoi-simki-v-hirosimi-ukrainska-tematika-bula-centralnou-zelenskij.html" text:style-name="Internet_20_link" text:visited-style-name="Visited_20_Internet_20_Link">
<text:span text:style-name="T4">
 Zelensky </text:span>
</text:a>
“Meeting with President Biden - and, as always, we become stronger after such intervals. Meeting with Indonesia leader is meaningful. Meeting with Korea Presidential Republic is a potential for a strong relationship. Meeting with Canada Trudeau Prime Minister-thank you, Justin, you. He talked to leaders and Australia. Separately and detailed in detail with Prime Minister of Japan - let's increase cooperation, ” - said <text:a xlink:type="simple" xlink:href="https://www.ukrinform.ua/tag-zelenskij" text:style-name="Internet_20_link" text:visited-style-name="Visited_20_Internet_20_Link">
</text:a>
.</text:p>
      <text:p text:style-name="P4">
As it was reported, the President of Ukraine participated in the 48th Summit of the Seven Group. Zelensky spoke to the leaders of "Greater Seven", thanking for the support of Ukraine and appealing to everyone separately.</text:p>
      <text:p text:style-name="P4">
<text:span text:style-name="T5">
Foto: op</text:span>
</text:p>
      <text:p text:style-name="P4">
News Source: <text:a xlink:type="simple" xlink:href="https://www.ukrinform.ua/rubric-polytics/3712350-prezident-maemo-porozuminna-zi-svitovou-bilsistu-sodo-koznogo-suttevogo-dla-ukraini-punktu.html" text:style-name="Internet_20_link" text:visited-style-name="Visited_20_Internet_20_Link">
https://www.ukrinform.ua/rubric-polytics/3712350-prezident-maemo-porozuminna-zi-svitovou-bilsistu-sodo-koznogo-suttevogo-dla-ukraini-punktu.html</text:a>
</text:p>
      <!--NEWS-->
      <text:h text:style-name="P10" text:outline-level="1">
<text:span text:style-name="T4">
Star Wars star Mark Hemill is playing embroidery - funds will go for school recovery</text:span>
</text:h>
      <text:p text:style-name="P4">
Authors: Ukrinform (Person)</text:p>
      <text:p text:style-name="P4">
Publisher: Укринформ (Organization)</text:p>
      <text:p text:style-name="P4">
Published Time: 2023-05-21T21:59:00+03:00</text:p>
      <text:p text:style-name="P4">
Modified Time: 2023-05-21T21:59:00+03:00</text:p>
      <text:p text:style-name="P4">
Description: American actor and ambassador United24 Mark Hemill tried on embroidery and decided to play the second one. The proceeds will go to the restoration of school in the village of Buzova, in the Kyiv region. - Ukrinform.</text:p>
      <text:p text:style-name="P4">
Images: ['<text:a xlink:type="simple" xlink:href="https://static.ukrinform.com/photos/2022_12/thumb_files/630_360_1671246078-363.jpg" text:style-name="Internet_20_link" text:visited-style-name="Visited_20_Internet_20_Link">
630_360_16712...</text:a>
', '<text:a xlink:type="simple" xlink:href="https://static.ukrinform.com/photos/2023_05/1684695355-970.jpeg" text:style-name="Internet_20_link" text:visited-style-name="Visited_20_Internet_20_Link">
1684695355-97...</text:a>
']</text:p>
      <text:p text:style-name="P4">
Tags: ['Вишиванка', 'Актор', 'United24']</text:p>
      <text:p text:style-name="P4">
Type: Article</text:p>
      <!--METADATA-->
      <text:p text:style-name="P4">
<draw:frame draw:style-name="fr1" draw:name="Image221" text:anchor-type="as-char" svg:width="6.9236in" svg:height="3.956343in" draw:z-index="0">
<draw:image xlink:href="../Images/yкринформ/2023-05-21T21-59-00-03-00/630_360_1671246078-363.jpg" xlink:type="simple" xlink:show="embed" xlink:actuate="onLoad" draw:mime-type="image/jpeg"/>
</draw:frame>
American actor and ambassador United24 Mark Hemill tried on embroidery to play the second one. The proceeds will go to the reconstruction of the school of the Union Buzova, in the Kyiv region.</text:p>
      <text:p text:style-name="P4">
He reported this in <text:a xlink:type="simple" xlink:href="https://twitter.com/MarkHamill/status/1660360061217284096" text:style-name="Internet_20_link" text:visited-style-name="Visited_20_Internet_20_Link">
</text:a>
, reports Ukrinform.</text:p>
      <text:p text:style-name="P4">
“This embroidery is made with embroidered light swords with united24. There are only two of them!Wanna win a friend? Just sacrifice $ 24 or more in Buzovaya, Ukraine. Let's do it together!” - writes Gemill.</text:p>
      <text:p text:style-name="P4">
Also an actor, known for the role of Luke Skywalker in the Star Wars, published a photo of embroidery.</text:p>
      <text:p text:style-name="P4">
<draw:frame draw:style-name="fr1" draw:name="Image222" text:anchor-type="as-char" svg:width="6.70302in" svg:height="10.0in" draw:z-index="0">
<draw:image xlink:href="../Images/yкринформ/2023-05-21T21-59-00-03-00/1684695355-970.jpeg" xlink:type="simple" xlink:show="embed" xlink:actuate="onLoad" draw:mime-type="image/jpeg"/>
</draw:frame>
<text:span text:style-name="T4">
 Read also: </text:span>
 <text:a xlink:type="simple" xlink:href="https://www.ukrinform.ua/rubric-culture/3704880-aktor-mark-gemill-zibrav-ponad-15-miljona-na-droni-dla-zsu.html" text:style-name="Internet_20_link" text:visited-style-name="Visited_20_Internet_20_Link">
<text:span text:style-name="T4">
 Hemill </text:span>
</text:a>
According to Ukrinform, President of Ukraine Volodymyr Zelensky initiated the creation of the global project United24, who seeks to unite people from all over their desire to help our country.</text:p>
      <text:p text:style-name="P4">
<text:a xlink:type="simple" xlink:href="https://www.ukrinform.ua/tag-united24" text:style-name="Internet_20_link" text:visited-style-name="Visited_20_Internet_20_Link">
</text:a>
- The same name for the support of Ukraine. The main goal is to increase the volume of donations in our country, to ensure the efficiency and transparency of their distribution.</text:p>
      <text:p text:style-name="P4">
News Source: <text:a xlink:type="simple" xlink:href="https://www.ukrinform.ua/rubric-culture/3712352-zirka-zoranih-vijn-mark-gemill-rozigrue-visivanku-kosti-pidut-na-vidnovlenna-skoli.html" text:style-name="Internet_20_link" text:visited-style-name="Visited_20_Internet_20_Link">
https://www.ukrinform.ua/rubric-culture/3712352-zirka-zoranih-vijn-mark-gemill-rozigrue-visivanku-kosti-pidut-na-vidnovlenna-skoli.html</text:a>
</text:p>
      <!--NEWS-->
      <text:h text:style-name="P10" text:outline-level="1">
<text:span text:style-name="T4">
APL: "City City" in Champion status won Chelsea</text:span>
</text:h>
      <text:p text:style-name="P4">
Authors: Ukrinform (Person)</text:p>
      <text:p text:style-name="P4">
Publisher: Укринформ (Organization)</text:p>
      <text:p text:style-name="P4">
Published Time: 2023-05-21T22:00:28+03:00</text:p>
      <text:p text:style-name="P4">
Modified Time: 2023-05-21T22:00:28+03:00</text:p>
      <text:p text:style-name="P4">
Description: Ukrainian winger "aristocrats" Mikhail Mudryk played in the match for 20 minutes. - Ukrinform.</text:p>
      <text:p text:style-name="P4">
Images: ['<text:a xlink:type="simple" xlink:href="https://static.ukrinform.com/photos/2023_05/thumb_files/630_360_1684695568-468.jpg" text:style-name="Internet_20_link" text:visited-style-name="Visited_20_Internet_20_Link">
630_360_16846...</text:a>
']</text:p>
      <text:p text:style-name="P4">
Tags: ['Челсі', 'Футбол', 'Манчестер Сіті', 'АПЛ']</text:p>
      <text:p text:style-name="P4">
Type: Article</text:p>
      <!--METADATA-->
      <text:p text:style-name="P4">
<draw:frame draw:style-name="fr1" draw:name="Image223" text:anchor-type="as-char" svg:width="6.9236in" svg:height="3.956343in" draw:z-index="0">
<draw:image xlink:href="../Images/yкринформ/2023-05-21T22-00-28-03-00/630_360_1684695568-468.jpg" xlink:type="simple" xlink:show="embed" xlink:actuate="onLoad" draw:mime-type="image/jpeg"/>
</draw:frame>
Ukrainian winger "aristocrats" Mikhail Mudryk played in the match for 20 minutes.</text:p>
      <text:p text:style-name="P4">
Manchester City defeated Chelsea in his field in the 37th round of the English Premier League, Ukrinform reports.</text:p>
      <text:p text:style-name="P4">
Alvarez was distinguished as part of the locals.</text:p>
      <text:p text:style-name="P4">
Manchester City has ahead of schedule. The account of the Guardiola wards 88 points after 35 matches.</text:p>
      <text:p text:style-name="P4">
Chelsea takes 12 steps, with 43 points after 36 matches.</text:p>
      <text:p text:style-name="P4">
<text:span text:style-name="T4">
 Read also: </text:span>
 <text:a xlink:type="simple" xlink:href="https://www.ukrinform.ua/rubric-sports/3712341-borussia-rozgromila-augsburg-i-ocolila-bundesligu-v-peredostannomu-turi.html" text:style-name="Internet_20_link" text:visited-style-name="Visited_20_Internet_20_Link">
<text:span text:style-name="T4">
 Borussia </text:span>
</text:a>
As it was reported, on the second stage is Arsenal 81 points after37 matches.</text:p>
      <text:p text:style-name="P4">
Photo: Getty Images</text:p>
      <text:p text:style-name="P4">
News Source: <text:a xlink:type="simple" xlink:href="https://www.ukrinform.ua/rubric-sports/3712353-apl-man-siti-v-statusi-cempiona-peremig-celsi.html" text:style-name="Internet_20_link" text:visited-style-name="Visited_20_Internet_20_Link">
https://www.ukrinform.ua/rubric-sports/3712353-apl-man-siti-v-statusi-cempiona-peremig-celsi.html</text:a>
</text:p>
      <!--NEWS-->
      <text:h text:style-name="P10" text:outline-level="1">
<text:span text:style-name="T4">
In Odessa there was an explosion - the media</text:span>
</text:h>
      <text:p text:style-name="P4">
Authors: Ukrinform (Person)</text:p>
      <text:p text:style-name="P4">
Publisher: Укринформ (Organization)</text:p>
      <text:p text:style-name="P4">
Published Time: 2023-05-21T22:02:00+03:00</text:p>
      <text:p text:style-name="P4">
Modified Time: 2023-05-21T22:02:00+03:00</text:p>
      <text:p text:style-name="P4">
Description: During air anxiety in Odessa, an explosion was hear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деса', 'Вибух', 'Війна з Росією', 'Повітряна тривога', 'ППО']</text:p>
      <text:p text:style-name="P4">
Type: Article</text:p>
      <!--METADATA-->
      <text:p text:style-name="P4">
<draw:frame draw:style-name="fr1" draw:name="Image224" text:anchor-type="as-char" svg:width="6.9236in" svg:height="3.956343in" draw:z-index="0">
<draw:image xlink:href="../Images/yкринформ/2023-05-21T22-02-00-03-00/630_360_1538997483-946.jpg" xlink:type="simple" xlink:show="embed" xlink:actuate="onLoad" draw:mime-type="image/jpeg"/>
</draw:frame>
During the air anxiety in Odessa, an explosion was heard.</text:p>
      <text:p text:style-name="P4">
About it reports <text:a xlink:type="simple" xlink:href="https://t.me/s/suspilnenews" text:style-name="Internet_20_link" text:visited-style-name="Visited_20_Internet_20_Link">
</text:a>
, reports Ukrinform.</text:p>
      <text:p text:style-name="P4">
“In Odessa he sounded <text:a xlink:type="simple" xlink:href="https://www.ukrinform.ua/tag-vibuh" text:style-name="Internet_20_link" text:visited-style-name="Visited_20_Internet_20_Link">
</text:a>
”, - the passage reads.</text:p>
      <text:p text:style-name="P4">
<text:span text:style-name="T4">
 Read also: </text:span>
 <text:a xlink:type="simple" xlink:href="https://www.ukrinform.ua/rubric-ato/3712025-u-dnipri-prolunav-vibuh-zmi.html" text:style-name="Internet_20_link" text:visited-style-name="Visited_20_Internet_20_Link">
<text:span text:style-name="T4">
 explosion </text:span>
</text:a>
Odessa Ova spokesman Serhiy Bratchuk in <text:a xlink:type="simple" xlink:href="https://t.me/s/Bratchuk_Sergey" text:style-name="Internet_20_link" text:visited-style-name="Visited_20_Internet_20_Link">
</text:a>
To understand that the air defense works.</text:p>
      <text:p text:style-name="P4">
Air anxiety is announced in the region.</text:p>
      <text:p text:style-name="P4">
News Source: <text:a xlink:type="simple" xlink:href="https://www.ukrinform.ua/rubric-ato/3712356-v-odesi-prolunav-vibuh-zmi.html" text:style-name="Internet_20_link" text:visited-style-name="Visited_20_Internet_20_Link">
https://www.ukrinform.ua/rubric-ato/3712356-v-odesi-prolunav-vibuh-zmi.html</text:a>
</text:p>
      <!--NEWS-->
      <text:h text:style-name="P10" text:outline-level="1">
<text:span text:style-name="T4">
Basketball: Real Madrid beat Olympiakos in the Eurolege finals</text:span>
</text:h>
      <text:p text:style-name="P4">
Authors: Ukrinform (Person)</text:p>
      <text:p text:style-name="P4">
Publisher: Укринформ (Organization)</text:p>
      <text:p text:style-name="P4">
Published Time: 2023-05-21T22:04:22+03:00</text:p>
      <text:p text:style-name="P4">
Modified Time: 2023-05-21T22:04:22+03:00</text:p>
      <text:p text:style-name="P4">
Description: Today, on May 21, the Eurolege final on Szezhiris-Arena took place in Kaunas, Lithuania. - Ukrinform.</text:p>
      <text:p text:style-name="P4">
Images: ['<text:a xlink:type="simple" xlink:href="https://static.ukrinform.com/photos/2023_05/thumb_files/630_360_1684695825-645.jpg" text:style-name="Internet_20_link" text:visited-style-name="Visited_20_Internet_20_Link">
630_360_16846...</text:a>
']</text:p>
      <text:p text:style-name="P4">
Tags: ['Баскетбол']</text:p>
      <text:p text:style-name="P4">
Type: Article</text:p>
      <!--METADATA-->
      <text:p text:style-name="P4">
<draw:frame draw:style-name="fr1" draw:name="Image225" text:anchor-type="as-char" svg:width="6.9236in" svg:height="3.956343in" draw:z-index="0">
<draw:image xlink:href="../Images/yкринформ/2023-05-21T22-04-22-03-00/630_360_1684695825-645.jpg" xlink:type="simple" xlink:show="embed" xlink:actuate="onLoad" draw:mime-type="image/jpeg"/>
</draw:frame>
Today, on May 21, the Eurolege final on Szezhiriss-Arena took place in Kaunas, Lithuania.</text:p>
      <text:p text:style-name="P4">
In the final match "Olympiakos" gave way to Madrid "Real" - 78: 79, reports Ukrinform.</text:p>
      <text:p text:style-name="P4">
The most effective in the match was Sasha Vesenkov of Olympiakos - 29 points, 9 rebounds and 4 assistants.</text:p>
      <text:p text:style-name="P4">
<text:span text:style-name="T4">
 Read also: </text:span>
 <text:a xlink:type="simple" xlink:href="https://www.ukrinform.ua/rubric-sports/3711790-zinoca-zbirna-ukraini-z-basketbolu-3h3-sensacijno-peremogla-nimeccinu.html" text:style-name="Internet_20_link" text:visited-style-name="Visited_20_Internet_20_Link">
<text:span text:style-name="T4">
 basketball </text:span>
</text:a>
In the match for the third place, Monaco beat Barcelona - 78:66.</text:p>
      <text:p text:style-name="P4">
Photo: realmadrid.com</text:p>
      <text:p text:style-name="P4">
News Source: <text:a xlink:type="simple" xlink:href="https://www.ukrinform.ua/rubric-sports/3712354-basketbol-real-obigrav-olimpiakos-u-finali-evroligi.html" text:style-name="Internet_20_link" text:visited-style-name="Visited_20_Internet_20_Link">
https://www.ukrinform.ua/rubric-sports/3712354-basketbol-real-obigrav-olimpiakos-u-finali-evroligi.html</text:a>
</text:p>
      <!--NEWS-->
      <text:h text:style-name="P10" text:outline-level="1">
<text:span text:style-name="T4">
Cannes discussed the support of the digital and cultural sectors of Ukraine</text:span>
</text:h>
      <text:p text:style-name="P4">
Authors: Ukrinform (Person)</text:p>
      <text:p text:style-name="P4">
Publisher: Укринформ (Organization)</text:p>
      <text:p text:style-name="P4">
Published Time: 2023-05-21T22:31:00+03:00</text:p>
      <text:p text:style-name="P4">
Modified Time: 2023-05-21T22:31:00+03:00</text:p>
      <text:p text:style-name="P4">
Description: In French Cannes, the Cannes Next, a Marché du Film innovative platform, discussed the support of the digital and cultural sectors of Ukraine. - Ukrinform.</text:p>
      <text:p text:style-name="P4">
Images: ['<text:a xlink:type="simple" xlink:href="https://static.ukrinform.com/photos/2023_05/thumb_files/630_360_1684696652-253.jpg" text:style-name="Internet_20_link" text:visited-style-name="Visited_20_Internet_20_Link">
630_360_16846...</text:a>
', '<text:a xlink:type="simple" xlink:href="https://static.ukrinform.com/photos/2023_05/1684696817-569.png" text:style-name="Internet_20_link" text:visited-style-name="Visited_20_Internet_20_Link">
1684696817-56...</text:a>
']</text:p>
      <text:p text:style-name="P4">
Tags: ['Канни', 'Культура', 'Україна', 'Цифровізація']</text:p>
      <text:p text:style-name="P4">
Type: Article</text:p>
      <!--METADATA-->
      <text:p text:style-name="P4">
<draw:frame draw:style-name="fr1" draw:name="Image226" text:anchor-type="as-char" svg:width="6.9236in" svg:height="3.956343in" draw:z-index="0">
<draw:image xlink:href="../Images/yкринформ/2023-05-21T22-31-00-03-00/630_360_1684696652-253.jpg" xlink:type="simple" xlink:show="embed" xlink:actuate="onLoad" draw:mime-type="image/jpeg"/>
</draw:frame>
The Ufartzu Cannes on Cannes Next, the Marché Du Film Innovative Platform, discussed the support of the digital and cultural sectors of Ukraine.</text:p>
      <text:p text:style-name="P4">
According to Ukrinform, the Ministry of Culture and Information Policy Ukraine reports in <text:a xlink:type="simple" xlink:href="https://t.me/mkipu/6205" text:style-name="Internet_20_link" text:visited-style-name="Visited_20_Internet_20_Link">
</text:a>
.</text:p>
      <text:p text:style-name="P4">
On May 19, a panel discussion of "building civic and digital stability, as Ukraine and Europe can produce innovations and create future champions, was held at Cannes NEXT.</text:p>
      <text:p text:style-name="P4">
<draw:frame draw:style-name="fr1" draw:name="Image227" text:anchor-type="as-char" svg:width="6.9236in" svg:height="3.615658in" draw:z-index="0">
<draw:image xlink:href="../Images/yкринформ/2023-05-21T22-31-00-03-00/1684696817-569.png" xlink:type="simple" xlink:show="embed" xlink:actuate="onLoad" draw:mime-type="image/png"/>
</draw:frame>
The participants of the discussion were the Deputy Minister of Culture of Ukraine for European Integration Tarashevchenko.</text:p>
      <text:p text:style-name="P4">
Cannes Next has expressed its solidarity with Ukraine to explore how global content, digital and creative sectors can contribute to the achievement of Ukraine's surveys, given the continuing full -scale aggression of Russian federation. During the panel discussion, the participants considered the state of the creative Tacifro Industry of Ukraine, covering its challenges and opportunities.</text:p>
      <text:p text:style-name="P4">
<text:span text:style-name="T4">
 Read also: </text:span>
 <text:a xlink:type="simple" xlink:href="https://www.ukrinform.ua/rubric-culture/3712044-programa-vidnovlenna-ukraini-stosuvatimetsa-j-kulturnoi-spadsini-tkacenko.html" text:style-name="Internet_20_link" text:visited-style-name="Visited_20_Internet_20_Link">
<text:span text:style-name="T4">
 crops </text:span>
</text:a>
"Interest in all Ukrainian will become a driver for post -war reconstruction and integration of Ukraine into the EU," Shevchenko said.</text:p>
      <text:p text:style-name="P4">
As reported by Ukrinform, in June 15 Ukrainian museums <text:a xlink:type="simple" xlink:href="https://www.ukrinform.ua/rubric-culture/3711548-ukrainski-muzejniki-dla-obminu-dosvidom-vidvidaut-francuzki-institucii.html" text:style-name="Internet_20_link" text:visited-style-name="Visited_20_Internet_20_Link">
</text:a>
French institutions of the museum sphere to exchange experience and establish partnership.  Photo: Marché du Film</text:p>
      <text:p text:style-name="P4">
News Source: <text:a xlink:type="simple" xlink:href="https://www.ukrinform.ua/rubric-culture/3712358-u-kannah-obgovorili-pidtrimku-cifrovogo-ta-kulturnogo-sektoriv-ukraini.html" text:style-name="Internet_20_link" text:visited-style-name="Visited_20_Internet_20_Link">
https://www.ukrinform.ua/rubric-culture/3712358-u-kannah-obgovorili-pidtrimku-cifrovogo-ta-kulturnogo-sektoriv-ukraini.html</text:a>
</text:p>
      <!--NEWS-->
      <text:h text:style-name="P10" text:outline-level="1">
<text:span text:style-name="T4">
The enemy for a day fired at seven communities of Sumy region, damaged dwellings</text:span>
</text:h>
      <text:p text:style-name="P4">
Authors: Ukrinform (Person)</text:p>
      <text:p text:style-name="P4">
Publisher: Укринформ (Organization)</text:p>
      <text:p text:style-name="P4">
Published Time: 2023-05-21T22:40:00+03:00</text:p>
      <text:p text:style-name="P4">
Modified Time: 2023-05-21T22:40:00+03:00</text:p>
      <text:p text:style-name="P4">
Description: During the day, Russian aggressors fired at seven communities of Sumy region, in total 32 explosions were recorded.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Міномет', 'Війна з Росією', 'Артилерія']</text:p>
      <text:p text:style-name="P4">
Type: Article</text:p>
      <!--METADATA-->
      <text:p text:style-name="P4">
<draw:frame draw:style-name="fr1" draw:name="Image228" text:anchor-type="as-char" svg:width="6.9236in" svg:height="3.956343in" draw:z-index="0">
<draw:image xlink:href="../Images/yкринформ/2023-05-21T22-40-00-03-00/630_360_1574102935-316.jpg" xlink:type="simple" xlink:show="embed" xlink:actuate="onLoad" draw:mime-type="image/jpeg"/>
</draw:frame>
During the day, Russian aggressors fired at seven communities of Sumy region, in total 32 explosions were recorded.</text:p>
      <text:p text:style-name="P4">
As Ukrinform reports, about it in <text:a xlink:type="simple" xlink:href="http://www.facebook.com/sumska.oda/posts/589087723323836" text:style-name="Internet_20_link" text:visited-style-name="Visited_20_Internet_20_Link">
</text:a>
Sumy Ova reports.</text:p>
      <text:p text:style-name="P4">
“During the day, 11 shellings were carried out by the enemy. 32 explosions were recorded. " -The in the message.</text:p>
      <text:p text:style-name="P4">
The shelling was suffered by Belopilsk, Miropilsk, Krasnopil, Seredi-Budsk, Essmanskaya, Shaliginsk and Glukhiv communities.</text:p>
      <text:p text:style-name="P4">
In the Krasnopil community, the enemy from mortar released two mines.</text:p>
      <text:p text:style-name="P4">
The middle-Bud community has been fired, and eight ducts were recorded. The shelling damaged two private dwellings.</text:p>
      <text:p text:style-name="P4">
In addition, the Russians from mortars fired the Esman(Six explosions), Shalyginsk(Four explosions), Belopilsk(Two explosions)and Glukhivsk(trivibuhi)communities.</text:p>
      <text:p text:style-name="P4">
<text:span text:style-name="T4">
 Read also: </text:span>
 <text:a xlink:type="simple" xlink:href="https://www.ukrinform.ua/rubric-ato/3711487-vijska-rf-trici-obstrilali-prikordonna-cernigivsini-i-sumsini.html" text:style-name="Internet_20_link" text:visited-style-name="Visited_20_Internet_20_Link">
<text:span text:style-name="T4">
 Sumshchyn </text:span>
</text:a>
In the Miropil community as a result of artillery <text:a xlink:type="simple" xlink:href="https://www.ukrinform.ua/tag-obstril" text:style-name="Internet_20_link" text:visited-style-name="Visited_20_Internet_20_Link">
</text:a>
 (Seven explosions)Private -borne home is damaged.</text:p>
      <text:p text:style-name="P4">
As reported by Ukrinform, Russian troops in the morning of May 21 were fired from mortars and artillery border areas of the Chernihiv Tasum regions.</text:p>
      <text:p text:style-name="P4">
News Source: <text:a xlink:type="simple" xlink:href="https://www.ukrinform.ua/rubric-ato/3712365-vorog-za-den-obstrilav-sim-gromad-sumsini-poskodzeni-zitlovi-budinki.html" text:style-name="Internet_20_link" text:visited-style-name="Visited_20_Internet_20_Link">
https://www.ukrinform.ua/rubric-ato/3712365-vorog-za-den-obstrilav-sim-gromad-sumsini-poskodzeni-zitlovi-budinki.html</text:a>
</text:p>
      <!--NEWS-->
      <text:h text:style-name="P10" text:outline-level="1">
<text:span text:style-name="T4">
Crusted but unbroken city: SCO soldiers of Ukraine recorded a video in Bakhmut</text:span>
</text:h>
      <text:p text:style-name="P4">
Authors: Ukrinform (Person)</text:p>
      <text:p text:style-name="P4">
Publisher: Укринформ (Organization)</text:p>
      <text:p text:style-name="P4">
Published Time: 2023-05-21T22:57:00+03:00</text:p>
      <text:p text:style-name="P4">
Modified Time: 2023-05-21T22:57:00+03:00</text:p>
      <text:p text:style-name="P4">
Description: The Ukrainian Military MSCs today, May 21, recorded a video in a crushed Bakhmut. - Ukrinform.</text:p>
      <text:p text:style-name="P4">
Images: ['<text:a xlink:type="simple" xlink:href="https://static.ukrinform.com/photos/2023_05/thumb_files/630_360_1684699175-115.jpg" text:style-name="Internet_20_link" text:visited-style-name="Visited_20_Internet_20_Link">
630_360_16846...</text:a>
']</text:p>
      <text:p text:style-name="P4">
Tags: ['Бахмут', 'ЗСУ', 'Війна з Росією']</text:p>
      <text:p text:style-name="P4">
Type: Article</text:p>
      <!--METADATA-->
      <text:p text:style-name="P4">
<draw:frame draw:style-name="fr1" draw:name="Image229" text:anchor-type="as-char" svg:width="6.9236in" svg:height="3.956343in" draw:z-index="0">
<draw:image xlink:href="../Images/yкринформ/2023-05-21T22-57-00-03-00/630_360_1684699175-115.jpg" xlink:type="simple" xlink:show="embed" xlink:actuate="onLoad" draw:mime-type="image/jpeg"/>
</draw:frame>
The Ukrainian SCO was recorded today, May 21, recorded a video in a broken Bakhmut.</text:p>
      <text:p text:style-name="P4">
According to Ukrinform, the corresponding video published the forces of special operations of the Arms forces of Ukraine in <text:a xlink:type="simple" xlink:href="https://www.facebook.com/usofcom/videos/236472679002340/" text:style-name="Internet_20_link" text:visited-style-name="Visited_20_Internet_20_Link">
</text:a>
.</text:p>
      <text:p text:style-name="P4">
"Bakhmut today. The SCO soldiers of Ukraine go to the combat task of the spread, but unbroken city.</text:p>
      <text:p text:style-name="P4">
This is how our path to victory looks: hard and risky. The only choice of all that stood up for protection <text:a xlink:type="simple" xlink:href="https://www.ukrinform.ua/tag-ukraina" text:style-name="Internet_20_link" text:visited-style-name="Visited_20_Internet_20_Link">
</text:a>
, for all, the war became work and vocation at the same time, " - the message reads.</text:p>
      <text:p text:style-name="P4">
<text:span text:style-name="T4">
 Read also: </text:span>
 <text:a xlink:type="simple" xlink:href="https://www.ukrinform.ua/rubric-ato/3712191-zelenskij-bahmut-ne-zahoplenij-rosianami.html" text:style-name="Internet_20_link" text:visited-style-name="Visited_20_Internet_20_Link">
<text:span text:style-name="T4">
 Bakhmut </text:span>
</text:a>
Some media reported that President Vladimir Zelensky was allegedly commented on journalists in Japan that the city of Bakhmut was no longer under the control of the Armed Forces of Ukraine.</text:p>
      <text:p text:style-name="P4">
At the same time, his pressecretic Sergey Nikiforov stated that the head of state in his response <text:a xlink:type="simple" xlink:href="https://www.ukrinform.ua/rubric-ato/3712116-zelenskij-zapereciv-vzatta-bahmuta-rosianami-recnik-prezidenta.html" text:style-name="Internet_20_link" text:visited-style-name="Visited_20_Internet_20_Link">
</text:a>
Capture Bakhmutas invaders.</text:p>
      <text:p text:style-name="P4">
On the eve of the Deputy Minister of Defense of Ukraine Anna Malyar <text:a xlink:type="simple" xlink:href="https://www.ukrinform.ua/rubric-ato/3711924-situacia-u-bahmuti-kriticna-ukrainski-bijci-trimaut-oboronu-v-odnomu-z-rajoniv-malar.html" text:style-name="Internet_20_link" text:visited-style-name="Visited_20_Internet_20_Link">
</text:a>
that in the Bakhmutidnetsk region the situation is critical, while the Armed Forces keep defense in the area "Airplane".</text:p>
      <text:p text:style-name="P4">
<text:span text:style-name="T5">
Foto: Liberov Constantine</text:span>
</text:p>
      <text:p text:style-name="P4">
News Source: <text:a xlink:type="simple" xlink:href="https://www.ukrinform.ua/rubric-regions/3712366-roztrosene-ale-neskorene-voini-sso-ukraini-zapisali-video-u-bahmuti.html" text:style-name="Internet_20_link" text:visited-style-name="Visited_20_Internet_20_Link">
https://www.ukrinform.ua/rubric-regions/3712366-roztrosene-ale-neskorene-voini-sso-ukraini-zapisali-video-u-bahmuti.html</text:a>
</text:p>
      <!--NEWS-->
      <text:h text:style-name="P10" text:outline-level="1">
<text:span text:style-name="T4">
Over a hundred Nobel laureates urge Belarus to release Belyatsky's political prisoner</text:span>
</text:h>
      <text:p text:style-name="P4">
Authors: Ukrinform (Person)</text:p>
      <text:p text:style-name="P4">
Publisher: Укринформ (Organization)</text:p>
      <text:p text:style-name="P4">
Published Time: 2023-05-21T23:19:00+03:00</text:p>
      <text:p text:style-name="P4">
Modified Time: 2023-05-21T23:19:00+03:00</text:p>
      <text:p text:style-name="P4">
Description: 103 The Nobel Prize laureates were published by a letter demanding to release Alya Belyatsky, who was awarded this award for human rights work in Belarus. - Ukrinform.</text:p>
      <text:p text:style-name="P4">
Images: ['<text:a xlink:type="simple" xlink:href="https://static.ukrinform.com/photos/2023_05/thumb_files/630_360_1684700264-764.jpeg" text:style-name="Internet_20_link" text:visited-style-name="Visited_20_Internet_20_Link">
630_360_16847...</text:a>
']</text:p>
      <text:p text:style-name="P4">
Tags: ['Білорусь', 'Права людини', 'Правозахисники', 'Нобелівська премія ']</text:p>
      <text:p text:style-name="P4">
Type: Article</text:p>
      <!--METADATA-->
      <text:p text:style-name="P4">
<draw:frame draw:style-name="fr1" draw:name="Image230" text:anchor-type="as-char" svg:width="6.9236in" svg:height="3.956343in" draw:z-index="0">
<draw:image xlink:href="../Images/yкринформ/2023-05-21T23-19-00-03-00/630_360_1684700264-764.jpeg" xlink:type="simple" xlink:show="embed" xlink:actuate="onLoad" draw:mime-type="image/jpeg"/>
</draw:frame>
103 The Nobel Prize Laureates published a letter demanding to be released in prisoners of Belarus Alaza Belyatsky, who was awarded this award last year.</text:p>
      <text:p text:style-name="P4">
As Ukrinform reports with reference to <text:a xlink:type="simple" xlink:href="https://www.radiosvoboda.org/a/news-beliatsky-bilorus-lyst/32421452.html" text:style-name="Internet_20_link" text:visited-style-name="Visited_20_Internet_20_Link">
</text:a>
, the appeal is published on the folk-club site.</text:p>
      <text:p text:style-name="P4">
"The Belarusian human rights activist in the text is called a symbol of hope and inspiration for covers from all over the world," the message reads.</text:p>
      <text:p text:style-name="P4">
In a letter, a criminal case against Belyatsky was called a nad. It is emphasized that he devoted his life to the promotion of democracy and <text:a xlink:type="simple" xlink:href="https://www.ukrinform.ua/tag-prava-ludini" text:style-name="Internet_20_link" text:visited-style-name="Visited_20_Internet_20_Link">
</text:a>
In Belarus, "Oleksandr Lukashenko drew into account for a merciless, continuous trimatic suppression of independent votes."</text:p>
      <text:p text:style-name="P4">
Among the signatories are laureates of chemistry, medicine and physiology, physics, economics, literature and peace, including 87-year-old astronomer Robert Woodro Wilsont 91-year-old microbiologist Gamilton Smith.</text:p>
      <text:p text:style-name="P4">
The authors of the appeal also demand the dismissal of other participants founded by the Bajasna human rights organization "Vyasna", whose work in the territory of Belarus-fact is forbidden.</text:p>
      <text:p text:style-name="P4">
<text:span text:style-name="T4">
 Read also: </text:span>
 <text:a xlink:type="simple" xlink:href="https://www.ukrinform.ua/rubric-world/3677982-sprava-belackogo-v-oon-zazadali-zvilnenna-biloruskih-politvazniv.html" text:style-name="Internet_20_link" text:visited-style-name="Visited_20_Internet_20_Link">
<text:span text:style-name="T4">
 Belyatsk </text:span>
</text:a>
As reported by Ukrinform, in early March in Belarus the head of the human rights center "Vyasna" <text:a xlink:type="simple" xlink:href="https://www.ukrinform.ua/rubric-world/3677694-u-bilorusi-nobelivskij-laureat-belackij-otrimav-10-rokiv-kolonii.html" text:style-name="Internet_20_link" text:visited-style-name="Visited_20_Internet_20_Link">
</text:a>
On charges, he was smuggling and extremism.</text:p>
      <text:p text:style-name="P4">
Three members of Vyasna - Valentin Stefanovich, Volodymyr Labkovich and Dmitrosolovovi - were taken respectively by nine, seven and eight years behind bars(Solovyov was judged in absentia).</text:p>
      <text:p text:style-name="P4">
У 2022 році Беляцький став співлауреатом Нобелівської премії миру заправозахисну роботу. Разом із ним премію здобули український Центргромадянських свобод і заборонена в РФ організація «Меморіал».</text:p>
      <text:p text:style-name="P4">
News Source: <text:a xlink:type="simple" xlink:href="https://www.ukrinform.ua/rubric-world/3712368-ponad-sto-nobelivskih-laureativ-zaklikaut-bilorus-zvilniti-politvazna-belackogo.html" text:style-name="Internet_20_link" text:visited-style-name="Visited_20_Internet_20_Link">
https://www.ukrinform.ua/rubric-world/3712368-ponad-sto-nobelivskih-laureativ-zaklikaut-bilorus-zvilniti-politvazna-belackogo.html</text:a>
</text:p>
      <!--NEWS-->
      <text:h text:style-name="P10" text:outline-level="1">
<text:span text:style-name="T4">
Eco -activists painted black water in the Roman fountain of Trevi</text:span>
</text:h>
      <text:p text:style-name="P4">
Authors: Ukrinform (Person)</text:p>
      <text:p text:style-name="P4">
Publisher: Укринформ (Organization)</text:p>
      <text:p text:style-name="P4">
Published Time: 2023-05-21T23:43:00+03:00</text:p>
      <text:p text:style-name="P4">
Modified Time: 2023-05-21T23:43:00+03:00</text:p>
      <text:p text:style-name="P4">
Description: Seven activists from Ultima Generazione ("Last Generation"), which are protesting against climate change, climbed into the Treva fountain in Rome and poured out divorced crushed charcoal, causing the water to blackened. - Ukrinform.</text:p>
      <text:p text:style-name="P4">
Images: ['<text:a xlink:type="simple" xlink:href="https://static.ukrinform.com/photos/2023_05/thumb_files/630_360_1684681356-139.jpg" text:style-name="Internet_20_link" text:visited-style-name="Visited_20_Internet_20_Link">
630_360_16846...</text:a>
']</text:p>
      <text:p text:style-name="P4">
Tags: ['Рим', 'Зміна клімату', 'активісти']</text:p>
      <text:p text:style-name="P4">
Type: Article</text:p>
      <!--METADATA-->
      <text:p text:style-name="P4">
<draw:frame draw:style-name="fr1" draw:name="Image231" text:anchor-type="as-char" svg:width="6.9236in" svg:height="3.956343in" draw:z-index="0">
<draw:image xlink:href="../Images/yкринформ/2023-05-21T23-43-00-03-00/630_360_1684681356-139.jpg" xlink:type="simple" xlink:show="embed" xlink:actuate="onLoad" draw:mime-type="image/jpeg"/>
</draw:frame>
Seven Activists from Ultima Generazione(“Last generation”)which prostitify climate change, climbed into the Treva Fountain in Rome and poured out a diluted produced charcoal, from which the water was blackened.</text:p>
      <text:p text:style-name="P4">
About it reports <text:a xlink:type="simple" xlink:href="https://www.reuters.com/world/europe/trevi-fountain-water-turns-black-rome-climate-protest-2023-05-21/" text:style-name="Internet_20_link" text:visited-style-name="Visited_20_Internet_20_Link">
</text:a>
, reports Ukrinform.</text:p>
      <text:p text:style-name="P4">
As the agency writes, the protesters kept posters with the inscription "We will not pay for the fossil(Fuel - ed.)"And the slogan" Our country dies "was shouted.</text:p>
      <text:p text:style-name="P4">
Police detained activists. Many eyewitnesses shot the video on the video, Adeyaki from the audience exclaimed the insults to the protesters.</text:p>
      <text:p text:style-name="P4">
In her statement, Ultima Generazione called for the termination of state subsidies of skipped fuel and associated protest with deadly floods in the North Iital region, Emilia-Romanya, which has occurred in recent days. Group was that every fourth house in <text:a xlink:type="simple" xlink:href="https://www.ukrinform.ua/tag-italia" text:style-name="Internet_20_link" text:visited-style-name="Visited_20_Internet_20_Link">
</text:a>
is threatened with flooding.</text:p>
      <text:p text:style-name="P4">
<text:span text:style-name="T4">
 Read also: </text:span>
 <text:a xlink:type="simple" xlink:href="https://www.ukrinform.ua/rubric-world/3711348-bils-ak-polovina-velikih-ozer-svitu-visihaut-cerez-zmini-klimatu.html" text:style-name="Internet_20_link" text:visited-style-name="Visited_20_Internet_20_Link">
<text:span text:style-name="T4">
 climate </text:span>
</text:a>
The Mayor of Roberto Gultairi condemned a protest that became the last in a series of acts against works of art in Italy.</text:p>
      <text:p text:style-name="P4">
"These absurd attacks on our artistic heritage are enough," he said.</text:p>
      <text:p text:style-name="P4">
The Trevi fountain is the largest fountain in Rome, 25.9 meters high and 19.8 meters. Traditionally, fountain visitors throw coins as a guarantee that they will return to Rome again. During the year, the fountain collects about 1.5 mlneurov.</text:p>
      <text:p text:style-name="P4">
As reported by Ukrinform, in April in Rome three environmental activists in the Ultima Generazione movement(“Last generation”)Fill in the black fluid the famous Fyfonetan Barchachch.</text:p>
      <text:p text:style-name="P4">
News Source: <text:a xlink:type="simple" xlink:href="https://www.ukrinform.ua/rubric-world/3712300-ekoaktivisti-zafarbuvali-cornim-vodu-v-rimskomu-fontani-trevi.html" text:style-name="Internet_20_link" text:visited-style-name="Visited_20_Internet_20_Link">
https://www.ukrinform.ua/rubric-world/3712300-ekoaktivisti-zafarbuvali-cornim-vodu-v-rimskomu-fontani-trevi.html</text:a>
</text:p>
      <!--NEWS-->
      <text:h text:style-name="P10" text:outline-level="1">
<text:span text:style-name="T4">
Exposed 12 more pro-Russian online agitators</text:span>
</text:h>
      <text:p text:style-name="P4">
Author: ['АРМІЯINFORM']</text:p>
      <text:p text:style-name="P4">
Time: 2023-05-21T38:00:00-04:00</text:p>
      <text:p text:style-name="P4">
Description: The Service of the Bezpeki of Ukraine neutralized Pidrivna Dyalnisty Shchel 12 of the Prosyri Agitator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e2738f4f622db6ed17cdf078251a7f80.jpeg" text:style-name="Internet_20_link" text:visited-style-name="Visited_20_Internet_20_Link">
e2738f4f622db6ed17cdf078251a7f80.jpeg</text:a>
']</text:p>
      <text:p text:style-name="P4">
Tags: ['STOPRUSSIA', 'КОЛОБОРАНТИ', 'СБУ']</text:p>
      <text:p text:style-name="P4">
Category: News</text:p>
      <!--METADATA-->
      <text:p text:style-name="P4">
<draw:frame draw:style-name="fr1" draw:name="Image232" text:anchor-type="as-char" svg:width="6.9236in" svg:height="4.615733in" draw:z-index="0">
<draw:image xlink:href="../Images/AРМІЯINFORM/2023-05-21T38-00-00-04-00/e2738f4f622db6ed17cdf078251a7f80.jpeg" xlink:type="simple" xlink:show="embed" xlink:actuate="onLoad" draw:mime-type="image/jpeg"/>
</draw:frame>
The Security Service of Ukraine has neutralized the subversive activity of 12 more pro -Russian agitators, who spread anti -Ukrainian content on the Internet.</text:p>
      <text:p text:style-name="P4">
Yes, <text:span text:style-name="T4">
 in Poltava region: </text:span>
</text:p>
      <text:p text:style-name="P4">
According to the materials of the SBU for 8 years, prison threatens two hostile propagandists.</text:p>
      <text:p text:style-name="P4">
One of them is an employee of a local enterprise of critical infrastructure, which has performed a full -scale invasion of Ukraine.</text:p>
      <text:p text:style-name="P4">
Another person involved in the Internet has the idea of establishing Kadyrov in the Ukrainian cities.</text:p>
      <text:p text:style-name="P4">
In <text:span text:style-name="T4">
 Dnipropetrovsk Oblast: </text:span>
</text:p>
      <text:p text:style-name="P4">
The former local merchant, who heroned the militants of the Wagner PEC and justified their participation in the assault of Ukrainian cities in eastern Ukraine, was exposed.</text:p>
      <text:p text:style-name="P4">
He distributed destructive "slogans" through the Internet, as well as when communicating with acquaintances.</text:p>
      <text:p text:style-name="P4">
<text:span text:style-name="T4">
 In Donetsk: </text:span>
</text:p>
      <text:p text:style-name="P4">
The whole "cell" of pro-Russian online agitators is neutralized. It included 4 residents of the region who praised the L/DNR terrorist organizations involved in the Eastern Front.</text:p>
      <text:p text:style-name="P4">
<text:span text:style-name="T4">
 In the Kirovograd region: </text:span>
</text:p>
      <text:p text:style-name="P4">
The resident of Onufrievsky district was detained. In his posts on the social network "Classmates" he called "illegal" the de -occupation of Kherson.</text:p>
      <text:p text:style-name="P4">
<text:span text:style-name="T4">
 In the Chernihiv region: </text:span>
</text:p>
      <text:p text:style-name="P4">
Two hostile agitators were reported. On their own accounts, they posted propaganda posts that were trapped by Internet groups.</text:p>
      <text:p text:style-name="P4">
It is established that the son of one of the persons involved is a Russian military, with whom she reassured.</text:p>
      <text:p text:style-name="P4">
<text:span text:style-name="T4">
 In Rivne region: </text:span>
</text:p>
      <text:p text:style-name="P4">
The subversive activity of two citizens of the Russian Federation with certificates of residence in Ukraine is documented.</text:p>
      <text:p text:style-name="P4">
In the forbidden social networks, they discredited Ukrainian defenders tasked crimes of Russian invaders from Buryatia against civilians.</text:p>
      <text:p text:style-name="P4">
In all exposed facts, investigative actions are ongoing to establish all circumstances and prosecution of the perpetrators, <text:a xlink:type="simple" xlink:href="https://ssu.gov.ua/novyny/sbu-vykryla-shche-12-internetahitatoriv-rf-sered-nykh-ideolohy-vstanovlennia-v-ukraini-pamiatnykiv-kadyrovu" text:style-name="Internet_20_link" text:visited-style-name="Visited_20_Internet_20_Link">
reports</text:a>
SBU official site.</text:p>
      <text:p text:style-name="P4">
The complex measures were carried out by the SBU staff in Dnipropetrovsk, Kirovograd, Chernihiv, Poltava, Rivne, Donetsk Talugansk regions together with the National Police for procedural management of the prosecutor's office.</text:p>
      <text:p text:style-name="P4">
News Source: <text:a xlink:type="simple" xlink:href="https://armyinform.com.ua/2023/05/21/sbu-vykryla-shhe-12-prorosijskyh-internet-agitatoriv/" text:style-name="Internet_20_link" text:visited-style-name="Visited_20_Internet_20_Link">
https://armyinform.com.ua/2023/05/21/sbu-vykryla-shhe-12-prorosijskyh-internet-agitatoriv/</text:a>
</text:p>
      <!--NEWS-->
      <text:h text:style-name="P10" text:outline-level="1">
<text:span text:style-name="T4">
The Joint Forces Command showed the daily work of our artillerymen</text:span>
</text:h>
      <text:p text:style-name="P4">
Author: ['АРМІЯINFORM']</text:p>
      <text:p text:style-name="P4">
Time: 2023-05-21T39:00:00-04:00</text:p>
      <text:p text:style-name="P4">
Description: About the Modelomalenni on Facebook-Storansi commanding the Obnanny forces of the ZS ... The war with Ukraine 2022, the war with Ukraine latest news today, the news war with Ukraine 2022 The last ones for Ukraine and Russia and when, the war, the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8293397_246370754713112_7598494497122639517_n.jpg" text:style-name="Internet_20_link" text:visited-style-name="Visited_20_Internet_20_Link">
348293397_246370754713112_7598494497122639517_n.jpg</text:a>
', '<text:a xlink:type="simple" xlink:href="https://armyinform.com.ua/wp-content/uploads/2023/05/348337698_787675192974340_6001411078677498988_n-150x150.jpg" text:style-name="Internet_20_link" text:visited-style-name="Visited_20_Internet_20_Link">
348337698_787675192974340_6001411078677498988_n-150x150.jpg</text:a>
', '<text:a xlink:type="simple" xlink:href="https://armyinform.com.ua/wp-content/uploads/2023/05/348435717_1447622512658315_1938809302573123550_n-150x150.jpg" text:style-name="Internet_20_link" text:visited-style-name="Visited_20_Internet_20_Link">
348435717_1447622512658315_1938809302573123550_n-150x150.jpg</text:a>
', '<text:a xlink:type="simple" xlink:href="https://armyinform.com.ua/wp-content/uploads/2023/05/348577668_631373631848091_4007575290597131582_n-150x150.jpg" text:style-name="Internet_20_link" text:visited-style-name="Visited_20_Internet_20_Link">
348577668_631373631848091_4007575290597131582_n-150x150.jpg</text:a>
']</text:p>
      <text:p text:style-name="P4">
Tags: ['STOPRUSSIA', 'АГРЕСІЯ РФ']</text:p>
      <text:p text:style-name="P4">
Category: News</text:p>
      <!--METADATA-->
      <text:p text:style-name="P4">
<draw:frame draw:style-name="fr1" draw:name="Image233" text:anchor-type="as-char" svg:width="6.9236in" svg:height="6.9236in" draw:z-index="0">
<draw:image xlink:href="../Images/AРМІЯINFORM/2023-05-21T39-00-00-04-00/348293397_246370754713112_7598494497122639517_n.jpg" xlink:type="simple" xlink:show="embed" xlink:actuate="onLoad" draw:mime-type="image/jpeg"/>
</draw:frame>
About this <text:a xlink:type="simple" xlink:href="https://www.facebook.com/JointForcesCommandAFU/posts/pfbid0oJxZWPM9r5QXSAHnqWEyaXBLJQj48PA1qThYekKe7D6cFK9DBzyM5SX1PWfi9AmCl" text:style-name="Internet_20_link" text:visited-style-name="Visited_20_Internet_20_Link">
it is referred</text:a>
In a message on the Facebook page of the United States Command of the Armed Forces of Ukraine:</text:p>
      <text:p text:style-name="P4">
«The daily work of artillerymen of a separate artillery brigade.</text:p>
      <text:p text:style-name="P4">
Let's win together!”.</text:p>
      <text:p text:style-name="P4">
<text:a xlink:type="simple" xlink:href="https://armyinform.com.ua/wp-content/uploads/2023/05/348337698_787675192974340_6001411078677498988_n.jpg" text:style-name="Internet_20_link" text:visited-style-name="Visited_20_Internet_20_Link">
!(Images/AРМІЯINFORM/2023-05-21T39-00-00-04-00/348337698_787675192974340_6001411078677498988_n-150x150.jpg)</text:a>
</text:p>
      <text:p text:style-name="P4">
<text:a xlink:type="simple" xlink:href="https://armyinform.com.ua/wp-content/uploads/2023/05/348435717_1447622512658315_1938809302573123550_n.jpg" text:style-name="Internet_20_link" text:visited-style-name="Visited_20_Internet_20_Link">
<draw:frame draw:style-name="fr1" draw:name="Image234" text:anchor-type="as-char" svg:width="6.9236in" svg:height="6.9236in" draw:z-index="0">
<draw:image xlink:href="../Images/AРМІЯINFORM/2023-05-21T39-00-00-04-00/348435717_1447622512658315_1938809302573123550_n-150x150.jpg" xlink:type="simple" xlink:show="embed" xlink:actuate="onLoad" draw:mime-type="image/jpeg"/>
</draw:frame>
</text:a>
</text:p>
      <text:p text:style-name="P4">
<text:a xlink:type="simple" xlink:href="https://armyinform.com.ua/wp-content/uploads/2023/05/348577668_631373631848091_4007575290597131582_n.jpg" text:style-name="Internet_20_link" text:visited-style-name="Visited_20_Internet_20_Link">
<draw:frame draw:style-name="fr1" draw:name="Image235" text:anchor-type="as-char" svg:width="6.9236in" svg:height="6.9236in" draw:z-index="0">
<draw:image xlink:href="../Images/AРМІЯINFORM/2023-05-21T39-00-00-04-00/348577668_631373631848091_4007575290597131582_n-150x150.jpg" xlink:type="simple" xlink:show="embed" xlink:actuate="onLoad" draw:mime-type="image/jpeg"/>
</draw:frame>
</text:a>
</text:p>
      <text:p text:style-name="P4">
News Source: <text:a xlink:type="simple" xlink:href="https://armyinform.com.ua/2023/05/21/komanduvannya-obyednanyh-syl-pokazalo-shhodennu-robotu-nashyh-artylerystiv/" text:style-name="Internet_20_link" text:visited-style-name="Visited_20_Internet_20_Link">
https://armyinform.com.ua/2023/05/21/komanduvannya-obyednanyh-syl-pokazalo-shhodennu-robotu-nashyh-artylerystiv/</text:a>
</text:p>
      <!--NEWS-->
      <text:h text:style-name="P10" text:outline-level="1">
<text:span text:style-name="T4">
What to do if a loved one disappeared</text:span>
</text:h>
      <text:p text:style-name="P4">
Author: ['АРМІЯINFORM']</text:p>
      <text:p text:style-name="P4">
Time: 2023-05-21T40:00:00-04:00</text:p>
      <text:p text:style-name="P4">
Description: About the Facebook-Storansi Minіstniy, the RENTEGRACHICHICHICHISOVOSOVO ... War with Ukraine 2022, war with Ukraine Latest news today, News War with Ukraine 2022 Last for today, will there be a war between Ukraine and Russia and when, a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223992_1247546455888223_7452590308207034089_n.jpg" text:style-name="Internet_20_link" text:visited-style-name="Visited_20_Internet_20_Link">
347223992_1247546455888223_7452590308207034089_n.jpg</text:a>
']</text:p>
      <text:p text:style-name="P4">
Tags: ['STOPRUSSIA', 'АГРЕСІЯ РФ']</text:p>
      <text:p text:style-name="P4">
Category: News</text:p>
      <!--METADATA-->
      <text:p text:style-name="P4">
<draw:frame draw:style-name="fr1" draw:name="Image236" text:anchor-type="as-char" svg:width="6.9236in" svg:height="4.824884in" draw:z-index="0">
<draw:image xlink:href="../Images/AРМІЯINFORM/2023-05-21T40-00-00-04-00/347223992_1247546455888223_7452590308207034089_n.jpg" xlink:type="simple" xlink:show="embed" xlink:actuate="onLoad" draw:mime-type="image/jpeg"/>
</draw:frame>
About this <text:a xlink:type="simple" xlink:href="https://www.facebook.com/MReintegration/posts/pfbid02kKXni6HnKjjPpvxezVR6vVfUnjv8rbJew6rMnnoDd2uEKnhSoDSjyooRrXCBf9P8l" text:style-name="Internet_20_link" text:visited-style-name="Visited_20_Internet_20_Link">
it is referred</text:a>
On the Facebook page of the Ministry of Reintegration of the Temporarily Occupied territory of Ukraine:</text:p>
      <text:p text:style-name="P4">
“The office of the missing person reminds you how to act in the event of a relationship with relatives during the fighting.</text:p>
      <text:p text:style-name="P4">
▪️ In this case, it is necessary to report the disappearance of a person to state -owned persons who are searched. In particular, to address:</text:p>
      <text:p text:style-name="P4">
• to the National Police Branch with a relevant statement and submit DNA materials;</text:p>
      <text:p text:style-name="P4">
• to the National Information Bureau on a 24-hour hotline at 16-48(For calls from abroad +38(044)287-81-65)or through Chat Botte Utelegram or Viber;</text:p>
      <text:p text:style-name="P4">
• On the missing of the missing person: 0 800 339 247. You can send a message to Viber and Telegram to the number:(095)896-04-21.</text:p>
      <text:p text:style-name="P4">
▪️If your loved one is a serviceman, you should also refer to:</text:p>
      <text:p text:style-name="P4">
• command of the military unit where the person was served, requesting the results of the official investigation;</text:p>
      <text:p text:style-name="P4">
• Territorial Center for Acquisition and Social Support from which the person was called to military service to provide information.</text:p>
      <text:p text:style-name="P4">
In addition, you can contact the International Committee of the Red Cross with a statement: 0 800 300 155 ”.</text:p>
      <text:p text:style-name="P4">
News Source: <text:a xlink:type="simple" xlink:href="https://armyinform.com.ua/2023/05/21/shho-robyty-yakshho-blyzka-lyudyna-znykla-bezvisty/" text:style-name="Internet_20_link" text:visited-style-name="Visited_20_Internet_20_Link">
https://armyinform.com.ua/2023/05/21/shho-robyty-yakshho-blyzka-lyudyna-znykla-bezvisty/</text:a>
</text:p>
      <!--NEWS-->
      <text:h text:style-name="P10" text:outline-level="1">
<text:span text:style-name="T4">
As the Marines destroy the occupiers</text:span>
</text:h>
      <text:p text:style-name="P4">
Author: ['АРМІЯINFORM']</text:p>
      <text:p text:style-name="P4">
Time: 2023-05-21T41:00:00-04:00</text:p>
      <text:p text:style-name="P4">
Description: About the Facebook-Storansi Morskoi Navy ZSU: “The stench is referred to Sini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text:p>
      <text:p text:style-name="P4">
Category: News</text:p>
      <!--METADATA-->
      <text:p text:style-name="P4">
About this <text:a xlink:type="simple" xlink:href="https://www.facebook.com/watch/" text:style-name="Internet_20_link" text:visited-style-name="Visited_20_Internet_20_Link">
it is referred</text:a>
On the Facebook page of the Navy of the Navy of the Armed Forces:</text:p>
      <text:p text:style-name="P4">
“They are the real sons of Ukraine, the marines of the Cossack kind!After the victories by the Russian invaders, they will not be ashamed to look at their children in the eyes, telling how the future of our country was standing with their brothers. In the meantime, they make a lot of effort to win, risking their lives every day!”.</text:p>
      <text:p text:style-name="P4">
News Source: <text:a xlink:type="simple" xlink:href="https://armyinform.com.ua/2023/05/21/morpihy-pokazaly-yak-nyshhat-okupantiv/" text:style-name="Internet_20_link" text:visited-style-name="Visited_20_Internet_20_Link">
https://armyinform.com.ua/2023/05/21/morpihy-pokazaly-yak-nyshhat-okupantiv/</text:a>
</text:p>
      <!--NEWS-->
      <text:h text:style-name="P10" text:outline-level="1">
<text:span text:style-name="T4">
Get funds to repair damaged as a result of a housing war: a program of being a renewal program has started</text:span>
</text:h>
      <text:p text:style-name="P4">
Author: ['АРМІЯINFORM']</text:p>
      <text:p text:style-name="P4">
Time: 2023-05-21T42:00:00-04:00</text:p>
      <text:p text:style-name="P4">
Description: About the cereal of the Mini -Castle of the Rintegrazi Timchasovo Okulovani Teri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text:p>
      <text:p text:style-name="P4">
Category: News</text:p>
      <!--METADATA-->
      <text:p text:style-name="P4">
<draw:frame draw:style-name="fr1" draw:name="Image237" text:anchor-type="as-char" svg:width="6.9236in" svg:height="4.615733in" draw:z-index="0">
<draw:image xlink:href="../Images/AРМІЯINFORM/2023-05-21T42-00-00-04-00/obstril-harkova-8.jpg" xlink:type="simple" xlink:show="embed" xlink:actuate="onLoad" draw:mime-type="image/jpeg"/>
</draw:frame>
Illustrative photo</text:p>
      <text:p text:style-name="P4">
About it <text:a xlink:type="simple" xlink:href="https://www.facebook.com/MReintegration/posts/pfbid0igC8Rcwo8RvShZ57mPRsFiST4oHBjNvU2uhyt6YrN6kghUP38Di4VQjy6HNyJT4cl" text:style-name="Internet_20_link" text:visited-style-name="Visited_20_Internet_20_Link">
reports</text:a>
Ministry of Reintegration of Temporarily Occupied Territories of Ukraine:</text:p>
      <text:p text:style-name="P4">
“To transfer funds, it is necessary to open a specialized exposure in one of the program-participants of the program, explain in the Ministry of Development of Communities, Territories and Infrastructure of Ukraine. This can be done in two ways:</text:p>
      <text:p text:style-name="P4">
-visit the physical branch of the partner bank and open the card with the help of the staff of the institution;</text:p>
      <text:p text:style-name="P4">
-Open the card online in the mobile application of the partner bank.</text:p>
      <text:p text:style-name="P4">
Currently, 5 banks are connected to the program: Monobank, PrivatBank, meaning Bank, A-Bank, PUMB. The list of partner banks will be replenished as they are connected.</text:p>
      <text:p text:style-name="P4">
You can also choose the right bank for opening the card when filling in for payment in action.</text:p>
      <text:p text:style-name="P4">
▪️How can you use the card?</text:p>
      <text:p text:style-name="P4">
In the case of a positive decision by the commission, the funds will be credited to the Nabankov card automatically. You do not need to do any additional actions other than the above. It is not necessary to notify any confidential information to the employees of the bank or outsiders.</text:p>
      <text:p text:style-name="P4">
Funds accrued on the card can only be expenditures on construction materials of contractors who are participants in the program. The list of these companies can be seen in the near future on the site is a refreshing.</text:p>
      <text:p text:style-name="P4">
❗️The. The funds from the EAD Card cannot be withdrawn in cash. It is also impossible to transfer them from the current account to other accounts or to fill the balance of the Equinal Card.</text:p>
      <text:p text:style-name="P4">
Additional information on the Equinal Program can be obtained by contacting the Nasting Government Hotline 1545(button 2)Or through the chatbots of the Government Contact Center in Telegram, Facebook. You can also refer to the action support command by sending a message to Facebook or Telegram. "</text:p>
      <text:p text:style-name="P4">
News Source: <text:a xlink:type="simple" xlink:href="https://armyinform.com.ua/2023/05/21/otrymaty-koshty-na-remont-poshkodzhenogo-vnaslidok-vijny-zhytla-startuvala-programa-yevidnovlennya/" text:style-name="Internet_20_link" text:visited-style-name="Visited_20_Internet_20_Link">
https://armyinform.com.ua/2023/05/21/otrymaty-koshty-na-remont-poshkodzhenogo-vnaslidok-vijny-zhytla-startuvala-programa-yevidnovlennya/</text:a>
</text:p>
      <!--NEWS-->
      <text:h text:style-name="P10" text:outline-level="1">
<text:span text:style-name="T4">
Support Warriors took three -day tactical medicine courses</text:span>
</text:h>
      <text:p text:style-name="P4">
Author: ['АРМІЯINFORM']</text:p>
      <text:p text:style-name="P4">
Time: 2023-05-21T43:00:00-04:00</text:p>
      <text:p text:style-name="P4">
Description: For days to the Group Voyn, the Hrown Regiment of the Piditrim of the Forces of the Piditrim of the Zbroyn forces ... The war with Ukraine 2022, the war with Ukraine is th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236353_614121830748354_7302270462792038049_n.jpg" text:style-name="Internet_20_link" text:visited-style-name="Visited_20_Internet_20_Link">
347236353_614121830748354_7302270462792038049_n.jpg</text:a>
']</text:p>
      <text:p text:style-name="P4">
Tags: ['STOPRUSSIA', 'АГРЕСІЯ РФ']</text:p>
      <text:p text:style-name="P4">
Category: News</text:p>
      <!--METADATA-->
      <text:p text:style-name="P4">
<draw:frame draw:style-name="fr1" draw:name="Image238" text:anchor-type="as-char" svg:width="6.9236in" svg:height="4.613779in" draw:z-index="0">
<draw:image xlink:href="../Images/AРМІЯINFORM/2023-05-21T43-00-00-04-00/347236353_614121830748354_7302270462792038049_n.jpg" xlink:type="simple" xlink:show="embed" xlink:actuate="onLoad" draw:mime-type="image/jpeg"/>
</draw:frame>
The other day, three-day courses in tactical medicine were held with a group of soldiers of a separate regiment of support for the Command of Supporting Forces forces of Ukraine, which were under the guidance of the instructors of the Training Center of the Tactical Medicine "Wheel". Knowledge of the right sequence of actions and the formed skills can save life while providing domedic assistance in the wounds.</text:p>
      <text:p text:style-name="P4">
About it <text:a xlink:type="simple" xlink:href="https://www.facebook.com/KSP.ZSU/posts/pfbid02mJ6vSJt94UPYujpLR18ZoeXVE4wNNhqsYEQNuPK5HPcu2tmw2xhXJz8dejcYG532l" text:style-name="Internet_20_link" text:visited-style-name="Visited_20_Internet_20_Link">
reported</text:a>
On the Facebook page of the Armed Forces Support Forces.</text:p>
      <text:p text:style-name="P4">
The course of training instructors ASM(All Service Members)- This is the basic, first level of preparation by TSSS Protocol(Tactical Сombat Сasualty Сare). Цейпротокол сьогодні в Збройних Силах України є офіційним. Загальна мета TCCCполягає в тому, щоб навчити воїнів ефективно надавати допомогу пораненим убою, водночас запобігаючи додатковим втратам особового складу і є запорукоюуспішного виконання бойового завдання.</text:p>
      <text:p text:style-name="P4">
Одна із засновниць центру тактичної медицини «КоЛеСо», бойовий медик ОльгаОмельчук розповідає:</text:p>
      <text:p text:style-name="P4">
«Ми готуємо інструкторів у військовій частині, яких обираємо середвійськовослужбовців цього військового колективу. Досконало відпрацьовуємо зними перший базовий рівень протоколу, щоб згодом вони навчали іншихвійськовослужбовців. І що найголовніше — кожного тижня тренували особовийсклад своїх підрозділів. Це неможливо забезпечити за допомогою сторонніхінструкторів, які приїжджають на певний час. Кожна військова частина повиннамати власних інструкторів, які будуть здійснювати постійне, системнетренування. Серед усієї групи ми проводимо перший модуль навчання — це тридні, потім ми формуємо програму за якою займаються визначені нами старшігрупи, вони продовжують тренувати майбутніх інструкторів. Коли вони завершатьнавчання, то будуть здійснювати правильну підготовку своїх побратимів длянадання допомоги пораненим на полі бою».</text:p>
      <text:p text:style-name="P4">
News Source: <text:a xlink:type="simple" xlink:href="https://armyinform.com.ua/2023/05/21/voyiny-syl-pidtrymky-projshly-trydenni-kursy-z-taktychnoyi-medyczyny/" text:style-name="Internet_20_link" text:visited-style-name="Visited_20_Internet_20_Link">
https://armyinform.com.ua/2023/05/21/voyiny-syl-pidtrymky-projshly-trydenni-kursy-z-taktychnoyi-medyczyny/</text:a>
</text:p>
      <!--NEWS-->
      <text:h text:style-name="P10" text:outline-level="1">
<text:span text:style-name="T4">
Minus two "hyacinths" of the enemy in half a day: Calculation M777 works in Kherson region</text:span>
</text:h>
      <text:p text:style-name="P4">
Author: ['АРМІЯINFORM']</text:p>
      <text:p text:style-name="P4">
Time: 2023-05-21T44:00:00-04:00</text:p>
      <text:p text:style-name="P4">
Description: About the cesspool of the commanding of the OS -UKKhORYYA forces: “For the PIV of the Day of Rosrahunov M777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8553752_980432649979075_5112328336899784074_n.jpg" text:style-name="Internet_20_link" text:visited-style-name="Visited_20_Internet_20_Link">
348553752_980432649979075_5112328336899784074_n.jpg</text:a>
', '<text:a xlink:type="simple" xlink:href="https://armyinform.com.ua/wp-content/uploads/2023/05/347129295_3144640855829050_1973233625995449265_n-150x150.jpg" text:style-name="Internet_20_link" text:visited-style-name="Visited_20_Internet_20_Link">
347129295_3144640855829050_1973233625995449265_n-150x150.jpg</text:a>
', '<text:a xlink:type="simple" xlink:href="https://armyinform.com.ua/wp-content/uploads/2023/05/347131816_775415063959797_7408671780884682029_n-150x150.jpg" text:style-name="Internet_20_link" text:visited-style-name="Visited_20_Internet_20_Link">
347131816_775415063959797_7408671780884682029_n-150x150.jpg</text:a>
', '<text:a xlink:type="simple" xlink:href="https://armyinform.com.ua/wp-content/uploads/2023/05/348274221_237787445519294_1248728092844087827_n-150x150.jpg" text:style-name="Internet_20_link" text:visited-style-name="Visited_20_Internet_20_Link">
348274221_237787445519294_1248728092844087827_n-150x150.jpg</text:a>
', '<text:a xlink:type="simple" xlink:href="https://armyinform.com.ua/wp-content/uploads/2023/05/348328544_611258614262236_283534900723945998_n-150x150.jpg" text:style-name="Internet_20_link" text:visited-style-name="Visited_20_Internet_20_Link">
348328544_611258614262236_283534900723945998_n-150x150.jpg</text:a>
', '<text:a xlink:type="simple" xlink:href="https://armyinform.com.ua/wp-content/uploads/2023/05/348435668_1249780002339695_2631229482706562005_n-150x150.jpg" text:style-name="Internet_20_link" text:visited-style-name="Visited_20_Internet_20_Link">
348435668_1249780002339695_2631229482706562005_n-150x150.jpg</text:a>
']</text:p>
      <text:p text:style-name="P4">
Tags: ['STOPRUSSIA', 'АГРЕСІЯ РФ']</text:p>
      <text:p text:style-name="P4">
Category: News</text:p>
      <!--METADATA-->
      <text:p text:style-name="P4">
<draw:frame draw:style-name="fr1" draw:name="Image239" text:anchor-type="as-char" svg:width="6.9236in" svg:height="6.9236in" draw:z-index="0">
<draw:image xlink:href="../Images/AРМІЯINFORM/2023-05-21T44-00-00-04-00/348553752_980432649979075_5112328336899784074_n.jpg" xlink:type="simple" xlink:show="embed" xlink:actuate="onLoad" draw:mime-type="image/jpeg"/>
</draw:frame>
About it <text:a xlink:type="simple" xlink:href="https://www.facebook.com/JointForcesCommandAFU/posts/pfbid0Eq5ph8Xjdb4NNWdqpyfvBzX9GbzAE2K5qDnB1vQKQ95VBcMXXv1F7jTJo1TFRSaZl" text:style-name="Internet_20_link" text:visited-style-name="Visited_20_Internet_20_Link">
reported</text:a>
Command of the Joint Forces of the Armed Forces of Ukraine:</text:p>
      <text:p text:style-name="P4">
“In half a day, the calculation of M777 destroyed two" hyacinths "of the invaders in Kherson region.</text:p>
      <text:p text:style-name="P4">
This gun with high -precision M982 -managed excaliburisters of a large number of enemy artillery, armored vehicles and warehouses. "</text:p>
      <text:p text:style-name="P4">
<text:a xlink:type="simple" xlink:href="https://armyinform.com.ua/wp-content/uploads/2023/05/347129295_3144640855829050_1973233625995449265_n.jpg" text:style-name="Internet_20_link" text:visited-style-name="Visited_20_Internet_20_Link">
!(Images/AРМІЯINFORM/2023-05-21T44-00-00-04-00/347129295_3144640855829050_1973233625995449265_n-150x150.jpg)</text:a>
</text:p>
      <text:p text:style-name="P4">
<text:a xlink:type="simple" xlink:href="https://armyinform.com.ua/wp-content/uploads/2023/05/347131816_775415063959797_7408671780884682029_n.jpg" text:style-name="Internet_20_link" text:visited-style-name="Visited_20_Internet_20_Link">
<draw:frame draw:style-name="fr1" draw:name="Image240" text:anchor-type="as-char" svg:width="6.9236in" svg:height="6.9236in" draw:z-index="0">
<draw:image xlink:href="../Images/AРМІЯINFORM/2023-05-21T44-00-00-04-00/347131816_775415063959797_7408671780884682029_n-150x150.jpg" xlink:type="simple" xlink:show="embed" xlink:actuate="onLoad" draw:mime-type="image/jpeg"/>
</draw:frame>
</text:a>
</text:p>
      <text:p text:style-name="P4">
<text:a xlink:type="simple" xlink:href="https://armyinform.com.ua/wp-content/uploads/2023/05/348274221_237787445519294_1248728092844087827_n.jpg" text:style-name="Internet_20_link" text:visited-style-name="Visited_20_Internet_20_Link">
<draw:frame draw:style-name="fr1" draw:name="Image241" text:anchor-type="as-char" svg:width="6.9236in" svg:height="6.9236in" draw:z-index="0">
<draw:image xlink:href="../Images/AРМІЯINFORM/2023-05-21T44-00-00-04-00/348274221_237787445519294_1248728092844087827_n-150x150.jpg" xlink:type="simple" xlink:show="embed" xlink:actuate="onLoad" draw:mime-type="image/jpeg"/>
</draw:frame>
</text:a>
</text:p>
      <text:p text:style-name="P4">
<text:a xlink:type="simple" xlink:href="https://armyinform.com.ua/wp-content/uploads/2023/05/348328544_611258614262236_283534900723945998_n.jpg" text:style-name="Internet_20_link" text:visited-style-name="Visited_20_Internet_20_Link">
<draw:frame draw:style-name="fr1" draw:name="Image242" text:anchor-type="as-char" svg:width="6.9236in" svg:height="6.9236in" draw:z-index="0">
<draw:image xlink:href="../Images/AРМІЯINFORM/2023-05-21T44-00-00-04-00/348328544_611258614262236_283534900723945998_n-150x150.jpg" xlink:type="simple" xlink:show="embed" xlink:actuate="onLoad" draw:mime-type="image/jpeg"/>
</draw:frame>
</text:a>
</text:p>
      <text:p text:style-name="P4">
<text:a xlink:type="simple" xlink:href="https://armyinform.com.ua/wp-content/uploads/2023/05/348435668_1249780002339695_2631229482706562005_n.jpg" text:style-name="Internet_20_link" text:visited-style-name="Visited_20_Internet_20_Link">
<draw:frame draw:style-name="fr1" draw:name="Image243" text:anchor-type="as-char" svg:width="6.9236in" svg:height="6.9236in" draw:z-index="0">
<draw:image xlink:href="../Images/AРМІЯINFORM/2023-05-21T44-00-00-04-00/348435668_1249780002339695_2631229482706562005_n-150x150.jpg" xlink:type="simple" xlink:show="embed" xlink:actuate="onLoad" draw:mime-type="image/jpeg"/>
</draw:frame>
</text:a>
</text:p>
      <text:p text:style-name="P4">
News Source: <text:a xlink:type="simple" xlink:href="https://armyinform.com.ua/2023/05/21/za-piv-dnya-rozrahunok-m777-znyshhyv-dva-giaczynty-okupantiv-na-hersonshhyni-2/" text:style-name="Internet_20_link" text:visited-style-name="Visited_20_Internet_20_Link">
https://armyinform.com.ua/2023/05/21/za-piv-dnya-rozrahunok-m777-znyshhyv-dva-giaczynty-okupantiv-na-hersonshhyni-2/</text:a>
</text:p>
      <!--NEWS-->
      <text:h text:style-name="P10" text:outline-level="1">
<text:span text:style-name="T4">
Our aviation has made 10 beats in the enemy's concentration areas</text:span>
</text:h>
      <text:p text:style-name="P4">
Author: ['АРМІЯINFORM']</text:p>
      <text:p text:style-name="P4">
Time: 2023-05-21T45:00:00-04:00</text:p>
      <text:p text:style-name="P4">
Description: Avіaatsіya defense forces for Dob took 10 strikes in the districts of Zserdzhennya of the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vicziya_udar-1.jpg" text:style-name="Internet_20_link" text:visited-style-name="Visited_20_Internet_20_Link">
avicziya_udar-1.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244" text:anchor-type="as-char" svg:width="6.9236in" svg:height="4.834981in" draw:z-index="0">
<draw:image xlink:href="../Images/AРМІЯINFORM/2023-05-21T45-00-00-04-00/avicziya_udar-1.jpg" xlink:type="simple" xlink:show="embed" xlink:actuate="onLoad" draw:mime-type="image/jpeg"/>
</draw:frame>
<text:span text:style-name="T4">
 🔥 Situation on Russian invasion </text:span>
</text:p>
      <text:p text:style-name="P4">
The aviation of the Defense Forces per day has made 10 beats in the areas of concentration of personal staff and enemy military equipment. Also destroyed 4 shock and 7 reconnaissance UAVs of different types, <text:a xlink:type="simple" xlink:href="https://www.facebook.com/GeneralStaff.ua/posts/pfbid0wjEjTkQcRjPAbJRTSUywJeVCtrM6zMqRuC5ST3Hz5H2GFyXAK6hKYmqJJdiJ9XAel" text:style-name="Internet_20_link" text:visited-style-name="Visited_20_Internet_20_Link">
reports</text:a>
The General Staff of the Armed Forces of Ukraine.</text:p>
      <text:p text:style-name="P4">
The missile troops and artillery units were amazed by 4 areas of military equipment, 1 ammunition, 4 artillery units, 1 air defense and 1 important target.</text:p>
      <text:p text:style-name="P4">
News Source: <text:a xlink:type="simple" xlink:href="https://armyinform.com.ua/2023/05/21/nasha-aviacziya-zavdala-10-udariv-po-rajonah-zoseredzhennya-voroga/" text:style-name="Internet_20_link" text:visited-style-name="Visited_20_Internet_20_Link">
https://armyinform.com.ua/2023/05/21/nasha-aviacziya-zavdala-10-udariv-po-rajonah-zoseredzhennya-voroga/</text:a>
</text:p>
      <!--NEWS-->
      <text:h text:style-name="P10" text:outline-level="1">
<text:span text:style-name="T4">
Bakhmut and Marinka remain at the epicenter of hostilities</text:span>
</text:h>
      <text:p text:style-name="P4">
Author: ['АРМІЯINFORM']</text:p>
      <text:p text:style-name="P4">
Time: 2023-05-21T46:00:00-04:00</text:p>
      <text:p text:style-name="P4">
Description: The enemy is a sinking of Zoedzhuvati basic Zuill at Kupkiyansky, Liman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axmut-1.jpg" text:style-name="Internet_20_link" text:visited-style-name="Visited_20_Internet_20_Link">
baxmut-1.jpg</text:a>
']</text:p>
      <text:p text:style-name="P4">
Tags: ['STOPRUSSIA', 'АГРЕСІЯ РФ', 'ВТОРГНЕННЯ РФ', 'ГШ ЗСУ']</text:p>
      <text:p text:style-name="P4">
Category: News</text:p>
      <!--METADATA-->
      <text:p text:style-name="P4">
<draw:frame draw:style-name="fr1" draw:name="Image245" text:anchor-type="as-char" svg:width="6.9236in" svg:height="4.615733in" draw:z-index="0">
<draw:image xlink:href="../Images/AРМІЯINFORM/2023-05-21T46-00-00-04-00/baxmut-1.jpg" xlink:type="simple" xlink:show="embed" xlink:actuate="onLoad" draw:mime-type="image/jpeg"/>
</draw:frame>
** 🔥I</text:p>
      <text:p text:style-name="P4">
The enemy continues to focus on the main efforts on Kupyansk, Lyman, Bakhmut, Avdiiv and Mariinsky. In total, 53 combat clashes were held at the last day at the specified areas(https://www.facebook.com/GeneralStaff.ua/posts/pfbid0wjEjTkQcRjPAbJRTSUywJeVCtrM6zMqRuC5ST3Hz5H2GFyXAK6hKYmqJJdiJ9XAel?<text:span text:style-name="T4">
cft</text:span>
%5b0%5d=AZV0X2YFhgl4GZYraINiEfNCdQZ5IrvNuc5f2lWasaiD6OpZfnWExcBoZ5gxGvEM9NUtw3_xNiBVEwVemaIQPRhr-15AIdiCBhVTM-hRxxM6qc1VndDSEjSqUywErb)The General Staff of the Armed Forces of Ukraine.</text:p>
      <text:p text:style-name="P4">
Over the past day, the enemy struck 7 missile and 70 aviation strikes, and made 48 shelling from rocket launchers on the positions of our Yavsk and settlements. Peaceful people, destroyed and damaged private dwellings and other civilian infrastructure were injured.</text:p>
      <text:p text:style-name="P4">
The likelihood of rocket and aviation strikes throughout Ukraine is high, because the enemy continues to use terror tactics.</text:p>
      <text:p text:style-name="P4">
News Source: <text:a xlink:type="simple" xlink:href="https://armyinform.com.ua/2023/05/21/bahmut-ta-maryinka-zalyshayutsya-v-epiczentri-bojovyh-dij-3/" text:style-name="Internet_20_link" text:visited-style-name="Visited_20_Internet_20_Link">
https://armyinform.com.ua/2023/05/21/bahmut-ta-maryinka-zalyshayutsya-v-epiczentri-bojovyh-dij-3/</text:a>
</text:p>
      <!--NEWS-->
      <text:h text:style-name="P10" text:outline-level="1">
<text:span text:style-name="T4">
In Japan, the head of Ukrainian state met with President of Indonesia</text:span>
</text:h>
      <text:p text:style-name="P4">
Author: ['АРМІЯINFORM']</text:p>
      <text:p text:style-name="P4">
Time: 2023-05-21T47:00:00-04:00</text:p>
      <text:p text:style-name="P4">
Description: PID Hour Robochito VIZIT to Japanese for the Samiti “Coarse Semey” President of Ukraine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zelenskyj_vidodo.jpeg" text:style-name="Internet_20_link" text:visited-style-name="Visited_20_Internet_20_Link">
zelenskyj_vidodo.jpeg</text:a>
', '<text:a xlink:type="simple" xlink:href="https://armyinform.com.ua/wp-content/uploads/2023/05/zelenskyj_vidodo-2.jpeg" text:style-name="Internet_20_link" text:visited-style-name="Visited_20_Internet_20_Link">
zelenskyj_vidodo-2.jpeg</text:a>
']</text:p>
      <text:p text:style-name="P4">
Tags: ['STOPRUSSIA', 'ВОЛОДИМИР ЗЕЛЕНСЬКИЙ', 'ДЖОКО ВІДОДО', 'ІНДОНЕЗІЯ', 'ОФІС ПРЕЗИДЕНТА УКРАЇНИ', 'САМІТ G7', 'ЯПОНІЯ']</text:p>
      <text:p text:style-name="P4">
Category: News</text:p>
      <!--METADATA-->
      <text:p text:style-name="P4">
<draw:frame draw:style-name="fr1" draw:name="Image246" text:anchor-type="as-char" svg:width="6.9236in" svg:height="4.617948in" draw:z-index="0">
<draw:image xlink:href="../Images/AРМІЯINFORM/2023-05-21T47-00-00-04-00/zelenskyj_vidodo.jpeg" xlink:type="simple" xlink:show="embed" xlink:actuate="onLoad" draw:mime-type="image/jpeg"/>
</draw:frame>
During his working visit to Japan, Volodymyr Zelenskyy held a negotiation with the President of the Republic of Republic of Republic of Seven.</text:p>
      <text:p text:style-name="P4">
About this <text:a xlink:type="simple" xlink:href="https://www.president.gov.ua/news/u-yaponiyi-glava-ukrayinskoyi-derzhavi-proviv-zustrich-iz-pr-83049" text:style-name="Internet_20_link" text:visited-style-name="Visited_20_Internet_20_Link">
it is referred</text:a>
in the publication on the website of the Office of the President of Ukraine.</text:p>
      <text:p text:style-name="P4">
Volodymyr Zelenskyy informed the interlocutor about the course of the fighting in Ukraine. The head of the Ukrainian state drew attention to the shelling of the civil infrastructure of our country.</text:p>
      <text:p text:style-name="P4">
<draw:frame draw:style-name="fr1" draw:name="Image247" text:anchor-type="as-char" svg:width="6.9236in" svg:height="4.621503in" draw:z-index="0">
<draw:image xlink:href="../Images/AРМІЯINFORM/2023-05-21T47-00-00-04-00/zelenskyj_vidodo-2.jpeg" xlink:type="simple" xlink:show="embed" xlink:actuate="onLoad" draw:mime-type="image/jpeg"/>
</draw:frame>
He called on the President of Indonesia to promote Ukraine's efforts in the return of deported children.</text:p>
      <text:p text:style-name="P4">
Joko won the continuation of the Black Sea Grain Initiative. The parties have marked the importance of its expansion.</text:p>
      <text:p text:style-name="P4">
During the meeting, the leaders discussed the implementation of the Ukrainian Peace Formula. Vladimir Zelensky thanked the President of Indonesia for the invitation to participate in the Group of Twenty Group Summit in November 2022, at which the world was presented the Ukrainian formula of peace.</text:p>
      <text:p text:style-name="P4">
The President of Ukraine also expressed gratitude to Indonesia for his readiness to support our country's restoration, in particular in health care.</text:p>
      <text:p text:style-name="P4">
News Source: <text:a xlink:type="simple" xlink:href="https://armyinform.com.ua/2023/05/21/u-yaponiyi-glava-ukrayinskoyi-derzhavy-proviv-zustrich-iz-prezydentom-indoneziyi/" text:style-name="Internet_20_link" text:visited-style-name="Visited_20_Internet_20_Link">
https://armyinform.com.ua/2023/05/21/u-yaponiyi-glava-ukrayinskoyi-derzhavy-proviv-zustrich-iz-prezydentom-indoneziyi/</text:a>
</text:p>
      <!--NEWS-->
      <text:h text:style-name="P10" text:outline-level="1">
<text:span text:style-name="T4">
In the north direction of signs of offensive groups of the enemy was not revealed</text:span>
</text:h>
      <text:p text:style-name="P4">
Author: ['АРМІЯINFORM']</text:p>
      <text:p text:style-name="P4">
Time: 2023-05-21T48:00:00-04:00</text:p>
      <text:p text:style-name="P4">
Description: At Volinsky, she was promptly prompt. The situation without a vaults Zmin, familiarized ... the war with Ukraine 2022, the war with Ukraine is the latest news today, the news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tezhymo-1.jpg" text:style-name="Internet_20_link" text:visited-style-name="Visited_20_Internet_20_Link">
stezhymo-1.jpg</text:a>
']</text:p>
      <text:p text:style-name="P4">
Tags: ['STOPRUSSIA', 'АГРЕСІЯ РФ', 'ВІЙНА', 'ВТОРГНЕННЯ РФ', 'ГШ ЗСУ', 'ПІВНІЧНИЙ НАПРЯМОК']</text:p>
      <text:p text:style-name="P4">
Category: News</text:p>
      <!--METADATA-->
      <text:p text:style-name="P4">
<draw:frame draw:style-name="fr1" draw:name="Image248" text:anchor-type="as-char" svg:width="6.9236in" svg:height="4.32725in" draw:z-index="0">
<draw:image xlink:href="../Images/AРМІЯINFORM/2023-05-21T48-00-00-04-00/stezhymo-1.jpg" xlink:type="simple" xlink:show="embed" xlink:actuate="onLoad" draw:mime-type="image/jpeg"/>
</draw:frame>
** 🔥I</text:p>
      <text:p text:style-name="P4">
In the Volyn and Polissya directions, the operational situation without significant changes, no signs of formation of offensive groups were detected, <text:a xlink:type="simple" xlink:href="https://www.facebook.com/GeneralStaff.ua/posts/pfbid0wjEjTkQcRjPAbJRTSUywJeVCtrM6zMqRuC5ST3Hz5H2GFyXAK6hKYmqJJdiJ9XAel" text:style-name="Internet_20_link" text:visited-style-name="Visited_20_Internet_20_Link">
reports</text:a>
The General Staff of the Armed Forces of Ukraine.</text:p>
      <text:p text:style-name="P4">
In the Siversky and Slobozhansky directions, the enemy continues to retain a military presence in border areas with Ukraine. During the past, he had an aviation strike in the area of the settlement of the Kharkiv region, carried out mortar and artillery shelling of the settlements of the settlement Galaghanivka of Chernihiv region and Golishevsk, Volfin, Kindrativka, Yunakivka, Ugroida, as well Layer , Unbroken, buds, dugouts, Ustinovka and home in Kharkiv region.</text:p>
      <text:p text:style-name="P4">
News Source: <text:a xlink:type="simple" xlink:href="https://armyinform.com.ua/2023/05/21/na-pivnichnomu-napryamku-oznak-nastupalnyh-ugrupovan-voroga-ne-vyyavleno/" text:style-name="Internet_20_link" text:visited-style-name="Visited_20_Internet_20_Link">
https://armyinform.com.ua/2023/05/21/na-pivnichnomu-napryamku-oznak-nastupalnyh-ugrupovan-voroga-ne-vyyavleno/</text:a>
</text:p>
      <!--NEWS-->
      <text:h text:style-name="P10" text:outline-level="1">
<text:span text:style-name="T4">
In the temporarily captured territories, the occupiers turn even kindergartens into hospital</text:span>
</text:h>
      <text:p text:style-name="P4">
Author: ['АРМІЯINFORM']</text:p>
      <text:p text:style-name="P4">
Time: 2023-05-21T49:00:00-04:00</text:p>
      <text:p text:style-name="P4">
Description: Rosіyskіki Porters to re -enforce the Swell in Timchasovo perpavi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zagarbnyky.jpg" text:style-name="Internet_20_link" text:visited-style-name="Visited_20_Internet_20_Link">
zagarbnyky.jpg</text:a>
']</text:p>
      <text:p text:style-name="P4">
Tags: ['STOPRUSSIA', 'АГРЕСІЯ РФ', 'ВІЙНА', 'ВТОРГНЕННЯ РФ', 'ГШ ЗСУ']</text:p>
      <text:p text:style-name="P4">
Category: News</text:p>
      <!--METADATA-->
      <text:p text:style-name="P4">
<draw:frame draw:style-name="fr1" draw:name="Image249" text:anchor-type="as-char" svg:width="6.9236in" svg:height="3.883237in" draw:z-index="0">
<draw:image xlink:href="../Images/AРМІЯINFORM/2023-05-21T49-00-00-04-00/zagarbnyky.jpg" xlink:type="simple" xlink:show="embed" xlink:actuate="onLoad" draw:mime-type="image/jpeg"/>
</draw:frame>
** 🔥I</text:p>
      <text:p text:style-name="P4">
Russian invaders continue to refurbish education institutions in temporary -heated settlements of Ukraine to military medical institutions. In particular, the secondary school in the village of Azov, Zaporizhzhya region and a preschool educational institution in the village of Gladkivka, Kherson region, invaders were converted into field hospitals. There are about 50 accumants with injuries of varying severity on treatment, <text:a xlink:type="simple" xlink:href="https://www.facebook.com/GeneralStaff.ua/posts/pfbid0wjEjTkQcRjPAbJRTSUywJeVCtrM6zMqRuC5ST3Hz5H2GFyXAK6hKYmqJJdiJ9XAel" text:style-name="Internet_20_link" text:visited-style-name="Visited_20_Internet_20_Link">
reports</text:a>
The General Staff of the Armed Forces of Ukraine.</text:p>
      <text:p text:style-name="P4">
News Source: <text:a xlink:type="simple" xlink:href="https://armyinform.com.ua/2023/05/21/na-tymchasovo-zahoplenyh-terytoriyah-okupanty-peretvoryuyut-na-shpytali-navit-dytyachi-sadochky/" text:style-name="Internet_20_link" text:visited-style-name="Visited_20_Internet_20_Link">
https://armyinform.com.ua/2023/05/21/na-tymchasovo-zahoplenyh-terytoriyah-okupanty-peretvoryuyut-na-shpytali-navit-dytyachi-sadochky/</text:a>
</text:p>
      <!--NEWS-->
      <text:h text:style-name="P10" text:outline-level="1">
<text:span text:style-name="T4">
We need a global leadership of democracy - President Vladimir Zelensky's speech at a session of the Greater Seven and Ukraine Summit</text:span>
</text:h>
      <text:p text:style-name="P4">
Author: ['АРМІЯINFORM']</text:p>
      <text:p text:style-name="P4">
Time: 2023-05-21T50:00:00-04:00</text:p>
      <text:p text:style-name="P4">
Description: Pan Kishido, Pan Prem’r-Minіstra, an uncle for you for the request of Vidvіdati Samit. Road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g7-2.jpeg" text:style-name="Internet_20_link" text:visited-style-name="Visited_20_Internet_20_Link">
g7-2.jpeg</text:a>
', '<text:a xlink:type="simple" xlink:href="https://armyinform.com.ua/wp-content/uploads/2023/05/g7-1.jpeg" text:style-name="Internet_20_link" text:visited-style-name="Visited_20_Internet_20_Link">
g7-1.jpeg</text:a>
', '<text:a xlink:type="simple" xlink:href="https://armyinform.com.ua/wp-content/uploads/2023/05/g7.jpeg" text:style-name="Internet_20_link" text:visited-style-name="Visited_20_Internet_20_Link">
g7.jpeg</text:a>
']</text:p>
      <text:p text:style-name="P4">
Tags: ['G7', 'STOPRUSSIA', 'ВИСТУП ПРЕЗИДЕНТА УКРАЇНИ', 'ВОЛОДИМИР ЗЕЛЕНСЬКИЙ', 'ОФІС ПРЕЗИДЕНТА УКРАЇНИ', 'ПРЕЗИДЕНТ УКРАЇНИ']</text:p>
      <text:p text:style-name="P4">
Category: News</text:p>
      <!--METADATA-->
      <text:p text:style-name="P4">
<draw:frame draw:style-name="fr1" draw:name="Image250" text:anchor-type="as-char" svg:width="6.9236in" svg:height="4.612849in" draw:z-index="0">
<draw:image xlink:href="../Images/AРМІЯINFORM/2023-05-21T50-00-00-04-00/g7-2.jpeg" xlink:type="simple" xlink:show="embed" xlink:actuate="onLoad" draw:mime-type="image/jpeg"/>
</draw:frame>
Mr. Kisido, Mr. Prime Minister, thank you for the invitation to visit the summit.</text:p>
      <text:p text:style-name="P4">
Dear colleagues!</text:p>
      <text:p text:style-name="P4">
During this war, Ukraine participated six times in meetings of the Seven Group, but online. Now - a moment for personal thanks.</text:p>
      <text:p text:style-name="P4">
We, together with you and all our allies and partners, have reached such a level of work that provides for democracy, international law, to freedom.</text:p>
      <text:p text:style-name="P4">
In the world, there were efforts to ignore and despise what we value. But now it is cenived. Now our power is growing. And anyone who can wish the anti -democratic country's aggression sees what the answer will be. And the more we will work with you, the less likely it is that someone in the world will go crazy. But is this enough?</text:p>
      <text:p text:style-name="P4">
Democracy needs more. I think we need the obvious global leadership of democracy. This is the main thing that we provide our cooperation.</text:p>
      <text:p text:style-name="P4">
<draw:frame draw:style-name="fr1" draw:name="Image251" text:anchor-type="as-char" svg:width="6.9236in" svg:height="4.612849in" draw:z-index="0">
<draw:image xlink:href="../Images/AРМІЯINFORM/2023-05-21T50-00-00-04-00/g7-1.jpeg" xlink:type="simple" xlink:show="embed" xlink:actuate="onLoad" draw:mime-type="image/jpeg"/>
</draw:frame>
Here are some examples.</text:p>
      <text:p text:style-name="P4">
For many years, we have heard that Russia can attack any country with hypersonic missiles that have not been knocked down. Russia wanted to be afraid of some moment to betray our values. Well, it is over. The "Petriets" of the Ukrainians have shown what democracy was capable of.</text:p>
      <text:p text:style-name="P4">
We together proved that the question is not how many missiles are in our country enemy, but in how many air defense systems we have. "Petriots", "Iris-T", "Nams", "Classes", "Samp-T"-they protect life in our cities and rescue a global safety brand for democracy.</text:p>
      <text:p text:style-name="P4">
When such air defense systems in Ukraine are enough to protect all cities, the world will see which air shield is able to create democracy. We are moving what the safety of the sky will be, not our enemy.</text:p>
      <text:p text:style-name="P4">
I thank you, dear leaders who helped Ukraine with air defense!Together, we have saved Russian rockets for thousands and thousands of lives of Ukrainians.</text:p>
      <text:p text:style-name="P4">
I am also grateful for the decision to train our pilots on modern fighters.</text:p>
      <text:p text:style-name="P4">
The air shield can only be complete when ground systems are filled with modern aircraft in the air. Now we are going on the way to eliminate the breakdown.</text:p>
      <text:p text:style-name="P4">
When our pilots know the F-16 and when these machines appear in our sky, it is not only for Ukraine. It will be a historic moment for the entire security architecture in Europe and the world.</text:p>
      <text:p text:style-name="P4">
<draw:frame draw:style-name="fr1" draw:name="Image252" text:anchor-type="as-char" svg:width="6.9236in" svg:height="4.613521in" draw:z-index="0">
<draw:image xlink:href="../Images/AРМІЯINFORM/2023-05-21T50-00-00-04-00/g7.jpeg" xlink:type="simple" xlink:show="embed" xlink:actuate="onLoad" draw:mime-type="image/jpeg"/>
</draw:frame>
Dear colleagues!Each decision for the protection of Ukraine and freedom guarantees the preservation of international rules based on the rules. As the house grows from the bricks, so the decision with you is growing freedom - we guarantee it. We, democracy.</text:p>
      <text:p text:style-name="P4">
And our answer is, in fact, the basis for the mandatory rules for preventing aggression.</text:p>
      <text:p text:style-name="P4">
Ukraine emphasizes the principle of preventive security. That is why our suggestions for the security package for Ukraine - when they work - will become a comprehensive factor. And not just for us.</text:p>
      <text:p text:style-name="P4">
There are "safety umbrellas" in the world. And they have to open when the sky is blackened. But how will it be the one at a time, while the "security umbrella" expands to a new ally?</text:p>
      <text:p text:style-name="P4">
Just as our actions with you have saved the international law of Tasvoboda during this war, our security guarantees will work to prevent the tragedy of war. They will work to stop the potential aggressor.</text:p>
      <text:p text:style-name="P4">
Ukraine would like our teams to place dots over "i" in the case of guaranteeing Vilnius - the summit for which the Euro -Atlantic is expected.</text:p>
      <text:p text:style-name="P4">
Thank you, Mr. President Biden, that you fill the content of global safety for democracy!Thank you for the leadership, for the weapons, for the decision to feed pilots. I believe that the wings of our common freedom will be more obvious in the world!Thank you to both parties of Congress and yours, Mr. President, a team and all a love -loving American hearts.</text:p>
      <text:p text:style-name="P4">
I thank you, Olafe, Mr. Chancellor, for your determination, which changes the history of democracy, for the long -term defensive and financial support of Ukraine, which gives stability to all our free Europe. I thank your colleagues in the government, thank the Bundestag and the whole people of Germany.</text:p>
      <text:p text:style-name="P4">
I thank you, Mr. Prime Minister, for your energy, which gives us more and more long-range opportunities. I believe that your leadership will help to give the obvious force of law when, together with our partners, a mom -tribunal on Russia's aggression. Thank you to your colleagues, the British Parliament and the whole British people.</text:p>
      <text:p text:style-name="P4">
I thank you, Emmanuel, Mr. President, for saving the values and that the support of France of Ukraine is a manifestation of respect for freedom people, for equality in international relations, for brotherhood between people.</text:p>
      <text:p text:style-name="P4">
I thank George Meloni for the power of her character gives us all. Thank you to the Government, Parliament and all Italians who support our people's protection.Thank you, Charles, thank you, Ursulo, for being more than institutions under your leadership of the Memorial Institution. It was once said that the EU is a Tsyburecracy. You prove that our association is not kept on bureaucracy, but of the durable values that give us a strong course!</text:p>
      <text:p text:style-name="P4">
Thank you, Fumio, Mr. Prime Minister, for the obvious leadership of Japan in Asia's fate of international law, thank you for comprehensive support from your country.</text:p>
      <text:p text:style-name="P4">
Dear colleagues!</text:p>
      <text:p text:style-name="P4">
We are united by another principle - rationality. We always act practically, protecting our values. And the obvious expression of rationality is the Ukrainian formula of peace. I thank you for the support of our formula.</text:p>
      <text:p text:style-name="P4">
The day before I was at the Summit of the Arab States League, and we do everything to connect the whole world around the formula of peace - around a peaceful summit, which will give a push of a formula.</text:p>
      <text:p text:style-name="P4">
I would like to discuss the steps from the implementation of the formula and details of the organization of a peaceful summit within our meetings today.</text:p>
      <text:p text:style-name="P4">
Thank you.</text:p>
      <text:p text:style-name="P4">
News Source: <text:a xlink:type="simple" xlink:href="https://armyinform.com.ua/2023/05/21/nam-potribne-globalne-liderstvo-demokratiyi-vystup-prezydenta-volodymyra-zelenskogo-na-sesiyi-samitu-krayin-velykoyi-simky-ta-ukrayiny/" text:style-name="Internet_20_link" text:visited-style-name="Visited_20_Internet_20_Link">
https://armyinform.com.ua/2023/05/21/nam-potribne-globalne-liderstvo-demokratiyi-vystup-prezydenta-volodymyra-zelenskogo-na-sesiyi-samitu-krayin-velykoyi-simky-ta-ukrayiny/</text:a>
</text:p>
      <!--NEWS-->
      <text:h text:style-name="P10" text:outline-level="1">
<text:span text:style-name="T4">
Defense forces per day eliminated 730 invaders and destroyed 84 units of enemy weapons</text:span>
</text:h>
      <text:p text:style-name="P4">
Author: ['АРМІЯINFORM']</text:p>
      <text:p text:style-name="P4">
Time: 2023-05-21T51:00:00-04:00</text:p>
      <text:p text:style-name="P4">
Description: Zagalni Boyov, Find the enemy on 02.24.22 to 05/2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traty_21-05-2023-scaled.jpg" text:style-name="Internet_20_link" text:visited-style-name="Visited_20_Internet_20_Link">
vtraty_21-05-2023-scaled.jpg</text:a>
']</text:p>
      <text:p text:style-name="P4">
Tags: ['STOPRUSSIA', 'АГРЕСІЯ РФ', 'ВІЙНА', 'ВТОРГНЕННЯ РФ', 'ВТРАТИ ВОРОГА', 'ГШ ЗСУ']</text:p>
      <text:p text:style-name="P4">
Category: News</text:p>
      <!--METADATA-->
      <text:p text:style-name="P4">
<draw:frame draw:style-name="fr1" draw:name="Image253" text:anchor-type="as-char" svg:width="6.9236in" svg:height="6.912061in" draw:z-index="0">
<draw:image xlink:href="../Images/AРМІЯINFORM/2023-05-21T51-00-00-04-00/vtraty_21-05-2023-scaled.jpg" xlink:type="simple" xlink:show="embed" xlink:actuate="onLoad" draw:mime-type="image/jpeg"/>
</draw:frame>
The total fighting loss of the enemy from 24.02.22 to 21.05.23 will be orientated:</text:p>
      <text:p text:style-name="P4">
<text:span text:style-name="T4">
<text:span text:style-name="T5">
 Personnel - </text:span>
* 203160(+730)persons eliminated</text:span>
<text:span text:style-name="T5">
 tanks - </text:span>
<text:span text:style-name="T5">
 3783(+2)</text:span>
<text:span text:style-name="T4">
 combat armored vehicles - </text:span>
 7398(+16)<text:span text:style-name="T4">
<text:span text:style-name="T5">
 Artillery systems - </text:span>
<text:span text:style-name="T5">
 3258(+29)</text:span>
 </text:span>
 RSZV - <text:span text:style-name="T4">
 564(0)</text:span>
<text:span text:style-name="T5">
 air defense - </text:span>
<text:span text:style-name="T5">
 327(+2)</text:span>
<text:span text:style-name="T4">
 aircraft - </text:span>
 308(0)<text:span text:style-name="T4">
<text:span text:style-name="T5">
 helicopters - </text:span>
* 294(0)</text:span>
<text:span text:style-name="T5">
 UAV Operative Tactical Level-</text:span>
<text:span text:style-name="T5">
 2822(+21)</text:span>
<text:span text:style-name="T4">
 Winged missiles - </text:span>
 1011(0)<text:span text:style-name="T4">
<text:span text:style-name="T5">
 ships / boats - </text:span>
* 18(0)</text:span>
<text:span text:style-name="T5">
 Automobile equipment and tanks - </text:span>
<text:span text:style-name="T5">
 6115(+12)</text:span>
<text:span text:style-name="T4">
 Special equipment - </text:span>
 425(+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1.05.23.</text:p>
      <text:p text:style-name="P4">
News Source: <text:a xlink:type="simple" xlink:href="https://armyinform.com.ua/2023/05/21/syly-oborony-za-dobu-likviduvaly-730-okupantiv-ta-znyshhyly-84-odynyczi-vorozhogo-ozbroyennya/" text:style-name="Internet_20_link" text:visited-style-name="Visited_20_Internet_20_Link">
https://armyinform.com.ua/2023/05/21/syly-oborony-za-dobu-likviduvaly-730-okupantiv-ta-znyshhyly-84-odynyczi-vorozhogo-ozbroyennya/</text:a>
</text:p>
      <!--NEWS-->
      <text:h text:style-name="P10" text:outline-level="1">
<text:span text:style-name="T4">
Volodymyr Zelensky's speech at the working session of the summit "Towards a peaceful, stable and prosperous world" with the participation of G7, Ukraine and partners</text:span>
</text:h>
      <text:p text:style-name="P4">
Author: ['АРМІЯINFORM']</text:p>
      <text:p text:style-name="P4">
Time: 2023-05-21T52:00:00-04:00</text:p>
      <text:p text:style-name="P4">
Description: Pan Prem’r-Minіstra Kishido!Road Lideri!Uli MiM, the chance of statues of spials ... The war with Ukraine 2022, the war with Ukraine is the latest news today, the news war with Ukraine 2022 The last for today, will there be a war between Ukraine and Russia and when, the war with Ukraine will be or not, or not, will there Will there be a war with Ukraine in the near future, they say, the war with Ukraine, Ukrainian news today, Ukrainian news in Ukrainian media in Russian</text:p>
      <text:p text:style-name="P4">
Images: ['<text:a xlink:type="simple" xlink:href="https://armyinform.com.ua/wp-content/uploads/2023/05/f861b75f55a77d6a9cc8d50009867a4f_1684641971_extra_large.jpeg" text:style-name="Internet_20_link" text:visited-style-name="Visited_20_Internet_20_Link">
f861b75f55a77d6a9cc8d50009867a4f_1684641971_extra_large.jpeg</text:a>
']</text:p>
      <text:p text:style-name="P4">
Tags: ['STOPRUSSIA', 'АГРЕСІЯ РФ', 'ВІЙНА', 'ВОЛОДИМИР ЗЕЛЕНСЬКИЙ', 'ВТОРГНЕННЯ РФ', 'КРАЇН G7', 'ОФІС ПРЕЗИДЕНТА УКРАЇНИ']</text:p>
      <text:p text:style-name="P4">
Category: News</text:p>
      <!--METADATA-->
      <text:p text:style-name="P4">
<draw:frame draw:style-name="fr1" draw:name="Image254" text:anchor-type="as-char" svg:width="6.9236in" svg:height="4.617948in" draw:z-index="0">
<draw:image xlink:href="../Images/AРМІЯINFORM/2023-05-21T52-00-00-04-00/f861b75f55a77d6a9cc8d50009867a4f_1684641971_extra_large.jpeg" xlink:type="simple" xlink:show="embed" xlink:actuate="onLoad" draw:mime-type="image/jpeg"/>
</draw:frame>
<text:span text:style-name="T4">
 Mr. Prime Minister Kishido!</text:span>
</text:p>
      <text:p text:style-name="P4">
<text:span text:style-name="T4">
 Dear leaders!</text:span>
</text:p>
      <text:p text:style-name="P4">
We all have a chance to become co -authors of peace. This peace will not be for one country, as well as this war is not only harmful to Ukraine. The UN Charter and the order based on the direction were destroyed.</text:p>
      <text:p text:style-name="P4">
Everyone in the world has felt the destructive consequences of Russian aggression. Someone has worked out of crazy jumps for food or energy. Someone will see that in the case of a catastrophe on the Russian nuclear power plant, the wind is precious pollution to its land. Someone knows that if Russia manages to collapse the stolen Ukrainian territory, then on its land a receiving neighbor.</text:p>
      <text:p text:style-name="P4">
Our world is big, but we all have in it together. And this is our common thing - peace.</text:p>
      <text:p text:style-name="P4">
At one time, until February 24, Ukraine spent more than 180 rounds with Russia - 183 - in various formats for termination of aggression. There were respectful international intermediaries in those interrogations, and they saw that Russia was not looking for peace.</text:p>
      <text:p text:style-name="P4">
The truce did not work. It lasted seven years, and during this time thousands of people were killed. Now nothing has changed, except that we, when we defended ourselves, weakened Russia. Now she is frankly looking for frosts of war. Not for the sake of peace, but for the sake of winning a little time, growing strength and hitting again.</text:p>
      <text:p text:style-name="P4">
The one who has embarked on the path of terror does not come from him.</text:p>
      <text:p text:style-name="P4">
That is why our formula of peace and international law are needed. Ukraine has proposed a formula of peace to the world. While the Russian invaders remain on our earth, no one will sit at the table of negotiations with Russia. The colonizer must go away. Alesvit has a power sufficient to make Russia to restore Russia step by step. We have proven that.</text:p>
      <text:p text:style-name="P4">
As an example, food safety. This is one of the points of our peace formula.</text:p>
      <text:p text:style-name="P4">
When Russia blocked our sea, we found a way out. We agreed with the UN Iturechyna to create a corridor for food exports so that no one in the world will be angry or food shortages.</text:p>
      <text:p text:style-name="P4">
Together we stabilized the markets. So we gave the world an element of peace. And by analogy, it can also work for each other point of the formula of peace, starting with radiation - which is very dangerous - and energy security and ending the restoration of the full force of the UN Charter and our territorial integrity, so that they have been violated by Russia.</text:p>
      <text:p text:style-name="P4">
We have developed a peace formula so that each of its points is supported by resolutions. So that everyone in the world can choose the point that can help realize.From Japan to Arab countries, from Europe to Latin America - we find support for the formula of peace. And we continue this work.</text:p>
      <text:p text:style-name="P4">
Soon - 500 days of a full -scale war, in July it will be. And this is a symbolic time of time, a good moon to collect the formula of peace - the world of world. The summit of anyone who respects honesty and wants to end this war. I am going to join together!</text:p>
      <text:p text:style-name="P4">
Even if we are divided by the distance, we are united by a common understanding: you were bruised, if your home had fallen into your home if the enemy came to your gate ideported your children, you would not seem to be colonialists, you would unite all world, you would fight like We fight.</text:p>
      <text:p text:style-name="P4">
<text:span text:style-name="T4">
Thank you!</text:span>
</text:p>
      <text:p text:style-name="P4">
News Source: <text:a xlink:type="simple" xlink:href="https://armyinform.com.ua/2023/05/21/vystup-volodymyra-zelenskogo-na-robochij-sesiyi-samitu-nazustrich-myrnomu-stabilnomu-ta-proczvitayuchomu-svitu-za-uchastyu-krayin-g7-ukrayiny-ta-partneriv/" text:style-name="Internet_20_link" text:visited-style-name="Visited_20_Internet_20_Link">
https://armyinform.com.ua/2023/05/21/vystup-volodymyra-zelenskogo-na-robochij-sesiyi-samitu-nazustrich-myrnomu-stabilnomu-ta-proczvitayuchomu-svitu-za-uchastyu-krayin-g7-ukrayiny-ta-partneriv/</text:a>
</text:p>
      <!--NEWS-->
      <text:h text:style-name="P10" text:outline-level="1">
<text:span text:style-name="T4">
In Ukraine a moment of silence</text:span>
</text:h>
      <text:p text:style-name="P4">
Author: ['АРМІЯINFORM']</text:p>
      <text:p text:style-name="P4">
Time: 2023-05-21T5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255" text:anchor-type="as-char" svg:width="6.9236in" svg:height="3.895992in" draw:z-index="0">
<draw:image xlink:href="../Images/AРМІЯINFORM/2023-05-21T53-00-00-04-00/candle-1.gif" xlink:type="simple" xlink:show="embed" xlink:actuate="onLoad" draw:mime-type="image/gif"/>
</draw:frame>
According to <text:a xlink:type="simple" xlink:href="https://www.president.gov.ua/documents/1432022-41729" text:style-name="Internet_20_link" text:visited-style-name="Visited_20_Internet_20_Link">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21/v-ukrayini-hvylyna-movchannya-3/" text:style-name="Internet_20_link" text:visited-style-name="Visited_20_Internet_20_Link">
https://armyinform.com.ua/2023/05/21/v-ukrayini-hvylyna-movchannya-3/</text:a>
</text:p>
      <!--NEWS-->
      <text:h text:style-name="P10" text:outline-level="1">
<text:span text:style-name="T4">
In Hiroshima, the President of Ukraine met with Canada Prime Minister</text:span>
</text:h>
      <text:p text:style-name="P4">
Author: ['АРМІЯINFORM']</text:p>
      <text:p text:style-name="P4">
Time: 2023-05-21T54:00:00-04:00</text:p>
      <text:p text:style-name="P4">
Description: Thrustly with Roboshim Vizit in the Japanese for Samiti “Group Semey”, President ... War with Ukraine 2022, War with Ukraine Latest news today, News War with Ukraine 2022 The last ones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zelenskyj-tryudo-golovna.jpeg" text:style-name="Internet_20_link" text:visited-style-name="Visited_20_Internet_20_Link">
zelenskyj-tryudo-golovna.jpeg</text:a>
', '<text:a xlink:type="simple" xlink:href="https://armyinform.com.ua/wp-content/uploads/2023/05/zelenskyj_tryudo.jpeg" text:style-name="Internet_20_link" text:visited-style-name="Visited_20_Internet_20_Link">
zelenskyj_tryudo.jpeg</text:a>
', '<text:a xlink:type="simple" xlink:href="https://armyinform.com.ua/wp-content/uploads/2023/05/zelenskyj.jpeg" text:style-name="Internet_20_link" text:visited-style-name="Visited_20_Internet_20_Link">
zelenskyj.jpeg</text:a>
', '<text:a xlink:type="simple" xlink:href="https://armyinform.com.ua/wp-content/uploads/2023/05/tryudo.jpeg" text:style-name="Internet_20_link" text:visited-style-name="Visited_20_Internet_20_Link">
tryudo.jpeg</text:a>
']</text:p>
      <text:p text:style-name="P4">
Tags: ['STOPRUSSIA', 'ВОЛОДИМИР ЗЕЛЕНСЬКИЙ', 'ДЖАСТІН ТРЮДО', 'САМІТ G7', 'ЯПОНІЯ']</text:p>
      <text:p text:style-name="P4">
Category: News</text:p>
      <!--METADATA-->
      <text:p text:style-name="P4">
<draw:frame draw:style-name="fr1" draw:name="Image256" text:anchor-type="as-char" svg:width="6.9236in" svg:height="4.617948in" draw:z-index="0">
<draw:image xlink:href="../Images/AРМІЯINFORM/2023-05-21T54-00-00-04-00/zelenskyj-tryudo-golovna.jpeg" xlink:type="simple" xlink:show="embed" xlink:actuate="onLoad" draw:mime-type="image/jpeg"/>
</draw:frame>
While on a working visit in Japan to participate in the Samy Group summit, President of Ukraine Volodymyr Zelensky met with Prime Minister Channel Channel Justin Trudeau.</text:p>
      <text:p text:style-name="P4">
About it <text:a xlink:type="simple" xlink:href="https://www.president.gov.ua/news/u-hirosimi-prezident-ukrayini-zustrivsya-z-premyer-ministrom-83045" text:style-name="Internet_20_link" text:visited-style-name="Visited_20_Internet_20_Link">
reports</text:a>
The official website of the President of Ukraine.</text:p>
      <text:p text:style-name="P4">
The leaders discussed topical issues of the bilateral agenda, paying attention to further interaction in the field of security and defense.</text:p>
      <text:p text:style-name="P4">
“I appreciate the fact that friendly Canada is one of Ukraine's support for Russian aggression. But now it is a critical moment for us and for the world, and Ukraine needs to strengthen assistance, ”the President said.</text:p>
      <text:p text:style-name="P4">
<draw:frame draw:style-name="fr1" draw:name="Image257" text:anchor-type="as-char" svg:width="6.9236in" svg:height="4.617948in" draw:z-index="0">
<draw:image xlink:href="../Images/AРМІЯINFORM/2023-05-21T54-00-00-04-00/zelenskyj_tryudo.jpeg" xlink:type="simple" xlink:show="embed" xlink:actuate="onLoad" draw:mime-type="image/jpeg"/>
</draw:frame>
Volodymyr Zelensky informed Justin Trudeau about the situation on the front and acted as evaluations of its possible development.</text:p>
      <text:p text:style-name="P4">
The Head of State praised the assistance provided by Canada for demining the territories released from Russian invaders.</text:p>
      <text:p text:style-name="P4">
<draw:frame draw:style-name="fr1" draw:name="Image258" text:anchor-type="as-char" svg:width="6.9236in" svg:height="4.621503in" draw:z-index="0">
<draw:image xlink:href="../Images/AРМІЯINFORM/2023-05-21T54-00-00-04-00/zelenskyj.jpeg" xlink:type="simple" xlink:show="embed" xlink:actuate="onLoad" draw:mime-type="image/jpeg"/>
</draw:frame>
"I want to thank you for their practical assistance in the mine and operation of our government and Canadian producers of our requests," the president said.</text:p>
      <text:p text:style-name="P4">
It was also about training Ukrainian junior officers within the Canadian Treasing Mission of Unifier.</text:p>
      <text:p text:style-name="P4">
The consistent strengthening of Canada of sanction pressure was highly noted.</text:p>
      <text:p text:style-name="P4">
<draw:frame draw:style-name="fr1" draw:name="Image259" text:anchor-type="as-char" svg:width="6.9236in" svg:height="4.621503in" draw:z-index="0">
<draw:image xlink:href="../Images/AРМІЯINFORM/2023-05-21T54-00-00-04-00/tryudo.jpeg" xlink:type="simple" xlink:show="embed" xlink:actuate="onLoad" draw:mime-type="image/jpeg"/>
</draw:frame>
In addition, Volodymyr Zelenskyy emphasized the importance of the implementation of all the Ukrainian formulas of peace.</text:p>
      <text:p text:style-name="P4">
Separately, the president focused on the issue of Euro -Atlantic integration of Ukraine. He said that NATO Vilnius Summit in July should have specific decisions on the membership of our country in the Alliance and the data clearly signals that Ukrainian is a member of NATO.</text:p>
      <text:p text:style-name="P4">
News Source: <text:a xlink:type="simple" xlink:href="https://armyinform.com.ua/2023/05/21/u-hirosimi-prezydent-ukrayiny-zustrivsya-z-premyer-ministrom-kanady/" text:style-name="Internet_20_link" text:visited-style-name="Visited_20_Internet_20_Link">
https://armyinform.com.ua/2023/05/21/u-hirosimi-prezydent-ukrayiny-zustrivsya-z-premyer-ministrom-kanady/</text:a>
</text:p>
      <!--NEWS-->
      <text:h text:style-name="P10" text:outline-level="1">
<text:span text:style-name="T4">
The enemy has increased the presence of rocket launchers in the Black Sea</text:span>
</text:h>
      <text:p text:style-name="P4">
Author: ["Владислав Дем'яненко"]</text:p>
      <text:p text:style-name="P4">
Time: 2023-05-21T55:00:00-04:00</text:p>
      <text:p text:style-name="P4">
Description: About the chief in the Efiri Telmarathon “єini News”, the chief of the Obdnah was the head of the Obdnah ... The war with Ukraine 2022, the war with Ukraine is the latest news today, the war with Ukraine 2022 is the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240260_uh7lhcbyzvmbfhxgaaysszsedy-e1679309364839.jpg" text:style-name="Internet_20_link" text:visited-style-name="Visited_20_Internet_20_Link">
240260_uh7lhcbyzvmbfhxgaaysszsedy-e1679309364839.jpg</text:a>
']</text:p>
      <text:p text:style-name="P4">
Tags: ['STOPRUSSIA', 'АГРЕСІЯ РФ', 'ВІЙНА', 'ВТОРГНЕННЯ РФ', 'НАТАЛІЯ ГУМЕНЮК']</text:p>
      <text:p text:style-name="P4">
Category: News</text:p>
      <!--METADATA-->
      <text:p text:style-name="P4">
<draw:frame draw:style-name="fr1" draw:name="Image260" text:anchor-type="as-char" svg:width="6.9236in" svg:height="4.260677in" draw:z-index="0">
<draw:image xlink:href="../Images/AРМІЯINFORM/2023-05-21T55-00-00-04-00/240260_uh7lhcbyzvmbfhxgaaysszsedy-e1679309364839.jpg" xlink:type="simple" xlink:show="embed" xlink:actuate="onLoad" draw:mime-type="image/jpeg"/>
</draw:frame>
Illustrative photo</text:p>
      <text:p text:style-name="P4">
About it on the air of the national <text:a xlink:type="simple" xlink:href="https://www.youtube.com/watch" text:style-name="Internet_20_link" text:visited-style-name="Visited_20_Internet_20_Link">
Telelorphone</text:a>
The only news was informed by the Head of the Joint Coordination Press Center of the Siloboron of South of Ukraine, the captain of the 1st rank Natalia Humeniuk.</text:p>
      <ul>
        <li>
Yesterday in the evening the enemy increased the presence of rocket launchers in the Black Sea. There were 2 submarines, two rocket launchers are 8 caliber missiles ready for use. But this only says that they try to keep us in tension. The enemy always tries to increase the tension during the world events of the world. - We draw the attention of everyone - to be varying to the signals of air anxiety and to monitor the activity of hostility, - she emphasized.</li>
      </ul>
      <text:p text:style-name="P4">
Natalia Humeniuk reported that during this night the activity of the elastic UAVs both shock and intelligence was recorded.</text:p>
      <ul>
        <li>
In our region, these were mostly reconnaissance UAVs. In particular, 5 drones were destroyed for the past, two of which were reconnaissance. The enemy actively assumes information, - said Humeniuk.</li>
      </ul>
      <text:p text:style-name="P4">
In addition, she said, at dawn, the enemy with the use of tactic aviation attacked the settlement of Stanislav Kherson region. As a result of a blow to managed aircraft bombs, a houses of the Tamis Culture House of Culture were destroyed, information about the victims is now being clarified.</text:p>
      <ul>
        <li>
It has already become tactics for the enemy, they are trying to beat at dawn. It is not the first time, I will remind that the last day the couple died in a frequent attack, - said Natalia Humeniuk.</li>
      </ul>
      <text:p text:style-name="P4">
News Source: <text:a xlink:type="simple" xlink:href="https://armyinform.com.ua/2023/05/21/vorog-narostyv-prysutnist-raketonosiyiv-u-chornomu-mori/" text:style-name="Internet_20_link" text:visited-style-name="Visited_20_Internet_20_Link">
https://armyinform.com.ua/2023/05/21/vorog-narostyv-prysutnist-raketonosiyiv-u-chornomu-mori/</text:a>
</text:p>
      <!--NEWS-->
      <text:h text:style-name="P10" text:outline-level="1">
<text:span text:style-name="T4">
We will share the experience of fighting … Georgia is sure to win</text:span>
</text:h>
      <text:p text:style-name="P4">
Author: ['АРМІЯINFORM']</text:p>
      <text:p text:style-name="P4">
Time: 2023-05-21T56:00:00-04:00</text:p>
      <text:p text:style-name="P4">
Description: About Twitter, a secretary for the sake of national non -lapping, the defense of the defense of Oleksii Danylov.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4e613a013471eaae1b3aad63a09477f8.jpeg" text:style-name="Internet_20_link" text:visited-style-name="Visited_20_Internet_20_Link">
4e613a013471eaae1b3aad63a09477f8.jpeg</text:a>
']</text:p>
      <text:p text:style-name="P4">
Tags: ['STOPRUSSIA', 'ГРУЗІЯ', 'ОЛЕКСІЙ ДАНІЛОВ']</text:p>
      <text:p text:style-name="P4">
Category: News</text:p>
      <!--METADATA-->
      <text:p text:style-name="P4">
<draw:frame draw:style-name="fr1" draw:name="Image261" text:anchor-type="as-char" svg:width="6.9236in" svg:height="4.330592in" draw:z-index="0">
<draw:image xlink:href="../Images/AРМІЯINFORM/2023-05-21T56-00-00-04-00/4e613a013471eaae1b3aad63a09477f8.jpeg" xlink:type="simple" xlink:show="embed" xlink:actuate="onLoad" draw:mime-type="image/jpeg"/>
</draw:frame>
Alexei Danilov</text:p>
      <text:p text:style-name="P4">
About it <text:a xlink:type="simple" xlink:href="https://twitter.com/OleksiyDanilov/status/1659988422939889665" text:style-name="Internet_20_link" text:visited-style-name="Visited_20_Internet_20_Link">
wrote</text:a>
On Twitter, Secretary of the National Security and Defense Council Alexeydanilov.</text:p>
      <text:p text:style-name="P4">
“Georgia will definitely won and leave the dark times in the past that has now been made to it from the northern disgusting swamps. The Ukrainians will be near you in this kind of free against slaves. It is painful that the Russian darkness is suffering from free group, but we share the experience of our struggle and know that Georgia will be free and independent, territorially holistic and sovereign!” Said Danilov.</text:p>
      <text:p text:style-name="P4">
News Source: <text:a xlink:type="simple" xlink:href="https://armyinform.com.ua/2023/05/21/my-podilymosya-dosvidom-borotby-gruziya-obovyazkovo-peremozhe/" text:style-name="Internet_20_link" text:visited-style-name="Visited_20_Internet_20_Link">
https://armyinform.com.ua/2023/05/21/my-podilymosya-dosvidom-borotby-gruziya-obovyazkovo-peremozhe/</text:a>
</text:p>
      <!--NEWS-->
      <text:h text:style-name="P10" text:outline-level="1">
<text:span text:style-name="T4">
Volodymyr Zelensky thanked Joe Biden for leadership, for weapons, for the decision on the training of pilots</text:span>
</text:h>
      <text:p text:style-name="P4">
Author: ['АРМІЯINFORM']</text:p>
      <text:p text:style-name="P4">
Time: 2023-05-21T57:00:00-04:00</text:p>
      <text:p text:style-name="P4">
Description: About Tse Vin, having written a canal with telegram. “Viria, the Krila Nashi Svynevi Svobody ... The war with Ukraine 2022, the war with Ukraine is the latest news today, the news of the war with Ukraine 2022 is the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p>
      <text:p text:style-name="P4">
Tags: ['STOPRUSSIA', 'АГРЕСІЯ РФ', 'ВІЙНА', 'ВОЛОДИМИР ЗЕЛЕНСЬКИЙ', 'ВТОРГНЕННЯ РФ', 'ДЖО БАЙДЕН', 'ОФІС ПРЕЗИДЕНТА УКРАЇНИ']</text:p>
      <text:p text:style-name="P4">
Category: News</text:p>
      <!--METADATA-->
      <text:p text:style-name="P4">
He [wrote] about it(https://t.me/V_Zelenskiy_official/6288)In the telegram channel.</text:p>
      <text:p text:style-name="P4">
"I believe that the wings of our common freedom will be obviously the strongest in the world," the Head of State wrote.</text:p>
      <text:p text:style-name="P4">
News Source: <text:a xlink:type="simple" xlink:href="https://armyinform.com.ua/2023/05/21/volodymyr-zelenskyj-podyakuvav-dzho-bajdenu-za-liderstvo-za-zbroyu-za-rishennya-pro-trenuvannya-pilotiv/" text:style-name="Internet_20_link" text:visited-style-name="Visited_20_Internet_20_Link">
https://armyinform.com.ua/2023/05/21/volodymyr-zelenskyj-podyakuvav-dzho-bajdenu-za-liderstvo-za-zbroyu-za-rishennya-pro-trenuvannya-pilotiv/</text:a>
</text:p>
      <!--NEWS-->
      <text:h text:style-name="P10" text:outline-level="1">
<text:span text:style-name="T4">
President for the military is not a politician but the leader is Anna Malyar</text:span>
</text:h>
      <text:p text:style-name="P4">
Author: ['АРМІЯINFORM']</text:p>
      <text:p text:style-name="P4">
Time: 2023-05-21T58:00:00-04:00</text:p>
      <text:p text:style-name="P4">
Description: The Person of the President of the President of Ukraine PID Harychi Fazi Vikli Viklikovo at the Political one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ganna-malyar-fb.jpg" text:style-name="Internet_20_link" text:visited-style-name="Visited_20_Internet_20_Link">
ganna-malyar-fb.jpg</text:a>
']</text:p>
      <text:p text:style-name="P4">
Tags: ['STOPRUSSIA', 'АГРЕСІЯ РФ', 'ВІЙНА', 'ВОРОЖА ІПСО', 'ВТОРГНЕННЯ РФ', 'ГАННА МАЛЯР']</text:p>
      <text:p text:style-name="P4">
Category: News</text:p>
      <!--METADATA-->
      <text:p text:style-name="P4">
<draw:frame draw:style-name="fr1" draw:name="Image262" text:anchor-type="as-char" svg:width="6.9236in" svg:height="4.61393in" draw:z-index="0">
<draw:image xlink:href="../Images/AРМІЯINFORM/2023-05-21T58-00-00-04-00/ganna-malyar-fb.jpg" xlink:type="simple" xlink:show="embed" xlink:actuate="onLoad" draw:mime-type="image/jpeg"/>
</draw:frame>
To discuss the President of Ukraine's person during the hot phase of the war in a state -of -the -art context, let's say the upcoming elections are simply incorrect, because Cene corresponds to his real role and place in the defense process.</text:p>
      <text:p text:style-name="P4">
About it on your Facebook page <text:a xlink:type="simple" xlink:href="https://www.facebook.com/ganna.maliar/posts/pfbid02VSZ6f5et2eKi7erTKnh8kNooHMpdGDyEoaCSqmYLfEAhyBZPxLJ3eYMrdfezx5Mvl" text:style-name="Internet_20_link" text:visited-style-name="Visited_20_Internet_20_Link">
wrote</text:a>
Deputy Minister of Defense of Ukraine Anna Malyar.</text:p>
      <text:p text:style-name="P4">
It is just worth knowing that the President during the war is first and foremost the highest head of Ukraine.</text:p>
      <text:p text:style-name="P4">
He is the top of the military vertically.</text:p>
      <text:p text:style-name="P4">
In the conditions of a full -scale war, the President ceases to be in a classic sense, and other tasks are just about him.</text:p>
      <text:p text:style-name="P4">
The main is to win the war and keep the state.</text:p>
      <text:p text:style-name="P4">
The president for the military is not a politician, but a leader.</text:p>
      <text:p text:style-name="P4">
Instead, the enemy consciously manipulates and mixes politics with the military tasks of the Commander -in -Chief.</text:p>
      <text:p text:style-name="P4">
Among the military, such notes can not undermine confidence, because in the military, the Commander -in -Chief enjoys an undeniable authority.</text:p>
      <text:p text:style-name="P4">
I personally see it constantly - both during the President's work with command and during the visit of the President to the districts of hostilities and communication there.</text:p>
      <text:p text:style-name="P4">
But in civil society it is necessary to separate during the war and not to mix politics with purely military tasks, which is solved today by the High Chief Commander.</text:p>
      <text:p text:style-name="P4">
Here is an example of some tasks in the military vertical, which is performed by the High Chief Commander daily.</text:p>
      <text:p text:style-name="P4">
The President collects and listens to the military command and all security forces. It is not just a hearing of reports - this is an analysis of the current situation and the necessary decisions.</text:p>
      <text:p text:style-name="P4">
The Supreme Commander -in -Chief, all the power agencies, gathers several times a week. There have never been formal protocol solutions, these are always prompt decisions in the situation.</text:p>
      <text:p text:style-name="P4">
The Military Cabinet also works - this is another format of work of the High Chief Commander of the Armed Forces and the military command.</text:p>
      <text:p text:style-name="P4">
The President is constantly taken care of by the issues of weapons and military equipment for Ukraine at the highest international level.</text:p>
      <text:p text:style-name="P4">
It's not all about elections and not about politics. This is about the role of the president-river head of the state in defense of the state.</text:p>
      <text:p text:style-name="P4">
News Source: <text:a xlink:type="simple" xlink:href="https://armyinform.com.ua/2023/05/21/odyn-z-klyuchovyh-vorozhyh-informaczijnyh-pryjomiv-zmishhaty-akczenty-z-vijny-na-polityku-ganna-malyar/" text:style-name="Internet_20_link" text:visited-style-name="Visited_20_Internet_20_Link">
https://armyinform.com.ua/2023/05/21/odyn-z-klyuchovyh-vorozhyh-informaczijnyh-pryjomiv-zmishhaty-akczenty-z-vijny-na-polityku-ganna-malyar/</text:a>
</text:p>
      <!--NEWS-->
      <text:h text:style-name="P10" text:outline-level="1">
<text:span text:style-name="T4">
The President of Ukraine expressed gratitude to the Republic of Korea for the humanitarian and non -lethal assistance to our country</text:span>
</text:h>
      <text:p text:style-name="P4">
Author: ['АРМІЯINFORM']</text:p>
      <text:p text:style-name="P4">
Time: 2023-05-21T59:00:00-04:00</text:p>
      <text:p text:style-name="P4">
Description: About the CEO of the OFIC President of Ukraine. The bums of Robocho Vizita before ... the war with Ukraine 2022, the war with Ukraine is the latest news today, the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4f7c623fe1343460ef28a4b3f0c3d957_1684649351_extra_large.jpeg" text:style-name="Internet_20_link" text:visited-style-name="Visited_20_Internet_20_Link">
4f7c623fe1343460ef28a4b3f0c3d957_1684649351_extra_large.jpeg</text:a>
']</text:p>
      <text:p text:style-name="P4">
Tags: ['ВОЛОДИМИР ЗЕЛЕНСЬКИЙ', 'ОФІС ПРЕЗИДЕНТА УКРАЇНИ']</text:p>
      <text:p text:style-name="P4">
Category: News</text:p>
      <!--METADATA-->
      <text:p text:style-name="P4">
<draw:frame draw:style-name="fr1" draw:name="Image263" text:anchor-type="as-char" svg:width="6.9236in" svg:height="4.617948in" draw:z-index="0">
<draw:image xlink:href="../Images/AРМІЯINFORM/2023-05-21T59-00-00-04-00/4f7c623fe1343460ef28a4b3f0c3d957_1684649351_extra_large.jpeg" xlink:type="simple" xlink:show="embed" xlink:actuate="onLoad" draw:mime-type="image/jpeg"/>
</draw:frame>
About it <text:a xlink:type="simple" xlink:href="https://www.president.gov.ua/news/prezident-ukrayini-proviv-zustrich-iz-prezidentom-respubliki-83061" text:style-name="Internet_20_link" text:visited-style-name="Visited_20_Internet_20_Link">
reports</text:a>
Office of the President of Ukraine.</text:p>
      <text:p text:style-name="P4">
Within the framework of a working visit to Japan, Volodymyr Zelensky held a meeting with the President of the Republic of Korea Juns John to participate in Japan for participation in the Samy Seven Group Group of Seven Group of Seven.</text:p>
      <text:p text:style-name="P4">
The head of the Ukrainian state informed the interlocutor about the situation on the front of the reflection of full -scale aggression of the Russian Federation.</text:p>
      <text:p text:style-name="P4">
The President of Ukraine expressed gratitude to the Republic of Korea for the humanitarian and non -lethal assistance to our country, in particular for providing machines for demining and protective transmission.</text:p>
      <text:p text:style-name="P4">
Volodymyr Zelenskyy expressed his hope for continuation of cooperation.</text:p>
      <text:p text:style-name="P4">
The visit of the Ukrainian delegation to the Republic of Korea, which was recently gave up, was also discussed.</text:p>
      <text:p text:style-name="P4">
The head of the Ukrainian state noted the high level of organization of the visit and thanks for the attention of the projects presented by the first lady of Ukraine.</text:p>
      <text:p text:style-name="P4">
The parties confirmed the arrangements reached during the Ukrainian delegation in the Republic of Korea, and agreed to exchange the visits of delegations.</text:p>
      <text:p text:style-name="P4">
News Source: <text:a xlink:type="simple" xlink:href="https://armyinform.com.ua/2023/05/21/prezydent-ukrayiny-vyslovyv-podyaku-respubliczi-koreya-za-gumanitarnu-j-neletalnu-dopomogu-nashij-derzhavi/" text:style-name="Internet_20_link" text:visited-style-name="Visited_20_Internet_20_Link">
https://armyinform.com.ua/2023/05/21/prezydent-ukrayiny-vyslovyv-podyaku-respubliczi-koreya-za-gumanitarnu-j-neletalnu-dopomogu-nashij-derzhavi/</text:a>
</text:p>
      <!--NEWS-->
      <text:h text:style-name="P10" text:outline-level="1">
<text:span text:style-name="T4">
The US has announced additional assistance to Ukraine</text:span>
</text:h>
      <text:p text:style-name="P4">
Author: ['АРМІЯINFORM']</text:p>
      <text:p text:style-name="P4">
Time: 2023-05-21T60:00:00-04:00</text:p>
      <text:p text:style-name="P4">
Description: About the work of the Pentagon, the Pentagon. Pili Zustychi President Biden Z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06/241455_usa-himars-pzrk23_getyyimages_960x380_0.png" text:style-name="Internet_20_link" text:visited-style-name="Visited_20_Internet_20_Link">
241455_usa-himars-pzrk23_getyyimages_960x380_0.png</text:a>
']</text:p>
      <text:p text:style-name="P4">
Tags: ['STOPRUSSIA', 'АГРЕСІЯ РФ', 'ВІЙНА', 'ВТОРГНЕННЯ РФ', 'ДОПОМОГА ПАРТНЕРІВ', 'ПЕНТАГОН', 'СВІТ ПІДТРИМУЄ УКРАЇНУ', 'США']</text:p>
      <text:p text:style-name="P4">
Category: News</text:p>
      <!--METADATA-->
      <text:p text:style-name="P4">
<draw:frame draw:style-name="fr1" draw:name="Image264" text:anchor-type="as-char" svg:width="6.9236in" svg:height="3.606042in" draw:z-index="0">
<draw:image xlink:href="../Images/AРМІЯINFORM/2023-05-21T60-00-00-04-00/241455_usa-himars-pzrk23_getyyimages_960x380_0.png" xlink:type="simple" xlink:show="embed" xlink:actuate="onLoad" draw:mime-type="image/png"/>
</draw:frame>
About this <text:a xlink:type="simple" xlink:href="https://www.defense.gov/News/Releases/Release/Article/3402206/biden-administration-announces-additional-security-assistance-for-ukraine/" text:style-name="Internet_20_link" text:visited-style-name="Visited_20_Internet_20_Link">
it is referred</text:a>
Pentagon's testament.</text:p>
      <text:p text:style-name="P4">
After meeting President Biden with President Zelensky, the US Defense Ministry announced additional security assistance to meet the critical needs of Ukraine in the field of security and defense. This permit is the eighth seizure of equipment from the Ministry of Defense inventory for Ukraine since August 2021. It includes additional ammunition for Himars, provided by the United States, artillery shells, anti -tank armor tools for up to $ 375 million, which Ukrainian saves on the battlefield to repel an uncontrollable aggressive war.</text:p>
      <text:p text:style-name="P4">
<text:span text:style-name="T4">
 The capabilities of this package include: </text:span>
</text:p>
      <ul>
        <li>
additional ammunition for high -mobility artillery missile systems(HIMARS); * 155 mm and 105 mm artillery shells; * rockets with tubular launch, with optical tracking, with wired guidance(TOW); * Javelin and AT-4 anti-tank systems; * ammunition of laser rocket system; * Blasting ammunition; * armored bridge systems; * armored medical machines; * Trucks and trailers for transportation of heavy equipment; * logistics; * Thermal imaging systems; * Spare parts and other field equipment.</li>
      </ul>
      <text:p text:style-name="P4">
The United States will continue to work with their allies and partners to provide Ukraine with opportunities to meet its immediate need for battlefield and long -term security needs.</text:p>
      <text:p text:style-name="P4">
News Source: <text:a xlink:type="simple" xlink:href="https://armyinform.com.ua/2023/05/21/ssha-ogolosyla-pro-dodatkovu-dopomogu-ukrayini/" text:style-name="Internet_20_link" text:visited-style-name="Visited_20_Internet_20_Link">
https://armyinform.com.ua/2023/05/21/ssha-ogolosyla-pro-dodatkovu-dopomogu-ukrayini/</text:a>
</text:p>
      <!--NEWS-->
      <text:h text:style-name="P10" text:outline-level="1">
<text:span text:style-name="T4">
Anna Malyar: "One of the key hostile information techniques is to shift the emphasis from the war on politics"</text:span>
</text:h>
      <text:p text:style-name="P4">
Author: ['АРМІЯINFORM']</text:p>
      <text:p text:style-name="P4">
Time: 2023-05-21T61:00:00-04:00</text:p>
      <text:p text:style-name="P4">
Description: Chim is far -haired in the front of us, Tim more than a stench, I have been stuck about our ... war with Ukraine 2022, war with Ukraine Latest news today, News War with Ukraine 2022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malyar-golovne-11.png" text:style-name="Internet_20_link" text:visited-style-name="Visited_20_Internet_20_Link">
malyar-golovne-11.png</text:a>
']</text:p>
      <text:p text:style-name="P4">
Tags: ['STOPRUSSIA', 'АГРЕСІЯ РФ', 'ВІЙНА', 'ВОРОЖА ІПСО', 'ВТОРГНЕННЯ РФ', 'ГАННА МАЛЯР']</text:p>
      <text:p text:style-name="P4">
Category: News</text:p>
      <!--METADATA-->
      <text:p text:style-name="P4">
<draw:frame draw:style-name="fr1" draw:name="Image265" text:anchor-type="as-char" svg:width="6.9236in" svg:height="4.348298in" draw:z-index="0">
<draw:image xlink:href="../Images/AРМІЯINFORM/2023-05-21T61-00-00-04-00/malyar-golovne-11.png" xlink:type="simple" xlink:show="embed" xlink:actuate="onLoad" draw:mime-type="image/png"/>
</draw:frame>
The more difficult for them to fight with us at the front, the more they throw information about our future elections, about the likely presidential candidates, about political agents and combinations.</text:p>
      <text:p text:style-name="P4">
About it on your Facebook page <text:a xlink:type="simple" xlink:href="https://www.facebook.com/ganna.maliar/posts/pfbid02VSZ6f5et2eKi7erTKnh8kNooHMpdGDyEoaCSqmYLfEAhyBZPxLJ3eYMrdfezx5Mvl" text:style-name="Internet_20_link" text:visited-style-name="Visited_20_Internet_20_Link">
wrote</text:a>
Deputy Minister of Defense of Ukraine Anna Malyar.</text:p>
      <text:p text:style-name="P4">
Their work is easy to see during exacerbations on the front.</text:p>
      <text:p text:style-name="P4">
That's how now. The situation is quite difficult - not only in us, but also with them.</text:p>
      <text:p text:style-name="P4">
Therefore, in time, to throw us a discussion about the presidential elections and to talk to propolitical prospects.</text:p>
      <text:p text:style-name="P4">
The purpose of such custom is the separation of society and undergoing confidence in military-political decisions.</text:p>
      <text:p text:style-name="P4">
News Source: <text:a xlink:type="simple" xlink:href="https://armyinform.com.ua/2023/05/21/odyn-z-klyuchovyh-vorozhyh-informaczijnyh-pryjomiv-zmishhaty-akczenty-z-vijny-na-polityku-ganna-malyar-2/" text:style-name="Internet_20_link" text:visited-style-name="Visited_20_Internet_20_Link">
https://armyinform.com.ua/2023/05/21/odyn-z-klyuchovyh-vorozhyh-informaczijnyh-pryjomiv-zmishhaty-akczenty-z-vijny-na-polityku-ganna-malyar-2/</text:a>
</text:p>
      <!--NEWS-->
      <text:h text:style-name="P10" text:outline-level="1">
<text:span text:style-name="T4">
Volodymyr Zelensky thanked for providing powerful financial assistance to Ukraine by the United States, which is already $ 37 billion</text:span>
</text:h>
      <text:p text:style-name="P4">
Author: ['АРМІЯINFORM']</text:p>
      <text:p text:style-name="P4">
Time: 2023-05-21T62:00:00-04:00</text:p>
      <text:p text:style-name="P4">
Description: About the CEO of the OFIC President of Ukraine. The strokes in the Samiti “Groups See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beac6c600f7fe86c0c0efffad9b43859_1684654265_extra_large.jpeg" text:style-name="Internet_20_link" text:visited-style-name="Visited_20_Internet_20_Link">
beac6c600f7fe86c0c0efffad9b43859_1684654265_extra_large.jpeg</text:a>
']</text:p>
      <text:p text:style-name="P4">
Tags: ['STOPRUSSIA', 'АГРЕСІЯ РФ', 'ВІЙНА', 'ВОЛОДИМИР ЗЕЛЕНСЬКИЙ', 'ВТОРГНЕННЯ РФ', 'ДЖО БАЙДЕН', 'ОФІС ПРЕЗИДЕНТА УКРАЇНИ']</text:p>
      <text:p text:style-name="P4">
Category: News</text:p>
      <!--METADATA-->
      <text:p text:style-name="P4">
<draw:frame draw:style-name="fr1" draw:name="Image266" text:anchor-type="as-char" svg:width="6.9236in" svg:height="4.617948in" draw:z-index="0">
<draw:image xlink:href="../Images/AРМІЯINFORM/2023-05-21T62-00-00-04-00/beac6c600f7fe86c0c0efffad9b43859_1684654265_extra_large.jpeg" xlink:type="simple" xlink:show="embed" xlink:actuate="onLoad" draw:mime-type="image/jpeg"/>
</draw:frame>
About it <text:a xlink:type="simple" xlink:href="https://president.gov.ua/news/u-yaponiyi-vidbulasya-zustrich-volodimira-zelenskogo-z-dzhoz-83065" text:style-name="Internet_20_link" text:visited-style-name="Visited_20_Internet_20_Link">
reports</text:a>
Office of the President of Ukraine.</text:p>
      <text:p text:style-name="P4">
With the framework of participation in the Samy Group summit in Japanese Hiroshima, President of Ukraine, Volodymyr Zelensky, met with the President of the United States of America Biden.</text:p>
      <text:p text:style-name="P4">
The Head of State thanked for providing powerful financial assistance to Ukraine by Sysh, which is already a total of more than $ 37 billion, as well as Joseph Biden, a new package of military assistance for the amount(https://armyinform.com.ua/2023/05/21/ssha-ogolosyla-pro-dodatkovu-dopomogu-ukrayini/).</text:p>
      <text:p text:style-name="P4">
«Велика подяка від нашого народу. Я радий, що ми маємо такі сильні відносини»,— сказав Володимир Зеленський.</text:p>
      <text:p text:style-name="P4">
Він окремо відзначив рішення Президента США підтримати міжнародну авіаційнукоаліцію.</text:p>
      <text:p text:style-name="P4">
Лідери обговорили подальшу взаємодію для посилення оборонних спроможностейнашої держави, а також питання реалізації української формули миру.</text:p>
      <text:p text:style-name="P4">
Президенти обмінялися думками щодо проектів реконструкції та відбудови нашоїкраїни.</text:p>
      <text:p text:style-name="P4">
Окремо Володимир Зеленський зупинився на питанні євроатлантичної інтеграціїУкраїни та підготовці до Вільнюського саміту НАТО. Глава держави наголосив наважливості отримання гарантій безпеки для України до вступу нашої країни вАльянс.</text:p>
      <text:p text:style-name="P4">
News Source: <text:a xlink:type="simple" xlink:href="https://armyinform.com.ua/2023/05/21/volodymyr-zelenskyj-podyakuvav-za-nadannya-potuzhnoyi-finansovoyi-dopomogy-ukrayini-z-boku-ssha-yaka-vzhe-stanovyt-zagalom-ponad-37-milyardiv-dolariv/" text:style-name="Internet_20_link" text:visited-style-name="Visited_20_Internet_20_Link">
https://armyinform.com.ua/2023/05/21/volodymyr-zelenskyj-podyakuvav-za-nadannya-potuzhnoyi-finansovoyi-dopomogy-ukrayini-z-boku-ssha-yaka-vzhe-stanovyt-zagalom-ponad-37-milyardiv-dolariv/</text:a>
</text:p>
      <!--NEWS-->
      <text:h text:style-name="P10" text:outline-level="1">
<text:span text:style-name="T4">
The Armed Forces are constantly exchanged from the occupiers of the territory - Alexander Pavlyuk</text:span>
</text:h>
      <text:p text:style-name="P4">
Author: ['АРМІЯINFORM']</text:p>
      <text:p text:style-name="P4">
Time: 2023-05-21T63:00:00-04:00</text:p>
      <text:p text:style-name="P4">
Description: Groups of the Rosinovannoy of the Personal Service of the Transport of the Minіtykhok, the defense of Ukrain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rozminuvannya.jpg" text:style-name="Internet_20_link" text:visited-style-name="Visited_20_Internet_20_Link">
rozminuvannya.jpg</text:a>
']</text:p>
      <text:p text:style-name="P4">
Tags: ['STOPRUSSIA', 'АГРЕСІЯ РФ', 'ВІЙНА', 'ВТОРГНЕННЯ РФ', 'МІНІСТЕРСТВО ОБОРОНИ УКРАЇНИ', 'ОЛЕКСАНДР ПАВЛЮК', 'РОЗМІНУВАННЯ']</text:p>
      <text:p text:style-name="P4">
Category: News</text:p>
      <!--METADATA-->
      <text:p text:style-name="P4">
<draw:frame draw:style-name="fr1" draw:name="Image267" text:anchor-type="as-char" svg:width="6.9236in" svg:height="4.608521in" draw:z-index="0">
<draw:image xlink:href="../Images/AРМІЯINFORM/2023-05-21T63-00-00-04-00/rozminuvannya.jpg" xlink:type="simple" xlink:show="embed" xlink:actuate="onLoad" draw:mime-type="image/jpeg"/>
</draw:frame>
Demand Groups of the State Special Transport Service of the Ministry of Defense of Ukraine and the command of the Armed Forces forces of Ukraine, together with other operators, work hard so that we can inherit a grandmother, European and free country, not hundreds of thousands and non -disconnecting.</text:p>
      <text:p text:style-name="P4">
About it in your Telegram channel <text:a xlink:type="simple" xlink:href="https://t.me/Pavliuk_KSV/4272" text:style-name="Internet_20_link" text:visited-style-name="Visited_20_Internet_20_Link">
wrote</text:a>
First Deputy Minister of Defense of Ukraine Lieutenant General Alexander Pavlyuk.</text:p>
      <text:p text:style-name="P4">
<text:span text:style-name="T4">
 Sperm units of the Ministry of Defense and the Armed Forces, which return the security of the freedom communities of Kyiv, Kharkiv, Kherson, Mykolaiv and other regions in the period from 13.05 to 19.05 were surveyed: </text:span>
</text:p>
      <ul>
        <li>
About 289 hectares of terrain and farmland * about 12 km of highways * about 1 km of iron tracks * over 5 km of gases * about 5 km transmission lines</li>
      </ul>
      <text:p text:style-name="P4">
<text:span text:style-name="T4">
 Disposed of - 1448 GNP units only in a week. </text:span>
</text:p>
      <text:p text:style-name="P4">
In order to overcome this challenge, we have to attract all possible resources to accumulate experience. Provide the sappers with everything necessary: from teaching to the gerrulates of Ukraine to personal protective equipment and the latest technologies provided by partners.</text:p>
      <text:p text:style-name="P4">
By combining efforts - we will return the Ukrainian territories and we will definitely win, - Alexander Pavlyuk is convinced.</text:p>
      <text:p text:style-name="P4">
News Source: <text:a xlink:type="simple" xlink:href="https://armyinform.com.ua/2023/05/21/prodovzhuyemo-povertaty-bezpeku-saperni-pidrozdily-minoborony-ta-zsu-nevpynno-rozminovuyut-zvilneni-vid-okupantiv-terytoriyi-oleksandr-pavlyuk/" text:style-name="Internet_20_link" text:visited-style-name="Visited_20_Internet_20_Link">
https://armyinform.com.ua/2023/05/21/prodovzhuyemo-povertaty-bezpeku-saperni-pidrozdily-minoborony-ta-zsu-nevpynno-rozminovuyut-zvilneni-vid-okupantiv-terytoriyi-oleksandr-pavlyuk/</text:a>
</text:p>
      <!--NEWS-->
      <text:h text:style-name="P10" text:outline-level="1">
<text:span text:style-name="T4">
Investigators of the National Police are investigating almost 80,000 military crimes of Russian "soldiers"</text:span>
</text:h>
      <text:p text:style-name="P4">
Author: ['АРМІЯINFORM']</text:p>
      <text:p text:style-name="P4">
Time: 2023-05-21T64:00:00-04:00</text:p>
      <text:p text:style-name="P4">
Description: The ethnic focus of the vault of the Rosa in Ukrainian National National Peni Klacks ... War with Ukraine 2022, war with Ukraine Latest news today, News War with Ukraine 2022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statystyka-zlochyniv-scaled.jpg" text:style-name="Internet_20_link" text:visited-style-name="Visited_20_Internet_20_Link">
statystyka-zlochyniv-scaled.jpg</text:a>
']</text:p>
      <text:p text:style-name="P4">
Tags: ['STOPRUSSIA', 'АГРЕСІЯ РФ', 'ВІЙНА', 'ВОЄННІ ЗЛОЧИНИ РФ', 'ВТОРГНЕННЯ РФ']</text:p>
      <text:p text:style-name="P4">
Category: News</text:p>
      <!--METADATA-->
      <text:p text:style-name="P4">
<draw:frame draw:style-name="fr1" draw:name="Image268" text:anchor-type="as-char" svg:width="6.9236in" svg:height="4.067615in" draw:z-index="0">
<draw:image xlink:href="../Images/AРМІЯINFORM/2023-05-21T64-00-00-04-00/statystyka-zlochyniv-scaled.jpg" xlink:type="simple" xlink:show="embed" xlink:actuate="onLoad" draw:mime-type="image/jpeg"/>
</draw:frame>
Since the beginning of the full -scale invasion of Russia in Ukraine, investigators of the National Police of Ukraine have begun 78 132 criminal proceedings on the facts of committing the territory of Ukraine of crimes by military personnel of the Armed Forces of the Russian Federation and their accomplices.</text:p>
      <text:p text:style-name="P4">
About it on your Telegram channel <text:a xlink:type="simple" xlink:href="https://t.me/UA_National_Police/11748" text:style-name="Internet_20_link" text:visited-style-name="Visited_20_Internet_20_Link">
reports</text:a>
National Police of Ukraine.</text:p>
      <text:p text:style-name="P4">
Of them:</text:p>
      <text:p text:style-name="P4">
65 805 - under Art. 438 of the Criminal Code of Ukraine(Violation of the laws and customs of war)9 192 - under Art. 110 of the Criminal Code of Ukraine(Encroachment on the territorial concentration and inviolability of Ukraine)2 878 - under Art. 111-1 of the Criminal Code of Ukraine(Collaboration)etc.</text:p>
      <text:p text:style-name="P4">
News Source: <text:a xlink:type="simple" xlink:href="https://armyinform.com.ua/2023/05/21/slidchi-naczpolicziyi-rozsliduyut-majzhe-80-tysyach-voyennyh-zlochyniv-rosijskyh-voyakiv/" text:style-name="Internet_20_link" text:visited-style-name="Visited_20_Internet_20_Link">
https://armyinform.com.ua/2023/05/21/slidchi-naczpolicziyi-rozsliduyut-majzhe-80-tysyach-voyennyh-zlochyniv-rosijskyh-voyakiv/</text:a>
</text:p>
      <!--NEWS-->
      <text:h text:style-name="P10" text:outline-level="1">
<text:span text:style-name="T4">
There are 6 enemy ships - the Navy of the Armed Forces in the Black Sea on combat duty</text:span>
</text:h>
      <text:p text:style-name="P4">
Author: ['АРМІЯINFORM']</text:p>
      <text:p text:style-name="P4">
Time: 2023-05-21T65:00:00-04:00</text:p>
      <text:p text:style-name="P4">
Description: At 11:30, at the Chorny Morin on the Boyal Cherguvanni, you will be excited by 6 pouring ship,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8431188_6698201433544366_2180058004346076963_n.jpg" text:style-name="Internet_20_link" text:visited-style-name="Visited_20_Internet_20_Link">
348431188_6698201433544366_2180058004346076963_n.jpg</text:a>
']</text:p>
      <text:p text:style-name="P4">
Tags: ['SOLAS', 'ВМС ЗСУ', 'ВОРОЖІ КОРАБЛІ', 'СЕРЕДЗЕМНЕ МОРЕ', 'ЧОРНЕ ТА АЗОВСЬКЕ МОРЯ']</text:p>
      <text:p text:style-name="P4">
Category: News</text:p>
      <!--METADATA-->
      <text:p text:style-name="P4">
<draw:frame draw:style-name="fr1" draw:name="Image269" text:anchor-type="as-char" svg:width="6.9236in" svg:height="8.6545in" draw:z-index="0">
<draw:image xlink:href="../Images/AРМІЯINFORM/2023-05-21T65-00-00-04-00/348431188_6698201433544366_2180058004346076963_n.jpg" xlink:type="simple" xlink:show="embed" xlink:actuate="onLoad" draw:mime-type="image/jpeg"/>
</draw:frame>
As of 11:30 in the Black Sea, there are 6 hostile -bordering in combat duty, of which 2 carriers of the Caliber cruise missiles, a total volley of up to 8 missiles; Vasovsky Sea - 1 enemy ship; In the Mediterranean, there are up to 7 enemy ships in the combat marriage, including 1 carrier carriage missiles, a total volley of up to 4 rockets.</text:p>
      <text:p text:style-name="P4">
About it on their official Facebook page <text:a xlink:type="simple" xlink:href="https://www.facebook.com/navy.mil.gov.ua/posts/pfbid0HDLvkwfWni3i6jUb9eJdKyorBw2zZNsisNQJKMsYpFzdJdofW4PMvQii6kFAfoRJl" text:style-name="Internet_20_link" text:visited-style-name="Visited_20_Internet_20_Link">
report</text:a>
Navy of the Armed Forces of Ukraine.</text:p>
      <text:p text:style-name="P4">
During the day, in the interests of the Russian Federation, the passage of the Kerch-Yennykal Strait was performed: 12 vessels, of which 1 continued the movement from the Bosphorus Strait; The Dedica Sea is 7 vessels, 1 of them continued the movement in the direction of the Bosphorus.</text:p>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21/u-chornomu-mori-na-bojovomu-cherguvanni-znahodytsya-6-vorozhyh-korabliv-vms-zsu/" text:style-name="Internet_20_link" text:visited-style-name="Visited_20_Internet_20_Link">
https://armyinform.com.ua/2023/05/21/u-chornomu-mori-na-bojovomu-cherguvanni-znahodytsya-6-vorozhyh-korabliv-vms-zsu/</text:a>
</text:p>
      <!--NEWS-->
      <text:h text:style-name="P10" text:outline-level="1">
<text:span text:style-name="T4">
The enemy failed to surround Bakhmut and they lost some of the dominant heights around the city - Anna Malyar</text:span>
</text:h>
      <text:p text:style-name="P4">
Author: ['АРМІЯINFORM']</text:p>
      <text:p text:style-name="P4">
Time: 2023-05-21T66:00:00-04:00</text:p>
      <text:p text:style-name="P4">
Description: About the intercessor of Minstra defending Ukrainian Ganna Mallegram with Telegram: Tobto,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 'БАХМУТСЬКИЙ НАПРЯМОК', 'ВІЙНА', 'ВТОРГНЕННЯ РФ', 'ГАННА МАЛЯР']</text:p>
      <text:p text:style-name="P4">
Category: News</text:p>
      <!--METADATA-->
      <text:p text:style-name="P4">
<draw:frame draw:style-name="fr1" draw:name="Image270" text:anchor-type="as-char" svg:width="6.9236in" svg:height="4.609964in" draw:z-index="0">
<draw:image xlink:href="../Images/AРМІЯINFORM/2023-05-21T66-00-00-04-00/bahmut-2.jpg" xlink:type="simple" xlink:show="embed" xlink:actuate="onLoad" draw:mime-type="image/jpeg"/>
</draw:frame>
The Deputy Minister of Defense of Ukraine Anna Malyar <text:a xlink:type="simple" xlink:href="https://t.me/annamaliar/772" text:style-name="Internet_20_link" text:visited-style-name="Visited_20_Internet_20_Link">
reported</text:a>
In Telegram:</text:p>
      <text:p text:style-name="P4">
That is, the promotion of our troops in the suburbs on the flanks, which is still ongoing, very much complicates the enemy in Bakhmut.</text:p>
      <text:p text:style-name="P4">
Our troops took the city in a semi -point, which enables us to destroy the efficiency. Therefore, the enemy, in the part of the city that he controls, has to be able to go.</text:p>
      <text:p text:style-name="P4">
Our defenders retain control of industrial and infrastructure and Bakhmut private sector in the Airplane.</text:p>
      <text:p text:style-name="P4">
News Source: <text:a xlink:type="simple" xlink:href="https://armyinform.com.ua/2023/05/21/vorogu-ne-vdalos-otochyty-bahmut-i-vony-vtratyly-chastynu-panivnyh-vysot-dovkola-mista-ganna-malyar/" text:style-name="Internet_20_link" text:visited-style-name="Visited_20_Internet_20_Link">
https://armyinform.com.ua/2023/05/21/vorogu-ne-vdalos-otochyty-bahmut-i-vony-vtratyly-chastynu-panivnyh-vysot-dovkola-mista-ganna-malyar/</text:a>
</text:p>
      <!--NEWS-->
      <text:h text:style-name="P10" text:outline-level="1">
<text:span text:style-name="T4">
Several dozen F-16 aircraft can be transferred to Ukraine to solve only current tasks-Yuri Ignat</text:span>
</text:h>
      <text:p text:style-name="P4">
Author: ["Владислав Дем'яненко"]</text:p>
      <text:p text:style-name="P4">
Time: 2023-05-21T67:00:00-04:00</text:p>
      <text:p text:style-name="P4">
Description: About the PID hour, the discussion of the Pannnya Peno Perenovі LITKIV F-16 in Efir TVsiyny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f16-picture.jpg" text:style-name="Internet_20_link" text:visited-style-name="Visited_20_Internet_20_Link">
f16-picture.jpg</text:a>
', '<text:a xlink:type="simple" xlink:href="https://armyinform.com.ua/wp-content/uploads/2022/05/f-16-scaled.jpg" text:style-name="Internet_20_link" text:visited-style-name="Visited_20_Internet_20_Link">
f-16-scaled.jpg</text:a>
']</text:p>
      <text:p text:style-name="P4">
Tags: ['F-16', 'STOPRUSSIA', 'АГРЕСІЯ РФ', 'ВІЙНА', 'ВТОРГНЕННЯ РФ', 'ЮРІЙ ІГНАТ']</text:p>
      <text:p text:style-name="P4">
Category: News</text:p>
      <!--METADATA-->
      <text:p text:style-name="P4">
<draw:frame draw:style-name="fr1" draw:name="Image271" text:anchor-type="as-char" svg:width="6.9236in" svg:height="4.434724in" draw:z-index="0">
<draw:image xlink:href="../Images/AРМІЯINFORM/2023-05-21T67-00-00-04-00/f16-picture.jpg" xlink:type="simple" xlink:show="embed" xlink:actuate="onLoad" draw:mime-type="image/jpeg"/>
</draw:frame>
A multi-purpose F-16 fighter(model). Фото: Willard / iStock</text:p>
      <text:p text:style-name="P4">
Про це під час обговорення питання щодо передачі літаків F-16 в<text:a xlink:type="simple" xlink:href="https://www.youtube.com/watch" text:style-name="Internet_20_link" text:visited-style-name="Visited_20_Internet_20_Link">
ефірі</text:a>
Colonel Yuri Ignat Television Television Television Television Tleleux "Unified News" was informed by a spokesman for air forces.</text:p>
      <text:p text:style-name="P4">
The officer noted that the historical decision to transfer the F-16 would be the impetus for Ukraine in the war, and expressed his hope that this would happen as soon as possible.</text:p>
      <text:p text:style-name="P4">
<draw:frame draw:style-name="fr1" draw:name="Image272" text:anchor-type="as-char" svg:width="6.9236in" svg:height="4.746452in" draw:z-index="0">
<draw:image xlink:href="../Images/AРМІЯINFORM/2023-05-21T67-00-00-04-00/f-16-scaled.jpg" xlink:type="simple" xlink:show="embed" xlink:actuate="onLoad" draw:mime-type="image/jpeg"/>
</draw:frame>
- There is certainly no one to pass on the amount. The planes will be transmitted by units. Aviation units are at least a squadron, in a variant it is 12+ aircraft, the western partners of the squadron are larger, there are up to 1,18 aircraft. Thus, several dozen aircraft can be transferred to Ukraine in the beginning to solve current tasks, - said Yuri Ignat.</text:p>
      <text:p text:style-name="P4">
Also, according to a spokesman for the Air Force Command, the F-16 aircraft will allow Ukraine, to drive Russian planes from its borders and to help defense to devote Ukrainian territories.</text:p>
      <text:p text:style-name="P4">
News Source: <text:a xlink:type="simple" xlink:href="https://armyinform.com.ua/2023/05/21/kilka-desyatkiv-litakiv-f-16-mozhut-buty-peredani-ukrayini-zadlya-vyrishennya-tilky-potochnyh-zavdan-yurij-ignat/" text:style-name="Internet_20_link" text:visited-style-name="Visited_20_Internet_20_Link">
https://armyinform.com.ua/2023/05/21/kilka-desyatkiv-litakiv-f-16-mozhut-buty-peredani-ukrayini-zadlya-vyrishennya-tilky-potochnyh-zavdan-yurij-ignat/</text:a>
</text:p>
      <!--NEWS-->
      <text:h text:style-name="P10" text:outline-level="1">
<text:span text:style-name="T4">
In a democratic country, even during the war, they provide legal protection of military criminals in courts</text:span>
</text:h>
      <text:p text:style-name="P4">
Author: ['Володимир Поліщук']</text:p>
      <text:p text:style-name="P4">
Time: 2023-05-21T68:00:00-04:00</text:p>
      <text:p text:style-name="P4">
Description: Large -scale vіin Rosії opposition Triva 452 DNI. At the recent forum LIDERIV ... War with Ukraine 2022, war with Ukraine latest news today, news war with Ukraine 2022 The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photo_5426900953744918759_y.jpg" text:style-name="Internet_20_link" text:visited-style-name="Visited_20_Internet_20_Link">
photo_5426900953744918759_y.jpg</text:a>
']</text:p>
      <text:p text:style-name="P4">
Tags: ['STOPRUSSIA', 'АДВОКАТИ', 'БПД', 'ВОЄННІ ЗЛОЧИНИ', 'КООРДИНАЦІЙНИЙ ЦЕНТР З\xa0НАДАННЯ БЕЗОПЛАТНОЇ ПРАВОВОЇ ДОПОМОГИ', 'СУД']</text:p>
      <text:p text:style-name="P4">
Category: News</text:p>
      <!--METADATA-->
      <text:p text:style-name="P4">
<draw:frame draw:style-name="fr1" draw:name="Image273" text:anchor-type="as-char" svg:width="6.9236in" svg:height="3.95396in" draw:z-index="0">
<draw:image xlink:href="../Images/AРМІЯINFORM/2023-05-21T68-00-00-04-00/photo_5426900953744918759_y.jpg" xlink:type="simple" xlink:show="embed" xlink:actuate="onLoad" draw:mime-type="image/jpeg"/>
</draw:frame>
Photo: Ukrinform</text:p>
      <text:p text:style-name="P4">
Russia's large -scale war against Ukraine lasts 452 days. On a recent forumlider of the Firest International Crime Advisory Group(Atrocity Crimes Advisory Group), which took place in Warsaw, General Prosecutor Andriy Kostin reported that more than 88,000 -war crimes have been registered in Ukraine. The crime under Article 438 of the Criminal Code of Ukraine "Violation of Laws and Customs" has already been considered by Ukrainian courts.</text:p>
      <text:p text:style-name="P4">
In particular, recently from 11 to 12 years of imprisonment under this article convicted nine military personnel of the 64th Separate Rifle Brigade of the Sukhoputnaya Armed Forces of the Russian Federation in the 35th All The murder of a civilian man. The invaders inflicted him injuries to obtain information on the location of military personnel and territorial defense.</text:p>
      <text:p text:style-name="P4">
However, nowadays military criminals are wanted and, probably, if they survive in this war, in the Ukrainian prison will be after the victory of Ukraine by Russia.</text:p>
      <text:p text:style-name="P4">
It is even difficult to imagine what the load will lie on the international and national superstition in our victory, which will consider a huge number of proceedings against war crimes and violations of international humanitarian law.</text:p>
      <text:p text:style-name="P4">
But, oddly enough, even now, when the invaders are killed and raped daily, when they destroy everything they see, in our legal expert environment, they reflect on a fair trial over them and discuss the question of giving them a worthy protection in processes.</text:p>
      <text:p text:style-name="P4">
The Coordination Center for the provision of free legal aid has placed the official page and YouTube channel the first of a series of video lectures for advocates on the exercise of the right to a fair court and competent protection of public crimes. Its theme is “<text:a xlink:type="simple" xlink:href="https://www.youtube.com/watch" text:style-name="Internet_20_link" text:visited-style-name="Visited_20_Internet_20_Link">
the role of a lawyer in the lawsuits of state crimes</text:a>
”.</text:p>
      <text:p text:style-name="P4">
A lawyer from the United Kingdom David Guper has been specializing in criminal law, international law, crimes against humanity, war crimes, genocide for 25 years. He was a lawyer of the Rwanda International Tribuna, the International Tribunal on the former Yugoslavia Tamzhzhzhis Criminal Court.</text:p>
      <text:p text:style-name="P4">
In his video lecture, he revealed such important aspects as the preparation of the pre -trial process, the analysis of evidence and protection arguments.The lectures were prepared within the joint project of the International Bar Association, the Ministry of Justice of Ukraine and the Coordination Center for Legal Assistance with the support of the Association of Lawyers of Ukraine.</text:p>
      <text:p text:style-name="P4">
News Source: <text:a xlink:type="simple" xlink:href="https://armyinform.com.ua/2023/05/21/u-demokratychnij-krayini-navit-pid-chas-vijny-zabezpechuyut-yurydychnyj-zahyst-voyennyh-zlochyncziv-u-sudah/" text:style-name="Internet_20_link" text:visited-style-name="Visited_20_Internet_20_Link">
https://armyinform.com.ua/2023/05/21/u-demokratychnij-krayini-navit-pid-chas-vijny-zabezpechuyut-yurydychnyj-zahyst-voyennyh-zlochyncziv-u-sudah/</text:a>
</text:p>
      <!--NEWS-->
      <text:h text:style-name="P10" text:outline-level="1">
<text:span text:style-name="T4">
Joe Biden and Volodymyr Zelenskyy give a press conference following the summit of the leaders of the Seven Group in Hiroshima</text:span>
</text:h>
      <text:p text:style-name="P4">
Author: ['АРМІЯINFORM']</text:p>
      <text:p text:style-name="P4">
Time: 2023-05-21T69:00:00-04:00</text:p>
      <text:p text:style-name="P4">
Description: Translitsy Yee on YouTube-Canal Voice of America, by the crossing of Ukrainia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G 7', 'STOPRUSSIA', 'АГРЕСІЯ РФ', 'ВІЙНА', 'ВОЛОДИМИР ЗЕЛЕНСЬКИЙ', 'ВТОРГНЕННЯ РФ', 'ДЖОЗЕФ БАЙДЕН', 'ПРЕСКОНФЕРЕНЦІЯ']</text:p>
      <text:p text:style-name="P4">
Category: News</text:p>
      <!--METADATA-->
      <text:p text:style-name="P4">
The broadcast goes on the YouTube channel of Voice of America live, with translated Ukrainian.</text:p>
      <text:p text:style-name="P4">
News Source: <text:a xlink:type="simple" xlink:href="https://armyinform.com.ua/2023/05/21/prezydent-ssha-dzho-bajden-daye-preskonferencziyu-za-pidsumkamy-samitu-lideriv-krayin-grupy-semy-v-hirosimi/" text:style-name="Internet_20_link" text:visited-style-name="Visited_20_Internet_20_Link">
https://armyinform.com.ua/2023/05/21/prezydent-ssha-dzho-bajden-daye-preskonferencziyu-za-pidsumkamy-samitu-lideriv-krayin-grupy-semy-v-hirosimi/</text:a>
</text:p>
      <!--NEWS-->
      <text:h text:style-name="P10" text:outline-level="1">
<text:span text:style-name="T4">
Over the past day, the enemy fired at 9 regions of Ukraine</text:span>
</text:h>
      <text:p text:style-name="P4">
Author: ['АРМІЯINFORM']</text:p>
      <text:p text:style-name="P4">
Time: 2023-05-21T70:00:00-04:00</text:p>
      <text:p text:style-name="P4">
Description: Namylodki Rosieki Potinliv with a village at 09:00 21 injuries. Behind the science situation ...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4c1ead64-cb4d-43b5-b917-1c030633ce01.jpg" text:style-name="Internet_20_link" text:visited-style-name="Visited_20_Internet_20_Link">
4c1ead64-cb4d-43b5-b917-1c030633ce01.jpg</text:a>
']</text:p>
      <text:p text:style-name="P4">
Tags: ['MILITARY MEDIA CENTER', 'STOPRUSSIA', 'АГРЕСІЯ РФ', 'ВІЙНА', 'ВТОРГНЕННЯ РФ']</text:p>
      <text:p text:style-name="P4">
Category: News</text:p>
      <!--METADATA-->
      <text:p text:style-name="P4">
<draw:frame draw:style-name="fr1" draw:name="Image274" text:anchor-type="as-char" svg:width="6.9236in" svg:height="4.50034in" draw:z-index="0">
<draw:image xlink:href="../Images/AРМІЯINFORM/2023-05-21T70-00-00-04-00/4c1ead64-cb4d-43b5-b917-1c030633ce01.jpg" xlink:type="simple" xlink:show="embed" xlink:actuate="onLoad" draw:mime-type="image/jpeg"/>
</draw:frame>
<text:span text:style-name="T4">
 The consequences of Russian shelling as of 09:00 on May 21. </text:span>
</text:p>
      <text:p text:style-name="P4">
According to the situational center of the Ministry of Defense of Ukraine information, during the last day, Russian troops fired the territory of 9 regions of Ukraine.</text:p>
      <text:p text:style-name="P4">
In general, of different types of weapons(mortars, tanks, artillery, RSZV, SCR, UAV, tactical aviation)137 settlements and 117 objects of infrastructure were fired.</text:p>
      <text:p text:style-name="P4">
There are killed and injured among civilians, the number of victims is clarified.</text:p>
      <text:p text:style-name="P4">
<text:span text:style-name="T4">
 Source: </text:span>
 <text:a xlink:type="simple" xlink:href="https://t.me/militarymediacenter/1991" text:style-name="Internet_20_link" text:visited-style-name="Visited_20_Internet_20_Link">
Military Media Center</text:a>
</text:p>
      <text:p text:style-name="P4">
News Source: <text:a xlink:type="simple" xlink:href="https://armyinform.com.ua/2023/05/21/protyagom-mynuloyi-doby-protyvnyk-obstrilyav-terytoriyu-9-oblastej-ukrayiny/" text:style-name="Internet_20_link" text:visited-style-name="Visited_20_Internet_20_Link">
https://armyinform.com.ua/2023/05/21/protyagom-mynuloyi-doby-protyvnyk-obstrilyav-terytoriyu-9-oblastej-ukrayiny/</text:a>
</text:p>
      <!--NEWS-->
      <text:h text:style-name="P10" text:outline-level="1">
<text:span text:style-name="T4">
1463 children were injured in Ukraine as a result of full -scale armed aggression of the Russian Federation</text:span>
</text:h>
      <text:p text:style-name="P4">
Author: ['АРМІЯINFORM']</text:p>
      <text:p text:style-name="P4">
Time: 2023-05-21T71:00:00-04:00</text:p>
      <text:p text:style-name="P4">
Description: Behind the OFITSINA INOUNENALY PRO -CONCLUSE 482 Ditini, the Puna 981 detonated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hertvy-vijny-dity.jpg" text:style-name="Internet_20_link" text:visited-style-name="Visited_20_Internet_20_Link">
zhertvy-vijny-dity.jpg</text:a>
']</text:p>
      <text:p text:style-name="P4">
Tags: ['STOPRUSSIA', 'АГРЕСІЯ РФ', 'ВІЙНА', 'ВТОРГНЕННЯ РФ', 'ДІТИ ВІЙНИ', 'ОФІС ГЕНЕРАЛЬНОГО ПРОКУРОРА']</text:p>
      <text:p text:style-name="P4">
Category: News</text:p>
      <!--METADATA-->
      <text:p text:style-name="P4">
<draw:frame draw:style-name="fr1" draw:name="Image275" text:anchor-type="as-char" svg:width="6.9236in" svg:height="4.662612in" draw:z-index="0">
<draw:image xlink:href="../Images/AРМІЯINFORM/2023-05-21T71-00-00-04-00/zhertvy-vijny-dity.jpg" xlink:type="simple" xlink:show="embed" xlink:actuate="onLoad" draw:mime-type="image/jpeg"/>
</draw:frame>
According to official information of juvenile prosecutors, 482 children were killed and more than 981 were injured in varying severity.</text:p>
      <text:p text:style-name="P4">
About it on your Telegram channel <text:a xlink:type="simple" xlink:href="https://t.me/pgo_gov_ua/12346" text:style-name="Internet_20_link" text:visited-style-name="Visited_20_Internet_20_Link">
reports</text:a>
Office of the Prosecutor General.</text:p>
      <text:p text:style-name="P4">
These figures are not final. Work continues to be installed in places of conducting actions, in temporarily occupied and liberated territories.</text:p>
      <text:p text:style-name="P4">
Children were most affected in Donetsk region - 460, Kharkiv - 277, Kyiv - 128, Kherson - 102, Zaporizhia - 91, Mykolaivskaya - 89, Chernihiv - 70, Dnipropetrovsk - 70, Lugansk - 66.</text:p>
      <text:p text:style-name="P4">
The Office of the Prosecutor General reminded that yesterday, as a result of the shelling of the enemy of the city of Toretskdonetsk region, an 11-year-old boy was injured.</text:p>
      <text:p text:style-name="P4">
News Source: <text:a xlink:type="simple" xlink:href="https://armyinform.com.ua/2023/05/21/1463-dytyny-postrazhdaly-v-ukrayini-vnaslidok-povnomasshtabnoyi-zbrojnoyi-agresiyi-rf/" text:style-name="Internet_20_link" text:visited-style-name="Visited_20_Internet_20_Link">
https://armyinform.com.ua/2023/05/21/1463-dytyny-postrazhdaly-v-ukrayini-vnaslidok-povnomasshtabnoyi-zbrojnoyi-agresiyi-rf/</text:a>
</text:p>
      <!--NEWS-->
      <text:h text:style-name="P10" text:outline-level="1">
<text:span text:style-name="T4">
The Commander of the Armed Forces of the Armed Forces on the relevance of Bakhmut's defense</text:span>
</text:h>
      <text:p text:style-name="P4">
Author: ['АРМІЯINFORM']</text:p>
      <text:p text:style-name="P4">
Time: 2023-05-21T72:00:00-04:00</text:p>
      <text:p text:style-name="P4">
Description: Commander of the Ground VIISK ZSU General-Colonel Oleksandr Sirsky: PRIS TE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dce6a4eb-58be-40fa-9a74-f4b9697d80db.jpg" text:style-name="Internet_20_link" text:visited-style-name="Visited_20_Internet_20_Link">
dce6a4eb-58be-40fa-9a74-f4b9697d80db.jpg</text:a>
', '<text:a xlink:type="simple" xlink:href="https://armyinform.com.ua/wp-content/uploads/2023/05/6e389907-dae2-447a-b496-3a2252b5d5a0-150x150.jpg" text:style-name="Internet_20_link" text:visited-style-name="Visited_20_Internet_20_Link">
6e389907-dae2-447a-b496-3a2252b5d5a0-150x150.jpg</text:a>
', '<text:a xlink:type="simple" xlink:href="https://armyinform.com.ua/wp-content/uploads/2023/05/bbc19799-2d2c-4719-8cce-05c53cca5511-150x150.jpg" text:style-name="Internet_20_link" text:visited-style-name="Visited_20_Internet_20_Link">
bbc19799-2d2c-4719-8cce-05c53cca5511-150x150.jpg</text:a>
', '<text:a xlink:type="simple" xlink:href="https://armyinform.com.ua/wp-content/uploads/2023/05/e7a515ab-537c-4a9f-b50b-117e2fc6d769-150x150.jpg" text:style-name="Internet_20_link" text:visited-style-name="Visited_20_Internet_20_Link">
e7a515ab-537c-4a9f-b50b-117e2fc6d769-150x150.jpg</text:a>
', '<text:a xlink:type="simple" xlink:href="https://armyinform.com.ua/wp-content/uploads/2023/05/9ee85a8b-b3d3-449e-b26e-04ab1d1bafc5-150x150.jpg" text:style-name="Internet_20_link" text:visited-style-name="Visited_20_Internet_20_Link">
9ee85a8b-b3d3-449e-b26e-04ab1d1bafc5-150x150.jpg</text:a>
']</text:p>
      <text:p text:style-name="P4">
Tags: ['STOPRUSSIA', 'АГРЕСІЯ РФ', 'БАХМУТ', 'БАХМУТСЬКИЙ НАПРЯМОК', 'ВІЙНА', 'ВТОРГНЕННЯ РФ', 'ОЛЕКСАНДР СИРСЬКИЙ']</text:p>
      <text:p text:style-name="P4">
Category: News</text:p>
      <!--METADATA-->
      <text:p text:style-name="P4">
<draw:frame draw:style-name="fr1" draw:name="Image276" text:anchor-type="as-char" svg:width="6.9236in" svg:height="4.32725in" draw:z-index="0">
<draw:image xlink:href="../Images/AРМІЯINFORM/2023-05-21T72-00-00-04-00/dce6a4eb-58be-40fa-9a74-f4b9697d80db.jpg" xlink:type="simple" xlink:show="embed" xlink:actuate="onLoad" draw:mime-type="image/jpeg"/>
</draw:frame>
<text:span text:style-name="T4">
 Commander of the Armed Forces Land Forces Colonel-General Alexander Syrsky: </text:span>
</text:p>
      <text:p text:style-name="P4">
Despite the fact that we now control a small part of Bakhmut, the value of its defense does not lose its relevance. This gives us the opportunity to enter the city in the mind of changes in the situation. And this will certainly happen.</text:p>
      <text:p text:style-name="P4">
We continue to move on the flanks in the suburbs of Bakhmut and we actually reconcile to taking the city in a tactical environment. Thanks to this, we can control all the high -rise buildings, occupied, the enemy and gradually destroy them. This deprives the enemy control over the approaches to the city and gives us some tactical advantages.</text:p>
      <text:p text:style-name="P4">
<text:a xlink:type="simple" xlink:href="https://armyinform.com.ua/wp-content/uploads/2023/05/6e389907-dae2-447a-b496-3a2252b5d5a0.jpg" text:style-name="Internet_20_link" text:visited-style-name="Visited_20_Internet_20_Link">
!(Images/AРМІЯINFORM/2023-05-21T72-00-00-04-00/6e389907-dae2-447a-b496-3a2252b5d5a0-150x150.jpg)</text:a>
</text:p>
      <text:p text:style-name="P4">
<text:a xlink:type="simple" xlink:href="https://armyinform.com.ua/wp-content/uploads/2023/05/bbc19799-2d2c-4719-8cce-05c53cca5511.jpg" text:style-name="Internet_20_link" text:visited-style-name="Visited_20_Internet_20_Link">
<draw:frame draw:style-name="fr1" draw:name="Image277" text:anchor-type="as-char" svg:width="6.9236in" svg:height="6.9236in" draw:z-index="0">
<draw:image xlink:href="../Images/AРМІЯINFORM/2023-05-21T72-00-00-04-00/bbc19799-2d2c-4719-8cce-05c53cca5511-150x150.jpg" xlink:type="simple" xlink:show="embed" xlink:actuate="onLoad" draw:mime-type="image/jpeg"/>
</draw:frame>
</text:a>
</text:p>
      <text:p text:style-name="P4">
<text:a xlink:type="simple" xlink:href="https://armyinform.com.ua/wp-content/uploads/2023/05/e7a515ab-537c-4a9f-b50b-117e2fc6d769.jpg" text:style-name="Internet_20_link" text:visited-style-name="Visited_20_Internet_20_Link">
<draw:frame draw:style-name="fr1" draw:name="Image278" text:anchor-type="as-char" svg:width="6.9236in" svg:height="6.9236in" draw:z-index="0">
<draw:image xlink:href="../Images/AРМІЯINFORM/2023-05-21T72-00-00-04-00/e7a515ab-537c-4a9f-b50b-117e2fc6d769-150x150.jpg" xlink:type="simple" xlink:show="embed" xlink:actuate="onLoad" draw:mime-type="image/jpeg"/>
</draw:frame>
</text:a>
</text:p>
      <text:p text:style-name="P4">
<text:a xlink:type="simple" xlink:href="https://armyinform.com.ua/wp-content/uploads/2023/05/9ee85a8b-b3d3-449e-b26e-04ab1d1bafc5.jpg" text:style-name="Internet_20_link" text:visited-style-name="Visited_20_Internet_20_Link">
<draw:frame draw:style-name="fr1" draw:name="Image279" text:anchor-type="as-char" svg:width="6.9236in" svg:height="6.9236in" draw:z-index="0">
<draw:image xlink:href="../Images/AРМІЯINFORM/2023-05-21T72-00-00-04-00/9ee85a8b-b3d3-449e-b26e-04ab1d1bafc5-150x150.jpg" xlink:type="simple" xlink:show="embed" xlink:actuate="onLoad" draw:mime-type="image/jpeg"/>
</draw:frame>
</text:a>
In the course of working with the commanders, we disassembled our actions and order of destruction of the enemy. Therefore, we continue the defense. The situation is difficult, but under control.</text:p>
      <text:p text:style-name="P4">
News Source: <text:a xlink:type="simple" xlink:href="https://armyinform.com.ua/2023/05/21/komanduvach-suhoputnyh-vijsk-zsu-pro-aktualnist-oborony-bahmutu/" text:style-name="Internet_20_link" text:visited-style-name="Visited_20_Internet_20_Link">
https://armyinform.com.ua/2023/05/21/komanduvach-suhoputnyh-vijsk-zsu-pro-aktualnist-oborony-bahmutu/</text:a>
</text:p>
      <!--NEWS-->
      <text:h text:style-name="P10" text:outline-level="1">
<text:span text:style-name="T4">
The Ukrainian military continues to keep positions in Bakhmut - Sergey Cherevaty</text:span>
</text:h>
      <text:p text:style-name="P4">
Author: ["Владислав Дем'яненко"]</text:p>
      <text:p text:style-name="P4">
Time: 2023-05-21T73:00:00-04:00</text:p>
      <text:p text:style-name="P4">
Description: About the Tse in the Efіrі Telemarafon “єini News”, the renmits of the SCIDARY URIGUSKAKOSKA Rive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426900953744919046_y.jpg" text:style-name="Internet_20_link" text:visited-style-name="Visited_20_Internet_20_Link">
photo_5426900953744919046_y.jpg</text:a>
']</text:p>
      <text:p text:style-name="P4">
Tags: ['STOPRUSSIA', 'АГРЕСІЯ РФ', 'БАХМУТ', 'БАХМУТСЬКИЙ НАПРЯМОК', 'ВІЙНА', 'ВТОРГНЕННЯ РФ', 'СЕРГІЙ ЧЕРЕВАТИЙ']</text:p>
      <text:p text:style-name="P4">
Category: News</text:p>
      <!--METADATA-->
      <text:p text:style-name="P4">
<draw:frame draw:style-name="fr1" draw:name="Image280" text:anchor-type="as-char" svg:width="6.9236in" svg:height="4.367638in" draw:z-index="0">
<draw:image xlink:href="../Images/AРМІЯINFORM/2023-05-21T73-00-00-04-00/photo_5426900953744919046_y.jpg" xlink:type="simple" xlink:show="embed" xlink:actuate="onLoad" draw:mime-type="image/jpeg"/>
</draw:frame>
About it in [Ethristen from(https://www.youtube.com/watch?v=WY8sDvZdWEA&amp;ab_channel=ТСН)The only news was reported by a spokesman for the Eastern Group of the Armed Forces of the Armed Forces Colonel Sergiy Cherevaty.</text:p>
      <ul>
        <li>
The city is actually destroyed, but the statements of Prigogine, as always, do not correspond to reality. Our units hold a number of buildings and fortifications of the western part of the city. Also, over the last week, our units on the southern and northern flanks have made efforts to, given all the rules of military science, calculating all the forces and companies correctly, minimally risking people's lives, contradaciating the enemy. On different days, it was from 250 to 1.5 km, including the last obsunashi units advanced 200 meters, pushing the enemy, - said Firefitzer.</li>
      </ul>
      <text:p text:style-name="P4">
According to a spokesman for the Eastern Group of the Armed Forces, the information on the capture of Bakhmut from Prigogine has several tasks, including to show the "Pyrrhvil's undigested" as an intermediate stage and alleged achievements.</text:p>
      <ul>
        <li>
In fact, Bakhmut and his characters played their main role, they destroyed, one of the largest, most appropriate groups of the enemy, in particular, and the Wagner organization. And no wonder he(Prigogine. - <text:span text:style-name="T5">
Aut.</text:span>
)Asks to leave the city on May 25. Another thing is, whether his owners will be allowed to do so, he will be abandoned. - We see the intentions of the enemy, we know that they want to do, we have ready -made recipes to counteract all their ideas and, despite all the vowels, we are quiet, but very effectively do our work.</li>
      </ul>
      <text:p text:style-name="P4">
News Source: <text:a xlink:type="simple" xlink:href="https://armyinform.com.ua/2023/05/21/ukrayinski-vijskovi-prodovzhuyut-utrymuvaty-pozycziyi-v-bahmuti-sergij-cherevatyj/" text:style-name="Internet_20_link" text:visited-style-name="Visited_20_Internet_20_Link">
https://armyinform.com.ua/2023/05/21/ukrayinski-vijskovi-prodovzhuyut-utrymuvaty-pozycziyi-v-bahmuti-sergij-cherevatyj/</text:a>
</text:p>
      <!--NEWS-->
      <text:h text:style-name="P10" text:outline-level="1">
<text:span text:style-name="T4">
US military will start training Ukrainian pilots for F-16-Joe Biden</text:span>
</text:h>
      <text:p text:style-name="P4">
Author: ['АРМІЯINFORM']</text:p>
      <text:p text:style-name="P4">
Time: 2023-05-21T74:00:00-04:00</text:p>
      <text:p text:style-name="P4">
Description: About the President of the Sentorvs of America, I have been inhabited by the PISLYA PISLIT SAMIT G7 U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bajden.png" text:style-name="Internet_20_link" text:visited-style-name="Visited_20_Internet_20_Link">
bajden.png</text:a>
']</text:p>
      <text:p text:style-name="P4">
Tags: ['G 7', 'STOPRUSSIA', 'АГРЕСІЯ РФ', 'ВІЙНА', 'ВТОРГНЕННЯ РФ', 'ДЖОЗЕФ БАЙДЕН', 'САМІТ G7']</text:p>
      <text:p text:style-name="P4">
Category: News</text:p>
      <!--METADATA-->
      <text:p text:style-name="P4">
<draw:frame draw:style-name="fr1" draw:name="Image281" text:anchor-type="as-char" svg:width="6.9236in" svg:height="4.166492in" draw:z-index="0">
<draw:image xlink:href="../Images/AРМІЯINFORM/2023-05-21T74-00-00-04-00/bajden.png" xlink:type="simple" xlink:show="embed" xlink:actuate="onLoad" draw:mime-type="image/png"/>
</draw:frame>
The President of the United States of America has announced this at a press conference of the G7 postsamite in Japan.</text:p>
      <text:p text:style-name="P4">
"I told Zelensky that the fourth generation of Ukrainian pilots will begin training, including the F-16 to support Ukraine's ability to protect Ukraine ... better than before," he said.</text:p>
      <text:p text:style-name="P4">
The US President has confirmed the common and adamant devotion of G7 to Ukraine, which opposes Russia's cruel aggression.</text:p>
      <text:p text:style-name="P4">
“Together with our partner countries, we have once again emphasized the need for a valid peace that would respect the territorial integrity and sovereignty, the principles laid down in the UN Charter. Russia has begun this war and Russia can sprinkle this war today. By that time, it is necessary for Ukraine to protect its territory, ”Joe Biden said.</text:p>
      <text:p text:style-name="P4">
Online broadcasting of the US President's press conference Joe Baiden Armyinform <text:a xlink:type="simple" xlink:href="https://armyinform.com.ua/2023/05/21/prezydent-ssha-dzho-bajden-daye-preskonferencziyu-za-pidsumkamy-samitu-lideriv-krayin-grupy-semy-v-hirosimi/" text:style-name="Internet_20_link" text:visited-style-name="Visited_20_Internet_20_Link">
Posted</text:a>
on your information resource.</text:p>
      <text:p text:style-name="P4">
News Source: <text:a xlink:type="simple" xlink:href="https://armyinform.com.ua/2023/05/21/amerykanski-vijskovi-pochnut-trenuvaty-ukrayinskyh-pilotiv-dlya-f-16-dzho-bajden/" text:style-name="Internet_20_link" text:visited-style-name="Visited_20_Internet_20_Link">
https://armyinform.com.ua/2023/05/21/amerykanski-vijskovi-pochnut-trenuvaty-ukrayinskyh-pilotiv-dlya-f-16-dzho-bajden/</text:a>
</text:p>
      <!--NEWS-->
      <text:h text:style-name="P10" text:outline-level="1">
<text:span text:style-name="T4">
The Cabinet of Ministers of Ukraine announced the Conference on Restoration of Ukraine (URC 2023), which will be held next month in London</text:span>
</text:h>
      <text:p text:style-name="P4">
Author: ['АРМІЯINFORM']</text:p>
      <text:p text:style-name="P4">
Time: 2023-05-21T75:00:00-04:00</text:p>
      <text:p text:style-name="P4">
Description: The offensive of Mysyatsi Mi Zbreimu, the people in London, the Domogti Knotdomotchit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8555314_274267358288241_3296416753064648050_n.jpg" text:style-name="Internet_20_link" text:visited-style-name="Visited_20_Internet_20_Link">
348555314_274267358288241_3296416753064648050_n.jpg</text:a>
']</text:p>
      <text:p text:style-name="P4">
Tags: ['STOPRUSSIA', 'АГРЕСІЯ РФ', 'ВІДНОВЛЕННЯ', 'ВІЙНА', 'ВТОРГНЕННЯ РФ', 'КАБІНЕТ МІНІСТРІВ УКРАЇНИ', 'КОНФЕРЕНЦІЯ З\xa0ПИТАНЬ ВІДНОВЛЕННЯ УКРАЇНИ']</text:p>
      <text:p text:style-name="P4">
Category: News</text:p>
      <!--METADATA-->
      <text:p text:style-name="P4">
<draw:frame draw:style-name="fr1" draw:name="Image282" text:anchor-type="as-char" svg:width="6.9236in" svg:height="6.9236in" draw:z-index="0">
<draw:image xlink:href="../Images/AРМІЯINFORM/2023-05-21T75-00-00-04-00/348555314_274267358288241_3296416753064648050_n.jpg" xlink:type="simple" xlink:show="embed" xlink:actuate="onLoad" draw:mime-type="image/jpeg"/>
</draw:frame>
Next month we are gathering the international community in London to help ensure the long -term economic future of Ukraine - <text:a xlink:type="simple" xlink:href="https://www.facebook.com/KabminUA/posts/pfbid02EGYCakMqPFw2xLZeoTgnvSSKwZVz1zukpMKhhjHdHyrxxLnUmEiTPG5WMzt6QoaXl" text:style-name="Internet_20_link" text:visited-style-name="Visited_20_Internet_20_Link">
says</text:a>
in the publication on the official page of the Cabinet of Ministers of Ukraine on Facebook.</text:p>
      <text:p text:style-name="P4">
The restoration conference will focus on mobilizing international support for economic and social stabilization of Ukraine and further process of recovery from the consequences of war, including through emergency aid for immediate needs and the participation of the private sector in the reconstruction process.</text:p>
      <text:p text:style-name="P4">
We are expecting a widespread involvement of the international community, international financial institutions, investors and civil society.</text:p>
      <text:p text:style-name="P4">
<text:span text:style-name="T4">
 Reference: </text:span>
 June 21–22 2023, the United Kingdom will hold an international conference on Ukraine's restoration of Ukraine in London in London(And a mission 023). Вона стане продовженням циклу щорічних заходів, останній з яких булопроведено Швейцарією спільно з Україною в Лугано.</text:p>
      <text:p text:style-name="P4">
Попередня конференція, яка пройшла вперше під час російської агресії протиУкраїни, започаткувала принципи Лугано, що заклали основу для відбудовиУкраїни та об’єднали зусилля всього світу.</text:p>
      <text:p text:style-name="P4">
News Source: <text:a xlink:type="simple" xlink:href="https://armyinform.com.ua/2023/05/21/kabinet-ministriv-ukrayiny-anonsuvav-konferencziyu-z-pytan-vidnovlennya-ukrayiny-urc-2023-kotra-projde-nastupnogo-misyaczya-u-londoni/" text:style-name="Internet_20_link" text:visited-style-name="Visited_20_Internet_20_Link">
https://armyinform.com.ua/2023/05/21/kabinet-ministriv-ukrayiny-anonsuvav-konferencziyu-z-pytan-vidnovlennya-ukrayiny-urc-2023-kotra-projde-nastupnogo-misyaczya-u-londoni/</text:a>
</text:p>
      <!--NEWS-->
      <text:h text:style-name="P10" text:outline-level="1">
<text:span text:style-name="T4">
The Navy of the Armed Forces continue to fight Russian aggression by destroying the occupiers</text:span>
</text:h>
      <text:p text:style-name="P4">
Author: ['АРМІЯINFORM']</text:p>
      <text:p text:style-name="P4">
Time: 2023-05-21T76:00:00-04:00</text:p>
      <text:p text:style-name="P4">
Description: About the cowdomiles of the Navy ZS Ukrainian. VIISKOVI PARTIONS TO PIDRODILIA WITHICHOVO-MORSY ... War with Ukraine 2022, War with Ukraine latest news today, News War with Ukraine 2022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5/345306602_1231494227731218_6137103622922923457_n.jpg" text:style-name="Internet_20_link" text:visited-style-name="Visited_20_Internet_20_Link">
345306602_1231494227731218_6137103622922923457_n.jpg</text:a>
']</text:p>
      <text:p text:style-name="P4">
Tags: ['STOPRUSSIA', 'АГРЕСІЯ РФ', 'ВІЙНА', 'ВМС ЗС УКРАЇНИ', 'ВТОРГНЕННЯ РФ']</text:p>
      <text:p text:style-name="P4">
Category: News</text:p>
      <!--METADATA-->
      <text:p text:style-name="P4">
About this <text:a xlink:type="simple" xlink:href="https://www.facebook.com/navy.mil.gov.ua/posts/pfbid0HHGxYEqQDCbFymdGKyxY4Gr27BgejqU2spgFUjhWhnsDr3WsKCJUR2pFJMo9LLoDl" text:style-name="Internet_20_link" text:visited-style-name="Visited_20_Internet_20_Link">
report</text:a>
EUMS of the Armed Forces of Ukraine.</text:p>
      <text:p text:style-name="P4">
The military units and units of the Navy of the Armed Forces of Ukraine, complications of groups continue to fulfill the task of repealing full-scale armed aggression of the Russian Federation.</text:p>
      <text:p text:style-name="P4">
<draw:frame draw:style-name="fr1" draw:name="Image283" text:anchor-type="as-char" svg:width="6.9236in" svg:height="9.345544in" draw:z-index="0">
<draw:image xlink:href="../Images/AРМІЯINFORM/2023-05-21T76-00-00-04-00/345306602_1231494227731218_6137103622922923457_n.jpg" xlink:type="simple" xlink:show="embed" xlink:actuate="onLoad" draw:mime-type="image/jpeg"/>
</draw:frame>
Last day, the units of the Navy of the Armed Forces of Ukraine destroyed 10 invaders and 1 halves with ammunition.</text:p>
      <text:p text:style-name="P4">
The final losses of the enemy are clarified.</text:p>
      <text:p text:style-name="P4">
Glory to Ukraine!Glory to the heroes!</text:p>
      <text:p text:style-name="P4">
News Source: <text:a xlink:type="simple" xlink:href="https://armyinform.com.ua/2023/05/21/vms-zsu-prodovzhuyut-borotysya-z-rosijskoyu-agresiyeyu-znyshhuyuchy-okupantiv/" text:style-name="Internet_20_link" text:visited-style-name="Visited_20_Internet_20_Link">
https://armyinform.com.ua/2023/05/21/vms-zsu-prodovzhuyut-borotysya-z-rosijskoyu-agresiyeyu-znyshhuyuchy-okupantiv/</text:a>
</text:p>
      <!--NEWS-->
      <text:h text:style-name="P10" text:outline-level="1">
<text:span text:style-name="T4">
The Head of State visited the Museum of Peace in Hiroshima and laid flowers at the memorial to the victims of atomic bombardment</text:span>
</text:h>
      <text:p text:style-name="P4">
Author: ['АРМІЯINFORM']</text:p>
      <text:p text:style-name="P4">
Time: 2023-05-21T77:00:00-04:00</text:p>
      <text:p text:style-name="P4">
Description: About the CEO of the OFIC President of Ukraine. The bums of Robocho Vizita before ... the war with Ukraine 2022, the war with Ukraine is the latest news today, the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07eb00346046667b1583548741c609a8_1684665733_extra_large.jpeg" text:style-name="Internet_20_link" text:visited-style-name="Visited_20_Internet_20_Link">
07eb00346046667b1583548741c609a8_1684665733_extra_large.jpeg</text:a>
']</text:p>
      <text:p text:style-name="P4">
Tags: ['G7', 'STOPRUSSIA', 'АГРЕСІЯ РФ', 'ВІЙНА', 'ВОЛОДИМИР ЗЕЛЕНСЬКИЙ', 'ВТОРГНЕННЯ РФ', 'ОФІС ПРЕЗИДЕНТА УКРАЇНИ', 'ЯПОНІЯ']</text:p>
      <text:p text:style-name="P4">
Category: News</text:p>
      <!--METADATA-->
      <text:p text:style-name="P4">
<draw:frame draw:style-name="fr1" draw:name="Image284" text:anchor-type="as-char" svg:width="6.9236in" svg:height="4.617948in" draw:z-index="0">
<draw:image xlink:href="../Images/AРМІЯINFORM/2023-05-21T77-00-00-04-00/07eb00346046667b1583548741c609a8_1684665733_extra_large.jpeg" xlink:type="simple" xlink:show="embed" xlink:actuate="onLoad" draw:mime-type="image/jpeg"/>
</draw:frame>
About it <text:a xlink:type="simple" xlink:href="https://www.president.gov.ua/news/glava-derzhavi-vidvidav-muzej-miru-v-hirosimi-ta-poklav-kvit-83077" text:style-name="Internet_20_link" text:visited-style-name="Visited_20_Internet_20_Link">
reports</text:a>
Office of the President of Ukraine.</text:p>
      <text:p text:style-name="P4">
Within the framework of a working visit to Japan, President of Ukraine Volodymyr Zelensky visited the Memorial Museum of Peace of Uchiroshima to participate in the Samy Seven Group Summit.</text:p>
      <text:p text:style-name="P4">
The head of state examined the exposition of the museum and recorded in the book of honorary honors.</text:p>
      <text:p text:style-name="P4">
The museum was created by the city to tell people about Hiroshima tragedy, on August 6, 1945. It opened in 1950. The museum has the things of the victims and other evidence of the atomic explosion, visitors tell about the events related to the bombing of the city. The Eastern Pressure has exhibits showing Hiroshima before and after the explosion, tell about the course of the war and the circumstances that led to bombing, and also about the efforts of residents aimed at completely eliminating nuclear weapons.</text:p>
      <text:p text:style-name="P4">
In addition, President of Ukraine and Japan Prime Minister Fumio Kishid, luggish at the memorial to the victims of atomic bombing.</text:p>
      <text:p text:style-name="P4">
The memory of the dead was honored with a moment of silence.</text:p>
      <text:p text:style-name="P4">
The leaders examined the memorial and got acquainted with its history.</text:p>
      <text:p text:style-name="P4">
The memorial is made in the form of a stone arch in the style of ancient Japanese clay figures of Khaniv. It contains a symbolic tombstone and a list of all people who died as a result of an atomic explosion on August 6, 1945. On the memorials, the words "rest in peace!We will no longer repeat this mistake!”</text:p>
      <text:p text:style-name="P4">
News Source: <text:a xlink:type="simple" xlink:href="https://armyinform.com.ua/2023/05/21/glava-derzhavy-vidvidav-muzej-myru-v-hirosimi-ta-poklav-kvity-do-memorialu-zhertvam-atomnogo-bombarduvannya/" text:style-name="Internet_20_link" text:visited-style-name="Visited_20_Internet_20_Link">
https://armyinform.com.ua/2023/05/21/glava-derzhavy-vidvidav-muzej-myru-v-hirosimi-ta-poklav-kvity-do-memorialu-zhertvam-atomnogo-bombarduvannya/</text:a>
</text:p>
      <!--NEWS-->
      <text:h text:style-name="P10" text:outline-level="1">
<text:span text:style-name="T4">
During the day, SESS units surveyed 44 hectares and seized 493 explosive items</text:span>
</text:h>
      <text:p text:style-name="P4">
Author: ['АРМІЯINFORM']</text:p>
      <text:p text:style-name="P4">
Time: 2023-05-21T78:00:00-04:00</text:p>
      <text:p text:style-name="P4">
Description: About CED DSNS Ukrainian. The last achievement of the PIRETRODILILIA DSNS was healed ... The war with Ukraine 2022, the war with Ukraine is the latest news today, the news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1/ost-ukraine-minen-warnschild.jpg" text:style-name="Internet_20_link" text:visited-style-name="Visited_20_Internet_20_Link">
ost-ukraine-minen-warnschild.jpg</text:a>
']</text:p>
      <text:p text:style-name="P4">
Tags: ['STOPRUSSIA', 'АГРЕСІЯ РФ', 'ВІЙНА', 'ВТОРГНЕННЯ РФ', 'ДСНС УКРАЇНИ', 'РОСІЙСЬКІ МІНИ']</text:p>
      <text:p text:style-name="P4">
Category: News</text:p>
      <!--METADATA-->
      <text:p text:style-name="P4">
<draw:frame draw:style-name="fr1" draw:name="Image285" text:anchor-type="as-char" svg:width="6.9236in" svg:height="5.189974in" draw:z-index="0">
<draw:image xlink:href="../Images/AРМІЯINFORM/2023-05-21T78-00-00-04-00/ost-ukraine-minen-warnschild.jpg" xlink:type="simple" xlink:show="embed" xlink:actuate="onLoad" draw:mime-type="image/jpeg"/>
</draw:frame>
Illustrative photo</text:p>
      <text:p text:style-name="P4">
About it <text:a xlink:type="simple" xlink:href="https://dsns.gov.ua/uk/news/operativna-informaciya-shhodo-roboti-pirotexnicnix-pidrozdiliv-dsns" text:style-name="Internet_20_link" text:visited-style-name="Visited_20_Internet_20_Link">
reports</text:a>
SES of Ukraine.</text:p>
      <text:p text:style-name="P4">
During the day, the Pyrotechnical units of the SES were involved 94 times, identified, seized and disposed of 493 explosive objects. 44 hectares were surveyed.</text:p>
      <text:p text:style-name="P4">
Most often pyrotechnic units worked: in the Kharkiv region 12 thousand105 times, Kyiv region - 6 thousand 897, Chernihiv - 4 thousand 201, Donetsk region - 2 thousand. 712, Mykolaiv region - 1 thousand 961, Sumy region - 1 thousand 523, Cherkasy region - 1 thousand.070.</text:p>
      <text:p text:style-name="P4">
In total, since the beginning of a large -scale military invasion of the Russian Federation, the territory of Ukraine has been disposed of 286 thousand 672 explosive objects and 2 thousand. 845 kg of explosive, including 2 thousand 154 aircraft bombs. The territory of about 75 thousand 066 hectares was examined.</text:p>
      <text:p text:style-name="P4">
In case of detection of a suspicious object or explosive, immediately notify the number of the number - 101.</text:p>
      <text:p text:style-name="P4">
News Source: <text:a xlink:type="simple" xlink:href="https://armyinform.com.ua/2023/05/21/protyagom-doby-pidrozdily-dsns-obstezhyly-44-gektary-ta-vyluchyly-493-vybuhonebezpechnyh-predmety/" text:style-name="Internet_20_link" text:visited-style-name="Visited_20_Internet_20_Link">
https://armyinform.com.ua/2023/05/21/protyagom-doby-pidrozdily-dsns-obstezhyly-44-gektary-ta-vyluchyly-493-vybuhonebezpechnyh-predmety/</text:a>
</text:p>
      <!--NEWS-->
      <text:h text:style-name="P10" text:outline-level="1">
<text:span text:style-name="T4">
163 Departures per day: SESS eliminates the consequences of enemy shelling</text:span>
</text:h>
      <text:p text:style-name="P4">
Author: ['АРМІЯINFORM']</text:p>
      <text:p text:style-name="P4">
Time: 2023-05-21T79:00:00-04:00</text:p>
      <text:p text:style-name="P4">
Description: About CED DSNS Ukrainian. PIDRODILI of the DSNS lasted the 20th travelence 133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2/400_0_1665422622-4226.webp" text:style-name="Internet_20_link" text:visited-style-name="Visited_20_Internet_20_Link">
400_0_1665422622-4226.webp</text:a>
']</text:p>
      <text:p text:style-name="P4">
Tags: ['STOPRUSSIA', 'АГРЕСІЯ РФ', 'ВІЙНА', 'ВТОРГНЕННЯ РФ', 'ДСНС УКРАЇНИ']</text:p>
      <text:p text:style-name="P4">
Category: News</text:p>
      <!--METADATA-->
      <text:p text:style-name="P4">
<draw:frame draw:style-name="fr1" draw:name="Image286" text:anchor-type="as-char" svg:width="6.9236in" svg:height="4.621503in" draw:z-index="0">
<draw:image xlink:href="../ConvertedIMGs/AРМІЯINFORM/2023-05-21T79-00-00-04-00/400_0_1665422622-4226.png" xlink:type="simple" xlink:show="embed" xlink:actuate="onLoad" draw:mime-type="image/png"/>
</draw:frame>
Illustrative photo</text:p>
      <text:p text:style-name="P4">
About it <text:a xlink:type="simple" xlink:href="https://dsns.gov.ua/uk/news/nadzvicaini-podiyi/operativna-informaciia-dsns-shhodo-naslidkiv-vedennia-boiovix-dii-rosiiskoiu-federacijeiu-163" text:style-name="Internet_20_link" text:visited-style-name="Visited_20_Internet_20_Link">
reports</text:a>
SES of Ukraine.</text:p>
      <text:p text:style-name="P4">
SES units during the day on May 20 made 163 trips to the elimination of shelling of the occupants of settlements and infrastructure. Psychological assistance was provided to 67 people.</text:p>
      <text:p text:style-name="P4">
**</text:p>
      <text:p text:style-name="P4">
Reference: <text:span text:style-name="T4">
 From the beginning of the war, 95 thousand 411 departures for the liquidation of shelling were eliminated, 14 thousand 641 fires were liquidated, 4 thousand 55 persons were rescued, 214 thousand 741 persons were provided psychological assistance. </text:span>
</text:p>
      <text:p text:style-name="P4">
**</text:p>
      <text:p text:style-name="P4">
News Source: <text:a xlink:type="simple" xlink:href="https://armyinform.com.ua/2023/05/21/163-vyyizdy-za-dobu-dsns-likviduye-naslidky-vorozhyh-obstriliv/" text:style-name="Internet_20_link" text:visited-style-name="Visited_20_Internet_20_Link">
https://armyinform.com.ua/2023/05/21/163-vyyizdy-za-dobu-dsns-likviduye-naslidky-vorozhyh-obstriliv/</text:a>
</text:p>
      <!--NEWS-->
      <text:h text:style-name="P10" text:outline-level="1">
<text:span text:style-name="T4">
"Russia's Twing to Bakhmut's reserves means that they will not be used in other areas of the front" - GUR</text:span>
</text:h>
      <text:p text:style-name="P4">
Author: ['АРМІЯINFORM']</text:p>
      <text:p text:style-name="P4">
Time: 2023-05-21T80:00:00-04:00</text:p>
      <text:p text:style-name="P4">
Description: About the cowdomiles of the Gur MO Ukrainian. Operations of Ukrainian Zakhisnikov by Bakhmuti ... The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3/bahmut-cze-ukrayina.jpg" text:style-name="Internet_20_link" text:visited-style-name="Visited_20_Internet_20_Link">
bahmut-cze-ukrayina.jpg</text:a>
']</text:p>
      <text:p text:style-name="P4">
Tags: ['STOPRUSSIA', 'АГРЕСІЯ РФ', 'АНДРІЙ ЮСОВ', 'БАХМУТ', 'БАХМУТСЬКИЙ НАПРЯМОК', 'ВІЙНА', 'ВТОРГНЕННЯ РФ', 'ГУР МО УКРАЇНИ']</text:p>
      <text:p text:style-name="P4">
Category: News</text:p>
      <!--METADATA-->
      <text:p text:style-name="P4">
<draw:frame draw:style-name="fr1" draw:name="Image287" text:anchor-type="as-char" svg:width="6.9236in" svg:height="3.882986in" draw:z-index="0">
<draw:image xlink:href="../Images/AРМІЯINFORM/2023-05-21T80-00-00-04-00/bahmut-cze-ukrayina.jpg" xlink:type="simple" xlink:show="embed" xlink:actuate="onLoad" draw:mime-type="image/jpeg"/>
</draw:frame>
“Bakhmut is Ukraine”</text:p>
      <text:p text:style-name="P4">
About it <text:a xlink:type="simple" xlink:href="https://gur.gov.ua/content/perekydannia-rosiieiu-rezerviv-do-bakhmuta-oznachaie-shcho-vony-ne-budut-vykorystani-na-inshykh-diliankakh-frontu.html" text:style-name="Internet_20_link" text:visited-style-name="Visited_20_Internet_20_Link">
reports</text:a>
GUR of the Ministry of Defense of Ukraine.</text:p>
      <text:p text:style-name="P4">
The defensive operation of Ukrainian defenders in Bakhmut continues, and the deployment of additional reserves to the city testifies to the failure of the Russian -comprehensive actions.</text:p>
      <text:p text:style-name="P4">
The representative of the Main Department of Intelligence of the Ministry of Defense of Ukraine Andriy Yusov told about it in an exclusive commentary of Ukrinform.</text:p>
      <text:p text:style-name="P4">
“The Bakhmut fortress holds. Yes, for Ukraine it costs great effort, the heroic efforts of our defenders, but the fact that the enemy is forced to throw off applications, in order to continue the operation on Bakhmut, testifies to the failure of their offensive actions, ”Andrei Yusov said.</text:p>
      <text:p text:style-name="P4">
-The representative of Ukraine's military intelligence added that the best preparations of the aggressor state has already used during a large-scale invasion.</text:p>
      <text:p text:style-name="P4">
“Now it is no longer fighting the composition of the army that was at the beginning of the invasion, and the fact that these reserves are released into the Bakhmut direction, it means that they will not be used in other directions of the front. And this is just one of the achievements of Ukrainian defenders, ”explained the representative of the GRU of the Ministry of Defense of Ukraine Andriy Yusov.</text:p>
      <text:p text:style-name="P4">
News Source: <text:a xlink:type="simple" xlink:href="https://armyinform.com.ua/2023/05/21/perekydannya-rosiyeyu-rezerviv-do-bahmuta-oznachaye-shho-vony-ne-budut-vykorystani-na-inshyh-dilyankah-frontu-gur/" text:style-name="Internet_20_link" text:visited-style-name="Visited_20_Internet_20_Link">
https://armyinform.com.ua/2023/05/21/perekydannya-rosiyeyu-rezerviv-do-bahmuta-oznachaye-shho-vony-ne-budut-vykorystani-na-inshyh-dilyankah-frontu-gur/</text:a>
</text:p>
      <!--NEWS-->
      <text:h text:style-name="P10" text:outline-level="1">
<text:span text:style-name="T4">
Ukraine hopes that Japan with its advanced technologies will help in the post -war reconstruction - President</text:span>
</text:h>
      <text:p text:style-name="P4">
Author: ['АРМІЯINFORM']</text:p>
      <text:p text:style-name="P4">
Time: 2023-05-21T81:00:00-04:00</text:p>
      <text:p text:style-name="P4">
Description: About Tse Volodymyr Zelensky, saying at the press conferences at Japanese. “MIR BURNOMO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acbf21e3b3294d3b9d47b0f38d2a7482_1684671646_extra_large.jpeg" text:style-name="Internet_20_link" text:visited-style-name="Visited_20_Internet_20_Link">
acbf21e3b3294d3b9d47b0f38d2a7482_1684671646_extra_large.jpeg</text:a>
']</text:p>
      <text:p text:style-name="P4">
Tags: ['G7', 'STOPRUSSIA', 'АГРЕСІЯ РФ', 'ВІЙНА', 'ВОЛОДИМИР ЗЕЛЕНСЬКИЙ', 'ВТОРГНЕННЯ РФ']</text:p>
      <text:p text:style-name="P4">
Category: News</text:p>
      <!--METADATA-->
      <text:p text:style-name="P4">
<draw:frame draw:style-name="fr1" draw:name="Image288" text:anchor-type="as-char" svg:width="6.9236in" svg:height="4.617948in" draw:z-index="0">
<draw:image xlink:href="../Images/AРМІЯINFORM/2023-05-21T81-00-00-04-00/acbf21e3b3294d3b9d47b0f38d2a7482_1684671646_extra_large.jpeg" xlink:type="simple" xlink:show="embed" xlink:actuate="onLoad" draw:mime-type="image/jpeg"/>
</draw:frame>
Volodymyr Zelenskyy stated this at <text:a xlink:type="simple" xlink:href="https://www.youtube.com/watch" text:style-name="Internet_20_link" text:visited-style-name="Visited_20_Internet_20_Link">
press conference</text:a>
in Japan.</text:p>
      <text:p text:style-name="P4">
“We will rebuild the country with new technologies from domedicine energy. And here the experience of Japan is very important to us. Today we have walked the directions with the Prime Minister. There is a complete understanding. There are several directions: energy, especially green energy, railway, where we need Japanese technologies, medicine, etc., ”the President said, answering that he is expecting most of Japan in the future.</text:p>
      <text:p text:style-name="P4">
News Source: <text:a xlink:type="simple" xlink:href="https://armyinform.com.ua/2023/05/21/ukrayina-spodivayetsya-shho-yaponiya-zi-svoyimy-peredovymy-tehnologiyamy-dopomozhe-u-povoyennij-vidbudovi-prezydent/" text:style-name="Internet_20_link" text:visited-style-name="Visited_20_Internet_20_Link">
https://armyinform.com.ua/2023/05/21/ukrayina-spodivayetsya-shho-yaponiya-zi-svoyimy-peredovymy-tehnologiyamy-dopomozhe-u-povoyennij-vidbudovi-prezydent/</text:a>
</text:p>
      <!--NEWS-->
      <text:h text:style-name="P10" text:outline-level="1">
<text:span text:style-name="T4">
The decision to train Ukrainian pilots on the F-16 is the first step to the even more powerful protection of our sky-Volodymyr Zelenskyy</text:span>
</text:h>
      <text:p text:style-name="P4">
Author: ['АРМІЯINFORM']</text:p>
      <text:p text:style-name="P4">
Time: 2023-05-21T82:00:00-04:00</text:p>
      <text:p text:style-name="P4">
Description: About the CEO of the OFIC President of Ukraine. Ukraine is napologly pracoval over the pants ... The war with Ukraine 2022, the war with Ukraine is the latest news today, the news war with Ukraine 2022 The last for today, will there be a war between Ukraine and Russia and when, there will be a war with Ukraine in 2022, or not, it will be or not, it will be or not, it will be or not, it will be or not, it will be or not whether the war with Ukraine in the near future says, the war with Ukraine, Ukrainian news today, Ukrainian news in Ukrainian media in Russian</text:p>
      <text:p text:style-name="P4">
Images: ['<text:a xlink:type="simple" xlink:href="https://armyinform.com.ua/wp-content/uploads/2023/05/acbf21e3b3294d3b9d47b0f38d2a7482_1684671646_extra_large.jpeg" text:style-name="Internet_20_link" text:visited-style-name="Visited_20_Internet_20_Link">
acbf21e3b3294d3b9d47b0f38d2a7482_1684671646_extra_large.jpeg</text:a>
']</text:p>
      <text:p text:style-name="P4">
Tags: ['F-16', 'STOPRUSSIA', 'АГРЕСІЯ РФ', 'ВІЙНА', 'ВОЛОДИМИР ЗЕЛЕНСЬКИЙ', 'ВТОРГНЕННЯ РФ', 'ОФІС ПРЕЗИДЕНТА УКРАЇНИ']</text:p>
      <text:p text:style-name="P4">
Category: News</text:p>
      <!--METADATA-->
      <text:p text:style-name="P4">
<draw:frame draw:style-name="fr1" draw:name="Image289" text:anchor-type="as-char" svg:width="6.9236in" svg:height="4.617948in" draw:z-index="0">
<draw:image xlink:href="../Images/AРМІЯINFORM/2023-05-21T82-00-00-04-00/acbf21e3b3294d3b9d47b0f38d2a7482_1684671646_extra_large.jpeg" xlink:type="simple" xlink:show="embed" xlink:actuate="onLoad" draw:mime-type="image/jpeg"/>
</draw:frame>
About it <text:a xlink:type="simple" xlink:href="https://president.gov.ua/news/rishennya-pro-trenuvannya-ukrayinskih-lotchikiv-na-f-16-ye-p-83089" text:style-name="Internet_20_link" text:visited-style-name="Visited_20_Internet_20_Link">
reports</text:a>
Office of the President of Ukraine.</text:p>
      <text:p text:style-name="P4">
Ukraine has worked hard on the issue of providing Western aircraft, and the decision of partners on training of Ukrainian pilots on modern -day seizures is the first step to strengthen our country's air defense.</text:p>
      <text:p text:style-name="P4">
The Head of State emphasized that not only modern anti-aircraft missile complexes, which are extremely grateful to the partner states, but also the Western model, are even more reliable for the Ukrainian is more reliable.</text:p>
      <text:p text:style-name="P4">
“And today there is an open training mission. This is the first step. There is a corresponding number of months to teach our pilots. We will work so that this was the most experienced people at once to reduce the learning process. To strengthen our air protection protection, ”Volodymyr Zelenskyy emphasized.</text:p>
      <text:p text:style-name="P4">
The President expressed his belief that Ukraine will receive modern Western fighters. In his words, there is already an understanding of which states are ready to work in this way.</text:p>
      <text:p text:style-name="P4">
Answering journalists' questions about the prospect of armed assistance from countries such as Japan or the Republic of Korea, he noted that all the states capable of assisting Ukraine do so. At the same time, there is an understanding that in some countries there are some law or constitutional restrictions in this area.</text:p>
      <text:p text:style-name="P4">
In addition, the Head of State noted that Ukraine works with partners not only for the supply of weapons. For example, Canada has a powerful interaction on the technique for displacement.</text:p>
      <text:p text:style-name="P4">
“It is about thousands of square kilometers. Because Russia is not just an enemy, they emerge as terrorists, replaced our fields. And here the help of one state will not be not enough, ”the President said.</text:p>
      <text:p text:style-name="P4">
News Source: <text:a xlink:type="simple" xlink:href="https://armyinform.com.ua/2023/05/21/rishennya-pro-trenuvannya-ukrayinskyh-lotchykiv-na-f-16-ye-pershym-krokom-do-shhe-potuzhnishogo-zahystu-nashogo-neba-volodymyr-zelenskyj/" text:style-name="Internet_20_link" text:visited-style-name="Visited_20_Internet_20_Link">
https://armyinform.com.ua/2023/05/21/rishennya-pro-trenuvannya-ukrayinskyh-lotchykiv-na-f-16-ye-pershym-krokom-do-shhe-potuzhnishogo-zahystu-nashogo-neba-volodymyr-zelenskyj/</text:a>
</text:p>
      <!--NEWS-->
      <text:h text:style-name="P10" text:outline-level="1">
<text:span text:style-name="T4">
President honored memory</text:span>
</text:h>
      <text:p text:style-name="P4">
Author: ['АРМІЯINFORM']</text:p>
      <text:p text:style-name="P4">
Time: 2023-05-21T83:00:00-04:00</text:p>
      <text:p text:style-name="P4">
Description: About the CEO of the OFIC President of Ukraine. The day of Pam'yati victims of half -first represents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5/49345456bdd5fde301ed515563cab44d_1684677884_extra_large.jpeg" text:style-name="Internet_20_link" text:visited-style-name="Visited_20_Internet_20_Link">
49345456bdd5fde301ed515563cab44d_1684677884_extra_large.jpeg</text:a>
']</text:p>
      <text:p text:style-name="P4">
Tags: ['ВОЛОДИМИР ЗЕЛЕНСЬКИЙ', "ДЕНЬ ПАМ'ЯТІ ЖЕРТВ ПОЛІТИЧНИХ РЕПРЕСІЙ", 'ОФІС ПРЕЗИДЕНТА УКРАЇНИ']</text:p>
      <text:p text:style-name="P4">
Category: News</text:p>
      <!--METADATA-->
      <text:p text:style-name="P4">
<draw:frame draw:style-name="fr1" draw:name="Image290" text:anchor-type="as-char" svg:width="6.9236in" svg:height="5.190833in" draw:z-index="0">
<draw:image xlink:href="../Images/AРМІЯINFORM/2023-05-21T83-00-00-04-00/49345456bdd5fde301ed515563cab44d_1684677884_extra_large.jpeg" xlink:type="simple" xlink:show="embed" xlink:actuate="onLoad" draw:mime-type="image/jpeg"/>
</draw:frame>
About it <text:a xlink:type="simple" xlink:href="https://president.gov.ua/news/volodimir-zelenskij-ushanuvav-pamyat-zhertv-politichnih-repr-83097" text:style-name="Internet_20_link" text:visited-style-name="Visited_20_Internet_20_Link">
reports</text:a>
Office of the President of Ukraine.</text:p>
      <text:p text:style-name="P4">
On the Day of Remembrance of Political Repression, President of Ukraine Vladimirzelensky honored the memory of victims of the Great Terror, committed by a totalitarian communist regime in 1937-1938 in Ukrainian lands.</text:p>
      <text:p text:style-name="P4">
On behalf of the Head of State, a basket of flowers was installed to a monument to the recipient, located at the entrance to the National Historical and Memorial Reserve "Bikivnyansky Tombs" and wreaths to the mass grave of the memorial sign of the Polish burials on the territory of the reserve.</text:p>
      <text:p text:style-name="P4">
According to the President, the fabricated motives of detention, the cruel torture of the Tasmerian sentences, which were presented mainly without the investigation and court of the Trihki of the NKVD, the "children's gulags" - all this radically contradicts the normal human nature of the tavhikhid principles of the civilized universe.</text:p>
      <text:p text:style-name="P4">
Multinational burials of victims of Stalin's repression in the territory of Bikivnyansky Forest in Kiev, hundreds of similar places in all regions of Ukraine are now an inseparable category of national memory of the Ukrainian people, memorial objects of international importance.</text:p>
      <text:p text:style-name="P4">
"We have to do everything to guarantee the remark of totalitarianism, to ensure the consolidation of the efforts of the international community in the renewal and conservation of peace, collective security and humanism, the disposal of the terrorist state-the Russian Federation, the provision of fair trial and responsibility for criminals," Vladimir emphasized.</text:p>
      <text:p text:style-name="P4">
“Eternal and light memory of victims of political repression. Eternal respect for everyone who protects Ukraine. We will always remember those who gave their lives, freeing Ukrainian land from Russian invaders, ”the Glavs added.</text:p>
      <text:p text:style-name="P4">
News Source: <text:a xlink:type="simple" xlink:href="https://armyinform.com.ua/2023/05/21/volodymyr-zelenskyj-ushanuvav-pamyat-zhertv-politychnyh-represij/" text:style-name="Internet_20_link" text:visited-style-name="Visited_20_Internet_20_Link">
https://armyinform.com.ua/2023/05/21/volodymyr-zelenskyj-ushanuvav-pamyat-zhertv-politychnyh-represij/</text:a>
</text:p>
      <!--NEWS-->
      <text:h text:style-name="P10" text:outline-level="1">
<text:span text:style-name="T4">
Bakhmut's battles continue - the General Staff of the Armed Forces</text:span>
</text:h>
      <text:p text:style-name="P4">
Author: ['АРМІЯINFORM']</text:p>
      <text:p text:style-name="P4">
Time: 2023-05-21T84:00:00-04:00</text:p>
      <text:p text:style-name="P4">
Description: The enemy is a sinking of Zoedzhuvati basic Zuill at Kupkiyansky, Liman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sh-1.jpg" text:style-name="Internet_20_link" text:visited-style-name="Visited_20_Internet_20_Link">
gsh-1.jpg</text:a>
']</text:p>
      <text:p text:style-name="P4">
Tags: ['STOPRUSSIA', 'АГРЕСІЯ РФ', 'ВЕЧІРНЄ ЗВЕДЕННЯ', 'ВІЙНА', 'ВТОРГНЕННЯ РФ', 'ЗВЕДЕННЯ ГШ ЗСУ']</text:p>
      <text:p text:style-name="P4">
Category: News</text:p>
      <!--METADATA-->
      <text:p text:style-name="P4">
<draw:frame draw:style-name="fr1" draw:name="Image291" text:anchor-type="as-char" svg:width="6.9236in" svg:height="4.506751in" draw:z-index="0">
<draw:image xlink:href="../Images/AРМІЯINFORM/2023-05-21T84-00-00-04-00/gsh-1.jpg" xlink:type="simple" xlink:show="embed" xlink:actuate="onLoad" draw:mime-type="image/jpeg"/>
</draw:frame>
<text:span text:style-name="T4">
 🔥 Situation on Russian invasion </text:span>
</text:p>
      <text:p text:style-name="P4">
The enemy continues to focus on the main efforts on Kupyansk, Lyman, Bakhmut, Avdiiv and Mariinsky. In total, 24 fighting collisions were held during the day in these areas of the front.</text:p>
      <text:p text:style-name="P4">
About it in your evening summary <text:a xlink:type="simple" xlink:href="https://www.facebook.com/GeneralStaff.ua/posts/pfbid0tmZPh9xu2hbYTThyQyd4bhdL7Qicc1bzdcWNy1Q4BZ2pfbWjVQveopAkB8XVHUG2l" text:style-name="Internet_20_link" text:visited-style-name="Visited_20_Internet_20_Link">
reports</text:a>
General Staff of the Armed Forces of Ukraine.</text:p>
      <text:p text:style-name="P4">
Bakhmut and Marinka remain at the epicenter of the fighting.</text:p>
      <text:p text:style-name="P4">
<text:span text:style-name="T4">
 In the Siversky and Slobozhansky directions </text:span>
 the enemy continues to retain a military presence in border areas with Ukraine, in some sections of the state border there are sabotage and intelligence groups of the enemy. During the pre-clerk, mortar and artillery shells of settlements of the Novgorod-Siversky district of Chernihiv region; Studenok Tamykhailivka of Sumy region, as well as Uda, Grave, Zelene, Starytsya, Ogirtseve, Hatyshche, Pletenivka, Vovchansk, Nesterne, Budarki in Kharkiv region.</text:p>
      <text:p text:style-name="P4">
<text:span text:style-name="T4">
 In the Kupyansk direction </text:span>
 the enemy does not stop attempting to improve tactical. During the day, unsuccessful offensive actions in the area of Masyutivka. Artillery and mortar shelling of the enemy were inhabited by the settlements of Patikamyanka, well, Krasne first, Petro-Ivanivka, Filigolivka, Novomlinsk, Wesad, Monachynivka, Masytivka, Tabaivka, Breerivka, Breerivka, Breerivka.</text:p>
      <text:p text:style-name="P4">
<text:span text:style-name="T4">
 In the Liman direction </text:span>
 During the day the enemy conducted offensive actions in the direction of-Darjivka, there was no success. He has struck in the area of Nevskoye inhabited. Artillery shellings have suffered settlements, which is near the boat collision. In particular, Makeevka, Nevskoye, Bigorivka of the Lugansk region and Tornske, Verkhnyamyansk and controversial Donetsk region.</text:p>
      <text:p text:style-name="P4">
<text:span text:style-name="T4">
 In the Bakhmut direction </text:span>
 The enemy continues to take offensive actions. Bakhmut's fighting is ongoing. During the day, the enemy unsuccessfully tried to restore the positions of the south of the settlement of Ivanivske. In addition, there was no success in the direction of Grigorivka. He has been struck by the areas of Bakhmut and Ivanivske settlements. Orykhovo-Vasylivka, Markovo, Bakhmut, Ivanivske, White Mountain and New York, Donetsk region, were distracted by the enemy shell.<text:span text:style-name="T4">
 In the Mariinsky direction </text:span>
 Defense units reflected numerous attacks in the area of Marinka. The enemy was struck by aircraft blows from nearby and Novomikhailivka. At the same time, hostile shelling of Valleyghiyivka, Venta and Novomikhailivka of Donetsk region.</text:p>
      <text:p text:style-name="P4">
In the mineral direction, the enemy did not perform the offensive actions. At the same time, he struck aviation in areas of settlements Vodyane, coal, Prychistivka, Golden Niva and Greater Novosilka. Water and carbonards were fired.</text:p>
      <text:p text:style-name="P4">
<text:span text:style-name="T4">
 In the Zaporizhzhya and Kherson directions </text:span>
 the enemy continues the Valioron actions. At the same time, it does not stop destroying the infrastructure of settlements, which is along with the line of combat collision. During this day he struck the air strikes with the painted point Stanislav Kherson region, and fired at artilleryivka, Burlatske, Novosilka, Green Field of Donetsk region; Olgivske, Gulyaipole, Railway, White, Small Tokmachka, Mali Shcherbaki and Kamianskepzapozhye region; Tyaginka of Kherson region and the city of Kherson.</text:p>
      <text:p text:style-name="P4">
News Source: <text:a xlink:type="simple" xlink:href="https://armyinform.com.ua/2023/05/21/boyi-za-misto-bahmut-tryvayut-genshtab-zsu/" text:style-name="Internet_20_link" text:visited-style-name="Visited_20_Internet_20_Link">
https://armyinform.com.ua/2023/05/21/boyi-za-misto-bahmut-tryvayut-genshtab-zsu/</text:a>
</text:p>
      <!--NEWS-->
      <text:h text:style-name="P10" text:outline-level="1">
<text:span text:style-name="T4">
The enemy firets the border territories of northern Ukraine</text:span>
</text:h>
      <text:p text:style-name="P4">
Author: ['АРМІЯINFORM']</text:p>
      <text:p text:style-name="P4">
Time: 2023-05-21T85:00:00-04:00</text:p>
      <text:p text:style-name="P4">
Description: The village at 16:00 21 Rosiyski Vіsyska traverse 5 times hesitated by the Prordonnni Terito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ok-pivnich.jpg" text:style-name="Internet_20_link" text:visited-style-name="Visited_20_Internet_20_Link">
ok-pivnich.jpg</text:a>
']</text:p>
      <text:p text:style-name="P4">
Tags: ['STOPRUSSIA', 'ВІЙНА', 'ВОРОЖІ ОБСТРІЛИ', 'ВТОРГНЕННЯ РФ', 'ОК «ПІВНІЧ»', 'СУМСЬКА ОБЛАСТЬ', 'ЧЕРНІГІВСЬКА ОБЛАСТЬ']</text:p>
      <text:p text:style-name="P4">
Category: News</text:p>
      <!--METADATA-->
      <text:p text:style-name="P4">
<draw:frame draw:style-name="fr1" draw:name="Image292" text:anchor-type="as-char" svg:width="6.9236in" svg:height="5.61873in" draw:z-index="0">
<draw:image xlink:href="../Images/AРМІЯINFORM/2023-05-21T85-00-00-04-00/ok-pivnich.jpg" xlink:type="simple" xlink:show="embed" xlink:actuate="onLoad" draw:mime-type="image/jpeg"/>
</draw:frame>
<text:span text:style-name="T4">
 As of 16:00 on May 21, Russian troops fired 5 times the borderlines of Chernihiv and Sumy regions. </text:span>
</text:p>
      <text:p text:style-name="P4">
About it in your Telegram channel <text:a xlink:type="simple" xlink:href="https://t.me/ok_pivnich1/2722" text:style-name="Internet_20_link" text:visited-style-name="Visited_20_Internet_20_Link">
reports</text:a>
Operational Command "North".</text:p>
      <text:p text:style-name="P4">
From 10:30 to 10:55, 8 parishes were recorded, probably from the artillery, W. Progress.</text:p>
      <text:p text:style-name="P4">
From 10:27 to 10:45 5 cards were recorded, probably from a mortar 120 mm, by NP Nikolaivka.</text:p>
      <text:p text:style-name="P4">
From 12:35 to 12:50 there were 6 parishes, probably from a mortar 120 mm, in the rayon. Studenok.</text:p>
      <text:p text:style-name="P4">
From 12:50 to 13:00 there were 4 parishes, probably with a mortar 120 mm, in the rayon. Wolf.</text:p>
      <text:p text:style-name="P4">
From 14:50 to 15:00 there were 3 parishes, probably with a mortar 120 mm, in the district. Whitecopy.</text:p>
      <text:p text:style-name="P4">
There was no information about losses among the local population or damage to civilian infrastructure.</text:p>
      <text:p text:style-name="P4">
News Source: <text:a xlink:type="simple" xlink:href="https://armyinform.com.ua/2023/05/21/vorog-obstrilyuye-prykordonni-terytoriyi-pivnochi-ukrayiny/" text:style-name="Internet_20_link" text:visited-style-name="Visited_20_Internet_20_Link">
https://armyinform.com.ua/2023/05/21/vorog-obstrilyuye-prykordonni-terytoriyi-pivnochi-ukrayiny/</text:a>
</text:p>
      <!--NEWS-->
      <text:h text:style-name="P10" text:outline-level="1">
<text:span text:style-name="T4">
Aviation of Defense Forces struck the enemy of 16 beats</text:span>
</text:h>
      <text:p text:style-name="P4">
Author: ['АРМІЯINFORM']</text:p>
      <text:p text:style-name="P4">
Time: 2023-05-21T86:00:00-04:00</text:p>
      <text:p text:style-name="P4">
Description: Avіaatsіya defense forces for Dob took 12 strikes in the areas of Zseri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ВІАЦІЯ ЗСУ', 'ВЕЧІРНЄ ЗВЕДЕННЯ', 'ВТОРГНЕННЯ РФ', 'ЗНИЩЕННЯ ВОЄННОЇ ТЕХНІКИ ПРОТИВНИКА', 'ХРОНІКА ОБОРОНИ']</text:p>
      <text:p text:style-name="P4">
Category: News</text:p>
      <!--METADATA-->
      <text:p text:style-name="P4">
<draw:frame draw:style-name="fr1" draw:name="Image293" text:anchor-type="as-char" svg:width="6.9236in" svg:height="3.894525in" draw:z-index="0">
<draw:image xlink:href="../Images/AРМІЯINFORM/2023-05-21T86-00-00-04-00/aviacziya-syl-oborony-ukrayiny.jpg" xlink:type="simple" xlink:show="embed" xlink:actuate="onLoad" draw:mime-type="image/jpeg"/>
</draw:frame>
Illustrative photo</text:p>
      <text:p text:style-name="P4">
<text:span text:style-name="T4">
 🔥 Situation on Russian invasion </text:span>
</text:p>
      <text:p text:style-name="P4">
The aviation of the defense forces per day made 12 beats in the areas of concentration of personal staff and military equipment of the enemy, as well as 4-on anti-aircraft missile complexes.</text:p>
      <text:p text:style-name="P4">
About it on your official Facebook page <text:a xlink:type="simple" xlink:href="https://www.facebook.com/GeneralStaff.ua/posts/pfbid0tmZPh9xu2hbYTThyQyd4bhdL7Qicc1bzdcWNy1Q4BZ2pfbWjVQveopAkB8XVHUG2l" text:style-name="Internet_20_link" text:visited-style-name="Visited_20_Internet_20_Link">
writes</text:a>
The General Staff of the Armed Forces.</text:p>
      <text:p text:style-name="P4">
During the day, 3 enemy reconnaissance UAVs of different types were destroyed.</text:p>
      <text:p text:style-name="P4">
Missile troops and artillery units were struck by the area of concentration of weapons of Tavi equipment, 2 ammunition depots, 2 artillery units of relevant positions and another important goal of the enemy.</text:p>
      <text:p text:style-name="P4">
News Source: <text:a xlink:type="simple" xlink:href="https://armyinform.com.ua/2023/05/21/aviacziya-syl-oborony-zavdala-po-vorogu-16-udariv/" text:style-name="Internet_20_link" text:visited-style-name="Visited_20_Internet_20_Link">
https://armyinform.com.ua/2023/05/21/aviacziya-syl-oborony-zavdala-po-vorogu-16-udariv/</text:a>
</text:p>
      <!--NEWS-->
      <text:h text:style-name="P10" text:outline-level="1">
<text:span text:style-name="T4">
Donetsk region shelling with victims among civilians - the investigation has been started</text:span>
</text:h>
      <text:p text:style-name="P4">
Author: ['АРМІЯINFORM']</text:p>
      <text:p text:style-name="P4">
Time: 2023-05-21T87:00:00-04:00</text:p>
      <text:p text:style-name="P4">
Description: Rosiyska Armia Znov plagued the settlement of Donechcini. 21 Herbalop 2023 Rock PID Bu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obstril-donechchyny.jpg" text:style-name="Internet_20_link" text:visited-style-name="Visited_20_Internet_20_Link">
obstril-donechchyny.jpg</text:a>
']</text:p>
      <text:p text:style-name="P4">
Tags: ['STOPRUSSIA', 'АГРЕСІЯ РФ', 'ВІЙНА', 'ВОЄННІ ЗЛОЧИНИ', 'ВОРОЖІ ОБСТРІЛИ', 'ВТОРГНЕННЯ РФ']</text:p>
      <text:p text:style-name="P4">
Category: News</text:p>
      <!--METADATA-->
      <text:p text:style-name="P4">
<draw:frame draw:style-name="fr1" draw:name="Image294" text:anchor-type="as-char" svg:width="6.9236in" svg:height="5.1927in" draw:z-index="0">
<draw:image xlink:href="../Images/AРМІЯINFORM/2023-05-21T87-00-00-04-00/obstril-donechchyny.jpg" xlink:type="simple" xlink:show="embed" xlink:actuate="onLoad" draw:mime-type="image/jpeg"/>
</draw:frame>
The Russian army fired at the settlements of Donetsk region again. On May 21, 2023, the cities of Avdiivka, Yar, New York town of Torretsk and the village were hit. St. George's Mary Territorial Community.</text:p>
      <text:p text:style-name="P4">
About it on your official Facebook page <text:a xlink:type="simple" xlink:href="https://www.facebook.com/pgo.gov.ua/posts/pfbid0XbP8fxDSayXiHVsdr9FwUj3FDNbxcaTtbNPYnKEG1stctHuYXuFSnE3dXCpPSUqGl" text:style-name="Internet_20_link" text:visited-style-name="Visited_20_Internet_20_Link">
reports</text:a>
Office of the Prosecutor General.</text:p>
      <text:p text:style-name="P4">
According to the investigation, the Russian servicemen were probably fired from the Fab-2550 FAB-250.</text:p>
      <text:p text:style-name="P4">
Two men 46 and 55 were killed as a result of residential buildings. Six men and four women undergoing injury. Doctors diagnosed in the victims of gunshot fragmentation of the head, trunk and extremities.</text:p>
      <text:p text:style-name="P4">
Law enforcement officers recorded damage to private households, an apartment building, the territory of the enterprise and objects of civil infrastructure.</text:p>
      <text:p text:style-name="P4">
Prosecutors carry out procedural guidance in criminal proceedings by polls violation of the laws and customs of war(h. 1, 2 tbsp. 438 of the Criminal Code of Ukraine).</text:p>
      <text:p text:style-name="P4">
Вживаються всі можливі та належні заходи для документування воєнних злочинів,вчинених представниками збройних сил рф.</text:p>
      <text:p text:style-name="P4">
News Source: <text:a xlink:type="simple" xlink:href="https://armyinform.com.ua/2023/05/21/obstril-donechchyny-z-zhertvamy-sered-czyvilnyh-rozpochato-rozsliduvannya/" text:style-name="Internet_20_link" text:visited-style-name="Visited_20_Internet_20_Link">
https://armyinform.com.ua/2023/05/21/obstril-donechchyny-z-zhertvamy-sered-czyvilnyh-rozpochato-rozsliduvannya/</text:a>
</text:p>
      <!--NEWS-->
      <text:h text:style-name="P10" text:outline-level="1">
<text:span text:style-name="T4">
Occupants restrict civilian access to mobile communications</text:span>
</text:h>
      <text:p text:style-name="P4">
Author: ['АРМІЯINFORM']</text:p>
      <text:p text:style-name="P4">
Time: 2023-05-21T88:00:00-04:00</text:p>
      <text:p text:style-name="P4">
Description: Rosiyski Zagarbniki to freeze the access of the cyvic populist to mobile sta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sh-2.jpg" text:style-name="Internet_20_link" text:visited-style-name="Visited_20_Internet_20_Link">
gsh-2.jpg</text:a>
']</text:p>
      <text:p text:style-name="P4">
Tags: ['STOPRUSSIA', 'АГРЕСІЯ РФ', 'ВІЙНА', 'ВТОРГНЕННЯ РФ', 'МОБІЛЬНИЙ ЗВ’ЯЗОК', 'РОСІЙСЬКІ ОКУПАНТИ']</text:p>
      <text:p text:style-name="P4">
Category: News</text:p>
      <!--METADATA-->
      <text:p text:style-name="P4">
<draw:frame draw:style-name="fr1" draw:name="Image295" text:anchor-type="as-char" svg:width="6.9236in" svg:height="3.893007in" draw:z-index="0">
<draw:image xlink:href="../Images/AРМІЯINFORM/2023-05-21T88-00-00-04-00/gsh-2.jpg" xlink:type="simple" xlink:show="embed" xlink:actuate="onLoad" draw:mime-type="image/jpeg"/>
</draw:frame>
Russian invaders restrict civilian access to mobile communication in settlements of the temporarily captured territory of the Kherson region.</text:p>
      <text:p text:style-name="P4">
About it <text:a xlink:type="simple" xlink:href="https://www.facebook.com/GeneralStaff.ua/posts/pfbid0tmZPh9xu2hbYTThyQyd4bhdL7Qicc1bzdcWNy1Q4BZ2pfbWjVQveopAkB8XVHUG2l" text:style-name="Internet_20_link" text:visited-style-name="Visited_20_Internet_20_Link">
reports</text:a>
The General Staff of the Armed Forces of Ukraine on its official Facebook page.</text:p>
      <text:p text:style-name="P4">
The invaders dismantle the equipment of substations as well as relay towers. In addition, they limit the movement of locals to areas with a steady honeycomb.</text:p>
      <text:p text:style-name="P4">
News Source: <text:a xlink:type="simple" xlink:href="https://armyinform.com.ua/2023/05/21/okupanty-obmezhuyut-dostup-czyvilnogo-naselennya-do-mobilnogo-zvyazku/" text:style-name="Internet_20_link" text:visited-style-name="Visited_20_Internet_20_Link">
https://armyinform.com.ua/2023/05/21/okupanty-obmezhuyut-dostup-czyvilnogo-naselennya-do-mobilnogo-zvyazku/</text:a>
</text:p>
      <!--NEWS-->
      <text:h text:style-name="P10" text:outline-level="1">
<text:span text:style-name="T4">
Soon - summer vacations. Where this year or on preferential conditions will be able to rest the children of servicemen</text:span>
</text:h>
      <text:p text:style-name="P4">
Author: ['Володимир Поліщук']</text:p>
      <text:p text:style-name="P4">
Time: 2023-05-21T89:00:00-04:00</text:p>
      <text:p text:style-name="P4">
Description: Nebobar - Litni Kanikuli. The Mini Costorus has arisen, Sho Tsoyo Roku Toni ... War with Ukraine 2022, War with Ukraine Latest News today, News War with Ukraine 2022 The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5/a9b7d4b3-d0dd-4d73-823d-4ed6cd2faf09-scaled.jpg" text:style-name="Internet_20_link" text:visited-style-name="Visited_20_Internet_20_Link">
a9b7d4b3-d0dd-4d73-823d-4ed6cd2faf09-scaled.jpg</text:a>
']</text:p>
      <text:p text:style-name="P4">
Tags: ['ВІДПОЧИНОК', 'ДІТИ УЧАСНИКІВ АТО', 'СОЦІАЛЬНИЙ ЗАХИСТ']</text:p>
      <text:p text:style-name="P4">
Category: News</text:p>
      <!--METADATA-->
      <text:p text:style-name="P4">
<draw:frame draw:style-name="fr1" draw:name="Image296" text:anchor-type="as-char" svg:width="6.9236in" svg:height="4.604194in" draw:z-index="0">
<draw:image xlink:href="../Images/AРМІЯINFORM/2023-05-21T89-00-00-04-00/a9b7d4b3-d0dd-4d73-823d-4ed6cd2faf09-scaled.jpg" xlink:type="simple" xlink:show="embed" xlink:actuate="onLoad" draw:mime-type="image/jpeg"/>
</draw:frame>
Photo of Edik-camp.com</text:p>
      <text:p text:style-name="P4">
<text:span text:style-name="T4">
 Soon - summer holidays. The Ministry of Education has found that this rocky will begin on May 25 and will last until September 1. </text:span>
</text:p>
      <text:p text:style-name="P4">
<text:span text:style-name="T4">
 And although the number of children's camps in Ukraine in connection with Russian aggression and the occupation of part of its territory has decreased significantly, our children will still have to relax and get well. Armyinform correspondent has tried to find out what children's camps this summer will be free of charge or on preferential conditions will receive children of servicemen. </text:span>
</text:p>
      <text:h text:style-name="P12" text:outline-level="3">
<text:span text:style-name="T4">
<text:span text:style-name="T4">
 Summer camps, free for children of servicemen </text:span>
</text:span>
</text:h>
      <text:p text:style-name="P4">
<text:a xlink:type="simple" xlink:href="https://www.enableme.com.ua/ua/article/bezkostovni-litni-tabori-dla-ditej-u-2023-roci-9944" text:style-name="Internet_20_link" text:visited-style-name="Visited_20_Internet_20_Link">
List</text:a>
free summer camps for children in 2023 provides <text:a xlink:type="simple" xlink:href="http://enableme.com.ua/" text:style-name="Internet_20_link" text:visited-style-name="Visited_20_Internet_20_Link">
enableme.com.ua</text:a>
.</text:p>
      <text:p text:style-name="P4">
У 2023 році кілька організацій відкрили набір у пільгові дитячі літні таборидля реабілітації та відпочинку дітей. У цій статті ви зможете знайтиінформацію про умови отримання безплатного відпочинку, а також контактнуінформацію організаторів таборів.</text:p>
      <text:h text:style-name="P12" text:outline-level="3">
<text:span text:style-name="T4">
<text:span text:style-name="T4">
Ukrainian Gen Camp</text:span>
</text:span>
</text:h>
      <text:p text:style-name="P4">
З 17 квітня у Карпатах почав роботу Gen.Camp — оздоровчо-освітній табір дляпсихологічної реабілітації дітей з гарячих точок України. Це безплатнаініціатива, яку фінансує фундація Олени Зеленської.</text:p>
      <text:p text:style-name="P4">
Участь у таборі безплатна, реабілітація проводиться за кошти українськихмеценатів.</text:p>
      <text:p text:style-name="P4">
Хто може стати учасником Gen.Camp?</text:p>
      <text:p text:style-name="P4">
Діти віком 7-11 років, які мають яскраво виражені ознаки психологічної травми,спричиненої війною, та потребують якнайшвидшої допомоги.</text:p>
      <text:h text:style-name="P12" text:outline-level="3">
<text:span text:style-name="T4">
<text:span text:style-name="T4">
Літній безплатний реабілітаційний табір «Небокрай»</text:span>
</text:span>
</text:h>
      <text:p text:style-name="P4">
Безплатний реабілітаційний табір для дітей був створений за ініціативи КАД«Небокрай», та проводиться за підтримки Благодійної Організації «БФ СЯГАЙНЕБЕС», а також благодійників — фізичних та юридичних осіб як в Україні, так іза її межами.</text:p>
      <text:p text:style-name="P4">
Мета проєкту — надання безплатного відпочинку та створення сприятливих умовдля швидкої реабілітації дітей, що постраждали від збройної агресії російськоїфедерації в Україні.</text:p>
      <text:p text:style-name="P4">
Табір відбудеться влітку 2023 року на Закарпатті в Україні, в дві зміни. Першазміна 1-16 липня, друга зміна 15-30 серпня 2023 року. Кількість дітей на зміні— до 60 дітей. Зміна триває 14 днів.</text:p>
      <text:p text:style-name="P4">
Who can get a vacation at the Skhraray camp?</text:p>
      <text:p text:style-name="P4">
You can apply for free rehabilitation and recreation of a child aged 9-16, if from February 24, 2022 it has not yet been rehabilitated by Vetabor "Nebraray".</text:p>
      <text:p text:style-name="P4">
The camp accepts children who have lost their loved ones as a result of hostilities who have been occupied in occupation, were under dense intense shelling, lost their home.</text:p>
      <text:p text:style-name="P4">
Children whose parents/parents are fighting in the area of active fighting will also rest for free. If you have a camp question can be contacted with <text:a xlink:type="simple" xlink:href="https://www.facebook.com/nebokray.club" text:style-name="Internet_20_link" text:visited-style-name="Visited_20_Internet_20_Link">
organizers</text:a>
by phone+38(095)277-75-72, +38(096)065-65-04, or send questions to <text:a xlink:type="simple" xlink:href="https://armyinform.com.ua/cdn-cgi/l/email-protection#92fcf7f0fdf9e0f3ebbcf1fee7f0d2f5fff3fbfebcf1fdff" text:style-name="Internet_20_link" text:visited-style-name="Visited_20_Internet_20_Link">
[Emailprotected] com</text:a>
### <text:span text:style-name="T4">
 The Ranch "Edelweiss" camp </text:span>
</text:p>
      <text:p text:style-name="P4">
In 2022, the Edelweiss ranch camp in the Carpathians received 358 children for free. In 20123, the camp continues to return their childhood to young Ukrainians.</text:p>
      <text:p text:style-name="P4">
Who can get a free rest at the Ranch Edelweiss camp?</text:p>
      <text:p text:style-name="P4">
In the summer of 2023, preferential status for recreation for children is used for charitable children: children who have lost one or two parents as a result of Russian aggression; children who at this time protect the country in zincies at this point; Children who have IDP status and for objective reasons cannot turn home(destroyed housing, occupied territory or zone of combat).</text:p>
      <text:p text:style-name="P4">
Пільговий статус не надається дітям, які вже відпочивали у таборі заблагодійні кошти у 2022-2023 роках. <text:span text:style-name="T4">
Для запису у лист очікування необхіднонадати:</text:span>
</text:p>
      <ul>
        <li>
прізвище та ім’я дитини;  * дату народження;  * місто, інформація про трансфер (Kyiv/Dnipro/Odesa/Lviv); * Name of one parent, phone number with Weiber; * e-mail of one parent; * Scancopy of a document confirming preferential status.</li>
      </ul>
      <text:p text:style-name="P4">
News Source: <text:a xlink:type="simple" xlink:href="https://armyinform.com.ua/2023/05/21/nezabarom-litni-kanikuly-de-czogo-roku-bezkoshtovno-abo-na-pilgovyh-umovah-zmozhut-vidpochyty-dity-vijskovosluzhbovcziv/" text:style-name="Internet_20_link" text:visited-style-name="Visited_20_Internet_20_Link">
https://armyinform.com.ua/2023/05/21/nezabarom-litni-kanikuly-de-czogo-roku-bezkoshtovno-abo-na-pilgovyh-umovah-zmozhut-vidpochyty-dity-vijskovosluzhbovcziv/</text:a>
</text:p>
      <!--NEWS-->
      <text:h text:style-name="P10" text:outline-level="1">
<text:span text:style-name="T4">
Sappers provide safety for farmers in Mykolaiv region, 80 hectares of agricultural land are exchanged</text:span>
</text:h>
      <text:p text:style-name="P4">
Author: ['АРМІЯINFORM']</text:p>
      <text:p text:style-name="P4">
Time: 2023-05-21T90:00:00-04:00</text:p>
      <text:p text:style-name="P4">
Description: About Tse with his Telegram-channel, having written the perishable intercessor of Minstra defense Ukrainian ... War with Ukraine 2022, the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rozminuvannya.jpg" text:style-name="Internet_20_link" text:visited-style-name="Visited_20_Internet_20_Link">
rozminuvannya.jpg</text:a>
']</text:p>
      <text:p text:style-name="P4">
Tags: ['STOPRUSSIA', 'АГРЕСІЯ РФ', 'ВІЙНА', 'ВТОРГНЕННЯ РФ', 'МИКОЛАЇВЩИНА', 'МІНИ', 'РОЗМІНУВАННЯ']</text:p>
      <text:p text:style-name="P4">
Category: News</text:p>
      <!--METADATA-->
      <text:p text:style-name="P4">
<draw:frame draw:style-name="fr1" draw:name="Image297" text:anchor-type="as-char" svg:width="6.9236in" svg:height="4.615733in" draw:z-index="0">
<draw:image xlink:href="../Images/AРМІЯINFORM/2023-05-21T90-00-00-04-00/rozminuvannya.jpg" xlink:type="simple" xlink:show="embed" xlink:actuate="onLoad" draw:mime-type="image/jpeg"/>
</draw:frame>
Illustrative photo</text:p>
      <text:p text:style-name="P4">
About it in your Telegram channel <text:a xlink:type="simple" xlink:href="https://t.me/Pavliuk_KSV/4276" text:style-name="Internet_20_link" text:visited-style-name="Visited_20_Internet_20_Link">
wrote</text:a>
First Deputy Minister of Defense of Ukraine Lieutenant General Alexander Pavlyuk.</text:p>
      <text:p text:style-name="P4">
About 80 hectares of agricultural land for almost a month surveyed the sappers of only one unit of the State Support Service in Mykolaiv region.</text:p>
      <text:p text:style-name="P4">
Specialists were neutralized, in particular, two reactive 9M27K rockets and9m128k from the Hurricane volley fire systems, a reactive ammunition from Hurricane RSSL, a number of anti-tank and anti-personnel mines, cassette sub-guns, the mines, and the mines.</text:p>
      <text:p text:style-name="P4">
Especially many finds at the location of hostile positions, where the Vorohhhzhchdro used all varieties of explosive objects.</text:p>
      <text:p text:style-name="P4">
Stressed and painstaking work continues, as it is necessary to provide access to the farmer and create safe conditions for the restoration of agricultural production.</text:p>
      <text:p text:style-name="P4">
News Source: <text:a xlink:type="simple" xlink:href="https://armyinform.com.ua/2023/05/21/sapery-zabezpechuyut-bezpeku-dlya-fermeriv-na-mykolayivshhyni-rozminovano-80-ga-silgospugid/" text:style-name="Internet_20_link" text:visited-style-name="Visited_20_Internet_20_Link">
https://armyinform.com.ua/2023/05/21/sapery-zabezpechuyut-bezpeku-dlya-fermeriv-na-mykolayivshhyni-rozminovano-80-ga-silgospugid/</text:a>
</text:p>
      <!--NEWS-->
      <text:h text:style-name="P10" text:outline-level="1">
<text:span text:style-name="T4">
In Hiroshima, Ukraine was an honorary participant in the work of the Great Seven, and Ukrainian topics - central - President</text:span>
</text:h>
      <text:p text:style-name="P4">
Author: ['АРМІЯINFORM']</text:p>
      <text:p text:style-name="P4">
Time: 2023-05-21T91:00:00-04:00</text:p>
      <text:p text:style-name="P4">
Description: https://www.youtube.com/watch?v=OJRWMYM6OFI Road Ukrainians!Completely Tsey Duzh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 'ВІДЕОЗВЕРНЕННЯ ПРЕЗИДЕНТА УКРАЇНИ', 'ВІЙНА', 'ВОЛОДИМИР ЗЕЛЕНСЬКИЙ', 'ВТОРГНЕННЯ РФ', 'ОФІС ПРЕЗИДЕНТА УКРАЇНИ']</text:p>
      <text:p text:style-name="P4">
Category: News</text:p>
      <!--METADATA-->
      <text:p text:style-name="P4">
<text:span text:style-name="T4">
 Dear Ukrainians!</text:span>
</text:p>
      <text:p text:style-name="P4">
We complete this very difficult, but very important week. On Friday - Ligaarabian states. Saturday and Sunday - G7 plus Ukraine and the extended format - seven plus partners, including the global south, plus Ukraine. Intensively.</text:p>
      <text:p text:style-name="P4">
The world hears our position. The protection and guarantees of security, the return of all our territories, all our people, justice, the realization of our formula of peace ... As for every significant point for Ukraine, we have an understanding with the world. And together we will increase Ukrainian potential.</text:p>
      <text:p text:style-name="P4">
This Saturday is the Day of Science in Ukraine, and the more we give Ukraine opportunities, the more we give to all who work in this noble sphere. I congratulate all scientists!</text:p>
      <text:p text:style-name="P4">
Today, on Sunday, here, in Hiroshima, Ukraine was a truly honorary participant in the Great Seven. Ukrainian topics - central, honor to all Ukrainians - special. Thank you "Seven"!</text:p>
      <text:p text:style-name="P4">
Meeting with President Biden - and, as always, we become stronger after such intervals. Meeting with Indonesia leader is meaningful. Meeting with Korea Presidential Republic is a potential for a strong relationship. Meeting with Canada Trudeau Prime Minister-thank you, Justin, you. He talked to leaders and Australia. Separately and in detail we spoke with Prime Minister of Japan-let's increase cooperation.</text:p>
      <text:p text:style-name="P4">
There was also a very important ceremony and appeal to the Museum of Peace in Hiroshima ...</text:p>
      <text:p text:style-name="P4">
Our unity with the world, our protection for Ukrainians and our power - the power of the Ukrainian state - will also be the most worthy commemoration of the memory of our people - different generations - whose life was broken and trampled by the Russian gap, this long -term tyranny that changes shape, but kills the equivalent.</text:p>
      <text:p text:style-name="P4">
Today is the Day of Remembrance of Victims of Political Repression ... The Day of Remembrance of All who have been in the Soviet regime. We do not forget what was, we do not forget, weaken, and do not forget that we are obliged to be strong.</text:p>
      <text:p text:style-name="P4">
And we will always.</text:p>
      <text:p text:style-name="P4">
<text:span text:style-name="T4">
Glory to Ukraine!</text:span>
</text:p>
      <text:p text:style-name="P4">
News Source: <text:a xlink:type="simple" xlink:href="https://armyinform.com.ua/2023/05/21/u-hirosimi-ukrayina-bula-pochesnym-uchasnykom-roboty-velykoyi-simky-a-ukrayinska-tematyka-czentralnoyu-prezydent/" text:style-name="Internet_20_link" text:visited-style-name="Visited_20_Internet_20_Link">
https://armyinform.com.ua/2023/05/21/u-hirosimi-ukrayina-bula-pochesnym-uchasnykom-roboty-velykoyi-simky-a-ukrayinska-tematyka-czentralnoyu-prezydent/</text:a>
</text:p>
      <!--NEWS-->
      <text:h text:style-name="P10" text:outline-level="1">
<text:span text:style-name="T4">
It is impossible to imagine a stable and long -term peace in Europe without Ukraine's membership in the Alliance</text:span>
</text:h>
      <text:p text:style-name="P4">
Author: ['АРМІЯINFORM']</text:p>
      <text:p text:style-name="P4">
Time: 2023-05-21T92:00:00-04:00</text:p>
      <text:p text:style-name="P4">
Description: The head of the Komitet INTEGRACHAYANYASED UNDER, Member of the MIZHPAPARAMENTSO for the sake of Ukraine-NATO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427276677483973076_y.jpg" text:style-name="Internet_20_link" text:visited-style-name="Visited_20_Internet_20_Link">
photo_5427276677483973076_y.jpg</text:a>
', '<text:a xlink:type="simple" xlink:href="https://armyinform.com.ua/wp-content/uploads/2023/05/photo_5427276677483973077_y.jpg" text:style-name="Internet_20_link" text:visited-style-name="Visited_20_Internet_20_Link">
photo_5427276677483973077_y.jpg</text:a>
', '<text:a xlink:type="simple" xlink:href="https://armyinform.com.ua/wp-content/uploads/2023/05/photo_5427276677483973078_y.jpg" text:style-name="Internet_20_link" text:visited-style-name="Visited_20_Internet_20_Link">
photo_5427276677483973078_y.jpg</text:a>
']</text:p>
      <text:p text:style-name="P4">
Tags: []</text:p>
      <text:p text:style-name="P4">
Category: News</text:p>
      <!--METADATA-->
      <text:p text:style-name="P4">
<draw:frame draw:style-name="fr1" draw:name="Image298" text:anchor-type="as-char" svg:width="6.9236in" svg:height="5.1927in" draw:z-index="0">
<draw:image xlink:href="../Images/AРМІЯINFORM/2023-05-21T92-00-00-04-00/photo_5427276677483973076_y.jpg" xlink:type="simple" xlink:show="embed" xlink:actuate="onLoad" draw:mime-type="image/jpeg"/>
</draw:frame>
The Chairman of the Committee of Integration of Ukraine into the EU, Member of the Inter-Parliamentary Council of Ukraine-NATO Ivanna Klimpush-Tsintsadze participates in the work of the spring session of the PA Natyuksembburg as part of the Parliamentary Delegation of Ukraine.</text:p>
      <text:p text:style-name="P4">
About this <text:a xlink:type="simple" xlink:href="https://t.me/verkhovnaradaukrainy/51100" text:style-name="Internet_20_link" text:visited-style-name="Visited_20_Internet_20_Link">
it is referred</text:a>
in the report of the Natelegram channel of the Verkhovna Rada of Ukraine.</text:p>
      <text:p text:style-name="P4">
<draw:frame draw:style-name="fr1" draw:name="Image299" text:anchor-type="as-char" svg:width="6.9236in" svg:height="5.1927in" draw:z-index="0">
<draw:image xlink:href="../Images/AРМІЯINFORM/2023-05-21T92-00-00-04-00/photo_5427276677483973077_y.jpg" xlink:type="simple" xlink:show="embed" xlink:actuate="onLoad" draw:mime-type="image/jpeg"/>
</draw:frame>
“We use this opportunity to thank all our partners for their help. And also try to influence the readiness for consensus to raise the relationship with the Alliance to the next level and to make this decision by the NATO NATO Summit, ”Ivanna Klimpush-Tsintsadze said.</text:p>
      <text:p text:style-name="P4">
The key leitmotif of the Ukrainian delegation at the NATO Spring Session is a preparing for a more ambitious political decision regarding the relations between the Ukrainian Ibrach and the Alliance at the Vilnius Summit.</text:p>
      <text:p text:style-name="P4">
"This is a difficult way and at the moment it is impossible to talk about the general consensus on the invitation of Ukraine to NATO in Vilnius," Ivanaclympush-Tsintsadze said. "Therefore, it is important to continue this work at all possible levels."</text:p>
      <text:p text:style-name="P4">
<draw:frame draw:style-name="fr1" draw:name="Image300" text:anchor-type="as-char" svg:width="6.9236in" svg:height="5.1927in" draw:z-index="0">
<draw:image xlink:href="../Images/AРМІЯINFORM/2023-05-21T92-00-00-04-00/photo_5427276677483973078_y.jpg" xlink:type="simple" xlink:show="embed" xlink:actuate="onLoad" draw:mime-type="image/jpeg"/>
</draw:frame>
</text:p>
      <text:p text:style-name="P4">
News Source: <text:a xlink:type="simple" xlink:href="https://armyinform.com.ua/2023/05/21/nemozhlyvo-uyavyty-stijkyj-i-dovgotryvalyj-myr-u-yevropi-bez-chlenstva-ukrayiny-v-alyansi/" text:style-name="Internet_20_link" text:visited-style-name="Visited_20_Internet_20_Link">
https://armyinform.com.ua/2023/05/21/nemozhlyvo-uyavyty-stijkyj-i-dovgotryvalyj-myr-u-yevropi-bez-chlenstva-ukrayiny-v-alyansi/</text:a>
</text:p>
      <!--NEWS-->
      <text:h text:style-name="P10" text:outline-level="1">
<text:span text:style-name="T4">
Enemy losses per week - 4 280 invaders and 542 weapons and military equipment</text:span>
</text:h>
      <text:p text:style-name="P4">
Author: ['АРМІЯINFORM']</text:p>
      <text:p text:style-name="P4">
Time: 2023-05-21T93:00:00-04:00</text:p>
      <text:p text:style-name="P4">
Description: About Tse with his Telegram-channel, having written the perishable intercessor of Minstra defense Ukrainian ... War with Ukraine 2022, the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ee9dfc8e-0c31-46e2-80bd-d9b03ecf74b1.jpg" text:style-name="Internet_20_link" text:visited-style-name="Visited_20_Internet_20_Link">
ee9dfc8e-0c31-46e2-80bd-d9b03ecf74b1.jp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301" text:anchor-type="as-char" svg:width="6.9236in" svg:height="5.014077in" draw:z-index="0">
<draw:image xlink:href="../Images/AРМІЯINFORM/2023-05-21T93-00-00-04-00/ee9dfc8e-0c31-46e2-80bd-d9b03ecf74b1.jpg" xlink:type="simple" xlink:show="embed" xlink:actuate="onLoad" draw:mime-type="image/jpeg"/>
</draw:frame>
About it in your Telegram channel <text:a xlink:type="simple" xlink:href="https://t.me/Pavliuk_KSV/4273" text:style-name="Internet_20_link" text:visited-style-name="Visited_20_Internet_20_Link">
wrote</text:a>
First Deputy Minister of Defense of Ukraine Lieutenant General Alexander Pavlyuk.</text:p>
      <text:p text:style-name="P4">
<text:span text:style-name="T4">
 Enemy Loss in the week: </text:span>
</text:p>
      <ul>
        <li>
4280 destroyed occupiers, * 542 units of weapons and military equipment</li>
      </ul>
      <text:p text:style-name="P4">
<text:span text:style-name="T4">
 In the week from May 15 to 21, the Defense forces of Ukraine destroyed about 4280 persons of the enemy personnel. </text:span>
</text:p>
      <text:p text:style-name="P4">
<text:span text:style-name="T4">
 Significant losses suffered weapons/military equipment of Russian troops: </text:span>
</text:p>
      <ul>
        <li>
27 tanks * 73 combat armored vehicles * 142 artillery systems * 2 RSZV * 13 air defense installations * 97 units of auto equipment * 21 units of special equipment</li>
      </ul>
      <text:p text:style-name="P4">
In addition, 41 enemy rocket and 126 UAVs were shot down by our defenders.</text:p>
      <text:p text:style-name="P4">
We keep the pace!Together to victory!</text:p>
      <text:p text:style-name="P4">
News Source: <text:a xlink:type="simple" xlink:href="https://armyinform.com.ua/2023/05/21/vtraty-voroga-za-tyzhden-4280-osib-ta-542-odynycz-ozbroyennya-ta-vijskovoyi-tehniky/" text:style-name="Internet_20_link" text:visited-style-name="Visited_20_Internet_20_Link">
https://armyinform.com.ua/2023/05/21/vtraty-voroga-za-tyzhden-4280-osib-ta-542-odynycz-ozbroyennya-ta-vijskovoyi-tehniky/</text:a>
</text:p>
      <!--NEWS-->
      <text:h text:style-name="P10" text:outline-level="1">
<text:span text:style-name="T4">
In the Tavriysk direction, the Russians 26 times to no avail attacked the positions of the Armed Forces</text:span>
</text:h>
      <text:p text:style-name="P4">
Author: ["Владислав Дем'яненко"]</text:p>
      <text:p text:style-name="P4">
Time: 2023-05-21T94:00:00-04:00</text:p>
      <text:p text:style-name="P4">
Description: About Tse of the Vydomiv in the Efir TV Marathon “єini Novini” Rechnik Op'Dnany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426900953744919865_y.jpg" text:style-name="Internet_20_link" text:visited-style-name="Visited_20_Internet_20_Link">
photo_5426900953744919865_y.jpg</text:a>
']</text:p>
      <text:p text:style-name="P4">
Tags: ['STOPRUSSIA', 'АГРЕСІЯ РФ', 'ВАЛЕРІЙ ШЕРШЕНЬ', 'ВІЙНА', 'ВТОРГНЕННЯ РФ', 'ВТРАТИ ВОРОГА']</text:p>
      <text:p text:style-name="P4">
Category: News</text:p>
      <!--METADATA-->
      <text:p text:style-name="P4">
<draw:frame draw:style-name="fr1" draw:name="Image302" text:anchor-type="as-char" svg:width="6.9236in" svg:height="4.61393in" draw:z-index="0">
<draw:image xlink:href="../Images/AРМІЯINFORM/2023-05-21T94-00-00-04-00/photo_5426900953744919865_y.jpg" xlink:type="simple" xlink:show="embed" xlink:actuate="onLoad" draw:mime-type="image/jpeg"/>
</draw:frame>
This was reported on the air <text:a xlink:type="simple" xlink:href="https://www.youtube.com/watch" text:style-name="Internet_20_link" text:visited-style-name="Visited_20_Internet_20_Link">
TV Marathon</text:a>
The only news spokesman of the united Press Center of Defense forces of Tavriya Direction of Hornets.</text:p>
      <ul>
        <li>
Applying tanks, rocket launchers and become artillery firing the positions of our units, and erases from the face of the land of our massacles bordering on the line of collision. In the conditions of the steppe, he is considering the buildings, apparently, as important positions of Ukrainian defenders. For the fire of artillery fire, the enemy actively uses UAV, - said Shershn.</li>
      </ul>
      <text:p text:style-name="P4">
In the Mary's direction, the defense units reflected numerous attacks in the area. Russian invaders also took offensive actions on the Avdiivsky Napryamka. In addition, they were unsuccessfully assault in Rivmivkaivka.</text:p>
      <text:p text:style-name="P4">
In the Zaporizhzhya direction, the enemy continues to defend themselves but tootally destroy the cycle infrastructure.</text:p>
      <ul>
        <li>
Zaporozhye is undergoing Russian total terror. It is possible to note the Aviation Studar on Olgivsky, more than 80 shelling of border villages and cities of the region, almost 70 beats from the barrel artillery in Stepnogorsk, Kamiansky, Magic, Belogor, Malinovtsi. Most of all the enemy is bored with Orikhov Tagulayapol. In particular, the enemy's attacks on Orichia accompanied the use of immended ignition ammunition on residential quarters.</li>
      </ul>
      <text:p text:style-name="P4">
In total, 394 shelling was recorded in the Tavriya direction during the day. Also, the war was inflicted on 14 aircraft.</text:p>
      <ul>
        <li>
The losses of the enemy in the Tavriysk direction are killed and wounded by 282. For comparison for the previous day, irreversible hostile losses were 365 invaders. Our units of rocket troops and artillery have a total of more than 1000 fire tasks, - said Valery Shershn.</li>
      </ul>
      <text:p text:style-name="P4">
Also, according to the spokesman of the united Press Center of Defense forces of Tavriyskaya, Ukrainian defenders destroyed 22 samples of the enemy's ENT, in particular, 2 UAV "Orlan-10".</text:p>
      <text:p text:style-name="P4">
News Source: <text:a xlink:type="simple" xlink:href="https://armyinform.com.ua/2023/05/21/na-tavrijskomu-napryamku-rosiyany-26-raziv-bezrezultatno-atakuvaly-pozycziyi-zsu/" text:style-name="Internet_20_link" text:visited-style-name="Visited_20_Internet_20_Link">
https://armyinform.com.ua/2023/05/21/na-tavrijskomu-napryamku-rosiyany-26-raziv-bezrezultatno-atakuvaly-pozycziyi-zsu/</text:a>
</text:p>
      <!--NEWS-->
      <text:h text:style-name="P10" text:outline-level="1">
<text:span text:style-name="T4">
In Bykivna, the memory of victims of political repression was honored</text:span>
</text:h>
      <text:p text:style-name="P4">
Author: ['АРМІЯINFORM']</text:p>
      <text:p text:style-name="P4">
Time: 2023-05-21T95:00:00-04:00</text:p>
      <text:p text:style-name="P4">
Description: About the CTI OFIMILISHICHICHICAL CHANDAL MINITY CULTURE TO ONEFORMACHIN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41f17615-119b-4090-9996-99eee1e6addb.jpg" text:style-name="Internet_20_link" text:visited-style-name="Visited_20_Internet_20_Link">
41f17615-119b-4090-9996-99eee1e6addb.jpg</text:a>
', '<text:a xlink:type="simple" xlink:href="https://armyinform.com.ua/wp-content/uploads/2023/05/725fc018-79ca-45d8-9ec1-1b48ddb86943.jpg" text:style-name="Internet_20_link" text:visited-style-name="Visited_20_Internet_20_Link">
725fc018-79ca-45d8-9ec1-1b48ddb86943.jpg</text:a>
', '<text:a xlink:type="simple" xlink:href="https://armyinform.com.ua/wp-content/uploads/2023/05/0a266084-1e30-4ec3-8418-a12874ace5fb.jpg" text:style-name="Internet_20_link" text:visited-style-name="Visited_20_Internet_20_Link">
0a266084-1e30-4ec3-8418-a12874ace5fb.jpg</text:a>
', '<text:a xlink:type="simple" xlink:href="https://armyinform.com.ua/wp-content/uploads/2023/05/e4affc90-4be0-4fb9-a794-bbd6ebab7d34-150x150.jpg" text:style-name="Internet_20_link" text:visited-style-name="Visited_20_Internet_20_Link">
e4affc90-4be0-4fb9-a794-bbd6ebab7d34-150x150.jpg</text:a>
', '<text:a xlink:type="simple" xlink:href="https://armyinform.com.ua/wp-content/uploads/2023/05/261acb31-64db-4e4f-9db6-689ce3b5c4cd-150x150.jpg" text:style-name="Internet_20_link" text:visited-style-name="Visited_20_Internet_20_Link">
261acb31-64db-4e4f-9db6-689ce3b5c4cd-150x150.jpg</text:a>
']</text:p>
      <text:p text:style-name="P4">
Tags: ['БИКІВНЯ', "ДЕНЬ ПАМ'ЯТІ ЖЕРТВ ПОЛІТИЧНИХ РЕПРЕСІЙ"]</text:p>
      <text:p text:style-name="P4">
Category: News</text:p>
      <!--METADATA-->
      <text:p text:style-name="P4">
<draw:frame draw:style-name="fr1" draw:name="Image303" text:anchor-type="as-char" svg:width="6.9236in" svg:height="4.61393in" draw:z-index="0">
<draw:image xlink:href="../Images/AРМІЯINFORM/2023-05-21T95-00-00-04-00/41f17615-119b-4090-9996-99eee1e6addb.jpg" xlink:type="simple" xlink:show="embed" xlink:actuate="onLoad" draw:mime-type="image/jpeg"/>
</draw:frame>
About it <text:a xlink:type="simple" xlink:href="https://t.me/mkipu/6203" text:style-name="Internet_20_link" text:visited-style-name="Visited_20_Internet_20_Link">
reports</text:a>
Official Telegram-Channel of Culture and Information Policy of Ukraine</text:p>
      <text:p text:style-name="P4">
In the National Historical and Memorial Reserve "Bykivnyansky Tombs" honored the memory of the victims of the communist totalitarian regime. The Minister of Culture and Information Policy Oleksandrkachenko took part in the commemoration.</text:p>
      <text:p text:style-name="P4">
<draw:frame draw:style-name="fr1" draw:name="Image304" text:anchor-type="as-char" svg:width="6.9236in" svg:height="4.61393in" draw:z-index="0">
<draw:image xlink:href="../Images/AРМІЯINFORM/2023-05-21T95-00-00-04-00/725fc018-79ca-45d8-9ec1-1b48ddb86943.jpg" xlink:type="simple" xlink:show="embed" xlink:actuate="onLoad" draw:mime-type="image/jpeg"/>
</draw:frame>
According to the minister, totalitarian regimes, whether Russian or Soviet, operate according to one scheme: they remain casualties, crippled fates of hundreds of people, and it is important to keep this memory.</text:p>
      <text:p text:style-name="P4">
<draw:frame draw:style-name="fr1" draw:name="Image305" text:anchor-type="as-char" svg:width="6.9236in" svg:height="4.61393in" draw:z-index="0">
<draw:image xlink:href="../Images/AРМІЯINFORM/2023-05-21T95-00-00-04-00/0a266084-1e30-4ec3-8418-a12874ace5fb.jpg" xlink:type="simple" xlink:show="embed" xlink:actuate="onLoad" draw:mime-type="image/jpeg"/>
</draw:frame>
In particular, the Head of the Consular Department of the Embassy of Poland in Ukraine Yatsek Gotslovsky, Director of the Representative Congress of Ukrainians in Ukraine in Ukraine, Serhiy Kasyanchuk, Deputy Chairman of the Ukrainian Institute of National Memory Vladimir Tilishchak and Deputy General Director for Scientific Work Nimza Nimza Nimza Nimza Nimza Nimza Nimza Nimza Nimza Nimza Nimza Namza, took part in the commemoration .</text:p>
      <text:p text:style-name="P4">
<text:a xlink:type="simple" xlink:href="https://armyinform.com.ua/wp-content/uploads/2023/05/e4affc90-4be0-4fb9-a794-bbd6ebab7d34.jpg" text:style-name="Internet_20_link" text:visited-style-name="Visited_20_Internet_20_Link">
!(Images/AРМІЯINFORM/2023-05-21T95-00-00-04-00/e4affc90-4be0-4fb9-a794-bbd6ebab7d34-150x150.jpg)</text:a>
</text:p>
      <text:p text:style-name="P4">
<text:a xlink:type="simple" xlink:href="https://armyinform.com.ua/wp-content/uploads/2023/05/261acb31-64db-4e4f-9db6-689ce3b5c4cd.jpg" text:style-name="Internet_20_link" text:visited-style-name="Visited_20_Internet_20_Link">
<draw:frame draw:style-name="fr1" draw:name="Image306" text:anchor-type="as-char" svg:width="6.9236in" svg:height="6.9236in" draw:z-index="0">
<draw:image xlink:href="../Images/AРМІЯINFORM/2023-05-21T95-00-00-04-00/261acb31-64db-4e4f-9db6-689ce3b5c4cd-150x150.jpg" xlink:type="simple" xlink:show="embed" xlink:actuate="onLoad" draw:mime-type="image/jpeg"/>
</draw:frame>
</text:a>
The participants laid flowers and sent a memorial service near the victims of Stalin's terror in 1937-1941 and shot in 1940 by the Poles.</text:p>
      <text:p text:style-name="P4">
News Source: <text:a xlink:type="simple" xlink:href="https://armyinform.com.ua/2023/05/21/u-bykivni-vshanuvaly-pamyat-zhertv-politychnyh-represij/" text:style-name="Internet_20_link" text:visited-style-name="Visited_20_Internet_20_Link">
https://armyinform.com.ua/2023/05/21/u-bykivni-vshanuvaly-pamyat-zhertv-politychnyh-represij/</text:a>
</text:p>
      <!--NEWS-->
      <text:h text:style-name="P10" text:outline-level="1">
<text:span text:style-name="T4">
The occupier tells about the loss and intention to return because of deliberate injury</text:span>
</text:h>
      <text:p text:style-name="P4">
Author: ['АРМІЯINFORM']</text:p>
      <text:p text:style-name="P4">
Time: 2023-05-21T96:00:00-04:00</text:p>
      <text:p text:style-name="P4">
Description: About the cowdomiles of the Gur MO Ukrainian. https://www.youtube.com/watch?v=xqozfpqob3k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ІЙНА', 'ВТОРГНЕННЯ РФ', 'ГУР МО УКРАЇНИ', 'ГУР ПЕРЕХОПЛЕННЯ']</text:p>
      <text:p text:style-name="P4">
Category: News</text:p>
      <!--METADATA-->
      <text:p text:style-name="P4">
About it <text:a xlink:type="simple" xlink:href="https://www.youtube.com/live/6DMM3dbWcXc" text:style-name="Internet_20_link" text:visited-style-name="Visited_20_Internet_20_Link">
reports</text:a>
GUR of the Ministry of Defense of Ukraine.</text:p>
      <text:p text:style-name="P4">
** A serviceman of the Russian Federation tells about losses and considers the way to return to the day because</text:p>
      <ul>
        <li>
the occupier tells about 15 wounded and one dead soldier; * "Degradate to x<text:span text:style-name="T5">
 pits, with mind we will go"; * "Yes, there is, nah</text:span>
 and, pass? It would be better in the foot of me shot, I would have a home; * "Here is such a sniper, * you will."</li>
      </ul>
      <text:p text:style-name="P4">
News Source: <text:a xlink:type="simple" xlink:href="https://armyinform.com.ua/2023/05/21/okupant-rozpovidaye-pro-vtraty-ta-namir-povernutys-cherez-navmysne-poranennya/" text:style-name="Internet_20_link" text:visited-style-name="Visited_20_Internet_20_Link">
https://armyinform.com.ua/2023/05/21/okupant-rozpovidaye-pro-vtraty-ta-namir-povernutys-cherez-navmysne-poranennya/</text:a>
</text:p>
      <!--NEWS-->
      <text:h text:style-name="P10" text:outline-level="1">
<text:span text:style-name="T4">
Armed Forces successfully destroyed three enemy drones in Kherson region</text:span>
</text:h>
      <text:p text:style-name="P4">
Author: ['АРМІЯINFORM']</text:p>
      <text:p text:style-name="P4">
Time: 2023-05-21T97:00:00-04:00</text:p>
      <text:p text:style-name="P4">
Description: At the Khersonskiy Kosty Zbroinі, the Ukrainian was naked three Vorozhi nonsense.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348849668_772076741140321_8253685567211442325_n-e1684687425446.jpg" text:style-name="Internet_20_link" text:visited-style-name="Visited_20_Internet_20_Link">
348849668_772076741140321_8253685567211442325_n-e1684687425446.jpg</text:a>
']</text:p>
      <text:p text:style-name="P4">
Tags: ['STOPRUSSIA', 'АГРЕСІЯ РФ', 'ВІЙНА', 'ВТОРГНЕННЯ РФ', 'ВТРАТИ ВОРОГА', 'ПОВІТРЯНЕ КОМАНДУВАННЯ «ПІВДЕНЬ»']</text:p>
      <text:p text:style-name="P4">
Category: News</text:p>
      <!--METADATA-->
      <text:p text:style-name="P4">
In the Kherson region, the Armed Forces of Ukraine destroyed three enemy drones.</text:p>
      <text:p text:style-name="P4">
About it <text:a xlink:type="simple" xlink:href="https://www.facebook.com/PvKPivden/posts/pfbid02dgnVxZdyMh5RX6NoBfkneaiymi1MYVNE6M3FBKCfoQkgkRfqY9YcZNwApLZwLKSnl" text:style-name="Internet_20_link" text:visited-style-name="Visited_20_Internet_20_Link">
reports</text:a>
South Air Command on Facebook.</text:p>
      <text:p text:style-name="P4">
<draw:frame draw:style-name="fr1" draw:name="Image307" text:anchor-type="as-char" svg:width="6.9236in" svg:height="5.589365in" draw:z-index="0">
<draw:image xlink:href="../Images/AРМІЯINFORM/2023-05-21T97-00-00-04-00/348849668_772076741140321_8253685567211442325_n-e1684687425446.jpg" xlink:type="simple" xlink:show="embed" xlink:actuate="onLoad" draw:mime-type="image/jpeg"/>
</draw:frame>
"On May 21, 2023, in Kherson region, forces and means of airborne defense of the air command" South "destroyed three Russian unmannedilitative devices: one UAV" Merlin-WR ", one UAV" Orlan-10 "and one UAV" Zala ",-the message reads. .</text:p>
      <text:p text:style-name="P4">
News Source: <text:a xlink:type="simple" xlink:href="https://armyinform.com.ua/2023/05/21/zsu-uspishno-znyshhyly-try-vorozhi-bezpilotnyky-na-hersonshhyni/" text:style-name="Internet_20_link" text:visited-style-name="Visited_20_Internet_20_Link">
https://armyinform.com.ua/2023/05/21/zsu-uspishno-znyshhyly-try-vorozhi-bezpilotnyky-na-hersonshhyni/</text:a>
</text:p>
      <!--NEWS-->
      <text:h text:style-name="P10" text:outline-level="1">
<text:span text:style-name="T4">
The Chairman of the Verkhovna Rada of Ukraine thanked Sweden for the rehabilitation of wounded Ukrainian soldiers</text:span>
</text:h>
      <text:p text:style-name="P4">
Author: ['АРМІЯINFORM']</text:p>
      <text:p text:style-name="P4">
Time: 2023-05-21T98:00:00-04:00</text:p>
      <text:p text:style-name="P4">
Description: The head of the Supreme High -free head of the Supreme for the sake of Ukrainian Ruslan Stefanchuk Rizo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tefanchuk-i-poranenyj-2.jpg" text:style-name="Internet_20_link" text:visited-style-name="Visited_20_Internet_20_Link">
stefanchuk-i-poranenyj-2.jpg</text:a>
']</text:p>
      <text:p text:style-name="P4">
Tags: ['STOPRUSSIA', 'АГРЕСІЯ РФ', 'ВТОРГНЕННЯ РФ', 'РЕАБІЛІТАЦІЯ ВІЙСЬКОВИХ', 'РУСЛАН СТЕФАНЧУК', 'ШВЕЦІЯ']</text:p>
      <text:p text:style-name="P4">
Category: News</text:p>
      <!--METADATA-->
      <text:p text:style-name="P4">
<draw:frame draw:style-name="fr1" draw:name="Image308" text:anchor-type="as-char" svg:width="6.9236in" svg:height="4.61393in" draw:z-index="0">
<draw:image xlink:href="../Images/AРМІЯINFORM/2023-05-21T98-00-00-04-00/stefanchuk-i-poranenyj-2.jpg" xlink:type="simple" xlink:show="embed" xlink:actuate="onLoad" draw:mime-type="image/jpeg"/>
</draw:frame>
The head of the Verkhovna Rada of Ukraine, Ruslan Stefanch, has developed his official visit to Sweden, from a meeting with the military who were injured, defending Ukraine, inna undergoing treatment and rehabilitation in one of the rehabilitation centers.</text:p>
      <text:p text:style-name="P4">
He [wrote] about it(https://t.me/verkhovnaradaukrainy/51125)On the Telegram channel of the Parliament of Ukraine.</text:p>
      <text:p text:style-name="P4">
“The center is a whole team of doctors who help Ukrainian military servicemen daily. I am sincerely grateful to Sweden for taking care of our boys, ”Ruslan Stefanchuk reported. - And especially thank you today to our defenders of detachment, courage and dedication to our business and our country. "</text:p>
      <text:p text:style-name="P4">
News Source: <text:a xlink:type="simple" xlink:href="https://armyinform.com.ua/2023/05/21/golova-verhovnoyi-rady-ukrayiny-podyakuvav-shvecziyi-za-reabilitacziyu-poranenyh-ukrayinskyh-voyiniv/" text:style-name="Internet_20_link" text:visited-style-name="Visited_20_Internet_20_Link">
https://armyinform.com.ua/2023/05/21/golova-verhovnoyi-rady-ukrayiny-podyakuvav-shvecziyi-za-reabilitacziyu-poranenyh-ukrayinskyh-voyiniv/</text:a>
</text:p>
      <!--NEWS-->
      <text:h text:style-name="P10" text:outline-level="1">
<text:span text:style-name="T4">
Short. War. Day 452. Videoodigest</text:span>
</text:h>
      <text:p text:style-name="P4">
Author: ['АРМІЯINFORM']</text:p>
      <text:p text:style-name="P4">
Time: 2023-05-21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ДЕОДАЙДЖЕСТ', 'ВІЙНА', 'ВТОРГНЕННЯ РФ', 'ГШ ЗСУ']</text:p>
      <text:p text:style-name="P4">
Category: News</text:p>
      <!--METADATA-->
      <text:p text:style-name="P4">
<text:span text:style-name="T4">
 Source: </text:span>
 <text:span text:style-name="T5">
gsh of the Armed Forces</text:span>
</text:p>
      <text:p text:style-name="P4">
News Source: <text:a xlink:type="simple" xlink:href="https://armyinform.com.ua/2023/05/21/korotko-vijna-den-452-videodajdzhest/" text:style-name="Internet_20_link" text:visited-style-name="Visited_20_Internet_20_Link">
https://armyinform.com.ua/2023/05/21/korotko-vijna-den-452-videodajdzhest/</text:a>
</text:p>
      <!--NEWS-->
      <text:h text:style-name="P10" text:outline-level="1">
<text:span text:style-name="T4">
OP commented Guterresh's statement about the need to reform the UN Council</text:span>
</text:h>
      <text:p text:style-name="P4">
Authors: Ukrinform (Person)</text:p>
      <text:p text:style-name="P4">
Publisher: Укринформ (Organization)</text:p>
      <text:p text:style-name="P4">
Published Time: 2023-05-22T-30:14:00+03:00</text:p>
      <text:p text:style-name="P4">
Modified Time: 2023-05-22T00:14:00+03:00</text:p>
      <text:p text:style-name="P4">
Description: The UN Security Council, as a body designed to guarantee global security, no longer operates, actually being a daily abuse of international law.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Гутерреш', 'Реформа', 'Радбез ООН', 'Подоляк', 'Війна з Росією']</text:p>
      <text:p text:style-name="P4">
Type: Article</text:p>
      <!--METADATA-->
      <text:p text:style-name="P4">
<draw:frame draw:style-name="fr1" draw:name="Image309" text:anchor-type="as-char" svg:width="6.9236in" svg:height="3.956343in" draw:z-index="0">
<draw:image xlink:href="../Images/yкринформ/2023-05-22T-30-14-00-03-00/630_360_1669378255-230.jpg" xlink:type="simple" xlink:show="embed" xlink:actuate="onLoad" draw:mime-type="image/jpeg"/>
</draw:frame>
The UN Security as a body designed to guarantee global security is not working more, in fact, being a daily abuse of international law.</text:p>
      <text:p text:style-name="P4">
About this advisor to the head of the Presidential Office Mikhail Podolyak wrote in <text:a xlink:type="simple" xlink:href="https://twitter.com/Podolyak_M/status/1660369965415821323" text:style-name="Internet_20_link" text:visited-style-name="Visited_20_Internet_20_Link">
</text:a>
, reports Ukrinform.</text:p>
      <text:p text:style-name="P4">
“The words that so long wanted to hear the world. UN Secretary General Anthony Guterres has reformed the UN Security Council. The body that must guarantee global safety no longer operates. Moreover, it is in fact a daily mockery of supervisor and international law, ”he stated.</text:p>
      <text:p text:style-name="Quotations">

<text:p text:style-name="P4">
Words that so long wanted to hear the world. Secretary -General <text:a xlink:type="simple" xlink:href="https://twitter.com/hashtag/%D0%9E%D0%9E%D0%9D" text:style-name="Internet_20_link" text:visited-style-name="Visited_20_Internet_20_Link">
&gt;
</text:a>
&gt;
 <text:a xlink:type="simple" xlink:href="https://twitter.com/antonioguterres" text:style-name="Internet_20_link" text:visited-style-name="Visited_20_Internet_20_Link">
 </text:a>
Calls&gt;
 UN Security Council. A body that must guarantee global&gt;
 safety no longer operates. Moreover, it is in fact a daily mockery of common sense and international law. For can't… &gt;
&gt;
 - Mikhail Podolyak(@Podolyak_M) <text:a xlink:type="simple" xlink:href="https://twitter.com/Podolyak_M/status/1660369965415821323" text:style-name="Internet_20_link" text:visited-style-name="Visited_20_Internet_20_Link">
&gt;
 </text:a>
According to Podolyak, a country that has unleashed a large -scale <text:a xlink:type="simple" xlink:href="https://www.ukrinform.ua/tag-vijna-z-rosieu" text:style-name="Internet_20_link" text:visited-style-name="Visited_20_Internet_20_Link">
</text:a>
In the 21st century and killing people of thousands of people, "inflating their cheeks to sit in civilized people, talk about fighting mosquitoes and veto solutions."</text:p>

</text:p>
      <text:p text:style-name="P4">
"It is time to get rid of passengers who jumped into the wagon without having a ticket," -said the adviser to the head of the OP.</text:p>
      <text:p text:style-name="P4">
<text:span text:style-name="T4">
 Read also: </text:span>
 <text:a xlink:type="simple" xlink:href="https://www.ukrinform.ua/rubric-world/3712344-oon-ne-vidobrazae-realij-xxi-stolitta-i-potrebue-reformuvanna-premer-indii.html" text:style-name="Internet_20_link" text:visited-style-name="Visited_20_Internet_20_Link">
<text:span text:style-name="T4">
 India </text:span>
</text:a>
As reported, <text:a xlink:type="simple" xlink:href="https://www.ukrinform.ua/rubric-world/3712198-guterres-zaaviv-pro-neobhidnist-reformuvanna-radbezu-oon.html" text:style-name="Internet_20_link" text:visited-style-name="Visited_20_Internet_20_Link">
</text:a>
The need to reform the Security Council and the Bretton Woods system to meet the "realities of the modern world".</text:p>
      <text:p text:style-name="P4">
News Source: <text:a xlink:type="simple" xlink:href="https://www.ukrinform.ua/rubric-polytics/3712371-v-op-zreaguvali-na-zaavu-guterresa-pro-neobhidnist-reformuvati-radbez-oon.html" text:style-name="Internet_20_link" text:visited-style-name="Visited_20_Internet_20_Link">
https://www.ukrinform.ua/rubric-polytics/3712371-v-op-zreaguvali-na-zaavu-guterresa-pro-neobhidnist-reformuvati-radbez-oon.html</text:a>
</text:p>
      <!--NEWS-->
      <text:h text:style-name="P10" text:outline-level="1">
<text:span text:style-name="T4">
In Ukraine, dry weather will prevail, up to +23 ° in the afternoon</text:span>
</text:h>
      <text:p text:style-name="P4">
Authors: Ukrinform (Person)</text:p>
      <text:p text:style-name="P4">
Publisher: Укринформ (Organization)</text:p>
      <text:p text:style-name="P4">
Published Time: 2023-05-22T-42:49:00+03:00</text:p>
      <text:p text:style-name="P4">
Modified Time: 2023-05-22T00:49:00+03:00</text:p>
      <text:p text:style-name="P4">
Description: On Monday, May 22, in the southern, eastern, day and in most central and Sumy regions, short -term rains are expected in places; in the rest of the territory without precipitation. - Ukrinform.</text:p>
      <text:p text:style-name="P4">
Images: ['<text:a xlink:type="simple" xlink:href="https://static.ukrinform.com/photos/2021_05/thumb_files/630_360_1620973778-439.jpg" text:style-name="Internet_20_link" text:visited-style-name="Visited_20_Internet_20_Link">
630_360_16209...</text:a>
']</text:p>
      <text:p text:style-name="P4">
Tags: ['Гроза', 'Погода', 'Прогноз']</text:p>
      <text:p text:style-name="P4">
Type: Article</text:p>
      <!--METADATA-->
      <text:p text:style-name="P4">
<draw:frame draw:style-name="fr1" draw:name="Image310" text:anchor-type="as-char" svg:width="6.9236in" svg:height="3.956343in" draw:z-index="0">
<draw:image xlink:href="../Images/yкринформ/2023-05-22T-42-49-00-03-00/630_360_1620973778-439.jpg" xlink:type="simple" xlink:show="embed" xlink:actuate="onLoad" draw:mime-type="image/jpeg"/>
</draw:frame>
In the southern, eastern, in the daytime, in the daytime, in the southern, east, day and in the daytime, short -term rains are expected in the southern, east, day and in most central Tasum regions; in the rest of the territory of the unusual.</text:p>
      <text:p text:style-name="P4">
Ukrinform was reported at the Ukrainian Hydrometeorological Center.</text:p>
      <text:p text:style-name="P4">
Wind northeast, eastern, 5-10 m/s. The temperature will be 9-14 ° at night, in the western, northern regions and in Vinnytsia 6-11 °; in the afternoon 18-23 °.</text:p>
      <text:p text:style-name="P4">
In <text:a xlink:type="simple" xlink:href="https://www.ukrinform.ua/tag-kiiv" text:style-name="Internet_20_link" text:visited-style-name="Visited_20_Internet_20_Link">
</text:a>
and Kyiv region on May 22. Temperature in the capital at night 9-11 °, in the afternoon 21-23 °; In the area at night 6-11 °, in the afternoon 18-23 °.</text:p>
      <text:p text:style-name="P4">
In the next two days, May 23-24, Ukraine will remain cloudy with clarification. At night without precipitation, only in the southeastern part, in the afternoon in Ukraine, except for most western regions, short-term rains, thunderstorms.</text:p>
      <text:p text:style-name="P4">
The wind is mainly northeast, 3-8 m/s. Temperature at night 9-14 °, sellors up to 16 °; In the afternoon 19-24 °, in Transcarpathia, Carpathian and Odeschynido 27 °.</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thunderstorms </text:span>
</text:a>
In the capital region on May 23-24, it is cloudy with clearings, at night without precipitation, in the afternoon, short-term rain, thunderstorms. Air temperature in Kiev at night 12-14 °, in the afternoon 21-23 °; On the region at night 9-14 °, in the afternoon 18-23 °.</text:p>
      <text:p text:style-name="P4">
During May 25-26, forecasters are forecasting small short-lived in Ukraine, only on the night of May 25 in the western regions without precipitation. Temperature at night 10-16 °, in the afternoon 20-26 °, May 26 in the western regions 13-19 °.</text:p>
      <text:p text:style-name="P4">
In Kiev and the region on May 25-26, a light short-term rain. Usoil temperature at night is 13-15 °, in the daytime 24-26 °; In the area at night 11-16 °, in the afternoon 21-26 °.</text:p>
      <text:p text:style-name="P4">
News Source: <text:a xlink:type="simple" xlink:href="https://www.ukrinform.ua/rubric-regions/3712178-v-ukraini-zavtra-perevazatime-suha-pogoda-vden-do-23.html" text:style-name="Internet_20_link" text:visited-style-name="Visited_20_Internet_20_Link">
https://www.ukrinform.ua/rubric-regions/3712178-v-ukraini-zavtra-perevazatime-suha-pogoda-vden-do-23.html</text:a>
</text:p>
      <!--NEWS-->
      <text:h text:style-name="P10" text:outline-level="1">
<text:span text:style-name="T4">
OP commented Guterresh's statement about the need to reform the UN Council</text:span>
</text:h>
      <text:p text:style-name="P4">
Authors: Ukrinform (Person)</text:p>
      <text:p text:style-name="P4">
Publisher: Укринформ (Organization)</text:p>
      <text:p text:style-name="P4">
Published Time: 2023-05-22T00:14:00+03:00</text:p>
      <text:p text:style-name="P4">
Modified Time: 2023-05-22T00:14:00+03:00</text:p>
      <text:p text:style-name="P4">
Description: The UN Security Council, as a body designed to guarantee global security, no longer operates, actually being a daily abuse of international law.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Гутерреш', 'Реформа', 'Радбез ООН', 'Подоляк', 'Війна з Росією']</text:p>
      <text:p text:style-name="P4">
Type: Article</text:p>
      <!--METADATA-->
      <text:p text:style-name="P4">
<draw:frame draw:style-name="fr1" draw:name="Image311" text:anchor-type="as-char" svg:width="6.9236in" svg:height="3.956343in" draw:z-index="0">
<draw:image xlink:href="../Images/yкринформ/2023-05-22T00-14-00-03-00/630_360_1669378255-230.jpg" xlink:type="simple" xlink:show="embed" xlink:actuate="onLoad" draw:mime-type="image/jpeg"/>
</draw:frame>
The UN Security as a body designed to guarantee global security is not working more, in fact, being a daily abuse of international law.</text:p>
      <text:p text:style-name="P4">
About this advisor to the head of the Presidential Office Mikhail Podolyak wrote in <text:a xlink:type="simple" xlink:href="https://twitter.com/Podolyak_M/status/1660369965415821323" text:style-name="Internet_20_link" text:visited-style-name="Visited_20_Internet_20_Link">
</text:a>
, reports Ukrinform.</text:p>
      <text:p text:style-name="P4">
“The words that so long wanted to hear the world. UN Secretary General Anthony Guterres has reformed the UN Security Council. The body that must guarantee global safety no longer operates. Moreover, it is in fact a daily mockery of supervisor and international law, ”he stated.</text:p>
      <text:p text:style-name="Quotations">

<text:p text:style-name="P4">
Words that so long wanted to hear the world. Secretary -General <text:a xlink:type="simple" xlink:href="https://twitter.com/hashtag/%D0%9E%D0%9E%D0%9D" text:style-name="Internet_20_link" text:visited-style-name="Visited_20_Internet_20_Link">
&gt;
</text:a>
&gt;
 <text:a xlink:type="simple" xlink:href="https://twitter.com/antonioguterres" text:style-name="Internet_20_link" text:visited-style-name="Visited_20_Internet_20_Link">
 </text:a>
Calls&gt;
 UN Security Council. A body that must guarantee global&gt;
 safety no longer operates. Moreover, it is in fact a daily mockery of common sense and international law. For can't… &gt;
&gt;
 - Mikhail Podolyak(@Podolyak_M) <text:a xlink:type="simple" xlink:href="https://twitter.com/Podolyak_M/status/1660369965415821323" text:style-name="Internet_20_link" text:visited-style-name="Visited_20_Internet_20_Link">
&gt;
 </text:a>
According to Podolyak, a country that has unleashed a large -scale <text:a xlink:type="simple" xlink:href="https://www.ukrinform.ua/tag-vijna-z-rosieu" text:style-name="Internet_20_link" text:visited-style-name="Visited_20_Internet_20_Link">
</text:a>
In the 21st century and killing people of thousands of people, "inflating their cheeks to sit in civilized people, talk about fighting mosquitoes and veto solutions."</text:p>

</text:p>
      <text:p text:style-name="P4">
"It is time to get rid of passengers who jumped into the wagon without having a ticket," -said the adviser to the head of the OP.</text:p>
      <text:p text:style-name="P4">
<text:span text:style-name="T4">
 Read also: </text:span>
 <text:a xlink:type="simple" xlink:href="https://www.ukrinform.ua/rubric-world/3712344-oon-ne-vidobrazae-realij-xxi-stolitta-i-potrebue-reformuvanna-premer-indii.html" text:style-name="Internet_20_link" text:visited-style-name="Visited_20_Internet_20_Link">
<text:span text:style-name="T4">
 India </text:span>
</text:a>
As reported, <text:a xlink:type="simple" xlink:href="https://www.ukrinform.ua/rubric-world/3712198-guterres-zaaviv-pro-neobhidnist-reformuvanna-radbezu-oon.html" text:style-name="Internet_20_link" text:visited-style-name="Visited_20_Internet_20_Link">
</text:a>
The need to reform the Security Council and the Bretton Woods system to meet the "realities of the modern world".</text:p>
      <text:p text:style-name="P4">
News Source: <text:a xlink:type="simple" xlink:href="https://www.ukrinform.ua/rubric-polytics/3712371-v-op-zreaguvali-na-zaavu-guterresa-pro-neobhidnist-reformuvati-radbez-oon.html" text:style-name="Internet_20_link" text:visited-style-name="Visited_20_Internet_20_Link">
https://www.ukrinform.ua/rubric-polytics/3712371-v-op-zreaguvali-na-zaavu-guterresa-pro-neobhidnist-reformuvati-radbez-oon.html</text:a>
</text:p>
      <!--NEWS-->
      <text:h text:style-name="P10" text:outline-level="1">
<text:span text:style-name="T4">
Air defense knocked down a percussion drone that the Russians directed to Odesa region</text:span>
</text:h>
      <text:p text:style-name="P4">
Authors: Ukrinform (Person)</text:p>
      <text:p text:style-name="P4">
Publisher: Укринформ (Organization)</text:p>
      <text:p text:style-name="P4">
Published Time: 2023-05-22T00:35:00+03:00</text:p>
      <text:p text:style-name="P4">
Modified Time: 2023-05-22T00:35:00+03:00</text:p>
      <text:p text:style-name="P4">
Description: In the south, the forces of air defense were destroyed above the sea by a perch drone directed by the enemy to the Odessa region. - Ukrinform.</text:p>
      <text:p text:style-name="P4">
Images: ['<text:a xlink:type="simple" xlink:href="https://static.ukrinform.com/photos/2022_07/thumb_files/630_360_1657464612-959.jpg" text:style-name="Internet_20_link" text:visited-style-name="Visited_20_Internet_20_Link">
630_360_16574...</text:a>
']</text:p>
      <text:p text:style-name="P4">
Tags: ['Безпілотник', 'Одещина', 'Війна з Росією', 'ППО']</text:p>
      <text:p text:style-name="P4">
Type: Article</text:p>
      <!--METADATA-->
      <text:p text:style-name="P4">
<draw:frame draw:style-name="fr1" draw:name="Image312" text:anchor-type="as-char" svg:width="6.9236in" svg:height="3.956343in" draw:z-index="0">
<draw:image xlink:href="../Images/yкринформ/2023-05-22T00-35-00-03-00/630_360_1657464612-959.jpg" xlink:type="simple" xlink:show="embed" xlink:actuate="onLoad" draw:mime-type="image/jpeg"/>
</draw:frame>
On the south of the air defense, a shock drone directed by the enemy to the Odessa region was destroyed above the sea.</text:p>
      <text:p text:style-name="P4">
As Ukrinform reports, about it in <text:a xlink:type="simple" xlink:href="https://www.facebook.com/OperationalCommandSouth/" text:style-name="Internet_20_link" text:visited-style-name="Visited_20_Internet_20_Link">
</text:a>
Informs the Operations Command “South”</text:p>
      <text:p text:style-name="P4">
“The enemy was sent to the Odessa by a shock unmanned aerial vehicle. It was destroyed over the sea by force, ”the post reads.</text:p>
      <text:p text:style-name="P4">
At the same time, the military draws attention to the fact that on combat duty in <text:a xlink:type="simple" xlink:href="https://www.ukrinform.ua/tag-corne-more" text:style-name="Internet_20_link" text:visited-style-name="Visited_20_Internet_20_Link">
</text:a>
There are two rocket carriers, the total volley of which can reach 12 "calibers".</text:p>
      <text:p text:style-name="P4">
<text:span text:style-name="T4">
 Read also: </text:span>
 <text:a xlink:type="simple" xlink:href="https://www.ukrinform.ua/rubric-ato/3712115-povitrani-sili-znisili-cotiri-sahedi-na-shidnomu-napramku.html" text:style-name="Internet_20_link" text:visited-style-name="Visited_20_Internet_20_Link">
</text:a>
"Thus, the level of rocket danger against the background of strategic andtomic aviation activity is very high," - warned in OK "South", calling to neglect air alarm signals.</text:p>
      <text:p text:style-name="P4">
As it was reported, on May 21 in Kherson region, forces and means of airborne air command "South" were destroyed three Russian non</text:p>
      <text:p text:style-name="P4">
<text:span text:style-name="T5">
Foto: Ministry of Defense</text:span>
</text:p>
      <text:p text:style-name="P4">
News Source: <text:a xlink:type="simple" xlink:href="https://www.ukrinform.ua/rubric-ato/3712372-ppo-zbila-nad-morem-udarnij-bezpilotnik-akij-rosiani-spramuvali-na-odesinu.html" text:style-name="Internet_20_link" text:visited-style-name="Visited_20_Internet_20_Link">
https://www.ukrinform.ua/rubric-ato/3712372-ppo-zbila-nad-morem-udarnij-bezpilotnik-akij-rosiani-spramuvali-na-odesinu.html</text:a>
</text:p>
      <!--NEWS-->
      <text:h text:style-name="P10" text:outline-level="1">
<text:span text:style-name="T4">
In Ukraine, dry weather will prevail, up to +23 ° in the afternoon</text:span>
</text:h>
      <text:p text:style-name="P4">
Authors: Ukrinform (Person)</text:p>
      <text:p text:style-name="P4">
Publisher: Укринформ (Organization)</text:p>
      <text:p text:style-name="P4">
Published Time: 2023-05-22T00:49:00+03:00</text:p>
      <text:p text:style-name="P4">
Modified Time: 2023-05-22T00:49:00+03:00</text:p>
      <text:p text:style-name="P4">
Description: On Monday, May 22, in the southern, eastern, day and in most central and Sumy regions, short -term rains are expected in places; in the rest of the territory without precipitation. - Ukrinform.</text:p>
      <text:p text:style-name="P4">
Images: ['<text:a xlink:type="simple" xlink:href="https://static.ukrinform.com/photos/2021_05/thumb_files/630_360_1620973778-439.jpg" text:style-name="Internet_20_link" text:visited-style-name="Visited_20_Internet_20_Link">
630_360_16209...</text:a>
']</text:p>
      <text:p text:style-name="P4">
Tags: ['Гроза', 'Погода', 'Прогноз']</text:p>
      <text:p text:style-name="P4">
Type: Article</text:p>
      <!--METADATA-->
      <text:p text:style-name="P4">
<draw:frame draw:style-name="fr1" draw:name="Image313" text:anchor-type="as-char" svg:width="6.9236in" svg:height="3.956343in" draw:z-index="0">
<draw:image xlink:href="../Images/yкринформ/2023-05-22T00-49-00-03-00/630_360_1620973778-439.jpg" xlink:type="simple" xlink:show="embed" xlink:actuate="onLoad" draw:mime-type="image/jpeg"/>
</draw:frame>
In the southern, eastern, in the daytime, in the daytime, in the southern, east, day and in the daytime, short -term rains are expected in the southern, east, day and in most central Tasum regions; in the rest of the territory of the unusual.</text:p>
      <text:p text:style-name="P4">
Ukrinform was reported at the Ukrainian Hydrometeorological Center.</text:p>
      <text:p text:style-name="P4">
Wind northeast, eastern, 5-10 m/s. The temperature will be 9-14 ° at night, in the western, northern regions and in Vinnytsia 6-11 °; in the afternoon 18-23 °.</text:p>
      <text:p text:style-name="P4">
In <text:a xlink:type="simple" xlink:href="https://www.ukrinform.ua/tag-kiiv" text:style-name="Internet_20_link" text:visited-style-name="Visited_20_Internet_20_Link">
</text:a>
and Kyiv region on May 22. Temperature in the capital at night 9-11 °, in the afternoon 21-23 °; In the area at night 6-11 °, in the afternoon 18-23 °.</text:p>
      <text:p text:style-name="P4">
In the next two days, May 23-24, Ukraine will remain cloudy with clarification. At night without precipitation, only in the southeastern part, in the afternoon in Ukraine, except for most western regions, short-term rains, thunderstorms.</text:p>
      <text:p text:style-name="P4">
The wind is mainly northeast, 3-8 m/s. Temperature at night 9-14 °, sellors up to 16 °; In the afternoon 19-24 °, in Transcarpathia, Carpathian and Odeschynido 27 °.</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thunderstorms </text:span>
</text:a>
In the capital region on May 23-24, it is cloudy with clearings, at night without precipitation, in the afternoon, short-term rain, thunderstorms. Air temperature in Kiev at night 12-14 °, in the afternoon 21-23 °; On the region at night 9-14 °, in the afternoon 18-23 °.</text:p>
      <text:p text:style-name="P4">
During May 25-26, forecasters are forecasting small short-lived in Ukraine, only on the night of May 25 in the western regions without precipitation. Temperature at night 10-16 °, in the afternoon 20-26 °, May 26 in the western regions 13-19 °.</text:p>
      <text:p text:style-name="P4">
In Kiev and the region on May 25-26, a light short-term rain. Usoil temperature at night is 13-15 °, in the daytime 24-26 °; In the area at night 11-16 °, in the afternoon 21-26 °.</text:p>
      <text:p text:style-name="P4">
News Source: <text:a xlink:type="simple" xlink:href="https://www.ukrinform.ua/rubric-regions/3712178-v-ukraini-zavtra-perevazatime-suha-pogoda-vden-do-23.html" text:style-name="Internet_20_link" text:visited-style-name="Visited_20_Internet_20_Link">
https://www.ukrinform.ua/rubric-regions/3712178-v-ukraini-zavtra-perevazatime-suha-pogoda-vden-do-23.html</text:a>
</text:p>
      <!--NEWS-->
      <text:h text:style-name="P10" text:outline-level="1">
<text:span text:style-name="T4">
At the pro -Russian action in the capital of Bulgaria poured paint the office of the European Union</text:span>
</text:h>
      <text:p text:style-name="P4">
Authors: Ukrinform (Person)</text:p>
      <text:p text:style-name="P4">
Publisher: Укринформ (Organization)</text:p>
      <text:p text:style-name="P4">
Published Time: 2023-05-22T01:06:00+03:00</text:p>
      <text:p text:style-name="P4">
Modified Time: 2023-05-22T01:06:00+03:00</text:p>
      <text:p text:style-name="P4">
Description: Participants of the protest in the capital of Bulgaria poured red paint a building where the representative offices of the European Commission and the European Parliament were placed. - Ukrinform.</text:p>
      <text:p text:style-name="P4">
Images: ['<text:a xlink:type="simple" xlink:href="https://static.ukrinform.com/photos/2023_05/thumb_files/630_360_1684706458-950.jpg" text:style-name="Internet_20_link" text:visited-style-name="Visited_20_Internet_20_Link">
630_360_16847...</text:a>
', '<text:a xlink:type="simple" xlink:href="https://static.ukrinform.com/photos/2023_05/1684706489-966.jpg" text:style-name="Internet_20_link" text:visited-style-name="Visited_20_Internet_20_Link">
1684706489-96...</text:a>
']</text:p>
      <text:p text:style-name="P4">
Tags: ['Болгарія', 'Євросоюз', 'Протест', 'Вандалізм']</text:p>
      <text:p text:style-name="P4">
Type: Article</text:p>
      <!--METADATA-->
      <text:p text:style-name="P4">
<draw:frame draw:style-name="fr1" draw:name="Image314" text:anchor-type="as-char" svg:width="6.9236in" svg:height="3.956343in" draw:z-index="0">
<draw:image xlink:href="../Images/yкринформ/2023-05-22T01-06-00-03-00/630_360_1684706458-950.jpg" xlink:type="simple" xlink:show="embed" xlink:actuate="onLoad" draw:mime-type="image/jpeg"/>
</draw:frame>
Participants of protest in the capital of Bulgaria poured red paint a building where the representation of the European Commission and the European Parliament.</text:p>
      <text:p text:style-name="P4">
About it reports <text:a xlink:type="simple" xlink:href="https://www.radiosvoboda.org/a/news-bolharia-prorosiyskyi-protest/32421470.html" text:style-name="Internet_20_link" text:visited-style-name="Visited_20_Internet_20_Link">
</text:a>
, reports Ukrinform</text:p>
      <text:p text:style-name="P4">
Protesters, some of whom were with Russian flags, called on the government to assist Ukraine and poured red paint in Sofia, and representatives of the European Commission and the European Parliament were degraded.</text:p>
      <text:p text:style-name="P4">
It is noted that the demonstration on May 21 was organized by several non -governmental organizations and persons with pro -Kremliv views.</text:p>
      <text:p text:style-name="P4">
<draw:frame draw:style-name="fr1" draw:name="Image315" text:anchor-type="as-char" svg:width="6.9236in" svg:height="3.89132in" draw:z-index="0">
<draw:image xlink:href="../Images/yкринформ/2023-05-22T01-06-00-03-00/1684706489-966.jpg" xlink:type="simple" xlink:show="embed" xlink:actuate="onLoad" draw:mime-type="image/jpeg"/>
</draw:frame>
"Among the participants, which were probably about a thousand, were the nursing European Party" Renaissance "as well as parliamentarians," the Verification said.</text:p>
      <text:p text:style-name="P4">
This action, reminiscent of Radio Liberty, has become six in one and a half months, but has been stacked by the act of vandalism.</text:p>
      <text:p text:style-name="P4">
<text:span text:style-name="T4">
 Read also: </text:span>
 <text:a xlink:type="simple" xlink:href="https://www.ukrinform.ua/rubric-world/3709625-prezident-bolgarii-doruciv-kandidatci-na-posadu-premera-sformuvati-urad.html" text:style-name="Internet_20_link" text:visited-style-name="Visited_20_Internet_20_Link">
<text:span text:style-name="T4">
 Bulgarian </text:span>
</text:a>
As reported, <text:a xlink:type="simple" xlink:href="https://www.ukrinform.ua/rubric-world/3701589-u-bolgarii-zaavili-pro-bezprecedentni-gibridni-ataki-z-boku-rosii.html" text:style-name="Internet_20_link" text:visited-style-name="Visited_20_Internet_20_Link">
</text:a>
that his country faces unprecedented hybrids from Russia against Moscow's military aggression against Ukraine.</text:p>
      <text:p text:style-name="P4">
<text:span text:style-name="T5">
Foto: rfe/rl</text:span>
</text:p>
      <text:p text:style-name="P4">
News Source: <text:a xlink:type="simple" xlink:href="https://www.ukrinform.ua/rubric-world/3712373-na-prorosijskij-akcii-u-stolici-bolgarii-oblili-farbou-ofis-evrosouzu.html" text:style-name="Internet_20_link" text:visited-style-name="Visited_20_Internet_20_Link">
https://www.ukrinform.ua/rubric-world/3712373-na-prorosijskij-akcii-u-stolici-bolgarii-oblili-farbou-ofis-evrosouzu.html</text:a>
</text:p>
      <!--NEWS-->
      <text:h text:style-name="P10" text:outline-level="1">
<text:span text:style-name="T4">
The fighters have successfully passed the test - Sergey Naev</text:span>
</text:h>
      <text:p text:style-name="P4">
Author: ['АРМІЯINFORM']</text:p>
      <text:p text:style-name="P4">
Time: 2023-05-22T98:00:00-04:00</text:p>
      <text:p text:style-name="P4">
Description: Commander of the Opniyan forces of the ZS Ukrainian, Lieutenant General Sergey Nah: “Veto, Ale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7242707_2094660757408010_125252544146958829_n.jpg" text:style-name="Internet_20_link" text:visited-style-name="Visited_20_Internet_20_Link">
347242707_2094660757408010_125252544146958829_n.jpg</text:a>
', '<text:a xlink:type="simple" xlink:href="https://armyinform.com.ua/wp-content/uploads/2023/05/347226407_6133319956791237_8102267455714839814_n-150x150.jpg" text:style-name="Internet_20_link" text:visited-style-name="Visited_20_Internet_20_Link">
347226407_6133319956791237_8102267455714839814_n-150x150.jpg</text:a>
', '<text:a xlink:type="simple" xlink:href="https://armyinform.com.ua/wp-content/uploads/2023/05/347599037_772542574331314_2214182127101257612_n-150x150.jpg" text:style-name="Internet_20_link" text:visited-style-name="Visited_20_Internet_20_Link">
347599037_772542574331314_2214182127101257612_n-150x150.jpg</text:a>
', '<text:a xlink:type="simple" xlink:href="https://armyinform.com.ua/wp-content/uploads/2023/05/347255267_266757885713293_5637832383264781179_n-150x150.jpg" text:style-name="Internet_20_link" text:visited-style-name="Visited_20_Internet_20_Link">
347255267_266757885713293_5637832383264781179_n-150x150.jpg</text:a>
']</text:p>
      <text:p text:style-name="P4">
Tags: ['STOPRUSSIA', 'АГРЕСІЯ РФ', 'ВІЙНА', 'ВІЙСЬКОВІ НАВЧАННЯ', 'ВТОРГНЕННЯ РФ', 'СЕРГІЙ НАЄВ']</text:p>
      <text:p text:style-name="P4">
Category: News</text:p>
      <!--METADATA-->
      <text:p text:style-name="P4">
<draw:frame draw:style-name="fr1" draw:name="Image316" text:anchor-type="as-char" svg:width="6.9236in" svg:height="5.1927in" draw:z-index="0">
<draw:image xlink:href="../Images/AРМІЯINFORM/2023-05-22T98-00-00-04-00/347242707_2094660757408010_125252544146958829_n.jpg" xlink:type="simple" xlink:show="embed" xlink:actuate="onLoad" draw:mime-type="image/jpeg"/>
</draw:frame>
Commander of the Joint Forces of the Armed Forces of Ukraine Lieutenant General Sergey Naev:</text:p>
      <text:p text:style-name="P4">
“Tired but happy. This is how our fighters feel after each stage of testing. Thank you all the soldiers and commanders!We keep the line!Let's do together ”!</text:p>
      <text:p text:style-name="P4">
<text:a xlink:type="simple" xlink:href="https://armyinform.com.ua/wp-content/uploads/2023/05/347226407_6133319956791237_8102267455714839814_n.jpg" text:style-name="Internet_20_link" text:visited-style-name="Visited_20_Internet_20_Link">
!(Images/AРМІЯINFORM/2023-05-22T98-00-00-04-00/347226407_6133319956791237_8102267455714839814_n-150x150.jpg)</text:a>
</text:p>
      <text:p text:style-name="P4">
<text:a xlink:type="simple" xlink:href="https://armyinform.com.ua/wp-content/uploads/2023/05/347599037_772542574331314_2214182127101257612_n.jpg" text:style-name="Internet_20_link" text:visited-style-name="Visited_20_Internet_20_Link">
<draw:frame draw:style-name="fr1" draw:name="Image317" text:anchor-type="as-char" svg:width="6.9236in" svg:height="6.9236in" draw:z-index="0">
<draw:image xlink:href="../Images/AРМІЯINFORM/2023-05-22T98-00-00-04-00/347599037_772542574331314_2214182127101257612_n-150x150.jpg" xlink:type="simple" xlink:show="embed" xlink:actuate="onLoad" draw:mime-type="image/jpeg"/>
</draw:frame>
</text:a>
</text:p>
      <text:p text:style-name="P4">
<text:a xlink:type="simple" xlink:href="https://armyinform.com.ua/wp-content/uploads/2023/05/347255267_266757885713293_5637832383264781179_n.jpg" text:style-name="Internet_20_link" text:visited-style-name="Visited_20_Internet_20_Link">
<draw:frame draw:style-name="fr1" draw:name="Image318" text:anchor-type="as-char" svg:width="6.9236in" svg:height="6.9236in" draw:z-index="0">
<draw:image xlink:href="../Images/AРМІЯINFORM/2023-05-22T98-00-00-04-00/347255267_266757885713293_5637832383264781179_n-150x150.jpg" xlink:type="simple" xlink:show="embed" xlink:actuate="onLoad" draw:mime-type="image/jpeg"/>
</draw:frame>
</text:a>
<text:span text:style-name="T4">
 Source: </text:span>
 <text:a xlink:type="simple" xlink:href="https://www.facebook.com/JointForcesCommandAFU/posts/pfbid0295SsdECHiEUNMPDrtsFNDk22stoKfg7Q94i7Nwxp5XnArQP9CuEb1UCH7xe8r9BYl" text:style-name="Internet_20_link" text:visited-style-name="Visited_20_Internet_20_Link">
_ <text:span text:style-name="T5">
 command of the United Forces of Ukraine</text:span>
</text:a>
</text:p>
      <text:p text:style-name="P4">
News Source: <text:a xlink:type="simple" xlink:href="https://armyinform.com.ua/2023/05/22/bijczi-uspishno-projshly-vyprobuvannya-sergij-nayev/" text:style-name="Internet_20_link" text:visited-style-name="Visited_20_Internet_20_Link">
https://armyinform.com.ua/2023/05/22/bijczi-uspishno-projshly-vyprobuvannya-sergij-nayev/</text:a>
</text:p>
      <!--NEWS-->
      <text:h text:style-name="P10" text:outline-level="1">
<text:span text:style-name="T4">
乌克兰和世界 - 反对俄罗斯侵略</text:span>
</text:h>
      <text:p text:style-name="P4">
Author: ['АРМІЯINFORM']</text:p>
      <text:p text:style-name="P4">
Time: 2023-05-22T99:00:00-04:00</text:p>
      <text:p text:style-name="P4">
Description: 关于乌克兰卡里安玫瑰木的控制权 - 在自己的公司Storinzi上与乌克兰2022年的战争，与乌克兰的最新新闻，今天与乌克兰的新闻战争，今天与乌克兰的新闻战争，今天上次与乌克兰的新闻战争，乌克兰和俄罗斯，俄罗斯和俄罗斯，俄罗斯，俄罗斯和俄罗斯和俄罗斯和当与乌克兰与乌克兰的战争将在不久的将来与乌克兰战争时，与乌克兰的战争，今天与乌克兰的战争，今天的乌克兰新闻，乌克兰的乌克兰媒体新闻俄罗斯的乌克兰新闻将在俄罗斯</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319" text:anchor-type="as-char" svg:width="6.9236in" svg:height="6.820353in" draw:z-index="0">
<draw:image xlink:href="../Images/AРМІЯINFORM/2023-05-22T99-00-00-04-00/golovna-37.jpg" xlink:type="simple" xlink:show="embed" xlink:actuate="onLoad" draw:mime-type="image/jpeg"/>
</draw:frame>
关于它<text:a xlink:type="simple" xlink:href="https://www.facebook.com/SZRUkraine/posts/pfbid06jNWgh4AZ3fBmQTd7n5wfLMdw48hHQcBAvQxUzMiRWvb5aY5RCwM9YP7LrcZCB5gl" text:style-name="Internet_20_link" text:visited-style-name="Visited_20_Internet_20_Link">
报告</text:a>
乌克兰在其官方Facebook页面上的外部情报服务。</text:p>
      <text:p text:style-name="P4">
“我们确认我们对乌克兰的坚定支持是实现全面，公正和长期的和平的必要条件，” G7将进入G7的联合公报。 峰会还批准了俄罗斯能源勒索的PlanProtidia。</text:p>
      <text:p text:style-name="P4">
葡萄牙宣布加入“战斗机联盟”，霍丹在其中帮助训练乌克兰飞行员和机械师。</text:p>
      <text:p text:style-name="P4">
“英国将与美国，荷兰，比利时塔达尼亚合作，为乌克兰提供她需要的战斗航空能力。 我们将一起祈祷。</text:p>
      <text:p text:style-name="P4">
V. O. 丹麦国防部长特洛伊尔斯·隆德·波尔森(Troyels Lund Poulsen)宣布讨论该国参加乌克兰“战斗机联盟”的计划。</text:p>
      <text:p text:style-name="P4">
美国总统顾问杰克·沙利文(Jake Sullivan)证实，第四代F-16战斗人员的其他州都将参与其他州教授乌克兰飞行员战斗机的努力(“战斗机联盟”). Салліванпідтвердив, що у подальші місяці США і союзники обговорюватимуть, коли і вякій кількості Україна отримає сучасні винищувачі.</text:p>
      <text:p text:style-name="P4">
Помічниця міністра оборони США з питань стратегії, планів та можливостей МараКарлін повідомила, що Сполучені Штати і надалі заохочуватимуть союзників допосилення стримування росії у Чорноморському регіоні — це передбачає Стратегіянаціональної оборони Штатів.</text:p>
      <text:p text:style-name="P4">
Польський збройовий концерн Polska Grupa Zbrojeniowa (PGZ)豹2坦克制造商完成了有关实施转移到乌克兰的设备的实施的谈判。</text:p>
      <text:p text:style-name="P4">
Yamal Gas Pipeline欧洲刑警组织的波兰部分的所有者提出了成人俄罗斯天然气工业股份公司的索赔，总计约为60亿个Zlotys($ 1.4illard).</text:p>
      <text:p text:style-name="P4">
Президент Євроради Шарль Мішель підтвердив, що ЄС зберігає солідарність зУкраїною у її боротьбі проти агресії рф та розробляє новий пакет фінансовоїдопомоги на період після 2023 року.</text:p>
      <text:p text:style-name="P4">
Президентка Молдови Мая Санду вважає, що росія не є стратегічним партнером дляїї країни з огляду на її дії, і що не знає, коли таке партнерство було.</text:p>
      <text:p text:style-name="P4">
News Source: <text:a xlink:type="simple" xlink:href="https://armyinform.com.ua/2023/05/22/ukrayina-i-svit-proty-rosijskoyi-agresiyi-14/" text:style-name="Internet_20_link" text:visited-style-name="Visited_20_Internet_20_Link">
https://armyinform.com.ua/2023/05/22/ukrayina-i-svit-proty-rosijskoyi-agresiyi-14/</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